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Tools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100000485000002ACD571BC06.png" manifest:media-type="image/png"/>
  <manifest:file-entry manifest:full-path="Object 3/Pictures/1000000100000575000002B85ADF110F.png" manifest:media-type="image/png"/>
  <manifest:file-entry manifest:full-path="Object 3/Pictures/100000000000020000000200FF54F853.jpg" manifest:media-type="image/jpeg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5409in"/>
    </style:style>
    <style:style style:name="co3" style:family="table-column">
      <style:table-column-properties fo:break-before="auto" style:column-width="5.33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6201in"/>
    </style:style>
    <style:style style:name="co8" style:family="table-column">
      <style:table-column-properties fo:break-before="auto" style:column-width="1.0917in"/>
    </style:style>
    <style:style style:name="co9" style:family="table-column">
      <style:table-column-properties fo:break-before="auto" style:column-width="0.9366in"/>
    </style:style>
    <style:style style:name="co10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752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6264in" fo:break-before="auto" style:use-optimal-row-height="true"/>
    </style:style>
    <style:style style:name="ro5" style:family="table-row">
      <style:table-row-properties style:row-height="0.770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Plot_20_Template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37">
      <style:table-cell-properties style:vertical-align="middle"/>
    </style:style>
    <style:style style:name="ce22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ext-properties fo:font-weight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72"/>
    <style:style style:name="ce8" style:family="table-cell" style:parent-style-name="Default" style:data-style-name="N133">
      <style:table-cell-properties style:rotation-align="none"/>
    </style:style>
    <style:style style:name="ce9" style:family="table-cell" style:parent-style-name="Default" style:data-style-name="N133">
      <style:text-properties fo:font-weight="bold"/>
    </style:style>
    <style:style style:name="ce19" style:family="table-cell" style:parent-style-name="Default" style:data-style-name="N133">
      <style:text-properties fo:font-weight="bold" style:font-weight-asian="bold" style:font-weight-complex="bold"/>
    </style:style>
    <style:style style:name="ce11" style:family="table-cell" style:parent-style-name="Default" style:data-style-name="N133"/>
    <style:style style:name="ce28" style:family="table-cell" style:parent-style-name="Default" style:data-style-name="N173"/>
    <style:style style:name="ce29" style:family="table-cell" style:parent-style-name="Default" style:data-style-name="N1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 style:data-style-name="N1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73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textarea-vertical-align="middle" fo:background-color="#ece9d8" loext:decorative="false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gr3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style:text-line-through-style="none" style:text-line-through-type="none" fo:font-family="Calibri" fo:font-size="11pt" fo:font-style="normal" style:text-underline-style="none" fo:font-weight="normal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22"/>
        <table:table-column table:style-name="co4" table:number-columns-repeated="61" table:default-cell-style-name="ce17"/>
        <table:table-row table:style-name="ro1">
          <table:table-cell table:style-name="ce1" office:value-type="string" calcext:value-type="string">
            <text:p>PlotLogFile</text:p>
          </table:table-cell>
          <table:table-cell office:value-type="string" calcext:value-type="string">
            <text:p>v. 1.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is macro has been verified to work quickly in Calc Version: 6.4.4.2 (x64)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macro is slow using plots showing data points (as opposed to just showing lines) in Calc 6.4.3.2.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>
            <text:p>Directions:</text:p>
          </table:table-cell>
          <table:table-cell table:number-columns-repeated="6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 the “Data” tab, click the “Load Log File” button to select a log file to load. <text:s/>Any old data on the “Data” tab will be removed, and the data from the selected log file will be loaded on the Data tab. <text:s/>See below for specifications for the Log File Format.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just the filters in row 3 to select one Subsystem, and if needed selection one Action.</text:p>
          </table:table-cell>
          <table:table-cell table:number-columns-repeated="6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(highlight) the rows to plot. <text:s/>You can select entire rows, a single column within the rows, or any part of the rows, but in all cases the entire row will be used for the plot. <text:s/>Some helpful keyboard shortcuts:</text:p>
          </table:table-cell>
          <table:table-cell table:number-columns-repeated="61"/>
        </table:table-row>
        <table:table-row table:style-name="ro3">
          <table:table-cell table:number-columns-repeated="2"/>
          <table:table-cell office:value-type="string" calcext:value-type="string">
            <text:p>[Ctrl]+Up Arrow or Down Arrow: <text:s/>Go up or down to the end of the current “block” of cells or to the beginning of the next “block” of cells.</text:p>
          </table:table-cell>
          <table:table-cell table:number-columns-repeated="61"/>
        </table:table-row>
        <table:table-row table:style-name="ro3">
          <table:table-cell table:number-columns-repeated="2"/>
          <table:table-cell office:value-type="string" calcext:value-type="string">
            <text:p>[Ctrl]+[Shift]+Up Arrow or Down Arrow: <text:s/>From the current cell, select up or down to the end of the current “block” of cells or to the beginning of the next “block” of cells.</text:p>
          </table:table-cell>
          <table:table-cell table:number-columns-repeated="61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the “Plot Selected Data” button. <text:s/>A new plot tab will be created with a plot of the selected data.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" office:value-type="string" calcext:value-type="string">
            <text:p>Log file format</text:p>
          </table:table-cell>
          <table:table-cell table:number-columns-repeated="6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 files are CSV files.</text:p>
          </table:table-cell>
          <table:table-cell table:number-columns-repeated="6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ch row in the log file is a single record.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1 = the timestamp for the reco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2 = the subsystem that generated the reco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 3 = the action being recorde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umns 4, 5 = the first parameter name, valu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dditions columns are additional parameters = name2, value2, name3, value3, etc</text:p>
          </table:table-cell>
          <table:table-cell table:number-columns-repeated="6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 a given Subsystem/Action, the number of parameters and parameter names should be the same. <text:s/>However, for different Subsystems or different Actions, the parameters can vary.</text:p>
          </table:table-cell>
          <table:table-cell table:number-columns-repeated="61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his macro sets the relative time (in seconds)</text:span> in column A to start at the first record with Action (column 3) = “Mode Init”.  Rows before the Mode Init also are labeled with relative time (t&lt;0).  If “Mode Init” is not found, then t=0 starts with the first row in the log file.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8" office:value-type="string" calcext:value-type="string">
            <text:p>Version history:</text:p>
          </table:table-cell>
          <table:table-cell table:number-columns-repeated="63"/>
        </table:table-row>
        <table:table-row table:style-name="ro1">
          <table:table-cell table:style-name="ce20" office:value-type="date" office:date-value="2020-05-24" calcext:value-type="date">
            <text:p>05/24/20</text:p>
          </table:table-cell>
          <table:table-cell office:value-type="string" calcext:value-type="string">
            <text:p>v. 1.0</text:p>
          </table:table-cell>
          <table:table-cell office:value-type="string" calcext:value-type="string">
            <text:p>Initial release!</text:p>
          </table:table-cell>
          <table:table-cell table:number-columns-repeated="61"/>
        </table:table-row>
        <table:table-row table:style-name="ro2">
          <table:table-cell table:style-name="ce20" office:value-type="date" office:date-value="2021-01-24" calcext:value-type="date">
            <text:p>01/24/21</text:p>
          </table:table-cell>
          <table:table-cell office:value-type="string" calcext:value-type="string">
            <text:p>v. 1.1</text:p>
          </table:table-cell>
          <table:table-cell office:value-type="string" calcext:value-type="string">
            <text:p>Changed column A (Elapsed time) from timestamps (unit = days) to seconds. <text:s/>Ensures that column A is always filled in for all rows, so that plots are built correctly regardless if the robot was enabled.</text:p>
          </table:table-cell>
          <table:table-cell table:number-columns-repeated="61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2" form:control-implementation="ooo:com.sun.star.form.component.CommandButton" xml:id="control1" form:id="control1" form:label="Load Log File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LoadLogFile?language=Basic&amp;location=document" xlink:type="simple"/>
              </office:event-listeners>
            </form:button>
            <form:button form:name="Button 3" form:control-implementation="ooo:com.sun.star.form.component.CommandButton" xml:id="control2" form:id="control2" form:label="Plot Selected Data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PlotData?language=Basic&amp;location=document" xlink:type="simple"/>
              </office:event-listeners>
            </form:button>
          </form:form>
        </office:forms>
        <table:shapes>
          <draw:frame draw:z-index="0" draw:style-name="gr1" draw:text-style-name="P1" svg:width="6.2988in" svg:height="3.5429in" svg:x="8.9307in" svg:y="20.5098in">
            <draw:object draw:notify-on-update-of-ranges="Data.H58:Data.H122 Data.J58:Data.J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8839in" svg:height="4.0039in" svg:x="6.1327in" svg:y="102.3764in">
            <draw:object draw:notify-on-update-of-ranges="Data.H125:Data.H532 Data.J125:Data.J5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2" draw:style-name="gr2" draw:text-style-name="P2" svg:width="2.2709in" svg:height="0.5728in" svg:x="0.0728in" svg:y="0.25in" draw:control="control1"/>
          <draw:control draw:z-index="3" draw:style-name="gr2" draw:text-style-name="P2" svg:width="2.0992in" svg:height="0.5728in" svg:x="2.3854in" svg:y="0.25in" draw:control="control2"/>
        </table:shapes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4" table:number-columns-repeated="16380" table:default-cell-style-name="Default"/>
        <table:table-row table:style-name="ro1">
          <table:table-cell/>
          <table:table-cell table:style-name="ce8" office:value-type="date" office:date-value="2024-11-10T20:57:59.745" calcext:value-type="date">
            <text:p>11/10/24 20:57</text:p>
          </table:table-cell>
          <table:table-cell table:number-columns-repeated="16382"/>
        </table:table-row>
        <table:table-row table:style-name="ro5">
          <table:table-cell table:style-name="ce2"/>
          <table:table-cell table:style-name="ce9"/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3" office:value-type="string" calcext:value-type="string">
            <text:p>Elapsed Time</text:p>
          </table:table-cell>
          <table:table-cell table:style-name="ce19" office:value-type="string" calcext:value-type="string">
            <text:p>Time</text:p>
          </table:table-cell>
          <table:table-cell table:style-name="ce13" office:value-type="string" calcext:value-type="string">
            <text:p>Subsytem</text:p>
          </table:table-cell>
          <table:table-cell table:style-name="ce13" office:value-type="string" calcext:value-type="string">
            <text:p>Action</text:p>
          </table:table-cell>
          <table:table-cell table:style-name="ce2" table:formula="of:=&quot;C&quot; &amp; COLUMN()" office:value-type="string" office:string-value="C5" calcext:value-type="string">
            <text:p>C5</text:p>
          </table:table-cell>
          <table:table-cell table:style-name="ce2" table:formula="of:=&quot;C&quot; &amp; COLUMN()" office:value-type="string" office:string-value="C6" calcext:value-type="string">
            <text:p>C6</text:p>
          </table:table-cell>
          <table:table-cell table:style-name="ce2" table:formula="of:=&quot;C&quot; &amp; COLUMN()" office:value-type="string" office:string-value="C7" calcext:value-type="string">
            <text:p>C7</text:p>
          </table:table-cell>
          <table:table-cell table:style-name="ce2" table:formula="of:=&quot;C&quot; &amp; COLUMN()" office:value-type="string" office:string-value="C8" calcext:value-type="string">
            <text:p>C8</text:p>
          </table:table-cell>
          <table:table-cell table:style-name="ce2" table:formula="of:=&quot;C&quot; &amp; COLUMN()" office:value-type="string" office:string-value="C9" calcext:value-type="string">
            <text:p>C9</text:p>
          </table:table-cell>
          <table:table-cell table:style-name="ce2" table:formula="of:=&quot;C&quot; &amp; COLUMN()" office:value-type="string" office:string-value="C10" calcext:value-type="string">
            <text:p>C10</text:p>
          </table:table-cell>
          <table:table-cell table:style-name="ce2" table:formula="of:=&quot;C&quot; &amp; COLUMN()" office:value-type="string" office:string-value="C11" calcext:value-type="string">
            <text:p>C11</text:p>
          </table:table-cell>
          <table:table-cell table:style-name="ce2" table:formula="of:=&quot;C&quot; &amp; COLUMN()" office:value-type="string" office:string-value="C12" calcext:value-type="string">
            <text:p>C12</text:p>
          </table:table-cell>
          <table:table-cell table:style-name="ce2" table:formula="of:=&quot;C&quot; &amp; COLUMN()" office:value-type="string" office:string-value="C13" calcext:value-type="string">
            <text:p>C13</text:p>
          </table:table-cell>
          <table:table-cell table:style-name="ce2" table:formula="of:=&quot;C&quot; &amp; COLUMN()" office:value-type="string" office:string-value="C14" calcext:value-type="string">
            <text:p>C14</text:p>
          </table:table-cell>
          <table:table-cell table:style-name="ce2" table:number-columns-repeated="16370"/>
        </table:table-row>
        <table:table-row table:style-name="ro1">
          <table:table-cell/>
          <table:table-cell office:value-type="string" calcext:value-type="string">
            <text:p>----------------------------</text:p>
          </table:table-cell>
          <table:table-cell table:number-columns-repeated="16382"/>
        </table:table-row>
        <table:table-row table:style-name="ro1">
          <table:table-cell table:style-name="ce21" table:formula="of:=([.B5]-[.$B$1])*24*3600" office:value-type="float" office:value="0" calcext:value-type="float">
            <text:p>0.000</text:p>
          </table:table-cell>
          <table:table-cell office:value-type="date" office:date-value="2024-11-10T20:57:59.745" calcext:value-type="date">
            <text:p>11/10/24 20:57</text:p>
          </table:table-cell>
          <table:table-cell office:value-type="string" calcext:value-type="string">
            <text:p>FileLo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im\logfilesim.J1.2024-11-10.20-57-59.csv</text:p>
          </table:table-cell>
          <table:table-cell table:number-columns-repeated="16379"/>
        </table:table-row>
        <table:table-row table:style-name="ro1">
          <table:table-cell table:style-name="ce21" table:formula="of:=([.B6]-[.$B$1])*24*3600" office:value-type="float" office:value="0.0199996400624514" calcext:value-type="float">
            <text:p>0.020</text:p>
          </table:table-cell>
          <table:table-cell office:value-type="date" office:date-value="2024-11-10T20:57:59.765" calcext:value-type="date">
            <text:p>11/10/24 20:57</text:p>
          </table:table-cell>
          <table:table-cell office:value-type="string" calcext:value-type="string">
            <text:p>Alliance Selection</text:p>
          </table:table-cell>
          <table:table-cell office:value-type="string" calcext:value-type="string">
            <text:p>SetAlliance</text:p>
          </table:table-cell>
          <table:table-cell office:value-type="string" calcext:value-type="string">
            <text:p>Alliance Chooser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Blue</text:p>
          </table:table-cell>
          <table:table-cell table:number-columns-repeated="16376"/>
        </table:table-row>
        <table:table-row table:style-name="ro1">
          <table:table-cell table:style-name="ce21" table:formula="of:=([.B7]-[.$B$1])*24*3600" office:value-type="float" office:value="0.0199996400624514" calcext:value-type="float">
            <text:p>0.020</text:p>
          </table:table-cell>
          <table:table-cell office:value-type="date" office:date-value="2024-11-10T20:57:59.765" calcext:value-type="date">
            <text:p>11/10/24 20:57</text:p>
          </table:table-cell>
          <table:table-cell office:value-type="string" calcext:value-type="string">
            <text:p>Alliance Selection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riverStation not present - default to Blue</text:p>
          </table:table-cell>
          <table:table-cell office:value-type="string" calcext:value-type="string">
            <text:p>Blue</text:p>
          </table:table-cell>
          <table:table-cell table:number-columns-repeated="16378"/>
        </table:table-row>
        <table:table-row table:style-name="ro1">
          <table:table-cell table:style-name="ce21" table:formula="of:=([.B8]-[.$B$1])*24*3600" office:value-type="float" office:value="0.17299996688962" calcext:value-type="float">
            <text:p>0.173</text:p>
          </table:table-cell>
          <table:table-cell office:value-type="date" office:date-value="2024-11-10T20:57:59.918" calcext:value-type="date">
            <text:p>11/10/24 20:57</text:p>
          </table:table-cell>
          <table:table-cell office:value-type="string" calcext:value-type="string">
            <text:p>Wrist</text:p>
          </table:table-cell>
          <table:table-cell office:value-type="string" calcext:value-type="string">
            <text:p>calibrateThroughBoreEncoder</text:p>
          </table:table-cell>
          <table:table-cell office:value-type="string" calcext:value-type="string">
            <text:p>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degree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1" table:formula="of:=([.B9]-[.$B$1])*24*3600" office:value-type="float" office:value="1.04199985507876" calcext:value-type="float">
            <text:p>1.042</text:p>
          </table:table-cell>
          <table:table-cell office:value-type="date" office:date-value="2024-11-10T20:58:00.787" calcext:value-type="date">
            <text:p>11/10/24 20:58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1" table:formula="of:=([.B10]-[.$B$1])*24*3600" office:value-type="float" office:value="1.04799962136894" calcext:value-type="float">
            <text:p>1.048</text:p>
          </table:table-cell>
          <table:table-cell office:value-type="date" office:date-value="2024-11-10T20:58:00.793" calcext:value-type="date">
            <text:p>11/10/24 20:58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>
          <table:table-cell table:style-name="ce21" table:formula="of:=([.B11]-[.$B$1])*24*3600" office:value-type="float" office:value="1.04899979196489" calcext:value-type="float">
            <text:p>1.049</text:p>
          </table:table-cell>
          <table:table-cell office:value-type="date" office:date-value="2024-11-10T20:58:00.794" calcext:value-type="date">
            <text:p>11/10/24 20:58</text:p>
          </table:table-cell>
          <table:table-cell office:value-type="string" calcext:value-type="string">
            <text:p>SwerveModule FL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>
          <table:table-cell table:style-name="ce21" table:formula="of:=([.B12]-[.$B$1])*24*3600" office:value-type="float" office:value="1.46300001069903" calcext:value-type="float">
            <text:p>1.463</text:p>
          </table:table-cell>
          <table:table-cell office:value-type="date" office:date-value="2024-11-10T20:58:01.208" calcext:value-type="date">
            <text:p>11/10/24 20:58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1" table:formula="of:=([.B13]-[.$B$1])*24*3600" office:value-type="float" office:value="1.46400018129498" calcext:value-type="float">
            <text:p>1.464</text:p>
          </table:table-cell>
          <table:table-cell office:value-type="date" office:date-value="2024-11-10T20:58:01.209" calcext:value-type="date">
            <text:p>11/10/24 20:58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>
          <table:table-cell table:style-name="ce21" table:formula="of:=([.B14]-[.$B$1])*24*3600" office:value-type="float" office:value="1.46400018129498" calcext:value-type="float">
            <text:p>1.464</text:p>
          </table:table-cell>
          <table:table-cell office:value-type="date" office:date-value="2024-11-10T20:58:01.209" calcext:value-type="date">
            <text:p>11/10/24 20:58</text:p>
          </table:table-cell>
          <table:table-cell office:value-type="string" calcext:value-type="string">
            <text:p>SwerveModule FR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>
          <table:table-cell table:style-name="ce21" table:formula="of:=([.B15]-[.$B$1])*24*3600" office:value-type="float" office:value="1.87699960079044" calcext:value-type="float">
            <text:p>1.877</text:p>
          </table:table-cell>
          <table:table-cell office:value-type="date" office:date-value="2024-11-10T20:58:01.622" calcext:value-type="date">
            <text:p>11/10/24 20:58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1" table:formula="of:=([.B16]-[.$B$1])*24*3600" office:value-type="float" office:value="1.87699960079044" calcext:value-type="float">
            <text:p>1.877</text:p>
          </table:table-cell>
          <table:table-cell office:value-type="date" office:date-value="2024-11-10T20:58:01.622" calcext:value-type="date">
            <text:p>11/10/24 20:58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>
          <table:table-cell table:style-name="ce21" table:formula="of:=([.B17]-[.$B$1])*24*3600" office:value-type="float" office:value="1.87699960079044" calcext:value-type="float">
            <text:p>1.877</text:p>
          </table:table-cell>
          <table:table-cell office:value-type="date" office:date-value="2024-11-10T20:58:01.622" calcext:value-type="date">
            <text:p>11/10/24 20:58</text:p>
          </table:table-cell>
          <table:table-cell office:value-type="string" calcext:value-type="string">
            <text:p>SwerveModule BL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>
          <table:table-cell table:style-name="ce21" table:formula="of:=([.B18]-[.$B$1])*24*3600" office:value-type="float" office:value="2.28900010697544" calcext:value-type="float">
            <text:p>2.289</text:p>
          </table:table-cell>
          <table:table-cell office:value-type="date" office:date-value="2024-11-10T20:58:02.034" calcext:value-type="date">
            <text:p>11/10/24 20:58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ZeroDriveEncoder</text:p>
          </table:table-cell>
          <table:table-cell office:value-type="string" calcext:value-type="string">
            <text:p>driveE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coder meters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21" table:formula="of:=([.B19]-[.$B$1])*24*3600" office:value-type="float" office:value="2.28900010697544" calcext:value-type="float">
            <text:p>2.289</text:p>
          </table:table-cell>
          <table:table-cell office:value-type="date" office:date-value="2024-11-10T20:58:02.034" calcext:value-type="date">
            <text:p>11/10/24 20:58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calibrateCanCoder</text:p>
          </table:table-cell>
          <table:table-cell office:value-type="string" calcext:value-type="string">
            <text:p>cancoder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encoder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4"/>
        </table:table-row>
        <table:table-row table:style-name="ro1">
          <table:table-cell table:style-name="ce21" table:formula="of:=([.B20]-[.$B$1])*24*3600" office:value-type="float" office:value="2.28900010697544" calcext:value-type="float">
            <text:p>2.289</text:p>
          </table:table-cell>
          <table:table-cell office:value-type="date" office:date-value="2024-11-10T20:58:02.034" calcext:value-type="date">
            <text:p>11/10/24 20:58</text:p>
          </table:table-cell>
          <table:table-cell office:value-type="string" calcext:value-type="string">
            <text:p>SwerveModule BR</text:p>
          </table:table-cell>
          <table:table-cell office:value-type="string" calcext:value-type="string">
            <text:p>calibrateTurningEncoder</text:p>
          </table:table-cell>
          <table:table-cell office:value-type="string" calcext:value-type="string">
            <text:p>turningEncoderZero</text:p>
          </table:table-cell>
          <table:table-cell office:value-type="float" office:value="5.35714285714286" calcext:value-type="float">
            <text:p>5.35714285714286</text:p>
          </table:table-cell>
          <table:table-cell office:value-type="string" calcext:value-type="string">
            <text:p>raw enco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degrees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encoder degrees</text:p>
          </table:table-cell>
          <table:table-cell office:value-type="float" office:value="-90" calcext:value-type="float">
            <text:p>-90</text:p>
          </table:table-cell>
          <table:table-cell table:number-columns-repeated="16372"/>
        </table:table-row>
        <table:table-row table:style-name="ro1">
          <table:table-cell table:style-name="ce21" table:formula="of:=([.B21]-[.$B$1])*24*3600" office:value-type="float" office:value="2.42599959019572" calcext:value-type="float">
            <text:p>2.426</text:p>
          </table:table-cell>
          <table:table-cell office:value-type="date" office:date-value="2024-11-10T20:58:02.171" calcext:value-type="date">
            <text:p>11/10/24 20:58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Gyro Initialize</text:p>
          </table:table-cell>
          <table:table-cell office:value-type="string" calcext:value-type="string">
            <text:p>Firmware version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1" table:formula="of:=([.B22]-[.$B$1])*24*3600" office:value-type="float" office:value="2.53399978391826" calcext:value-type="float">
            <text:p>2.534</text:p>
          </table:table-cell>
          <table:table-cell office:value-type="date" office:date-value="2024-11-10T20:58:02.27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23]-[.$B$1])*24*3600" office:value-type="float" office:value="2.55800010636449" calcext:value-type="float">
            <text:p>2.558</text:p>
          </table:table-cell>
          <table:table-cell office:value-type="date" office:date-value="2024-11-10T20:58:02.30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24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48080193792417" calcext:value-type="float">
            <text:p>0.248080193792417</text:p>
          </table:table-cell>
          <table:table-cell office:value-type="string" calcext:value-type="string">
            <text:p>x</text:p>
          </table:table-cell>
          <table:table-cell office:value-type="float" office:value="0.11077880859375" calcext:value-type="float">
            <text:p>0.1107788085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.893088697652702" calcext:value-type="float">
            <text:p>0.893088697652702</text:p>
          </table:table-cell>
          <table:table-cell table:number-columns-repeated="16370"/>
        </table:table-row>
        <table:table-row table:style-name="ro1">
          <table:table-cell table:style-name="ce21" table:formula="of:=([.B25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48219055217641" calcext:value-type="float">
            <text:p>0.348219055217641</text:p>
          </table:table-cell>
          <table:table-cell office:value-type="string" calcext:value-type="string">
            <text:p>x</text:p>
          </table:table-cell>
          <table:table-cell office:value-type="float" office:value="0.21826171875" calcext:value-type="float">
            <text:p>0.2182617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25358859878351" calcext:value-type="float">
            <text:p>1.25358859878351</text:p>
          </table:table-cell>
          <table:table-cell table:number-columns-repeated="16370"/>
        </table:table-row>
        <table:table-row table:style-name="ro1">
          <table:table-cell table:style-name="ce21" table:formula="of:=([.B26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23391372026226" calcext:value-type="float">
            <text:p>0.423391372026226</text:p>
          </table:table-cell>
          <table:table-cell office:value-type="string" calcext:value-type="string">
            <text:p>x</text:p>
          </table:table-cell>
          <table:table-cell office:value-type="float" office:value="0.32266845703125" calcext:value-type="float">
            <text:p>0.3226684570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52420893929441" calcext:value-type="float">
            <text:p>1.52420893929441</text:p>
          </table:table-cell>
          <table:table-cell table:number-columns-repeated="16370"/>
        </table:table-row>
        <table:table-row table:style-name="ro1">
          <table:table-cell table:style-name="ce21" table:formula="of:=([.B27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86188980266654" calcext:value-type="float">
            <text:p>0.486188980266654</text:p>
          </table:table-cell>
          <table:table-cell office:value-type="string" calcext:value-type="string">
            <text:p>x</text:p>
          </table:table-cell>
          <table:table-cell office:value-type="float" office:value="0.42421875" calcext:value-type="float">
            <text:p>0.4242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28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44033175716215" calcext:value-type="float">
            <text:p>0.544033175716215</text:p>
          </table:table-cell>
          <table:table-cell office:value-type="string" calcext:value-type="string">
            <text:p>x</text:p>
          </table:table-cell>
          <table:table-cell office:value-type="float" office:value="0.52313232421875" calcext:value-type="float">
            <text:p>0.5231323242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29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00463925442092" calcext:value-type="float">
            <text:p>0.600463925442092</text:p>
          </table:table-cell>
          <table:table-cell office:value-type="string" calcext:value-type="string">
            <text:p>x</text:p>
          </table:table-cell>
          <table:table-cell office:value-type="float" office:value="0.61962890625" calcext:value-type="float">
            <text:p>0.6196289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0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55609724510075" calcext:value-type="float">
            <text:p>0.655609724510075</text:p>
          </table:table-cell>
          <table:table-cell office:value-type="string" calcext:value-type="string">
            <text:p>x</text:p>
          </table:table-cell>
          <table:table-cell office:value-type="float" office:value="0.71392822265625" calcext:value-type="float">
            <text:p>0.7139282226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1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09599067985952" calcext:value-type="float">
            <text:p>0.709599067985952</text:p>
          </table:table-cell>
          <table:table-cell office:value-type="string" calcext:value-type="string">
            <text:p>x</text:p>
          </table:table-cell>
          <table:table-cell office:value-type="float" office:value="0.80625" calcext:value-type="float">
            <text:p>0.8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2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62560450935513" calcext:value-type="float">
            <text:p>0.762560450935513</text:p>
          </table:table-cell>
          <table:table-cell office:value-type="string" calcext:value-type="string">
            <text:p>x</text:p>
          </table:table-cell>
          <table:table-cell office:value-type="float" office:value="0.89681396484375" calcext:value-type="float">
            <text:p>0.896813964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3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14622368424549" calcext:value-type="float">
            <text:p>0.814622368424549</text:p>
          </table:table-cell>
          <table:table-cell office:value-type="string" calcext:value-type="string">
            <text:p>x</text:p>
          </table:table-cell>
          <table:table-cell office:value-type="float" office:value="0.98583984375" calcext:value-type="float">
            <text:p>0.985839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4]-[.$B$1])*24*3600" office:value-type="float" office:value="2.55899964831769" calcext:value-type="float">
            <text:p>2.559</text:p>
          </table:table-cell>
          <table:table-cell office:value-type="date" office:date-value="2024-11-10T20:58:02.30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5913315518847" calcext:value-type="float">
            <text:p>0.865913315518847</text:p>
          </table:table-cell>
          <table:table-cell office:value-type="string" calcext:value-type="string">
            <text:p>x</text:p>
          </table:table-cell>
          <table:table-cell office:value-type="float" office:value="1.07354736328125" calcext:value-type="float">
            <text:p>1.0735473632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5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16561787284198" calcext:value-type="float">
            <text:p>0.916561787284198</text:p>
          </table:table-cell>
          <table:table-cell office:value-type="string" calcext:value-type="string">
            <text:p>x</text:p>
          </table:table-cell>
          <table:table-cell office:value-type="float" office:value="1.16015625" calcext:value-type="float">
            <text:p>1.160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6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66696278786391" calcext:value-type="float">
            <text:p>0.966696278786391</text:p>
          </table:table-cell>
          <table:table-cell office:value-type="string" calcext:value-type="string">
            <text:p>x</text:p>
          </table:table-cell>
          <table:table-cell office:value-type="float" office:value="1.24588623046875" calcext:value-type="float">
            <text:p>1.2458862304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7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1644528509122" calcext:value-type="float">
            <text:p>1.01644528509122</text:p>
          </table:table-cell>
          <table:table-cell office:value-type="string" calcext:value-type="string">
            <text:p>x</text:p>
          </table:table-cell>
          <table:table-cell office:value-type="float" office:value="1.33095703125" calcext:value-type="float">
            <text:p>1.3309570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8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6593730126446" calcext:value-type="float">
            <text:p>1.06593730126446</text:p>
          </table:table-cell>
          <table:table-cell office:value-type="string" calcext:value-type="string">
            <text:p>x</text:p>
          </table:table-cell>
          <table:table-cell office:value-type="float" office:value="1.41558837890625" calcext:value-type="float">
            <text:p>1.4155883789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39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1530082237192" calcext:value-type="float">
            <text:p>1.11530082237192</text:p>
          </table:table-cell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0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6466434347937" calcext:value-type="float">
            <text:p>1.16466434347937</text:p>
          </table:table-cell>
          <table:table-cell office:value-type="string" calcext:value-type="string">
            <text:p>x</text:p>
          </table:table-cell>
          <table:table-cell office:value-type="float" office:value="1.58441162109375" calcext:value-type="float">
            <text:p>1.5844116210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1]-[.$B$1])*24*3600" office:value-type="float" office:value="2.55999981891364" calcext:value-type="float">
            <text:p>2.560</text:p>
          </table:table-cell>
          <table:table-cell office:value-type="date" office:date-value="2024-11-10T20:58:02.30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1415635965262" calcext:value-type="float">
            <text:p>1.21415635965262</text:p>
          </table:table-cell>
          <table:table-cell office:value-type="string" calcext:value-type="string">
            <text:p>x</text:p>
          </table:table-cell>
          <table:table-cell office:value-type="float" office:value="1.66904296875" calcext:value-type="float">
            <text:p>1.6690429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2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6390536595744" calcext:value-type="float">
            <text:p>1.26390536595744</text:p>
          </table:table-cell>
          <table:table-cell office:value-type="string" calcext:value-type="string">
            <text:p>x</text:p>
          </table:table-cell>
          <table:table-cell office:value-type="float" office:value="1.75411376953125" calcext:value-type="float">
            <text:p>1.75411376953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3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1403985745964" calcext:value-type="float">
            <text:p>1.31403985745964</text:p>
          </table:table-cell>
          <table:table-cell office:value-type="string" calcext:value-type="string">
            <text:p>x</text:p>
          </table:table-cell>
          <table:table-cell office:value-type="float" office:value="1.83984375" calcext:value-type="float">
            <text:p>1.8398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4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6468832922499" calcext:value-type="float">
            <text:p>1.36468832922499</text:p>
          </table:table-cell>
          <table:table-cell office:value-type="string" calcext:value-type="string">
            <text:p>x</text:p>
          </table:table-cell>
          <table:table-cell office:value-type="float" office:value="1.92645263671875" calcext:value-type="float">
            <text:p>1.92645263671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5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1597927631929" calcext:value-type="float">
            <text:p>1.41597927631929</text:p>
          </table:table-cell>
          <table:table-cell office:value-type="string" calcext:value-type="string">
            <text:p>x</text:p>
          </table:table-cell>
          <table:table-cell office:value-type="float" office:value="2.01416015625" calcext:value-type="float">
            <text:p>2.014160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6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6804119380832" calcext:value-type="float">
            <text:p>1.46804119380832</text:p>
          </table:table-cell>
          <table:table-cell office:value-type="string" calcext:value-type="string">
            <text:p>x</text:p>
          </table:table-cell>
          <table:table-cell office:value-type="float" office:value="2.10318603515625" calcext:value-type="float">
            <text:p>2.10318603515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7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2100257675788" calcext:value-type="float">
            <text:p>1.52100257675788</text:p>
          </table:table-cell>
          <table:table-cell office:value-type="string" calcext:value-type="string">
            <text:p>x</text:p>
          </table:table-cell>
          <table:table-cell office:value-type="float" office:value="2.19375" calcext:value-type="float">
            <text:p>2.1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8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7499192023376" calcext:value-type="float">
            <text:p>1.57499192023376</text:p>
          </table:table-cell>
          <table:table-cell office:value-type="string" calcext:value-type="string">
            <text:p>x</text:p>
          </table:table-cell>
          <table:table-cell office:value-type="float" office:value="2.28607177734375" calcext:value-type="float">
            <text:p>2.28607177734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49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3013771930174" calcext:value-type="float">
            <text:p>1.63013771930174</text:p>
          </table:table-cell>
          <table:table-cell office:value-type="string" calcext:value-type="string">
            <text:p>x</text:p>
          </table:table-cell>
          <table:table-cell office:value-type="float" office:value="2.38037109375" calcext:value-type="float">
            <text:p>2.380371093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0]-[.$B$1])*24*3600" office:value-type="float" office:value="2.56099998950958" calcext:value-type="float">
            <text:p>2.561</text:p>
          </table:table-cell>
          <table:table-cell office:value-type="date" office:date-value="2024-11-10T20:58:02.30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8656846902762" calcext:value-type="float">
            <text:p>1.68656846902762</text:p>
          </table:table-cell>
          <table:table-cell office:value-type="string" calcext:value-type="string">
            <text:p>x</text:p>
          </table:table-cell>
          <table:table-cell office:value-type="float" office:value="2.47686767578125" calcext:value-type="float">
            <text:p>2.4768676757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1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4441266447718" calcext:value-type="float">
            <text:p>1.74441266447718</text:p>
          </table:table-cell>
          <table:table-cell office:value-type="string" calcext:value-type="string">
            <text:p>x</text:p>
          </table:table-cell>
          <table:table-cell office:value-type="float" office:value="2.57578125" calcext:value-type="float">
            <text:p>2.5757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2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0721027271761" calcext:value-type="float">
            <text:p>1.80721027271761</text:p>
          </table:table-cell>
          <table:table-cell office:value-type="string" calcext:value-type="string">
            <text:p>x</text:p>
          </table:table-cell>
          <table:table-cell office:value-type="float" office:value="2.67733154296875" calcext:value-type="float">
            <text:p>2.6773315429687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52420893929441" calcext:value-type="float">
            <text:p>1.52420893929441</text:p>
          </table:table-cell>
          <table:table-cell table:number-columns-repeated="16370"/>
        </table:table-row>
        <table:table-row table:style-name="ro1">
          <table:table-cell table:style-name="ce21" table:formula="of:=([.B53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8238258952619" calcext:value-type="float">
            <text:p>1.88238258952619</text:p>
          </table:table-cell>
          <table:table-cell office:value-type="string" calcext:value-type="string">
            <text:p>x</text:p>
          </table:table-cell>
          <table:table-cell office:value-type="float" office:value="2.78173828125" calcext:value-type="float">
            <text:p>2.781738281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1.25358859878351" calcext:value-type="float">
            <text:p>1.25358859878351</text:p>
          </table:table-cell>
          <table:table-cell table:number-columns-repeated="16370"/>
        </table:table-row>
        <table:table-row table:style-name="ro1">
          <table:table-cell table:style-name="ce21" table:formula="of:=([.B54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8252145095142" calcext:value-type="float">
            <text:p>1.98252145095142</text:p>
          </table:table-cell>
          <table:table-cell office:value-type="string" calcext:value-type="string">
            <text:p>x</text:p>
          </table:table-cell>
          <table:table-cell office:value-type="float" office:value="2.88922119140625" calcext:value-type="float">
            <text:p>2.8892211914062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.893088697652702" calcext:value-type="float">
            <text:p>0.893088697652702</text:p>
          </table:table-cell>
          <table:table-cell table:number-columns-repeated="16370"/>
        </table:table-row>
        <table:table-row table:style-name="ro1">
          <table:table-cell table:style-name="ce21" table:formula="of:=([.B55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3060164474383" calcext:value-type="float">
            <text:p>2.2306016447438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6]-[.$B$1])*24*3600" office:value-type="float" office:value="2.56200016010553" calcext:value-type="float">
            <text:p>2.562</text:p>
          </table:table-cell>
          <table:table-cell office:value-type="date" office:date-value="2024-11-10T20:58:02.30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57]-[.$B$1])*24*3600" office:value-type="float" office:value="2.56299970205873" calcext:value-type="float">
            <text:p>2.563</text:p>
          </table:table-cell>
          <table:table-cell office:value-type="date" office:date-value="2024-11-10T20:58:02.30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 Curve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58]-[.$B$1])*24*3600" office:value-type="float" office:value="2.56699975579977" calcext:value-type="float">
            <text:p>2.567</text:p>
          </table:table-cell>
          <table:table-cell office:value-type="date" office:date-value="2024-11-10T20:58:02.31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9]-[.$B$1])*24*3600" office:value-type="float" office:value="2.56699975579977" calcext:value-type="float">
            <text:p>2.567</text:p>
          </table:table-cell>
          <table:table-cell office:value-type="date" office:date-value="2024-11-10T20:58:02.31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09845303642" calcext:value-type="float">
            <text:p>0.209845303642</text:p>
          </table:table-cell>
          <table:table-cell office:value-type="string" calcext:value-type="string">
            <text:p>x</text:p>
          </table:table-cell>
          <table:table-cell office:value-type="float" office:value="0.0792573893150777" calcext:value-type="float">
            <text:p>0.0792573893150777</text:p>
          </table:table-cell>
          <table:table-cell office:value-type="string" calcext:value-type="string">
            <text:p>y</text:p>
          </table:table-cell>
          <table:table-cell office:value-type="float" office:value="0.000950837570395592" calcext:value-type="float">
            <text:p>0.000950837570395592</text:p>
          </table:table-cell>
          <table:table-cell office:value-type="string" calcext:value-type="string">
            <text:p>degrees</text:p>
          </table:table-cell>
          <table:table-cell office:value-type="float" office:value="1.37710105500135" calcext:value-type="float">
            <text:p>1.37710105500135</text:p>
          </table:table-cell>
          <table:table-cell office:value-type="string" calcext:value-type="string">
            <text:p>velocityMetersPerSec</text:p>
          </table:table-cell>
          <table:table-cell office:value-type="float" office:value="0.755443093111201" calcext:value-type="float">
            <text:p>0.755443093111201</text:p>
          </table:table-cell>
          <table:table-cell table:number-columns-repeated="16370"/>
        </table:table-row>
        <table:table-row table:style-name="ro1">
          <table:table-cell table:style-name="ce21" table:formula="of:=([.B60]-[.$B$1])*24*3600" office:value-type="float" office:value="2.56699975579977" calcext:value-type="float">
            <text:p>2.567</text:p>
          </table:table-cell>
          <table:table-cell office:value-type="date" office:date-value="2024-11-10T20:58:02.31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96248366890919" calcext:value-type="float">
            <text:p>0.296248366890919</text:p>
          </table:table-cell>
          <table:table-cell office:value-type="string" calcext:value-type="string">
            <text:p>x</text:p>
          </table:table-cell>
          <table:table-cell office:value-type="float" office:value="0.157916663830138" calcext:value-type="float">
            <text:p>0.157916663830138</text:p>
          </table:table-cell>
          <table:table-cell office:value-type="string" calcext:value-type="string">
            <text:p>y</text:p>
          </table:table-cell>
          <table:table-cell office:value-type="float" office:value="0.00378948261838265" calcext:value-type="float">
            <text:p>0.00378948261838265</text:p>
          </table:table-cell>
          <table:table-cell office:value-type="string" calcext:value-type="string">
            <text:p>degrees</text:p>
          </table:table-cell>
          <table:table-cell office:value-type="float" office:value="2.7587816279187" calcext:value-type="float">
            <text:p>2.7587816279187</text:p>
          </table:table-cell>
          <table:table-cell office:value-type="string" calcext:value-type="string">
            <text:p>velocityMetersPerSec</text:p>
          </table:table-cell>
          <table:table-cell office:value-type="float" office:value="1.06649412080731" calcext:value-type="float">
            <text:p>1.06649412080731</text:p>
          </table:table-cell>
          <table:table-cell table:number-columns-repeated="16370"/>
        </table:table-row>
        <table:table-row table:style-name="ro1">
          <table:table-cell table:style-name="ce21" table:formula="of:=([.B61]-[.$B$1])*24*3600" office:value-type="float" office:value="2.56699975579977" calcext:value-type="float">
            <text:p>2.567</text:p>
          </table:table-cell>
          <table:table-cell office:value-type="date" office:date-value="2024-11-10T20:58:02.31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62212085025633" calcext:value-type="float">
            <text:p>0.362212085025633</text:p>
          </table:table-cell>
          <table:table-cell office:value-type="string" calcext:value-type="string">
            <text:p>x</text:p>
          </table:table-cell>
          <table:table-cell office:value-type="float" office:value="0.235957022050381" calcext:value-type="float">
            <text:p>0.235957022050381</text:p>
          </table:table-cell>
          <table:table-cell office:value-type="string" calcext:value-type="string">
            <text:p>y</text:p>
          </table:table-cell>
          <table:table-cell office:value-type="float" office:value="0.00849513364916159" calcext:value-type="float">
            <text:p>0.00849513364916159</text:p>
          </table:table-cell>
          <table:table-cell office:value-type="string" calcext:value-type="string">
            <text:p>degrees</text:p>
          </table:table-cell>
          <table:table-cell office:value-type="float" office:value="4.14465947122354" calcext:value-type="float">
            <text:p>4.14465947122354</text:p>
          </table:table-cell>
          <table:table-cell office:value-type="string" calcext:value-type="string">
            <text:p>velocityMetersPerSec</text:p>
          </table:table-cell>
          <table:table-cell office:value-type="float" office:value="1.30396350609228" calcext:value-type="float">
            <text:p>1.30396350609228</text:p>
          </table:table-cell>
          <table:table-cell table:number-columns-repeated="16370"/>
        </table:table-row>
        <table:table-row table:style-name="ro1">
          <table:table-cell table:style-name="ce21" table:formula="of:=([.B62]-[.$B$1])*24*3600" office:value-type="float" office:value="2.56699975579977" calcext:value-type="float">
            <text:p>2.567</text:p>
          </table:table-cell>
          <table:table-cell office:value-type="date" office:date-value="2024-11-10T20:58:02.31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17554466381488" calcext:value-type="float">
            <text:p>0.417554466381488</text:p>
          </table:table-cell>
          <table:table-cell office:value-type="string" calcext:value-type="string">
            <text:p>x</text:p>
          </table:table-cell>
          <table:table-cell office:value-type="float" office:value="0.313357662481008" calcext:value-type="float">
            <text:p>0.313357662481008</text:p>
          </table:table-cell>
          <table:table-cell office:value-type="string" calcext:value-type="string">
            <text:p>y</text:p>
          </table:table-cell>
          <table:table-cell office:value-type="float" office:value="0.0150469891679328" calcext:value-type="float">
            <text:p>0.0150469891679328</text:p>
          </table:table-cell>
          <table:table-cell office:value-type="string" calcext:value-type="string">
            <text:p>degrees</text:p>
          </table:table-cell>
          <table:table-cell office:value-type="float" office:value="5.53436327300248" calcext:value-type="float">
            <text:p>5.53436327300248</text:p>
          </table:table-cell>
          <table:table-cell office:value-type="string" calcext:value-type="string">
            <text:p>velocityMetersPerSec</text:p>
          </table:table-cell>
          <table:table-cell office:value-type="float" office:value="1.50319607897336" calcext:value-type="float">
            <text:p>1.50319607897336</text:p>
          </table:table-cell>
          <table:table-cell table:number-columns-repeated="16370"/>
        </table:table-row>
        <table:table-row table:style-name="ro1">
          <table:table-cell table:style-name="ce21" table:formula="of:=([.B63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68194576892524" calcext:value-type="float">
            <text:p>0.468194576892524</text:p>
          </table:table-cell>
          <table:table-cell office:value-type="string" calcext:value-type="string">
            <text:p>x</text:p>
          </table:table-cell>
          <table:table-cell office:value-type="float" office:value="0.390097783627218" calcext:value-type="float">
            <text:p>0.390097783627218</text:p>
          </table:table-cell>
          <table:table-cell office:value-type="string" calcext:value-type="string">
            <text:p>y</text:p>
          </table:table-cell>
          <table:table-cell office:value-type="float" office:value="0.0234242476798968" calcext:value-type="float">
            <text:p>0.0234242476798968</text:p>
          </table:table-cell>
          <table:table-cell office:value-type="string" calcext:value-type="string">
            <text:p>degrees</text:p>
          </table:table-cell>
          <table:table-cell office:value-type="float" office:value="6.92753404245811" calcext:value-type="float">
            <text:p>6.92753404245811</text:p>
          </table:table-cell>
          <table:table-cell office:value-type="string" calcext:value-type="string">
            <text:p>velocityMetersPerSec</text:p>
          </table:table-cell>
          <table:table-cell office:value-type="float" office:value="1.5456130059466" calcext:value-type="float">
            <text:p>1.5456130059466</text:p>
          </table:table-cell>
          <table:table-cell table:number-columns-repeated="16370"/>
        </table:table-row>
        <table:table-row table:style-name="ro1">
          <table:table-cell table:style-name="ce21" table:formula="of:=([.B64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17902132349929" calcext:value-type="float">
            <text:p>0.517902132349929</text:p>
          </table:table-cell>
          <table:table-cell office:value-type="string" calcext:value-type="string">
            <text:p>x</text:p>
          </table:table-cell>
          <table:table-cell office:value-type="float" office:value="0.466156583994212" calcext:value-type="float">
            <text:p>0.466156583994212</text:p>
          </table:table-cell>
          <table:table-cell office:value-type="string" calcext:value-type="string">
            <text:p>y</text:p>
          </table:table-cell>
          <table:table-cell office:value-type="float" office:value="0.0336061076902539" calcext:value-type="float">
            <text:p>0.0336061076902539</text:p>
          </table:table-cell>
          <table:table-cell office:value-type="string" calcext:value-type="string">
            <text:p>degrees</text:p>
          </table:table-cell>
          <table:table-cell office:value-type="float" office:value="8.32382639064213" calcext:value-type="float">
            <text:p>8.32382639064213</text:p>
          </table:table-cell>
          <table:table-cell office:value-type="string" calcext:value-type="string">
            <text:p>velocityMetersPerSec</text:p>
          </table:table-cell>
          <table:table-cell office:value-type="float" office:value="1.54193726299172" calcext:value-type="float">
            <text:p>1.54193726299172</text:p>
          </table:table-cell>
          <table:table-cell table:number-columns-repeated="16370"/>
        </table:table-row>
        <table:table-row table:style-name="ro1">
          <table:table-cell table:style-name="ce21" table:formula="of:=([.B65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67442826249321" calcext:value-type="float">
            <text:p>0.567442826249321</text:p>
          </table:table-cell>
          <table:table-cell office:value-type="string" calcext:value-type="string">
            <text:p>x</text:p>
          </table:table-cell>
          <table:table-cell office:value-type="float" office:value="0.541513262087191" calcext:value-type="float">
            <text:p>0.541513262087191</text:p>
          </table:table-cell>
          <table:table-cell office:value-type="string" calcext:value-type="string">
            <text:p>y</text:p>
          </table:table-cell>
          <table:table-cell office:value-type="float" office:value="0.0455717677042046" calcext:value-type="float">
            <text:p>0.0455717677042046</text:p>
          </table:table-cell>
          <table:table-cell office:value-type="string" calcext:value-type="string">
            <text:p>degrees</text:p>
          </table:table-cell>
          <table:table-cell office:value-type="float" office:value="9.72290969599445" calcext:value-type="float">
            <text:p>9.72290969599445</text:p>
          </table:table-cell>
          <table:table-cell office:value-type="string" calcext:value-type="string">
            <text:p>velocityMetersPerSec</text:p>
          </table:table-cell>
          <table:table-cell office:value-type="float" office:value="1.53838938721615" calcext:value-type="float">
            <text:p>1.53838938721615</text:p>
          </table:table-cell>
          <table:table-cell table:number-columns-repeated="16370"/>
        </table:table-row>
        <table:table-row table:style-name="ro1">
          <table:table-cell table:style-name="ce21" table:formula="of:=([.B66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1682581523737" calcext:value-type="float">
            <text:p>0.61682581523737</text:p>
          </table:table-cell>
          <table:table-cell office:value-type="string" calcext:value-type="string">
            <text:p>x</text:p>
          </table:table-cell>
          <table:table-cell office:value-type="float" office:value="0.616147016411355" calcext:value-type="float">
            <text:p>0.616147016411355</text:p>
          </table:table-cell>
          <table:table-cell office:value-type="string" calcext:value-type="string">
            <text:p>y</text:p>
          </table:table-cell>
          <table:table-cell office:value-type="float" office:value="0.0593004262269492" calcext:value-type="float">
            <text:p>0.0593004262269492</text:p>
          </table:table-cell>
          <table:table-cell office:value-type="string" calcext:value-type="string">
            <text:p>degrees</text:p>
          </table:table-cell>
          <table:table-cell office:value-type="float" office:value="11.1244691456559" calcext:value-type="float">
            <text:p>11.1244691456559</text:p>
          </table:table-cell>
          <table:table-cell office:value-type="string" calcext:value-type="string">
            <text:p>velocityMetersPerSec</text:p>
          </table:table-cell>
          <table:table-cell office:value-type="float" office:value="1.53497351840088" calcext:value-type="float">
            <text:p>1.53497351840088</text:p>
          </table:table-cell>
          <table:table-cell table:number-columns-repeated="16370"/>
        </table:table-row>
        <table:table-row table:style-name="ro1">
          <table:table-cell table:style-name="ce21" table:formula="of:=([.B67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66059907949679" calcext:value-type="float">
            <text:p>0.666059907949679</text:p>
          </table:table-cell>
          <table:table-cell office:value-type="string" calcext:value-type="string">
            <text:p>x</text:p>
          </table:table-cell>
          <table:table-cell office:value-type="float" office:value="0.690037045471905" calcext:value-type="float">
            <text:p>0.690037045471905</text:p>
          </table:table-cell>
          <table:table-cell office:value-type="string" calcext:value-type="string">
            <text:p>y</text:p>
          </table:table-cell>
          <table:table-cell office:value-type="float" office:value="0.0747712817636883" calcext:value-type="float">
            <text:p>0.0747712817636883</text:p>
          </table:table-cell>
          <table:table-cell office:value-type="string" calcext:value-type="string">
            <text:p>degrees</text:p>
          </table:table-cell>
          <table:table-cell office:value-type="float" office:value="12.5282066449931" calcext:value-type="float">
            <text:p>12.5282066449931</text:p>
          </table:table-cell>
          <table:table-cell office:value-type="string" calcext:value-type="string">
            <text:p>velocityMetersPerSec</text:p>
          </table:table-cell>
          <table:table-cell office:value-type="float" office:value="1.53169317695083" calcext:value-type="float">
            <text:p>1.53169317695083</text:p>
          </table:table-cell>
          <table:table-cell table:number-columns-repeated="16370"/>
        </table:table-row>
        <table:table-row table:style-name="ro1">
          <table:table-cell table:style-name="ce21" table:formula="of:=([.B68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15153582117429" calcext:value-type="float">
            <text:p>0.715153582117429</text:p>
          </table:table-cell>
          <table:table-cell office:value-type="string" calcext:value-type="string">
            <text:p>x</text:p>
          </table:table-cell>
          <table:table-cell office:value-type="float" office:value="0.76316254777404" calcext:value-type="float">
            <text:p>0.76316254777404</text:p>
          </table:table-cell>
          <table:table-cell office:value-type="string" calcext:value-type="string">
            <text:p>y</text:p>
          </table:table-cell>
          <table:table-cell office:value-type="float" office:value="0.0919635328196222" calcext:value-type="float">
            <text:p>0.0919635328196222</text:p>
          </table:table-cell>
          <table:table-cell office:value-type="string" calcext:value-type="string">
            <text:p>degrees</text:p>
          </table:table-cell>
          <table:table-cell office:value-type="float" office:value="13.9338415892888" calcext:value-type="float">
            <text:p>13.9338415892888</text:p>
          </table:table-cell>
          <table:table-cell office:value-type="string" calcext:value-type="string">
            <text:p>velocityMetersPerSec</text:p>
          </table:table-cell>
          <table:table-cell office:value-type="float" office:value="1.52855128740269" calcext:value-type="float">
            <text:p>1.52855128740269</text:p>
          </table:table-cell>
          <table:table-cell table:number-columns-repeated="16370"/>
        </table:table-row>
        <table:table-row table:style-name="ro1">
          <table:table-cell table:style-name="ce21" table:formula="of:=([.B69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64115001844761" calcext:value-type="float">
            <text:p>0.764115001844761</text:p>
          </table:table-cell>
          <table:table-cell office:value-type="string" calcext:value-type="string">
            <text:p>x</text:p>
          </table:table-cell>
          <table:table-cell office:value-type="float" office:value="0.835502721822962" calcext:value-type="float">
            <text:p>0.835502721822962</text:p>
          </table:table-cell>
          <table:table-cell office:value-type="string" calcext:value-type="string">
            <text:p>y</text:p>
          </table:table-cell>
          <table:table-cell office:value-type="float" office:value="0.110856377899951" calcext:value-type="float">
            <text:p>0.110856377899951</text:p>
          </table:table-cell>
          <table:table-cell office:value-type="string" calcext:value-type="string">
            <text:p>degrees</text:p>
          </table:table-cell>
          <table:table-cell office:value-type="float" office:value="15.3411114930833" calcext:value-type="float">
            <text:p>15.3411114930833</text:p>
          </table:table-cell>
          <table:table-cell office:value-type="string" calcext:value-type="string">
            <text:p>velocityMetersPerSec</text:p>
          </table:table-cell>
          <table:table-cell office:value-type="float" office:value="1.52555020740907" calcext:value-type="float">
            <text:p>1.52555020740907</text:p>
          </table:table-cell>
          <table:table-cell table:number-columns-repeated="16370"/>
        </table:table-row>
        <table:table-row table:style-name="ro1">
          <table:table-cell table:style-name="ce21" table:formula="of:=([.B70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12952034937668" calcext:value-type="float">
            <text:p>0.812952034937668</text:p>
          </table:table-cell>
          <table:table-cell office:value-type="string" calcext:value-type="string">
            <text:p>x</text:p>
          </table:table-cell>
          <table:table-cell office:value-type="float" office:value="0.90703676612387" calcext:value-type="float">
            <text:p>0.90703676612387</text:p>
          </table:table-cell>
          <table:table-cell office:value-type="string" calcext:value-type="string">
            <text:p>y</text:p>
          </table:table-cell>
          <table:table-cell office:value-type="float" office:value="0.131429015509876" calcext:value-type="float">
            <text:p>0.131429015509876</text:p>
          </table:table-cell>
          <table:table-cell office:value-type="string" calcext:value-type="string">
            <text:p>degrees</text:p>
          </table:table-cell>
          <table:table-cell office:value-type="float" office:value="16.7497724741698" calcext:value-type="float">
            <text:p>16.7497724741698</text:p>
          </table:table-cell>
          <table:table-cell office:value-type="string" calcext:value-type="string">
            <text:p>velocityMetersPerSec</text:p>
          </table:table-cell>
          <table:table-cell office:value-type="float" office:value="1.52269176147572" calcext:value-type="float">
            <text:p>1.52269176147572</text:p>
          </table:table-cell>
          <table:table-cell table:number-columns-repeated="16370"/>
        </table:table-row>
        <table:table-row table:style-name="ro1">
          <table:table-cell table:style-name="ce21" table:formula="of:=([.B71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1672270176505" calcext:value-type="float">
            <text:p>0.861672270176505</text:p>
          </table:table-cell>
          <table:table-cell office:value-type="string" calcext:value-type="string">
            <text:p>x</text:p>
          </table:table-cell>
          <table:table-cell office:value-type="float" office:value="0.977743879181966" calcext:value-type="float">
            <text:p>0.977743879181966</text:p>
          </table:table-cell>
          <table:table-cell office:value-type="string" calcext:value-type="string">
            <text:p>y</text:p>
          </table:table-cell>
          <table:table-cell office:value-type="float" office:value="0.153660644154597" calcext:value-type="float">
            <text:p>0.153660644154597</text:p>
          </table:table-cell>
          <table:table-cell office:value-type="string" calcext:value-type="string">
            <text:p>degrees</text:p>
          </table:table-cell>
          <table:table-cell office:value-type="float" office:value="18.1595995907236" calcext:value-type="float">
            <text:p>18.1595995907236</text:p>
          </table:table-cell>
          <table:table-cell office:value-type="string" calcext:value-type="string">
            <text:p>velocityMetersPerSec</text:p>
          </table:table-cell>
          <table:table-cell office:value-type="float" office:value="1.5199772787096" calcext:value-type="float">
            <text:p>1.5199772787096</text:p>
          </table:table-cell>
          <table:table-cell table:number-columns-repeated="16370"/>
        </table:table-row>
        <table:table-row table:style-name="ro1">
          <table:table-cell table:style-name="ce21" table:formula="of:=([.B72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10283034436086" calcext:value-type="float">
            <text:p>0.910283034436086</text:p>
          </table:table-cell>
          <table:table-cell office:value-type="string" calcext:value-type="string">
            <text:p>x</text:p>
          </table:table-cell>
          <table:table-cell office:value-type="float" office:value="1.04760325950245" calcext:value-type="float">
            <text:p>1.04760325950245</text:p>
          </table:table-cell>
          <table:table-cell office:value-type="string" calcext:value-type="string">
            <text:p>y</text:p>
          </table:table-cell>
          <table:table-cell office:value-type="float" office:value="0.177530462339314" calcext:value-type="float">
            <text:p>0.177530462339314</text:p>
          </table:table-cell>
          <table:table-cell office:value-type="string" calcext:value-type="string">
            <text:p>degrees</text:p>
          </table:table-cell>
          <table:table-cell office:value-type="float" office:value="19.5703870314636" calcext:value-type="float">
            <text:p>19.5703870314636</text:p>
          </table:table-cell>
          <table:table-cell office:value-type="string" calcext:value-type="string">
            <text:p>velocityMetersPerSec</text:p>
          </table:table-cell>
          <table:table-cell office:value-type="float" office:value="1.51740763383103" calcext:value-type="float">
            <text:p>1.51740763383103</text:p>
          </table:table-cell>
          <table:table-cell table:number-columns-repeated="16370"/>
        </table:table-row>
        <table:table-row table:style-name="ro1">
          <table:table-cell table:style-name="ce21" table:formula="of:=([.B73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58791409569822" calcext:value-type="float">
            <text:p>0.958791409569822</text:p>
          </table:table-cell>
          <table:table-cell office:value-type="string" calcext:value-type="string">
            <text:p>x</text:p>
          </table:table-cell>
          <table:table-cell office:value-type="float" office:value="1.11659410559052" calcext:value-type="float">
            <text:p>1.11659410559052</text:p>
          </table:table-cell>
          <table:table-cell office:value-type="string" calcext:value-type="string">
            <text:p>y</text:p>
          </table:table-cell>
          <table:table-cell office:value-type="float" office:value="0.203017668569229" calcext:value-type="float">
            <text:p>0.203017668569229</text:p>
          </table:table-cell>
          <table:table-cell office:value-type="string" calcext:value-type="string">
            <text:p>degrees</text:p>
          </table:table-cell>
          <table:table-cell office:value-type="float" office:value="20.9819481600748" calcext:value-type="float">
            <text:p>20.9819481600748</text:p>
          </table:table-cell>
          <table:table-cell office:value-type="string" calcext:value-type="string">
            <text:p>velocityMetersPerSec</text:p>
          </table:table-cell>
          <table:table-cell office:value-type="float" office:value="1.51498329071168" calcext:value-type="float">
            <text:p>1.51498329071168</text:p>
          </table:table-cell>
          <table:table-cell table:number-columns-repeated="16370"/>
        </table:table-row>
        <table:table-row table:style-name="ro1">
          <table:table-cell table:style-name="ce21" table:formula="of:=([.B74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0720424898689" calcext:value-type="float">
            <text:p>1.00720424898689</text:p>
          </table:table-cell>
          <table:table-cell office:value-type="string" calcext:value-type="string">
            <text:p>x</text:p>
          </table:table-cell>
          <table:table-cell office:value-type="float" office:value="1.18469561595138" calcext:value-type="float">
            <text:p>1.18469561595138</text:p>
          </table:table-cell>
          <table:table-cell office:value-type="string" calcext:value-type="string">
            <text:p>y</text:p>
          </table:table-cell>
          <table:table-cell office:value-type="float" office:value="0.23010146134954" calcext:value-type="float">
            <text:p>0.23010146134954</text:p>
          </table:table-cell>
          <table:table-cell office:value-type="string" calcext:value-type="string">
            <text:p>degrees</text:p>
          </table:table-cell>
          <table:table-cell office:value-type="float" office:value="22.3941154163552" calcext:value-type="float">
            <text:p>22.3941154163552</text:p>
          </table:table-cell>
          <table:table-cell office:value-type="string" calcext:value-type="string">
            <text:p>velocityMetersPerSec</text:p>
          </table:table-cell>
          <table:table-cell office:value-type="float" office:value="1.5127043477206" calcext:value-type="float">
            <text:p>1.5127043477206</text:p>
          </table:table-cell>
          <table:table-cell table:number-columns-repeated="16370"/>
        </table:table-row>
        <table:table-row table:style-name="ro1">
          <table:table-cell table:style-name="ce21" table:formula="of:=([.B75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5552819386395" calcext:value-type="float">
            <text:p>1.05552819386395</text:p>
          </table:table-cell>
          <table:table-cell office:value-type="string" calcext:value-type="string">
            <text:p>x</text:p>
          </table:table-cell>
          <table:table-cell office:value-type="float" office:value="1.25188698909023" calcext:value-type="float">
            <text:p>1.25188698909023</text:p>
          </table:table-cell>
          <table:table-cell office:value-type="string" calcext:value-type="string">
            <text:p>y</text:p>
          </table:table-cell>
          <table:table-cell office:value-type="float" office:value="0.25876103918545" calcext:value-type="float">
            <text:p>0.25876103918545</text:p>
          </table:table-cell>
          <table:table-cell office:value-type="string" calcext:value-type="string">
            <text:p>degrees</text:p>
          </table:table-cell>
          <table:table-cell office:value-type="float" office:value="23.8067400776739" calcext:value-type="float">
            <text:p>23.8067400776739</text:p>
          </table:table-cell>
          <table:table-cell office:value-type="string" calcext:value-type="string">
            <text:p>velocityMetersPerSec</text:p>
          </table:table-cell>
          <table:table-cell office:value-type="float" office:value="1.51057058418879" calcext:value-type="float">
            <text:p>1.51057058418879</text:p>
          </table:table-cell>
          <table:table-cell table:number-columns-repeated="16370"/>
        </table:table-row>
        <table:table-row table:style-name="ro1">
          <table:table-cell table:style-name="ce21" table:formula="of:=([.B76]-[.$B$1])*24*3600" office:value-type="float" office:value="2.56799992639571" calcext:value-type="float">
            <text:p>2.568</text:p>
          </table:table-cell>
          <table:table-cell office:value-type="date" office:date-value="2024-11-10T20:58:02.31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0376968894527" calcext:value-type="float">
            <text:p>1.10376968894527</text:p>
          </table:table-cell>
          <table:table-cell office:value-type="string" calcext:value-type="string">
            <text:p>x</text:p>
          </table:table-cell>
          <table:table-cell office:value-type="float" office:value="1.31814742351227" calcext:value-type="float">
            <text:p>1.31814742351227</text:p>
          </table:table-cell>
          <table:table-cell office:value-type="string" calcext:value-type="string">
            <text:p>y</text:p>
          </table:table-cell>
          <table:table-cell office:value-type="float" office:value="0.288975600582157" calcext:value-type="float">
            <text:p>0.288975600582157</text:p>
          </table:table-cell>
          <table:table-cell office:value-type="string" calcext:value-type="string">
            <text:p>degrees</text:p>
          </table:table-cell>
          <table:table-cell office:value-type="float" office:value="25.2196918853303" calcext:value-type="float">
            <text:p>25.2196918853303</text:p>
          </table:table-cell>
          <table:table-cell office:value-type="string" calcext:value-type="string">
            <text:p>velocityMetersPerSec</text:p>
          </table:table-cell>
          <table:table-cell office:value-type="float" office:value="1.50858150734031" calcext:value-type="float">
            <text:p>1.50858150734031</text:p>
          </table:table-cell>
          <table:table-cell table:number-columns-repeated="16370"/>
        </table:table-row>
        <table:table-row table:style-name="ro1">
          <table:table-cell table:style-name="ce21" table:formula="of:=([.B77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5193499789672" calcext:value-type="float">
            <text:p>1.15193499789672</text:p>
          </table:table-cell>
          <table:table-cell office:value-type="string" calcext:value-type="string">
            <text:p>x</text:p>
          </table:table-cell>
          <table:table-cell office:value-type="float" office:value="1.38345611772269" calcext:value-type="float">
            <text:p>1.38345611772269</text:p>
          </table:table-cell>
          <table:table-cell office:value-type="string" calcext:value-type="string">
            <text:p>y</text:p>
          </table:table-cell>
          <table:table-cell office:value-type="float" office:value="0.320724344044863" calcext:value-type="float">
            <text:p>0.320724344044863</text:p>
          </table:table-cell>
          <table:table-cell office:value-type="string" calcext:value-type="string">
            <text:p>degrees</text:p>
          </table:table-cell>
          <table:table-cell office:value-type="float" office:value="26.6328585412845" calcext:value-type="float">
            <text:p>26.6328585412845</text:p>
          </table:table-cell>
          <table:table-cell office:value-type="string" calcext:value-type="string">
            <text:p>velocityMetersPerSec</text:p>
          </table:table-cell>
          <table:table-cell office:value-type="float" office:value="1.50673639907913" calcext:value-type="float">
            <text:p>1.50673639907913</text:p>
          </table:table-cell>
          <table:table-cell table:number-columns-repeated="16370"/>
        </table:table-row>
        <table:table-row table:style-name="ro1">
          <table:table-cell table:style-name="ce21" table:formula="of:=([.B78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0003021819071" calcext:value-type="float">
            <text:p>1.20003021819071</text:p>
          </table:table-cell>
          <table:table-cell office:value-type="string" calcext:value-type="string">
            <text:p>x</text:p>
          </table:table-cell>
          <table:table-cell office:value-type="float" office:value="1.44779227022671" calcext:value-type="float">
            <text:p>1.44779227022671</text:p>
          </table:table-cell>
          <table:table-cell office:value-type="string" calcext:value-type="string">
            <text:p>y</text:p>
          </table:table-cell>
          <table:table-cell office:value-type="float" office:value="0.353986468078769" calcext:value-type="float">
            <text:p>0.353986468078769</text:p>
          </table:table-cell>
          <table:table-cell office:value-type="string" calcext:value-type="string">
            <text:p>degrees</text:p>
          </table:table-cell>
          <table:table-cell office:value-type="float" office:value="28.0461450814828" calcext:value-type="float">
            <text:p>28.0461450814828</text:p>
          </table:table-cell>
          <table:table-cell office:value-type="string" calcext:value-type="string">
            <text:p>velocityMetersPerSec</text:p>
          </table:table-cell>
          <table:table-cell office:value-type="float" office:value="1.50503436206727" calcext:value-type="float">
            <text:p>1.50503436206727</text:p>
          </table:table-cell>
          <table:table-cell table:number-columns-repeated="16370"/>
        </table:table-row>
        <table:table-row table:style-name="ro1">
          <table:table-cell table:style-name="ce21" table:formula="of:=([.B79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480612955092" calcext:value-type="float">
            <text:p>1.2480612955092</text:p>
          </table:table-cell>
          <table:table-cell office:value-type="string" calcext:value-type="string">
            <text:p>x</text:p>
          </table:table-cell>
          <table:table-cell office:value-type="float" office:value="1.51113507952952" calcext:value-type="float">
            <text:p>1.51113507952952</text:p>
          </table:table-cell>
          <table:table-cell office:value-type="string" calcext:value-type="string">
            <text:p>y</text:p>
          </table:table-cell>
          <table:table-cell office:value-type="float" office:value="0.388741171189073" calcext:value-type="float">
            <text:p>0.388741171189073</text:p>
          </table:table-cell>
          <table:table-cell office:value-type="string" calcext:value-type="string">
            <text:p>degrees</text:p>
          </table:table-cell>
          <table:table-cell office:value-type="float" office:value="29.459473132638" calcext:value-type="float">
            <text:p>29.459473132638</text:p>
          </table:table-cell>
          <table:table-cell office:value-type="string" calcext:value-type="string">
            <text:p>velocityMetersPerSec</text:p>
          </table:table-cell>
          <table:table-cell office:value-type="float" office:value="1.50347436457781" calcext:value-type="float">
            <text:p>1.50347436457781</text:p>
          </table:table-cell>
          <table:table-cell table:number-columns-repeated="16370"/>
        </table:table-row>
        <table:table-row table:style-name="ro1">
          <table:table-cell table:style-name="ce21" table:formula="of:=([.B80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9603403766212" calcext:value-type="float">
            <text:p>1.29603403766212</text:p>
          </table:table-cell>
          <table:table-cell office:value-type="string" calcext:value-type="string">
            <text:p>x</text:p>
          </table:table-cell>
          <table:table-cell office:value-type="float" office:value="1.57346374413632" calcext:value-type="float">
            <text:p>1.57346374413632</text:p>
          </table:table-cell>
          <table:table-cell office:value-type="string" calcext:value-type="string">
            <text:p>y</text:p>
          </table:table-cell>
          <table:table-cell office:value-type="float" office:value="0.424967651880978" calcext:value-type="float">
            <text:p>0.424967651880978</text:p>
          </table:table-cell>
          <table:table-cell office:value-type="string" calcext:value-type="string">
            <text:p>degrees</text:p>
          </table:table-cell>
          <table:table-cell office:value-type="float" office:value="30.8727800598372" calcext:value-type="float">
            <text:p>30.8727800598372</text:p>
          </table:table-cell>
          <table:table-cell office:value-type="string" calcext:value-type="string">
            <text:p>velocityMetersPerSec</text:p>
          </table:table-cell>
          <table:table-cell office:value-type="float" office:value="1.50205528365525" calcext:value-type="float">
            <text:p>1.50205528365525</text:p>
          </table:table-cell>
          <table:table-cell table:number-columns-repeated="16370"/>
        </table:table-row>
        <table:table-row table:style-name="ro1">
          <table:table-cell table:style-name="ce21" table:formula="of:=([.B81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4395412802719" calcext:value-type="float">
            <text:p>1.34395412802719</text:p>
          </table:table-cell>
          <table:table-cell office:value-type="string" calcext:value-type="string">
            <text:p>x</text:p>
          </table:table-cell>
          <table:table-cell office:value-type="float" office:value="1.63475746255231" calcext:value-type="float">
            <text:p>1.63475746255231</text:p>
          </table:table-cell>
          <table:table-cell office:value-type="string" calcext:value-type="string">
            <text:p>y</text:p>
          </table:table-cell>
          <table:table-cell office:value-type="float" office:value="0.462645108659682" calcext:value-type="float">
            <text:p>0.462645108659682</text:p>
          </table:table-cell>
          <table:table-cell office:value-type="string" calcext:value-type="string">
            <text:p>degrees</text:p>
          </table:table-cell>
          <table:table-cell office:value-type="float" office:value="32.2860180127623" calcext:value-type="float">
            <text:p>32.2860180127623</text:p>
          </table:table-cell>
          <table:table-cell office:value-type="string" calcext:value-type="string">
            <text:p>velocityMetersPerSec</text:p>
          </table:table-cell>
          <table:table-cell office:value-type="float" office:value="1.50077594616478" calcext:value-type="float">
            <text:p>1.50077594616478</text:p>
          </table:table-cell>
          <table:table-cell table:number-columns-repeated="16370"/>
        </table:table-row>
        <table:table-row table:style-name="ro1">
          <table:table-cell table:style-name="ce21" table:formula="of:=([.B82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918271385253" calcext:value-type="float">
            <text:p>1.3918271385253</text:p>
          </table:table-cell>
          <table:table-cell office:value-type="string" calcext:value-type="string">
            <text:p>x</text:p>
          </table:table-cell>
          <table:table-cell office:value-type="float" office:value="1.69499543328269" calcext:value-type="float">
            <text:p>1.69499543328269</text:p>
          </table:table-cell>
          <table:table-cell office:value-type="string" calcext:value-type="string">
            <text:p>y</text:p>
          </table:table-cell>
          <table:table-cell office:value-type="float" office:value="0.501752740030388" calcext:value-type="float">
            <text:p>0.501752740030388</text:p>
          </table:table-cell>
          <table:table-cell office:value-type="string" calcext:value-type="string">
            <text:p>degrees</text:p>
          </table:table-cell>
          <table:table-cell office:value-type="float" office:value="33.6991528786128" calcext:value-type="float">
            <text:p>33.6991528786128</text:p>
          </table:table-cell>
          <table:table-cell office:value-type="string" calcext:value-type="string">
            <text:p>velocityMetersPerSec</text:p>
          </table:table-cell>
          <table:table-cell office:value-type="float" office:value="1.49963516735951" calcext:value-type="float">
            <text:p>1.49963516735951</text:p>
          </table:table-cell>
          <table:table-cell table:number-columns-repeated="16370"/>
        </table:table-row>
        <table:table-row table:style-name="ro1">
          <table:table-cell table:style-name="ce21" table:formula="of:=([.B83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3965854215281" calcext:value-type="float">
            <text:p>1.43965854215281</text:p>
          </table:table-cell>
          <table:table-cell office:value-type="string" calcext:value-type="string">
            <text:p>x</text:p>
          </table:table-cell>
          <table:table-cell office:value-type="float" office:value="1.75415685483266" calcext:value-type="float">
            <text:p>1.75415685483266</text:p>
          </table:table-cell>
          <table:table-cell office:value-type="string" calcext:value-type="string">
            <text:p>y</text:p>
          </table:table-cell>
          <table:table-cell office:value-type="float" office:value="0.542269744498295" calcext:value-type="float">
            <text:p>0.542269744498295</text:p>
          </table:table-cell>
          <table:table-cell office:value-type="string" calcext:value-type="string">
            <text:p>degrees</text:p>
          </table:table-cell>
          <table:table-cell office:value-type="float" office:value="35.1121631500473" calcext:value-type="float">
            <text:p>35.1121631500473</text:p>
          </table:table-cell>
          <table:table-cell office:value-type="string" calcext:value-type="string">
            <text:p>velocityMetersPerSec</text:p>
          </table:table-cell>
          <table:table-cell office:value-type="float" office:value="1.49863178664039" calcext:value-type="float">
            <text:p>1.49863178664039</text:p>
          </table:table-cell>
          <table:table-cell table:number-columns-repeated="16370"/>
        </table:table-row>
        <table:table-row table:style-name="ro1">
          <table:table-cell table:style-name="ce21" table:formula="of:=([.B84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8745372509862" calcext:value-type="float">
            <text:p>1.48745372509862</text:p>
          </table:table-cell>
          <table:table-cell office:value-type="string" calcext:value-type="string">
            <text:p>x</text:p>
          </table:table-cell>
          <table:table-cell office:value-type="float" office:value="1.81222092570743" calcext:value-type="float">
            <text:p>1.81222092570743</text:p>
          </table:table-cell>
          <table:table-cell office:value-type="string" calcext:value-type="string">
            <text:p>y</text:p>
          </table:table-cell>
          <table:table-cell office:value-type="float" office:value="0.584175320568603" calcext:value-type="float">
            <text:p>0.584175320568603</text:p>
          </table:table-cell>
          <table:table-cell office:value-type="string" calcext:value-type="string">
            <text:p>degrees</text:p>
          </table:table-cell>
          <table:table-cell office:value-type="float" office:value="36.5250387166038" calcext:value-type="float">
            <text:p>36.5250387166038</text:p>
          </table:table-cell>
          <table:table-cell office:value-type="string" calcext:value-type="string">
            <text:p>velocityMetersPerSec</text:p>
          </table:table-cell>
          <table:table-cell office:value-type="float" office:value="1.49776470022718" calcext:value-type="float">
            <text:p>1.49776470022718</text:p>
          </table:table-cell>
          <table:table-cell table:number-columns-repeated="16370"/>
        </table:table-row>
        <table:table-row table:style-name="ro1">
          <table:table-cell table:style-name="ce21" table:formula="of:=([.B85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3521799847914" calcext:value-type="float">
            <text:p>1.53521799847914</text:p>
          </table:table-cell>
          <table:table-cell office:value-type="string" calcext:value-type="string">
            <text:p>x</text:p>
          </table:table-cell>
          <table:table-cell office:value-type="float" office:value="1.86916684441219" calcext:value-type="float">
            <text:p>1.86916684441219</text:p>
          </table:table-cell>
          <table:table-cell office:value-type="string" calcext:value-type="string">
            <text:p>y</text:p>
          </table:table-cell>
          <table:table-cell office:value-type="float" office:value="0.627448666746513" calcext:value-type="float">
            <text:p>0.627448666746513</text:p>
          </table:table-cell>
          <table:table-cell office:value-type="string" calcext:value-type="string">
            <text:p>degrees</text:p>
          </table:table-cell>
          <table:table-cell office:value-type="float" office:value="37.9377795881471" calcext:value-type="float">
            <text:p>37.9377795881471</text:p>
          </table:table-cell>
          <table:table-cell office:value-type="string" calcext:value-type="string">
            <text:p>velocityMetersPerSec</text:p>
          </table:table-cell>
          <table:table-cell office:value-type="float" office:value="1.49703289049891" calcext:value-type="float">
            <text:p>1.49703289049891</text:p>
          </table:table-cell>
          <table:table-cell table:number-columns-repeated="16370"/>
        </table:table-row>
        <table:table-row table:style-name="ro1">
          <table:table-cell table:style-name="ce21" table:formula="of:=([.B86]-[.$B$1])*24*3600" office:value-type="float" office:value="2.56999963894486" calcext:value-type="float">
            <text:p>2.570</text:p>
          </table:table-cell>
          <table:table-cell office:value-type="date" office:date-value="2024-11-10T20:58:02.31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8295660972936" calcext:value-type="float">
            <text:p>1.58295660972936</text:p>
          </table:table-cell>
          <table:table-cell office:value-type="string" calcext:value-type="string">
            <text:p>x</text:p>
          </table:table-cell>
          <table:table-cell office:value-type="float" office:value="1.92497380945214" calcext:value-type="float">
            <text:p>1.92497380945214</text:p>
          </table:table-cell>
          <table:table-cell office:value-type="string" calcext:value-type="string">
            <text:p>y</text:p>
          </table:table-cell>
          <table:table-cell office:value-type="float" office:value="0.672068981537225" calcext:value-type="float">
            <text:p>0.672068981537225</text:p>
          </table:table-cell>
          <table:table-cell office:value-type="string" calcext:value-type="string">
            <text:p>degrees</text:p>
          </table:table-cell>
          <table:table-cell office:value-type="float" office:value="39.3503945589252" calcext:value-type="float">
            <text:p>39.3503945589252</text:p>
          </table:table-cell>
          <table:table-cell office:value-type="string" calcext:value-type="string">
            <text:p>velocityMetersPerSec</text:p>
          </table:table-cell>
          <table:table-cell office:value-type="float" office:value="1.49643545180004" calcext:value-type="float">
            <text:p>1.49643545180004</text:p>
          </table:table-cell>
          <table:table-cell table:number-columns-repeated="16370"/>
        </table:table-row>
        <table:table-row table:style-name="ro1">
          <table:table-cell table:style-name="ce21" table:formula="of:=([.B87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3067475369214" calcext:value-type="float">
            <text:p>1.63067475369214</text:p>
          </table:table-cell>
          <table:table-cell office:value-type="string" calcext:value-type="string">
            <text:p>x</text:p>
          </table:table-cell>
          <table:table-cell office:value-type="float" office:value="1.97962101933249" calcext:value-type="float">
            <text:p>1.97962101933249</text:p>
          </table:table-cell>
          <table:table-cell office:value-type="string" calcext:value-type="string">
            <text:p>y</text:p>
          </table:table-cell>
          <table:table-cell office:value-type="float" office:value="0.718015463445941" calcext:value-type="float">
            <text:p>0.718015463445941</text:p>
          </table:table-cell>
          <table:table-cell office:value-type="string" calcext:value-type="string">
            <text:p>degrees</text:p>
          </table:table-cell>
          <table:table-cell office:value-type="float" office:value="40.7628998208199" calcext:value-type="float">
            <text:p>40.7628998208199</text:p>
          </table:table-cell>
          <table:table-cell office:value-type="string" calcext:value-type="string">
            <text:p>velocityMetersPerSec</text:p>
          </table:table-cell>
          <table:table-cell office:value-type="float" office:value="1.49597161254305" calcext:value-type="float">
            <text:p>1.49597161254305</text:p>
          </table:table-cell>
          <table:table-cell table:number-columns-repeated="16370"/>
        </table:table-row>
        <table:table-row table:style-name="ro1">
          <table:table-cell table:style-name="ce21" table:formula="of:=([.B88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7837758345104" calcext:value-type="float">
            <text:p>1.67837758345104</text:p>
          </table:table-cell>
          <table:table-cell office:value-type="string" calcext:value-type="string">
            <text:p>x</text:p>
          </table:table-cell>
          <table:table-cell office:value-type="float" office:value="2.03308767255843" calcext:value-type="float">
            <text:p>2.03308767255843</text:p>
          </table:table-cell>
          <table:table-cell office:value-type="string" calcext:value-type="string">
            <text:p>y</text:p>
          </table:table-cell>
          <table:table-cell office:value-type="float" office:value="0.765267310977859" calcext:value-type="float">
            <text:p>0.765267310977859</text:p>
          </table:table-cell>
          <table:table-cell office:value-type="string" calcext:value-type="string">
            <text:p>degrees</text:p>
          </table:table-cell>
          <table:table-cell office:value-type="float" office:value="42.1753175343504" calcext:value-type="float">
            <text:p>42.1753175343504</text:p>
          </table:table-cell>
          <table:table-cell office:value-type="string" calcext:value-type="string">
            <text:p>velocityMetersPerSec</text:p>
          </table:table-cell>
          <table:table-cell office:value-type="float" office:value="1.49564075346969" calcext:value-type="float">
            <text:p>1.49564075346969</text:p>
          </table:table-cell>
          <table:table-cell table:number-columns-repeated="16370"/>
        </table:table-row>
        <table:table-row table:style-name="ro1">
          <table:table-cell table:style-name="ce21" table:formula="of:=([.B89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2607022095501" calcext:value-type="float">
            <text:p>1.72607022095501</text:p>
          </table:table-cell>
          <table:table-cell office:value-type="string" calcext:value-type="string">
            <text:p>x</text:p>
          </table:table-cell>
          <table:table-cell office:value-type="float" office:value="2.08535296763516" calcext:value-type="float">
            <text:p>2.08535296763516</text:p>
          </table:table-cell>
          <table:table-cell office:value-type="string" calcext:value-type="string">
            <text:p>y</text:p>
          </table:table-cell>
          <table:table-cell office:value-type="float" office:value="0.813803722638181" calcext:value-type="float">
            <text:p>0.813803722638181</text:p>
          </table:table-cell>
          <table:table-cell office:value-type="string" calcext:value-type="string">
            <text:p>degrees</text:p>
          </table:table-cell>
          <table:table-cell office:value-type="float" office:value="43.5876743659504" calcext:value-type="float">
            <text:p>43.5876743659504</text:p>
          </table:table-cell>
          <table:table-cell office:value-type="string" calcext:value-type="string">
            <text:p>velocityMetersPerSec</text:p>
          </table:table-cell>
          <table:table-cell office:value-type="float" office:value="1.49544242196219" calcext:value-type="float">
            <text:p>1.49544242196219</text:p>
          </table:table-cell>
          <table:table-cell table:number-columns-repeated="16370"/>
        </table:table-row>
        <table:table-row table:style-name="ro1">
          <table:table-cell table:style-name="ce21" table:formula="of:=([.B90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7375776748515" calcext:value-type="float">
            <text:p>1.77375776748515</text:p>
          </table:table-cell>
          <table:table-cell office:value-type="string" calcext:value-type="string">
            <text:p>x</text:p>
          </table:table-cell>
          <table:table-cell office:value-type="float" office:value="2.13639610306789" calcext:value-type="float">
            <text:p>2.13639610306789</text:p>
          </table:table-cell>
          <table:table-cell office:value-type="string" calcext:value-type="string">
            <text:p>y</text:p>
          </table:table-cell>
          <table:table-cell office:value-type="float" office:value="0.863603896932107" calcext:value-type="float">
            <text:p>0.863603896932107</text:p>
          </table:table-cell>
          <table:table-cell office:value-type="string" calcext:value-type="string">
            <text:p>degree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locityMetersPerSec</text:p>
          </table:table-cell>
          <table:table-cell office:value-type="float" office:value="1.49537634232248" calcext:value-type="float">
            <text:p>1.49537634232248</text:p>
          </table:table-cell>
          <table:table-cell table:number-columns-repeated="16370"/>
        </table:table-row>
        <table:table-row table:style-name="ro1">
          <table:table-cell table:style-name="ce21" table:formula="of:=([.B91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2144531401528" calcext:value-type="float">
            <text:p>1.82144531401528</text:p>
          </table:table-cell>
          <table:table-cell office:value-type="string" calcext:value-type="string">
            <text:p>x</text:p>
          </table:table-cell>
          <table:table-cell office:value-type="float" office:value="2.18619627736182" calcext:value-type="float">
            <text:p>2.18619627736182</text:p>
          </table:table-cell>
          <table:table-cell office:value-type="string" calcext:value-type="string">
            <text:p>y</text:p>
          </table:table-cell>
          <table:table-cell office:value-type="float" office:value="0.914647032364838" calcext:value-type="float">
            <text:p>0.914647032364838</text:p>
          </table:table-cell>
          <table:table-cell office:value-type="string" calcext:value-type="string">
            <text:p>degrees</text:p>
          </table:table-cell>
          <table:table-cell office:value-type="float" office:value="46.4123256340496" calcext:value-type="float">
            <text:p>46.4123256340496</text:p>
          </table:table-cell>
          <table:table-cell office:value-type="string" calcext:value-type="string">
            <text:p>velocityMetersPerSec</text:p>
          </table:table-cell>
          <table:table-cell office:value-type="float" office:value="1.49544242196219" calcext:value-type="float">
            <text:p>1.49544242196219</text:p>
          </table:table-cell>
          <table:table-cell table:number-columns-repeated="16370"/>
        </table:table-row>
        <table:table-row table:style-name="ro1">
          <table:table-cell table:style-name="ce21" table:formula="of:=([.B92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6913795151926" calcext:value-type="float">
            <text:p>1.86913795151926</text:p>
          </table:table-cell>
          <table:table-cell office:value-type="string" calcext:value-type="string">
            <text:p>x</text:p>
          </table:table-cell>
          <table:table-cell office:value-type="float" office:value="2.23473268902214" calcext:value-type="float">
            <text:p>2.23473268902214</text:p>
          </table:table-cell>
          <table:table-cell office:value-type="string" calcext:value-type="string">
            <text:p>y</text:p>
          </table:table-cell>
          <table:table-cell office:value-type="float" office:value="0.966912327441573" calcext:value-type="float">
            <text:p>0.966912327441573</text:p>
          </table:table-cell>
          <table:table-cell office:value-type="string" calcext:value-type="string">
            <text:p>degrees</text:p>
          </table:table-cell>
          <table:table-cell office:value-type="float" office:value="47.8246824656496" calcext:value-type="float">
            <text:p>47.8246824656496</text:p>
          </table:table-cell>
          <table:table-cell office:value-type="string" calcext:value-type="string">
            <text:p>velocityMetersPerSec</text:p>
          </table:table-cell>
          <table:table-cell office:value-type="float" office:value="1.49564075346969" calcext:value-type="float">
            <text:p>1.49564075346969</text:p>
          </table:table-cell>
          <table:table-cell table:number-columns-repeated="16370"/>
        </table:table-row>
        <table:table-row table:style-name="ro1">
          <table:table-cell table:style-name="ce21" table:formula="of:=([.B93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1684078127817" calcext:value-type="float">
            <text:p>1.91684078127817</text:p>
          </table:table-cell>
          <table:table-cell office:value-type="string" calcext:value-type="string">
            <text:p>x</text:p>
          </table:table-cell>
          <table:table-cell office:value-type="float" office:value="2.28198453655406" calcext:value-type="float">
            <text:p>2.28198453655406</text:p>
          </table:table-cell>
          <table:table-cell office:value-type="string" calcext:value-type="string">
            <text:p>y</text:p>
          </table:table-cell>
          <table:table-cell office:value-type="float" office:value="1.02037898066751" calcext:value-type="float">
            <text:p>1.02037898066751</text:p>
          </table:table-cell>
          <table:table-cell office:value-type="string" calcext:value-type="string">
            <text:p>degrees</text:p>
          </table:table-cell>
          <table:table-cell office:value-type="float" office:value="49.2371001791801" calcext:value-type="float">
            <text:p>49.2371001791801</text:p>
          </table:table-cell>
          <table:table-cell office:value-type="string" calcext:value-type="string">
            <text:p>velocityMetersPerSec</text:p>
          </table:table-cell>
          <table:table-cell office:value-type="float" office:value="1.49597161254305" calcext:value-type="float">
            <text:p>1.49597161254305</text:p>
          </table:table-cell>
          <table:table-cell table:number-columns-repeated="16370"/>
        </table:table-row>
        <table:table-row table:style-name="ro1">
          <table:table-cell table:style-name="ce21" table:formula="of:=([.B94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6455892524094" calcext:value-type="float">
            <text:p>1.96455892524094</text:p>
          </table:table-cell>
          <table:table-cell office:value-type="string" calcext:value-type="string">
            <text:p>x</text:p>
          </table:table-cell>
          <table:table-cell office:value-type="float" office:value="2.32793101846278" calcext:value-type="float">
            <text:p>2.32793101846278</text:p>
          </table:table-cell>
          <table:table-cell office:value-type="string" calcext:value-type="string">
            <text:p>y</text:p>
          </table:table-cell>
          <table:table-cell office:value-type="float" office:value="1.07502619054786" calcext:value-type="float">
            <text:p>1.07502619054786</text:p>
          </table:table-cell>
          <table:table-cell office:value-type="string" calcext:value-type="string">
            <text:p>degrees</text:p>
          </table:table-cell>
          <table:table-cell office:value-type="float" office:value="50.6496054410748" calcext:value-type="float">
            <text:p>50.6496054410748</text:p>
          </table:table-cell>
          <table:table-cell office:value-type="string" calcext:value-type="string">
            <text:p>velocityMetersPerSec</text:p>
          </table:table-cell>
          <table:table-cell office:value-type="float" office:value="1.49643545180004" calcext:value-type="float">
            <text:p>1.49643545180004</text:p>
          </table:table-cell>
          <table:table-cell table:number-columns-repeated="16370"/>
        </table:table-row>
        <table:table-row table:style-name="ro1">
          <table:table-cell table:style-name="ce21" table:formula="of:=([.B95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1229753649116" calcext:value-type="float">
            <text:p>2.01229753649116</text:p>
          </table:table-cell>
          <table:table-cell office:value-type="string" calcext:value-type="string">
            <text:p>x</text:p>
          </table:table-cell>
          <table:table-cell office:value-type="float" office:value="2.37255133325349" calcext:value-type="float">
            <text:p>2.37255133325349</text:p>
          </table:table-cell>
          <table:table-cell office:value-type="string" calcext:value-type="string">
            <text:p>y</text:p>
          </table:table-cell>
          <table:table-cell office:value-type="float" office:value="1.13083315558781" calcext:value-type="float">
            <text:p>1.13083315558781</text:p>
          </table:table-cell>
          <table:table-cell office:value-type="string" calcext:value-type="string">
            <text:p>degrees</text:p>
          </table:table-cell>
          <table:table-cell office:value-type="float" office:value="52.0622204118529" calcext:value-type="float">
            <text:p>52.0622204118529</text:p>
          </table:table-cell>
          <table:table-cell office:value-type="string" calcext:value-type="string">
            <text:p>velocityMetersPerSec</text:p>
          </table:table-cell>
          <table:table-cell office:value-type="float" office:value="1.49703289049891" calcext:value-type="float">
            <text:p>1.49703289049891</text:p>
          </table:table-cell>
          <table:table-cell table:number-columns-repeated="16370"/>
        </table:table-row>
        <table:table-row table:style-name="ro1">
          <table:table-cell table:style-name="ce21" table:formula="of:=([.B96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6006180987167" calcext:value-type="float">
            <text:p>2.06006180987167</text:p>
          </table:table-cell>
          <table:table-cell office:value-type="string" calcext:value-type="string">
            <text:p>x</text:p>
          </table:table-cell>
          <table:table-cell office:value-type="float" office:value="2.4158246794314" calcext:value-type="float">
            <text:p>2.4158246794314</text:p>
          </table:table-cell>
          <table:table-cell office:value-type="string" calcext:value-type="string">
            <text:p>y</text:p>
          </table:table-cell>
          <table:table-cell office:value-type="float" office:value="1.18777907429257" calcext:value-type="float">
            <text:p>1.18777907429257</text:p>
          </table:table-cell>
          <table:table-cell office:value-type="string" calcext:value-type="string">
            <text:p>degrees</text:p>
          </table:table-cell>
          <table:table-cell office:value-type="float" office:value="53.4749612833962" calcext:value-type="float">
            <text:p>53.4749612833962</text:p>
          </table:table-cell>
          <table:table-cell office:value-type="string" calcext:value-type="string">
            <text:p>velocityMetersPerSec</text:p>
          </table:table-cell>
          <table:table-cell office:value-type="float" office:value="1.49776470022718" calcext:value-type="float">
            <text:p>1.49776470022718</text:p>
          </table:table-cell>
          <table:table-cell table:number-columns-repeated="16370"/>
        </table:table-row>
        <table:table-row table:style-name="ro1">
          <table:table-cell table:style-name="ce21" table:formula="of:=([.B97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0785699281748" calcext:value-type="float">
            <text:p>2.10785699281748</text:p>
          </table:table-cell>
          <table:table-cell office:value-type="string" calcext:value-type="string">
            <text:p>x</text:p>
          </table:table-cell>
          <table:table-cell office:value-type="float" office:value="2.45773025550171" calcext:value-type="float">
            <text:p>2.45773025550171</text:p>
          </table:table-cell>
          <table:table-cell office:value-type="string" calcext:value-type="string">
            <text:p>y</text:p>
          </table:table-cell>
          <table:table-cell office:value-type="float" office:value="1.24584314516734" calcext:value-type="float">
            <text:p>1.24584314516734</text:p>
          </table:table-cell>
          <table:table-cell office:value-type="string" calcext:value-type="string">
            <text:p>degrees</text:p>
          </table:table-cell>
          <table:table-cell office:value-type="float" office:value="54.8878368499528" calcext:value-type="float">
            <text:p>54.8878368499528</text:p>
          </table:table-cell>
          <table:table-cell office:value-type="string" calcext:value-type="string">
            <text:p>velocityMetersPerSec</text:p>
          </table:table-cell>
          <table:table-cell office:value-type="float" office:value="1.49863178664039" calcext:value-type="float">
            <text:p>1.49863178664039</text:p>
          </table:table-cell>
          <table:table-cell table:number-columns-repeated="16370"/>
        </table:table-row>
        <table:table-row table:style-name="ro1">
          <table:table-cell table:style-name="ce21" table:formula="of:=([.B98]-[.$B$1])*24*3600" office:value-type="float" office:value="2.57099980954081" calcext:value-type="float">
            <text:p>2.571</text:p>
          </table:table-cell>
          <table:table-cell office:value-type="date" office:date-value="2024-11-10T20:58:02.31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55688396445" calcext:value-type="float">
            <text:p>2.155688396445</text:p>
          </table:table-cell>
          <table:table-cell office:value-type="string" calcext:value-type="string">
            <text:p>x</text:p>
          </table:table-cell>
          <table:table-cell office:value-type="float" office:value="2.49824725996961" calcext:value-type="float">
            <text:p>2.49824725996961</text:p>
          </table:table-cell>
          <table:table-cell office:value-type="string" calcext:value-type="string">
            <text:p>y</text:p>
          </table:table-cell>
          <table:table-cell office:value-type="float" office:value="1.30500456671731" calcext:value-type="float">
            <text:p>1.30500456671731</text:p>
          </table:table-cell>
          <table:table-cell office:value-type="string" calcext:value-type="string">
            <text:p>degrees</text:p>
          </table:table-cell>
          <table:table-cell office:value-type="float" office:value="56.3008471213872" calcext:value-type="float">
            <text:p>56.3008471213872</text:p>
          </table:table-cell>
          <table:table-cell office:value-type="string" calcext:value-type="string">
            <text:p>velocityMetersPerSec</text:p>
          </table:table-cell>
          <table:table-cell office:value-type="float" office:value="1.49963516735951" calcext:value-type="float">
            <text:p>1.49963516735951</text:p>
          </table:table-cell>
          <table:table-cell table:number-columns-repeated="16370"/>
        </table:table-row>
        <table:table-row table:style-name="ro1">
          <table:table-cell table:style-name="ce21" table:formula="of:=([.B99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035614069431" calcext:value-type="float">
            <text:p>2.2035614069431</text:p>
          </table:table-cell>
          <table:table-cell office:value-type="string" calcext:value-type="string">
            <text:p>x</text:p>
          </table:table-cell>
          <table:table-cell office:value-type="float" office:value="2.53735489134032" calcext:value-type="float">
            <text:p>2.53735489134032</text:p>
          </table:table-cell>
          <table:table-cell office:value-type="string" calcext:value-type="string">
            <text:p>y</text:p>
          </table:table-cell>
          <table:table-cell office:value-type="float" office:value="1.36524253744769" calcext:value-type="float">
            <text:p>1.36524253744769</text:p>
          </table:table-cell>
          <table:table-cell office:value-type="string" calcext:value-type="string">
            <text:p>degrees</text:p>
          </table:table-cell>
          <table:table-cell office:value-type="float" office:value="57.7139819872377" calcext:value-type="float">
            <text:p>57.7139819872377</text:p>
          </table:table-cell>
          <table:table-cell office:value-type="string" calcext:value-type="string">
            <text:p>velocityMetersPerSec</text:p>
          </table:table-cell>
          <table:table-cell office:value-type="float" office:value="1.50077594616478" calcext:value-type="float">
            <text:p>1.50077594616478</text:p>
          </table:table-cell>
          <table:table-cell table:number-columns-repeated="16370"/>
        </table:table-row>
        <table:table-row table:style-name="ro1">
          <table:table-cell table:style-name="ce21" table:formula="of:=([.B100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5148149730818" calcext:value-type="float">
            <text:p>2.25148149730818</text:p>
          </table:table-cell>
          <table:table-cell office:value-type="string" calcext:value-type="string">
            <text:p>x</text:p>
          </table:table-cell>
          <table:table-cell office:value-type="float" office:value="2.57503234811902" calcext:value-type="float">
            <text:p>2.57503234811902</text:p>
          </table:table-cell>
          <table:table-cell office:value-type="string" calcext:value-type="string">
            <text:p>y</text:p>
          </table:table-cell>
          <table:table-cell office:value-type="float" office:value="1.42653625586368" calcext:value-type="float">
            <text:p>1.42653625586368</text:p>
          </table:table-cell>
          <table:table-cell office:value-type="string" calcext:value-type="string">
            <text:p>degrees</text:p>
          </table:table-cell>
          <table:table-cell office:value-type="float" office:value="59.1272199401628" calcext:value-type="float">
            <text:p>59.1272199401628</text:p>
          </table:table-cell>
          <table:table-cell office:value-type="string" calcext:value-type="string">
            <text:p>velocityMetersPerSec</text:p>
          </table:table-cell>
          <table:table-cell office:value-type="float" office:value="1.50205528365525" calcext:value-type="float">
            <text:p>1.50205528365525</text:p>
          </table:table-cell>
          <table:table-cell table:number-columns-repeated="16370"/>
        </table:table-row>
        <table:table-row table:style-name="ro1">
          <table:table-cell table:style-name="ce21" table:formula="of:=([.B101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994542394611" calcext:value-type="float">
            <text:p>2.2994542394611</text:p>
          </table:table-cell>
          <table:table-cell office:value-type="string" calcext:value-type="string">
            <text:p>x</text:p>
          </table:table-cell>
          <table:table-cell office:value-type="float" office:value="2.61125882881093" calcext:value-type="float">
            <text:p>2.61125882881093</text:p>
          </table:table-cell>
          <table:table-cell office:value-type="string" calcext:value-type="string">
            <text:p>y</text:p>
          </table:table-cell>
          <table:table-cell office:value-type="float" office:value="1.48886492047048" calcext:value-type="float">
            <text:p>1.48886492047048</text:p>
          </table:table-cell>
          <table:table-cell office:value-type="string" calcext:value-type="string">
            <text:p>degrees</text:p>
          </table:table-cell>
          <table:table-cell office:value-type="float" office:value="60.540526867362" calcext:value-type="float">
            <text:p>60.540526867362</text:p>
          </table:table-cell>
          <table:table-cell office:value-type="string" calcext:value-type="string">
            <text:p>velocityMetersPerSec</text:p>
          </table:table-cell>
          <table:table-cell office:value-type="float" office:value="1.50347436457781" calcext:value-type="float">
            <text:p>1.50347436457781</text:p>
          </table:table-cell>
          <table:table-cell table:number-columns-repeated="16370"/>
        </table:table-row>
        <table:table-row table:style-name="ro1">
          <table:table-cell table:style-name="ce21" table:formula="of:=([.B102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748531677959" calcext:value-type="float">
            <text:p>2.34748531677959</text:p>
          </table:table-cell>
          <table:table-cell office:value-type="string" calcext:value-type="string">
            <text:p>x</text:p>
          </table:table-cell>
          <table:table-cell office:value-type="float" office:value="2.64601353192123" calcext:value-type="float">
            <text:p>2.64601353192123</text:p>
          </table:table-cell>
          <table:table-cell office:value-type="string" calcext:value-type="string">
            <text:p>y</text:p>
          </table:table-cell>
          <table:table-cell office:value-type="float" office:value="1.55220772977329" calcext:value-type="float">
            <text:p>1.55220772977329</text:p>
          </table:table-cell>
          <table:table-cell office:value-type="string" calcext:value-type="string">
            <text:p>degrees</text:p>
          </table:table-cell>
          <table:table-cell office:value-type="float" office:value="61.9538549185172" calcext:value-type="float">
            <text:p>61.9538549185172</text:p>
          </table:table-cell>
          <table:table-cell office:value-type="string" calcext:value-type="string">
            <text:p>velocityMetersPerSec</text:p>
          </table:table-cell>
          <table:table-cell office:value-type="float" office:value="1.50503436206727" calcext:value-type="float">
            <text:p>1.50503436206727</text:p>
          </table:table-cell>
          <table:table-cell table:number-columns-repeated="16370"/>
        </table:table-row>
        <table:table-row table:style-name="ro1">
          <table:table-cell table:style-name="ce21" table:formula="of:=([.B103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558053707358" calcext:value-type="float">
            <text:p>2.39558053707358</text:p>
          </table:table-cell>
          <table:table-cell office:value-type="string" calcext:value-type="string">
            <text:p>x</text:p>
          </table:table-cell>
          <table:table-cell office:value-type="float" office:value="2.67927565595514" calcext:value-type="float">
            <text:p>2.67927565595514</text:p>
          </table:table-cell>
          <table:table-cell office:value-type="string" calcext:value-type="string">
            <text:p>y</text:p>
          </table:table-cell>
          <table:table-cell office:value-type="float" office:value="1.61654388227731" calcext:value-type="float">
            <text:p>1.61654388227731</text:p>
          </table:table-cell>
          <table:table-cell office:value-type="string" calcext:value-type="string">
            <text:p>degrees</text:p>
          </table:table-cell>
          <table:table-cell office:value-type="float" office:value="63.3671414587155" calcext:value-type="float">
            <text:p>63.3671414587155</text:p>
          </table:table-cell>
          <table:table-cell office:value-type="string" calcext:value-type="string">
            <text:p>velocityMetersPerSec</text:p>
          </table:table-cell>
          <table:table-cell office:value-type="float" office:value="1.50673639907913" calcext:value-type="float">
            <text:p>1.50673639907913</text:p>
          </table:table-cell>
          <table:table-cell table:number-columns-repeated="16370"/>
        </table:table-row>
        <table:table-row table:style-name="ro1">
          <table:table-cell table:style-name="ce21" table:formula="of:=([.B104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4374584602503" calcext:value-type="float">
            <text:p>2.44374584602503</text:p>
          </table:table-cell>
          <table:table-cell office:value-type="string" calcext:value-type="string">
            <text:p>x</text:p>
          </table:table-cell>
          <table:table-cell office:value-type="float" office:value="2.71102439941784" calcext:value-type="float">
            <text:p>2.71102439941784</text:p>
          </table:table-cell>
          <table:table-cell office:value-type="string" calcext:value-type="string">
            <text:p>y</text:p>
          </table:table-cell>
          <table:table-cell office:value-type="float" office:value="1.68185257648774" calcext:value-type="float">
            <text:p>1.68185257648774</text:p>
          </table:table-cell>
          <table:table-cell office:value-type="string" calcext:value-type="string">
            <text:p>degrees</text:p>
          </table:table-cell>
          <table:table-cell office:value-type="float" office:value="64.7803081146697" calcext:value-type="float">
            <text:p>64.7803081146697</text:p>
          </table:table-cell>
          <table:table-cell office:value-type="string" calcext:value-type="string">
            <text:p>velocityMetersPerSec</text:p>
          </table:table-cell>
          <table:table-cell office:value-type="float" office:value="1.50858150734031" calcext:value-type="float">
            <text:p>1.50858150734031</text:p>
          </table:table-cell>
          <table:table-cell table:number-columns-repeated="16370"/>
        </table:table-row>
        <table:table-row table:style-name="ro1">
          <table:table-cell table:style-name="ce21" table:formula="of:=([.B105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9198734110635" calcext:value-type="float">
            <text:p>2.49198734110635</text:p>
          </table:table-cell>
          <table:table-cell office:value-type="string" calcext:value-type="string">
            <text:p>x</text:p>
          </table:table-cell>
          <table:table-cell office:value-type="float" office:value="2.74123896081455" calcext:value-type="float">
            <text:p>2.74123896081455</text:p>
          </table:table-cell>
          <table:table-cell office:value-type="string" calcext:value-type="string">
            <text:p>y</text:p>
          </table:table-cell>
          <table:table-cell office:value-type="float" office:value="1.74811301090977" calcext:value-type="float">
            <text:p>1.74811301090977</text:p>
          </table:table-cell>
          <table:table-cell office:value-type="string" calcext:value-type="string">
            <text:p>degrees</text:p>
          </table:table-cell>
          <table:table-cell office:value-type="float" office:value="66.1932599223261" calcext:value-type="float">
            <text:p>66.1932599223261</text:p>
          </table:table-cell>
          <table:table-cell office:value-type="string" calcext:value-type="string">
            <text:p>velocityMetersPerSec</text:p>
          </table:table-cell>
          <table:table-cell office:value-type="float" office:value="1.51057058418879" calcext:value-type="float">
            <text:p>1.51057058418879</text:p>
          </table:table-cell>
          <table:table-cell table:number-columns-repeated="16370"/>
        </table:table-row>
        <table:table-row table:style-name="ro1">
          <table:table-cell table:style-name="ce21" table:formula="of:=([.B106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4031128598341" calcext:value-type="float">
            <text:p>2.54031128598341</text:p>
          </table:table-cell>
          <table:table-cell office:value-type="string" calcext:value-type="string">
            <text:p>x</text:p>
          </table:table-cell>
          <table:table-cell office:value-type="float" office:value="2.76989853865046" calcext:value-type="float">
            <text:p>2.76989853865046</text:p>
          </table:table-cell>
          <table:table-cell office:value-type="string" calcext:value-type="string">
            <text:p>y</text:p>
          </table:table-cell>
          <table:table-cell office:value-type="float" office:value="1.81530438404862" calcext:value-type="float">
            <text:p>1.81530438404862</text:p>
          </table:table-cell>
          <table:table-cell office:value-type="string" calcext:value-type="string">
            <text:p>degrees</text:p>
          </table:table-cell>
          <table:table-cell office:value-type="float" office:value="67.6058845836448" calcext:value-type="float">
            <text:p>67.6058845836448</text:p>
          </table:table-cell>
          <table:table-cell office:value-type="string" calcext:value-type="string">
            <text:p>velocityMetersPerSec</text:p>
          </table:table-cell>
          <table:table-cell office:value-type="float" office:value="1.5127043477206" calcext:value-type="float">
            <text:p>1.5127043477206</text:p>
          </table:table-cell>
          <table:table-cell table:number-columns-repeated="16370"/>
        </table:table-row>
        <table:table-row table:style-name="ro1">
          <table:table-cell table:style-name="ce21" table:formula="of:=([.B107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8872412540048" calcext:value-type="float">
            <text:p>2.58872412540048</text:p>
          </table:table-cell>
          <table:table-cell office:value-type="string" calcext:value-type="string">
            <text:p>x</text:p>
          </table:table-cell>
          <table:table-cell office:value-type="float" office:value="2.79698233143077" calcext:value-type="float">
            <text:p>2.79698233143077</text:p>
          </table:table-cell>
          <table:table-cell office:value-type="string" calcext:value-type="string">
            <text:p>y</text:p>
          </table:table-cell>
          <table:table-cell office:value-type="float" office:value="1.88340589440948" calcext:value-type="float">
            <text:p>1.88340589440948</text:p>
          </table:table-cell>
          <table:table-cell office:value-type="string" calcext:value-type="string">
            <text:p>degrees</text:p>
          </table:table-cell>
          <table:table-cell office:value-type="float" office:value="69.0180518399252" calcext:value-type="float">
            <text:p>69.0180518399252</text:p>
          </table:table-cell>
          <table:table-cell office:value-type="string" calcext:value-type="string">
            <text:p>velocityMetersPerSec</text:p>
          </table:table-cell>
          <table:table-cell office:value-type="float" office:value="1.51498329071169" calcext:value-type="float">
            <text:p>1.51498329071169</text:p>
          </table:table-cell>
          <table:table-cell table:number-columns-repeated="16370"/>
        </table:table-row>
        <table:table-row table:style-name="ro1">
          <table:table-cell table:style-name="ce21" table:formula="of:=([.B108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3723250053421" calcext:value-type="float">
            <text:p>2.63723250053421</text:p>
          </table:table-cell>
          <table:table-cell office:value-type="string" calcext:value-type="string">
            <text:p>x</text:p>
          </table:table-cell>
          <table:table-cell office:value-type="float" office:value="2.82246953766069" calcext:value-type="float">
            <text:p>2.82246953766069</text:p>
          </table:table-cell>
          <table:table-cell office:value-type="string" calcext:value-type="string">
            <text:p>y</text:p>
          </table:table-cell>
          <table:table-cell office:value-type="float" office:value="1.95239674049755" calcext:value-type="float">
            <text:p>1.95239674049755</text:p>
          </table:table-cell>
          <table:table-cell office:value-type="string" calcext:value-type="string">
            <text:p>degrees</text:p>
          </table:table-cell>
          <table:table-cell office:value-type="float" office:value="70.4296129685364" calcext:value-type="float">
            <text:p>70.4296129685364</text:p>
          </table:table-cell>
          <table:table-cell office:value-type="string" calcext:value-type="string">
            <text:p>velocityMetersPerSec</text:p>
          </table:table-cell>
          <table:table-cell office:value-type="float" office:value="1.51740763383103" calcext:value-type="float">
            <text:p>1.51740763383103</text:p>
          </table:table-cell>
          <table:table-cell table:number-columns-repeated="16370"/>
        </table:table-row>
        <table:table-row table:style-name="ro1">
          <table:table-cell table:style-name="ce21" table:formula="of:=([.B109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8584326479379" calcext:value-type="float">
            <text:p>2.68584326479379</text:p>
          </table:table-cell>
          <table:table-cell office:value-type="string" calcext:value-type="string">
            <text:p>x</text:p>
          </table:table-cell>
          <table:table-cell office:value-type="float" office:value="2.8463393558454" calcext:value-type="float">
            <text:p>2.8463393558454</text:p>
          </table:table-cell>
          <table:table-cell office:value-type="string" calcext:value-type="string">
            <text:p>y</text:p>
          </table:table-cell>
          <table:table-cell office:value-type="float" office:value="2.02225612081803" calcext:value-type="float">
            <text:p>2.02225612081803</text:p>
          </table:table-cell>
          <table:table-cell office:value-type="string" calcext:value-type="string">
            <text:p>degrees</text:p>
          </table:table-cell>
          <table:table-cell office:value-type="float" office:value="71.8404004092764" calcext:value-type="float">
            <text:p>71.8404004092764</text:p>
          </table:table-cell>
          <table:table-cell office:value-type="string" calcext:value-type="string">
            <text:p>velocityMetersPerSec</text:p>
          </table:table-cell>
          <table:table-cell office:value-type="float" office:value="1.5199772787096" calcext:value-type="float">
            <text:p>1.5199772787096</text:p>
          </table:table-cell>
          <table:table-cell table:number-columns-repeated="16370"/>
        </table:table-row>
        <table:table-row table:style-name="ro1">
          <table:table-cell table:style-name="ce21" table:formula="of:=([.B110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3456350003263" calcext:value-type="float">
            <text:p>2.73456350003263</text:p>
          </table:table-cell>
          <table:table-cell office:value-type="string" calcext:value-type="string">
            <text:p>x</text:p>
          </table:table-cell>
          <table:table-cell office:value-type="float" office:value="2.86857098449012" calcext:value-type="float">
            <text:p>2.86857098449012</text:p>
          </table:table-cell>
          <table:table-cell office:value-type="string" calcext:value-type="string">
            <text:p>y</text:p>
          </table:table-cell>
          <table:table-cell office:value-type="float" office:value="2.09296323387613" calcext:value-type="float">
            <text:p>2.09296323387613</text:p>
          </table:table-cell>
          <table:table-cell office:value-type="string" calcext:value-type="string">
            <text:p>degrees</text:p>
          </table:table-cell>
          <table:table-cell office:value-type="float" office:value="73.2502275258302" calcext:value-type="float">
            <text:p>73.2502275258302</text:p>
          </table:table-cell>
          <table:table-cell office:value-type="string" calcext:value-type="string">
            <text:p>velocityMetersPerSec</text:p>
          </table:table-cell>
          <table:table-cell office:value-type="float" office:value="1.52269176147572" calcext:value-type="float">
            <text:p>1.52269176147572</text:p>
          </table:table-cell>
          <table:table-cell table:number-columns-repeated="16370"/>
        </table:table-row>
        <table:table-row table:style-name="ro1">
          <table:table-cell table:style-name="ce21" table:formula="of:=([.B111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8340053312554" calcext:value-type="float">
            <text:p>2.78340053312554</text:p>
          </table:table-cell>
          <table:table-cell office:value-type="string" calcext:value-type="string">
            <text:p>x</text:p>
          </table:table-cell>
          <table:table-cell office:value-type="float" office:value="2.88914362210005" calcext:value-type="float">
            <text:p>2.88914362210005</text:p>
          </table:table-cell>
          <table:table-cell office:value-type="string" calcext:value-type="string">
            <text:p>y</text:p>
          </table:table-cell>
          <table:table-cell office:value-type="float" office:value="2.16449727817704" calcext:value-type="float">
            <text:p>2.16449727817704</text:p>
          </table:table-cell>
          <table:table-cell office:value-type="string" calcext:value-type="string">
            <text:p>degrees</text:p>
          </table:table-cell>
          <table:table-cell office:value-type="float" office:value="74.6588885069167" calcext:value-type="float">
            <text:p>74.6588885069167</text:p>
          </table:table-cell>
          <table:table-cell office:value-type="string" calcext:value-type="string">
            <text:p>velocityMetersPerSec</text:p>
          </table:table-cell>
          <table:table-cell office:value-type="float" office:value="1.52555020740907" calcext:value-type="float">
            <text:p>1.52555020740907</text:p>
          </table:table-cell>
          <table:table-cell table:number-columns-repeated="16370"/>
        </table:table-row>
        <table:table-row table:style-name="ro1">
          <table:table-cell table:style-name="ce21" table:formula="of:=([.B112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3236195285287" calcext:value-type="float">
            <text:p>2.83236195285287</text:p>
          </table:table-cell>
          <table:table-cell office:value-type="string" calcext:value-type="string">
            <text:p>x</text:p>
          </table:table-cell>
          <table:table-cell office:value-type="float" office:value="2.90803646718038" calcext:value-type="float">
            <text:p>2.90803646718038</text:p>
          </table:table-cell>
          <table:table-cell office:value-type="string" calcext:value-type="string">
            <text:p>y</text:p>
          </table:table-cell>
          <table:table-cell office:value-type="float" office:value="2.23683745222596" calcext:value-type="float">
            <text:p>2.23683745222596</text:p>
          </table:table-cell>
          <table:table-cell office:value-type="string" calcext:value-type="string">
            <text:p>degrees</text:p>
          </table:table-cell>
          <table:table-cell office:value-type="float" office:value="76.0661584107112" calcext:value-type="float">
            <text:p>76.0661584107112</text:p>
          </table:table-cell>
          <table:table-cell office:value-type="string" calcext:value-type="string">
            <text:p>velocityMetersPerSec</text:p>
          </table:table-cell>
          <table:table-cell office:value-type="float" office:value="1.52855128740269" calcext:value-type="float">
            <text:p>1.52855128740269</text:p>
          </table:table-cell>
          <table:table-cell table:number-columns-repeated="16370"/>
        </table:table-row>
        <table:table-row table:style-name="ro1">
          <table:table-cell table:style-name="ce21" table:formula="of:=([.B113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8145562702062" calcext:value-type="float">
            <text:p>2.88145562702062</text:p>
          </table:table-cell>
          <table:table-cell office:value-type="string" calcext:value-type="string">
            <text:p>x</text:p>
          </table:table-cell>
          <table:table-cell office:value-type="float" office:value="2.92522871823631" calcext:value-type="float">
            <text:p>2.92522871823631</text:p>
          </table:table-cell>
          <table:table-cell office:value-type="string" calcext:value-type="string">
            <text:p>y</text:p>
          </table:table-cell>
          <table:table-cell office:value-type="float" office:value="2.3099629545281" calcext:value-type="float">
            <text:p>2.3099629545281</text:p>
          </table:table-cell>
          <table:table-cell office:value-type="string" calcext:value-type="string">
            <text:p>degrees</text:p>
          </table:table-cell>
          <table:table-cell office:value-type="float" office:value="77.4717933550069" calcext:value-type="float">
            <text:p>77.4717933550069</text:p>
          </table:table-cell>
          <table:table-cell office:value-type="string" calcext:value-type="string">
            <text:p>velocityMetersPerSec</text:p>
          </table:table-cell>
          <table:table-cell office:value-type="float" office:value="1.53169317695083" calcext:value-type="float">
            <text:p>1.53169317695083</text:p>
          </table:table-cell>
          <table:table-cell table:number-columns-repeated="16370"/>
        </table:table-row>
        <table:table-row table:style-name="ro1">
          <table:table-cell table:style-name="ce21" table:formula="of:=([.B114]-[.$B$1])*24*3600" office:value-type="float" office:value="2.57199998013675" calcext:value-type="float">
            <text:p>2.572</text:p>
          </table:table-cell>
          <table:table-cell office:value-type="date" office:date-value="2024-11-10T20:58:02.31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3068971973293" calcext:value-type="float">
            <text:p>2.93068971973293</text:p>
          </table:table-cell>
          <table:table-cell office:value-type="string" calcext:value-type="string">
            <text:p>x</text:p>
          </table:table-cell>
          <table:table-cell office:value-type="float" office:value="2.94069957377305" calcext:value-type="float">
            <text:p>2.94069957377305</text:p>
          </table:table-cell>
          <table:table-cell office:value-type="string" calcext:value-type="string">
            <text:p>y</text:p>
          </table:table-cell>
          <table:table-cell office:value-type="float" office:value="2.38385298358864" calcext:value-type="float">
            <text:p>2.38385298358864</text:p>
          </table:table-cell>
          <table:table-cell office:value-type="string" calcext:value-type="string">
            <text:p>degrees</text:p>
          </table:table-cell>
          <table:table-cell office:value-type="float" office:value="78.8755308543441" calcext:value-type="float">
            <text:p>78.8755308543441</text:p>
          </table:table-cell>
          <table:table-cell office:value-type="string" calcext:value-type="string">
            <text:p>velocityMetersPerSec</text:p>
          </table:table-cell>
          <table:table-cell office:value-type="float" office:value="1.53497351840088" calcext:value-type="float">
            <text:p>1.53497351840088</text:p>
          </table:table-cell>
          <table:table-cell table:number-columns-repeated="16370"/>
        </table:table-row>
        <table:table-row table:style-name="ro1">
          <table:table-cell table:style-name="ce21" table:formula="of:=([.B115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8007270872098" calcext:value-type="float">
            <text:p>2.98007270872098</text:p>
          </table:table-cell>
          <table:table-cell office:value-type="string" calcext:value-type="string">
            <text:p>x</text:p>
          </table:table-cell>
          <table:table-cell office:value-type="float" office:value="2.9544282322958" calcext:value-type="float">
            <text:p>2.9544282322958</text:p>
          </table:table-cell>
          <table:table-cell office:value-type="string" calcext:value-type="string">
            <text:p>y</text:p>
          </table:table-cell>
          <table:table-cell office:value-type="float" office:value="2.45848673791281" calcext:value-type="float">
            <text:p>2.45848673791281</text:p>
          </table:table-cell>
          <table:table-cell office:value-type="string" calcext:value-type="string">
            <text:p>degrees</text:p>
          </table:table-cell>
          <table:table-cell office:value-type="float" office:value="80.2770903040055" calcext:value-type="float">
            <text:p>80.2770903040055</text:p>
          </table:table-cell>
          <table:table-cell office:value-type="string" calcext:value-type="string">
            <text:p>velocityMetersPerSec</text:p>
          </table:table-cell>
          <table:table-cell office:value-type="float" office:value="1.53838938721615" calcext:value-type="float">
            <text:p>1.53838938721615</text:p>
          </table:table-cell>
          <table:table-cell table:number-columns-repeated="16370"/>
        </table:table-row>
        <table:table-row table:style-name="ro1">
          <table:table-cell table:style-name="ce21" table:formula="of:=([.B116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2961340262037" calcext:value-type="float">
            <text:p>3.02961340262037</text:p>
          </table:table-cell>
          <table:table-cell office:value-type="string" calcext:value-type="string">
            <text:p>x</text:p>
          </table:table-cell>
          <table:table-cell office:value-type="float" office:value="2.96639389230975" calcext:value-type="float">
            <text:p>2.96639389230975</text:p>
          </table:table-cell>
          <table:table-cell office:value-type="string" calcext:value-type="string">
            <text:p>y</text:p>
          </table:table-cell>
          <table:table-cell office:value-type="float" office:value="2.53384341600579" calcext:value-type="float">
            <text:p>2.53384341600579</text:p>
          </table:table-cell>
          <table:table-cell office:value-type="string" calcext:value-type="string">
            <text:p>degrees</text:p>
          </table:table-cell>
          <table:table-cell office:value-type="float" office:value="81.6761736093579" calcext:value-type="float">
            <text:p>81.6761736093579</text:p>
          </table:table-cell>
          <table:table-cell office:value-type="string" calcext:value-type="string">
            <text:p>velocityMetersPerSec</text:p>
          </table:table-cell>
          <table:table-cell office:value-type="float" office:value="1.54193726299172" calcext:value-type="float">
            <text:p>1.54193726299172</text:p>
          </table:table-cell>
          <table:table-cell table:number-columns-repeated="16370"/>
        </table:table-row>
        <table:table-row table:style-name="ro1">
          <table:table-cell table:style-name="ce21" table:formula="of:=([.B117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7932095807777" calcext:value-type="float">
            <text:p>3.07932095807777</text:p>
          </table:table-cell>
          <table:table-cell office:value-type="string" calcext:value-type="string">
            <text:p>x</text:p>
          </table:table-cell>
          <table:table-cell office:value-type="float" office:value="2.9765757523201" calcext:value-type="float">
            <text:p>2.9765757523201</text:p>
          </table:table-cell>
          <table:table-cell office:value-type="string" calcext:value-type="string">
            <text:p>y</text:p>
          </table:table-cell>
          <table:table-cell office:value-type="float" office:value="2.60990221637278" calcext:value-type="float">
            <text:p>2.60990221637278</text:p>
          </table:table-cell>
          <table:table-cell office:value-type="string" calcext:value-type="string">
            <text:p>degrees</text:p>
          </table:table-cell>
          <table:table-cell office:value-type="float" office:value="83.0724659575419" calcext:value-type="float">
            <text:p>83.0724659575419</text:p>
          </table:table-cell>
          <table:table-cell office:value-type="string" calcext:value-type="string">
            <text:p>velocityMetersPerSec</text:p>
          </table:table-cell>
          <table:table-cell office:value-type="float" office:value="1.5456130059466" calcext:value-type="float">
            <text:p>1.5456130059466</text:p>
          </table:table-cell>
          <table:table-cell table:number-columns-repeated="16370"/>
        </table:table-row>
        <table:table-row table:style-name="ro1">
          <table:table-cell table:style-name="ce21" table:formula="of:=([.B118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2996106858881" calcext:value-type="float">
            <text:p>3.12996106858881</text:p>
          </table:table-cell>
          <table:table-cell office:value-type="string" calcext:value-type="string">
            <text:p>x</text:p>
          </table:table-cell>
          <table:table-cell office:value-type="float" office:value="2.98495301083207" calcext:value-type="float">
            <text:p>2.98495301083207</text:p>
          </table:table-cell>
          <table:table-cell office:value-type="string" calcext:value-type="string">
            <text:p>y</text:p>
          </table:table-cell>
          <table:table-cell office:value-type="float" office:value="2.68664233751899" calcext:value-type="float">
            <text:p>2.68664233751899</text:p>
          </table:table-cell>
          <table:table-cell office:value-type="string" calcext:value-type="string">
            <text:p>degrees</text:p>
          </table:table-cell>
          <table:table-cell office:value-type="float" office:value="84.4656367269975" calcext:value-type="float">
            <text:p>84.4656367269975</text:p>
          </table:table-cell>
          <table:table-cell office:value-type="string" calcext:value-type="string">
            <text:p>velocityMetersPerSec</text:p>
          </table:table-cell>
          <table:table-cell office:value-type="float" office:value="1.50319607897335" calcext:value-type="float">
            <text:p>1.50319607897335</text:p>
          </table:table-cell>
          <table:table-cell table:number-columns-repeated="16370"/>
        </table:table-row>
        <table:table-row table:style-name="ro1">
          <table:table-cell table:style-name="ce21" table:formula="of:=([.B119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8530344994466" calcext:value-type="float">
            <text:p>3.18530344994466</text:p>
          </table:table-cell>
          <table:table-cell office:value-type="string" calcext:value-type="string">
            <text:p>x</text:p>
          </table:table-cell>
          <table:table-cell office:value-type="float" office:value="2.99150486635084" calcext:value-type="float">
            <text:p>2.99150486635084</text:p>
          </table:table-cell>
          <table:table-cell office:value-type="string" calcext:value-type="string">
            <text:p>y</text:p>
          </table:table-cell>
          <table:table-cell office:value-type="float" office:value="2.76404297794962" calcext:value-type="float">
            <text:p>2.76404297794962</text:p>
          </table:table-cell>
          <table:table-cell office:value-type="string" calcext:value-type="string">
            <text:p>degrees</text:p>
          </table:table-cell>
          <table:table-cell office:value-type="float" office:value="85.8553405287765" calcext:value-type="float">
            <text:p>85.8553405287765</text:p>
          </table:table-cell>
          <table:table-cell office:value-type="string" calcext:value-type="string">
            <text:p>velocityMetersPerSec</text:p>
          </table:table-cell>
          <table:table-cell office:value-type="float" office:value="1.30396350609228" calcext:value-type="float">
            <text:p>1.30396350609228</text:p>
          </table:table-cell>
          <table:table-cell table:number-columns-repeated="16370"/>
        </table:table-row>
        <table:table-row table:style-name="ro1">
          <table:table-cell table:style-name="ce21" table:formula="of:=([.B120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5126716807938" calcext:value-type="float">
            <text:p>3.25126716807938</text:p>
          </table:table-cell>
          <table:table-cell office:value-type="string" calcext:value-type="string">
            <text:p>x</text:p>
          </table:table-cell>
          <table:table-cell office:value-type="float" office:value="2.99621051738162" calcext:value-type="float">
            <text:p>2.99621051738162</text:p>
          </table:table-cell>
          <table:table-cell office:value-type="string" calcext:value-type="string">
            <text:p>y</text:p>
          </table:table-cell>
          <table:table-cell office:value-type="float" office:value="2.84208333616986" calcext:value-type="float">
            <text:p>2.84208333616986</text:p>
          </table:table-cell>
          <table:table-cell office:value-type="string" calcext:value-type="string">
            <text:p>degrees</text:p>
          </table:table-cell>
          <table:table-cell office:value-type="float" office:value="87.2412183720813" calcext:value-type="float">
            <text:p>87.2412183720813</text:p>
          </table:table-cell>
          <table:table-cell office:value-type="string" calcext:value-type="string">
            <text:p>velocityMetersPerSec</text:p>
          </table:table-cell>
          <table:table-cell office:value-type="float" office:value="1.06649412080731" calcext:value-type="float">
            <text:p>1.06649412080731</text:p>
          </table:table-cell>
          <table:table-cell table:number-columns-repeated="16370"/>
        </table:table-row>
        <table:table-row table:style-name="ro1">
          <table:table-cell table:style-name="ce21" table:formula="of:=([.B121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376702313283" calcext:value-type="float">
            <text:p>3.3376702313283</text:p>
          </table:table-cell>
          <table:table-cell office:value-type="string" calcext:value-type="string">
            <text:p>x</text:p>
          </table:table-cell>
          <table:table-cell office:value-type="float" office:value="2.9990491624296" calcext:value-type="float">
            <text:p>2.9990491624296</text:p>
          </table:table-cell>
          <table:table-cell office:value-type="string" calcext:value-type="string">
            <text:p>y</text:p>
          </table:table-cell>
          <table:table-cell office:value-type="float" office:value="2.92074261068492" calcext:value-type="float">
            <text:p>2.92074261068492</text:p>
          </table:table-cell>
          <table:table-cell office:value-type="string" calcext:value-type="string">
            <text:p>degrees</text:p>
          </table:table-cell>
          <table:table-cell office:value-type="float" office:value="88.6228989449987" calcext:value-type="float">
            <text:p>88.6228989449987</text:p>
          </table:table-cell>
          <table:table-cell office:value-type="string" calcext:value-type="string">
            <text:p>velocityMetersPerSec</text:p>
          </table:table-cell>
          <table:table-cell office:value-type="float" office:value="0.755443093111201" calcext:value-type="float">
            <text:p>0.755443093111201</text:p>
          </table:table-cell>
          <table:table-cell table:number-columns-repeated="16370"/>
        </table:table-row>
        <table:table-row table:style-name="ro1">
          <table:table-cell table:style-name="ce21" table:formula="of:=([.B122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475155349703" calcext:value-type="float">
            <text:p>3.54751553497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gre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123]-[.$B$1])*24*3600" office:value-type="float" office:value="2.5730001507327" calcext:value-type="float">
            <text:p>2.573</text:p>
          </table:table-cell>
          <table:table-cell office:value-type="date" office:date-value="2024-11-10T20:58:02.31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est Curve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124]-[.$B$1])*24*3600" office:value-type="float" office:value="2.5739996926859" calcext:value-type="float">
            <text:p>2.574</text:p>
          </table:table-cell>
          <table:table-cell office:value-type="date" office:date-value="2024-11-10T20:58:02.31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yout Trajectory</text:p>
          </table:table-cell>
          <table:table-cell office:value-type="string" calcext:value-type="string">
            <text:p>maxSpeed</text:p>
          </table:table-cell>
          <table:table-cell office:value-type="float" office:value="2.1375" calcext:value-type="float">
            <text:p>2.1375</text:p>
          </table:table-cell>
          <table:table-cell office:value-type="string" calcext:value-type="string">
            <text:p>maxAcceleration</text:p>
          </table:table-cell>
          <table:table-cell office:value-type="float" office:value="4.5" calcext:value-type="float">
            <text:p>4.5</text:p>
          </table:table-cell>
          <table:table-cell table:number-columns-repeated="16376"/>
        </table:table-row>
        <table:table-row table:style-name="ro1">
          <table:table-cell table:style-name="ce21" table:formula="of:=([.B125]-[.$B$1])*24*3600" office:value-type="float" office:value="2.58499968331307" calcext:value-type="float">
            <text:p>2.585</text:p>
          </table:table-cell>
          <table:table-cell office:value-type="date" office:date-value="2024-11-10T20:58:02.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.0922" calcext:value-type="float">
            <text:p>1.0922</text:p>
          </table:table-cell>
          <table:table-cell office:value-type="string" calcext:value-type="string">
            <text:p>y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126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12652969238075" calcext:value-type="float">
            <text:p>0.212652969238075</text:p>
          </table:table-cell>
          <table:table-cell office:value-type="string" calcext:value-type="string">
            <text:p>x</text:p>
          </table:table-cell>
          <table:table-cell office:value-type="float" office:value="1.19394786590038" calcext:value-type="float">
            <text:p>1.19394786590038</text:p>
          </table:table-cell>
          <table:table-cell office:value-type="string" calcext:value-type="string">
            <text:p>y</text:p>
          </table:table-cell>
          <table:table-cell office:value-type="float" office:value="2.28592714603848" calcext:value-type="float">
            <text:p>2.28592714603848</text:p>
          </table:table-cell>
          <table:table-cell office:value-type="string" calcext:value-type="string">
            <text:p>degrees</text:p>
          </table:table-cell>
          <table:table-cell office:value-type="float" office:value="-0.0832161776087815" calcext:value-type="float">
            <text:p>-0.0832161776087815</text:p>
          </table:table-cell>
          <table:table-cell office:value-type="string" calcext:value-type="string">
            <text:p>velocityMetersPerSec</text:p>
          </table:table-cell>
          <table:table-cell office:value-type="float" office:value="0.956938361571337" calcext:value-type="float">
            <text:p>0.956938361571337</text:p>
          </table:table-cell>
          <table:table-cell table:number-columns-repeated="16370"/>
        </table:table-row>
        <table:table-row table:style-name="ro1">
          <table:table-cell table:style-name="ce21" table:formula="of:=([.B127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00297342888337" calcext:value-type="float">
            <text:p>0.300297342888337</text:p>
          </table:table-cell>
          <table:table-cell office:value-type="string" calcext:value-type="string">
            <text:p>x</text:p>
          </table:table-cell>
          <table:table-cell office:value-type="float" office:value="1.29510133514136" calcext:value-type="float">
            <text:p>1.29510133514136</text:p>
          </table:table-cell>
          <table:table-cell office:value-type="string" calcext:value-type="string">
            <text:p>y</text:p>
          </table:table-cell>
          <table:table-cell office:value-type="float" office:value="2.2857019816409" calcext:value-type="float">
            <text:p>2.2857019816409</text:p>
          </table:table-cell>
          <table:table-cell office:value-type="string" calcext:value-type="string">
            <text:p>degrees</text:p>
          </table:table-cell>
          <table:table-cell office:value-type="float" office:value="-0.173080634575481" calcext:value-type="float">
            <text:p>-0.173080634575481</text:p>
          </table:table-cell>
          <table:table-cell office:value-type="string" calcext:value-type="string">
            <text:p>velocityMetersPerSec</text:p>
          </table:table-cell>
          <table:table-cell office:value-type="float" office:value="1.35133804299751" calcext:value-type="float">
            <text:p>1.35133804299751</text:p>
          </table:table-cell>
          <table:table-cell table:number-columns-repeated="16370"/>
        </table:table-row>
        <table:table-row table:style-name="ro1">
          <table:table-cell table:style-name="ce21" table:formula="of:=([.B128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67219205670747" calcext:value-type="float">
            <text:p>0.367219205670747</text:p>
          </table:table-cell>
          <table:table-cell office:value-type="string" calcext:value-type="string">
            <text:p>x</text:p>
          </table:table-cell>
          <table:table-cell office:value-type="float" office:value="1.39561135309276" calcext:value-type="float">
            <text:p>1.39561135309276</text:p>
          </table:table-cell>
          <table:table-cell office:value-type="string" calcext:value-type="string">
            <text:p>y</text:p>
          </table:table-cell>
          <table:table-cell office:value-type="float" office:value="2.2853146030377" calcext:value-type="float">
            <text:p>2.2853146030377</text:p>
          </table:table-cell>
          <table:table-cell office:value-type="string" calcext:value-type="string">
            <text:p>degrees</text:p>
          </table:table-cell>
          <table:table-cell office:value-type="float" office:value="-0.269848040363673" calcext:value-type="float">
            <text:p>-0.269848040363673</text:p>
          </table:table-cell>
          <table:table-cell office:value-type="string" calcext:value-type="string">
            <text:p>velocityMetersPerSec</text:p>
          </table:table-cell>
          <table:table-cell office:value-type="float" office:value="1.65248642551836" calcext:value-type="float">
            <text:p>1.65248642551836</text:p>
          </table:table-cell>
          <table:table-cell table:number-columns-repeated="16370"/>
        </table:table-row>
        <table:table-row table:style-name="ro1">
          <table:table-cell table:style-name="ce21" table:formula="of:=([.B129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23336722476289" calcext:value-type="float">
            <text:p>0.423336722476289</text:p>
          </table:table-cell>
          <table:table-cell office:value-type="string" calcext:value-type="string">
            <text:p>x</text:p>
          </table:table-cell>
          <table:table-cell office:value-type="float" office:value="1.49542886512438" calcext:value-type="float">
            <text:p>1.49542886512438</text:p>
          </table:table-cell>
          <table:table-cell office:value-type="string" calcext:value-type="string">
            <text:p>y</text:p>
          </table:table-cell>
          <table:table-cell office:value-type="float" office:value="2.28475510645935" calcext:value-type="float">
            <text:p>2.28475510645935</text:p>
          </table:table-cell>
          <table:table-cell office:value-type="string" calcext:value-type="string">
            <text:p>degrees</text:p>
          </table:table-cell>
          <table:table-cell office:value-type="float" office:value="-0.373799854671319" calcext:value-type="float">
            <text:p>-0.373799854671319</text:p>
          </table:table-cell>
          <table:table-cell office:value-type="string" calcext:value-type="string">
            <text:p>velocityMetersPerSec</text:p>
          </table:table-cell>
          <table:table-cell office:value-type="float" office:value="1.9050152511433" calcext:value-type="float">
            <text:p>1.9050152511433</text:p>
          </table:table-cell>
          <table:table-cell table:number-columns-repeated="16370"/>
        </table:table-row>
        <table:table-row table:style-name="ro1">
          <table:table-cell table:style-name="ce21" table:formula="of:=([.B130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72511569179816" calcext:value-type="float">
            <text:p>0.472511569179816</text:p>
          </table:table-cell>
          <table:table-cell office:value-type="string" calcext:value-type="string">
            <text:p>x</text:p>
          </table:table-cell>
          <table:table-cell office:value-type="float" office:value="1.59450481660603" calcext:value-type="float">
            <text:p>1.59450481660603</text:p>
          </table:table-cell>
          <table:table-cell office:value-type="string" calcext:value-type="string">
            <text:p>y</text:p>
          </table:table-cell>
          <table:table-cell office:value-type="float" office:value="2.2840135881363" calcext:value-type="float">
            <text:p>2.2840135881363</text:p>
          </table:table-cell>
          <table:table-cell office:value-type="string" calcext:value-type="string">
            <text:p>degrees</text:p>
          </table:table-cell>
          <table:table-cell office:value-type="float" office:value="-0.485246580693454" calcext:value-type="float">
            <text:p>-0.485246580693454</text:p>
          </table:table-cell>
          <table:table-cell office:value-type="string" calcext:value-type="string">
            <text:p>velocityMetersPerSec</text:p>
          </table:table-cell>
          <table:table-cell office:value-type="float" office:value="2.1246353923479" calcext:value-type="float">
            <text:p>2.1246353923479</text:p>
          </table:table-cell>
          <table:table-cell table:number-columns-repeated="16370"/>
        </table:table-row>
        <table:table-row table:style-name="ro1">
          <table:table-cell table:style-name="ce21" table:formula="of:=([.B131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18784770117617" calcext:value-type="float">
            <text:p>0.518784770117617</text:p>
          </table:table-cell>
          <table:table-cell office:value-type="string" calcext:value-type="string">
            <text:p>x</text:p>
          </table:table-cell>
          <table:table-cell office:value-type="float" office:value="1.69279015290752" calcext:value-type="float">
            <text:p>1.69279015290752</text:p>
          </table:table-cell>
          <table:table-cell office:value-type="string" calcext:value-type="string">
            <text:p>y</text:p>
          </table:table-cell>
          <table:table-cell office:value-type="float" office:value="2.283080144299" calcext:value-type="float">
            <text:p>2.283080144299</text:p>
          </table:table-cell>
          <table:table-cell office:value-type="string" calcext:value-type="string">
            <text:p>degrees</text:p>
          </table:table-cell>
          <table:table-cell office:value-type="float" office:value="-0.604530322561424" calcext:value-type="float">
            <text:p>-0.604530322561424</text:p>
          </table:table-cell>
          <table:table-cell office:value-type="string" calcext:value-type="string">
            <text:p>velocityMetersPerSec</text:p>
          </table:table-cell>
          <table:table-cell office:value-type="float" office:value="2.12360189405416" calcext:value-type="float">
            <text:p>2.12360189405416</text:p>
          </table:table-cell>
          <table:table-cell table:number-columns-repeated="16370"/>
        </table:table-row>
        <table:table-row table:style-name="ro1">
          <table:table-cell table:style-name="ce21" table:formula="of:=([.B132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64686835052644" calcext:value-type="float">
            <text:p>0.564686835052644</text:p>
          </table:table-cell>
          <table:table-cell office:value-type="string" calcext:value-type="string">
            <text:p>x</text:p>
          </table:table-cell>
          <table:table-cell office:value-type="float" office:value="1.79023581939865" calcext:value-type="float">
            <text:p>1.79023581939865</text:p>
          </table:table-cell>
          <table:table-cell office:value-type="string" calcext:value-type="string">
            <text:p>y</text:p>
          </table:table-cell>
          <table:table-cell office:value-type="float" office:value="2.28194487117792" calcext:value-type="float">
            <text:p>2.28194487117792</text:p>
          </table:table-cell>
          <table:table-cell office:value-type="string" calcext:value-type="string">
            <text:p>degrees</text:p>
          </table:table-cell>
          <table:table-cell office:value-type="float" office:value="-0.732027687895076" calcext:value-type="float">
            <text:p>-0.732027687895076</text:p>
          </table:table-cell>
          <table:table-cell office:value-type="string" calcext:value-type="string">
            <text:p>velocityMetersPerSec</text:p>
          </table:table-cell>
          <table:table-cell office:value-type="float" office:value="2.12249376860578" calcext:value-type="float">
            <text:p>2.12249376860578</text:p>
          </table:table-cell>
          <table:table-cell table:number-columns-repeated="16370"/>
        </table:table-row>
        <table:table-row table:style-name="ro1">
          <table:table-cell table:style-name="ce21" table:formula="of:=([.B133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10196250986904" calcext:value-type="float">
            <text:p>0.610196250986904</text:p>
          </table:table-cell>
          <table:table-cell office:value-type="string" calcext:value-type="string">
            <text:p>x</text:p>
          </table:table-cell>
          <table:table-cell office:value-type="float" office:value="1.88679276144924" calcext:value-type="float">
            <text:p>1.88679276144924</text:p>
          </table:table-cell>
          <table:table-cell office:value-type="string" calcext:value-type="string">
            <text:p>y</text:p>
          </table:table-cell>
          <table:table-cell office:value-type="float" office:value="2.28059786500349" calcext:value-type="float">
            <text:p>2.28059786500349</text:p>
          </table:table-cell>
          <table:table-cell office:value-type="string" calcext:value-type="string">
            <text:p>degrees</text:p>
          </table:table-cell>
          <table:table-cell office:value-type="float" office:value="-0.868153083435925" calcext:value-type="float">
            <text:p>-0.868153083435925</text:p>
          </table:table-cell>
          <table:table-cell office:value-type="string" calcext:value-type="string">
            <text:p>velocityMetersPerSec</text:p>
          </table:table-cell>
          <table:table-cell office:value-type="float" office:value="2.12130216839218" calcext:value-type="float">
            <text:p>2.12130216839218</text:p>
          </table:table-cell>
          <table:table-cell table:number-columns-repeated="16370"/>
        </table:table-row>
        <table:table-row table:style-name="ro1">
          <table:table-cell table:style-name="ce21" table:formula="of:=([.B134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55291667048548" calcext:value-type="float">
            <text:p>0.655291667048548</text:p>
          </table:table-cell>
          <table:table-cell office:value-type="string" calcext:value-type="string">
            <text:p>x</text:p>
          </table:table-cell>
          <table:table-cell office:value-type="float" office:value="1.98241192442909" calcext:value-type="float">
            <text:p>1.98241192442909</text:p>
          </table:table-cell>
          <table:table-cell office:value-type="string" calcext:value-type="string">
            <text:p>y</text:p>
          </table:table-cell>
          <table:table-cell office:value-type="float" office:value="2.27902922200619" calcext:value-type="float">
            <text:p>2.27902922200619</text:p>
          </table:table-cell>
          <table:table-cell office:value-type="string" calcext:value-type="string">
            <text:p>degrees</text:p>
          </table:table-cell>
          <table:table-cell office:value-type="float" office:value="-1.01336246005884" calcext:value-type="float">
            <text:p>-1.01336246005884</text:p>
          </table:table-cell>
          <table:table-cell office:value-type="string" calcext:value-type="string">
            <text:p>velocityMetersPerSec</text:p>
          </table:table-cell>
          <table:table-cell office:value-type="float" office:value="2.12001712068617" calcext:value-type="float">
            <text:p>2.12001712068617</text:p>
          </table:table-cell>
          <table:table-cell table:number-columns-repeated="16370"/>
        </table:table-row>
        <table:table-row table:style-name="ro1">
          <table:table-cell table:style-name="ce21" table:formula="of:=([.B135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99951912007202" calcext:value-type="float">
            <text:p>0.699951912007202</text:p>
          </table:table-cell>
          <table:table-cell office:value-type="string" calcext:value-type="string">
            <text:p>x</text:p>
          </table:table-cell>
          <table:table-cell office:value-type="float" office:value="2.07704425370801" calcext:value-type="float">
            <text:p>2.07704425370801</text:p>
          </table:table-cell>
          <table:table-cell office:value-type="string" calcext:value-type="string">
            <text:p>y</text:p>
          </table:table-cell>
          <table:table-cell office:value-type="float" office:value="2.27722903841646" calcext:value-type="float">
            <text:p>2.27722903841646</text:p>
          </table:table-cell>
          <table:table-cell office:value-type="string" calcext:value-type="string">
            <text:p>degrees</text:p>
          </table:table-cell>
          <table:table-cell office:value-type="float" office:value="-1.16815757336472" calcext:value-type="float">
            <text:p>-1.16815757336472</text:p>
          </table:table-cell>
          <table:table-cell office:value-type="string" calcext:value-type="string">
            <text:p>velocityMetersPerSec</text:p>
          </table:table-cell>
          <table:table-cell office:value-type="float" office:value="2.11862734691318" calcext:value-type="float">
            <text:p>2.11862734691318</text:p>
          </table:table-cell>
          <table:table-cell table:number-columns-repeated="16370"/>
        </table:table-row>
        <table:table-row table:style-name="ro1">
          <table:table-cell table:style-name="ce21" table:formula="of:=([.B136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44156014209555" calcext:value-type="float">
            <text:p>0.744156014209555</text:p>
          </table:table-cell>
          <table:table-cell office:value-type="string" calcext:value-type="string">
            <text:p>x</text:p>
          </table:table-cell>
          <table:table-cell office:value-type="float" office:value="2.17064069465581" calcext:value-type="float">
            <text:p>2.17064069465581</text:p>
          </table:table-cell>
          <table:table-cell office:value-type="string" calcext:value-type="string">
            <text:p>y</text:p>
          </table:table-cell>
          <table:table-cell office:value-type="float" office:value="2.27518741046476" calcext:value-type="float">
            <text:p>2.27518741046476</text:p>
          </table:table-cell>
          <table:table-cell office:value-type="string" calcext:value-type="string">
            <text:p>degrees</text:p>
          </table:table-cell>
          <table:table-cell office:value-type="float" office:value="-1.33309083787884" calcext:value-type="float">
            <text:p>-1.33309083787884</text:p>
          </table:table-cell>
          <table:table-cell office:value-type="string" calcext:value-type="string">
            <text:p>velocityMetersPerSec</text:p>
          </table:table-cell>
          <table:table-cell office:value-type="float" office:value="2.11712004966107" calcext:value-type="float">
            <text:p>2.11712004966107</text:p>
          </table:table-cell>
          <table:table-cell table:number-columns-repeated="16370"/>
        </table:table-row>
        <table:table-row table:style-name="ro1">
          <table:table-cell table:style-name="ce21" table:formula="of:=([.B137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87883224326162" calcext:value-type="float">
            <text:p>0.787883224326162</text:p>
          </table:table-cell>
          <table:table-cell office:value-type="string" calcext:value-type="string">
            <text:p>x</text:p>
          </table:table-cell>
          <table:table-cell office:value-type="float" office:value="2.2631521926423" calcext:value-type="float">
            <text:p>2.2631521926423</text:p>
          </table:table-cell>
          <table:table-cell office:value-type="string" calcext:value-type="string">
            <text:p>y</text:p>
          </table:table-cell>
          <table:table-cell office:value-type="float" office:value="2.27289443438155" calcext:value-type="float">
            <text:p>2.27289443438155</text:p>
          </table:table-cell>
          <table:table-cell office:value-type="string" calcext:value-type="string">
            <text:p>degrees</text:p>
          </table:table-cell>
          <table:table-cell office:value-type="float" office:value="-1.50877086704314" calcext:value-type="float">
            <text:p>-1.50877086704314</text:p>
          </table:table-cell>
          <table:table-cell office:value-type="string" calcext:value-type="string">
            <text:p>velocityMetersPerSec</text:p>
          </table:table-cell>
          <table:table-cell office:value-type="float" office:value="2.11548066083241" calcext:value-type="float">
            <text:p>2.11548066083241</text:p>
          </table:table-cell>
          <table:table-cell table:number-columns-repeated="16370"/>
        </table:table-row>
        <table:table-row table:style-name="ro1">
          <table:table-cell table:style-name="ce21" table:formula="of:=([.B138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31113041374646" calcext:value-type="float">
            <text:p>0.831113041374646</text:p>
          </table:table-cell>
          <table:table-cell office:value-type="string" calcext:value-type="string">
            <text:p>x</text:p>
          </table:table-cell>
          <table:table-cell office:value-type="float" office:value="2.35452969303728" calcext:value-type="float">
            <text:p>2.35452969303728</text:p>
          </table:table-cell>
          <table:table-cell office:value-type="string" calcext:value-type="string">
            <text:p>y</text:p>
          </table:table-cell>
          <table:table-cell office:value-type="float" office:value="2.27034020639727" calcext:value-type="float">
            <text:p>2.27034020639727</text:p>
          </table:table-cell>
          <table:table-cell office:value-type="string" calcext:value-type="string">
            <text:p>degrees</text:p>
          </table:table-cell>
          <table:table-cell office:value-type="float" office:value="-1.69586880822082" calcext:value-type="float">
            <text:p>-1.69586880822082</text:p>
          </table:table-cell>
          <table:table-cell office:value-type="string" calcext:value-type="string">
            <text:p>velocityMetersPerSec</text:p>
          </table:table-cell>
          <table:table-cell office:value-type="float" office:value="2.11369254286471" calcext:value-type="float">
            <text:p>2.11369254286471</text:p>
          </table:table-cell>
          <table:table-cell table:number-columns-repeated="16370"/>
        </table:table-row>
        <table:table-row table:style-name="ro1">
          <table:table-cell table:style-name="ce21" table:formula="of:=([.B139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73825242574769" calcext:value-type="float">
            <text:p>0.873825242574769</text:p>
          </table:table-cell>
          <table:table-cell office:value-type="string" calcext:value-type="string">
            <text:p>x</text:p>
          </table:table-cell>
          <table:table-cell office:value-type="float" office:value="2.44472414121055" calcext:value-type="float">
            <text:p>2.44472414121055</text:p>
          </table:table-cell>
          <table:table-cell office:value-type="string" calcext:value-type="string">
            <text:p>y</text:p>
          </table:table-cell>
          <table:table-cell office:value-type="float" office:value="2.26751482274239" calcext:value-type="float">
            <text:p>2.26751482274239</text:p>
          </table:table-cell>
          <table:table-cell office:value-type="string" calcext:value-type="string">
            <text:p>degrees</text:p>
          </table:table-cell>
          <table:table-cell office:value-type="float" office:value="-1.89512560248579" calcext:value-type="float">
            <text:p>-1.89512560248579</text:p>
          </table:table-cell>
          <table:table-cell office:value-type="string" calcext:value-type="string">
            <text:p>velocityMetersPerSec</text:p>
          </table:table-cell>
          <table:table-cell office:value-type="float" office:value="2.11173663310921" calcext:value-type="float">
            <text:p>2.11173663310921</text:p>
          </table:table-cell>
          <table:table-cell table:number-columns-repeated="16370"/>
        </table:table-row>
        <table:table-row table:style-name="ro1">
          <table:table-cell table:style-name="ce21" table:formula="of:=([.B140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15999917700662" calcext:value-type="float">
            <text:p>0.915999917700662</text:p>
          </table:table-cell>
          <table:table-cell office:value-type="string" calcext:value-type="string">
            <text:p>x</text:p>
          </table:table-cell>
          <table:table-cell office:value-type="float" office:value="2.53368648253194" calcext:value-type="float">
            <text:p>2.53368648253194</text:p>
          </table:table-cell>
          <table:table-cell office:value-type="string" calcext:value-type="string">
            <text:p>y</text:p>
          </table:table-cell>
          <table:table-cell office:value-type="float" office:value="2.26440837964737" calcext:value-type="float">
            <text:p>2.26440837964737</text:p>
          </table:table-cell>
          <table:table-cell office:value-type="string" calcext:value-type="string">
            <text:p>degrees</text:p>
          </table:table-cell>
          <table:table-cell office:value-type="float" office:value="-2.10736032386817" calcext:value-type="float">
            <text:p>-2.10736032386817</text:p>
          </table:table-cell>
          <table:table-cell office:value-type="string" calcext:value-type="string">
            <text:p>velocityMetersPerSec</text:p>
          </table:table-cell>
          <table:table-cell office:value-type="float" office:value="2.10959101917377" calcext:value-type="float">
            <text:p>2.10959101917377</text:p>
          </table:table-cell>
          <table:table-cell table:number-columns-repeated="16370"/>
        </table:table-row>
        <table:table-row table:style-name="ro1">
          <table:table-cell table:style-name="ce21" table:formula="of:=([.B141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57617508730139" calcext:value-type="float">
            <text:p>0.957617508730139</text:p>
          </table:table-cell>
          <table:table-cell office:value-type="string" calcext:value-type="string">
            <text:p>x</text:p>
          </table:table-cell>
          <table:table-cell office:value-type="float" office:value="2.62136766237125" calcext:value-type="float">
            <text:p>2.62136766237125</text:p>
          </table:table-cell>
          <table:table-cell office:value-type="string" calcext:value-type="string">
            <text:p>y</text:p>
          </table:table-cell>
          <table:table-cell office:value-type="float" office:value="2.26101097334264" calcext:value-type="float">
            <text:p>2.26101097334264</text:p>
          </table:table-cell>
          <table:table-cell office:value-type="string" calcext:value-type="string">
            <text:p>degrees</text:p>
          </table:table-cell>
          <table:table-cell office:value-type="float" office:value="-2.33347978300403" calcext:value-type="float">
            <text:p>-2.33347978300403</text:p>
          </table:table-cell>
          <table:table-cell office:value-type="string" calcext:value-type="string">
            <text:p>velocityMetersPerSec</text:p>
          </table:table-cell>
          <table:table-cell office:value-type="float" office:value="2.10723043018647" calcext:value-type="float">
            <text:p>2.10723043018647</text:p>
          </table:table-cell>
          <table:table-cell table:number-columns-repeated="16370"/>
        </table:table-row>
        <table:table-row table:style-name="ro1">
          <table:table-cell table:style-name="ce21" table:formula="of:=([.B142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98658855756329" calcext:value-type="float">
            <text:p>0.998658855756329</text:p>
          </table:table-cell>
          <table:table-cell office:value-type="string" calcext:value-type="string">
            <text:p>x</text:p>
          </table:table-cell>
          <table:table-cell office:value-type="float" office:value="2.70771862609828" calcext:value-type="float">
            <text:p>2.70771862609828</text:p>
          </table:table-cell>
          <table:table-cell office:value-type="string" calcext:value-type="string">
            <text:p>y</text:p>
          </table:table-cell>
          <table:table-cell office:value-type="float" office:value="2.25731270005868" calcext:value-type="float">
            <text:p>2.25731270005868</text:p>
          </table:table-cell>
          <table:table-cell office:value-type="string" calcext:value-type="string">
            <text:p>degrees</text:p>
          </table:table-cell>
          <table:table-cell office:value-type="float" office:value="-2.57448961709514" calcext:value-type="float">
            <text:p>-2.57448961709514</text:p>
          </table:table-cell>
          <table:table-cell office:value-type="string" calcext:value-type="string">
            <text:p>velocityMetersPerSec</text:p>
          </table:table-cell>
          <table:table-cell office:value-type="float" office:value="2.10462562537973" calcext:value-type="float">
            <text:p>2.10462562537973</text:p>
          </table:table-cell>
          <table:table-cell table:number-columns-repeated="16370"/>
        </table:table-row>
        <table:table-row table:style-name="ro1">
          <table:table-cell table:style-name="ce21" table:formula="of:=([.B143]-[.$B$1])*24*3600" office:value-type="float" office:value="2.58599985390902" calcext:value-type="float">
            <text:p>2.586</text:p>
          </table:table-cell>
          <table:table-cell office:value-type="date" office:date-value="2024-11-10T20:58:02.33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3910525033087" calcext:value-type="float">
            <text:p>1.03910525033087</text:p>
          </table:table-cell>
          <table:table-cell office:value-type="string" calcext:value-type="string">
            <text:p>x</text:p>
          </table:table-cell>
          <table:table-cell office:value-type="float" office:value="2.79269031908284" calcext:value-type="float">
            <text:p>2.79269031908284</text:p>
          </table:table-cell>
          <table:table-cell office:value-type="string" calcext:value-type="string">
            <text:p>y</text:p>
          </table:table-cell>
          <table:table-cell office:value-type="float" office:value="2.25330365602594" calcext:value-type="float">
            <text:p>2.25330365602594</text:p>
          </table:table-cell>
          <table:table-cell office:value-type="string" calcext:value-type="string">
            <text:p>degrees</text:p>
          </table:table-cell>
          <table:table-cell office:value-type="float" office:value="-2.83150713337347" calcext:value-type="float">
            <text:p>-2.83150713337347</text:p>
          </table:table-cell>
          <table:table-cell office:value-type="string" calcext:value-type="string">
            <text:p>velocityMetersPerSec</text:p>
          </table:table-cell>
          <table:table-cell office:value-type="float" office:value="2.10174265695232" calcext:value-type="float">
            <text:p>2.10174265695232</text:p>
          </table:table-cell>
          <table:table-cell table:number-columns-repeated="16370"/>
        </table:table-row>
        <table:table-row table:style-name="ro1">
          <table:table-cell table:style-name="ce21" table:formula="of:=([.B144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7893849766035" calcext:value-type="float">
            <text:p>1.07893849766035</text:p>
          </table:table-cell>
          <table:table-cell office:value-type="string" calcext:value-type="string">
            <text:p>x</text:p>
          </table:table-cell>
          <table:table-cell office:value-type="float" office:value="2.87623368669474" calcext:value-type="float">
            <text:p>2.87623368669474</text:p>
          </table:table-cell>
          <table:table-cell office:value-type="string" calcext:value-type="string">
            <text:p>y</text:p>
          </table:table-cell>
          <table:table-cell office:value-type="float" office:value="2.24897393747486" calcext:value-type="float">
            <text:p>2.24897393747486</text:p>
          </table:table-cell>
          <table:table-cell office:value-type="string" calcext:value-type="string">
            <text:p>degrees</text:p>
          </table:table-cell>
          <table:table-cell office:value-type="float" office:value="-3.10577622898407" calcext:value-type="float">
            <text:p>-3.10577622898407</text:p>
          </table:table-cell>
          <table:table-cell office:value-type="string" calcext:value-type="string">
            <text:p>velocityMetersPerSec</text:p>
          </table:table-cell>
          <table:table-cell office:value-type="float" office:value="2.09854197861972" calcext:value-type="float">
            <text:p>2.09854197861972</text:p>
          </table:table-cell>
          <table:table-cell table:number-columns-repeated="16370"/>
        </table:table-row>
        <table:table-row table:style-name="ro1">
          <table:table-cell table:style-name="ce21" table:formula="of:=([.B145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1814098939172" calcext:value-type="float">
            <text:p>1.11814098939172</text:p>
          </table:table-cell>
          <table:table-cell office:value-type="string" calcext:value-type="string">
            <text:p>x</text:p>
          </table:table-cell>
          <table:table-cell office:value-type="float" office:value="2.95829967430379" calcext:value-type="float">
            <text:p>2.95829967430379</text:p>
          </table:table-cell>
          <table:table-cell office:value-type="string" calcext:value-type="string">
            <text:p>y</text:p>
          </table:table-cell>
          <table:table-cell office:value-type="float" office:value="2.24431364063591" calcext:value-type="float">
            <text:p>2.24431364063591</text:p>
          </table:table-cell>
          <table:table-cell office:value-type="string" calcext:value-type="string">
            <text:p>degrees</text:p>
          </table:table-cell>
          <table:table-cell office:value-type="float" office:value="-3.39868477902651" calcext:value-type="float">
            <text:p>-3.39868477902651</text:p>
          </table:table-cell>
          <table:table-cell office:value-type="string" calcext:value-type="string">
            <text:p>velocityMetersPerSec</text:p>
          </table:table-cell>
          <table:table-cell office:value-type="float" office:value="2.09497736434657" calcext:value-type="float">
            <text:p>2.09497736434657</text:p>
          </table:table-cell>
          <table:table-cell table:number-columns-repeated="16370"/>
        </table:table-row>
        <table:table-row table:style-name="ro1">
          <table:table-cell table:style-name="ce21" table:formula="of:=([.B146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5669578911426" calcext:value-type="float">
            <text:p>1.15669578911426</text:p>
          </table:table-cell>
          <table:table-cell office:value-type="string" calcext:value-type="string">
            <text:p>x</text:p>
          </table:table-cell>
          <table:table-cell office:value-type="float" office:value="3.0388392272798" calcext:value-type="float">
            <text:p>3.0388392272798</text:p>
          </table:table-cell>
          <table:table-cell office:value-type="string" calcext:value-type="string">
            <text:p>y</text:p>
          </table:table-cell>
          <table:table-cell office:value-type="float" office:value="2.23931286173954" calcext:value-type="float">
            <text:p>2.23931286173954</text:p>
          </table:table-cell>
          <table:table-cell office:value-type="string" calcext:value-type="string">
            <text:p>degrees</text:p>
          </table:table-cell>
          <table:table-cell office:value-type="float" office:value="-3.71178496986081" calcext:value-type="float">
            <text:p>-3.71178496986081</text:p>
          </table:table-cell>
          <table:table-cell office:value-type="string" calcext:value-type="string">
            <text:p>velocityMetersPerSec</text:p>
          </table:table-cell>
          <table:table-cell office:value-type="float" office:value="2.09099459315535" calcext:value-type="float">
            <text:p>2.09099459315535</text:p>
          </table:table-cell>
          <table:table-cell table:number-columns-repeated="16370"/>
        </table:table-row>
        <table:table-row table:style-name="ro1">
          <table:table-cell table:style-name="ce21" table:formula="of:=([.B147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9458673319626" calcext:value-type="float">
            <text:p>1.19458673319626</text:p>
          </table:table-cell>
          <table:table-cell office:value-type="string" calcext:value-type="string">
            <text:p>x</text:p>
          </table:table-cell>
          <table:table-cell office:value-type="float" office:value="3.11780329099257" calcext:value-type="float">
            <text:p>3.11780329099257</text:p>
          </table:table-cell>
          <table:table-cell office:value-type="string" calcext:value-type="string">
            <text:p>y</text:p>
          </table:table-cell>
          <table:table-cell office:value-type="float" office:value="2.23396169701621" calcext:value-type="float">
            <text:p>2.23396169701621</text:p>
          </table:table-cell>
          <table:table-cell office:value-type="string" calcext:value-type="string">
            <text:p>degrees</text:p>
          </table:table-cell>
          <table:table-cell office:value-type="float" office:value="-4.04681716109821" calcext:value-type="float">
            <text:p>-4.04681716109821</text:p>
          </table:table-cell>
          <table:table-cell office:value-type="string" calcext:value-type="string">
            <text:p>velocityMetersPerSec</text:p>
          </table:table-cell>
          <table:table-cell office:value-type="float" office:value="2.08652984526425" calcext:value-type="float">
            <text:p>2.08652984526425</text:p>
          </table:table-cell>
          <table:table-cell table:number-columns-repeated="16370"/>
        </table:table-row>
        <table:table-row table:style-name="ro1">
          <table:table-cell table:style-name="ce21" table:formula="of:=([.B148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3179855019198" calcext:value-type="float">
            <text:p>1.23179855019198</text:p>
          </table:table-cell>
          <table:table-cell office:value-type="string" calcext:value-type="string">
            <text:p>x</text:p>
          </table:table-cell>
          <table:table-cell office:value-type="float" office:value="3.19514281081191" calcext:value-type="float">
            <text:p>3.19514281081191</text:p>
          </table:table-cell>
          <table:table-cell office:value-type="string" calcext:value-type="string">
            <text:p>y</text:p>
          </table:table-cell>
          <table:table-cell office:value-type="float" office:value="2.22825024269637" calcext:value-type="float">
            <text:p>2.22825024269637</text:p>
          </table:table-cell>
          <table:table-cell office:value-type="string" calcext:value-type="string">
            <text:p>degrees</text:p>
          </table:table-cell>
          <table:table-cell office:value-type="float" office:value="-4.40573799265035" calcext:value-type="float">
            <text:p>-4.40573799265035</text:p>
          </table:table-cell>
          <table:table-cell office:value-type="string" calcext:value-type="string">
            <text:p>velocityMetersPerSec</text:p>
          </table:table-cell>
          <table:table-cell office:value-type="float" office:value="2.08150774174404" calcext:value-type="float">
            <text:p>2.08150774174404</text:p>
          </table:table-cell>
          <table:table-cell table:number-columns-repeated="16370"/>
        </table:table-row>
        <table:table-row table:style-name="ro1">
          <table:table-cell table:style-name="ce21" table:formula="of:=([.B149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6831700283265" calcext:value-type="float">
            <text:p>1.26831700283265</text:p>
          </table:table-cell>
          <table:table-cell office:value-type="string" calcext:value-type="string">
            <text:p>x</text:p>
          </table:table-cell>
          <table:table-cell office:value-type="float" office:value="3.27080873210763" calcext:value-type="float">
            <text:p>3.27080873210763</text:p>
          </table:table-cell>
          <table:table-cell office:value-type="string" calcext:value-type="string">
            <text:p>y</text:p>
          </table:table-cell>
          <table:table-cell office:value-type="float" office:value="2.22216859501047" calcext:value-type="float">
            <text:p>2.22216859501047</text:p>
          </table:table-cell>
          <table:table-cell office:value-type="string" calcext:value-type="string">
            <text:p>degrees</text:p>
          </table:table-cell>
          <table:table-cell office:value-type="float" office:value="-4.79075362016117" calcext:value-type="float">
            <text:p>-4.79075362016117</text:p>
          </table:table-cell>
          <table:table-cell office:value-type="string" calcext:value-type="string">
            <text:p>velocityMetersPerSec</text:p>
          </table:table-cell>
          <table:table-cell office:value-type="float" office:value="2.0758389440379" calcext:value-type="float">
            <text:p>2.0758389440379</text:p>
          </table:table-cell>
          <table:table-cell table:number-columns-repeated="16370"/>
        </table:table-row>
        <table:table-row table:style-name="ro1">
          <table:table-cell table:style-name="ce21" table:formula="of:=([.B150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0412905760094" calcext:value-type="float">
            <text:p>1.30412905760094</text:p>
          </table:table-cell>
          <table:table-cell office:value-type="string" calcext:value-type="string">
            <text:p>x</text:p>
          </table:table-cell>
          <table:table-cell office:value-type="float" office:value="3.34475200024954" calcext:value-type="float">
            <text:p>3.34475200024954</text:p>
          </table:table-cell>
          <table:table-cell office:value-type="string" calcext:value-type="string">
            <text:p>y</text:p>
          </table:table-cell>
          <table:table-cell office:value-type="float" office:value="2.21570685018898" calcext:value-type="float">
            <text:p>2.21570685018898</text:p>
          </table:table-cell>
          <table:table-cell office:value-type="string" calcext:value-type="string">
            <text:p>degrees</text:p>
          </table:table-cell>
          <table:table-cell office:value-type="float" office:value="-5.20435917264133" calcext:value-type="float">
            <text:p>-5.20435917264133</text:p>
          </table:table-cell>
          <table:table-cell office:value-type="string" calcext:value-type="string">
            <text:p>velocityMetersPerSec</text:p>
          </table:table-cell>
          <table:table-cell office:value-type="float" office:value="2.06941721082357" calcext:value-type="float">
            <text:p>2.06941721082357</text:p>
          </table:table-cell>
          <table:table-cell table:number-columns-repeated="16370"/>
        </table:table-row>
        <table:table-row table:style-name="ro1">
          <table:table-cell table:style-name="ce21" table:formula="of:=([.B151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3922308813802" calcext:value-type="float">
            <text:p>1.33922308813802</text:p>
          </table:table-cell>
          <table:table-cell office:value-type="string" calcext:value-type="string">
            <text:p>x</text:p>
          </table:table-cell>
          <table:table-cell office:value-type="float" office:value="3.41692356060744" calcext:value-type="float">
            <text:p>3.41692356060744</text:p>
          </table:table-cell>
          <table:table-cell office:value-type="string" calcext:value-type="string">
            <text:p>y</text:p>
          </table:table-cell>
          <table:table-cell office:value-type="float" office:value="2.20885510446234" calcext:value-type="float">
            <text:p>2.20885510446234</text:p>
          </table:table-cell>
          <table:table-cell office:value-type="string" calcext:value-type="string">
            <text:p>degrees</text:p>
          </table:table-cell>
          <table:table-cell office:value-type="float" office:value="-5.64938579257006" calcext:value-type="float">
            <text:p>-5.64938579257006</text:p>
          </table:table-cell>
          <table:table-cell office:value-type="string" calcext:value-type="string">
            <text:p>velocityMetersPerSec</text:p>
          </table:table-cell>
          <table:table-cell office:value-type="float" office:value="2.06211578788703" calcext:value-type="float">
            <text:p>2.06211578788703</text:p>
          </table:table-cell>
          <table:table-cell table:number-columns-repeated="16370"/>
        </table:table-row>
        <table:table-row table:style-name="ro1">
          <table:table-cell table:style-name="ce21" table:formula="of:=([.B152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7358912032294" calcext:value-type="float">
            <text:p>1.37358912032294</text:p>
          </table:table-cell>
          <table:table-cell office:value-type="string" calcext:value-type="string">
            <text:p>x</text:p>
          </table:table-cell>
          <table:table-cell office:value-type="float" office:value="3.48727435855115" calcext:value-type="float">
            <text:p>3.48727435855115</text:p>
          </table:table-cell>
          <table:table-cell office:value-type="string" calcext:value-type="string">
            <text:p>y</text:p>
          </table:table-cell>
          <table:table-cell office:value-type="float" office:value="2.20160345406102" calcext:value-type="float">
            <text:p>2.20160345406102</text:p>
          </table:table-cell>
          <table:table-cell office:value-type="string" calcext:value-type="string">
            <text:p>degrees</text:p>
          </table:table-cell>
          <table:table-cell office:value-type="float" office:value="-6.12905695725969" calcext:value-type="float">
            <text:p>-6.12905695725969</text:p>
          </table:table-cell>
          <table:table-cell office:value-type="string" calcext:value-type="string">
            <text:p>velocityMetersPerSec</text:p>
          </table:table-cell>
          <table:table-cell office:value-type="float" office:value="2.05378298266112" calcext:value-type="float">
            <text:p>2.05378298266112</text:p>
          </table:table-cell>
          <table:table-cell table:number-columns-repeated="16370"/>
        </table:table-row>
        <table:table-row table:style-name="ro1">
          <table:table-cell table:style-name="ce21" table:formula="of:=([.B153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0721912888764" calcext:value-type="float">
            <text:p>1.40721912888764</text:p>
          </table:table-cell>
          <table:table-cell office:value-type="string" calcext:value-type="string">
            <text:p>x</text:p>
          </table:table-cell>
          <table:table-cell office:value-type="float" office:value="3.55575533945046" calcext:value-type="float">
            <text:p>3.55575533945046</text:p>
          </table:table-cell>
          <table:table-cell office:value-type="string" calcext:value-type="string">
            <text:p>y</text:p>
          </table:table-cell>
          <table:table-cell office:value-type="float" office:value="2.19394199521546" calcext:value-type="float">
            <text:p>2.19394199521546</text:p>
          </table:table-cell>
          <table:table-cell office:value-type="string" calcext:value-type="string">
            <text:p>degrees</text:p>
          </table:table-cell>
          <table:table-cell office:value-type="float" office:value="-6.64705621187289" calcext:value-type="float">
            <text:p>-6.64705621187289</text:p>
          </table:table-cell>
          <table:table-cell office:value-type="string" calcext:value-type="string">
            <text:p>velocityMetersPerSec</text:p>
          </table:table-cell>
          <table:table-cell office:value-type="float" office:value="2.04423675088648" calcext:value-type="float">
            <text:p>2.04423675088648</text:p>
          </table:table-cell>
          <table:table-cell table:number-columns-repeated="16370"/>
        </table:table-row>
        <table:table-row table:style-name="ro1">
          <table:table-cell table:style-name="ce21" table:formula="of:=([.B154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4010739800841" calcext:value-type="float">
            <text:p>1.44010739800841</text:p>
          </table:table-cell>
          <table:table-cell office:value-type="string" calcext:value-type="string">
            <text:p>x</text:p>
          </table:table-cell>
          <table:table-cell office:value-type="float" office:value="3.6223174486752" calcext:value-type="float">
            <text:p>3.6223174486752</text:p>
          </table:table-cell>
          <table:table-cell office:value-type="string" calcext:value-type="string">
            <text:p>y</text:p>
          </table:table-cell>
          <table:table-cell office:value-type="float" office:value="2.18586082415613" calcext:value-type="float">
            <text:p>2.18586082415613</text:p>
          </table:table-cell>
          <table:table-cell office:value-type="string" calcext:value-type="string">
            <text:p>degrees</text:p>
          </table:table-cell>
          <table:table-cell office:value-type="float" office:value="-7.20760899635451" calcext:value-type="float">
            <text:p>-7.20760899635451</text:p>
          </table:table-cell>
          <table:table-cell office:value-type="string" calcext:value-type="string">
            <text:p>velocityMetersPerSec</text:p>
          </table:table-cell>
          <table:table-cell office:value-type="float" office:value="2.03325810287538" calcext:value-type="float">
            <text:p>2.03325810287538</text:p>
          </table:table-cell>
          <table:table-cell table:number-columns-repeated="16370"/>
        </table:table-row>
        <table:table-row table:style-name="ro1">
          <table:table-cell table:style-name="ce21" table:formula="of:=([.B155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7225096159027" calcext:value-type="float">
            <text:p>1.47225096159027</text:p>
          </table:table-cell>
          <table:table-cell office:value-type="string" calcext:value-type="string">
            <text:p>x</text:p>
          </table:table-cell>
          <table:table-cell office:value-type="float" office:value="3.68691163159516" calcext:value-type="float">
            <text:p>3.68691163159516</text:p>
          </table:table-cell>
          <table:table-cell office:value-type="string" calcext:value-type="string">
            <text:p>y</text:p>
          </table:table-cell>
          <table:table-cell office:value-type="float" office:value="2.17735003711347" calcext:value-type="float">
            <text:p>2.17735003711347</text:p>
          </table:table-cell>
          <table:table-cell office:value-type="string" calcext:value-type="string">
            <text:p>degrees</text:p>
          </table:table-cell>
          <table:table-cell office:value-type="float" office:value="-7.81558195579818" calcext:value-type="float">
            <text:p>-7.81558195579818</text:p>
          </table:table-cell>
          <table:table-cell office:value-type="string" calcext:value-type="string">
            <text:p>velocityMetersPerSec</text:p>
          </table:table-cell>
          <table:table-cell office:value-type="float" office:value="2.02058312970349" calcext:value-type="float">
            <text:p>2.02058312970349</text:p>
          </table:table-cell>
          <table:table-cell table:number-columns-repeated="16370"/>
        </table:table-row>
        <table:table-row table:style-name="ro1">
          <table:table-cell table:style-name="ce21" table:formula="of:=([.B156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3432959175149" calcext:value-type="float">
            <text:p>1.53432959175149</text:p>
          </table:table-cell>
          <table:table-cell office:value-type="string" calcext:value-type="string">
            <text:p>x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y</text:p>
          </table:table-cell>
          <table:table-cell office:value-type="float" office:value="2.159" calcext:value-type="float">
            <text:p>2.159</text:p>
          </table:table-cell>
          <table:table-cell office:value-type="string" calcext:value-type="string">
            <text:p>degrees</text:p>
          </table:table-cell>
          <table:table-cell office:value-type="float" office:value="-9.19721479228194" calcext:value-type="float">
            <text:p>-9.19721479228194</text:p>
          </table:table-cell>
          <table:table-cell office:value-type="string" calcext:value-type="string">
            <text:p>velocityMetersPerSec</text:p>
          </table:table-cell>
          <table:table-cell office:value-type="float" office:value="1.98880512488874" calcext:value-type="float">
            <text:p>1.98880512488874</text:p>
          </table:table-cell>
          <table:table-cell table:number-columns-repeated="16370"/>
        </table:table-row>
        <table:table-row table:style-name="ro1">
          <table:table-cell table:style-name="ce21" table:formula="of:=([.B157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9349732099959" calcext:value-type="float">
            <text:p>1.59349732099959</text:p>
          </table:table-cell>
          <table:table-cell office:value-type="string" calcext:value-type="string">
            <text:p>x</text:p>
          </table:table-cell>
          <table:table-cell office:value-type="float" office:value="3.92471029579727" calcext:value-type="float">
            <text:p>3.92471029579727</text:p>
          </table:table-cell>
          <table:table-cell office:value-type="string" calcext:value-type="string">
            <text:p>y</text:p>
          </table:table-cell>
          <table:table-cell office:value-type="float" office:value="2.13880346210419" calcext:value-type="float">
            <text:p>2.13880346210419</text:p>
          </table:table-cell>
          <table:table-cell office:value-type="string" calcext:value-type="string">
            <text:p>degrees</text:p>
          </table:table-cell>
          <table:table-cell office:value-type="float" office:value="-10.8391819686889" calcext:value-type="float">
            <text:p>-10.8391819686889</text:p>
          </table:table-cell>
          <table:table-cell office:value-type="string" calcext:value-type="string">
            <text:p>velocityMetersPerSec</text:p>
          </table:table-cell>
          <table:table-cell office:value-type="float" office:value="1.94829659846531" calcext:value-type="float">
            <text:p>1.94829659846531</text:p>
          </table:table-cell>
          <table:table-cell table:number-columns-repeated="16370"/>
        </table:table-row>
        <table:table-row table:style-name="ro1">
          <table:table-cell table:style-name="ce21" table:formula="of:=([.B158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5000340238984" calcext:value-type="float">
            <text:p>1.65000340238984</text:p>
          </table:table-cell>
          <table:table-cell office:value-type="string" calcext:value-type="string">
            <text:p>x</text:p>
          </table:table-cell>
          <table:table-cell office:value-type="float" office:value="4.03106152281464" calcext:value-type="float">
            <text:p>4.03106152281464</text:p>
          </table:table-cell>
          <table:table-cell office:value-type="string" calcext:value-type="string">
            <text:p>y</text:p>
          </table:table-cell>
          <table:table-cell office:value-type="float" office:value="2.11663523519713" calcext:value-type="float">
            <text:p>2.11663523519713</text:p>
          </table:table-cell>
          <table:table-cell office:value-type="string" calcext:value-type="string">
            <text:p>degrees</text:p>
          </table:table-cell>
          <table:table-cell office:value-type="float" office:value="-12.7884608168445" calcext:value-type="float">
            <text:p>-12.7884608168445</text:p>
          </table:table-cell>
          <table:table-cell office:value-type="string" calcext:value-type="string">
            <text:p>velocityMetersPerSec</text:p>
          </table:table-cell>
          <table:table-cell office:value-type="float" office:value="1.89684965772726" calcext:value-type="float">
            <text:p>1.89684965772726</text:p>
          </table:table-cell>
          <table:table-cell table:number-columns-repeated="16370"/>
        </table:table-row>
        <table:table-row table:style-name="ro1">
          <table:table-cell table:style-name="ce21" table:formula="of:=([.B159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0420045591301" calcext:value-type="float">
            <text:p>1.70420045591301</text:p>
          </table:table-cell>
          <table:table-cell office:value-type="string" calcext:value-type="string">
            <text:p>x</text:p>
          </table:table-cell>
          <table:table-cell office:value-type="float" office:value="4.12915497305357" calcext:value-type="float">
            <text:p>4.12915497305357</text:p>
          </table:table-cell>
          <table:table-cell office:value-type="string" calcext:value-type="string">
            <text:p>y</text:p>
          </table:table-cell>
          <table:table-cell office:value-type="float" office:value="2.09236093943539" calcext:value-type="float">
            <text:p>2.09236093943539</text:p>
          </table:table-cell>
          <table:table-cell office:value-type="string" calcext:value-type="string">
            <text:p>degrees</text:p>
          </table:table-cell>
          <table:table-cell office:value-type="float" office:value="-15.1053569952726" calcext:value-type="float">
            <text:p>-15.1053569952726</text:p>
          </table:table-cell>
          <table:table-cell office:value-type="string" calcext:value-type="string">
            <text:p>velocityMetersPerSec</text:p>
          </table:table-cell>
          <table:table-cell office:value-type="float" office:value="1.83222005639738" calcext:value-type="float">
            <text:p>1.83222005639738</text:p>
          </table:table-cell>
          <table:table-cell table:number-columns-repeated="16370"/>
        </table:table-row>
        <table:table-row table:style-name="ro1">
          <table:table-cell table:style-name="ce21" table:formula="of:=([.B160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5651265868913" calcext:value-type="float">
            <text:p>1.75651265868913</text:p>
          </table:table-cell>
          <table:table-cell office:value-type="string" calcext:value-type="string">
            <text:p>x</text:p>
          </table:table-cell>
          <table:table-cell office:value-type="float" office:value="4.21909193851557" calcext:value-type="float">
            <text:p>4.21909193851557</text:p>
          </table:table-cell>
          <table:table-cell office:value-type="string" calcext:value-type="string">
            <text:p>y</text:p>
          </table:table-cell>
          <table:table-cell office:value-type="float" office:value="2.06584619497556" calcext:value-type="float">
            <text:p>2.06584619497556</text:p>
          </table:table-cell>
          <table:table-cell office:value-type="string" calcext:value-type="string">
            <text:p>degrees</text:p>
          </table:table-cell>
          <table:table-cell office:value-type="float" office:value="-17.862084695617" calcext:value-type="float">
            <text:p>-17.862084695617</text:p>
          </table:table-cell>
          <table:table-cell office:value-type="string" calcext:value-type="string">
            <text:p>velocityMetersPerSec</text:p>
          </table:table-cell>
          <table:table-cell office:value-type="float" office:value="1.75256530045027" calcext:value-type="float">
            <text:p>1.75256530045027</text:p>
          </table:table-cell>
          <table:table-cell table:number-columns-repeated="16370"/>
        </table:table-row>
        <table:table-row table:style-name="ro1">
          <table:table-cell table:style-name="ce21" table:formula="of:=([.B161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0744106503509" calcext:value-type="float">
            <text:p>1.80744106503509</text:p>
          </table:table-cell>
          <table:table-cell office:value-type="string" calcext:value-type="string">
            <text:p>x</text:p>
          </table:table-cell>
          <table:table-cell office:value-type="float" office:value="4.30097371120213" calcext:value-type="float">
            <text:p>4.30097371120213</text:p>
          </table:table-cell>
          <table:table-cell office:value-type="string" calcext:value-type="string">
            <text:p>y</text:p>
          </table:table-cell>
          <table:table-cell office:value-type="float" office:value="2.0369566219742" calcext:value-type="float">
            <text:p>2.0369566219742</text:p>
          </table:table-cell>
          <table:table-cell office:value-type="string" calcext:value-type="string">
            <text:p>degrees</text:p>
          </table:table-cell>
          <table:table-cell office:value-type="float" office:value="-21.143095024411" calcext:value-type="float">
            <text:p>-21.143095024411</text:p>
          </table:table-cell>
          <table:table-cell office:value-type="string" calcext:value-type="string">
            <text:p>velocityMetersPerSec</text:p>
          </table:table-cell>
          <table:table-cell office:value-type="float" office:value="1.65727050463258" calcext:value-type="float">
            <text:p>1.65727050463258</text:p>
          </table:table-cell>
          <table:table-cell table:number-columns-repeated="16370"/>
        </table:table-row>
        <table:table-row table:style-name="ro1">
          <table:table-cell table:style-name="ce21" table:formula="of:=([.B162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5755728962286" calcext:value-type="float">
            <text:p>1.85755728962286</text:p>
          </table:table-cell>
          <table:table-cell office:value-type="string" calcext:value-type="string">
            <text:p>x</text:p>
          </table:table-cell>
          <table:table-cell office:value-type="float" office:value="4.37490158311472" calcext:value-type="float">
            <text:p>4.37490158311472</text:p>
          </table:table-cell>
          <table:table-cell office:value-type="string" calcext:value-type="string">
            <text:p>y</text:p>
          </table:table-cell>
          <table:table-cell office:value-type="float" office:value="2.0055578405879" calcext:value-type="float">
            <text:p>2.0055578405879</text:p>
          </table:table-cell>
          <table:table-cell office:value-type="string" calcext:value-type="string">
            <text:p>degrees</text:p>
          </table:table-cell>
          <table:table-cell office:value-type="float" office:value="-25.0428776959191" calcext:value-type="float">
            <text:p>-25.0428776959191</text:p>
          </table:table-cell>
          <table:table-cell office:value-type="string" calcext:value-type="string">
            <text:p>velocityMetersPerSec</text:p>
          </table:table-cell>
          <table:table-cell office:value-type="float" office:value="1.54805665657794" calcext:value-type="float">
            <text:p>1.54805665657794</text:p>
          </table:table-cell>
          <table:table-cell table:number-columns-repeated="16370"/>
        </table:table-row>
        <table:table-row table:style-name="ro1">
          <table:table-cell table:style-name="ce21" table:formula="of:=([.B163]-[.$B$1])*24*3600" office:value-type="float" office:value="2.58700002450496" calcext:value-type="float">
            <text:p>2.587</text:p>
          </table:table-cell>
          <table:table-cell office:value-type="date" office:date-value="2024-11-10T20:58:02.33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0747508279759" calcext:value-type="float">
            <text:p>1.90747508279759</text:p>
          </table:table-cell>
          <table:table-cell office:value-type="string" calcext:value-type="string">
            <text:p>x</text:p>
          </table:table-cell>
          <table:table-cell office:value-type="float" office:value="4.44097684625483" calcext:value-type="float">
            <text:p>4.44097684625483</text:p>
          </table:table-cell>
          <table:table-cell office:value-type="string" calcext:value-type="string">
            <text:p>y</text:p>
          </table:table-cell>
          <table:table-cell office:value-type="float" office:value="1.97151547097324" calcext:value-type="float">
            <text:p>1.97151547097324</text:p>
          </table:table-cell>
          <table:table-cell office:value-type="string" calcext:value-type="string">
            <text:p>degrees</text:p>
          </table:table-cell>
          <table:table-cell office:value-type="float" office:value="-29.6586576650954" calcext:value-type="float">
            <text:p>-29.6586576650954</text:p>
          </table:table-cell>
          <table:table-cell office:value-type="string" calcext:value-type="string">
            <text:p>velocityMetersPerSec</text:p>
          </table:table-cell>
          <table:table-cell office:value-type="float" office:value="1.43000589689046" calcext:value-type="float">
            <text:p>1.43000589689046</text:p>
          </table:table-cell>
          <table:table-cell table:number-columns-repeated="16370"/>
        </table:table-row>
        <table:table-row table:style-name="ro1">
          <table:table-cell table:style-name="ce21" table:formula="of:=([.B164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3255872115691" calcext:value-type="float">
            <text:p>1.93255872115691</text:p>
          </table:table-cell>
          <table:table-cell office:value-type="string" calcext:value-type="string">
            <text:p>x</text:p>
          </table:table-cell>
          <table:table-cell office:value-type="float" office:value="4.47110140328568" calcext:value-type="float">
            <text:p>4.47110140328568</text:p>
          </table:table-cell>
          <table:table-cell office:value-type="string" calcext:value-type="string">
            <text:p>y</text:p>
          </table:table-cell>
          <table:table-cell office:value-type="float" office:value="1.9534609468792" calcext:value-type="float">
            <text:p>1.9534609468792</text:p>
          </table:table-cell>
          <table:table-cell office:value-type="string" calcext:value-type="string">
            <text:p>degrees</text:p>
          </table:table-cell>
          <table:table-cell office:value-type="float" office:value="-32.262458427912" calcext:value-type="float">
            <text:p>-32.262458427912</text:p>
          </table:table-cell>
          <table:table-cell office:value-type="string" calcext:value-type="string">
            <text:p>velocityMetersPerSec</text:p>
          </table:table-cell>
          <table:table-cell office:value-type="float" office:value="1.37027166487476" calcext:value-type="float">
            <text:p>1.37027166487476</text:p>
          </table:table-cell>
          <table:table-cell table:number-columns-repeated="16370"/>
        </table:table-row>
        <table:table-row table:style-name="ro1">
          <table:table-cell table:style-name="ce21" table:formula="of:=([.B165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5781681974824" calcext:value-type="float">
            <text:p>1.95781681974824</text:p>
          </table:table-cell>
          <table:table-cell office:value-type="string" calcext:value-type="string">
            <text:p>x</text:p>
          </table:table-cell>
          <table:table-cell office:value-type="float" office:value="4.49930079262396" calcext:value-type="float">
            <text:p>4.49930079262396</text:p>
          </table:table-cell>
          <table:table-cell office:value-type="string" calcext:value-type="string">
            <text:p>y</text:p>
          </table:table-cell>
          <table:table-cell office:value-type="float" office:value="1.93469513328678" calcext:value-type="float">
            <text:p>1.93469513328678</text:p>
          </table:table-cell>
          <table:table-cell office:value-type="string" calcext:value-type="string">
            <text:p>degrees</text:p>
          </table:table-cell>
          <table:table-cell office:value-type="float" office:value="-35.074289373256" calcext:value-type="float">
            <text:p>-35.074289373256</text:p>
          </table:table-cell>
          <table:table-cell office:value-type="string" calcext:value-type="string">
            <text:p>velocityMetersPerSec</text:p>
          </table:table-cell>
          <table:table-cell office:value-type="float" office:value="1.31185598770555" calcext:value-type="float">
            <text:p>1.31185598770555</text:p>
          </table:table-cell>
          <table:table-cell table:number-columns-repeated="16370"/>
        </table:table-row>
        <table:table-row table:style-name="ro1">
          <table:table-cell table:style-name="ce21" table:formula="of:=([.B166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8330343767065" calcext:value-type="float">
            <text:p>1.98330343767065</text:p>
          </table:table-cell>
          <table:table-cell office:value-type="string" calcext:value-type="string">
            <text:p>x</text:p>
          </table:table-cell>
          <table:table-cell office:value-type="float" office:value="4.52558767576987" calcext:value-type="float">
            <text:p>4.52558767576987</text:p>
          </table:table-cell>
          <table:table-cell office:value-type="string" calcext:value-type="string">
            <text:p>y</text:p>
          </table:table-cell>
          <table:table-cell office:value-type="float" office:value="1.91520123271556" calcext:value-type="float">
            <text:p>1.91520123271556</text:p>
          </table:table-cell>
          <table:table-cell office:value-type="string" calcext:value-type="string">
            <text:p>degrees</text:p>
          </table:table-cell>
          <table:table-cell office:value-type="float" office:value="-38.0978752435951" calcext:value-type="float">
            <text:p>-38.0978752435951</text:p>
          </table:table-cell>
          <table:table-cell office:value-type="string" calcext:value-type="string">
            <text:p>velocityMetersPerSec</text:p>
          </table:table-cell>
          <table:table-cell office:value-type="float" office:value="1.2562623609073" calcext:value-type="float">
            <text:p>1.2562623609073</text:p>
          </table:table-cell>
          <table:table-cell table:number-columns-repeated="16370"/>
        </table:table-row>
        <table:table-row table:style-name="ro1">
          <table:table-cell table:style-name="ce21" table:formula="of:=([.B167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090551078357" calcext:value-type="float">
            <text:p>2.0090551078357</text:p>
          </table:table-cell>
          <table:table-cell office:value-type="string" calcext:value-type="string">
            <text:p>x</text:p>
          </table:table-cell>
          <table:table-cell office:value-type="float" office:value="4.54997471422359" calcext:value-type="float">
            <text:p>4.54997471422359</text:p>
          </table:table-cell>
          <table:table-cell office:value-type="string" calcext:value-type="string">
            <text:p>y</text:p>
          </table:table-cell>
          <table:table-cell office:value-type="float" office:value="1.89496244768511" calcext:value-type="float">
            <text:p>1.89496244768511</text:p>
          </table:table-cell>
          <table:table-cell office:value-type="string" calcext:value-type="string">
            <text:p>degrees</text:p>
          </table:table-cell>
          <table:table-cell office:value-type="float" office:value="-41.3318635948346" calcext:value-type="float">
            <text:p>-41.3318635948346</text:p>
          </table:table-cell>
          <table:table-cell office:value-type="string" calcext:value-type="string">
            <text:p>velocityMetersPerSec</text:p>
          </table:table-cell>
          <table:table-cell office:value-type="float" office:value="1.20503521182609" calcext:value-type="float">
            <text:p>1.20503521182609</text:p>
          </table:table-cell>
          <table:table-cell table:number-columns-repeated="16370"/>
        </table:table-row>
        <table:table-row table:style-name="ro1">
          <table:table-cell table:style-name="ce21" table:formula="of:=([.B168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3508582072377" calcext:value-type="float">
            <text:p>2.03508582072377</text:p>
          </table:table-cell>
          <table:table-cell office:value-type="string" calcext:value-type="string">
            <text:p>x</text:p>
          </table:table-cell>
          <table:table-cell office:value-type="float" office:value="4.57247456948531" calcext:value-type="float">
            <text:p>4.57247456948531</text:p>
          </table:table-cell>
          <table:table-cell office:value-type="string" calcext:value-type="string">
            <text:p>y</text:p>
          </table:table-cell>
          <table:table-cell office:value-type="float" office:value="1.873961980715" calcext:value-type="float">
            <text:p>1.873961980715</text:p>
          </table:table-cell>
          <table:table-cell office:value-type="string" calcext:value-type="string">
            <text:p>degrees</text:p>
          </table:table-cell>
          <table:table-cell office:value-type="float" office:value="-44.7684334521512" calcext:value-type="float">
            <text:p>-44.7684334521512</text:p>
          </table:table-cell>
          <table:table-cell office:value-type="string" calcext:value-type="string">
            <text:p>velocityMetersPerSec</text:p>
          </table:table-cell>
          <table:table-cell office:value-type="float" office:value="1.15968216945031" calcext:value-type="float">
            <text:p>1.15968216945031</text:p>
          </table:table-cell>
          <table:table-cell table:number-columns-repeated="16370"/>
        </table:table-row>
        <table:table-row table:style-name="ro1">
          <table:table-cell table:style-name="ce21" table:formula="of:=([.B169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613827955396" calcext:value-type="float">
            <text:p>2.0613827955396</text:p>
          </table:table-cell>
          <table:table-cell office:value-type="string" calcext:value-type="string">
            <text:p>x</text:p>
          </table:table-cell>
          <table:table-cell office:value-type="float" office:value="4.59309990305521" calcext:value-type="float">
            <text:p>4.59309990305521</text:p>
          </table:table-cell>
          <table:table-cell office:value-type="string" calcext:value-type="string">
            <text:p>y</text:p>
          </table:table-cell>
          <table:table-cell office:value-type="float" office:value="1.85218303432481" calcext:value-type="float">
            <text:p>1.85218303432481</text:p>
          </table:table-cell>
          <table:table-cell office:value-type="string" calcext:value-type="string">
            <text:p>degrees</text:p>
          </table:table-cell>
          <table:table-cell office:value-type="float" office:value="-48.3920748093888" calcext:value-type="float">
            <text:p>-48.3920748093888</text:p>
          </table:table-cell>
          <table:table-cell office:value-type="string" calcext:value-type="string">
            <text:p>velocityMetersPerSec</text:p>
          </table:table-cell>
          <table:table-cell office:value-type="float" office:value="1.12160288661745" calcext:value-type="float">
            <text:p>1.12160288661745</text:p>
          </table:table-cell>
          <table:table-cell table:number-columns-repeated="16370"/>
        </table:table-row>
        <table:table-row table:style-name="ro1">
          <table:table-cell table:style-name="ce21" table:formula="of:=([.B170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8790398480567" calcext:value-type="float">
            <text:p>2.08790398480567</text:p>
          </table:table-cell>
          <table:table-cell office:value-type="string" calcext:value-type="string">
            <text:p>x</text:p>
          </table:table-cell>
          <table:table-cell office:value-type="float" office:value="4.61186337643348" calcext:value-type="float">
            <text:p>4.61186337643348</text:p>
          </table:table-cell>
          <table:table-cell office:value-type="string" calcext:value-type="string">
            <text:p>y</text:p>
          </table:table-cell>
          <table:table-cell office:value-type="float" office:value="1.8296088110341" calcext:value-type="float">
            <text:p>1.8296088110341</text:p>
          </table:table-cell>
          <table:table-cell office:value-type="string" calcext:value-type="string">
            <text:p>degrees</text:p>
          </table:table-cell>
          <table:table-cell office:value-type="float" office:value="-52.1788047515404" calcext:value-type="float">
            <text:p>-52.1788047515404</text:p>
          </table:table-cell>
          <table:table-cell office:value-type="string" calcext:value-type="string">
            <text:p>velocityMetersPerSec</text:p>
          </table:table-cell>
          <table:table-cell office:value-type="float" office:value="1.09203126655785" calcext:value-type="float">
            <text:p>1.09203126655785</text:p>
          </table:table-cell>
          <table:table-cell table:number-columns-repeated="16370"/>
        </table:table-row>
        <table:table-row table:style-name="ro1">
          <table:table-cell table:style-name="ce21" table:formula="of:=([.B171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1457829979181" calcext:value-type="float">
            <text:p>2.11457829979181</text:p>
          </table:table-cell>
          <table:table-cell office:value-type="string" calcext:value-type="string">
            <text:p>x</text:p>
          </table:table-cell>
          <table:table-cell office:value-type="float" office:value="4.62877765112031" calcext:value-type="float">
            <text:p>4.62877765112031</text:p>
          </table:table-cell>
          <table:table-cell office:value-type="string" calcext:value-type="string">
            <text:p>y</text:p>
          </table:table-cell>
          <table:table-cell office:value-type="float" office:value="1.80622251336245" calcext:value-type="float">
            <text:p>1.80622251336245</text:p>
          </table:table-cell>
          <table:table-cell office:value-type="string" calcext:value-type="string">
            <text:p>degrees</text:p>
          </table:table-cell>
          <table:table-cell office:value-type="float" office:value="-56.0961059661329" calcext:value-type="float">
            <text:p>-56.0961059661329</text:p>
          </table:table-cell>
          <table:table-cell office:value-type="string" calcext:value-type="string">
            <text:p>velocityMetersPerSec</text:p>
          </table:table-cell>
          <table:table-cell office:value-type="float" office:value="1.07199359949253" calcext:value-type="float">
            <text:p>1.07199359949253</text:p>
          </table:table-cell>
          <table:table-cell table:number-columns-repeated="16370"/>
        </table:table-row>
        <table:table-row table:style-name="ro1">
          <table:table-cell table:style-name="ce21" table:formula="of:=([.B172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4130930711492" calcext:value-type="float">
            <text:p>2.14130930711492</text:p>
          </table:table-cell>
          <table:table-cell office:value-type="string" calcext:value-type="string">
            <text:p>x</text:p>
          </table:table-cell>
          <table:table-cell office:value-type="float" office:value="4.64385538861587" calcext:value-type="float">
            <text:p>4.64385538861587</text:p>
          </table:table-cell>
          <table:table-cell office:value-type="string" calcext:value-type="string">
            <text:p>y</text:p>
          </table:table-cell>
          <table:table-cell office:value-type="float" office:value="1.78200734382943" calcext:value-type="float">
            <text:p>1.78200734382943</text:p>
          </table:table-cell>
          <table:table-cell office:value-type="string" calcext:value-type="string">
            <text:p>degrees</text:p>
          </table:table-cell>
          <table:table-cell office:value-type="float" office:value="-60.1038131399864" calcext:value-type="float">
            <text:p>-60.1038131399864</text:p>
          </table:table-cell>
          <table:table-cell office:value-type="string" calcext:value-type="string">
            <text:p>velocityMetersPerSec</text:p>
          </table:table-cell>
          <table:table-cell office:value-type="float" office:value="1.06228049088034" calcext:value-type="float">
            <text:p>1.06228049088034</text:p>
          </table:table-cell>
          <table:table-cell table:number-columns-repeated="16370"/>
        </table:table-row>
        <table:table-row table:style-name="ro1">
          <table:table-cell table:style-name="ce21" table:formula="of:=([.B173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6798258043516" calcext:value-type="float">
            <text:p>2.16798258043516</text:p>
          </table:table-cell>
          <table:table-cell office:value-type="string" calcext:value-type="string">
            <text:p>x</text:p>
          </table:table-cell>
          <table:table-cell office:value-type="float" office:value="4.65710925042037" calcext:value-type="float">
            <text:p>4.65710925042037</text:p>
          </table:table-cell>
          <table:table-cell office:value-type="string" calcext:value-type="string">
            <text:p>y</text:p>
          </table:table-cell>
          <table:table-cell office:value-type="float" office:value="1.75694650495461" calcext:value-type="float">
            <text:p>1.75694650495461</text:p>
          </table:table-cell>
          <table:table-cell office:value-type="string" calcext:value-type="string">
            <text:p>degrees</text:p>
          </table:table-cell>
          <table:table-cell office:value-type="float" office:value="-64.1560166507924" calcext:value-type="float">
            <text:p>-64.1560166507924</text:p>
          </table:table-cell>
          <table:table-cell office:value-type="string" calcext:value-type="string">
            <text:p>velocityMetersPerSec</text:p>
          </table:table-cell>
          <table:table-cell office:value-type="float" office:value="1.06342699020612" calcext:value-type="float">
            <text:p>1.06342699020612</text:p>
          </table:table-cell>
          <table:table-cell table:number-columns-repeated="16370"/>
        </table:table-row>
        <table:table-row table:style-name="ro1">
          <table:table-cell table:style-name="ce21" table:formula="of:=([.B174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9447608528042" calcext:value-type="float">
            <text:p>2.19447608528042</text:p>
          </table:table-cell>
          <table:table-cell office:value-type="string" calcext:value-type="string">
            <text:p>x</text:p>
          </table:table-cell>
          <table:table-cell office:value-type="float" office:value="4.66855189803397" calcext:value-type="float">
            <text:p>4.66855189803397</text:p>
          </table:table-cell>
          <table:table-cell office:value-type="string" calcext:value-type="string">
            <text:p>y</text:p>
          </table:table-cell>
          <table:table-cell office:value-type="float" office:value="1.73102319925757" calcext:value-type="float">
            <text:p>1.73102319925757</text:p>
          </table:table-cell>
          <table:table-cell office:value-type="string" calcext:value-type="string">
            <text:p>degrees</text:p>
          </table:table-cell>
          <table:table-cell office:value-type="float" office:value="-68.2038265682774" calcext:value-type="float">
            <text:p>-68.2038265682774</text:p>
          </table:table-cell>
          <table:table-cell office:value-type="string" calcext:value-type="string">
            <text:p>velocityMetersPerSec</text:p>
          </table:table-cell>
          <table:table-cell office:value-type="float" office:value="1.07569406479824" calcext:value-type="float">
            <text:p>1.07569406479824</text:p>
          </table:table-cell>
          <table:table-cell table:number-columns-repeated="16370"/>
        </table:table-row>
        <table:table-row table:style-name="ro1">
          <table:table-cell table:style-name="ce21" table:formula="of:=([.B175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2067217594192" calcext:value-type="float">
            <text:p>2.22067217594192</text:p>
          </table:table-cell>
          <table:table-cell office:value-type="string" calcext:value-type="string">
            <text:p>x</text:p>
          </table:table-cell>
          <table:table-cell office:value-type="float" office:value="4.67819599295688" calcext:value-type="float">
            <text:p>4.67819599295688</text:p>
          </table:table-cell>
          <table:table-cell office:value-type="string" calcext:value-type="string">
            <text:p>y</text:p>
          </table:table-cell>
          <table:table-cell office:value-type="float" office:value="1.70422062925787" calcext:value-type="float">
            <text:p>1.70422062925787</text:p>
          </table:table-cell>
          <table:table-cell office:value-type="string" calcext:value-type="string">
            <text:p>degrees</text:p>
          </table:table-cell>
          <table:table-cell office:value-type="float" office:value="-72.1986138871641" calcext:value-type="float">
            <text:p>-72.1986138871641</text:p>
          </table:table-cell>
          <table:table-cell office:value-type="string" calcext:value-type="string">
            <text:p>velocityMetersPerSec</text:p>
          </table:table-cell>
          <table:table-cell office:value-type="float" office:value="1.09904598732087" calcext:value-type="float">
            <text:p>1.09904598732087</text:p>
          </table:table-cell>
          <table:table-cell table:number-columns-repeated="16370"/>
        </table:table-row>
        <table:table-row table:style-name="ro1">
          <table:table-cell table:style-name="ce21" table:formula="of:=([.B176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4646930245765" calcext:value-type="float">
            <text:p>2.24646930245765</text:p>
          </table:table-cell>
          <table:table-cell office:value-type="string" calcext:value-type="string">
            <text:p>x</text:p>
          </table:table-cell>
          <table:table-cell office:value-type="float" office:value="4.68605419668927" calcext:value-type="float">
            <text:p>4.68605419668927</text:p>
          </table:table-cell>
          <table:table-cell office:value-type="string" calcext:value-type="string">
            <text:p>y</text:p>
          </table:table-cell>
          <table:table-cell office:value-type="float" office:value="1.67652199747509" calcext:value-type="float">
            <text:p>1.67652199747509</text:p>
          </table:table-cell>
          <table:table-cell office:value-type="string" calcext:value-type="string">
            <text:p>degrees</text:p>
          </table:table-cell>
          <table:table-cell office:value-type="float" office:value="-76.0952091811362" calcext:value-type="float">
            <text:p>-76.0952091811362</text:p>
          </table:table-cell>
          <table:table-cell office:value-type="string" calcext:value-type="string">
            <text:p>velocityMetersPerSec</text:p>
          </table:table-cell>
          <table:table-cell office:value-type="float" office:value="1.13312216884627" calcext:value-type="float">
            <text:p>1.13312216884627</text:p>
          </table:table-cell>
          <table:table-cell table:number-columns-repeated="16370"/>
        </table:table-row>
        <table:table-row table:style-name="ro1">
          <table:table-cell table:style-name="ce21" table:formula="of:=([.B177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7179157291429" calcext:value-type="float">
            <text:p>2.27179157291429</text:p>
          </table:table-cell>
          <table:table-cell office:value-type="string" calcext:value-type="string">
            <text:p>x</text:p>
          </table:table-cell>
          <table:table-cell office:value-type="float" office:value="4.69213917073133" calcext:value-type="float">
            <text:p>4.69213917073133</text:p>
          </table:table-cell>
          <table:table-cell office:value-type="string" calcext:value-type="string">
            <text:p>y</text:p>
          </table:table-cell>
          <table:table-cell office:value-type="float" office:value="1.6479105064288" calcext:value-type="float">
            <text:p>1.6479105064288</text:p>
          </table:table-cell>
          <table:table-cell office:value-type="string" calcext:value-type="string">
            <text:p>degrees</text:p>
          </table:table-cell>
          <table:table-cell office:value-type="float" office:value="-79.8545513671007" calcext:value-type="float">
            <text:p>-79.8545513671007</text:p>
          </table:table-cell>
          <table:table-cell office:value-type="string" calcext:value-type="string">
            <text:p>velocityMetersPerSec</text:p>
          </table:table-cell>
          <table:table-cell office:value-type="float" office:value="1.17720768903114" calcext:value-type="float">
            <text:p>1.17720768903114</text:p>
          </table:table-cell>
          <table:table-cell table:number-columns-repeated="16370"/>
        </table:table-row>
        <table:table-row table:style-name="ro1">
          <table:table-cell table:style-name="ce21" table:formula="of:=([.B178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9659487245023" calcext:value-type="float">
            <text:p>2.29659487245023</text:p>
          </table:table-cell>
          <table:table-cell office:value-type="string" calcext:value-type="string">
            <text:p>x</text:p>
          </table:table-cell>
          <table:table-cell office:value-type="float" office:value="4.69646357658325" calcext:value-type="float">
            <text:p>4.69646357658325</text:p>
          </table:table-cell>
          <table:table-cell office:value-type="string" calcext:value-type="string">
            <text:p>y</text:p>
          </table:table-cell>
          <table:table-cell office:value-type="float" office:value="1.61836935863858" calcext:value-type="float">
            <text:p>1.61836935863858</text:p>
          </table:table-cell>
          <table:table-cell office:value-type="string" calcext:value-type="string">
            <text:p>degrees</text:p>
          </table:table-cell>
          <table:table-cell office:value-type="float" office:value="-83.4454353704101" calcext:value-type="float">
            <text:p>-83.4454353704101</text:p>
          </table:table-cell>
          <table:table-cell office:value-type="string" calcext:value-type="string">
            <text:p>velocityMetersPerSec</text:p>
          </table:table-cell>
          <table:table-cell office:value-type="float" office:value="1.230212818473" calcext:value-type="float">
            <text:p>1.230212818473</text:p>
          </table:table-cell>
          <table:table-cell table:number-columns-repeated="16370"/>
        </table:table-row>
        <table:table-row table:style-name="ro1">
          <table:table-cell table:style-name="ce21" table:formula="of:=([.B179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2086906971999" calcext:value-type="float">
            <text:p>2.32086906971999</text:p>
          </table:table-cell>
          <table:table-cell office:value-type="string" calcext:value-type="string">
            <text:p>x</text:p>
          </table:table-cell>
          <table:table-cell office:value-type="float" office:value="4.69904007574521" calcext:value-type="float">
            <text:p>4.69904007574521</text:p>
          </table:table-cell>
          <table:table-cell office:value-type="string" calcext:value-type="string">
            <text:p>y</text:p>
          </table:table-cell>
          <table:table-cell office:value-type="float" office:value="1.58788175662399" calcext:value-type="float">
            <text:p>1.58788175662399</text:p>
          </table:table-cell>
          <table:table-cell office:value-type="string" calcext:value-type="string">
            <text:p>degrees</text:p>
          </table:table-cell>
          <table:table-cell office:value-type="float" office:value="-86.8452395743048" calcext:value-type="float">
            <text:p>-86.8452395743048</text:p>
          </table:table-cell>
          <table:table-cell office:value-type="string" calcext:value-type="string">
            <text:p>velocityMetersPerSec</text:p>
          </table:table-cell>
          <table:table-cell office:value-type="float" office:value="1.29067614129223" calcext:value-type="float">
            <text:p>1.29067614129223</text:p>
          </table:table-cell>
          <table:table-cell table:number-columns-repeated="16370"/>
        </table:table-row>
        <table:table-row table:style-name="ro1">
          <table:table-cell table:style-name="ce21" table:formula="of:=([.B180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464000727082" calcext:value-type="float">
            <text:p>2.34464000727082</text:p>
          </table:table-cell>
          <table:table-cell office:value-type="string" calcext:value-type="string">
            <text:p>x</text:p>
          </table:table-cell>
          <table:table-cell office:value-type="float" office:value="4.6998813297174" calcext:value-type="float">
            <text:p>4.6998813297174</text:p>
          </table:table-cell>
          <table:table-cell office:value-type="string" calcext:value-type="string">
            <text:p>y</text:p>
          </table:table-cell>
          <table:table-cell office:value-type="float" office:value="1.5564309029046" calcext:value-type="float">
            <text:p>1.5564309029046</text:p>
          </table:table-cell>
          <table:table-cell office:value-type="string" calcext:value-type="string">
            <text:p>degrees</text:p>
          </table:table-cell>
          <table:table-cell office:value-type="float" office:value="-90.0397329394267" calcext:value-type="float">
            <text:p>-90.0397329394267</text:p>
          </table:table-cell>
          <table:table-cell office:value-type="string" calcext:value-type="string">
            <text:p>velocityMetersPerSec</text:p>
          </table:table-cell>
          <table:table-cell office:value-type="float" office:value="1.35643044913518" calcext:value-type="float">
            <text:p>1.35643044913518</text:p>
          </table:table-cell>
          <table:table-cell table:number-columns-repeated="16370"/>
        </table:table-row>
        <table:table-row table:style-name="ro1">
          <table:table-cell table:style-name="ce21" table:formula="of:=([.B181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6820085975904" calcext:value-type="float">
            <text:p>2.36820085975904</text:p>
          </table:table-cell>
          <table:table-cell office:value-type="string" calcext:value-type="string">
            <text:p>x</text:p>
          </table:table-cell>
          <table:table-cell office:value-type="float" office:value="4.699" calcext:value-type="float">
            <text:p>4.699</text:p>
          </table:table-cell>
          <table:table-cell office:value-type="string" calcext:value-type="string">
            <text:p>y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degrees</text:p>
          </table:table-cell>
          <table:table-cell office:value-type="float" office:value="-93.0222031337369" calcext:value-type="float">
            <text:p>-93.0222031337369</text:p>
          </table:table-cell>
          <table:table-cell office:value-type="string" calcext:value-type="string">
            <text:p>velocityMetersPerSec</text:p>
          </table:table-cell>
          <table:table-cell office:value-type="float" office:value="1.39753408156299" calcext:value-type="float">
            <text:p>1.39753408156299</text:p>
          </table:table-cell>
          <table:table-cell table:number-columns-repeated="16370"/>
        </table:table-row>
        <table:table-row table:style-name="ro1">
          <table:table-cell table:style-name="ce21" table:formula="of:=([.B182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187493611611" calcext:value-type="float">
            <text:p>2.39187493611611</text:p>
          </table:table-cell>
          <table:table-cell office:value-type="string" calcext:value-type="string">
            <text:p>x</text:p>
          </table:table-cell>
          <table:table-cell office:value-type="float" office:value="4.69640792290772" calcext:value-type="float">
            <text:p>4.69640792290772</text:p>
          </table:table-cell>
          <table:table-cell office:value-type="string" calcext:value-type="string">
            <text:p>y</text:p>
          </table:table-cell>
          <table:table-cell office:value-type="float" office:value="1.49059952615563" calcext:value-type="float">
            <text:p>1.49059952615563</text:p>
          </table:table-cell>
          <table:table-cell office:value-type="string" calcext:value-type="string">
            <text:p>degrees</text:p>
          </table:table-cell>
          <table:table-cell office:value-type="float" office:value="-95.8102463528665" calcext:value-type="float">
            <text:p>-95.8102463528665</text:p>
          </table:table-cell>
          <table:table-cell office:value-type="string" calcext:value-type="string">
            <text:p>velocityMetersPerSec</text:p>
          </table:table-cell>
          <table:table-cell office:value-type="float" office:value="1.43264207539336" calcext:value-type="float">
            <text:p>1.43264207539336</text:p>
          </table:table-cell>
          <table:table-cell table:number-columns-repeated="16370"/>
        </table:table-row>
        <table:table-row table:style-name="ro1">
          <table:table-cell table:style-name="ce21" table:formula="of:=([.B183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1573243360023" calcext:value-type="float">
            <text:p>2.41573243360023</text:p>
          </table:table-cell>
          <table:table-cell office:value-type="string" calcext:value-type="string">
            <text:p>x</text:p>
          </table:table-cell>
          <table:table-cell office:value-type="float" office:value="4.6921136340133" calcext:value-type="float">
            <text:p>4.6921136340133</text:p>
          </table:table-cell>
          <table:table-cell office:value-type="string" calcext:value-type="string">
            <text:p>y</text:p>
          </table:table-cell>
          <table:table-cell office:value-type="float" office:value="1.45634906252046" calcext:value-type="float">
            <text:p>1.45634906252046</text:p>
          </table:table-cell>
          <table:table-cell office:value-type="string" calcext:value-type="string">
            <text:p>degrees</text:p>
          </table:table-cell>
          <table:table-cell office:value-type="float" office:value="-98.4479712256233" calcext:value-type="float">
            <text:p>-98.4479712256233</text:p>
          </table:table-cell>
          <table:table-cell office:value-type="string" calcext:value-type="string">
            <text:p>velocityMetersPerSec</text:p>
          </table:table-cell>
          <table:table-cell office:value-type="float" office:value="1.46109149761378" calcext:value-type="float">
            <text:p>1.46109149761378</text:p>
          </table:table-cell>
          <table:table-cell table:number-columns-repeated="16370"/>
        </table:table-row>
        <table:table-row table:style-name="ro1">
          <table:table-cell table:style-name="ce21" table:formula="of:=([.B184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6420904180608" calcext:value-type="float">
            <text:p>2.46420904180608</text:p>
          </table:table-cell>
          <table:table-cell office:value-type="string" calcext:value-type="string">
            <text:p>x</text:p>
          </table:table-cell>
          <table:table-cell office:value-type="float" office:value="4.67844926236708" calcext:value-type="float">
            <text:p>4.67844926236708</text:p>
          </table:table-cell>
          <table:table-cell office:value-type="string" calcext:value-type="string">
            <text:p>y</text:p>
          </table:table-cell>
          <table:table-cell office:value-type="float" office:value="1.38588559337712" calcext:value-type="float">
            <text:p>1.38588559337712</text:p>
          </table:table-cell>
          <table:table-cell office:value-type="string" calcext:value-type="string">
            <text:p>degrees</text:p>
          </table:table-cell>
          <table:table-cell office:value-type="float" office:value="-103.403279931006" calcext:value-type="float">
            <text:p>-103.403279931006</text:p>
          </table:table-cell>
          <table:table-cell office:value-type="string" calcext:value-type="string">
            <text:p>velocityMetersPerSec</text:p>
          </table:table-cell>
          <table:table-cell office:value-type="float" office:value="1.50017792506159" calcext:value-type="float">
            <text:p>1.50017792506159</text:p>
          </table:table-cell>
          <table:table-cell table:number-columns-repeated="16370"/>
        </table:table-row>
        <table:table-row table:style-name="ro1">
          <table:table-cell table:style-name="ce21" table:formula="of:=([.B185]-[.$B$1])*24*3600" office:value-type="float" office:value="2.5880001951009" calcext:value-type="float">
            <text:p>2.588</text:p>
          </table:table-cell>
          <table:table-cell office:value-type="date" office:date-value="2024-11-10T20:58:02.33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1384475109833" calcext:value-type="float">
            <text:p>2.51384475109833</text:p>
          </table:table-cell>
          <table:table-cell office:value-type="string" calcext:value-type="string">
            <text:p>x</text:p>
          </table:table-cell>
          <table:table-cell office:value-type="float" office:value="4.65806856815944" calcext:value-type="float">
            <text:p>4.65806856815944</text:p>
          </table:table-cell>
          <table:table-cell office:value-type="string" calcext:value-type="string">
            <text:p>y</text:p>
          </table:table-cell>
          <table:table-cell office:value-type="float" office:value="1.31378444756879" calcext:value-type="float">
            <text:p>1.31378444756879</text:p>
          </table:table-cell>
          <table:table-cell office:value-type="string" calcext:value-type="string">
            <text:p>degrees</text:p>
          </table:table-cell>
          <table:table-cell office:value-type="float" office:value="-108.108828677445" calcext:value-type="float">
            <text:p>-108.108828677445</text:p>
          </table:table-cell>
          <table:table-cell office:value-type="string" calcext:value-type="string">
            <text:p>velocityMetersPerSec</text:p>
          </table:table-cell>
          <table:table-cell office:value-type="float" office:value="1.51886962473857" calcext:value-type="float">
            <text:p>1.51886962473857</text:p>
          </table:table-cell>
          <table:table-cell table:number-columns-repeated="16370"/>
        </table:table-row>
        <table:table-row table:style-name="ro1">
          <table:table-cell table:style-name="ce21" table:formula="of:=([.B186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6479865424121" calcext:value-type="float">
            <text:p>2.56479865424121</text:p>
          </table:table-cell>
          <table:table-cell office:value-type="string" calcext:value-type="string">
            <text:p>x</text:p>
          </table:table-cell>
          <table:table-cell office:value-type="float" office:value="4.63103323448846" calcext:value-type="float">
            <text:p>4.63103323448846</text:p>
          </table:table-cell>
          <table:table-cell office:value-type="string" calcext:value-type="string">
            <text:p>y</text:p>
          </table:table-cell>
          <table:table-cell office:value-type="float" office:value="1.24122048009427" calcext:value-type="float">
            <text:p>1.24122048009427</text:p>
          </table:table-cell>
          <table:table-cell office:value-type="string" calcext:value-type="string">
            <text:p>degrees</text:p>
          </table:table-cell>
          <table:table-cell office:value-type="float" office:value="-112.736993805336" calcext:value-type="float">
            <text:p>-112.736993805336</text:p>
          </table:table-cell>
          <table:table-cell office:value-type="string" calcext:value-type="string">
            <text:p>velocityMetersPerSec</text:p>
          </table:table-cell>
          <table:table-cell office:value-type="float" office:value="1.52060999392443" calcext:value-type="float">
            <text:p>1.52060999392443</text:p>
          </table:table-cell>
          <table:table-cell table:number-columns-repeated="16370"/>
        </table:table-row>
        <table:table-row table:style-name="ro1">
          <table:table-cell table:style-name="ce21" table:formula="of:=([.B187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1718202898984" calcext:value-type="float">
            <text:p>2.61718202898984</text:p>
          </table:table-cell>
          <table:table-cell office:value-type="string" calcext:value-type="string">
            <text:p>x</text:p>
          </table:table-cell>
          <table:table-cell office:value-type="float" office:value="4.59740494445224" calcext:value-type="float">
            <text:p>4.59740494445224</text:p>
          </table:table-cell>
          <table:table-cell office:value-type="string" calcext:value-type="string">
            <text:p>y</text:p>
          </table:table-cell>
          <table:table-cell office:value-type="float" office:value="1.16936854595235" calcext:value-type="float">
            <text:p>1.16936854595235</text:p>
          </table:table-cell>
          <table:table-cell office:value-type="string" calcext:value-type="string">
            <text:p>degrees</text:p>
          </table:table-cell>
          <table:table-cell office:value-type="float" office:value="-117.429995589605" calcext:value-type="float">
            <text:p>-117.429995589605</text:p>
          </table:table-cell>
          <table:table-cell office:value-type="string" calcext:value-type="string">
            <text:p>velocityMetersPerSec</text:p>
          </table:table-cell>
          <table:table-cell office:value-type="float" office:value="1.50828899712491" calcext:value-type="float">
            <text:p>1.50828899712491</text:p>
          </table:table-cell>
          <table:table-cell table:number-columns-repeated="16370"/>
        </table:table-row>
        <table:table-row table:style-name="ro1">
          <table:table-cell table:style-name="ce21" table:formula="of:=([.B188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7109094469589" calcext:value-type="float">
            <text:p>2.67109094469589</text:p>
          </table:table-cell>
          <table:table-cell office:value-type="string" calcext:value-type="string">
            <text:p>x</text:p>
          </table:table-cell>
          <table:table-cell office:value-type="float" office:value="4.55724538114884" calcext:value-type="float">
            <text:p>4.55724538114884</text:p>
          </table:table-cell>
          <table:table-cell office:value-type="string" calcext:value-type="string">
            <text:p>y</text:p>
          </table:table-cell>
          <table:table-cell office:value-type="float" office:value="1.09940350014184" calcext:value-type="float">
            <text:p>1.09940350014184</text:p>
          </table:table-cell>
          <table:table-cell office:value-type="string" calcext:value-type="string">
            <text:p>degrees</text:p>
          </table:table-cell>
          <table:table-cell office:value-type="float" office:value="-122.311071858079" calcext:value-type="float">
            <text:p>-122.311071858079</text:p>
          </table:table-cell>
          <table:table-cell office:value-type="string" calcext:value-type="string">
            <text:p>velocityMetersPerSec</text:p>
          </table:table-cell>
          <table:table-cell office:value-type="float" office:value="1.48459423433024" calcext:value-type="float">
            <text:p>1.48459423433024</text:p>
          </table:table-cell>
          <table:table-cell table:number-columns-repeated="16370"/>
        </table:table-row>
        <table:table-row table:style-name="ro1">
          <table:table-cell table:style-name="ce21" table:formula="of:=([.B189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9864655951252" calcext:value-type="float">
            <text:p>2.69864655951252</text:p>
          </table:table-cell>
          <table:table-cell office:value-type="string" calcext:value-type="string">
            <text:p>x</text:p>
          </table:table-cell>
          <table:table-cell office:value-type="float" office:value="4.53473564799011" calcext:value-type="float">
            <text:p>4.53473564799011</text:p>
          </table:table-cell>
          <table:table-cell office:value-type="string" calcext:value-type="string">
            <text:p>y</text:p>
          </table:table-cell>
          <table:table-cell office:value-type="float" office:value="1.06549570254799" calcext:value-type="float">
            <text:p>1.06549570254799</text:p>
          </table:table-cell>
          <table:table-cell office:value-type="string" calcext:value-type="string">
            <text:p>degrees</text:p>
          </table:table-cell>
          <table:table-cell office:value-type="float" office:value="-124.856910673241" calcext:value-type="float">
            <text:p>-124.856910673241</text:p>
          </table:table-cell>
          <table:table-cell office:value-type="string" calcext:value-type="string">
            <text:p>velocityMetersPerSec</text:p>
          </table:table-cell>
          <table:table-cell office:value-type="float" office:value="1.46937533972314" calcext:value-type="float">
            <text:p>1.46937533972314</text:p>
          </table:table-cell>
          <table:table-cell table:number-columns-repeated="16370"/>
        </table:table-row>
        <table:table-row table:style-name="ro1">
          <table:table-cell table:style-name="ce21" table:formula="of:=([.B190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2662294438434" calcext:value-type="float">
            <text:p>2.72662294438434</text:p>
          </table:table-cell>
          <table:table-cell office:value-type="string" calcext:value-type="string">
            <text:p>x</text:p>
          </table:table-cell>
          <table:table-cell office:value-type="float" office:value="4.51061622767638" calcext:value-type="float">
            <text:p>4.51061622767638</text:p>
          </table:table-cell>
          <table:table-cell office:value-type="string" calcext:value-type="string">
            <text:p>y</text:p>
          </table:table-cell>
          <table:table-cell office:value-type="float" office:value="1.03250019766153" calcext:value-type="float">
            <text:p>1.03250019766153</text:p>
          </table:table-cell>
          <table:table-cell office:value-type="string" calcext:value-type="string">
            <text:p>degrees</text:p>
          </table:table-cell>
          <table:table-cell office:value-type="float" office:value="-127.489929461574" calcext:value-type="float">
            <text:p>-127.489929461574</text:p>
          </table:table-cell>
          <table:table-cell office:value-type="string" calcext:value-type="string">
            <text:p>velocityMetersPerSec</text:p>
          </table:table-cell>
          <table:table-cell office:value-type="float" office:value="1.45245580070488" calcext:value-type="float">
            <text:p>1.45245580070488</text:p>
          </table:table-cell>
          <table:table-cell table:number-columns-repeated="16370"/>
        </table:table-row>
        <table:table-row table:style-name="ro1">
          <table:table-cell table:style-name="ce21" table:formula="of:=([.B191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550328083493" calcext:value-type="float">
            <text:p>2.7550328083493</text:p>
          </table:table-cell>
          <table:table-cell office:value-type="string" calcext:value-type="string">
            <text:p>x</text:p>
          </table:table-cell>
          <table:table-cell office:value-type="float" office:value="4.48489483059489" calcext:value-type="float">
            <text:p>4.48489483059489</text:p>
          </table:table-cell>
          <table:table-cell office:value-type="string" calcext:value-type="string">
            <text:p>y</text:p>
          </table:table-cell>
          <table:table-cell office:value-type="float" office:value="1.00056384235733" calcext:value-type="float">
            <text:p>1.00056384235733</text:p>
          </table:table-cell>
          <table:table-cell office:value-type="string" calcext:value-type="string">
            <text:p>degrees</text:p>
          </table:table-cell>
          <table:table-cell office:value-type="float" office:value="-130.221733812603" calcext:value-type="float">
            <text:p>-130.221733812603</text:p>
          </table:table-cell>
          <table:table-cell office:value-type="string" calcext:value-type="string">
            <text:p>velocityMetersPerSec</text:p>
          </table:table-cell>
          <table:table-cell office:value-type="float" office:value="1.43431295843888" calcext:value-type="float">
            <text:p>1.43431295843888</text:p>
          </table:table-cell>
          <table:table-cell table:number-columns-repeated="16370"/>
        </table:table-row>
        <table:table-row table:style-name="ro1">
          <table:table-cell table:style-name="ce21" table:formula="of:=([.B192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838879123198" calcext:value-type="float">
            <text:p>2.7838879123198</text:p>
          </table:table-cell>
          <table:table-cell office:value-type="string" calcext:value-type="string">
            <text:p>x</text:p>
          </table:table-cell>
          <table:table-cell office:value-type="float" office:value="4.45757916713292" calcext:value-type="float">
            <text:p>4.45757916713292</text:p>
          </table:table-cell>
          <table:table-cell office:value-type="string" calcext:value-type="string">
            <text:p>y</text:p>
          </table:table-cell>
          <table:table-cell office:value-type="float" office:value="0.969833493510234" calcext:value-type="float">
            <text:p>0.969833493510234</text:p>
          </table:table-cell>
          <table:table-cell office:value-type="string" calcext:value-type="string">
            <text:p>degrees</text:p>
          </table:table-cell>
          <table:table-cell office:value-type="float" office:value="-133.062771091465" calcext:value-type="float">
            <text:p>-133.062771091465</text:p>
          </table:table-cell>
          <table:table-cell office:value-type="string" calcext:value-type="string">
            <text:p>velocityMetersPerSec</text:p>
          </table:table-cell>
          <table:table-cell office:value-type="float" office:value="1.41549054078349" calcext:value-type="float">
            <text:p>1.41549054078349</text:p>
          </table:table-cell>
          <table:table-cell table:number-columns-repeated="16370"/>
        </table:table-row>
        <table:table-row table:style-name="ro1">
          <table:table-cell table:style-name="ce21" table:formula="of:=([.B193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1319796679787" calcext:value-type="float">
            <text:p>2.81319796679787</text:p>
          </table:table-cell>
          <table:table-cell office:value-type="string" calcext:value-type="string">
            <text:p>x</text:p>
          </table:table-cell>
          <table:table-cell office:value-type="float" office:value="4.42867694767772" calcext:value-type="float">
            <text:p>4.42867694767772</text:p>
          </table:table-cell>
          <table:table-cell office:value-type="string" calcext:value-type="string">
            <text:p>y</text:p>
          </table:table-cell>
          <table:table-cell office:value-type="float" office:value="0.940456007995085" calcext:value-type="float">
            <text:p>0.940456007995085</text:p>
          </table:table-cell>
          <table:table-cell office:value-type="string" calcext:value-type="string">
            <text:p>degrees</text:p>
          </table:table-cell>
          <table:table-cell office:value-type="float" office:value="-136.02199964462" calcext:value-type="float">
            <text:p>-136.02199964462</text:p>
          </table:table-cell>
          <table:table-cell office:value-type="string" calcext:value-type="string">
            <text:p>velocityMetersPerSec</text:p>
          </table:table-cell>
          <table:table-cell office:value-type="float" office:value="1.39660555301846" calcext:value-type="float">
            <text:p>1.39660555301846</text:p>
          </table:table-cell>
          <table:table-cell table:number-columns-repeated="16370"/>
        </table:table-row>
        <table:table-row table:style-name="ro1">
          <table:table-cell table:style-name="ce21" table:formula="of:=([.B194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4296921909667" calcext:value-type="float">
            <text:p>2.84296921909667</text:p>
          </table:table-cell>
          <table:table-cell office:value-type="string" calcext:value-type="string">
            <text:p>x</text:p>
          </table:table-cell>
          <table:table-cell office:value-type="float" office:value="4.39819588261655" calcext:value-type="float">
            <text:p>4.39819588261655</text:p>
          </table:table-cell>
          <table:table-cell office:value-type="string" calcext:value-type="string">
            <text:p>y</text:p>
          </table:table-cell>
          <table:table-cell office:value-type="float" office:value="0.912578242686738" calcext:value-type="float">
            <text:p>0.912578242686738</text:p>
          </table:table-cell>
          <table:table-cell office:value-type="string" calcext:value-type="string">
            <text:p>degrees</text:p>
          </table:table-cell>
          <table:table-cell office:value-type="float" office:value="-139.106456840488" calcext:value-type="float">
            <text:p>-139.106456840488</text:p>
          </table:table-cell>
          <table:table-cell office:value-type="string" calcext:value-type="string">
            <text:p>velocityMetersPerSec</text:p>
          </table:table-cell>
          <table:table-cell office:value-type="float" office:value="1.3783507559255" calcext:value-type="float">
            <text:p>1.3783507559255</text:p>
          </table:table-cell>
          <table:table-cell table:number-columns-repeated="16370"/>
        </table:table-row>
        <table:table-row table:style-name="ro1">
          <table:table-cell table:style-name="ce21" table:formula="of:=([.B195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7320279277071" calcext:value-type="float">
            <text:p>2.87320279277071</text:p>
          </table:table-cell>
          <table:table-cell office:value-type="string" calcext:value-type="string">
            <text:p>x</text:p>
          </table:table-cell>
          <table:table-cell office:value-type="float" office:value="4.36614368233669" calcext:value-type="float">
            <text:p>4.36614368233669</text:p>
          </table:table-cell>
          <table:table-cell office:value-type="string" calcext:value-type="string">
            <text:p>y</text:p>
          </table:table-cell>
          <table:table-cell office:value-type="float" office:value="0.886347054460043" calcext:value-type="float">
            <text:p>0.886347054460043</text:p>
          </table:table-cell>
          <table:table-cell office:value-type="string" calcext:value-type="string">
            <text:p>degrees</text:p>
          </table:table-cell>
          <table:table-cell office:value-type="float" office:value="-142.320736674719" calcext:value-type="float">
            <text:p>-142.320736674719</text:p>
          </table:table-cell>
          <table:table-cell office:value-type="string" calcext:value-type="string">
            <text:p>velocityMetersPerSec</text:p>
          </table:table-cell>
          <table:table-cell office:value-type="float" office:value="1.36149169855777" calcext:value-type="float">
            <text:p>1.36149169855777</text:p>
          </table:table-cell>
          <table:table-cell table:number-columns-repeated="16370"/>
        </table:table-row>
        <table:table-row table:style-name="ro1">
          <table:table-cell table:style-name="ce21" table:formula="of:=([.B196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0389290210317" calcext:value-type="float">
            <text:p>2.90389290210317</text:p>
          </table:table-cell>
          <table:table-cell office:value-type="string" calcext:value-type="string">
            <text:p>x</text:p>
          </table:table-cell>
          <table:table-cell office:value-type="float" office:value="4.33252805722538" calcext:value-type="float">
            <text:p>4.33252805722538</text:p>
          </table:table-cell>
          <table:table-cell office:value-type="string" calcext:value-type="string">
            <text:p>y</text:p>
          </table:table-cell>
          <table:table-cell office:value-type="float" office:value="0.861909300189848" calcext:value-type="float">
            <text:p>0.861909300189848</text:p>
          </table:table-cell>
          <table:table-cell office:value-type="string" calcext:value-type="string">
            <text:p>degrees</text:p>
          </table:table-cell>
          <table:table-cell office:value-type="float" office:value="-145.66640268587" calcext:value-type="float">
            <text:p>-145.66640268587</text:p>
          </table:table-cell>
          <table:table-cell office:value-type="string" calcext:value-type="string">
            <text:p>velocityMetersPerSec</text:p>
          </table:table-cell>
          <table:table-cell office:value-type="float" office:value="1.34685741632039" calcext:value-type="float">
            <text:p>1.34685741632039</text:p>
          </table:table-cell>
          <table:table-cell table:number-columns-repeated="16370"/>
        </table:table-row>
        <table:table-row table:style-name="ro1">
          <table:table-cell table:style-name="ce21" table:formula="of:=([.B197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3502513899643" calcext:value-type="float">
            <text:p>2.93502513899643</text:p>
          </table:table-cell>
          <table:table-cell office:value-type="string" calcext:value-type="string">
            <text:p>x</text:p>
          </table:table-cell>
          <table:table-cell office:value-type="float" office:value="4.29735671766988" calcext:value-type="float">
            <text:p>4.29735671766988</text:p>
          </table:table-cell>
          <table:table-cell office:value-type="string" calcext:value-type="string">
            <text:p>y</text:p>
          </table:table-cell>
          <table:table-cell office:value-type="float" office:value="0.839411836751005" calcext:value-type="float">
            <text:p>0.839411836751005</text:p>
          </table:table-cell>
          <table:table-cell office:value-type="string" calcext:value-type="string">
            <text:p>degrees</text:p>
          </table:table-cell>
          <table:table-cell office:value-type="float" office:value="-149.141381711886" calcext:value-type="float">
            <text:p>-149.141381711886</text:p>
          </table:table-cell>
          <table:table-cell office:value-type="string" calcext:value-type="string">
            <text:p>velocityMetersPerSec</text:p>
          </table:table-cell>
          <table:table-cell office:value-type="float" office:value="1.33532412198729" calcext:value-type="float">
            <text:p>1.33532412198729</text:p>
          </table:table-cell>
          <table:table-cell table:number-columns-repeated="16370"/>
        </table:table-row>
        <table:table-row table:style-name="ro1">
          <table:table-cell table:style-name="ce21" table:formula="of:=([.B198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6657510873816" calcext:value-type="float">
            <text:p>2.96657510873816</text:p>
          </table:table-cell>
          <table:table-cell office:value-type="string" calcext:value-type="string">
            <text:p>x</text:p>
          </table:table-cell>
          <table:table-cell office:value-type="float" office:value="4.26063737405747" calcext:value-type="float">
            <text:p>4.26063737405747</text:p>
          </table:table-cell>
          <table:table-cell office:value-type="string" calcext:value-type="string">
            <text:p>y</text:p>
          </table:table-cell>
          <table:table-cell office:value-type="float" office:value="0.819001521018362" calcext:value-type="float">
            <text:p>0.819001521018362</text:p>
          </table:table-cell>
          <table:table-cell office:value-type="string" calcext:value-type="string">
            <text:p>degrees</text:p>
          </table:table-cell>
          <table:table-cell office:value-type="float" office:value="-152.739406353602" calcext:value-type="float">
            <text:p>-152.739406353602</text:p>
          </table:table-cell>
          <table:table-cell office:value-type="string" calcext:value-type="string">
            <text:p>velocityMetersPerSec</text:p>
          </table:table-cell>
          <table:table-cell office:value-type="float" office:value="1.32779145835891" calcext:value-type="float">
            <text:p>1.32779145835891</text:p>
          </table:table-cell>
          <table:table-cell table:number-columns-repeated="16370"/>
        </table:table-row>
        <table:table-row table:style-name="ro1">
          <table:table-cell table:style-name="ce21" table:formula="of:=([.B199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9850775645207" calcext:value-type="float">
            <text:p>2.99850775645207</text:p>
          </table:table-cell>
          <table:table-cell office:value-type="string" calcext:value-type="string">
            <text:p>x</text:p>
          </table:table-cell>
          <table:table-cell office:value-type="float" office:value="4.22237773677539" calcext:value-type="float">
            <text:p>4.22237773677539</text:p>
          </table:table-cell>
          <table:table-cell office:value-type="string" calcext:value-type="string">
            <text:p>y</text:p>
          </table:table-cell>
          <table:table-cell office:value-type="float" office:value="0.800825209866771" calcext:value-type="float">
            <text:p>0.800825209866771</text:p>
          </table:table-cell>
          <table:table-cell office:value-type="string" calcext:value-type="string">
            <text:p>degrees</text:p>
          </table:table-cell>
          <table:table-cell office:value-type="float" office:value="-156.449594212713" calcext:value-type="float">
            <text:p>-156.449594212713</text:p>
          </table:table-cell>
          <table:table-cell office:value-type="string" calcext:value-type="string">
            <text:p>velocityMetersPerSec</text:p>
          </table:table-cell>
          <table:table-cell office:value-type="float" office:value="1.32515109185908" calcext:value-type="float">
            <text:p>1.32515109185908</text:p>
          </table:table-cell>
          <table:table-cell table:number-columns-repeated="16370"/>
        </table:table-row>
        <table:table-row table:style-name="ro1">
          <table:table-cell table:style-name="ce21" table:formula="of:=([.B200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3077775106418" calcext:value-type="float">
            <text:p>3.03077775106418</text:p>
          </table:table-cell>
          <table:table-cell office:value-type="string" calcext:value-type="string">
            <text:p>x</text:p>
          </table:table-cell>
          <table:table-cell office:value-type="float" office:value="4.18258551621091" calcext:value-type="float">
            <text:p>4.18258551621091</text:p>
          </table:table-cell>
          <table:table-cell office:value-type="string" calcext:value-type="string">
            <text:p>y</text:p>
          </table:table-cell>
          <table:table-cell office:value-type="float" office:value="0.785029760171081" calcext:value-type="float">
            <text:p>0.785029760171081</text:p>
          </table:table-cell>
          <table:table-cell office:value-type="string" calcext:value-type="string">
            <text:p>degrees</text:p>
          </table:table-cell>
          <table:table-cell office:value-type="float" office:value="-160.256262934392" calcext:value-type="float">
            <text:p>-160.256262934392</text:p>
          </table:table-cell>
          <table:table-cell office:value-type="string" calcext:value-type="string">
            <text:p>velocityMetersPerSec</text:p>
          </table:table-cell>
          <table:table-cell office:value-type="float" office:value="1.32824758443129" calcext:value-type="float">
            <text:p>1.32824758443129</text:p>
          </table:table-cell>
          <table:table-cell table:number-columns-repeated="16370"/>
        </table:table-row>
        <table:table-row table:style-name="ro1">
          <table:table-cell table:style-name="ce21" table:formula="of:=([.B201]-[.$B$1])*24*3600" office:value-type="float" office:value="2.58899973705411" calcext:value-type="float">
            <text:p>2.589</text:p>
          </table:table-cell>
          <table:table-cell office:value-type="date" office:date-value="2024-11-10T20:58:02.3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6333124899102" calcext:value-type="float">
            <text:p>3.06333124899102</text:p>
          </table:table-cell>
          <table:table-cell office:value-type="string" calcext:value-type="string">
            <text:p>x</text:p>
          </table:table-cell>
          <table:table-cell office:value-type="float" office:value="4.1412684227513" calcext:value-type="float">
            <text:p>4.1412684227513</text:p>
          </table:table-cell>
          <table:table-cell office:value-type="string" calcext:value-type="string">
            <text:p>y</text:p>
          </table:table-cell>
          <table:table-cell office:value-type="float" office:value="0.771762028806143" calcext:value-type="float">
            <text:p>0.771762028806143</text:p>
          </table:table-cell>
          <table:table-cell office:value-type="string" calcext:value-type="string">
            <text:p>degrees</text:p>
          </table:table-cell>
          <table:table-cell office:value-type="float" office:value="-164.139073674685" calcext:value-type="float">
            <text:p>-164.139073674685</text:p>
          </table:table-cell>
          <table:table-cell office:value-type="string" calcext:value-type="string">
            <text:p>velocityMetersPerSec</text:p>
          </table:table-cell>
          <table:table-cell office:value-type="float" office:value="1.33783164566607" calcext:value-type="float">
            <text:p>1.33783164566607</text:p>
          </table:table-cell>
          <table:table-cell table:number-columns-repeated="16370"/>
        </table:table-row>
        <table:table-row table:style-name="ro1">
          <table:table-cell table:style-name="ce21" table:formula="of:=([.B202]-[.$B$1])*24*3600" office:value-type="float" office:value="2.58999990765005" calcext:value-type="float">
            <text:p>2.590</text:p>
          </table:table-cell>
          <table:table-cell office:value-type="date" office:date-value="2024-11-10T20:58:02.33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9610922424148" calcext:value-type="float">
            <text:p>3.09610922424148</text:p>
          </table:table-cell>
          <table:table-cell office:value-type="string" calcext:value-type="string">
            <text:p>x</text:p>
          </table:table-cell>
          <table:table-cell office:value-type="float" office:value="4.0984341667838" calcext:value-type="float">
            <text:p>4.0984341667838</text:p>
          </table:table-cell>
          <table:table-cell office:value-type="string" calcext:value-type="string">
            <text:p>y</text:p>
          </table:table-cell>
          <table:table-cell office:value-type="float" office:value="0.761168872646805" calcext:value-type="float">
            <text:p>0.761168872646805</text:p>
          </table:table-cell>
          <table:table-cell office:value-type="string" calcext:value-type="string">
            <text:p>degrees</text:p>
          </table:table-cell>
          <table:table-cell office:value-type="float" office:value="-168.073565667134" calcext:value-type="float">
            <text:p>-168.073565667134</text:p>
          </table:table-cell>
          <table:table-cell office:value-type="string" calcext:value-type="string">
            <text:p>velocityMetersPerSec</text:p>
          </table:table-cell>
          <table:table-cell office:value-type="float" office:value="1.35450622058465" calcext:value-type="float">
            <text:p>1.35450622058465</text:p>
          </table:table-cell>
          <table:table-cell table:number-columns-repeated="16370"/>
        </table:table-row>
        <table:table-row table:style-name="ro1">
          <table:table-cell table:style-name="ce21" table:formula="of:=([.B203]-[.$B$1])*24*3600" office:value-type="float" office:value="2.58999990765005" calcext:value-type="float">
            <text:p>2.590</text:p>
          </table:table-cell>
          <table:table-cell office:value-type="date" office:date-value="2024-11-10T20:58:02.33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2905232608935" calcext:value-type="float">
            <text:p>3.12905232608935</text:p>
          </table:table-cell>
          <table:table-cell office:value-type="string" calcext:value-type="string">
            <text:p>x</text:p>
          </table:table-cell>
          <table:table-cell office:value-type="float" office:value="4.05409045869569" calcext:value-type="float">
            <text:p>4.05409045869569</text:p>
          </table:table-cell>
          <table:table-cell office:value-type="string" calcext:value-type="string">
            <text:p>y</text:p>
          </table:table-cell>
          <table:table-cell office:value-type="float" office:value="0.753397148567918" calcext:value-type="float">
            <text:p>0.753397148567918</text:p>
          </table:table-cell>
          <table:table-cell office:value-type="string" calcext:value-type="string">
            <text:p>degrees</text:p>
          </table:table-cell>
          <table:table-cell office:value-type="float" office:value="-172.032090820511" calcext:value-type="float">
            <text:p>-172.032090820511</text:p>
          </table:table-cell>
          <table:table-cell office:value-type="string" calcext:value-type="string">
            <text:p>velocityMetersPerSec</text:p>
          </table:table-cell>
          <table:table-cell office:value-type="float" office:value="1.37866672227944" calcext:value-type="float">
            <text:p>1.37866672227944</text:p>
          </table:table-cell>
          <table:table-cell table:number-columns-repeated="16370"/>
        </table:table-row>
        <table:table-row table:style-name="ro1">
          <table:table-cell table:style-name="ce21" table:formula="of:=([.B204]-[.$B$1])*24*3600" office:value-type="float" office:value="2.58999990765005" calcext:value-type="float">
            <text:p>2.590</text:p>
          </table:table-cell>
          <table:table-cell office:value-type="date" office:date-value="2024-11-10T20:58:02.33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6210694333076" calcext:value-type="float">
            <text:p>3.16210694333076</text:p>
          </table:table-cell>
          <table:table-cell office:value-type="string" calcext:value-type="string">
            <text:p>x</text:p>
          </table:table-cell>
          <table:table-cell office:value-type="float" office:value="4.00824500887422" calcext:value-type="float">
            <text:p>4.00824500887422</text:p>
          </table:table-cell>
          <table:table-cell office:value-type="string" calcext:value-type="string">
            <text:p>y</text:p>
          </table:table-cell>
          <table:table-cell office:value-type="float" office:value="0.748593713444333" calcext:value-type="float">
            <text:p>0.748593713444333</text:p>
          </table:table-cell>
          <table:table-cell office:value-type="string" calcext:value-type="string">
            <text:p>degrees</text:p>
          </table:table-cell>
          <table:table-cell office:value-type="float" office:value="-175.985088305598" calcext:value-type="float">
            <text:p>-175.985088305598</text:p>
          </table:table-cell>
          <table:table-cell office:value-type="string" calcext:value-type="string">
            <text:p>velocityMetersPerSec</text:p>
          </table:table-cell>
          <table:table-cell office:value-type="float" office:value="1.41043844006229" calcext:value-type="float">
            <text:p>1.41043844006229</text:p>
          </table:table-cell>
          <table:table-cell table:number-columns-repeated="16370"/>
        </table:table-row>
        <table:table-row table:style-name="ro1">
          <table:table-cell table:style-name="ce21" table:formula="of:=([.B205]-[.$B$1])*24*3600" office:value-type="float" office:value="2.58999990765005" calcext:value-type="float">
            <text:p>2.590</text:p>
          </table:table-cell>
          <table:table-cell office:value-type="date" office:date-value="2024-11-10T20:58:02.33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9523187964565" calcext:value-type="float">
            <text:p>3.19523187964565</text:p>
          </table:table-cell>
          <table:table-cell office:value-type="string" calcext:value-type="string">
            <text:p>x</text:p>
          </table:table-cell>
          <table:table-cell office:value-type="float" office:value="3.96090552770666" calcext:value-type="float">
            <text:p>3.96090552770666</text:p>
          </table:table-cell>
          <table:table-cell office:value-type="string" calcext:value-type="string">
            <text:p>y</text:p>
          </table:table-cell>
          <table:table-cell office:value-type="float" office:value="0.746905424150898" calcext:value-type="float">
            <text:p>0.746905424150898</text:p>
          </table:table-cell>
          <table:table-cell office:value-type="string" calcext:value-type="string">
            <text:p>degrees</text:p>
          </table:table-cell>
          <table:table-cell office:value-type="float" office:value="-179.902571755446" calcext:value-type="float">
            <text:p>-179.902571755446</text:p>
          </table:table-cell>
          <table:table-cell office:value-type="string" calcext:value-type="string">
            <text:p>velocityMetersPerSec</text:p>
          </table:table-cell>
          <table:table-cell office:value-type="float" office:value="1.44961697332919" calcext:value-type="float">
            <text:p>1.44961697332919</text:p>
          </table:table-cell>
          <table:table-cell table:number-columns-repeated="16370"/>
        </table:table-row>
        <table:table-row table:style-name="ro1">
          <table:table-cell table:style-name="ce21" table:formula="of:=([.B206]-[.$B$1])*24*3600" office:value-type="float" office:value="2.58999990765005" calcext:value-type="float">
            <text:p>2.590</text:p>
          </table:table-cell>
          <table:table-cell office:value-type="date" office:date-value="2024-11-10T20:58:02.33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2881940987813" calcext:value-type="float">
            <text:p>3.22881940987813</text:p>
          </table:table-cell>
          <table:table-cell office:value-type="string" calcext:value-type="string">
            <text:p>x</text:p>
          </table:table-cell>
          <table:table-cell office:value-type="float" office:value="3.91207972558026" calcext:value-type="float">
            <text:p>3.91207972558026</text:p>
          </table:table-cell>
          <table:table-cell office:value-type="string" calcext:value-type="string">
            <text:p>y</text:p>
          </table:table-cell>
          <table:table-cell office:value-type="float" office:value="0.748479137562464" calcext:value-type="float">
            <text:p>0.748479137562464</text:p>
          </table:table-cell>
          <table:table-cell office:value-type="string" calcext:value-type="string">
            <text:p>degrees</text:p>
          </table:table-cell>
          <table:table-cell office:value-type="float" office:value="176.244343983333" calcext:value-type="float">
            <text:p>176.244343983333</text:p>
          </table:table-cell>
          <table:table-cell office:value-type="string" calcext:value-type="string">
            <text:p>velocityMetersPerSec</text:p>
          </table:table-cell>
          <table:table-cell office:value-type="float" office:value="1.45926954070185" calcext:value-type="float">
            <text:p>1.45926954070185</text:p>
          </table:table-cell>
          <table:table-cell table:number-columns-repeated="16370"/>
        </table:table-row>
        <table:table-row table:style-name="ro1">
          <table:table-cell table:style-name="ce21" table:formula="of:=([.B207]-[.$B$1])*24*3600" office:value-type="float" office:value="2.59399996139109" calcext:value-type="float">
            <text:p>2.594</text:p>
          </table:table-cell>
          <table:table-cell office:value-type="date" office:date-value="2024-11-10T20:58:02.33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6327927155971" calcext:value-type="float">
            <text:p>3.26327927155971</text:p>
          </table:table-cell>
          <table:table-cell office:value-type="string" calcext:value-type="string">
            <text:p>x</text:p>
          </table:table-cell>
          <table:table-cell office:value-type="float" office:value="3.86177531288229" calcext:value-type="float">
            <text:p>3.86177531288229</text:p>
          </table:table-cell>
          <table:table-cell office:value-type="string" calcext:value-type="string">
            <text:p>y</text:p>
          </table:table-cell>
          <table:table-cell office:value-type="float" office:value="0.753461710553882" calcext:value-type="float">
            <text:p>0.753461710553882</text:p>
          </table:table-cell>
          <table:table-cell office:value-type="string" calcext:value-type="string">
            <text:p>degrees</text:p>
          </table:table-cell>
          <table:table-cell office:value-type="float" office:value="172.482058666201" calcext:value-type="float">
            <text:p>172.482058666201</text:p>
          </table:table-cell>
          <table:table-cell office:value-type="string" calcext:value-type="string">
            <text:p>velocityMetersPerSec</text:p>
          </table:table-cell>
          <table:table-cell office:value-type="float" office:value="1.47461155934185" calcext:value-type="float">
            <text:p>1.47461155934185</text:p>
          </table:table-cell>
          <table:table-cell table:number-columns-repeated="16370"/>
        </table:table-row>
        <table:table-row table:style-name="ro1">
          <table:table-cell table:style-name="ce21" table:formula="of:=([.B208]-[.$B$1])*24*3600" office:value-type="float" office:value="2.59399996139109" calcext:value-type="float">
            <text:p>2.594</text:p>
          </table:table-cell>
          <table:table-cell office:value-type="date" office:date-value="2024-11-10T20:58:02.33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9861137658091" calcext:value-type="float">
            <text:p>3.29861137658091</text:p>
          </table:table-cell>
          <table:table-cell office:value-type="string" calcext:value-type="string">
            <text:p>x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y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degrees</text:p>
          </table:table-cell>
          <table:table-cell office:value-type="float" office:value="168.833396503547" calcext:value-type="float">
            <text:p>168.833396503547</text:p>
          </table:table-cell>
          <table:table-cell office:value-type="string" calcext:value-type="string">
            <text:p>velocityMetersPerSec</text:p>
          </table:table-cell>
          <table:table-cell office:value-type="float" office:value="1.49575303068422" calcext:value-type="float">
            <text:p>1.49575303068422</text:p>
          </table:table-cell>
          <table:table-cell table:number-columns-repeated="16370"/>
        </table:table-row>
        <table:table-row table:style-name="ro1">
          <table:table-cell table:style-name="ce21" table:formula="of:=([.B209]-[.$B$1])*24*3600" office:value-type="float" office:value="2.59399996139109" calcext:value-type="float">
            <text:p>2.594</text:p>
          </table:table-cell>
          <table:table-cell office:value-type="date" office:date-value="2024-11-10T20:58:02.33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3438393538013" calcext:value-type="float">
            <text:p>3.33438393538013</text:p>
          </table:table-cell>
          <table:table-cell office:value-type="string" calcext:value-type="string">
            <text:p>x</text:p>
          </table:table-cell>
          <table:table-cell office:value-type="float" office:value="3.75680722200182" calcext:value-type="float">
            <text:p>3.75680722200182</text:p>
          </table:table-cell>
          <table:table-cell office:value-type="string" calcext:value-type="string">
            <text:p>y</text:p>
          </table:table-cell>
          <table:table-cell office:value-type="float" office:value="0.774183293345449" calcext:value-type="float">
            <text:p>0.774183293345449</text:p>
          </table:table-cell>
          <table:table-cell office:value-type="string" calcext:value-type="string">
            <text:p>degrees</text:p>
          </table:table-cell>
          <table:table-cell office:value-type="float" office:value="165.453202634271" calcext:value-type="float">
            <text:p>165.453202634271</text:p>
          </table:table-cell>
          <table:table-cell office:value-type="string" calcext:value-type="string">
            <text:p>velocityMetersPerSec</text:p>
          </table:table-cell>
          <table:table-cell office:value-type="float" office:value="1.55519883246214" calcext:value-type="float">
            <text:p>1.55519883246214</text:p>
          </table:table-cell>
          <table:table-cell table:number-columns-repeated="16370"/>
        </table:table-row>
        <table:table-row table:style-name="ro1">
          <table:table-cell table:style-name="ce21" table:formula="of:=([.B210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7018619855738" calcext:value-type="float">
            <text:p>3.37018619855738</text:p>
          </table:table-cell>
          <table:table-cell office:value-type="string" calcext:value-type="string">
            <text:p>x</text:p>
          </table:table-cell>
          <table:table-cell office:value-type="float" office:value="3.70243331268079" calcext:value-type="float">
            <text:p>3.70243331268079</text:p>
          </table:table-cell>
          <table:table-cell office:value-type="string" calcext:value-type="string">
            <text:p>y</text:p>
          </table:table-cell>
          <table:table-cell office:value-type="float" office:value="0.789870600313977" calcext:value-type="float">
            <text:p>0.789870600313977</text:p>
          </table:table-cell>
          <table:table-cell office:value-type="string" calcext:value-type="string">
            <text:p>degrees</text:p>
          </table:table-cell>
          <table:table-cell office:value-type="float" office:value="162.431129997718" calcext:value-type="float">
            <text:p>162.431129997718</text:p>
          </table:table-cell>
          <table:table-cell office:value-type="string" calcext:value-type="string">
            <text:p>velocityMetersPerSec</text:p>
          </table:table-cell>
          <table:table-cell office:value-type="float" office:value="1.60614539925812" calcext:value-type="float">
            <text:p>1.60614539925812</text:p>
          </table:table-cell>
          <table:table-cell table:number-columns-repeated="16370"/>
        </table:table-row>
        <table:table-row table:style-name="ro1">
          <table:table-cell table:style-name="ce21" table:formula="of:=([.B211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0609714551962" calcext:value-type="float">
            <text:p>3.40609714551962</text:p>
          </table:table-cell>
          <table:table-cell office:value-type="string" calcext:value-type="string">
            <text:p>x</text:p>
          </table:table-cell>
          <table:table-cell office:value-type="float" office:value="3.64716033051113" calcext:value-type="float">
            <text:p>3.64716033051113</text:p>
          </table:table-cell>
          <table:table-cell office:value-type="string" calcext:value-type="string">
            <text:p>y</text:p>
          </table:table-cell>
          <table:table-cell office:value-type="float" office:value="0.808863361199111" calcext:value-type="float">
            <text:p>0.808863361199111</text:p>
          </table:table-cell>
          <table:table-cell office:value-type="string" calcext:value-type="string">
            <text:p>degrees</text:p>
          </table:table-cell>
          <table:table-cell office:value-type="float" office:value="159.69846468983" calcext:value-type="float">
            <text:p>159.69846468983</text:p>
          </table:table-cell>
          <table:table-cell office:value-type="string" calcext:value-type="string">
            <text:p>velocityMetersPerSec</text:p>
          </table:table-cell>
          <table:table-cell office:value-type="float" office:value="1.64885544076713" calcext:value-type="float">
            <text:p>1.64885544076713</text:p>
          </table:table-cell>
          <table:table-cell table:number-columns-repeated="16370"/>
        </table:table-row>
        <table:table-row table:style-name="ro1">
          <table:table-cell table:style-name="ce21" table:formula="of:=([.B212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4216414805005" calcext:value-type="float">
            <text:p>3.44216414805005</text:p>
          </table:table-cell>
          <table:table-cell office:value-type="string" calcext:value-type="string">
            <text:p>x</text:p>
          </table:table-cell>
          <table:table-cell office:value-type="float" office:value="3.59127033396704" calcext:value-type="float">
            <text:p>3.59127033396704</text:p>
          </table:table-cell>
          <table:table-cell office:value-type="string" calcext:value-type="string">
            <text:p>y</text:p>
          </table:table-cell>
          <table:table-cell office:value-type="float" office:value="0.83096301629438" calcext:value-type="float">
            <text:p>0.83096301629438</text:p>
          </table:table-cell>
          <table:table-cell office:value-type="string" calcext:value-type="string">
            <text:p>degrees</text:p>
          </table:table-cell>
          <table:table-cell office:value-type="float" office:value="157.197602890337" calcext:value-type="float">
            <text:p>157.197602890337</text:p>
          </table:table-cell>
          <table:table-cell office:value-type="string" calcext:value-type="string">
            <text:p>velocityMetersPerSec</text:p>
          </table:table-cell>
          <table:table-cell office:value-type="float" office:value="1.68386599221151" calcext:value-type="float">
            <text:p>1.68386599221151</text:p>
          </table:table-cell>
          <table:table-cell table:number-columns-repeated="16370"/>
        </table:table-row>
        <table:table-row table:style-name="ro1">
          <table:table-cell table:style-name="ce21" table:formula="of:=([.B213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1488323484286" calcext:value-type="float">
            <text:p>3.51488323484286</text:p>
          </table:table-cell>
          <table:table-cell office:value-type="string" calcext:value-type="string">
            <text:p>x</text:p>
          </table:table-cell>
          <table:table-cell office:value-type="float" office:value="3.47876753165242" calcext:value-type="float">
            <text:p>3.47876753165242</text:p>
          </table:table-cell>
          <table:table-cell office:value-type="string" calcext:value-type="string">
            <text:p>y</text:p>
          </table:table-cell>
          <table:table-cell office:value-type="float" office:value="0.883688770289435" calcext:value-type="float">
            <text:p>0.883688770289435</text:p>
          </table:table-cell>
          <table:table-cell office:value-type="string" calcext:value-type="string">
            <text:p>degrees</text:p>
          </table:table-cell>
          <table:table-cell office:value-type="float" office:value="152.704687239517" calcext:value-type="float">
            <text:p>152.704687239517</text:p>
          </table:table-cell>
          <table:table-cell office:value-type="string" calcext:value-type="string">
            <text:p>velocityMetersPerSec</text:p>
          </table:table-cell>
          <table:table-cell office:value-type="float" office:value="1.7332633922961" calcext:value-type="float">
            <text:p>1.7332633922961</text:p>
          </table:table-cell>
          <table:table-cell table:number-columns-repeated="16370"/>
        </table:table-row>
        <table:table-row table:style-name="ro1">
          <table:table-cell table:style-name="ce21" table:formula="of:=([.B214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5146012448559" calcext:value-type="float">
            <text:p>3.55146012448559</text:p>
          </table:table-cell>
          <table:table-cell office:value-type="string" calcext:value-type="string">
            <text:p>x</text:p>
          </table:table-cell>
          <table:table-cell office:value-type="float" office:value="3.42271884283029" calcext:value-type="float">
            <text:p>3.42271884283029</text:p>
          </table:table-cell>
          <table:table-cell office:value-type="string" calcext:value-type="string">
            <text:p>y</text:p>
          </table:table-cell>
          <table:table-cell office:value-type="float" office:value="0.913917749776276" calcext:value-type="float">
            <text:p>0.913917749776276</text:p>
          </table:table-cell>
          <table:table-cell office:value-type="string" calcext:value-type="string">
            <text:p>degrees</text:p>
          </table:table-cell>
          <table:table-cell office:value-type="float" office:value="150.635738093324" calcext:value-type="float">
            <text:p>150.635738093324</text:p>
          </table:table-cell>
          <table:table-cell office:value-type="string" calcext:value-type="string">
            <text:p>velocityMetersPerSec</text:p>
          </table:table-cell>
          <table:table-cell office:value-type="float" office:value="1.74876144405636" calcext:value-type="float">
            <text:p>1.74876144405636</text:p>
          </table:table-cell>
          <table:table-cell table:number-columns-repeated="16370"/>
        </table:table-row>
        <table:table-row table:style-name="ro1">
          <table:table-cell table:style-name="ce21" table:formula="of:=([.B215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8816432309611" calcext:value-type="float">
            <text:p>3.58816432309611</text:p>
          </table:table-cell>
          <table:table-cell office:value-type="string" calcext:value-type="string">
            <text:p>x</text:p>
          </table:table-cell>
          <table:table-cell office:value-type="float" office:value="3.36718137353057" calcext:value-type="float">
            <text:p>3.36718137353057</text:p>
          </table:table-cell>
          <table:table-cell office:value-type="string" calcext:value-type="string">
            <text:p>y</text:p>
          </table:table-cell>
          <table:table-cell office:value-type="float" office:value="0.946459384647363" calcext:value-type="float">
            <text:p>0.946459384647363</text:p>
          </table:table-cell>
          <table:table-cell office:value-type="string" calcext:value-type="string">
            <text:p>degrees</text:p>
          </table:table-cell>
          <table:table-cell office:value-type="float" office:value="148.641638403037" calcext:value-type="float">
            <text:p>148.641638403037</text:p>
          </table:table-cell>
          <table:table-cell office:value-type="string" calcext:value-type="string">
            <text:p>velocityMetersPerSec</text:p>
          </table:table-cell>
          <table:table-cell office:value-type="float" office:value="1.75868484499379" calcext:value-type="float">
            <text:p>1.75868484499379</text:p>
          </table:table-cell>
          <table:table-cell table:number-columns-repeated="16370"/>
        </table:table-row>
        <table:table-row table:style-name="ro1">
          <table:table-cell table:style-name="ce21" table:formula="of:=([.B216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62495714004023" calcext:value-type="float">
            <text:p>3.62495714004023</text:p>
          </table:table-cell>
          <table:table-cell office:value-type="string" calcext:value-type="string">
            <text:p>x</text:p>
          </table:table-cell>
          <table:table-cell office:value-type="float" office:value="3.31243718222747" calcext:value-type="float">
            <text:p>3.31243718222747</text:p>
          </table:table-cell>
          <table:table-cell office:value-type="string" calcext:value-type="string">
            <text:p>y</text:p>
          </table:table-cell>
          <table:table-cell office:value-type="float" office:value="0.981115115196225" calcext:value-type="float">
            <text:p>0.981115115196225</text:p>
          </table:table-cell>
          <table:table-cell office:value-type="string" calcext:value-type="string">
            <text:p>degrees</text:p>
          </table:table-cell>
          <table:table-cell office:value-type="float" office:value="146.693595446906" calcext:value-type="float">
            <text:p>146.693595446906</text:p>
          </table:table-cell>
          <table:table-cell office:value-type="string" calcext:value-type="string">
            <text:p>velocityMetersPerSec</text:p>
          </table:table-cell>
          <table:table-cell office:value-type="float" office:value="1.76328300437997" calcext:value-type="float">
            <text:p>1.76328300437997</text:p>
          </table:table-cell>
          <table:table-cell table:number-columns-repeated="16370"/>
        </table:table-row>
        <table:table-row table:style-name="ro1">
          <table:table-cell table:style-name="ce21" table:formula="of:=([.B217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66179531921803" calcext:value-type="float">
            <text:p>3.66179531921803</text:p>
          </table:table-cell>
          <table:table-cell office:value-type="string" calcext:value-type="string">
            <text:p>x</text:p>
          </table:table-cell>
          <table:table-cell office:value-type="float" office:value="3.25876832739518" calcext:value-type="float">
            <text:p>3.25876832739518</text:p>
          </table:table-cell>
          <table:table-cell office:value-type="string" calcext:value-type="string">
            <text:p>y</text:p>
          </table:table-cell>
          <table:table-cell office:value-type="float" office:value="1.01768638171639" calcext:value-type="float">
            <text:p>1.01768638171639</text:p>
          </table:table-cell>
          <table:table-cell office:value-type="string" calcext:value-type="string">
            <text:p>degrees</text:p>
          </table:table-cell>
          <table:table-cell office:value-type="float" office:value="144.764495145619" calcext:value-type="float">
            <text:p>144.764495145619</text:p>
          </table:table-cell>
          <table:table-cell office:value-type="string" calcext:value-type="string">
            <text:p>velocityMetersPerSec</text:p>
          </table:table-cell>
          <table:table-cell office:value-type="float" office:value="1.76265775986162" calcext:value-type="float">
            <text:p>1.76265775986162</text:p>
          </table:table-cell>
          <table:table-cell table:number-columns-repeated="16370"/>
        </table:table-row>
        <table:table-row table:style-name="ro1">
          <table:table-cell table:style-name="ce21" table:formula="of:=([.B218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69863467892196" calcext:value-type="float">
            <text:p>3.69863467892196</text:p>
          </table:table-cell>
          <table:table-cell office:value-type="string" calcext:value-type="string">
            <text:p>x</text:p>
          </table:table-cell>
          <table:table-cell office:value-type="float" office:value="3.20645686750793" calcext:value-type="float">
            <text:p>3.20645686750793</text:p>
          </table:table-cell>
          <table:table-cell office:value-type="string" calcext:value-type="string">
            <text:p>y</text:p>
          </table:table-cell>
          <table:table-cell office:value-type="float" office:value="1.05597462450138" calcext:value-type="float">
            <text:p>1.05597462450138</text:p>
          </table:table-cell>
          <table:table-cell office:value-type="string" calcext:value-type="string">
            <text:p>degrees</text:p>
          </table:table-cell>
          <table:table-cell office:value-type="float" office:value="142.82786433373" calcext:value-type="float">
            <text:p>142.82786433373</text:p>
          </table:table-cell>
          <table:table-cell office:value-type="string" calcext:value-type="string">
            <text:p>velocityMetersPerSec</text:p>
          </table:table-cell>
          <table:table-cell office:value-type="float" office:value="1.75675874103674" calcext:value-type="float">
            <text:p>1.75675874103674</text:p>
          </table:table-cell>
          <table:table-cell table:number-columns-repeated="16370"/>
        </table:table-row>
        <table:table-row table:style-name="ro1">
          <table:table-cell table:style-name="ce21" table:formula="of:=([.B219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73543375617272" calcext:value-type="float">
            <text:p>3.73543375617272</text:p>
          </table:table-cell>
          <table:table-cell office:value-type="string" calcext:value-type="string">
            <text:p>x</text:p>
          </table:table-cell>
          <table:table-cell office:value-type="float" office:value="3.15578486103991" calcext:value-type="float">
            <text:p>3.15578486103991</text:p>
          </table:table-cell>
          <table:table-cell office:value-type="string" calcext:value-type="string">
            <text:p>y</text:p>
          </table:table-cell>
          <table:table-cell office:value-type="float" office:value="1.09578128384474" calcext:value-type="float">
            <text:p>1.09578128384474</text:p>
          </table:table-cell>
          <table:table-cell office:value-type="string" calcext:value-type="string">
            <text:p>degrees</text:p>
          </table:table-cell>
          <table:table-cell office:value-type="float" office:value="140.856864446909" calcext:value-type="float">
            <text:p>140.856864446909</text:p>
          </table:table-cell>
          <table:table-cell office:value-type="string" calcext:value-type="string">
            <text:p>velocityMetersPerSec</text:p>
          </table:table-cell>
          <table:table-cell office:value-type="float" office:value="1.74538017421438" calcext:value-type="float">
            <text:p>1.74538017421438</text:p>
          </table:table-cell>
          <table:table-cell table:number-columns-repeated="16370"/>
        </table:table-row>
        <table:table-row table:style-name="ro1">
          <table:table-cell table:style-name="ce21" table:formula="of:=([.B220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80883811244256" calcext:value-type="float">
            <text:p>3.80883811244256</text:p>
          </table:table-cell>
          <table:table-cell office:value-type="string" calcext:value-type="string">
            <text:p>x</text:p>
          </table:table-cell>
          <table:table-cell office:value-type="float" office:value="3.06048744225842" calcext:value-type="float">
            <text:p>3.06048744225842</text:p>
          </table:table-cell>
          <table:table-cell office:value-type="string" calcext:value-type="string">
            <text:p>y</text:p>
          </table:table-cell>
          <table:table-cell office:value-type="float" office:value="1.17915561338063" calcext:value-type="float">
            <text:p>1.17915561338063</text:p>
          </table:table-cell>
          <table:table-cell office:value-type="string" calcext:value-type="string">
            <text:p>degrees</text:p>
          </table:table-cell>
          <table:table-cell office:value-type="float" office:value="136.696291609236" calcext:value-type="float">
            <text:p>136.696291609236</text:p>
          </table:table-cell>
          <table:table-cell office:value-type="string" calcext:value-type="string">
            <text:p>velocityMetersPerSec</text:p>
          </table:table-cell>
          <table:table-cell office:value-type="float" office:value="1.70457847452934" calcext:value-type="float">
            <text:p>1.70457847452934</text:p>
          </table:table-cell>
          <table:table-cell table:number-columns-repeated="16370"/>
        </table:table-row>
        <table:table-row table:style-name="ro1">
          <table:table-cell table:style-name="ce21" table:formula="of:=([.B221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88184377991479" calcext:value-type="float">
            <text:p>3.88184377991479</text:p>
          </table:table-cell>
          <table:table-cell office:value-type="string" calcext:value-type="string">
            <text:p>x</text:p>
          </table:table-cell>
          <table:table-cell office:value-type="float" office:value="2.97513253884437" calcext:value-type="float">
            <text:p>2.97513253884437</text:p>
          </table:table-cell>
          <table:table-cell office:value-type="string" calcext:value-type="string">
            <text:p>y</text:p>
          </table:table-cell>
          <table:table-cell office:value-type="float" office:value="1.26622089267228" calcext:value-type="float">
            <text:p>1.26622089267228</text:p>
          </table:table-cell>
          <table:table-cell office:value-type="string" calcext:value-type="string">
            <text:p>degrees</text:p>
          </table:table-cell>
          <table:table-cell office:value-type="float" office:value="132.018842255024" calcext:value-type="float">
            <text:p>132.018842255024</text:p>
          </table:table-cell>
          <table:table-cell office:value-type="string" calcext:value-type="string">
            <text:p>velocityMetersPerSec</text:p>
          </table:table-cell>
          <table:table-cell office:value-type="float" office:value="1.63558628473967" calcext:value-type="float">
            <text:p>1.63558628473967</text:p>
          </table:table-cell>
          <table:table-cell table:number-columns-repeated="16370"/>
        </table:table-row>
        <table:table-row table:style-name="ro1">
          <table:table-cell table:style-name="ce21" table:formula="of:=([.B222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91820370855372" calcext:value-type="float">
            <text:p>3.91820370855372</text:p>
          </table:table-cell>
          <table:table-cell office:value-type="string" calcext:value-type="string">
            <text:p>x</text:p>
          </table:table-cell>
          <table:table-cell office:value-type="float" office:value="2.93688867658567" calcext:value-type="float">
            <text:p>2.93688867658567</text:p>
          </table:table-cell>
          <table:table-cell office:value-type="string" calcext:value-type="string">
            <text:p>y</text:p>
          </table:table-cell>
          <table:table-cell office:value-type="float" office:value="1.31064123921035" calcext:value-type="float">
            <text:p>1.31064123921035</text:p>
          </table:table-cell>
          <table:table-cell office:value-type="string" calcext:value-type="string">
            <text:p>degrees</text:p>
          </table:table-cell>
          <table:table-cell office:value-type="float" office:value="129.381728791002" calcext:value-type="float">
            <text:p>129.381728791002</text:p>
          </table:table-cell>
          <table:table-cell office:value-type="string" calcext:value-type="string">
            <text:p>velocityMetersPerSec</text:p>
          </table:table-cell>
          <table:table-cell office:value-type="float" office:value="1.58858714679354" calcext:value-type="float">
            <text:p>1.58858714679354</text:p>
          </table:table-cell>
          <table:table-cell table:number-columns-repeated="16370"/>
        </table:table-row>
        <table:table-row table:style-name="ro1">
          <table:table-cell table:style-name="ce21" table:formula="of:=([.B223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95457577087543" calcext:value-type="float">
            <text:p>3.95457577087543</text:p>
          </table:table-cell>
          <table:table-cell office:value-type="string" calcext:value-type="string">
            <text:p>x</text:p>
          </table:table-cell>
          <table:table-cell office:value-type="float" office:value="2.90197661859144" calcext:value-type="float">
            <text:p>2.90197661859144</text:p>
          </table:table-cell>
          <table:table-cell office:value-type="string" calcext:value-type="string">
            <text:p>y</text:p>
          </table:table-cell>
          <table:table-cell office:value-type="float" office:value="1.35538864406793" calcext:value-type="float">
            <text:p>1.35538864406793</text:p>
          </table:table-cell>
          <table:table-cell office:value-type="string" calcext:value-type="string">
            <text:p>degrees</text:p>
          </table:table-cell>
          <table:table-cell office:value-type="float" office:value="126.47420703694" calcext:value-type="float">
            <text:p>126.47420703694</text:p>
          </table:table-cell>
          <table:table-cell office:value-type="string" calcext:value-type="string">
            <text:p>velocityMetersPerSec</text:p>
          </table:table-cell>
          <table:table-cell office:value-type="float" office:value="1.53223991506543" calcext:value-type="float">
            <text:p>1.53223991506543</text:p>
          </table:table-cell>
          <table:table-cell table:number-columns-repeated="16370"/>
        </table:table-row>
        <table:table-row table:style-name="ro1">
          <table:table-cell table:style-name="ce21" table:formula="of:=([.B224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99107097232357" calcext:value-type="float">
            <text:p>3.99107097232357</text:p>
          </table:table-cell>
          <table:table-cell office:value-type="string" calcext:value-type="string">
            <text:p>x</text:p>
          </table:table-cell>
          <table:table-cell office:value-type="float" office:value="2.87067842333592" calcext:value-type="float">
            <text:p>2.87067842333592</text:p>
          </table:table-cell>
          <table:table-cell office:value-type="string" calcext:value-type="string">
            <text:p>y</text:p>
          </table:table-cell>
          <table:table-cell office:value-type="float" office:value="1.40026454753858" calcext:value-type="float">
            <text:p>1.40026454753858</text:p>
          </table:table-cell>
          <table:table-cell office:value-type="string" calcext:value-type="string">
            <text:p>degrees</text:p>
          </table:table-cell>
          <table:table-cell office:value-type="float" office:value="123.229084228037" calcext:value-type="float">
            <text:p>123.229084228037</text:p>
          </table:table-cell>
          <table:table-cell office:value-type="string" calcext:value-type="string">
            <text:p>velocityMetersPerSec</text:p>
          </table:table-cell>
          <table:table-cell office:value-type="float" office:value="1.46608248707122" calcext:value-type="float">
            <text:p>1.46608248707122</text:p>
          </table:table-cell>
          <table:table-cell table:number-columns-repeated="16370"/>
        </table:table-row>
        <table:table-row table:style-name="ro1">
          <table:table-cell table:style-name="ce21" table:formula="of:=([.B225]-[.$B$1])*24*3600" office:value-type="float" office:value="2.59500013198704" calcext:value-type="float">
            <text:p>2.595</text:p>
          </table:table-cell>
          <table:table-cell office:value-type="date" office:date-value="2024-11-10T20:58:02.3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02784620788371" calcext:value-type="float">
            <text:p>4.02784620788371</text:p>
          </table:table-cell>
          <table:table-cell office:value-type="string" calcext:value-type="string">
            <text:p>x</text:p>
          </table:table-cell>
          <table:table-cell office:value-type="float" office:value="2.84327614929329" calcext:value-type="float">
            <text:p>2.84327614929329</text:p>
          </table:table-cell>
          <table:table-cell office:value-type="string" calcext:value-type="string">
            <text:p>y</text:p>
          </table:table-cell>
          <table:table-cell office:value-type="float" office:value="1.4450703899158" calcext:value-type="float">
            <text:p>1.4450703899158</text:p>
          </table:table-cell>
          <table:table-cell office:value-type="string" calcext:value-type="string">
            <text:p>degrees</text:p>
          </table:table-cell>
          <table:table-cell office:value-type="float" office:value="119.5656215583" calcext:value-type="float">
            <text:p>119.5656215583</text:p>
          </table:table-cell>
          <table:table-cell office:value-type="string" calcext:value-type="string">
            <text:p>velocityMetersPerSec</text:p>
          </table:table-cell>
          <table:table-cell office:value-type="float" office:value="1.39023805776283" calcext:value-type="float">
            <text:p>1.39023805776283</text:p>
          </table:table-cell>
          <table:table-cell table:number-columns-repeated="16370"/>
        </table:table-row>
        <table:table-row table:style-name="ro1">
          <table:table-cell table:style-name="ce21" table:formula="of:=([.B226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06510695851141" calcext:value-type="float">
            <text:p>4.06510695851141</text:p>
          </table:table-cell>
          <table:table-cell office:value-type="string" calcext:value-type="string">
            <text:p>x</text:p>
          </table:table-cell>
          <table:table-cell office:value-type="float" office:value="2.82005185493778" calcext:value-type="float">
            <text:p>2.82005185493778</text:p>
          </table:table-cell>
          <table:table-cell office:value-type="string" calcext:value-type="string">
            <text:p>y</text:p>
          </table:table-cell>
          <table:table-cell office:value-type="float" office:value="1.48960761149313" calcext:value-type="float">
            <text:p>1.48960761149313</text:p>
          </table:table-cell>
          <table:table-cell office:value-type="string" calcext:value-type="string">
            <text:p>degrees</text:p>
          </table:table-cell>
          <table:table-cell office:value-type="float" office:value="115.3880408534" calcext:value-type="float">
            <text:p>115.3880408534</text:p>
          </table:table-cell>
          <table:table-cell office:value-type="string" calcext:value-type="string">
            <text:p>velocityMetersPerSec</text:p>
          </table:table-cell>
          <table:table-cell office:value-type="float" office:value="1.30583194720734" calcext:value-type="float">
            <text:p>1.30583194720734</text:p>
          </table:table-cell>
          <table:table-cell table:number-columns-repeated="16370"/>
        </table:table-row>
        <table:table-row table:style-name="ro1">
          <table:table-cell table:style-name="ce21" table:formula="of:=([.B227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0310182622424" calcext:value-type="float">
            <text:p>4.10310182622424</text:p>
          </table:table-cell>
          <table:table-cell office:value-type="string" calcext:value-type="string">
            <text:p>x</text:p>
          </table:table-cell>
          <table:table-cell office:value-type="float" office:value="2.80128759874359" calcext:value-type="float">
            <text:p>2.80128759874359</text:p>
          </table:table-cell>
          <table:table-cell office:value-type="string" calcext:value-type="string">
            <text:p>y</text:p>
          </table:table-cell>
          <table:table-cell office:value-type="float" office:value="1.5336776525641" calcext:value-type="float">
            <text:p>1.5336776525641</text:p>
          </table:table-cell>
          <table:table-cell office:value-type="string" calcext:value-type="string">
            <text:p>degrees</text:p>
          </table:table-cell>
          <table:table-cell office:value-type="float" office:value="110.586300447501" calcext:value-type="float">
            <text:p>110.586300447501</text:p>
          </table:table-cell>
          <table:table-cell office:value-type="string" calcext:value-type="string">
            <text:p>velocityMetersPerSec</text:p>
          </table:table-cell>
          <table:table-cell office:value-type="float" office:value="1.21548200696879" calcext:value-type="float">
            <text:p>1.21548200696879</text:p>
          </table:table-cell>
          <table:table-cell table:number-columns-repeated="16370"/>
        </table:table-row>
        <table:table-row table:style-name="ro1">
          <table:table-cell table:style-name="ce21" table:formula="of:=([.B228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2246678287484" calcext:value-type="float">
            <text:p>4.12246678287484</text:p>
          </table:table-cell>
          <table:table-cell office:value-type="string" calcext:value-type="string">
            <text:p>x</text:p>
          </table:table-cell>
          <table:table-cell office:value-type="float" office:value="2.79366612823017" calcext:value-type="float">
            <text:p>2.79366612823017</text:p>
          </table:table-cell>
          <table:table-cell office:value-type="string" calcext:value-type="string">
            <text:p>y</text:p>
          </table:table-cell>
          <table:table-cell office:value-type="float" office:value="1.55547543050143" calcext:value-type="float">
            <text:p>1.55547543050143</text:p>
          </table:table-cell>
          <table:table-cell office:value-type="string" calcext:value-type="string">
            <text:p>degrees</text:p>
          </table:table-cell>
          <table:table-cell office:value-type="float" office:value="107.914379206171" calcext:value-type="float">
            <text:p>107.914379206171</text:p>
          </table:table-cell>
          <table:table-cell office:value-type="string" calcext:value-type="string">
            <text:p>velocityMetersPerSec</text:p>
          </table:table-cell>
          <table:table-cell office:value-type="float" office:value="1.1694210375635" calcext:value-type="float">
            <text:p>1.1694210375635</text:p>
          </table:table-cell>
          <table:table-cell table:number-columns-repeated="16370"/>
        </table:table-row>
        <table:table-row table:style-name="ro1">
          <table:table-cell table:style-name="ce21" table:formula="of:=([.B229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4212040201811" calcext:value-type="float">
            <text:p>4.14212040201811</text:p>
          </table:table-cell>
          <table:table-cell office:value-type="string" calcext:value-type="string">
            <text:p>x</text:p>
          </table:table-cell>
          <table:table-cell office:value-type="float" office:value="2.78726543918492" calcext:value-type="float">
            <text:p>2.78726543918492</text:p>
          </table:table-cell>
          <table:table-cell office:value-type="string" calcext:value-type="string">
            <text:p>y</text:p>
          </table:table-cell>
          <table:table-cell office:value-type="float" office:value="1.57708195342224" calcext:value-type="float">
            <text:p>1.57708195342224</text:p>
          </table:table-cell>
          <table:table-cell office:value-type="string" calcext:value-type="string">
            <text:p>degrees</text:p>
          </table:table-cell>
          <table:table-cell office:value-type="float" office:value="105.042095440444" calcext:value-type="float">
            <text:p>105.042095440444</text:p>
          </table:table-cell>
          <table:table-cell office:value-type="string" calcext:value-type="string">
            <text:p>velocityMetersPerSec</text:p>
          </table:table-cell>
          <table:table-cell office:value-type="float" office:value="1.1237601140283" calcext:value-type="float">
            <text:p>1.1237601140283</text:p>
          </table:table-cell>
          <table:table-cell table:number-columns-repeated="16370"/>
        </table:table-row>
        <table:table-row table:style-name="ro1">
          <table:table-cell table:style-name="ce21" table:formula="of:=([.B230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6209191673461" calcext:value-type="float">
            <text:p>4.16209191673461</text:p>
          </table:table-cell>
          <table:table-cell office:value-type="string" calcext:value-type="string">
            <text:p>x</text:p>
          </table:table-cell>
          <table:table-cell office:value-type="float" office:value="2.7821207889171" calcext:value-type="float">
            <text:p>2.7821207889171</text:p>
          </table:table-cell>
          <table:table-cell office:value-type="string" calcext:value-type="string">
            <text:p>y</text:p>
          </table:table-cell>
          <table:table-cell office:value-type="float" office:value="1.59847240136322" calcext:value-type="float">
            <text:p>1.59847240136322</text:p>
          </table:table-cell>
          <table:table-cell office:value-type="string" calcext:value-type="string">
            <text:p>degrees</text:p>
          </table:table-cell>
          <table:table-cell office:value-type="float" office:value="101.955983786106" calcext:value-type="float">
            <text:p>101.955983786106</text:p>
          </table:table-cell>
          <table:table-cell office:value-type="string" calcext:value-type="string">
            <text:p>velocityMetersPerSec</text:p>
          </table:table-cell>
          <table:table-cell office:value-type="float" office:value="1.07942027258017" calcext:value-type="float">
            <text:p>1.07942027258017</text:p>
          </table:table-cell>
          <table:table-cell table:number-columns-repeated="16370"/>
        </table:table-row>
        <table:table-row table:style-name="ro1">
          <table:table-cell table:style-name="ce21" table:formula="of:=([.B231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18240268083584" calcext:value-type="float">
            <text:p>4.18240268083584</text:p>
          </table:table-cell>
          <table:table-cell office:value-type="string" calcext:value-type="string">
            <text:p>x</text:p>
          </table:table-cell>
          <table:table-cell office:value-type="float" office:value="2.77826743473599" calcext:value-type="float">
            <text:p>2.77826743473599</text:p>
          </table:table-cell>
          <table:table-cell office:value-type="string" calcext:value-type="string">
            <text:p>y</text:p>
          </table:table-cell>
          <table:table-cell office:value-type="float" office:value="1.61962195436106" calcext:value-type="float">
            <text:p>1.61962195436106</text:p>
          </table:table-cell>
          <table:table-cell office:value-type="string" calcext:value-type="string">
            <text:p>degrees</text:p>
          </table:table-cell>
          <table:table-cell office:value-type="float" office:value="98.6448997759169" calcext:value-type="float">
            <text:p>98.6448997759169</text:p>
          </table:table-cell>
          <table:table-cell office:value-type="string" calcext:value-type="string">
            <text:p>velocityMetersPerSec</text:p>
          </table:table-cell>
          <table:table-cell office:value-type="float" office:value="1.03745914020359" calcext:value-type="float">
            <text:p>1.03745914020359</text:p>
          </table:table-cell>
          <table:table-cell table:number-columns-repeated="16370"/>
        </table:table-row>
        <table:table-row table:style-name="ro1">
          <table:table-cell table:style-name="ce21" table:formula="of:=([.B232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0306161966692" calcext:value-type="float">
            <text:p>4.20306161966692</text:p>
          </table:table-cell>
          <table:table-cell office:value-type="string" calcext:value-type="string">
            <text:p>x</text:p>
          </table:table-cell>
          <table:table-cell office:value-type="float" office:value="2.77574063395086" calcext:value-type="float">
            <text:p>2.77574063395086</text:p>
          </table:table-cell>
          <table:table-cell office:value-type="string" calcext:value-type="string">
            <text:p>y</text:p>
          </table:table-cell>
          <table:table-cell office:value-type="float" office:value="1.64050579245247" calcext:value-type="float">
            <text:p>1.64050579245247</text:p>
          </table:table-cell>
          <table:table-cell office:value-type="string" calcext:value-type="string">
            <text:p>degrees</text:p>
          </table:table-cell>
          <table:table-cell office:value-type="float" office:value="95.1014642976902" calcext:value-type="float">
            <text:p>95.1014642976902</text:p>
          </table:table-cell>
          <table:table-cell office:value-type="string" calcext:value-type="string">
            <text:p>velocityMetersPerSec</text:p>
          </table:table-cell>
          <table:table-cell office:value-type="float" office:value="0.999058381607253" calcext:value-type="float">
            <text:p>0.999058381607253</text:p>
          </table:table-cell>
          <table:table-cell table:number-columns-repeated="16370"/>
        </table:table-row>
        <table:table-row table:style-name="ro1">
          <table:table-cell table:style-name="ce21" table:formula="of:=([.B233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2405989148067" calcext:value-type="float">
            <text:p>4.22405989148067</text:p>
          </table:table-cell>
          <table:table-cell office:value-type="string" calcext:value-type="string">
            <text:p>x</text:p>
          </table:table-cell>
          <table:table-cell office:value-type="float" office:value="2.774575643871" calcext:value-type="float">
            <text:p>2.774575643871</text:p>
          </table:table-cell>
          <table:table-cell office:value-type="string" calcext:value-type="string">
            <text:p>y</text:p>
          </table:table-cell>
          <table:table-cell office:value-type="float" office:value="1.66109909567411" calcext:value-type="float">
            <text:p>1.66109909567411</text:p>
          </table:table-cell>
          <table:table-cell office:value-type="string" calcext:value-type="string">
            <text:p>degrees</text:p>
          </table:table-cell>
          <table:table-cell office:value-type="float" office:value="91.32378403136" calcext:value-type="float">
            <text:p>91.32378403136</text:p>
          </table:table-cell>
          <table:table-cell office:value-type="string" calcext:value-type="string">
            <text:p>velocityMetersPerSec</text:p>
          </table:table-cell>
          <table:table-cell office:value-type="float" office:value="0.965506091877375" calcext:value-type="float">
            <text:p>0.965506091877375</text:p>
          </table:table-cell>
          <table:table-cell table:number-columns-repeated="16370"/>
        </table:table-row>
        <table:table-row table:style-name="ro1">
          <table:table-cell table:style-name="ce21" table:formula="of:=([.B234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4555990173937" calcext:value-type="float">
            <text:p>4.24555990173937</text:p>
          </table:table-cell>
          <table:table-cell office:value-type="string" calcext:value-type="string">
            <text:p>x</text:p>
          </table:table-cell>
          <table:table-cell office:value-type="float" office:value="2.77480772180568" calcext:value-type="float">
            <text:p>2.77480772180568</text:p>
          </table:table-cell>
          <table:table-cell office:value-type="string" calcext:value-type="string">
            <text:p>y</text:p>
          </table:table-cell>
          <table:table-cell office:value-type="float" office:value="1.6813770440627" calcext:value-type="float">
            <text:p>1.6813770440627</text:p>
          </table:table-cell>
          <table:table-cell office:value-type="string" calcext:value-type="string">
            <text:p>degrees</text:p>
          </table:table-cell>
          <table:table-cell office:value-type="float" office:value="87.3173206926644" calcext:value-type="float">
            <text:p>87.3173206926644</text:p>
          </table:table-cell>
          <table:table-cell office:value-type="string" calcext:value-type="string">
            <text:p>velocityMetersPerSec</text:p>
          </table:table-cell>
          <table:table-cell office:value-type="float" office:value="0.920937323622401" calcext:value-type="float">
            <text:p>0.920937323622401</text:p>
          </table:table-cell>
          <table:table-cell table:number-columns-repeated="16370"/>
        </table:table-row>
        <table:table-row table:style-name="ro1">
          <table:table-cell table:style-name="ce21" table:formula="of:=([.B235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6782460148419" calcext:value-type="float">
            <text:p>4.26782460148419</text:p>
          </table:table-cell>
          <table:table-cell office:value-type="string" calcext:value-type="string">
            <text:p>x</text:p>
          </table:table-cell>
          <table:table-cell office:value-type="float" office:value="2.77647212506417" calcext:value-type="float">
            <text:p>2.77647212506417</text:p>
          </table:table-cell>
          <table:table-cell office:value-type="string" calcext:value-type="string">
            <text:p>y</text:p>
          </table:table-cell>
          <table:table-cell office:value-type="float" office:value="1.70131481765491" calcext:value-type="float">
            <text:p>1.70131481765491</text:p>
          </table:table-cell>
          <table:table-cell office:value-type="string" calcext:value-type="string">
            <text:p>degrees</text:p>
          </table:table-cell>
          <table:table-cell office:value-type="float" office:value="83.0966659112961" calcext:value-type="float">
            <text:p>83.0966659112961</text:p>
          </table:table-cell>
          <table:table-cell office:value-type="string" calcext:value-type="string">
            <text:p>velocityMetersPerSec</text:p>
          </table:table-cell>
          <table:table-cell office:value-type="float" office:value="0.876268595223537" calcext:value-type="float">
            <text:p>0.876268595223537</text:p>
          </table:table-cell>
          <table:table-cell table:number-columns-repeated="16370"/>
        </table:table-row>
        <table:table-row table:style-name="ro1">
          <table:table-cell table:style-name="ce21" table:formula="of:=([.B236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29090605673512" calcext:value-type="float">
            <text:p>4.29090605673512</text:p>
          </table:table-cell>
          <table:table-cell office:value-type="string" calcext:value-type="string">
            <text:p>x</text:p>
          </table:table-cell>
          <table:table-cell office:value-type="float" office:value="2.77960411095575" calcext:value-type="float">
            <text:p>2.77960411095575</text:p>
          </table:table-cell>
          <table:table-cell office:value-type="string" calcext:value-type="string">
            <text:p>y</text:p>
          </table:table-cell>
          <table:table-cell office:value-type="float" office:value="1.72088759648744" calcext:value-type="float">
            <text:p>1.72088759648744</text:p>
          </table:table-cell>
          <table:table-cell office:value-type="string" calcext:value-type="string">
            <text:p>degrees</text:p>
          </table:table-cell>
          <table:table-cell office:value-type="float" office:value="78.6868612435168" calcext:value-type="float">
            <text:p>78.6868612435168</text:p>
          </table:table-cell>
          <table:table-cell office:value-type="string" calcext:value-type="string">
            <text:p>velocityMetersPerSec</text:p>
          </table:table-cell>
          <table:table-cell office:value-type="float" office:value="0.841281785079939" calcext:value-type="float">
            <text:p>0.841281785079939</text:p>
          </table:table-cell>
          <table:table-cell table:number-columns-repeated="16370"/>
        </table:table-row>
        <table:table-row table:style-name="ro1">
          <table:table-cell table:style-name="ce21" table:formula="of:=([.B237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31471459131904" calcext:value-type="float">
            <text:p>4.31471459131904</text:p>
          </table:table-cell>
          <table:table-cell office:value-type="string" calcext:value-type="string">
            <text:p>x</text:p>
          </table:table-cell>
          <table:table-cell office:value-type="float" office:value="2.78423893678969" calcext:value-type="float">
            <text:p>2.78423893678969</text:p>
          </table:table-cell>
          <table:table-cell office:value-type="string" calcext:value-type="string">
            <text:p>y</text:p>
          </table:table-cell>
          <table:table-cell office:value-type="float" office:value="1.74007056059699" calcext:value-type="float">
            <text:p>1.74007056059699</text:p>
          </table:table-cell>
          <table:table-cell office:value-type="string" calcext:value-type="string">
            <text:p>degrees</text:p>
          </table:table-cell>
          <table:table-cell office:value-type="float" office:value="74.1238351357935" calcext:value-type="float">
            <text:p>74.1238351357935</text:p>
          </table:table-cell>
          <table:table-cell office:value-type="string" calcext:value-type="string">
            <text:p>velocityMetersPerSec</text:p>
          </table:table-cell>
          <table:table-cell office:value-type="float" office:value="0.816521766729806" calcext:value-type="float">
            <text:p>0.816521766729806</text:p>
          </table:table-cell>
          <table:table-cell table:number-columns-repeated="16370"/>
        </table:table-row>
        <table:table-row table:style-name="ro1">
          <table:table-cell table:style-name="ce21" table:formula="of:=([.B238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33912373540422" calcext:value-type="float">
            <text:p>4.33912373540422</text:p>
          </table:table-cell>
          <table:table-cell office:value-type="string" calcext:value-type="string">
            <text:p>x</text:p>
          </table:table-cell>
          <table:table-cell office:value-type="float" office:value="2.79041185987528" calcext:value-type="float">
            <text:p>2.79041185987528</text:p>
          </table:table-cell>
          <table:table-cell office:value-type="string" calcext:value-type="string">
            <text:p>y</text:p>
          </table:table-cell>
          <table:table-cell office:value-type="float" office:value="1.75883889002023" calcext:value-type="float">
            <text:p>1.75883889002023</text:p>
          </table:table-cell>
          <table:table-cell office:value-type="string" calcext:value-type="string">
            <text:p>degrees</text:p>
          </table:table-cell>
          <table:table-cell office:value-type="float" office:value="69.4535748990066" calcext:value-type="float">
            <text:p>69.4535748990066</text:p>
          </table:table-cell>
          <table:table-cell office:value-type="string" calcext:value-type="string">
            <text:p>velocityMetersPerSec</text:p>
          </table:table-cell>
          <table:table-cell office:value-type="float" office:value="0.802331223562602" calcext:value-type="float">
            <text:p>0.802331223562602</text:p>
          </table:table-cell>
          <table:table-cell table:number-columns-repeated="16370"/>
        </table:table-row>
        <table:table-row table:style-name="ro1">
          <table:table-cell table:style-name="ce21" table:formula="of:=([.B239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363978195123" calcext:value-type="float">
            <text:p>4.363978195123</text:p>
          </table:table-cell>
          <table:table-cell office:value-type="string" calcext:value-type="string">
            <text:p>x</text:p>
          </table:table-cell>
          <table:table-cell office:value-type="float" office:value="2.79815813752178" calcext:value-type="float">
            <text:p>2.79815813752178</text:p>
          </table:table-cell>
          <table:table-cell office:value-type="string" calcext:value-type="string">
            <text:p>y</text:p>
          </table:table-cell>
          <table:table-cell office:value-type="float" office:value="1.77716776479387" calcext:value-type="float">
            <text:p>1.77716776479387</text:p>
          </table:table-cell>
          <table:table-cell office:value-type="string" calcext:value-type="string">
            <text:p>degrees</text:p>
          </table:table-cell>
          <table:table-cell office:value-type="float" office:value="64.7298555762496" calcext:value-type="float">
            <text:p>64.7298555762496</text:p>
          </table:table-cell>
          <table:table-cell office:value-type="string" calcext:value-type="string">
            <text:p>velocityMetersPerSec</text:p>
          </table:table-cell>
          <table:table-cell office:value-type="float" office:value="0.798874728294314" calcext:value-type="float">
            <text:p>0.798874728294314</text:p>
          </table:table-cell>
          <table:table-cell table:number-columns-repeated="16370"/>
        </table:table-row>
        <table:table-row table:style-name="ro1">
          <table:table-cell table:style-name="ce21" table:formula="of:=([.B240]-[.$B$1])*24*3600" office:value-type="float" office:value="2.59599967394024" calcext:value-type="float">
            <text:p>2.596</text:p>
          </table:table-cell>
          <table:table-cell office:value-type="date" office:date-value="2024-11-10T20:58:02.34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3891064493699" calcext:value-type="float">
            <text:p>4.3891064493699</text:p>
          </table:table-cell>
          <table:table-cell office:value-type="string" calcext:value-type="string">
            <text:p>x</text:p>
          </table:table-cell>
          <table:table-cell office:value-type="float" office:value="2.80751302703848" calcext:value-type="float">
            <text:p>2.80751302703848</text:p>
          </table:table-cell>
          <table:table-cell office:value-type="string" calcext:value-type="string">
            <text:p>y</text:p>
          </table:table-cell>
          <table:table-cell office:value-type="float" office:value="1.79503236495459" calcext:value-type="float">
            <text:p>1.79503236495459</text:p>
          </table:table-cell>
          <table:table-cell office:value-type="string" calcext:value-type="string">
            <text:p>degrees</text:p>
          </table:table-cell>
          <table:table-cell office:value-type="float" office:value="60.0106871415574" calcext:value-type="float">
            <text:p>60.0106871415574</text:p>
          </table:table-cell>
          <table:table-cell office:value-type="string" calcext:value-type="string">
            <text:p>velocityMetersPerSec</text:p>
          </table:table-cell>
          <table:table-cell office:value-type="float" office:value="0.806152052120382" calcext:value-type="float">
            <text:p>0.806152052120382</text:p>
          </table:table-cell>
          <table:table-cell table:number-columns-repeated="16370"/>
        </table:table-row>
        <table:table-row table:style-name="ro1">
          <table:table-cell table:style-name="ce21" table:formula="of:=([.B241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1433612425417" calcext:value-type="float">
            <text:p>4.41433612425417</text:p>
          </table:table-cell>
          <table:table-cell office:value-type="string" calcext:value-type="string">
            <text:p>x</text:p>
          </table:table-cell>
          <table:table-cell office:value-type="float" office:value="2.81851178573465" calcext:value-type="float">
            <text:p>2.81851178573465</text:p>
          </table:table-cell>
          <table:table-cell office:value-type="string" calcext:value-type="string">
            <text:p>y</text:p>
          </table:table-cell>
          <table:table-cell office:value-type="float" office:value="1.81240787053908" calcext:value-type="float">
            <text:p>1.81240787053908</text:p>
          </table:table-cell>
          <table:table-cell office:value-type="string" calcext:value-type="string">
            <text:p>degrees</text:p>
          </table:table-cell>
          <table:table-cell office:value-type="float" office:value="55.3540086404623" calcext:value-type="float">
            <text:p>55.3540086404623</text:p>
          </table:table-cell>
          <table:table-cell office:value-type="string" calcext:value-type="string">
            <text:p>velocityMetersPerSec</text:p>
          </table:table-cell>
          <table:table-cell office:value-type="float" office:value="0.823997203447719" calcext:value-type="float">
            <text:p>0.823997203447719</text:p>
          </table:table-cell>
          <table:table-cell table:number-columns-repeated="16370"/>
        </table:table-row>
        <table:table-row table:style-name="ro1">
          <table:table-cell table:style-name="ce21" table:formula="of:=([.B242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3950945147343" calcext:value-type="float">
            <text:p>4.43950945147343</text:p>
          </table:table-cell>
          <table:table-cell office:value-type="string" calcext:value-type="string">
            <text:p>x</text:p>
          </table:table-cell>
          <table:table-cell office:value-type="float" office:value="2.83118967091957" calcext:value-type="float">
            <text:p>2.83118967091957</text:p>
          </table:table-cell>
          <table:table-cell office:value-type="string" calcext:value-type="string">
            <text:p>y</text:p>
          </table:table-cell>
          <table:table-cell office:value-type="float" office:value="1.82926946158404" calcext:value-type="float">
            <text:p>1.82926946158404</text:p>
          </table:table-cell>
          <table:table-cell office:value-type="string" calcext:value-type="string">
            <text:p>degrees</text:p>
          </table:table-cell>
          <table:table-cell office:value-type="float" office:value="50.8133966251339" calcext:value-type="float">
            <text:p>50.8133966251339</text:p>
          </table:table-cell>
          <table:table-cell office:value-type="string" calcext:value-type="string">
            <text:p>velocityMetersPerSec</text:p>
          </table:table-cell>
          <table:table-cell office:value-type="float" office:value="0.852064049664326" calcext:value-type="float">
            <text:p>0.852064049664326</text:p>
          </table:table-cell>
          <table:table-cell table:number-columns-repeated="16370"/>
        </table:table-row>
        <table:table-row table:style-name="ro1">
          <table:table-cell table:style-name="ce21" table:formula="of:=([.B243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6449611888763" calcext:value-type="float">
            <text:p>4.46449611888763</text:p>
          </table:table-cell>
          <table:table-cell office:value-type="string" calcext:value-type="string">
            <text:p>x</text:p>
          </table:table-cell>
          <table:table-cell office:value-type="float" office:value="2.84558193990251" calcext:value-type="float">
            <text:p>2.84558193990251</text:p>
          </table:table-cell>
          <table:table-cell office:value-type="string" calcext:value-type="string">
            <text:p>y</text:p>
          </table:table-cell>
          <table:table-cell office:value-type="float" office:value="1.84559231812616" calcext:value-type="float">
            <text:p>1.84559231812616</text:p>
          </table:table-cell>
          <table:table-cell office:value-type="string" calcext:value-type="string">
            <text:p>degrees</text:p>
          </table:table-cell>
          <table:table-cell office:value-type="float" office:value="46.4345505742566" calcext:value-type="float">
            <text:p>46.4345505742566</text:p>
          </table:table-cell>
          <table:table-cell office:value-type="string" calcext:value-type="string">
            <text:p>velocityMetersPerSec</text:p>
          </table:table-cell>
          <table:table-cell office:value-type="float" office:value="0.88980358764418" calcext:value-type="float">
            <text:p>0.88980358764418</text:p>
          </table:table-cell>
          <table:table-cell table:number-columns-repeated="16370"/>
        </table:table-row>
        <table:table-row table:style-name="ro1">
          <table:table-cell table:style-name="ce21" table:formula="of:=([.B244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48920166296216" calcext:value-type="float">
            <text:p>4.48920166296216</text:p>
          </table:table-cell>
          <table:table-cell office:value-type="string" calcext:value-type="string">
            <text:p>x</text:p>
          </table:table-cell>
          <table:table-cell office:value-type="float" office:value="2.86172384999274" calcext:value-type="float">
            <text:p>2.86172384999274</text:p>
          </table:table-cell>
          <table:table-cell office:value-type="string" calcext:value-type="string">
            <text:p>y</text:p>
          </table:table-cell>
          <table:table-cell office:value-type="float" office:value="1.86135162020212" calcext:value-type="float">
            <text:p>1.86135162020212</text:p>
          </table:table-cell>
          <table:table-cell office:value-type="string" calcext:value-type="string">
            <text:p>degrees</text:p>
          </table:table-cell>
          <table:table-cell office:value-type="float" office:value="42.2530722488822" calcext:value-type="float">
            <text:p>42.2530722488822</text:p>
          </table:table-cell>
          <table:table-cell office:value-type="string" calcext:value-type="string">
            <text:p>velocityMetersPerSec</text:p>
          </table:table-cell>
          <table:table-cell office:value-type="float" office:value="0.936441219347976" calcext:value-type="float">
            <text:p>0.936441219347976</text:p>
          </table:table-cell>
          <table:table-cell table:number-columns-repeated="16370"/>
        </table:table-row>
        <table:table-row table:style-name="ro1">
          <table:table-cell table:style-name="ce21" table:formula="of:=([.B245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51357082258785" calcext:value-type="float">
            <text:p>4.51357082258785</text:p>
          </table:table-cell>
          <table:table-cell office:value-type="string" calcext:value-type="string">
            <text:p>x</text:p>
          </table:table-cell>
          <table:table-cell office:value-type="float" office:value="2.87965065849955" calcext:value-type="float">
            <text:p>2.87965065849955</text:p>
          </table:table-cell>
          <table:table-cell office:value-type="string" calcext:value-type="string">
            <text:p>y</text:p>
          </table:table-cell>
          <table:table-cell office:value-type="float" office:value="1.87652254784862" calcext:value-type="float">
            <text:p>1.87652254784862</text:p>
          </table:table-cell>
          <table:table-cell office:value-type="string" calcext:value-type="string">
            <text:p>degrees</text:p>
          </table:table-cell>
          <table:table-cell office:value-type="float" office:value="38.2936871424709" calcext:value-type="float">
            <text:p>38.2936871424709</text:p>
          </table:table-cell>
          <table:table-cell office:value-type="string" calcext:value-type="string">
            <text:p>velocityMetersPerSec</text:p>
          </table:table-cell>
          <table:table-cell office:value-type="float" office:value="0.990964007467303" calcext:value-type="float">
            <text:p>0.990964007467303</text:p>
          </table:table-cell>
          <table:table-cell table:number-columns-repeated="16370"/>
        </table:table-row>
        <table:table-row table:style-name="ro1">
          <table:table-cell table:style-name="ce21" table:formula="of:=([.B246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53758643361619" calcext:value-type="float">
            <text:p>4.53758643361619</text:p>
          </table:table-cell>
          <table:table-cell office:value-type="string" calcext:value-type="string">
            <text:p>x</text:p>
          </table:table-cell>
          <table:table-cell office:value-type="float" office:value="2.89939762273221" calcext:value-type="float">
            <text:p>2.89939762273221</text:p>
          </table:table-cell>
          <table:table-cell office:value-type="string" calcext:value-type="string">
            <text:p>y</text:p>
          </table:table-cell>
          <table:table-cell office:value-type="float" office:value="1.89108028110235" calcext:value-type="float">
            <text:p>1.89108028110235</text:p>
          </table:table-cell>
          <table:table-cell office:value-type="string" calcext:value-type="string">
            <text:p>degrees</text:p>
          </table:table-cell>
          <table:table-cell office:value-type="float" office:value="34.5707200479085" calcext:value-type="float">
            <text:p>34.5707200479085</text:p>
          </table:table-cell>
          <table:table-cell office:value-type="string" calcext:value-type="string">
            <text:p>velocityMetersPerSec</text:p>
          </table:table-cell>
          <table:table-cell office:value-type="float" office:value="1.05212728595986" calcext:value-type="float">
            <text:p>1.05212728595986</text:p>
          </table:table-cell>
          <table:table-cell table:number-columns-repeated="16370"/>
        </table:table-row>
        <table:table-row table:style-name="ro1">
          <table:table-cell table:style-name="ce21" table:formula="of:=([.B247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56126513423136" calcext:value-type="float">
            <text:p>4.56126513423136</text:p>
          </table:table-cell>
          <table:table-cell office:value-type="string" calcext:value-type="string">
            <text:p>x</text:p>
          </table:table-cell>
          <table:table-cell office:value-type="float" office:value="2.921" calcext:value-type="float">
            <text:p>2.921</text:p>
          </table:table-cell>
          <table:table-cell office:value-type="string" calcext:value-type="string">
            <text:p>y</text:p>
          </table:table-cell>
          <table:table-cell office:value-type="float" office:value="1.905" calcext:value-type="float">
            <text:p>1.905</text:p>
          </table:table-cell>
          <table:table-cell office:value-type="string" calcext:value-type="string">
            <text:p>degrees</text:p>
          </table:table-cell>
          <table:table-cell office:value-type="float" office:value="31.0894386162027" calcext:value-type="float">
            <text:p>31.0894386162027</text:p>
          </table:table-cell>
          <table:table-cell office:value-type="string" calcext:value-type="string">
            <text:p>velocityMetersPerSec</text:p>
          </table:table-cell>
          <table:table-cell office:value-type="float" office:value="1.11848700367402" calcext:value-type="float">
            <text:p>1.11848700367402</text:p>
          </table:table-cell>
          <table:table-cell table:number-columns-repeated="16370"/>
        </table:table-row>
        <table:table-row table:style-name="ro1">
          <table:table-cell table:style-name="ce21" table:formula="of:=([.B248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58438540780709" calcext:value-type="float">
            <text:p>4.58438540780709</text:p>
          </table:table-cell>
          <table:table-cell office:value-type="string" calcext:value-type="string">
            <text:p>x</text:p>
          </table:table-cell>
          <table:table-cell office:value-type="float" office:value="2.94447900881775" calcext:value-type="float">
            <text:p>2.94447900881775</text:p>
          </table:table-cell>
          <table:table-cell office:value-type="string" calcext:value-type="string">
            <text:p>y</text:p>
          </table:table-cell>
          <table:table-cell office:value-type="float" office:value="1.91826385009863" calcext:value-type="float">
            <text:p>1.91826385009863</text:p>
          </table:table-cell>
          <table:table-cell office:value-type="string" calcext:value-type="string">
            <text:p>degrees</text:p>
          </table:table-cell>
          <table:table-cell office:value-type="float" office:value="27.9269628862375" calcext:value-type="float">
            <text:p>27.9269628862375</text:p>
          </table:table-cell>
          <table:table-cell office:value-type="string" calcext:value-type="string">
            <text:p>velocityMetersPerSec</text:p>
          </table:table-cell>
          <table:table-cell office:value-type="float" office:value="1.21422993746715" calcext:value-type="float">
            <text:p>1.21422993746715</text:p>
          </table:table-cell>
          <table:table-cell table:number-columns-repeated="16370"/>
        </table:table-row>
        <table:table-row table:style-name="ro1">
          <table:table-cell table:style-name="ce21" table:formula="of:=([.B249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60682184675564" calcext:value-type="float">
            <text:p>4.60682184675564</text:p>
          </table:table-cell>
          <table:table-cell office:value-type="string" calcext:value-type="string">
            <text:p>x</text:p>
          </table:table-cell>
          <table:table-cell office:value-type="float" office:value="2.96979971252251" calcext:value-type="float">
            <text:p>2.96979971252251</text:p>
          </table:table-cell>
          <table:table-cell office:value-type="string" calcext:value-type="string">
            <text:p>y</text:p>
          </table:table-cell>
          <table:table-cell office:value-type="float" office:value="1.9308818390368" calcext:value-type="float">
            <text:p>1.9308818390368</text:p>
          </table:table-cell>
          <table:table-cell office:value-type="string" calcext:value-type="string">
            <text:p>degrees</text:p>
          </table:table-cell>
          <table:table-cell office:value-type="float" office:value="25.1285205149227" calcext:value-type="float">
            <text:p>25.1285205149227</text:p>
          </table:table-cell>
          <table:table-cell office:value-type="string" calcext:value-type="string">
            <text:p>velocityMetersPerSec</text:p>
          </table:table-cell>
          <table:table-cell office:value-type="float" office:value="1.3076040780667" calcext:value-type="float">
            <text:p>1.3076040780667</text:p>
          </table:table-cell>
          <table:table-cell table:number-columns-repeated="16370"/>
        </table:table-row>
        <table:table-row table:style-name="ro1">
          <table:table-cell table:style-name="ce21" table:formula="of:=([.B250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6503534084682" calcext:value-type="float">
            <text:p>4.6503534084682</text:p>
          </table:table-cell>
          <table:table-cell office:value-type="string" calcext:value-type="string">
            <text:p>x</text:p>
          </table:table-cell>
          <table:table-cell office:value-type="float" office:value="3.02577030276353" calcext:value-type="float">
            <text:p>3.02577030276353</text:p>
          </table:table-cell>
          <table:table-cell office:value-type="string" calcext:value-type="string">
            <text:p>y</text:p>
          </table:table-cell>
          <table:table-cell office:value-type="float" office:value="1.95424812606739" calcext:value-type="float">
            <text:p>1.95424812606739</text:p>
          </table:table-cell>
          <table:table-cell office:value-type="string" calcext:value-type="string">
            <text:p>degrees</text:p>
          </table:table-cell>
          <table:table-cell office:value-type="float" office:value="20.4454325258432" calcext:value-type="float">
            <text:p>20.4454325258432</text:p>
          </table:table-cell>
          <table:table-cell office:value-type="string" calcext:value-type="string">
            <text:p>velocityMetersPerSec</text:p>
          </table:table-cell>
          <table:table-cell office:value-type="float" office:value="1.47898136318197" calcext:value-type="float">
            <text:p>1.47898136318197</text:p>
          </table:table-cell>
          <table:table-cell table:number-columns-repeated="16370"/>
        </table:table-row>
        <table:table-row table:style-name="ro1">
          <table:table-cell table:style-name="ce21" table:formula="of:=([.B251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69301957520379" calcext:value-type="float">
            <text:p>4.69301957520379</text:p>
          </table:table-cell>
          <table:table-cell office:value-type="string" calcext:value-type="string">
            <text:p>x</text:p>
          </table:table-cell>
          <table:table-cell office:value-type="float" office:value="3.08851996706397" calcext:value-type="float">
            <text:p>3.08851996706397</text:p>
          </table:table-cell>
          <table:table-cell office:value-type="string" calcext:value-type="string">
            <text:p>y</text:p>
          </table:table-cell>
          <table:table-cell office:value-type="float" office:value="1.97523464636312" calcext:value-type="float">
            <text:p>1.97523464636312</text:p>
          </table:table-cell>
          <table:table-cell office:value-type="string" calcext:value-type="string">
            <text:p>degrees</text:p>
          </table:table-cell>
          <table:table-cell office:value-type="float" office:value="16.7305499036631" calcext:value-type="float">
            <text:p>16.7305499036631</text:p>
          </table:table-cell>
          <table:table-cell office:value-type="string" calcext:value-type="string">
            <text:p>velocityMetersPerSec</text:p>
          </table:table-cell>
          <table:table-cell office:value-type="float" office:value="1.62259148783811" calcext:value-type="float">
            <text:p>1.62259148783811</text:p>
          </table:table-cell>
          <table:table-cell table:number-columns-repeated="16370"/>
        </table:table-row>
        <table:table-row table:style-name="ro1">
          <table:table-cell table:style-name="ce21" table:formula="of:=([.B252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73566347247433" calcext:value-type="float">
            <text:p>4.73566347247433</text:p>
          </table:table-cell>
          <table:table-cell office:value-type="string" calcext:value-type="string">
            <text:p>x</text:p>
          </table:table-cell>
          <table:table-cell office:value-type="float" office:value="3.15765690176474" calcext:value-type="float">
            <text:p>3.15765690176474</text:p>
          </table:table-cell>
          <table:table-cell office:value-type="string" calcext:value-type="string">
            <text:p>y</text:p>
          </table:table-cell>
          <table:table-cell office:value-type="float" office:value="1.99397718519536" calcext:value-type="float">
            <text:p>1.99397718519536</text:p>
          </table:table-cell>
          <table:table-cell office:value-type="string" calcext:value-type="string">
            <text:p>degrees</text:p>
          </table:table-cell>
          <table:table-cell office:value-type="float" office:value="13.7489442144919" calcext:value-type="float">
            <text:p>13.7489442144919</text:p>
          </table:table-cell>
          <table:table-cell office:value-type="string" calcext:value-type="string">
            <text:p>velocityMetersPerSec</text:p>
          </table:table-cell>
          <table:table-cell office:value-type="float" office:value="1.73696938876251" calcext:value-type="float">
            <text:p>1.73696938876251</text:p>
          </table:table-cell>
          <table:table-cell table:number-columns-repeated="16370"/>
        </table:table-row>
        <table:table-row table:style-name="ro1">
          <table:table-cell table:style-name="ce21" table:formula="of:=([.B253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77886520991014" calcext:value-type="float">
            <text:p>4.77886520991014</text:p>
          </table:table-cell>
          <table:table-cell office:value-type="string" calcext:value-type="string">
            <text:p>x</text:p>
          </table:table-cell>
          <table:table-cell office:value-type="float" office:value="3.23278930320675" calcext:value-type="float">
            <text:p>3.23278930320675</text:p>
          </table:table-cell>
          <table:table-cell office:value-type="string" calcext:value-type="string">
            <text:p>y</text:p>
          </table:table-cell>
          <table:table-cell office:value-type="float" office:value="2.01061152783544" calcext:value-type="float">
            <text:p>2.01061152783544</text:p>
          </table:table-cell>
          <table:table-cell office:value-type="string" calcext:value-type="string">
            <text:p>degrees</text:p>
          </table:table-cell>
          <table:table-cell office:value-type="float" office:value="11.3280126538651" calcext:value-type="float">
            <text:p>11.3280126538651</text:p>
          </table:table-cell>
          <table:table-cell office:value-type="string" calcext:value-type="string">
            <text:p>velocityMetersPerSec</text:p>
          </table:table-cell>
          <table:table-cell office:value-type="float" office:value="1.82547054199829" calcext:value-type="float">
            <text:p>1.82547054199829</text:p>
          </table:table-cell>
          <table:table-cell table:number-columns-repeated="16370"/>
        </table:table-row>
        <table:table-row table:style-name="ro1">
          <table:table-cell table:style-name="ce21" table:formula="of:=([.B254]-[.$B$1])*24*3600" office:value-type="float" office:value="2.59699984453619" calcext:value-type="float">
            <text:p>2.597</text:p>
          </table:table-cell>
          <table:table-cell office:value-type="date" office:date-value="2024-11-10T20:58:02.34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82299888384169" calcext:value-type="float">
            <text:p>4.82299888384169</text:p>
          </table:table-cell>
          <table:table-cell office:value-type="string" calcext:value-type="string">
            <text:p>x</text:p>
          </table:table-cell>
          <table:table-cell office:value-type="float" office:value="3.3135253677309" calcext:value-type="float">
            <text:p>3.3135253677309</text:p>
          </table:table-cell>
          <table:table-cell office:value-type="string" calcext:value-type="string">
            <text:p>y</text:p>
          </table:table-cell>
          <table:table-cell office:value-type="float" office:value="2.02527345955472" calcext:value-type="float">
            <text:p>2.02527345955472</text:p>
          </table:table-cell>
          <table:table-cell office:value-type="string" calcext:value-type="string">
            <text:p>degrees</text:p>
          </table:table-cell>
          <table:table-cell office:value-type="float" office:value="9.34182063990182" calcext:value-type="float">
            <text:p>9.34182063990182</text:p>
          </table:table-cell>
          <table:table-cell office:value-type="string" calcext:value-type="string">
            <text:p>velocityMetersPerSec</text:p>
          </table:table-cell>
          <table:table-cell office:value-type="float" office:value="1.89307745511687" calcext:value-type="float">
            <text:p>1.89307745511687</text:p>
          </table:table-cell>
          <table:table-cell table:number-columns-repeated="16370"/>
        </table:table-row>
        <table:table-row table:style-name="ro1">
          <table:table-cell table:style-name="ce21" table:formula="of:=([.B255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86828613470077" calcext:value-type="float">
            <text:p>4.86828613470077</text:p>
          </table:table-cell>
          <table:table-cell office:value-type="string" calcext:value-type="string">
            <text:p>x</text:p>
          </table:table-cell>
          <table:table-cell office:value-type="float" office:value="3.3994732916781" calcext:value-type="float">
            <text:p>3.3994732916781</text:p>
          </table:table-cell>
          <table:table-cell office:value-type="string" calcext:value-type="string">
            <text:p>y</text:p>
          </table:table-cell>
          <table:table-cell office:value-type="float" office:value="2.03809876562455" calcext:value-type="float">
            <text:p>2.03809876562455</text:p>
          </table:table-cell>
          <table:table-cell office:value-type="string" calcext:value-type="string">
            <text:p>degrees</text:p>
          </table:table-cell>
          <table:table-cell office:value-type="float" office:value="7.69806693134035" calcext:value-type="float">
            <text:p>7.69806693134035</text:p>
          </table:table-cell>
          <table:table-cell office:value-type="string" calcext:value-type="string">
            <text:p>velocityMetersPerSec</text:p>
          </table:table-cell>
          <table:table-cell office:value-type="float" office:value="1.94462793347109" calcext:value-type="float">
            <text:p>1.94462793347109</text:p>
          </table:table-cell>
          <table:table-cell table:number-columns-repeated="16370"/>
        </table:table-row>
        <table:table-row table:style-name="ro1">
          <table:table-cell table:style-name="ce21" table:formula="of:=([.B256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91483867831639" calcext:value-type="float">
            <text:p>4.91483867831639</text:p>
          </table:table-cell>
          <table:table-cell office:value-type="string" calcext:value-type="string">
            <text:p>x</text:p>
          </table:table-cell>
          <table:table-cell office:value-type="float" office:value="3.49024127138925" calcext:value-type="float">
            <text:p>3.49024127138925</text:p>
          </table:table-cell>
          <table:table-cell office:value-type="string" calcext:value-type="string">
            <text:p>y</text:p>
          </table:table-cell>
          <table:table-cell office:value-type="float" office:value="2.04922323131628" calcext:value-type="float">
            <text:p>2.04922323131628</text:p>
          </table:table-cell>
          <table:table-cell office:value-type="string" calcext:value-type="string">
            <text:p>degrees</text:p>
          </table:table-cell>
          <table:table-cell office:value-type="float" office:value="6.3284560388155" calcext:value-type="float">
            <text:p>6.3284560388155</text:p>
          </table:table-cell>
          <table:table-cell office:value-type="string" calcext:value-type="string">
            <text:p>velocityMetersPerSec</text:p>
          </table:table-cell>
          <table:table-cell office:value-type="float" office:value="1.98414310382475" calcext:value-type="float">
            <text:p>1.98414310382475</text:p>
          </table:table-cell>
          <table:table-cell table:number-columns-repeated="16370"/>
        </table:table-row>
        <table:table-row table:style-name="ro1">
          <table:table-cell table:style-name="ce21" table:formula="of:=([.B257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4.96268965135118" calcext:value-type="float">
            <text:p>4.96268965135118</text:p>
          </table:table-cell>
          <table:table-cell office:value-type="string" calcext:value-type="string">
            <text:p>x</text:p>
          </table:table-cell>
          <table:table-cell office:value-type="float" office:value="3.58543750320526" calcext:value-type="float">
            <text:p>3.58543750320526</text:p>
          </table:table-cell>
          <table:table-cell office:value-type="string" calcext:value-type="string">
            <text:p>y</text:p>
          </table:table-cell>
          <table:table-cell office:value-type="float" office:value="2.05878264190126" calcext:value-type="float">
            <text:p>2.05878264190126</text:p>
          </table:table-cell>
          <table:table-cell office:value-type="string" calcext:value-type="string">
            <text:p>degrees</text:p>
          </table:table-cell>
          <table:table-cell office:value-type="float" office:value="5.18188723995236" calcext:value-type="float">
            <text:p>5.18188723995236</text:p>
          </table:table-cell>
          <table:table-cell office:value-type="string" calcext:value-type="string">
            <text:p>velocityMetersPerSec</text:p>
          </table:table-cell>
          <table:table-cell office:value-type="float" office:value="2.01473048443699" calcext:value-type="float">
            <text:p>2.01473048443699</text:p>
          </table:table-cell>
          <table:table-cell table:number-columns-repeated="16370"/>
        </table:table-row>
        <table:table-row table:style-name="ro1">
          <table:table-cell table:style-name="ce21" table:formula="of:=([.B258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01181591517261" calcext:value-type="float">
            <text:p>5.01181591517261</text:p>
          </table:table-cell>
          <table:table-cell office:value-type="string" calcext:value-type="string">
            <text:p>x</text:p>
          </table:table-cell>
          <table:table-cell office:value-type="float" office:value="3.68467018346704" calcext:value-type="float">
            <text:p>3.68467018346704</text:p>
          </table:table-cell>
          <table:table-cell office:value-type="string" calcext:value-type="string">
            <text:p>y</text:p>
          </table:table-cell>
          <table:table-cell office:value-type="float" office:value="2.06691278265084" calcext:value-type="float">
            <text:p>2.06691278265084</text:p>
          </table:table-cell>
          <table:table-cell office:value-type="string" calcext:value-type="string">
            <text:p>degrees</text:p>
          </table:table-cell>
          <table:table-cell office:value-type="float" office:value="4.21970007900387" calcext:value-type="float">
            <text:p>4.21970007900387</text:p>
          </table:table-cell>
          <table:table-cell office:value-type="string" calcext:value-type="string">
            <text:p>velocityMetersPerSec</text:p>
          </table:table-cell>
          <table:table-cell office:value-type="float" office:value="2.03870924383546" calcext:value-type="float">
            <text:p>2.03870924383546</text:p>
          </table:table-cell>
          <table:table-cell table:number-columns-repeated="16370"/>
        </table:table-row>
        <table:table-row table:style-name="ro1">
          <table:table-cell table:style-name="ce21" table:formula="of:=([.B259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06215370235306" calcext:value-type="float">
            <text:p>5.06215370235306</text:p>
          </table:table-cell>
          <table:table-cell office:value-type="string" calcext:value-type="string">
            <text:p>x</text:p>
          </table:table-cell>
          <table:table-cell office:value-type="float" office:value="3.78754750851549" calcext:value-type="float">
            <text:p>3.78754750851549</text:p>
          </table:table-cell>
          <table:table-cell office:value-type="string" calcext:value-type="string">
            <text:p>y</text:p>
          </table:table-cell>
          <table:table-cell office:value-type="float" office:value="2.07374943883638" calcext:value-type="float">
            <text:p>2.07374943883638</text:p>
          </table:table-cell>
          <table:table-cell office:value-type="string" calcext:value-type="string">
            <text:p>degrees</text:p>
          </table:table-cell>
          <table:table-cell office:value-type="float" office:value="3.41235550219674" calcext:value-type="float">
            <text:p>3.41235550219674</text:p>
          </table:table-cell>
          <table:table-cell office:value-type="string" calcext:value-type="string">
            <text:p>velocityMetersPerSec</text:p>
          </table:table-cell>
          <table:table-cell office:value-type="float" office:value="2.05778540539128" calcext:value-type="float">
            <text:p>2.05778540539128</text:p>
          </table:table-cell>
          <table:table-cell table:number-columns-repeated="16370"/>
        </table:table-row>
        <table:table-row table:style-name="ro1">
          <table:table-cell table:style-name="ce21" table:formula="of:=([.B260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11360956740428" calcext:value-type="float">
            <text:p>5.11360956740428</text:p>
          </table:table-cell>
          <table:table-cell office:value-type="string" calcext:value-type="string">
            <text:p>x</text:p>
          </table:table-cell>
          <table:table-cell office:value-type="float" office:value="3.89367767469153" calcext:value-type="float">
            <text:p>3.89367767469153</text:p>
          </table:table-cell>
          <table:table-cell office:value-type="string" calcext:value-type="string">
            <text:p>y</text:p>
          </table:table-cell>
          <table:table-cell office:value-type="float" office:value="2.07942839572922" calcext:value-type="float">
            <text:p>2.07942839572922</text:p>
          </table:table-cell>
          <table:table-cell office:value-type="string" calcext:value-type="string">
            <text:p>degrees</text:p>
          </table:table-cell>
          <table:table-cell office:value-type="float" office:value="2.73710508155261" calcext:value-type="float">
            <text:p>2.73710508155261</text:p>
          </table:table-cell>
          <table:table-cell office:value-type="string" calcext:value-type="string">
            <text:p>velocityMetersPerSec</text:p>
          </table:table-cell>
          <table:table-cell office:value-type="float" office:value="2.07321097880569" calcext:value-type="float">
            <text:p>2.07321097880569</text:p>
          </table:table-cell>
          <table:table-cell table:number-columns-repeated="16370"/>
        </table:table-row>
        <table:table-row table:style-name="ro1">
          <table:table-cell table:style-name="ce21" table:formula="of:=([.B261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16606808424371" calcext:value-type="float">
            <text:p>5.16606808424371</text:p>
          </table:table-cell>
          <table:table-cell office:value-type="string" calcext:value-type="string">
            <text:p>x</text:p>
          </table:table-cell>
          <table:table-cell office:value-type="float" office:value="4.00266887833605" calcext:value-type="float">
            <text:p>4.00266887833605</text:p>
          </table:table-cell>
          <table:table-cell office:value-type="string" calcext:value-type="string">
            <text:p>y</text:p>
          </table:table-cell>
          <table:table-cell office:value-type="float" office:value="2.08408543860071" calcext:value-type="float">
            <text:p>2.08408543860071</text:p>
          </table:table-cell>
          <table:table-cell office:value-type="string" calcext:value-type="string">
            <text:p>degrees</text:p>
          </table:table-cell>
          <table:table-cell office:value-type="float" office:value="2.17634040054967" calcext:value-type="float">
            <text:p>2.17634040054967</text:p>
          </table:table-cell>
          <table:table-cell office:value-type="string" calcext:value-type="string">
            <text:p>velocityMetersPerSec</text:p>
          </table:table-cell>
          <table:table-cell office:value-type="float" office:value="2.08590976403159" calcext:value-type="float">
            <text:p>2.08590976403159</text:p>
          </table:table-cell>
          <table:table-cell table:number-columns-repeated="16370"/>
        </table:table-row>
        <table:table-row table:style-name="ro1">
          <table:table-cell table:style-name="ce21" table:formula="of:=([.B262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21939729862182" calcext:value-type="float">
            <text:p>5.21939729862182</text:p>
          </table:table-cell>
          <table:table-cell office:value-type="string" calcext:value-type="string">
            <text:p>x</text:p>
          </table:table-cell>
          <table:table-cell office:value-type="float" office:value="4.11412931578996" calcext:value-type="float">
            <text:p>4.11412931578996</text:p>
          </table:table-cell>
          <table:table-cell office:value-type="string" calcext:value-type="string">
            <text:p>y</text:p>
          </table:table-cell>
          <table:table-cell office:value-type="float" office:value="2.08785635272221" calcext:value-type="float">
            <text:p>2.08785635272221</text:p>
          </table:table-cell>
          <table:table-cell office:value-type="string" calcext:value-type="string">
            <text:p>degrees</text:p>
          </table:table-cell>
          <table:table-cell office:value-type="float" office:value="1.71641428887242" calcext:value-type="float">
            <text:p>1.71641428887242</text:p>
          </table:table-cell>
          <table:table-cell office:value-type="string" calcext:value-type="string">
            <text:p>velocityMetersPerSec</text:p>
          </table:table-cell>
          <table:table-cell office:value-type="float" office:value="2.09657104070869" calcext:value-type="float">
            <text:p>2.09657104070869</text:p>
          </table:table-cell>
          <table:table-cell table:number-columns-repeated="16370"/>
        </table:table-row>
        <table:table-row table:style-name="ro1">
          <table:table-cell table:style-name="ce21" table:formula="of:=([.B263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27345262430653" calcext:value-type="float">
            <text:p>5.27345262430653</text:p>
          </table:table-cell>
          <table:table-cell office:value-type="string" calcext:value-type="string">
            <text:p>x</text:p>
          </table:table-cell>
          <table:table-cell office:value-type="float" office:value="4.22766718339417" calcext:value-type="float">
            <text:p>4.22766718339417</text:p>
          </table:table-cell>
          <table:table-cell office:value-type="string" calcext:value-type="string">
            <text:p>y</text:p>
          </table:table-cell>
          <table:table-cell office:value-type="float" office:value="2.09087692336507" calcext:value-type="float">
            <text:p>2.09087692336507</text:p>
          </table:table-cell>
          <table:table-cell office:value-type="string" calcext:value-type="string">
            <text:p>degrees</text:p>
          </table:table-cell>
          <table:table-cell office:value-type="float" office:value="1.34679351399372" calcext:value-type="float">
            <text:p>1.34679351399372</text:p>
          </table:table-cell>
          <table:table-cell office:value-type="string" calcext:value-type="string">
            <text:p>velocityMetersPerSec</text:p>
          </table:table-cell>
          <table:table-cell office:value-type="float" office:value="2.10571758901347" calcext:value-type="float">
            <text:p>2.10571758901347</text:p>
          </table:table-cell>
          <table:table-cell table:number-columns-repeated="16370"/>
        </table:table-row>
        <table:table-row table:style-name="ro1">
          <table:table-cell table:style-name="ce21" table:formula="of:=([.B264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3280796495714" calcext:value-type="float">
            <text:p>5.3280796495714</text:p>
          </table:table-cell>
          <table:table-cell office:value-type="string" calcext:value-type="string">
            <text:p>x</text:p>
          </table:table-cell>
          <table:table-cell office:value-type="float" office:value="4.34289067748959" calcext:value-type="float">
            <text:p>4.34289067748959</text:p>
          </table:table-cell>
          <table:table-cell office:value-type="string" calcext:value-type="string">
            <text:p>y</text:p>
          </table:table-cell>
          <table:table-cell office:value-type="float" office:value="2.09328293580063" calcext:value-type="float">
            <text:p>2.09328293580063</text:p>
          </table:table-cell>
          <table:table-cell office:value-type="string" calcext:value-type="string">
            <text:p>degrees</text:p>
          </table:table-cell>
          <table:table-cell office:value-type="float" office:value="1.05944814867591" calcext:value-type="float">
            <text:p>1.05944814867591</text:p>
          </table:table-cell>
          <table:table-cell office:value-type="string" calcext:value-type="string">
            <text:p>velocityMetersPerSec</text:p>
          </table:table-cell>
          <table:table-cell office:value-type="float" office:value="2.11375477258138" calcext:value-type="float">
            <text:p>2.11375477258138</text:p>
          </table:table-cell>
          <table:table-cell table:number-columns-repeated="16370"/>
        </table:table-row>
        <table:table-row table:style-name="ro1">
          <table:table-cell table:style-name="ce21" table:formula="of:=([.B265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38311616948817" calcext:value-type="float">
            <text:p>5.38311616948817</text:p>
          </table:table-cell>
          <table:table-cell office:value-type="string" calcext:value-type="string">
            <text:p>x</text:p>
          </table:table-cell>
          <table:table-cell office:value-type="float" office:value="4.45940799441712" calcext:value-type="float">
            <text:p>4.45940799441712</text:p>
          </table:table-cell>
          <table:table-cell office:value-type="string" calcext:value-type="string">
            <text:p>y</text:p>
          </table:table-cell>
          <table:table-cell office:value-type="float" office:value="2.09521017530025" calcext:value-type="float">
            <text:p>2.09521017530025</text:p>
          </table:table-cell>
          <table:table-cell office:value-type="string" calcext:value-type="string">
            <text:p>degrees</text:p>
          </table:table-cell>
          <table:table-cell office:value-type="float" office:value="0.848413464145271" calcext:value-type="float">
            <text:p>0.848413464145271</text:p>
          </table:table-cell>
          <table:table-cell office:value-type="string" calcext:value-type="string">
            <text:p>velocityMetersPerSec</text:p>
          </table:table-cell>
          <table:table-cell office:value-type="float" office:value="2.1210062421297" calcext:value-type="float">
            <text:p>2.1210062421297</text:p>
          </table:table-cell>
          <table:table-cell table:number-columns-repeated="16370"/>
        </table:table-row>
        <table:table-row table:style-name="ro1">
          <table:table-cell table:style-name="ce21" table:formula="of:=([.B266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43839365746218" calcext:value-type="float">
            <text:p>5.43839365746218</text:p>
          </table:table-cell>
          <table:table-cell office:value-type="string" calcext:value-type="string">
            <text:p>x</text:p>
          </table:table-cell>
          <table:table-cell office:value-type="float" office:value="4.57682733051767" calcext:value-type="float">
            <text:p>4.57682733051767</text:p>
          </table:table-cell>
          <table:table-cell office:value-type="string" calcext:value-type="string">
            <text:p>y</text:p>
          </table:table-cell>
          <table:table-cell office:value-type="float" office:value="2.09679442713528" calcext:value-type="float">
            <text:p>2.09679442713528</text:p>
          </table:table-cell>
          <table:table-cell office:value-type="string" calcext:value-type="string">
            <text:p>degrees</text:p>
          </table:table-cell>
          <table:table-cell office:value-type="float" office:value="0.709480976743853" calcext:value-type="float">
            <text:p>0.709480976743853</text:p>
          </table:table-cell>
          <table:table-cell office:value-type="string" calcext:value-type="string">
            <text:p>velocityMetersPerSec</text:p>
          </table:table-cell>
          <table:table-cell office:value-type="float" office:value="2.12774048947701" calcext:value-type="float">
            <text:p>2.12774048947701</text:p>
          </table:table-cell>
          <table:table-cell table:number-columns-repeated="16370"/>
        </table:table-row>
        <table:table-row table:style-name="ro1">
          <table:table-cell table:style-name="ce21" table:formula="of:=([.B267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49373832003575" calcext:value-type="float">
            <text:p>5.49373832003575</text:p>
          </table:table-cell>
          <table:table-cell office:value-type="string" calcext:value-type="string">
            <text:p>x</text:p>
          </table:table-cell>
          <table:table-cell office:value-type="float" office:value="4.69475688213215" calcext:value-type="float">
            <text:p>4.69475688213215</text:p>
          </table:table-cell>
          <table:table-cell office:value-type="string" calcext:value-type="string">
            <text:p>y</text:p>
          </table:table-cell>
          <table:table-cell office:value-type="float" office:value="2.09817147657706" calcext:value-type="float">
            <text:p>2.09817147657706</text:p>
          </table:table-cell>
          <table:table-cell office:value-type="string" calcext:value-type="string">
            <text:p>degrees</text:p>
          </table:table-cell>
          <table:table-cell office:value-type="float" office:value="0.639989648494357" calcext:value-type="float">
            <text:p>0.639989648494357</text:p>
          </table:table-cell>
          <table:table-cell office:value-type="string" calcext:value-type="string">
            <text:p>velocityMetersPerSec</text:p>
          </table:table-cell>
          <table:table-cell office:value-type="float" office:value="2.13419139981706" calcext:value-type="float">
            <text:p>2.13419139981706</text:p>
          </table:table-cell>
          <table:table-cell table:number-columns-repeated="16370"/>
        </table:table-row>
        <table:table-row table:style-name="ro1">
          <table:table-cell table:style-name="ce21" table:formula="of:=([.B268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54905135370834" calcext:value-type="float">
            <text:p>5.54905135370834</text:p>
          </table:table-cell>
          <table:table-cell office:value-type="string" calcext:value-type="string">
            <text:p>x</text:p>
          </table:table-cell>
          <table:table-cell office:value-type="float" office:value="4.81280484560146" calcext:value-type="float">
            <text:p>4.81280484560146</text:p>
          </table:table-cell>
          <table:table-cell office:value-type="string" calcext:value-type="string">
            <text:p>y</text:p>
          </table:table-cell>
          <table:table-cell office:value-type="float" office:value="2.09947710889696" calcext:value-type="float">
            <text:p>2.09947710889696</text:p>
          </table:table-cell>
          <table:table-cell office:value-type="string" calcext:value-type="string">
            <text:p>degrees</text:p>
          </table:table-cell>
          <table:table-cell office:value-type="float" office:value="0.638698507594543" calcext:value-type="float">
            <text:p>0.638698507594543</text:p>
          </table:table-cell>
          <table:table-cell office:value-type="string" calcext:value-type="string">
            <text:p>velocityMetersPerSec</text:p>
          </table:table-cell>
          <table:table-cell office:value-type="float" office:value="2.13442941801188" calcext:value-type="float">
            <text:p>2.13442941801188</text:p>
          </table:table-cell>
          <table:table-cell table:number-columns-repeated="16370"/>
        </table:table-row>
        <table:table-row table:style-name="ro1">
          <table:table-cell table:style-name="ce21" table:formula="of:=([.B269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60431759001602" calcext:value-type="float">
            <text:p>5.60431759001602</text:p>
          </table:table-cell>
          <table:table-cell office:value-type="string" calcext:value-type="string">
            <text:p>x</text:p>
          </table:table-cell>
          <table:table-cell office:value-type="float" office:value="4.9305794172665" calcext:value-type="float">
            <text:p>4.9305794172665</text:p>
          </table:table-cell>
          <table:table-cell office:value-type="string" calcext:value-type="string">
            <text:p>y</text:p>
          </table:table-cell>
          <table:table-cell office:value-type="float" office:value="2.10084710936632" calcext:value-type="float">
            <text:p>2.10084710936632</text:p>
          </table:table-cell>
          <table:table-cell office:value-type="string" calcext:value-type="string">
            <text:p>degrees</text:p>
          </table:table-cell>
          <table:table-cell office:value-type="float" office:value="0.705729669454045" calcext:value-type="float">
            <text:p>0.705729669454045</text:p>
          </table:table-cell>
          <table:table-cell office:value-type="string" calcext:value-type="string">
            <text:p>velocityMetersPerSec</text:p>
          </table:table-cell>
          <table:table-cell office:value-type="float" office:value="2.12793934304717" calcext:value-type="float">
            <text:p>2.12793934304717</text:p>
          </table:table-cell>
          <table:table-cell table:number-columns-repeated="16370"/>
        </table:table-row>
        <table:table-row table:style-name="ro1">
          <table:table-cell table:style-name="ce21" table:formula="of:=([.B270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65944498682846" calcext:value-type="float">
            <text:p>5.65944498682846</text:p>
          </table:table-cell>
          <table:table-cell office:value-type="string" calcext:value-type="string">
            <text:p>x</text:p>
          </table:table-cell>
          <table:table-cell office:value-type="float" office:value="5.04768879346819" calcext:value-type="float">
            <text:p>5.04768879346819</text:p>
          </table:table-cell>
          <table:table-cell office:value-type="string" calcext:value-type="string">
            <text:p>y</text:p>
          </table:table-cell>
          <table:table-cell office:value-type="float" office:value="2.10241726325649" calcext:value-type="float">
            <text:p>2.10241726325649</text:p>
          </table:table-cell>
          <table:table-cell office:value-type="string" calcext:value-type="string">
            <text:p>degrees</text:p>
          </table:table-cell>
          <table:table-cell office:value-type="float" office:value="0.842577002536938" calcext:value-type="float">
            <text:p>0.842577002536938</text:p>
          </table:table-cell>
          <table:table-cell office:value-type="string" calcext:value-type="string">
            <text:p>velocityMetersPerSec</text:p>
          </table:table-cell>
          <table:table-cell office:value-type="float" office:value="2.12112404417824" calcext:value-type="float">
            <text:p>2.12112404417824</text:p>
          </table:table-cell>
          <table:table-cell table:number-columns-repeated="16370"/>
        </table:table-row>
        <table:table-row table:style-name="ro1">
          <table:table-cell table:style-name="ce21" table:formula="of:=([.B271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71426043023206" calcext:value-type="float">
            <text:p>5.71426043023206</text:p>
          </table:table-cell>
          <table:table-cell office:value-type="string" calcext:value-type="string">
            <text:p>x</text:p>
          </table:table-cell>
          <table:table-cell office:value-type="float" office:value="5.16374117054744" calcext:value-type="float">
            <text:p>5.16374117054744</text:p>
          </table:table-cell>
          <table:table-cell office:value-type="string" calcext:value-type="string">
            <text:p>y</text:p>
          </table:table-cell>
          <table:table-cell office:value-type="float" office:value="2.10432335583882" calcext:value-type="float">
            <text:p>2.10432335583882</text:p>
          </table:table-cell>
          <table:table-cell office:value-type="string" calcext:value-type="string">
            <text:p>degrees</text:p>
          </table:table-cell>
          <table:table-cell office:value-type="float" office:value="1.05218134132059" calcext:value-type="float">
            <text:p>1.05218134132059</text:p>
          </table:table-cell>
          <table:table-cell office:value-type="string" calcext:value-type="string">
            <text:p>velocityMetersPerSec</text:p>
          </table:table-cell>
          <table:table-cell office:value-type="float" office:value="2.11374197335586" calcext:value-type="float">
            <text:p>2.11374197335586</text:p>
          </table:table-cell>
          <table:table-cell table:number-columns-repeated="16370"/>
        </table:table-row>
        <table:table-row table:style-name="ro1">
          <table:table-cell table:style-name="ce21" table:formula="of:=([.B272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76859621845202" calcext:value-type="float">
            <text:p>5.76859621845202</text:p>
          </table:table-cell>
          <table:table-cell office:value-type="string" calcext:value-type="string">
            <text:p>x</text:p>
          </table:table-cell>
          <table:table-cell office:value-type="float" office:value="5.27834474484514" calcext:value-type="float">
            <text:p>5.27834474484514</text:p>
          </table:table-cell>
          <table:table-cell office:value-type="string" calcext:value-type="string">
            <text:p>y</text:p>
          </table:table-cell>
          <table:table-cell office:value-type="float" office:value="2.10670117238466" calcext:value-type="float">
            <text:p>2.10670117238466</text:p>
          </table:table-cell>
          <table:table-cell office:value-type="string" calcext:value-type="string">
            <text:p>degrees</text:p>
          </table:table-cell>
          <table:table-cell office:value-type="float" office:value="1.3390789431458" calcext:value-type="float">
            <text:p>1.3390789431458</text:p>
          </table:table-cell>
          <table:table-cell office:value-type="string" calcext:value-type="string">
            <text:p>velocityMetersPerSec</text:p>
          </table:table-cell>
          <table:table-cell office:value-type="float" office:value="2.10551178522556" calcext:value-type="float">
            <text:p>2.10551178522556</text:p>
          </table:table-cell>
          <table:table-cell table:number-columns-repeated="16370"/>
        </table:table-row>
        <table:table-row table:style-name="ro1">
          <table:table-cell table:style-name="ce21" table:formula="of:=([.B273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82229120564887" calcext:value-type="float">
            <text:p>5.82229120564887</text:p>
          </table:table-cell>
          <table:table-cell office:value-type="string" calcext:value-type="string">
            <text:p>x</text:p>
          </table:table-cell>
          <table:table-cell office:value-type="float" office:value="5.3911077127022" calcext:value-type="float">
            <text:p>5.3911077127022</text:p>
          </table:table-cell>
          <table:table-cell office:value-type="string" calcext:value-type="string">
            <text:p>y</text:p>
          </table:table-cell>
          <table:table-cell office:value-type="float" office:value="2.10968649816537" calcext:value-type="float">
            <text:p>2.10968649816537</text:p>
          </table:table-cell>
          <table:table-cell office:value-type="string" calcext:value-type="string">
            <text:p>degrees</text:p>
          </table:table-cell>
          <table:table-cell office:value-type="float" office:value="1.70963658658892" calcext:value-type="float">
            <text:p>1.70963658658892</text:p>
          </table:table-cell>
          <table:table-cell office:value-type="string" calcext:value-type="string">
            <text:p>velocityMetersPerSec</text:p>
          </table:table-cell>
          <table:table-cell office:value-type="float" office:value="2.09609004381777" calcext:value-type="float">
            <text:p>2.09609004381777</text:p>
          </table:table-cell>
          <table:table-cell table:number-columns-repeated="16370"/>
        </table:table-row>
        <table:table-row table:style-name="ro1">
          <table:table-cell table:style-name="ce21" table:formula="of:=([.B274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87519239705588" calcext:value-type="float">
            <text:p>5.87519239705588</text:p>
          </table:table-cell>
          <table:table-cell office:value-type="string" calcext:value-type="string">
            <text:p>x</text:p>
          </table:table-cell>
          <table:table-cell office:value-type="float" office:value="5.50163827045954" calcext:value-type="float">
            <text:p>5.50163827045954</text:p>
          </table:table-cell>
          <table:table-cell office:value-type="string" calcext:value-type="string">
            <text:p>y</text:p>
          </table:table-cell>
          <table:table-cell office:value-type="float" office:value="2.1134151184523" calcext:value-type="float">
            <text:p>2.1134151184523</text:p>
          </table:table-cell>
          <table:table-cell office:value-type="string" calcext:value-type="string">
            <text:p>degrees</text:p>
          </table:table-cell>
          <table:table-cell office:value-type="float" office:value="2.17239525261462" calcext:value-type="float">
            <text:p>2.17239525261462</text:p>
          </table:table-cell>
          <table:table-cell office:value-type="string" calcext:value-type="string">
            <text:p>velocityMetersPerSec</text:p>
          </table:table-cell>
          <table:table-cell office:value-type="float" office:value="2.08504188446532" calcext:value-type="float">
            <text:p>2.08504188446532</text:p>
          </table:table-cell>
          <table:table-cell table:number-columns-repeated="16370"/>
        </table:table-row>
        <table:table-row table:style-name="ro1">
          <table:table-cell table:style-name="ce21" table:formula="of:=([.B275]-[.$B$1])*24*3600" office:value-type="float" office:value="2.59800001513213" calcext:value-type="float">
            <text:p>2.598</text:p>
          </table:table-cell>
          <table:table-cell office:value-type="date" office:date-value="2024-11-10T20:58:02.34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92715715900701" calcext:value-type="float">
            <text:p>5.92715715900701</text:p>
          </table:table-cell>
          <table:table-cell office:value-type="string" calcext:value-type="string">
            <text:p>x</text:p>
          </table:table-cell>
          <table:table-cell office:value-type="float" office:value="5.60954461445805" calcext:value-type="float">
            <text:p>5.60954461445805</text:p>
          </table:table-cell>
          <table:table-cell office:value-type="string" calcext:value-type="string">
            <text:p>y</text:p>
          </table:table-cell>
          <table:table-cell office:value-type="float" office:value="2.11802281851679" calcext:value-type="float">
            <text:p>2.11802281851679</text:p>
          </table:table-cell>
          <table:table-cell office:value-type="string" calcext:value-type="string">
            <text:p>degrees</text:p>
          </table:table-cell>
          <table:table-cell office:value-type="float" office:value="2.73855599396438" calcext:value-type="float">
            <text:p>2.73855599396438</text:p>
          </table:table-cell>
          <table:table-cell office:value-type="string" calcext:value-type="string">
            <text:p>velocityMetersPerSec</text:p>
          </table:table-cell>
          <table:table-cell office:value-type="float" office:value="2.07180100882434" calcext:value-type="float">
            <text:p>2.07180100882434</text:p>
          </table:table-cell>
          <table:table-cell table:number-columns-repeated="16370"/>
        </table:table-row>
        <table:table-row table:style-name="ro1">
          <table:table-cell table:style-name="ce21" table:formula="of:=([.B276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5.97805628743987" calcext:value-type="float">
            <text:p>5.97805628743987</text:p>
          </table:table-cell>
          <table:table-cell office:value-type="string" calcext:value-type="string">
            <text:p>x</text:p>
          </table:table-cell>
          <table:table-cell office:value-type="float" office:value="5.71443494103865" calcext:value-type="float">
            <text:p>5.71443494103865</text:p>
          </table:table-cell>
          <table:table-cell office:value-type="string" calcext:value-type="string">
            <text:p>y</text:p>
          </table:table-cell>
          <table:table-cell office:value-type="float" office:value="2.12364538363019" calcext:value-type="float">
            <text:p>2.12364538363019</text:p>
          </table:table-cell>
          <table:table-cell office:value-type="string" calcext:value-type="string">
            <text:p>degrees</text:p>
          </table:table-cell>
          <table:table-cell office:value-type="float" office:value="3.42265825029806" calcext:value-type="float">
            <text:p>3.42265825029806</text:p>
          </table:table-cell>
          <table:table-cell office:value-type="string" calcext:value-type="string">
            <text:p>velocityMetersPerSec</text:p>
          </table:table-cell>
          <table:table-cell office:value-type="float" office:value="2.05561407081371" calcext:value-type="float">
            <text:p>2.05561407081371</text:p>
          </table:table-cell>
          <table:table-cell table:number-columns-repeated="16370"/>
        </table:table-row>
        <table:table-row table:style-name="ro1">
          <table:table-cell table:style-name="ce21" table:formula="of:=([.B277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2777829772935" calcext:value-type="float">
            <text:p>6.02777829772935</text:p>
          </table:table-cell>
          <table:table-cell office:value-type="string" calcext:value-type="string">
            <text:p>x</text:p>
          </table:table-cell>
          <table:table-cell office:value-type="float" office:value="5.81591744654223" calcext:value-type="float">
            <text:p>5.81591744654223</text:p>
          </table:table-cell>
          <table:table-cell office:value-type="string" calcext:value-type="string">
            <text:p>y</text:p>
          </table:table-cell>
          <table:table-cell office:value-type="float" office:value="2.13041859906387" calcext:value-type="float">
            <text:p>2.13041859906387</text:p>
          </table:table-cell>
          <table:table-cell office:value-type="string" calcext:value-type="string">
            <text:p>degrees</text:p>
          </table:table-cell>
          <table:table-cell office:value-type="float" office:value="4.24352533207521" calcext:value-type="float">
            <text:p>4.24352533207521</text:p>
          </table:table-cell>
          <table:table-cell office:value-type="string" calcext:value-type="string">
            <text:p>velocityMetersPerSec</text:p>
          </table:table-cell>
          <table:table-cell office:value-type="float" office:value="2.03546290139492" calcext:value-type="float">
            <text:p>2.03546290139492</text:p>
          </table:table-cell>
          <table:table-cell table:number-columns-repeated="16370"/>
        </table:table-row>
        <table:table-row table:style-name="ro1">
          <table:table-cell table:style-name="ce21" table:formula="of:=([.B278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07623547744625" calcext:value-type="float">
            <text:p>6.07623547744625</text:p>
          </table:table-cell>
          <table:table-cell office:value-type="string" calcext:value-type="string">
            <text:p>x</text:p>
          </table:table-cell>
          <table:table-cell office:value-type="float" office:value="5.91360032730972" calcext:value-type="float">
            <text:p>5.91360032730972</text:p>
          </table:table-cell>
          <table:table-cell office:value-type="string" calcext:value-type="string">
            <text:p>y</text:p>
          </table:table-cell>
          <table:table-cell office:value-type="float" office:value="2.13847825008916" calcext:value-type="float">
            <text:p>2.13847825008916</text:p>
          </table:table-cell>
          <table:table-cell office:value-type="string" calcext:value-type="string">
            <text:p>degrees</text:p>
          </table:table-cell>
          <table:table-cell office:value-type="float" office:value="5.22558840280073" calcext:value-type="float">
            <text:p>5.22558840280073</text:p>
          </table:table-cell>
          <table:table-cell office:value-type="string" calcext:value-type="string">
            <text:p>velocityMetersPerSec</text:p>
          </table:table-cell>
          <table:table-cell office:value-type="float" office:value="2.00995664401211" calcext:value-type="float">
            <text:p>2.00995664401211</text:p>
          </table:table-cell>
          <table:table-cell table:number-columns-repeated="16370"/>
        </table:table-row>
        <table:table-row table:style-name="ro1">
          <table:table-cell table:style-name="ce21" table:formula="of:=([.B279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2337250978213" calcext:value-type="float">
            <text:p>6.12337250978213</text:p>
          </table:table-cell>
          <table:table-cell office:value-type="string" calcext:value-type="string">
            <text:p>x</text:p>
          </table:table-cell>
          <table:table-cell office:value-type="float" office:value="6.007091779682" calcext:value-type="float">
            <text:p>6.007091779682</text:p>
          </table:table-cell>
          <table:table-cell office:value-type="string" calcext:value-type="string">
            <text:p>y</text:p>
          </table:table-cell>
          <table:table-cell office:value-type="float" office:value="2.14796012197742" calcext:value-type="float">
            <text:p>2.14796012197742</text:p>
          </table:table-cell>
          <table:table-cell office:value-type="string" calcext:value-type="string">
            <text:p>degrees</text:p>
          </table:table-cell>
          <table:table-cell office:value-type="float" office:value="6.40075561278847" calcext:value-type="float">
            <text:p>6.40075561278847</text:p>
          </table:table-cell>
          <table:table-cell office:value-type="string" calcext:value-type="string">
            <text:p>velocityMetersPerSec</text:p>
          </table:table-cell>
          <table:table-cell office:value-type="float" office:value="1.97718644673886" calcext:value-type="float">
            <text:p>1.97718644673886</text:p>
          </table:table-cell>
          <table:table-cell table:number-columns-repeated="16370"/>
        </table:table-row>
        <table:table-row table:style-name="ro1">
          <table:table-cell table:style-name="ce21" table:formula="of:=([.B280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16917886205436" calcext:value-type="float">
            <text:p>6.16917886205436</text:p>
          </table:table-cell>
          <table:table-cell office:value-type="string" calcext:value-type="string">
            <text:p>x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y</text:p>
          </table:table-cell>
          <table:table-cell office:value-type="float" office:value="2.159" calcext:value-type="float">
            <text:p>2.159</text:p>
          </table:table-cell>
          <table:table-cell office:value-type="string" calcext:value-type="string">
            <text:p>degrees</text:p>
          </table:table-cell>
          <table:table-cell office:value-type="float" office:value="7.81107670438043" calcext:value-type="float">
            <text:p>7.81107670438043</text:p>
          </table:table-cell>
          <table:table-cell office:value-type="string" calcext:value-type="string">
            <text:p>velocityMetersPerSec</text:p>
          </table:table-cell>
          <table:table-cell office:value-type="float" office:value="1.93454255076312" calcext:value-type="float">
            <text:p>1.93454255076312</text:p>
          </table:table-cell>
          <table:table-cell table:number-columns-repeated="16370"/>
        </table:table-row>
        <table:table-row table:style-name="ro1">
          <table:table-cell table:style-name="ce21" table:formula="of:=([.B281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21343528915224" calcext:value-type="float">
            <text:p>6.21343528915224</text:p>
          </table:table-cell>
          <table:table-cell office:value-type="string" calcext:value-type="string">
            <text:p>x</text:p>
          </table:table-cell>
          <table:table-cell office:value-type="float" office:value="6.18001889128706" calcext:value-type="float">
            <text:p>6.18001889128706</text:p>
          </table:table-cell>
          <table:table-cell office:value-type="string" calcext:value-type="string">
            <text:p>y</text:p>
          </table:table-cell>
          <table:table-cell office:value-type="float" office:value="2.17170011710893" calcext:value-type="float">
            <text:p>2.17170011710893</text:p>
          </table:table-cell>
          <table:table-cell office:value-type="string" calcext:value-type="string">
            <text:p>degrees</text:p>
          </table:table-cell>
          <table:table-cell office:value-type="float" office:value="9.41434401760353" calcext:value-type="float">
            <text:p>9.41434401760353</text:p>
          </table:table-cell>
          <table:table-cell office:value-type="string" calcext:value-type="string">
            <text:p>velocityMetersPerSec</text:p>
          </table:table-cell>
          <table:table-cell office:value-type="float" office:value="1.90550225541896" calcext:value-type="float">
            <text:p>1.90550225541896</text:p>
          </table:table-cell>
          <table:table-cell table:number-columns-repeated="16370"/>
        </table:table-row>
        <table:table-row table:style-name="ro1">
          <table:table-cell table:style-name="ce21" table:formula="of:=([.B282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25602559807805" calcext:value-type="float">
            <text:p>6.25602559807805</text:p>
          </table:table-cell>
          <table:table-cell office:value-type="string" calcext:value-type="string">
            <text:p>x</text:p>
          </table:table-cell>
          <table:table-cell office:value-type="float" office:value="6.25918518329634" calcext:value-type="float">
            <text:p>6.25918518329634</text:p>
          </table:table-cell>
          <table:table-cell office:value-type="string" calcext:value-type="string">
            <text:p>y</text:p>
          </table:table-cell>
          <table:table-cell office:value-type="float" office:value="2.18602849697898" calcext:value-type="float">
            <text:p>2.18602849697898</text:p>
          </table:table-cell>
          <table:table-cell office:value-type="string" calcext:value-type="string">
            <text:p>degrees</text:p>
          </table:table-cell>
          <table:table-cell office:value-type="float" office:value="11.1408616188769" calcext:value-type="float">
            <text:p>11.1408616188769</text:p>
          </table:table-cell>
          <table:table-cell office:value-type="string" calcext:value-type="string">
            <text:p>velocityMetersPerSec</text:p>
          </table:table-cell>
          <table:table-cell office:value-type="float" office:value="1.87246972676469" calcext:value-type="float">
            <text:p>1.87246972676469</text:p>
          </table:table-cell>
          <table:table-cell table:number-columns-repeated="16370"/>
        </table:table-row>
        <table:table-row table:style-name="ro1">
          <table:table-cell table:style-name="ce21" table:formula="of:=([.B283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29708343342204" calcext:value-type="float">
            <text:p>6.29708343342204</text:p>
          </table:table-cell>
          <table:table-cell office:value-type="string" calcext:value-type="string">
            <text:p>x</text:p>
          </table:table-cell>
          <table:table-cell office:value-type="float" office:value="6.33362131246345" calcext:value-type="float">
            <text:p>6.33362131246345</text:p>
          </table:table-cell>
          <table:table-cell office:value-type="string" calcext:value-type="string">
            <text:p>y</text:p>
          </table:table-cell>
          <table:table-cell office:value-type="float" office:value="2.20191961096559" calcext:value-type="float">
            <text:p>2.20191961096559</text:p>
          </table:table-cell>
          <table:table-cell office:value-type="string" calcext:value-type="string">
            <text:p>degrees</text:p>
          </table:table-cell>
          <table:table-cell office:value-type="float" office:value="13.0017376054108" calcext:value-type="float">
            <text:p>13.0017376054108</text:p>
          </table:table-cell>
          <table:table-cell office:value-type="string" calcext:value-type="string">
            <text:p>velocityMetersPerSec</text:p>
          </table:table-cell>
          <table:table-cell office:value-type="float" office:value="1.83515387361614" calcext:value-type="float">
            <text:p>1.83515387361614</text:p>
          </table:table-cell>
          <table:table-cell table:number-columns-repeated="16370"/>
        </table:table-row>
        <table:table-row table:style-name="ro1">
          <table:table-cell table:style-name="ce21" table:formula="of:=([.B284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33674743084506" calcext:value-type="float">
            <text:p>6.33674743084506</text:p>
          </table:table-cell>
          <table:table-cell office:value-type="string" calcext:value-type="string">
            <text:p>x</text:p>
          </table:table-cell>
          <table:table-cell office:value-type="float" office:value="6.40344971522398" calcext:value-type="float">
            <text:p>6.40344971522398</text:p>
          </table:table-cell>
          <table:table-cell office:value-type="string" calcext:value-type="string">
            <text:p>y</text:p>
          </table:table-cell>
          <table:table-cell office:value-type="float" office:value="2.21930793042419" calcext:value-type="float">
            <text:p>2.21930793042419</text:p>
          </table:table-cell>
          <table:table-cell office:value-type="string" calcext:value-type="string">
            <text:p>degrees</text:p>
          </table:table-cell>
          <table:table-cell office:value-type="float" office:value="15.0087011722731" calcext:value-type="float">
            <text:p>15.0087011722731</text:p>
          </table:table-cell>
          <table:table-cell office:value-type="string" calcext:value-type="string">
            <text:p>velocityMetersPerSec</text:p>
          </table:table-cell>
          <table:table-cell office:value-type="float" office:value="1.79336688960816" calcext:value-type="float">
            <text:p>1.79336688960816</text:p>
          </table:table-cell>
          <table:table-cell table:number-columns-repeated="16370"/>
        </table:table-row>
        <table:table-row table:style-name="ro1">
          <table:table-cell table:style-name="ce21" table:formula="of:=([.B285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37516032418944" calcext:value-type="float">
            <text:p>6.37516032418944</text:p>
          </table:table-cell>
          <table:table-cell office:value-type="string" calcext:value-type="string">
            <text:p>x</text:p>
          </table:table-cell>
          <table:table-cell office:value-type="float" office:value="6.46879282801354" calcext:value-type="float">
            <text:p>6.46879282801354</text:p>
          </table:table-cell>
          <table:table-cell office:value-type="string" calcext:value-type="string">
            <text:p>y</text:p>
          </table:table-cell>
          <table:table-cell office:value-type="float" office:value="2.23812792671025" calcext:value-type="float">
            <text:p>2.23812792671025</text:p>
          </table:table-cell>
          <table:table-cell office:value-type="string" calcext:value-type="string">
            <text:p>degrees</text:p>
          </table:table-cell>
          <table:table-cell office:value-type="float" office:value="17.1739125501881" calcext:value-type="float">
            <text:p>17.1739125501881</text:p>
          </table:table-cell>
          <table:table-cell office:value-type="string" calcext:value-type="string">
            <text:p>velocityMetersPerSec</text:p>
          </table:table-cell>
          <table:table-cell office:value-type="float" office:value="1.74707833581804" calcext:value-type="float">
            <text:p>1.74707833581804</text:p>
          </table:table-cell>
          <table:table-cell table:number-columns-repeated="16370"/>
        </table:table-row>
        <table:table-row table:style-name="ro1">
          <table:table-cell table:style-name="ce21" table:formula="of:=([.B286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4124674496654" calcext:value-type="float">
            <text:p>6.4124674496654</text:p>
          </table:table-cell>
          <table:table-cell office:value-type="string" calcext:value-type="string">
            <text:p>x</text:p>
          </table:table-cell>
          <table:table-cell office:value-type="float" office:value="6.52977308726773" calcext:value-type="float">
            <text:p>6.52977308726773</text:p>
          </table:table-cell>
          <table:table-cell office:value-type="string" calcext:value-type="string">
            <text:p>y</text:p>
          </table:table-cell>
          <table:table-cell office:value-type="float" office:value="2.25831407117919" calcext:value-type="float">
            <text:p>2.25831407117919</text:p>
          </table:table-cell>
          <table:table-cell office:value-type="string" calcext:value-type="string">
            <text:p>degrees</text:p>
          </table:table-cell>
          <table:table-cell office:value-type="float" office:value="19.5096597825685" calcext:value-type="float">
            <text:p>19.5096597825685</text:p>
          </table:table-cell>
          <table:table-cell office:value-type="string" calcext:value-type="string">
            <text:p>velocityMetersPerSec</text:p>
          </table:table-cell>
          <table:table-cell office:value-type="float" office:value="1.69647356058863" calcext:value-type="float">
            <text:p>1.69647356058863</text:p>
          </table:table-cell>
          <table:table-cell table:number-columns-repeated="16370"/>
        </table:table-row>
        <table:table-row table:style-name="ro1">
          <table:table-cell table:style-name="ce21" table:formula="of:=([.B287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44881450331136" calcext:value-type="float">
            <text:p>6.44881450331136</text:p>
          </table:table-cell>
          <table:table-cell office:value-type="string" calcext:value-type="string">
            <text:p>x</text:p>
          </table:table-cell>
          <table:table-cell office:value-type="float" office:value="6.58651292942216" calcext:value-type="float">
            <text:p>6.58651292942216</text:p>
          </table:table-cell>
          <table:table-cell office:value-type="string" calcext:value-type="string">
            <text:p>y</text:p>
          </table:table-cell>
          <table:table-cell office:value-type="float" office:value="2.27980083518647" calcext:value-type="float">
            <text:p>2.27980083518647</text:p>
          </table:table-cell>
          <table:table-cell office:value-type="string" calcext:value-type="string">
            <text:p>degrees</text:p>
          </table:table-cell>
          <table:table-cell office:value-type="float" office:value="22.0279086725701" calcext:value-type="float">
            <text:p>22.0279086725701</text:p>
          </table:table-cell>
          <table:table-cell office:value-type="string" calcext:value-type="string">
            <text:p>velocityMetersPerSec</text:p>
          </table:table-cell>
          <table:table-cell office:value-type="float" office:value="1.64200847601761" calcext:value-type="float">
            <text:p>1.64200847601761</text:p>
          </table:table-cell>
          <table:table-cell table:number-columns-repeated="16370"/>
        </table:table-row>
        <table:table-row table:style-name="ro1">
          <table:table-cell table:style-name="ce21" table:formula="of:=([.B288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48434443002773" calcext:value-type="float">
            <text:p>6.48434443002773</text:p>
          </table:table-cell>
          <table:table-cell office:value-type="string" calcext:value-type="string">
            <text:p>x</text:p>
          </table:table-cell>
          <table:table-cell office:value-type="float" office:value="6.63913479091243" calcext:value-type="float">
            <text:p>6.63913479091243</text:p>
          </table:table-cell>
          <table:table-cell office:value-type="string" calcext:value-type="string">
            <text:p>y</text:p>
          </table:table-cell>
          <table:table-cell office:value-type="float" office:value="2.30252269008752" calcext:value-type="float">
            <text:p>2.30252269008752</text:p>
          </table:table-cell>
          <table:table-cell office:value-type="string" calcext:value-type="string">
            <text:p>degrees</text:p>
          </table:table-cell>
          <table:table-cell office:value-type="float" office:value="24.7396713609753" calcext:value-type="float">
            <text:p>24.7396713609753</text:p>
          </table:table-cell>
          <table:table-cell office:value-type="string" calcext:value-type="string">
            <text:p>velocityMetersPerSec</text:p>
          </table:table-cell>
          <table:table-cell office:value-type="float" office:value="1.58444972163991" calcext:value-type="float">
            <text:p>1.58444972163991</text:p>
          </table:table-cell>
          <table:table-cell table:number-columns-repeated="16370"/>
        </table:table-row>
        <table:table-row table:style-name="ro1">
          <table:table-cell table:style-name="ce21" table:formula="of:=([.B289]-[.$B$1])*24*3600" office:value-type="float" office:value="2.59900018572807" calcext:value-type="float">
            <text:p>2.599</text:p>
          </table:table-cell>
          <table:table-cell office:value-type="date" office:date-value="2024-11-10T20:58:02.34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51919337957811" calcext:value-type="float">
            <text:p>6.51919337957811</text:p>
          </table:table-cell>
          <table:table-cell office:value-type="string" calcext:value-type="string">
            <text:p>x</text:p>
          </table:table-cell>
          <table:table-cell office:value-type="float" office:value="6.68776110817415" calcext:value-type="float">
            <text:p>6.68776110817415</text:p>
          </table:table-cell>
          <table:table-cell office:value-type="string" calcext:value-type="string">
            <text:p>y</text:p>
          </table:table-cell>
          <table:table-cell office:value-type="float" office:value="2.3264141072378" calcext:value-type="float">
            <text:p>2.3264141072378</text:p>
          </table:table-cell>
          <table:table-cell office:value-type="string" calcext:value-type="string">
            <text:p>degrees</text:p>
          </table:table-cell>
          <table:table-cell office:value-type="float" office:value="27.6541649106642" calcext:value-type="float">
            <text:p>27.6541649106642</text:p>
          </table:table-cell>
          <table:table-cell office:value-type="string" calcext:value-type="string">
            <text:p>velocityMetersPerSec</text:p>
          </table:table-cell>
          <table:table-cell office:value-type="float" office:value="1.52488819641034" calcext:value-type="float">
            <text:p>1.52488819641034</text:p>
          </table:table-cell>
          <table:table-cell table:number-columns-repeated="16370"/>
        </table:table-row>
        <table:table-row table:style-name="ro1">
          <table:table-cell table:style-name="ce21" table:formula="of:=([.B290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5534857683094" calcext:value-type="float">
            <text:p>6.5534857683094</text:p>
          </table:table-cell>
          <table:table-cell office:value-type="string" calcext:value-type="string">
            <text:p>x</text:p>
          </table:table-cell>
          <table:table-cell office:value-type="float" office:value="6.73251431764291" calcext:value-type="float">
            <text:p>6.73251431764291</text:p>
          </table:table-cell>
          <table:table-cell office:value-type="string" calcext:value-type="string">
            <text:p>y</text:p>
          </table:table-cell>
          <table:table-cell office:value-type="float" office:value="2.35140955799274" calcext:value-type="float">
            <text:p>2.35140955799274</text:p>
          </table:table-cell>
          <table:table-cell office:value-type="string" calcext:value-type="string">
            <text:p>degrees</text:p>
          </table:table-cell>
          <table:table-cell office:value-type="float" office:value="30.7777485830287" calcext:value-type="float">
            <text:p>30.7777485830287</text:p>
          </table:table-cell>
          <table:table-cell office:value-type="string" calcext:value-type="string">
            <text:p>velocityMetersPerSec</text:p>
          </table:table-cell>
          <table:table-cell office:value-type="float" office:value="1.46471623325365" calcext:value-type="float">
            <text:p>1.46471623325365</text:p>
          </table:table-cell>
          <table:table-cell table:number-columns-repeated="16370"/>
        </table:table-row>
        <table:table-row table:style-name="ro1">
          <table:table-cell table:style-name="ce21" table:formula="of:=([.B291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58732864295091" calcext:value-type="float">
            <text:p>6.58732864295091</text:p>
          </table:table-cell>
          <table:table-cell office:value-type="string" calcext:value-type="string">
            <text:p>x</text:p>
          </table:table-cell>
          <table:table-cell office:value-type="float" office:value="6.77351685575432" calcext:value-type="float">
            <text:p>6.77351685575432</text:p>
          </table:table-cell>
          <table:table-cell office:value-type="string" calcext:value-type="string">
            <text:p>y</text:p>
          </table:table-cell>
          <table:table-cell office:value-type="float" office:value="2.37744351370779" calcext:value-type="float">
            <text:p>2.37744351370779</text:p>
          </table:table-cell>
          <table:table-cell office:value-type="string" calcext:value-type="string">
            <text:p>degrees</text:p>
          </table:table-cell>
          <table:table-cell office:value-type="float" office:value="34.1126621976989" calcext:value-type="float">
            <text:p>34.1126621976989</text:p>
          </table:table-cell>
          <table:table-cell office:value-type="string" calcext:value-type="string">
            <text:p>velocityMetersPerSec</text:p>
          </table:table-cell>
          <table:table-cell office:value-type="float" office:value="1.40556477811499" calcext:value-type="float">
            <text:p>1.40556477811499</text:p>
          </table:table-cell>
          <table:table-cell table:number-columns-repeated="16370"/>
        </table:table-row>
        <table:table-row table:style-name="ro1">
          <table:table-cell table:style-name="ce21" table:formula="of:=([.B292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62080575375285" calcext:value-type="float">
            <text:p>6.62080575375285</text:p>
          </table:table-cell>
          <table:table-cell office:value-type="string" calcext:value-type="string">
            <text:p>x</text:p>
          </table:table-cell>
          <table:table-cell office:value-type="float" office:value="6.81089115894399" calcext:value-type="float">
            <text:p>6.81089115894399</text:p>
          </table:table-cell>
          <table:table-cell office:value-type="string" calcext:value-type="string">
            <text:p>y</text:p>
          </table:table-cell>
          <table:table-cell office:value-type="float" office:value="2.40445044573839" calcext:value-type="float">
            <text:p>2.40445044573839</text:p>
          </table:table-cell>
          <table:table-cell office:value-type="string" calcext:value-type="string">
            <text:p>degrees</text:p>
          </table:table-cell>
          <table:table-cell office:value-type="float" office:value="37.6556413484836" calcext:value-type="float">
            <text:p>37.6556413484836</text:p>
          </table:table-cell>
          <table:table-cell office:value-type="string" calcext:value-type="string">
            <text:p>velocityMetersPerSec</text:p>
          </table:table-cell>
          <table:table-cell office:value-type="float" office:value="1.34920558485735" calcext:value-type="float">
            <text:p>1.34920558485735</text:p>
          </table:table-cell>
          <table:table-cell table:number-columns-repeated="16370"/>
        </table:table-row>
        <table:table-row table:style-name="ro1">
          <table:table-cell table:style-name="ce21" table:formula="of:=([.B293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65397198933267" calcext:value-type="float">
            <text:p>6.65397198933267</text:p>
          </table:table-cell>
          <table:table-cell office:value-type="string" calcext:value-type="string">
            <text:p>x</text:p>
          </table:table-cell>
          <table:table-cell office:value-type="float" office:value="6.84475966364751" calcext:value-type="float">
            <text:p>6.84475966364751</text:p>
          </table:table-cell>
          <table:table-cell office:value-type="string" calcext:value-type="string">
            <text:p>y</text:p>
          </table:table-cell>
          <table:table-cell office:value-type="float" office:value="2.43236482543999" calcext:value-type="float">
            <text:p>2.43236482543999</text:p>
          </table:table-cell>
          <table:table-cell office:value-type="string" calcext:value-type="string">
            <text:p>degrees</text:p>
          </table:table-cell>
          <table:table-cell office:value-type="float" office:value="41.3965560883461" calcext:value-type="float">
            <text:p>41.3965560883461</text:p>
          </table:table-cell>
          <table:table-cell office:value-type="string" calcext:value-type="string">
            <text:p>velocityMetersPerSec</text:p>
          </table:table-cell>
          <table:table-cell office:value-type="float" office:value="1.29743182651348" calcext:value-type="float">
            <text:p>1.29743182651348</text:p>
          </table:table-cell>
          <table:table-cell table:number-columns-repeated="16370"/>
        </table:table-row>
        <table:table-row table:style-name="ro1">
          <table:table-cell table:style-name="ce21" table:formula="of:=([.B294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68684905618745" calcext:value-type="float">
            <text:p>6.68684905618745</text:p>
          </table:table-cell>
          <table:table-cell office:value-type="string" calcext:value-type="string">
            <text:p>x</text:p>
          </table:table-cell>
          <table:table-cell office:value-type="float" office:value="6.8752448063005" calcext:value-type="float">
            <text:p>6.8752448063005</text:p>
          </table:table-cell>
          <table:table-cell office:value-type="string" calcext:value-type="string">
            <text:p>y</text:p>
          </table:table-cell>
          <table:table-cell office:value-type="float" office:value="2.46112112416803" calcext:value-type="float">
            <text:p>2.46112112416803</text:p>
          </table:table-cell>
          <table:table-cell office:value-type="string" calcext:value-type="string">
            <text:p>degrees</text:p>
          </table:table-cell>
          <table:table-cell office:value-type="float" office:value="45.3172955352842" calcext:value-type="float">
            <text:p>45.3172955352842</text:p>
          </table:table-cell>
          <table:table-cell office:value-type="string" calcext:value-type="string">
            <text:p>velocityMetersPerSec</text:p>
          </table:table-cell>
          <table:table-cell office:value-type="float" office:value="1.25193543324357" calcext:value-type="float">
            <text:p>1.25193543324357</text:p>
          </table:table-cell>
          <table:table-cell table:number-columns-repeated="16370"/>
        </table:table-row>
        <table:table-row table:style-name="ro1">
          <table:table-cell table:style-name="ce21" table:formula="of:=([.B295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71942341654993" calcext:value-type="float">
            <text:p>6.71942341654993</text:p>
          </table:table-cell>
          <table:table-cell office:value-type="string" calcext:value-type="string">
            <text:p>x</text:p>
          </table:table-cell>
          <table:table-cell office:value-type="float" office:value="6.90246902333855" calcext:value-type="float">
            <text:p>6.90246902333855</text:p>
          </table:table-cell>
          <table:table-cell office:value-type="string" calcext:value-type="string">
            <text:p>y</text:p>
          </table:table-cell>
          <table:table-cell office:value-type="float" office:value="2.49065381327795" calcext:value-type="float">
            <text:p>2.49065381327795</text:p>
          </table:table-cell>
          <table:table-cell office:value-type="string" calcext:value-type="string">
            <text:p>degrees</text:p>
          </table:table-cell>
          <table:table-cell office:value-type="float" office:value="49.3911759504995" calcext:value-type="float">
            <text:p>49.3911759504995</text:p>
          </table:table-cell>
          <table:table-cell office:value-type="string" calcext:value-type="string">
            <text:p>velocityMetersPerSec</text:p>
          </table:table-cell>
          <table:table-cell office:value-type="float" office:value="1.21419897648882" calcext:value-type="float">
            <text:p>1.21419897648882</text:p>
          </table:table-cell>
          <table:table-cell table:number-columns-repeated="16370"/>
        </table:table-row>
        <table:table-row table:style-name="ro1">
          <table:table-cell table:style-name="ce21" table:formula="of:=([.B296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75164741871794" calcext:value-type="float">
            <text:p>6.75164741871794</text:p>
          </table:table-cell>
          <table:table-cell office:value-type="string" calcext:value-type="string">
            <text:p>x</text:p>
          </table:table-cell>
          <table:table-cell office:value-type="float" office:value="6.92655475119727" calcext:value-type="float">
            <text:p>6.92655475119727</text:p>
          </table:table-cell>
          <table:table-cell office:value-type="string" calcext:value-type="string">
            <text:p>y</text:p>
          </table:table-cell>
          <table:table-cell office:value-type="float" office:value="2.5208973641252" calcext:value-type="float">
            <text:p>2.5208973641252</text:p>
          </table:table-cell>
          <table:table-cell office:value-type="string" calcext:value-type="string">
            <text:p>degrees</text:p>
          </table:table-cell>
          <table:table-cell office:value-type="float" office:value="53.5831485834395" calcext:value-type="float">
            <text:p>53.5831485834395</text:p>
          </table:table-cell>
          <table:table-cell office:value-type="string" calcext:value-type="string">
            <text:p>velocityMetersPerSec</text:p>
          </table:table-cell>
          <table:table-cell office:value-type="float" office:value="1.18541446289906" calcext:value-type="float">
            <text:p>1.18541446289906</text:p>
          </table:table-cell>
          <table:table-cell table:number-columns-repeated="16370"/>
        </table:table-row>
        <table:table-row table:style-name="ro1">
          <table:table-cell table:style-name="ce21" table:formula="of:=([.B297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78344417284567" calcext:value-type="float">
            <text:p>6.78344417284567</text:p>
          </table:table-cell>
          <table:table-cell office:value-type="string" calcext:value-type="string">
            <text:p>x</text:p>
          </table:table-cell>
          <table:table-cell office:value-type="float" office:value="6.94762442631225" calcext:value-type="float">
            <text:p>6.94762442631225</text:p>
          </table:table-cell>
          <table:table-cell office:value-type="string" calcext:value-type="string">
            <text:p>y</text:p>
          </table:table-cell>
          <table:table-cell office:value-type="float" office:value="2.55178624806523" calcext:value-type="float">
            <text:p>2.55178624806523</text:p>
          </table:table-cell>
          <table:table-cell office:value-type="string" calcext:value-type="string">
            <text:p>degrees</text:p>
          </table:table-cell>
          <table:table-cell office:value-type="float" office:value="57.8509944681514" calcext:value-type="float">
            <text:p>57.8509944681514</text:p>
          </table:table-cell>
          <table:table-cell office:value-type="string" calcext:value-type="string">
            <text:p>velocityMetersPerSec</text:p>
          </table:table-cell>
          <table:table-cell office:value-type="float" office:value="1.16643346325909" calcext:value-type="float">
            <text:p>1.16643346325909</text:p>
          </table:table-cell>
          <table:table-cell table:number-columns-repeated="16370"/>
        </table:table-row>
        <table:table-row table:style-name="ro1">
          <table:table-cell table:style-name="ce21" table:formula="of:=([.B298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81471604184654" calcext:value-type="float">
            <text:p>6.81471604184654</text:p>
          </table:table-cell>
          <table:table-cell office:value-type="string" calcext:value-type="string">
            <text:p>x</text:p>
          </table:table-cell>
          <table:table-cell office:value-type="float" office:value="6.96580048511912" calcext:value-type="float">
            <text:p>6.96580048511912</text:p>
          </table:table-cell>
          <table:table-cell office:value-type="string" calcext:value-type="string">
            <text:p>y</text:p>
          </table:table-cell>
          <table:table-cell office:value-type="float" office:value="2.58325493645346" calcext:value-type="float">
            <text:p>2.58325493645346</text:p>
          </table:table-cell>
          <table:table-cell office:value-type="string" calcext:value-type="string">
            <text:p>degrees</text:p>
          </table:table-cell>
          <table:table-cell office:value-type="float" office:value="62.1475115210421" calcext:value-type="float">
            <text:p>62.1475115210421</text:p>
          </table:table-cell>
          <table:table-cell office:value-type="string" calcext:value-type="string">
            <text:p>velocityMetersPerSec</text:p>
          </table:table-cell>
          <table:table-cell office:value-type="float" office:value="1.15774572583399" calcext:value-type="float">
            <text:p>1.15774572583399</text:p>
          </table:table-cell>
          <table:table-cell table:number-columns-repeated="16370"/>
        </table:table-row>
        <table:table-row table:style-name="ro1">
          <table:table-cell table:style-name="ce21" table:formula="of:=([.B299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8453557800504" calcext:value-type="float">
            <text:p>6.8453557800504</text:p>
          </table:table-cell>
          <table:table-cell office:value-type="string" calcext:value-type="string">
            <text:p>x</text:p>
          </table:table-cell>
          <table:table-cell office:value-type="float" office:value="6.98120536405346" calcext:value-type="float">
            <text:p>6.98120536405346</text:p>
          </table:table-cell>
          <table:table-cell office:value-type="string" calcext:value-type="string">
            <text:p>y</text:p>
          </table:table-cell>
          <table:table-cell office:value-type="float" office:value="2.61523790064536" calcext:value-type="float">
            <text:p>2.61523790064536</text:p>
          </table:table-cell>
          <table:table-cell office:value-type="string" calcext:value-type="string">
            <text:p>degrees</text:p>
          </table:table-cell>
          <table:table-cell office:value-type="float" office:value="66.4234646927414" calcext:value-type="float">
            <text:p>66.4234646927414</text:p>
          </table:table-cell>
          <table:table-cell office:value-type="string" calcext:value-type="string">
            <text:p>velocityMetersPerSec</text:p>
          </table:table-cell>
          <table:table-cell office:value-type="float" office:value="1.15947913814322" calcext:value-type="float">
            <text:p>1.15947913814322</text:p>
          </table:table-cell>
          <table:table-cell table:number-columns-repeated="16370"/>
        </table:table-row>
        <table:table-row table:style-name="ro1">
          <table:table-cell table:style-name="ce21" table:formula="of:=([.B300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87525864176147" calcext:value-type="float">
            <text:p>6.87525864176147</text:p>
          </table:table-cell>
          <table:table-cell office:value-type="string" calcext:value-type="string">
            <text:p>x</text:p>
          </table:table-cell>
          <table:table-cell office:value-type="float" office:value="6.99396149955088" calcext:value-type="float">
            <text:p>6.99396149955088</text:p>
          </table:table-cell>
          <table:table-cell office:value-type="string" calcext:value-type="string">
            <text:p>y</text:p>
          </table:table-cell>
          <table:table-cell office:value-type="float" office:value="2.64766961199636" calcext:value-type="float">
            <text:p>2.64766961199636</text:p>
          </table:table-cell>
          <table:table-cell office:value-type="string" calcext:value-type="string">
            <text:p>degrees</text:p>
          </table:table-cell>
          <table:table-cell office:value-type="float" office:value="70.6308626761202" calcext:value-type="float">
            <text:p>70.6308626761202</text:p>
          </table:table-cell>
          <table:table-cell office:value-type="string" calcext:value-type="string">
            <text:p>velocityMetersPerSec</text:p>
          </table:table-cell>
          <table:table-cell office:value-type="float" office:value="1.17141334668131" calcext:value-type="float">
            <text:p>1.17141334668131</text:p>
          </table:table-cell>
          <table:table-cell table:number-columns-repeated="16370"/>
        </table:table-row>
        <table:table-row table:style-name="ro1">
          <table:table-cell table:style-name="ce21" table:formula="of:=([.B301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0433348873361" calcext:value-type="float">
            <text:p>6.90433348873361</text:p>
          </table:table-cell>
          <table:table-cell office:value-type="string" calcext:value-type="string">
            <text:p>x</text:p>
          </table:table-cell>
          <table:table-cell office:value-type="float" office:value="7.00419132804699" calcext:value-type="float">
            <text:p>7.00419132804699</text:p>
          </table:table-cell>
          <table:table-cell office:value-type="string" calcext:value-type="string">
            <text:p>y</text:p>
          </table:table-cell>
          <table:table-cell office:value-type="float" office:value="2.68048454186191" calcext:value-type="float">
            <text:p>2.68048454186191</text:p>
          </table:table-cell>
          <table:table-cell office:value-type="string" calcext:value-type="string">
            <text:p>degrees</text:p>
          </table:table-cell>
          <table:table-cell office:value-type="float" office:value="74.7260298372079" calcext:value-type="float">
            <text:p>74.7260298372079</text:p>
          </table:table-cell>
          <table:table-cell office:value-type="string" calcext:value-type="string">
            <text:p>velocityMetersPerSec</text:p>
          </table:table-cell>
          <table:table-cell office:value-type="float" office:value="1.19300176235087" calcext:value-type="float">
            <text:p>1.19300176235087</text:p>
          </table:table-cell>
          <table:table-cell table:number-columns-repeated="16370"/>
        </table:table-row>
        <table:table-row table:style-name="ro1">
          <table:table-cell table:style-name="ce21" table:formula="of:=([.B302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3251118680891" calcext:value-type="float">
            <text:p>6.93251118680891</text:p>
          </table:table-cell>
          <table:table-cell office:value-type="string" calcext:value-type="string">
            <text:p>x</text:p>
          </table:table-cell>
          <table:table-cell office:value-type="float" office:value="7.01201728597739" calcext:value-type="float">
            <text:p>7.01201728597739</text:p>
          </table:table-cell>
          <table:table-cell office:value-type="string" calcext:value-type="string">
            <text:p>y</text:p>
          </table:table-cell>
          <table:table-cell office:value-type="float" office:value="2.71361716159745" calcext:value-type="float">
            <text:p>2.71361716159745</text:p>
          </table:table-cell>
          <table:table-cell office:value-type="string" calcext:value-type="string">
            <text:p>degrees</text:p>
          </table:table-cell>
          <table:table-cell office:value-type="float" office:value="78.6720017720405" calcext:value-type="float">
            <text:p>78.6720017720405</text:p>
          </table:table-cell>
          <table:table-cell office:value-type="string" calcext:value-type="string">
            <text:p>velocityMetersPerSec</text:p>
          </table:table-cell>
          <table:table-cell office:value-type="float" office:value="1.2234004253562" calcext:value-type="float">
            <text:p>1.2234004253562</text:p>
          </table:table-cell>
          <table:table-cell table:number-columns-repeated="16370"/>
        </table:table-row>
        <table:table-row table:style-name="ro1">
          <table:table-cell table:style-name="ce21" table:formula="of:=([.B303]-[.$B$1])*24*3600" office:value-type="float" office:value="2.59999972768128" calcext:value-type="float">
            <text:p>2.600</text:p>
          </table:table-cell>
          <table:table-cell office:value-type="date" office:date-value="2024-11-10T20:58:02.34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5974929252124" calcext:value-type="float">
            <text:p>6.95974929252124</text:p>
          </table:table-cell>
          <table:table-cell office:value-type="string" calcext:value-type="string">
            <text:p>x</text:p>
          </table:table-cell>
          <table:table-cell office:value-type="float" office:value="7.01756180977768" calcext:value-type="float">
            <text:p>7.01756180977768</text:p>
          </table:table-cell>
          <table:table-cell office:value-type="string" calcext:value-type="string">
            <text:p>y</text:p>
          </table:table-cell>
          <table:table-cell office:value-type="float" office:value="2.74700194255843" calcext:value-type="float">
            <text:p>2.74700194255843</text:p>
          </table:table-cell>
          <table:table-cell office:value-type="string" calcext:value-type="string">
            <text:p>degrees</text:p>
          </table:table-cell>
          <table:table-cell office:value-type="float" office:value="82.4399604278149" calcext:value-type="float">
            <text:p>82.4399604278149</text:p>
          </table:table-cell>
          <table:table-cell office:value-type="string" calcext:value-type="string">
            <text:p>velocityMetersPerSec</text:p>
          </table:table-cell>
          <table:table-cell office:value-type="float" office:value="1.26150546858566" calcext:value-type="float">
            <text:p>1.26150546858566</text:p>
          </table:table-cell>
          <table:table-cell table:number-columns-repeated="16370"/>
        </table:table-row>
        <table:table-row table:style-name="ro1">
          <table:table-cell table:style-name="ce21" table:formula="of:=([.B304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6.9860329045511" calcext:value-type="float">
            <text:p>6.9860329045511</text:p>
          </table:table-cell>
          <table:table-cell office:value-type="string" calcext:value-type="string">
            <text:p>x</text:p>
          </table:table-cell>
          <table:table-cell office:value-type="float" office:value="7.02094733588346" calcext:value-type="float">
            <text:p>7.02094733588346</text:p>
          </table:table-cell>
          <table:table-cell office:value-type="string" calcext:value-type="string">
            <text:p>y</text:p>
          </table:table-cell>
          <table:table-cell office:value-type="float" office:value="2.78057335610028" calcext:value-type="float">
            <text:p>2.78057335610028</text:p>
          </table:table-cell>
          <table:table-cell office:value-type="string" calcext:value-type="string">
            <text:p>degrees</text:p>
          </table:table-cell>
          <table:table-cell office:value-type="float" office:value="86.0096610278058" calcext:value-type="float">
            <text:p>86.0096610278058</text:p>
          </table:table-cell>
          <table:table-cell office:value-type="string" calcext:value-type="string">
            <text:p>velocityMetersPerSec</text:p>
          </table:table-cell>
          <table:table-cell office:value-type="float" office:value="1.30600231710551" calcext:value-type="float">
            <text:p>1.30600231710551</text:p>
          </table:table-cell>
          <table:table-cell table:number-columns-repeated="16370"/>
        </table:table-row>
        <table:table-row table:style-name="ro1">
          <table:table-cell table:style-name="ce21" table:formula="of:=([.B305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1137228855159" calcext:value-type="float">
            <text:p>7.01137228855159</text:p>
          </table:table-cell>
          <table:table-cell office:value-type="string" calcext:value-type="string">
            <text:p>x</text:p>
          </table:table-cell>
          <table:table-cell office:value-type="float" office:value="7.02229630073035" calcext:value-type="float">
            <text:p>7.02229630073035</text:p>
          </table:table-cell>
          <table:table-cell office:value-type="string" calcext:value-type="string">
            <text:p>y</text:p>
          </table:table-cell>
          <table:table-cell office:value-type="float" office:value="2.81426587357846" calcext:value-type="float">
            <text:p>2.81426587357846</text:p>
          </table:table-cell>
          <table:table-cell office:value-type="string" calcext:value-type="string">
            <text:p>degrees</text:p>
          </table:table-cell>
          <table:table-cell office:value-type="float" office:value="89.3690026923206" calcext:value-type="float">
            <text:p>89.3690026923206</text:p>
          </table:table-cell>
          <table:table-cell office:value-type="string" calcext:value-type="string">
            <text:p>velocityMetersPerSec</text:p>
          </table:table-cell>
          <table:table-cell office:value-type="float" office:value="1.35542870013544" calcext:value-type="float">
            <text:p>1.35542870013544</text:p>
          </table:table-cell>
          <table:table-cell table:number-columns-repeated="16370"/>
        </table:table-row>
        <table:table-row table:style-name="ro1">
          <table:table-cell table:style-name="ce21" table:formula="of:=([.B306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3601275321719" calcext:value-type="float">
            <text:p>7.03601275321719</text:p>
          </table:table-cell>
          <table:table-cell office:value-type="string" calcext:value-type="string">
            <text:p>x</text:p>
          </table:table-cell>
          <table:table-cell office:value-type="float" office:value="7.02173114075393" calcext:value-type="float">
            <text:p>7.02173114075393</text:p>
          </table:table-cell>
          <table:table-cell office:value-type="string" calcext:value-type="string">
            <text:p>y</text:p>
          </table:table-cell>
          <table:table-cell office:value-type="float" office:value="2.8480139663484" calcext:value-type="float">
            <text:p>2.8480139663484</text:p>
          </table:table-cell>
          <table:table-cell office:value-type="string" calcext:value-type="string">
            <text:p>degrees</text:p>
          </table:table-cell>
          <table:table-cell office:value-type="float" office:value="92.5130066301922" calcext:value-type="float">
            <text:p>92.5130066301922</text:p>
          </table:table-cell>
          <table:table-cell office:value-type="string" calcext:value-type="string">
            <text:p>velocityMetersPerSec</text:p>
          </table:table-cell>
          <table:table-cell office:value-type="float" office:value="1.38419696045575" calcext:value-type="float">
            <text:p>1.38419696045575</text:p>
          </table:table-cell>
          <table:table-cell table:number-columns-repeated="16370"/>
        </table:table-row>
        <table:table-row table:style-name="ro1">
          <table:table-cell table:style-name="ce21" table:formula="of:=([.B307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6021706703531" calcext:value-type="float">
            <text:p>7.06021706703531</text:p>
          </table:table-cell>
          <table:table-cell office:value-type="string" calcext:value-type="string">
            <text:p>x</text:p>
          </table:table-cell>
          <table:table-cell office:value-type="float" office:value="7.01937429238983" calcext:value-type="float">
            <text:p>7.01937429238983</text:p>
          </table:table-cell>
          <table:table-cell office:value-type="string" calcext:value-type="string">
            <text:p>y</text:p>
          </table:table-cell>
          <table:table-cell office:value-type="float" office:value="2.88175210576555" calcext:value-type="float">
            <text:p>2.88175210576555</text:p>
          </table:table-cell>
          <table:table-cell office:value-type="string" calcext:value-type="string">
            <text:p>degrees</text:p>
          </table:table-cell>
          <table:table-cell office:value-type="float" office:value="95.4424854666659" calcext:value-type="float">
            <text:p>95.4424854666659</text:p>
          </table:table-cell>
          <table:table-cell office:value-type="string" calcext:value-type="string">
            <text:p>velocityMetersPerSec</text:p>
          </table:table-cell>
          <table:table-cell office:value-type="float" office:value="1.41037600465857" calcext:value-type="float">
            <text:p>1.41037600465857</text:p>
          </table:table-cell>
          <table:table-cell table:number-columns-repeated="16370"/>
        </table:table-row>
        <table:table-row table:style-name="ro1">
          <table:table-cell table:style-name="ce21" table:formula="of:=([.B308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0840150699457" calcext:value-type="float">
            <text:p>7.0840150699457</text:p>
          </table:table-cell>
          <table:table-cell office:value-type="string" calcext:value-type="string">
            <text:p>x</text:p>
          </table:table-cell>
          <table:table-cell office:value-type="float" office:value="7.01534819207363" calcext:value-type="float">
            <text:p>7.01534819207363</text:p>
          </table:table-cell>
          <table:table-cell office:value-type="string" calcext:value-type="string">
            <text:p>y</text:p>
          </table:table-cell>
          <table:table-cell office:value-type="float" office:value="2.91541476318536" calcext:value-type="float">
            <text:p>2.91541476318536</text:p>
          </table:table-cell>
          <table:table-cell office:value-type="string" calcext:value-type="string">
            <text:p>degrees</text:p>
          </table:table-cell>
          <table:table-cell office:value-type="float" office:value="98.1626420469663" calcext:value-type="float">
            <text:p>98.1626420469663</text:p>
          </table:table-cell>
          <table:table-cell office:value-type="string" calcext:value-type="string">
            <text:p>velocityMetersPerSec</text:p>
          </table:table-cell>
          <table:table-cell office:value-type="float" office:value="1.43881820965713" calcext:value-type="float">
            <text:p>1.43881820965713</text:p>
          </table:table-cell>
          <table:table-cell table:number-columns-repeated="16370"/>
        </table:table-row>
        <table:table-row table:style-name="ro1">
          <table:table-cell table:style-name="ce21" table:formula="of:=([.B309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13031505616298" calcext:value-type="float">
            <text:p>7.13031505616298</text:p>
          </table:table-cell>
          <table:table-cell office:value-type="string" calcext:value-type="string">
            <text:p>x</text:p>
          </table:table-cell>
          <table:table-cell office:value-type="float" office:value="7.00277798132738" calcext:value-type="float">
            <text:p>7.00277798132738</text:p>
          </table:table-cell>
          <table:table-cell office:value-type="string" calcext:value-type="string">
            <text:p>y</text:p>
          </table:table-cell>
          <table:table-cell office:value-type="float" office:value="2.98225151745471" calcext:value-type="float">
            <text:p>2.98225151745471</text:p>
          </table:table-cell>
          <table:table-cell office:value-type="string" calcext:value-type="string">
            <text:p>degrees</text:p>
          </table:table-cell>
          <table:table-cell office:value-type="float" office:value="103.010092527819" calcext:value-type="float">
            <text:p>103.010092527819</text:p>
          </table:table-cell>
          <table:table-cell office:value-type="string" calcext:value-type="string">
            <text:p>velocityMetersPerSec</text:p>
          </table:table-cell>
          <table:table-cell office:value-type="float" office:value="1.4989167032518" calcext:value-type="float">
            <text:p>1.4989167032518</text:p>
          </table:table-cell>
          <table:table-cell table:number-columns-repeated="16370"/>
        </table:table-row>
        <table:table-row table:style-name="ro1">
          <table:table-cell table:style-name="ce21" table:formula="of:=([.B310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17486138671757" calcext:value-type="float">
            <text:p>7.17486138671757</text:p>
          </table:table-cell>
          <table:table-cell office:value-type="string" calcext:value-type="string">
            <text:p>x</text:p>
          </table:table-cell>
          <table:table-cell office:value-type="float" office:value="6.985" calcext:value-type="float">
            <text:p>6.985</text:p>
          </table:table-cell>
          <table:table-cell office:value-type="string" calcext:value-type="string">
            <text:p>y</text:p>
          </table:table-cell>
          <table:table-cell office:value-type="float" office:value="3.048" calcext:value-type="float">
            <text:p>3.048</text:p>
          </table:table-cell>
          <table:table-cell office:value-type="string" calcext:value-type="string">
            <text:p>degrees</text:p>
          </table:table-cell>
          <table:table-cell office:value-type="float" office:value="107.139955392245" calcext:value-type="float">
            <text:p>107.139955392245</text:p>
          </table:table-cell>
          <table:table-cell office:value-type="string" calcext:value-type="string">
            <text:p>velocityMetersPerSec</text:p>
          </table:table-cell>
          <table:table-cell office:value-type="float" office:value="1.55900584959582" calcext:value-type="float">
            <text:p>1.55900584959582</text:p>
          </table:table-cell>
          <table:table-cell table:number-columns-repeated="16370"/>
        </table:table-row>
        <table:table-row table:style-name="ro1">
          <table:table-cell table:style-name="ce21" table:formula="of:=([.B311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21880515642528" calcext:value-type="float">
            <text:p>7.21880515642528</text:p>
          </table:table-cell>
          <table:table-cell office:value-type="string" calcext:value-type="string">
            <text:p>x</text:p>
          </table:table-cell>
          <table:table-cell office:value-type="float" office:value="6.9628239249886" calcext:value-type="float">
            <text:p>6.9628239249886</text:p>
          </table:table-cell>
          <table:table-cell office:value-type="string" calcext:value-type="string">
            <text:p>y</text:p>
          </table:table-cell>
          <table:table-cell office:value-type="float" office:value="3.11217475125107" calcext:value-type="float">
            <text:p>3.11217475125107</text:p>
          </table:table-cell>
          <table:table-cell office:value-type="string" calcext:value-type="string">
            <text:p>degrees</text:p>
          </table:table-cell>
          <table:table-cell office:value-type="float" office:value="111.012446543269" calcext:value-type="float">
            <text:p>111.012446543269</text:p>
          </table:table-cell>
          <table:table-cell office:value-type="string" calcext:value-type="string">
            <text:p>velocityMetersPerSec</text:p>
          </table:table-cell>
          <table:table-cell office:value-type="float" office:value="1.53122899730915" calcext:value-type="float">
            <text:p>1.53122899730915</text:p>
          </table:table-cell>
          <table:table-cell table:number-columns-repeated="16370"/>
        </table:table-row>
        <table:table-row table:style-name="ro1">
          <table:table-cell table:style-name="ce21" table:formula="of:=([.B312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26337953880338" calcext:value-type="float">
            <text:p>7.26337953880338</text:p>
          </table:table-cell>
          <table:table-cell office:value-type="string" calcext:value-type="string">
            <text:p>x</text:p>
          </table:table-cell>
          <table:table-cell office:value-type="float" office:value="6.93638017483934" calcext:value-type="float">
            <text:p>6.93638017483934</text:p>
          </table:table-cell>
          <table:table-cell office:value-type="string" calcext:value-type="string">
            <text:p>y</text:p>
          </table:table-cell>
          <table:table-cell office:value-type="float" office:value="3.17444538998287" calcext:value-type="float">
            <text:p>3.17444538998287</text:p>
          </table:table-cell>
          <table:table-cell office:value-type="string" calcext:value-type="string">
            <text:p>degrees</text:p>
          </table:table-cell>
          <table:table-cell office:value-type="float" office:value="115.032832725657" calcext:value-type="float">
            <text:p>115.032832725657</text:p>
          </table:table-cell>
          <table:table-cell office:value-type="string" calcext:value-type="string">
            <text:p>velocityMetersPerSec</text:p>
          </table:table-cell>
          <table:table-cell office:value-type="float" office:value="1.50427340234746" calcext:value-type="float">
            <text:p>1.50427340234746</text:p>
          </table:table-cell>
          <table:table-cell table:number-columns-repeated="16370"/>
        </table:table-row>
        <table:table-row table:style-name="ro1">
          <table:table-cell table:style-name="ce21" table:formula="of:=([.B313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30862090430099" calcext:value-type="float">
            <text:p>7.30862090430099</text:p>
          </table:table-cell>
          <table:table-cell office:value-type="string" calcext:value-type="string">
            <text:p>x</text:p>
          </table:table-cell>
          <table:table-cell office:value-type="float" office:value="6.90562935351067" calcext:value-type="float">
            <text:p>6.90562935351067</text:p>
          </table:table-cell>
          <table:table-cell office:value-type="string" calcext:value-type="string">
            <text:p>y</text:p>
          </table:table-cell>
          <table:table-cell office:value-type="float" office:value="3.23452030455664" calcext:value-type="float">
            <text:p>3.23452030455664</text:p>
          </table:table-cell>
          <table:table-cell office:value-type="string" calcext:value-type="string">
            <text:p>degrees</text:p>
          </table:table-cell>
          <table:table-cell office:value-type="float" office:value="119.207899110411" calcext:value-type="float">
            <text:p>119.207899110411</text:p>
          </table:table-cell>
          <table:table-cell office:value-type="string" calcext:value-type="string">
            <text:p>velocityMetersPerSec</text:p>
          </table:table-cell>
          <table:table-cell office:value-type="float" office:value="1.4791837928712" calcext:value-type="float">
            <text:p>1.4791837928712</text:p>
          </table:table-cell>
          <table:table-cell table:number-columns-repeated="16370"/>
        </table:table-row>
        <table:table-row table:style-name="ro1">
          <table:table-cell table:style-name="ce21" table:formula="of:=([.B314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35455576914175" calcext:value-type="float">
            <text:p>7.35455576914175</text:p>
          </table:table-cell>
          <table:table-cell office:value-type="string" calcext:value-type="string">
            <text:p>x</text:p>
          </table:table-cell>
          <table:table-cell office:value-type="float" office:value="6.87053206496102" calcext:value-type="float">
            <text:p>6.87053206496102</text:p>
          </table:table-cell>
          <table:table-cell office:value-type="string" calcext:value-type="string">
            <text:p>y</text:p>
          </table:table-cell>
          <table:table-cell office:value-type="float" office:value="3.29210788333363" calcext:value-type="float">
            <text:p>3.29210788333363</text:p>
          </table:table-cell>
          <table:table-cell office:value-type="string" calcext:value-type="string">
            <text:p>degrees</text:p>
          </table:table-cell>
          <table:table-cell office:value-type="float" office:value="123.538778793575" calcext:value-type="float">
            <text:p>123.538778793575</text:p>
          </table:table-cell>
          <table:table-cell office:value-type="string" calcext:value-type="string">
            <text:p>velocityMetersPerSec</text:p>
          </table:table-cell>
          <table:table-cell office:value-type="float" office:value="1.45714639273404" calcext:value-type="float">
            <text:p>1.45714639273404</text:p>
          </table:table-cell>
          <table:table-cell table:number-columns-repeated="16370"/>
        </table:table-row>
        <table:table-row table:style-name="ro1">
          <table:table-cell table:style-name="ce21" table:formula="of:=([.B315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4011964634887" calcext:value-type="float">
            <text:p>7.4011964634887</text:p>
          </table:table-cell>
          <table:table-cell office:value-type="string" calcext:value-type="string">
            <text:p>x</text:p>
          </table:table-cell>
          <table:table-cell office:value-type="float" office:value="6.83104891314882" calcext:value-type="float">
            <text:p>6.83104891314882</text:p>
          </table:table-cell>
          <table:table-cell office:value-type="string" calcext:value-type="string">
            <text:p>y</text:p>
          </table:table-cell>
          <table:table-cell office:value-type="float" office:value="3.34691651467508" calcext:value-type="float">
            <text:p>3.34691651467508</text:p>
          </table:table-cell>
          <table:table-cell office:value-type="string" calcext:value-type="string">
            <text:p>degrees</text:p>
          </table:table-cell>
          <table:table-cell office:value-type="float" office:value="128.019704531072" calcext:value-type="float">
            <text:p>128.019704531072</text:p>
          </table:table-cell>
          <table:table-cell office:value-type="string" calcext:value-type="string">
            <text:p>velocityMetersPerSec</text:p>
          </table:table-cell>
          <table:table-cell office:value-type="float" office:value="1.43943487902717" calcext:value-type="float">
            <text:p>1.43943487902717</text:p>
          </table:table-cell>
          <table:table-cell table:number-columns-repeated="16370"/>
        </table:table-row>
        <table:table-row table:style-name="ro1">
          <table:table-cell table:style-name="ce21" table:formula="of:=([.B316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44853788000805" calcext:value-type="float">
            <text:p>7.44853788000805</text:p>
          </table:table-cell>
          <table:table-cell office:value-type="string" calcext:value-type="string">
            <text:p>x</text:p>
          </table:table-cell>
          <table:table-cell office:value-type="float" office:value="6.78714050203252" calcext:value-type="float">
            <text:p>6.78714050203252</text:p>
          </table:table-cell>
          <table:table-cell office:value-type="string" calcext:value-type="string">
            <text:p>y</text:p>
          </table:table-cell>
          <table:table-cell office:value-type="float" office:value="3.39865458694222" calcext:value-type="float">
            <text:p>3.39865458694222</text:p>
          </table:table-cell>
          <table:table-cell office:value-type="string" calcext:value-type="string">
            <text:p>degrees</text:p>
          </table:table-cell>
          <table:table-cell office:value-type="float" office:value="132.636981355545" calcext:value-type="float">
            <text:p>132.636981355545</text:p>
          </table:table-cell>
          <table:table-cell office:value-type="string" calcext:value-type="string">
            <text:p>velocityMetersPerSec</text:p>
          </table:table-cell>
          <table:table-cell office:value-type="float" office:value="1.42733632891456" calcext:value-type="float">
            <text:p>1.42733632891456</text:p>
          </table:table-cell>
          <table:table-cell table:number-columns-repeated="16370"/>
        </table:table-row>
        <table:table-row table:style-name="ro1">
          <table:table-cell table:style-name="ce21" table:formula="of:=([.B317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49655636189789" calcext:value-type="float">
            <text:p>7.49655636189789</text:p>
          </table:table-cell>
          <table:table-cell office:value-type="string" calcext:value-type="string">
            <text:p>x</text:p>
          </table:table-cell>
          <table:table-cell office:value-type="float" office:value="6.73876743557055" calcext:value-type="float">
            <text:p>6.73876743557055</text:p>
          </table:table-cell>
          <table:table-cell office:value-type="string" calcext:value-type="string">
            <text:p>y</text:p>
          </table:table-cell>
          <table:table-cell office:value-type="float" office:value="3.4470304884963" calcext:value-type="float">
            <text:p>3.4470304884963</text:p>
          </table:table-cell>
          <table:table-cell office:value-type="string" calcext:value-type="string">
            <text:p>degrees</text:p>
          </table:table-cell>
          <table:table-cell office:value-type="float" office:value="137.36843552689" calcext:value-type="float">
            <text:p>137.36843552689</text:p>
          </table:table-cell>
          <table:table-cell office:value-type="string" calcext:value-type="string">
            <text:p>velocityMetersPerSec</text:p>
          </table:table-cell>
          <table:table-cell office:value-type="float" office:value="1.42206034894231" calcext:value-type="float">
            <text:p>1.42206034894231</text:p>
          </table:table-cell>
          <table:table-cell table:number-columns-repeated="16370"/>
        </table:table-row>
        <table:table-row table:style-name="ro1">
          <table:table-cell table:style-name="ce21" table:formula="of:=([.B318]-[.$B$1])*24*3600" office:value-type="float" office:value="2.60099989827722" calcext:value-type="float">
            <text:p>2.601</text:p>
          </table:table-cell>
          <table:table-cell office:value-type="date" office:date-value="2024-11-10T20:58:02.34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5452117488806" calcext:value-type="float">
            <text:p>7.5452117488806</text:p>
          </table:table-cell>
          <table:table-cell office:value-type="string" calcext:value-type="string">
            <text:p>x</text:p>
          </table:table-cell>
          <table:table-cell office:value-type="float" office:value="6.68589031772135" calcext:value-type="float">
            <text:p>6.68589031772135</text:p>
          </table:table-cell>
          <table:table-cell office:value-type="string" calcext:value-type="string">
            <text:p>y</text:p>
          </table:table-cell>
          <table:table-cell office:value-type="float" office:value="3.49175260769856" calcext:value-type="float">
            <text:p>3.49175260769856</text:p>
          </table:table-cell>
          <table:table-cell office:value-type="string" calcext:value-type="string">
            <text:p>degrees</text:p>
          </table:table-cell>
          <table:table-cell office:value-type="float" office:value="142.183596794314" calcext:value-type="float">
            <text:p>142.183596794314</text:p>
          </table:table-cell>
          <table:table-cell office:value-type="string" calcext:value-type="string">
            <text:p>velocityMetersPerSec</text:p>
          </table:table-cell>
          <table:table-cell office:value-type="float" office:value="1.42463673780813" calcext:value-type="float">
            <text:p>1.42463673780813</text:p>
          </table:table-cell>
          <table:table-cell table:number-columns-repeated="16370"/>
        </table:table-row>
        <table:table-row table:style-name="ro1">
          <table:table-cell table:style-name="ce21" table:formula="of:=([.B319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59445323100611" calcext:value-type="float">
            <text:p>7.59445323100611</text:p>
          </table:table-cell>
          <table:table-cell office:value-type="string" calcext:value-type="string">
            <text:p>x</text:p>
          </table:table-cell>
          <table:table-cell office:value-type="float" office:value="6.62846975244336" calcext:value-type="float">
            <text:p>6.62846975244336</text:p>
          </table:table-cell>
          <table:table-cell office:value-type="string" calcext:value-type="string">
            <text:p>y</text:p>
          </table:table-cell>
          <table:table-cell office:value-type="float" office:value="3.53252933291024" calcext:value-type="float">
            <text:p>3.53252933291024</text:p>
          </table:table-cell>
          <table:table-cell office:value-type="string" calcext:value-type="string">
            <text:p>degrees</text:p>
          </table:table-cell>
          <table:table-cell office:value-type="float" office:value="147.044793832281" calcext:value-type="float">
            <text:p>147.044793832281</text:p>
          </table:table-cell>
          <table:table-cell office:value-type="string" calcext:value-type="string">
            <text:p>velocityMetersPerSec</text:p>
          </table:table-cell>
          <table:table-cell office:value-type="float" office:value="1.4358089344131" calcext:value-type="float">
            <text:p>1.4358089344131</text:p>
          </table:table-cell>
          <table:table-cell table:number-columns-repeated="16370"/>
        </table:table-row>
        <table:table-row table:style-name="ro1">
          <table:table-cell table:style-name="ce21" table:formula="of:=([.B320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64422894901505" calcext:value-type="float">
            <text:p>7.64422894901505</text:p>
          </table:table-cell>
          <table:table-cell office:value-type="string" calcext:value-type="string">
            <text:p>x</text:p>
          </table:table-cell>
          <table:table-cell office:value-type="float" office:value="6.56646634369501" calcext:value-type="float">
            <text:p>6.56646634369501</text:p>
          </table:table-cell>
          <table:table-cell office:value-type="string" calcext:value-type="string">
            <text:p>y</text:p>
          </table:table-cell>
          <table:table-cell office:value-type="float" office:value="3.56906905249258" calcext:value-type="float">
            <text:p>3.56906905249258</text:p>
          </table:table-cell>
          <table:table-cell office:value-type="string" calcext:value-type="string">
            <text:p>degrees</text:p>
          </table:table-cell>
          <table:table-cell office:value-type="float" office:value="151.909180928271" calcext:value-type="float">
            <text:p>151.909180928271</text:p>
          </table:table-cell>
          <table:table-cell office:value-type="string" calcext:value-type="string">
            <text:p>velocityMetersPerSec</text:p>
          </table:table-cell>
          <table:table-cell office:value-type="float" office:value="1.45593261507115" calcext:value-type="float">
            <text:p>1.45593261507115</text:p>
          </table:table-cell>
          <table:table-cell table:number-columns-repeated="16370"/>
        </table:table-row>
        <table:table-row table:style-name="ro1">
          <table:table-cell table:style-name="ce21" table:formula="of:=([.B321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69449836765271" calcext:value-type="float">
            <text:p>7.69449836765271</text:p>
          </table:table-cell>
          <table:table-cell office:value-type="string" calcext:value-type="string">
            <text:p>x</text:p>
          </table:table-cell>
          <table:table-cell office:value-type="float" office:value="6.49984069543475" calcext:value-type="float">
            <text:p>6.49984069543475</text:p>
          </table:table-cell>
          <table:table-cell office:value-type="string" calcext:value-type="string">
            <text:p>y</text:p>
          </table:table-cell>
          <table:table-cell office:value-type="float" office:value="3.60108015480683" calcext:value-type="float">
            <text:p>3.60108015480683</text:p>
          </table:table-cell>
          <table:table-cell office:value-type="string" calcext:value-type="string">
            <text:p>degrees</text:p>
          </table:table-cell>
          <table:table-cell office:value-type="float" office:value="156.731500764366" calcext:value-type="float">
            <text:p>156.731500764366</text:p>
          </table:table-cell>
          <table:table-cell office:value-type="string" calcext:value-type="string">
            <text:p>velocityMetersPerSec</text:p>
          </table:table-cell>
          <table:table-cell office:value-type="float" office:value="1.48489160052336" calcext:value-type="float">
            <text:p>1.48489160052336</text:p>
          </table:table-cell>
          <table:table-cell table:number-columns-repeated="16370"/>
        </table:table-row>
        <table:table-row table:style-name="ro1">
          <table:table-cell table:style-name="ce21" table:formula="of:=([.B322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74524562101318" calcext:value-type="float">
            <text:p>7.74524562101318</text:p>
          </table:table-cell>
          <table:table-cell office:value-type="string" calcext:value-type="string">
            <text:p>x</text:p>
          </table:table-cell>
          <table:table-cell office:value-type="float" office:value="6.42855341162101" calcext:value-type="float">
            <text:p>6.42855341162101</text:p>
          </table:table-cell>
          <table:table-cell office:value-type="string" calcext:value-type="string">
            <text:p>y</text:p>
          </table:table-cell>
          <table:table-cell office:value-type="float" office:value="3.62827102821421" calcext:value-type="float">
            <text:p>3.62827102821421</text:p>
          </table:table-cell>
          <table:table-cell office:value-type="string" calcext:value-type="string">
            <text:p>degrees</text:p>
          </table:table-cell>
          <table:table-cell office:value-type="float" office:value="161.467193425162" calcext:value-type="float">
            <text:p>161.467193425162</text:p>
          </table:table-cell>
          <table:table-cell office:value-type="string" calcext:value-type="string">
            <text:p>velocityMetersPerSec</text:p>
          </table:table-cell>
          <table:table-cell office:value-type="float" office:value="1.52204642103" calcext:value-type="float">
            <text:p>1.52204642103</text:p>
          </table:table-cell>
          <table:table-cell table:number-columns-repeated="16370"/>
        </table:table-row>
        <table:table-row table:style-name="ro1">
          <table:table-cell table:style-name="ce21" table:formula="of:=([.B323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79649160627775" calcext:value-type="float">
            <text:p>7.79649160627775</text:p>
          </table:table-cell>
          <table:table-cell office:value-type="string" calcext:value-type="string">
            <text:p>x</text:p>
          </table:table-cell>
          <table:table-cell office:value-type="float" office:value="6.35256509621223" calcext:value-type="float">
            <text:p>6.35256509621223</text:p>
          </table:table-cell>
          <table:table-cell office:value-type="string" calcext:value-type="string">
            <text:p>y</text:p>
          </table:table-cell>
          <table:table-cell office:value-type="float" office:value="3.65035006107598" calcext:value-type="float">
            <text:p>3.65035006107598</text:p>
          </table:table-cell>
          <table:table-cell office:value-type="string" calcext:value-type="string">
            <text:p>degrees</text:p>
          </table:table-cell>
          <table:table-cell office:value-type="float" office:value="166.075363097782" calcext:value-type="float">
            <text:p>166.075363097782</text:p>
          </table:table-cell>
          <table:table-cell office:value-type="string" calcext:value-type="string">
            <text:p>velocityMetersPerSec</text:p>
          </table:table-cell>
          <table:table-cell office:value-type="float" office:value="1.5662327054348" calcext:value-type="float">
            <text:p>1.5662327054348</text:p>
          </table:table-cell>
          <table:table-cell table:number-columns-repeated="16370"/>
        </table:table-row>
        <table:table-row table:style-name="ro1">
          <table:table-cell table:style-name="ce21" table:formula="of:=([.B324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84830277310557" calcext:value-type="float">
            <text:p>7.84830277310557</text:p>
          </table:table-cell>
          <table:table-cell office:value-type="string" calcext:value-type="string">
            <text:p>x</text:p>
          </table:table-cell>
          <table:table-cell office:value-type="float" office:value="6.27183635316684" calcext:value-type="float">
            <text:p>6.27183635316684</text:p>
          </table:table-cell>
          <table:table-cell office:value-type="string" calcext:value-type="string">
            <text:p>y</text:p>
          </table:table-cell>
          <table:table-cell office:value-type="float" office:value="3.66702564175337" calcext:value-type="float">
            <text:p>3.66702564175337</text:p>
          </table:table-cell>
          <table:table-cell office:value-type="string" calcext:value-type="string">
            <text:p>degrees</text:p>
          </table:table-cell>
          <table:table-cell office:value-type="float" office:value="170.521154117591" calcext:value-type="float">
            <text:p>170.521154117591</text:p>
          </table:table-cell>
          <table:table-cell office:value-type="string" calcext:value-type="string">
            <text:p>velocityMetersPerSec</text:p>
          </table:table-cell>
          <table:table-cell office:value-type="float" office:value="1.61582391047381" calcext:value-type="float">
            <text:p>1.61582391047381</text:p>
          </table:table-cell>
          <table:table-cell table:number-columns-repeated="16370"/>
        </table:table-row>
        <table:table-row table:style-name="ro1">
          <table:table-cell table:style-name="ce21" table:formula="of:=([.B325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90079527197392" calcext:value-type="float">
            <text:p>7.90079527197392</text:p>
          </table:table-cell>
          <table:table-cell office:value-type="string" calcext:value-type="string">
            <text:p>x</text:p>
          </table:table-cell>
          <table:table-cell office:value-type="float" office:value="6.18632778644328" calcext:value-type="float">
            <text:p>6.18632778644328</text:p>
          </table:table-cell>
          <table:table-cell office:value-type="string" calcext:value-type="string">
            <text:p>y</text:p>
          </table:table-cell>
          <table:table-cell office:value-type="float" office:value="3.67800615860763" calcext:value-type="float">
            <text:p>3.67800615860763</text:p>
          </table:table-cell>
          <table:table-cell office:value-type="string" calcext:value-type="string">
            <text:p>degrees</text:p>
          </table:table-cell>
          <table:table-cell office:value-type="float" office:value="174.777249365863" calcext:value-type="float">
            <text:p>174.777249365863</text:p>
          </table:table-cell>
          <table:table-cell office:value-type="string" calcext:value-type="string">
            <text:p>velocityMetersPerSec</text:p>
          </table:table-cell>
          <table:table-cell office:value-type="float" office:value="1.66886297257941" calcext:value-type="float">
            <text:p>1.66886297257941</text:p>
          </table:table-cell>
          <table:table-cell table:number-columns-repeated="16370"/>
        </table:table-row>
        <table:table-row table:style-name="ro1">
          <table:table-cell table:style-name="ce21" table:formula="of:=([.B326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7.95413412756341" calcext:value-type="float">
            <text:p>7.95413412756341</text:p>
          </table:table-cell>
          <table:table-cell office:value-type="string" calcext:value-type="string">
            <text:p>x</text:p>
          </table:table-cell>
          <table:table-cell office:value-type="float" office:value="6.096" calcext:value-type="float">
            <text:p>6.096</text:p>
          </table:table-cell>
          <table:table-cell office:value-type="string" calcext:value-type="string">
            <text:p>y</text:p>
          </table:table-cell>
          <table:table-cell office:value-type="float" office:value="3.683" calcext:value-type="float">
            <text:p>3.683</text:p>
          </table:table-cell>
          <table:table-cell office:value-type="string" calcext:value-type="string">
            <text:p>degrees</text:p>
          </table:table-cell>
          <table:table-cell office:value-type="float" office:value="178.824419186734" calcext:value-type="float">
            <text:p>178.824419186734</text:p>
          </table:table-cell>
          <table:table-cell office:value-type="string" calcext:value-type="string">
            <text:p>velocityMetersPerSec</text:p>
          </table:table-cell>
          <table:table-cell office:value-type="float" office:value="1.72325049924905" calcext:value-type="float">
            <text:p>1.72325049924905</text:p>
          </table:table-cell>
          <table:table-cell table:number-columns-repeated="16370"/>
        </table:table-row>
        <table:table-row table:style-name="ro1">
          <table:table-cell table:style-name="ce21" table:formula="of:=([.B327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00875980517325" calcext:value-type="float">
            <text:p>8.00875980517325</text:p>
          </table:table-cell>
          <table:table-cell office:value-type="string" calcext:value-type="string">
            <text:p>x</text:p>
          </table:table-cell>
          <table:table-cell office:value-type="float" office:value="6.00111726128051" calcext:value-type="float">
            <text:p>6.00111726128051</text:p>
          </table:table-cell>
          <table:table-cell office:value-type="string" calcext:value-type="string">
            <text:p>y</text:p>
          </table:table-cell>
          <table:table-cell office:value-type="float" office:value="3.681735876923" calcext:value-type="float">
            <text:p>3.681735876923</text:p>
          </table:table-cell>
          <table:table-cell office:value-type="string" calcext:value-type="string">
            <text:p>degrees</text:p>
          </table:table-cell>
          <table:table-cell office:value-type="float" office:value="-177.359863969592" calcext:value-type="float">
            <text:p>-177.359863969592</text:p>
          </table:table-cell>
          <table:table-cell office:value-type="string" calcext:value-type="string">
            <text:p>velocityMetersPerSec</text:p>
          </table:table-cell>
          <table:table-cell office:value-type="float" office:value="1.75098225926415" calcext:value-type="float">
            <text:p>1.75098225926415</text:p>
          </table:table-cell>
          <table:table-cell table:number-columns-repeated="16370"/>
        </table:table-row>
        <table:table-row table:style-name="ro1">
          <table:table-cell table:style-name="ce21" table:formula="of:=([.B328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06491489807914" calcext:value-type="float">
            <text:p>8.06491489807914</text:p>
          </table:table-cell>
          <table:table-cell office:value-type="string" calcext:value-type="string">
            <text:p>x</text:p>
          </table:table-cell>
          <table:table-cell office:value-type="float" office:value="5.90315849166864" calcext:value-type="float">
            <text:p>5.90315849166864</text:p>
          </table:table-cell>
          <table:table-cell office:value-type="string" calcext:value-type="string">
            <text:p>y</text:p>
          </table:table-cell>
          <table:table-cell office:value-type="float" office:value="3.67402379089434" calcext:value-type="float">
            <text:p>3.67402379089434</text:p>
          </table:table-cell>
          <table:table-cell office:value-type="string" calcext:value-type="string">
            <text:p>degrees</text:p>
          </table:table-cell>
          <table:table-cell office:value-type="float" office:value="-173.657834316076" calcext:value-type="float">
            <text:p>-173.657834316076</text:p>
          </table:table-cell>
          <table:table-cell office:value-type="string" calcext:value-type="string">
            <text:p>velocityMetersPerSec</text:p>
          </table:table-cell>
          <table:table-cell office:value-type="float" office:value="1.74867818689169" calcext:value-type="float">
            <text:p>1.74867818689169</text:p>
          </table:table-cell>
          <table:table-cell table:number-columns-repeated="16370"/>
        </table:table-row>
        <table:table-row table:style-name="ro1">
          <table:table-cell table:style-name="ce21" table:formula="of:=([.B329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12259567449813" calcext:value-type="float">
            <text:p>8.12259567449813</text:p>
          </table:table-cell>
          <table:table-cell office:value-type="string" calcext:value-type="string">
            <text:p>x</text:p>
          </table:table-cell>
          <table:table-cell office:value-type="float" office:value="5.80390627603333" calcext:value-type="float">
            <text:p>5.80390627603333</text:p>
          </table:table-cell>
          <table:table-cell office:value-type="string" calcext:value-type="string">
            <text:p>y</text:p>
          </table:table-cell>
          <table:table-cell office:value-type="float" office:value="3.659694066063" calcext:value-type="float">
            <text:p>3.659694066063</text:p>
          </table:table-cell>
          <table:table-cell office:value-type="string" calcext:value-type="string">
            <text:p>degrees</text:p>
          </table:table-cell>
          <table:table-cell office:value-type="float" office:value="-169.89651391403" calcext:value-type="float">
            <text:p>-169.89651391403</text:p>
          </table:table-cell>
          <table:table-cell office:value-type="string" calcext:value-type="string">
            <text:p>velocityMetersPerSec</text:p>
          </table:table-cell>
          <table:table-cell office:value-type="float" office:value="1.72843592737076" calcext:value-type="float">
            <text:p>1.72843592737076</text:p>
          </table:table-cell>
          <table:table-cell table:number-columns-repeated="16370"/>
        </table:table-row>
        <table:table-row table:style-name="ro1">
          <table:table-cell table:style-name="ce21" table:formula="of:=([.B330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18167568580288" calcext:value-type="float">
            <text:p>8.18167568580288</text:p>
          </table:table-cell>
          <table:table-cell office:value-type="string" calcext:value-type="string">
            <text:p>x</text:p>
          </table:table-cell>
          <table:table-cell office:value-type="float" office:value="5.7051431992435" calcext:value-type="float">
            <text:p>5.7051431992435</text:p>
          </table:table-cell>
          <table:table-cell office:value-type="string" calcext:value-type="string">
            <text:p>y</text:p>
          </table:table-cell>
          <table:table-cell office:value-type="float" office:value="3.63857702657796" calcext:value-type="float">
            <text:p>3.63857702657796</text:p>
          </table:table-cell>
          <table:table-cell office:value-type="string" calcext:value-type="string">
            <text:p>degrees</text:p>
          </table:table-cell>
          <table:table-cell office:value-type="float" office:value="-165.916309815941" calcext:value-type="float">
            <text:p>-165.916309815941</text:p>
          </table:table-cell>
          <table:table-cell office:value-type="string" calcext:value-type="string">
            <text:p>velocityMetersPerSec</text:p>
          </table:table-cell>
          <table:table-cell office:value-type="float" office:value="1.69050110195516" calcext:value-type="float">
            <text:p>1.69050110195516</text:p>
          </table:table-cell>
          <table:table-cell table:number-columns-repeated="16370"/>
        </table:table-row>
        <table:table-row table:style-name="ro1">
          <table:table-cell table:style-name="ce21" table:formula="of:=([.B331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24212743927497" calcext:value-type="float">
            <text:p>8.24212743927497</text:p>
          </table:table-cell>
          <table:table-cell office:value-type="string" calcext:value-type="string">
            <text:p>x</text:p>
          </table:table-cell>
          <table:table-cell office:value-type="float" office:value="5.60865184616806" calcext:value-type="float">
            <text:p>5.60865184616806</text:p>
          </table:table-cell>
          <table:table-cell office:value-type="string" calcext:value-type="string">
            <text:p>y</text:p>
          </table:table-cell>
          <table:table-cell office:value-type="float" office:value="3.61050299658821" calcext:value-type="float">
            <text:p>3.61050299658821</text:p>
          </table:table-cell>
          <table:table-cell office:value-type="string" calcext:value-type="string">
            <text:p>degrees</text:p>
          </table:table-cell>
          <table:table-cell office:value-type="float" office:value="-161.553088387523" calcext:value-type="float">
            <text:p>-161.553088387523</text:p>
          </table:table-cell>
          <table:table-cell office:value-type="string" calcext:value-type="string">
            <text:p>velocityMetersPerSec</text:p>
          </table:table-cell>
          <table:table-cell office:value-type="float" office:value="1.63421467839052" calcext:value-type="float">
            <text:p>1.63421467839052</text:p>
          </table:table-cell>
          <table:table-cell table:number-columns-repeated="16370"/>
        </table:table-row>
        <table:table-row table:style-name="ro1">
          <table:table-cell table:style-name="ce21" table:formula="of:=([.B332]-[.$B$1])*24*3600" office:value-type="float" office:value="2.60200006887317" calcext:value-type="float">
            <text:p>2.602</text:p>
          </table:table-cell>
          <table:table-cell office:value-type="date" office:date-value="2024-11-10T20:58:02.34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30407722295896" calcext:value-type="float">
            <text:p>8.30407722295896</text:p>
          </table:table-cell>
          <table:table-cell office:value-type="string" calcext:value-type="string">
            <text:p>x</text:p>
          </table:table-cell>
          <table:table-cell office:value-type="float" office:value="5.51621480167593" calcext:value-type="float">
            <text:p>5.51621480167593</text:p>
          </table:table-cell>
          <table:table-cell office:value-type="string" calcext:value-type="string">
            <text:p>y</text:p>
          </table:table-cell>
          <table:table-cell office:value-type="float" office:value="3.57530230024273" calcext:value-type="float">
            <text:p>3.57530230024273</text:p>
          </table:table-cell>
          <table:table-cell office:value-type="string" calcext:value-type="string">
            <text:p>degrees</text:p>
          </table:table-cell>
          <table:table-cell office:value-type="float" office:value="-156.624792753139" calcext:value-type="float">
            <text:p>-156.624792753139</text:p>
          </table:table-cell>
          <table:table-cell office:value-type="string" calcext:value-type="string">
            <text:p>velocityMetersPerSec</text:p>
          </table:table-cell>
          <table:table-cell office:value-type="float" office:value="1.55909973436101" calcext:value-type="float">
            <text:p>1.55909973436101</text:p>
          </table:table-cell>
          <table:table-cell table:number-columns-repeated="16370"/>
        </table:table-row>
        <table:table-row table:style-name="ro1">
          <table:table-cell table:style-name="ce21" table:formula="of:=([.B333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33569605291824" calcext:value-type="float">
            <text:p>8.33569605291824</text:p>
          </table:table-cell>
          <table:table-cell office:value-type="string" calcext:value-type="string">
            <text:p>x</text:p>
          </table:table-cell>
          <table:table-cell office:value-type="float" office:value="5.47207370292015" calcext:value-type="float">
            <text:p>5.47207370292015</text:p>
          </table:table-cell>
          <table:table-cell office:value-type="string" calcext:value-type="string">
            <text:p>y</text:p>
          </table:table-cell>
          <table:table-cell office:value-type="float" office:value="3.55497642848316" calcext:value-type="float">
            <text:p>3.55497642848316</text:p>
          </table:table-cell>
          <table:table-cell office:value-type="string" calcext:value-type="string">
            <text:p>degrees</text:p>
          </table:table-cell>
          <table:table-cell office:value-type="float" office:value="-153.88475212601" calcext:value-type="float">
            <text:p>-153.88475212601</text:p>
          </table:table-cell>
          <table:table-cell office:value-type="string" calcext:value-type="string">
            <text:p>velocityMetersPerSec</text:p>
          </table:table-cell>
          <table:table-cell office:value-type="float" office:value="1.51476899427072" calcext:value-type="float">
            <text:p>1.51476899427072</text:p>
          </table:table-cell>
          <table:table-cell table:number-columns-repeated="16370"/>
        </table:table-row>
        <table:table-row table:style-name="ro1">
          <table:table-cell table:style-name="ce21" table:formula="of:=([.B334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36782962072736" calcext:value-type="float">
            <text:p>8.36782962072736</text:p>
          </table:table-cell>
          <table:table-cell office:value-type="string" calcext:value-type="string">
            <text:p>x</text:p>
          </table:table-cell>
          <table:table-cell office:value-type="float" office:value="5.42961465063605" calcext:value-type="float">
            <text:p>5.42961465063605</text:p>
          </table:table-cell>
          <table:table-cell office:value-type="string" calcext:value-type="string">
            <text:p>y</text:p>
          </table:table-cell>
          <table:table-cell office:value-type="float" office:value="3.53280526169052" calcext:value-type="float">
            <text:p>3.53280526169052</text:p>
          </table:table-cell>
          <table:table-cell office:value-type="string" calcext:value-type="string">
            <text:p>degrees</text:p>
          </table:table-cell>
          <table:table-cell office:value-type="float" office:value="-150.923247404341" calcext:value-type="float">
            <text:p>-150.923247404341</text:p>
          </table:table-cell>
          <table:table-cell office:value-type="string" calcext:value-type="string">
            <text:p>velocityMetersPerSec</text:p>
          </table:table-cell>
          <table:table-cell office:value-type="float" office:value="1.46648621854895" calcext:value-type="float">
            <text:p>1.46648621854895</text:p>
          </table:table-cell>
          <table:table-cell table:number-columns-repeated="16370"/>
        </table:table-row>
        <table:table-row table:style-name="ro1">
          <table:table-cell table:style-name="ce21" table:formula="of:=([.B335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40055015064617" calcext:value-type="float">
            <text:p>8.40055015064617</text:p>
          </table:table-cell>
          <table:table-cell office:value-type="string" calcext:value-type="string">
            <text:p>x</text:p>
          </table:table-cell>
          <table:table-cell office:value-type="float" office:value="5.38906046793224" calcext:value-type="float">
            <text:p>5.38906046793224</text:p>
          </table:table-cell>
          <table:table-cell office:value-type="string" calcext:value-type="string">
            <text:p>y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egrees</text:p>
          </table:table-cell>
          <table:table-cell office:value-type="float" office:value="-147.710604152936" calcext:value-type="float">
            <text:p>-147.710604152936</text:p>
          </table:table-cell>
          <table:table-cell office:value-type="string" calcext:value-type="string">
            <text:p>velocityMetersPerSec</text:p>
          </table:table-cell>
          <table:table-cell office:value-type="float" office:value="1.41506140204769" calcext:value-type="float">
            <text:p>1.41506140204769</text:p>
          </table:table-cell>
          <table:table-cell table:number-columns-repeated="16370"/>
        </table:table-row>
        <table:table-row table:style-name="ro1">
          <table:table-cell table:style-name="ce21" table:formula="of:=([.B336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43393751195056" calcext:value-type="float">
            <text:p>8.43393751195056</text:p>
          </table:table-cell>
          <table:table-cell office:value-type="string" calcext:value-type="string">
            <text:p>x</text:p>
          </table:table-cell>
          <table:table-cell office:value-type="float" office:value="5.35063397791733" calcext:value-type="float">
            <text:p>5.35063397791733</text:p>
          </table:table-cell>
          <table:table-cell office:value-type="string" calcext:value-type="string">
            <text:p>y</text:p>
          </table:table-cell>
          <table:table-cell office:value-type="float" office:value="3.48284220508055" calcext:value-type="float">
            <text:p>3.48284220508055</text:p>
          </table:table-cell>
          <table:table-cell office:value-type="string" calcext:value-type="string">
            <text:p>degrees</text:p>
          </table:table-cell>
          <table:table-cell office:value-type="float" office:value="-144.217094035343" calcext:value-type="float">
            <text:p>-144.217094035343</text:p>
          </table:table-cell>
          <table:table-cell office:value-type="string" calcext:value-type="string">
            <text:p>velocityMetersPerSec</text:p>
          </table:table-cell>
          <table:table-cell office:value-type="float" office:value="1.36169566869178" calcext:value-type="float">
            <text:p>1.36169566869178</text:p>
          </table:table-cell>
          <table:table-cell table:number-columns-repeated="16370"/>
        </table:table-row>
        <table:table-row table:style-name="ro1">
          <table:table-cell table:style-name="ce21" table:formula="of:=([.B337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46807265118022" calcext:value-type="float">
            <text:p>8.46807265118022</text:p>
          </table:table-cell>
          <table:table-cell office:value-type="string" calcext:value-type="string">
            <text:p>x</text:p>
          </table:table-cell>
          <table:table-cell office:value-type="float" office:value="5.31455800369994" calcext:value-type="float">
            <text:p>5.31455800369994</text:p>
          </table:table-cell>
          <table:table-cell office:value-type="string" calcext:value-type="string">
            <text:p>y</text:p>
          </table:table-cell>
          <table:table-cell office:value-type="float" office:value="3.45500789630047" calcext:value-type="float">
            <text:p>3.45500789630047</text:p>
          </table:table-cell>
          <table:table-cell office:value-type="string" calcext:value-type="string">
            <text:p>degrees</text:p>
          </table:table-cell>
          <table:table-cell office:value-type="float" office:value="-140.41474983845" calcext:value-type="float">
            <text:p>-140.41474983845</text:p>
          </table:table-cell>
          <table:table-cell office:value-type="string" calcext:value-type="string">
            <text:p>velocityMetersPerSec</text:p>
          </table:table-cell>
          <table:table-cell office:value-type="float" office:value="1.3080229463196" calcext:value-type="float">
            <text:p>1.3080229463196</text:p>
          </table:table-cell>
          <table:table-cell table:number-columns-repeated="16370"/>
        </table:table-row>
        <table:table-row table:style-name="ro1">
          <table:table-cell table:style-name="ce21" table:formula="of:=([.B338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0302759149459" calcext:value-type="float">
            <text:p>8.50302759149459</text:p>
          </table:table-cell>
          <table:table-cell office:value-type="string" calcext:value-type="string">
            <text:p>x</text:p>
          </table:table-cell>
          <table:table-cell office:value-type="float" office:value="5.28105536838869" calcext:value-type="float">
            <text:p>5.28105536838869</text:p>
          </table:table-cell>
          <table:table-cell office:value-type="string" calcext:value-type="string">
            <text:p>y</text:p>
          </table:table-cell>
          <table:table-cell office:value-type="float" office:value="3.42524345456182" calcext:value-type="float">
            <text:p>3.42524345456182</text:p>
          </table:table-cell>
          <table:table-cell office:value-type="string" calcext:value-type="string">
            <text:p>degrees</text:p>
          </table:table-cell>
          <table:table-cell office:value-type="float" office:value="-136.280150897159" calcext:value-type="float">
            <text:p>-136.280150897159</text:p>
          </table:table-cell>
          <table:table-cell office:value-type="string" calcext:value-type="string">
            <text:p>velocityMetersPerSec</text:p>
          </table:table-cell>
          <table:table-cell office:value-type="float" office:value="1.25611257988837" calcext:value-type="float">
            <text:p>1.25611257988837</text:p>
          </table:table-cell>
          <table:table-cell table:number-columns-repeated="16370"/>
        </table:table-row>
        <table:table-row table:style-name="ro1">
          <table:table-cell table:style-name="ce21" table:formula="of:=([.B339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388517713259" calcext:value-type="float">
            <text:p>8.5388517713259</text:p>
          </table:table-cell>
          <table:table-cell office:value-type="string" calcext:value-type="string">
            <text:p>x</text:p>
          </table:table-cell>
          <table:table-cell office:value-type="float" office:value="5.25034889509219" calcext:value-type="float">
            <text:p>5.25034889509219</text:p>
          </table:table-cell>
          <table:table-cell office:value-type="string" calcext:value-type="string">
            <text:p>y</text:p>
          </table:table-cell>
          <table:table-cell office:value-type="float" office:value="3.39352767038322" calcext:value-type="float">
            <text:p>3.39352767038322</text:p>
          </table:table-cell>
          <table:table-cell office:value-type="string" calcext:value-type="string">
            <text:p>degrees</text:p>
          </table:table-cell>
          <table:table-cell office:value-type="float" office:value="-131.798307686615" calcext:value-type="float">
            <text:p>-131.798307686615</text:p>
          </table:table-cell>
          <table:table-cell office:value-type="string" calcext:value-type="string">
            <text:p>velocityMetersPerSec</text:p>
          </table:table-cell>
          <table:table-cell office:value-type="float" office:value="1.20842233762824" calcext:value-type="float">
            <text:p>1.20842233762824</text:p>
          </table:table-cell>
          <table:table-cell table:number-columns-repeated="16370"/>
        </table:table-row>
        <table:table-row table:style-name="ro1">
          <table:table-cell table:style-name="ce21" table:formula="of:=([.B340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7555544616531" calcext:value-type="float">
            <text:p>8.57555544616531</text:p>
          </table:table-cell>
          <table:table-cell office:value-type="string" calcext:value-type="string">
            <text:p>x</text:p>
          </table:table-cell>
          <table:table-cell office:value-type="float" office:value="5.22266140691906" calcext:value-type="float">
            <text:p>5.22266140691906</text:p>
          </table:table-cell>
          <table:table-cell office:value-type="string" calcext:value-type="string">
            <text:p>y</text:p>
          </table:table-cell>
          <table:table-cell office:value-type="float" office:value="3.3598393342833" calcext:value-type="float">
            <text:p>3.3598393342833</text:p>
          </table:table-cell>
          <table:table-cell office:value-type="string" calcext:value-type="string">
            <text:p>degrees</text:p>
          </table:table-cell>
          <table:table-cell office:value-type="float" office:value="-126.967531338343" calcext:value-type="float">
            <text:p>-126.967531338343</text:p>
          </table:table-cell>
          <table:table-cell office:value-type="string" calcext:value-type="string">
            <text:p>velocityMetersPerSec</text:p>
          </table:table-cell>
          <table:table-cell office:value-type="float" office:value="1.16769960488368" calcext:value-type="float">
            <text:p>1.16769960488368</text:p>
          </table:table-cell>
          <table:table-cell table:number-columns-repeated="16370"/>
        </table:table-row>
        <table:table-row table:style-name="ro1">
          <table:table-cell table:style-name="ce21" table:formula="of:=([.B341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59424130185989" calcext:value-type="float">
            <text:p>8.59424130185989</text:p>
          </table:table-cell>
          <table:table-cell office:value-type="string" calcext:value-type="string">
            <text:p>x</text:p>
          </table:table-cell>
          <table:table-cell office:value-type="float" office:value="5.2100194144752" calcext:value-type="float">
            <text:p>5.2100194144752</text:p>
          </table:table-cell>
          <table:table-cell office:value-type="string" calcext:value-type="string">
            <text:p>y</text:p>
          </table:table-cell>
          <table:table-cell office:value-type="float" office:value="3.34224883129992" calcext:value-type="float">
            <text:p>3.34224883129992</text:p>
          </table:table-cell>
          <table:table-cell office:value-type="string" calcext:value-type="string">
            <text:p>degrees</text:p>
          </table:table-cell>
          <table:table-cell office:value-type="float" office:value="-124.425712743779" calcext:value-type="float">
            <text:p>-124.425712743779</text:p>
          </table:table-cell>
          <table:table-cell office:value-type="string" calcext:value-type="string">
            <text:p>velocityMetersPerSec</text:p>
          </table:table-cell>
          <table:table-cell office:value-type="float" office:value="1.15085424656263" calcext:value-type="float">
            <text:p>1.15085424656263</text:p>
          </table:table-cell>
          <table:table-cell table:number-columns-repeated="16370"/>
        </table:table-row>
        <table:table-row table:style-name="ro1">
          <table:table-cell table:style-name="ce21" table:formula="of:=([.B342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1312643372198" calcext:value-type="float">
            <text:p>8.61312643372198</text:p>
          </table:table-cell>
          <table:table-cell office:value-type="string" calcext:value-type="string">
            <text:p>x</text:p>
          </table:table-cell>
          <table:table-cell office:value-type="float" office:value="5.19821572697791" calcext:value-type="float">
            <text:p>5.19821572697791</text:p>
          </table:table-cell>
          <table:table-cell office:value-type="string" calcext:value-type="string">
            <text:p>y</text:p>
          </table:table-cell>
          <table:table-cell office:value-type="float" office:value="3.32415723678069" calcext:value-type="float">
            <text:p>3.32415723678069</text:p>
          </table:table-cell>
          <table:table-cell office:value-type="string" calcext:value-type="string">
            <text:p>degrees</text:p>
          </table:table-cell>
          <table:table-cell office:value-type="float" office:value="-121.80472423232" calcext:value-type="float">
            <text:p>-121.80472423232</text:p>
          </table:table-cell>
          <table:table-cell office:value-type="string" calcext:value-type="string">
            <text:p>velocityMetersPerSec</text:p>
          </table:table-cell>
          <table:table-cell office:value-type="float" office:value="1.13683810207303" calcext:value-type="float">
            <text:p>1.13683810207303</text:p>
          </table:table-cell>
          <table:table-cell table:number-columns-repeated="16370"/>
        </table:table-row>
        <table:table-row table:style-name="ro1">
          <table:table-cell table:style-name="ce21" table:formula="of:=([.B343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3219402660435" calcext:value-type="float">
            <text:p>8.63219402660435</text:p>
          </table:table-cell>
          <table:table-cell office:value-type="string" calcext:value-type="string">
            <text:p>x</text:p>
          </table:table-cell>
          <table:table-cell office:value-type="float" office:value="5.18727819731577" calcext:value-type="float">
            <text:p>5.18727819731577</text:p>
          </table:table-cell>
          <table:table-cell office:value-type="string" calcext:value-type="string">
            <text:p>y</text:p>
          </table:table-cell>
          <table:table-cell office:value-type="float" office:value="3.30556189954044" calcext:value-type="float">
            <text:p>3.30556189954044</text:p>
          </table:table-cell>
          <table:table-cell office:value-type="string" calcext:value-type="string">
            <text:p>degrees</text:p>
          </table:table-cell>
          <table:table-cell office:value-type="float" office:value="-119.110333440128" calcext:value-type="float">
            <text:p>-119.110333440128</text:p>
          </table:table-cell>
          <table:table-cell office:value-type="string" calcext:value-type="string">
            <text:p>velocityMetersPerSec</text:p>
          </table:table-cell>
          <table:table-cell office:value-type="float" office:value="1.1260070541579" calcext:value-type="float">
            <text:p>1.1260070541579</text:p>
          </table:table-cell>
          <table:table-cell table:number-columns-repeated="16370"/>
        </table:table-row>
        <table:table-row table:style-name="ro1">
          <table:table-cell table:style-name="ce21" table:formula="of:=([.B344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5142252684252" calcext:value-type="float">
            <text:p>8.65142252684252</text:p>
          </table:table-cell>
          <table:table-cell office:value-type="string" calcext:value-type="string">
            <text:p>x</text:p>
          </table:table-cell>
          <table:table-cell office:value-type="float" office:value="5.17723467837735" calcext:value-type="float">
            <text:p>5.17723467837735</text:p>
          </table:table-cell>
          <table:table-cell office:value-type="string" calcext:value-type="string">
            <text:p>y</text:p>
          </table:table-cell>
          <table:table-cell office:value-type="float" office:value="3.28646016839399" calcext:value-type="float">
            <text:p>3.28646016839399</text:p>
          </table:table-cell>
          <table:table-cell office:value-type="string" calcext:value-type="string">
            <text:p>degrees</text:p>
          </table:table-cell>
          <table:table-cell office:value-type="float" office:value="-116.349917124219" calcext:value-type="float">
            <text:p>-116.349917124219</text:p>
          </table:table-cell>
          <table:table-cell office:value-type="string" calcext:value-type="string">
            <text:p>velocityMetersPerSec</text:p>
          </table:table-cell>
          <table:table-cell office:value-type="float" office:value="1.11870310469782" calcext:value-type="float">
            <text:p>1.11870310469782</text:p>
          </table:table-cell>
          <table:table-cell table:number-columns-repeated="16370"/>
        </table:table-row>
        <table:table-row table:style-name="ro1">
          <table:table-cell table:style-name="ce21" table:formula="of:=([.B345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7078587757326" calcext:value-type="float">
            <text:p>8.67078587757326</text:p>
          </table:table-cell>
          <table:table-cell office:value-type="string" calcext:value-type="string">
            <text:p>x</text:p>
          </table:table-cell>
          <table:table-cell office:value-type="float" office:value="5.16811302305124" calcext:value-type="float">
            <text:p>5.16811302305124</text:p>
          </table:table-cell>
          <table:table-cell office:value-type="string" calcext:value-type="string">
            <text:p>y</text:p>
          </table:table-cell>
          <table:table-cell office:value-type="float" office:value="3.26684939215619" calcext:value-type="float">
            <text:p>3.26684939215619</text:p>
          </table:table-cell>
          <table:table-cell office:value-type="string" calcext:value-type="string">
            <text:p>degrees</text:p>
          </table:table-cell>
          <table:table-cell office:value-type="float" office:value="-113.532438653858" calcext:value-type="float">
            <text:p>-113.532438653858</text:p>
          </table:table-cell>
          <table:table-cell office:value-type="string" calcext:value-type="string">
            <text:p>velocityMetersPerSec</text:p>
          </table:table-cell>
          <table:table-cell office:value-type="float" office:value="1.11524779336071" calcext:value-type="float">
            <text:p>1.11524779336071</text:p>
          </table:table-cell>
          <table:table-cell table:number-columns-repeated="16370"/>
        </table:table-row>
        <table:table-row table:style-name="ro1">
          <table:table-cell table:style-name="ce21" table:formula="of:=([.B346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6902540510279" calcext:value-type="float">
            <text:p>8.6902540510279</text:p>
          </table:table-cell>
          <table:table-cell office:value-type="string" calcext:value-type="string">
            <text:p>x</text:p>
          </table:table-cell>
          <table:table-cell office:value-type="float" office:value="5.15994108422601" calcext:value-type="float">
            <text:p>5.15994108422601</text:p>
          </table:table-cell>
          <table:table-cell office:value-type="string" calcext:value-type="string">
            <text:p>y</text:p>
          </table:table-cell>
          <table:table-cell office:value-type="float" office:value="3.24672691964185" calcext:value-type="float">
            <text:p>3.24672691964185</text:p>
          </table:table-cell>
          <table:table-cell office:value-type="string" calcext:value-type="string">
            <text:p>degrees</text:p>
          </table:table-cell>
          <table:table-cell office:value-type="float" office:value="-110.668346933842" calcext:value-type="float">
            <text:p>-110.668346933842</text:p>
          </table:table-cell>
          <table:table-cell office:value-type="string" calcext:value-type="string">
            <text:p>velocityMetersPerSec</text:p>
          </table:table-cell>
          <table:table-cell office:value-type="float" office:value="1.11593518267013" calcext:value-type="float">
            <text:p>1.11593518267013</text:p>
          </table:table-cell>
          <table:table-cell table:number-columns-repeated="16370"/>
        </table:table-row>
        <table:table-row table:style-name="ro1">
          <table:table-cell table:style-name="ce21" table:formula="of:=([.B347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0979389103445" calcext:value-type="float">
            <text:p>8.70979389103445</text:p>
          </table:table-cell>
          <table:table-cell office:value-type="string" calcext:value-type="string">
            <text:p>x</text:p>
          </table:table-cell>
          <table:table-cell office:value-type="float" office:value="5.15274671479024" calcext:value-type="float">
            <text:p>5.15274671479024</text:p>
          </table:table-cell>
          <table:table-cell office:value-type="string" calcext:value-type="string">
            <text:p>y</text:p>
          </table:table-cell>
          <table:table-cell office:value-type="float" office:value="3.2260900996658" calcext:value-type="float">
            <text:p>3.2260900996658</text:p>
          </table:table-cell>
          <table:table-cell office:value-type="string" calcext:value-type="string">
            <text:p>degrees</text:p>
          </table:table-cell>
          <table:table-cell office:value-type="float" office:value="-107.769392018576" calcext:value-type="float">
            <text:p>-107.769392018576</text:p>
          </table:table-cell>
          <table:table-cell office:value-type="string" calcext:value-type="string">
            <text:p>velocityMetersPerSec</text:p>
          </table:table-cell>
          <table:table-cell office:value-type="float" office:value="1.12102423458925" calcext:value-type="float">
            <text:p>1.12102423458925</text:p>
          </table:table-cell>
          <table:table-cell table:number-columns-repeated="16370"/>
        </table:table-row>
        <table:table-row table:style-name="ro1">
          <table:table-cell table:style-name="ce21" table:formula="of:=([.B348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2937025035987" calcext:value-type="float">
            <text:p>8.72937025035987</text:p>
          </table:table-cell>
          <table:table-cell office:value-type="string" calcext:value-type="string">
            <text:p>x</text:p>
          </table:table-cell>
          <table:table-cell office:value-type="float" office:value="5.1465577676325" calcext:value-type="float">
            <text:p>5.1465577676325</text:p>
          </table:table-cell>
          <table:table-cell office:value-type="string" calcext:value-type="string">
            <text:p>y</text:p>
          </table:table-cell>
          <table:table-cell office:value-type="float" office:value="3.20493628104287" calcext:value-type="float">
            <text:p>3.20493628104287</text:p>
          </table:table-cell>
          <table:table-cell office:value-type="string" calcext:value-type="string">
            <text:p>degrees</text:p>
          </table:table-cell>
          <table:table-cell office:value-type="float" office:value="-104.848360446819" calcext:value-type="float">
            <text:p>-104.848360446819</text:p>
          </table:table-cell>
          <table:table-cell office:value-type="string" calcext:value-type="string">
            <text:p>velocityMetersPerSec</text:p>
          </table:table-cell>
          <table:table-cell office:value-type="float" office:value="1.13073037714182" calcext:value-type="float">
            <text:p>1.13073037714182</text:p>
          </table:table-cell>
          <table:table-cell table:number-columns-repeated="16370"/>
        </table:table-row>
        <table:table-row table:style-name="ro1">
          <table:table-cell table:style-name="ce21" table:formula="of:=([.B349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4894737581898" calcext:value-type="float">
            <text:p>8.74894737581898</text:p>
          </table:table-cell>
          <table:table-cell office:value-type="string" calcext:value-type="string">
            <text:p>x</text:p>
          </table:table-cell>
          <table:table-cell office:value-type="float" office:value="5.14140209564137" calcext:value-type="float">
            <text:p>5.14140209564137</text:p>
          </table:table-cell>
          <table:table-cell office:value-type="string" calcext:value-type="string">
            <text:p>y</text:p>
          </table:table-cell>
          <table:table-cell office:value-type="float" office:value="3.18326281258789" calcext:value-type="float">
            <text:p>3.18326281258789</text:p>
          </table:table-cell>
          <table:table-cell office:value-type="string" calcext:value-type="string">
            <text:p>degrees</text:p>
          </table:table-cell>
          <table:table-cell office:value-type="float" office:value="-101.918741984674" calcext:value-type="float">
            <text:p>-101.918741984674</text:p>
          </table:table-cell>
          <table:table-cell office:value-type="string" calcext:value-type="string">
            <text:p>velocityMetersPerSec</text:p>
          </table:table-cell>
          <table:table-cell office:value-type="float" office:value="1.14521608734389" calcext:value-type="float">
            <text:p>1.14521608734389</text:p>
          </table:table-cell>
          <table:table-cell table:number-columns-repeated="16370"/>
        </table:table-row>
        <table:table-row table:style-name="ro1">
          <table:table-cell table:style-name="ce21" table:formula="of:=([.B350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6849046409076" calcext:value-type="float">
            <text:p>8.76849046409076</text:p>
          </table:table-cell>
          <table:table-cell office:value-type="string" calcext:value-type="string">
            <text:p>x</text:p>
          </table:table-cell>
          <table:table-cell office:value-type="float" office:value="5.13730755170542" calcext:value-type="float">
            <text:p>5.13730755170542</text:p>
          </table:table-cell>
          <table:table-cell office:value-type="string" calcext:value-type="string">
            <text:p>y</text:p>
          </table:table-cell>
          <table:table-cell office:value-type="float" office:value="3.16106704311569" calcext:value-type="float">
            <text:p>3.16106704311569</text:p>
          </table:table-cell>
          <table:table-cell office:value-type="string" calcext:value-type="string">
            <text:p>degrees</text:p>
          </table:table-cell>
          <table:table-cell office:value-type="float" office:value="-98.9943476316872" calcext:value-type="float">
            <text:p>-98.9943476316872</text:p>
          </table:table-cell>
          <table:table-cell office:value-type="string" calcext:value-type="string">
            <text:p>velocityMetersPerSec</text:p>
          </table:table-cell>
          <table:table-cell office:value-type="float" office:value="1.16458042044666" calcext:value-type="float">
            <text:p>1.16458042044666</text:p>
          </table:table-cell>
          <table:table-cell table:number-columns-repeated="16370"/>
        </table:table-row>
        <table:table-row table:style-name="ro1">
          <table:table-cell table:style-name="ce21" table:formula="of:=([.B351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78796728813185" calcext:value-type="float">
            <text:p>8.78796728813185</text:p>
          </table:table-cell>
          <table:table-cell office:value-type="string" calcext:value-type="string">
            <text:p>x</text:p>
          </table:table-cell>
          <table:table-cell office:value-type="float" office:value="5.13430198871325" calcext:value-type="float">
            <text:p>5.13430198871325</text:p>
          </table:table-cell>
          <table:table-cell office:value-type="string" calcext:value-type="string">
            <text:p>y</text:p>
          </table:table-cell>
          <table:table-cell office:value-type="float" office:value="3.13834632144109" calcext:value-type="float">
            <text:p>3.13834632144109</text:p>
          </table:table-cell>
          <table:table-cell office:value-type="string" calcext:value-type="string">
            <text:p>degrees</text:p>
          </table:table-cell>
          <table:table-cell office:value-type="float" office:value="-96.0889049326071" calcext:value-type="float">
            <text:p>-96.0889049326071</text:p>
          </table:table-cell>
          <table:table-cell office:value-type="string" calcext:value-type="string">
            <text:p>velocityMetersPerSec</text:p>
          </table:table-cell>
          <table:table-cell office:value-type="float" office:value="1.18884761227035" calcext:value-type="float">
            <text:p>1.18884761227035</text:p>
          </table:table-cell>
          <table:table-cell table:number-columns-repeated="16370"/>
        </table:table-row>
        <table:table-row table:style-name="ro1">
          <table:table-cell table:style-name="ce21" table:formula="of:=([.B352]-[.$B$1])*24*3600" office:value-type="float" office:value="2.60299961082637" calcext:value-type="float">
            <text:p>2.603</text:p>
          </table:table-cell>
          <table:table-cell office:value-type="date" office:date-value="2024-11-10T20:58:02.34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0734978227785" calcext:value-type="float">
            <text:p>8.80734978227785</text:p>
          </table:table-cell>
          <table:table-cell office:value-type="string" calcext:value-type="string">
            <text:p>x</text:p>
          </table:table-cell>
          <table:table-cell office:value-type="float" office:value="5.13241325955341" calcext:value-type="float">
            <text:p>5.13241325955341</text:p>
          </table:table-cell>
          <table:table-cell office:value-type="string" calcext:value-type="string">
            <text:p>y</text:p>
          </table:table-cell>
          <table:table-cell office:value-type="float" office:value="3.11509799637893" calcext:value-type="float">
            <text:p>3.11509799637893</text:p>
          </table:table-cell>
          <table:table-cell office:value-type="string" calcext:value-type="string">
            <text:p>degrees</text:p>
          </table:table-cell>
          <table:table-cell office:value-type="float" office:value="-93.2156596213831" calcext:value-type="float">
            <text:p>-93.2156596213831</text:p>
          </table:table-cell>
          <table:table-cell office:value-type="string" calcext:value-type="string">
            <text:p>velocityMetersPerSec</text:p>
          </table:table-cell>
          <table:table-cell office:value-type="float" office:value="1.21795517770752" calcext:value-type="float">
            <text:p>1.21795517770752</text:p>
          </table:table-cell>
          <table:table-cell table:number-columns-repeated="16370"/>
        </table:table-row>
        <table:table-row table:style-name="ro1">
          <table:table-cell table:style-name="ce21" table:formula="of:=([.B353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2661547582593" calcext:value-type="float">
            <text:p>8.82661547582593</text:p>
          </table:table-cell>
          <table:table-cell office:value-type="string" calcext:value-type="string">
            <text:p>x</text:p>
          </table:table-cell>
          <table:table-cell office:value-type="float" office:value="5.13166921711449" calcext:value-type="float">
            <text:p>5.13166921711449</text:p>
          </table:table-cell>
          <table:table-cell office:value-type="string" calcext:value-type="string">
            <text:p>y</text:p>
          </table:table-cell>
          <table:table-cell office:value-type="float" office:value="3.09131941674402" calcext:value-type="float">
            <text:p>3.09131941674402</text:p>
          </table:table-cell>
          <table:table-cell office:value-type="string" calcext:value-type="string">
            <text:p>degrees</text:p>
          </table:table-cell>
          <table:table-cell office:value-type="float" office:value="-90.3870117884546" calcext:value-type="float">
            <text:p>-90.3870117884546</text:p>
          </table:table-cell>
          <table:table-cell office:value-type="string" calcext:value-type="string">
            <text:p>velocityMetersPerSec</text:p>
          </table:table-cell>
          <table:table-cell office:value-type="float" office:value="1.25174231215106" calcext:value-type="float">
            <text:p>1.25174231215106</text:p>
          </table:table-cell>
          <table:table-cell table:number-columns-repeated="16370"/>
        </table:table-row>
        <table:table-row table:style-name="ro1">
          <table:table-cell table:style-name="ce21" table:formula="of:=([.B354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4591398771023" calcext:value-type="float">
            <text:p>8.84591398771023</text:p>
          </table:table-cell>
          <table:table-cell office:value-type="string" calcext:value-type="string">
            <text:p>x</text:p>
          </table:table-cell>
          <table:table-cell office:value-type="float" office:value="5.13209771428507" calcext:value-type="float">
            <text:p>5.13209771428507</text:p>
          </table:table-cell>
          <table:table-cell office:value-type="string" calcext:value-type="string">
            <text:p>y</text:p>
          </table:table-cell>
          <table:table-cell office:value-type="float" office:value="3.0670079313512" calcext:value-type="float">
            <text:p>3.0670079313512</text:p>
          </table:table-cell>
          <table:table-cell office:value-type="string" calcext:value-type="string">
            <text:p>degrees</text:p>
          </table:table-cell>
          <table:table-cell office:value-type="float" office:value="-87.6142102814529" calcext:value-type="float">
            <text:p>-87.6142102814529</text:p>
          </table:table-cell>
          <table:table-cell office:value-type="string" calcext:value-type="string">
            <text:p>velocityMetersPerSec</text:p>
          </table:table-cell>
          <table:table-cell office:value-type="float" office:value="1.2681681804817" calcext:value-type="float">
            <text:p>1.2681681804817</text:p>
          </table:table-cell>
          <table:table-cell table:number-columns-repeated="16370"/>
        </table:table-row>
        <table:table-row table:style-name="ro1">
          <table:table-cell table:style-name="ce21" table:formula="of:=([.B355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6542001686007" calcext:value-type="float">
            <text:p>8.86542001686007</text:p>
          </table:table-cell>
          <table:table-cell office:value-type="string" calcext:value-type="string">
            <text:p>x</text:p>
          </table:table-cell>
          <table:table-cell office:value-type="float" office:value="5.13372660395372" calcext:value-type="float">
            <text:p>5.13372660395372</text:p>
          </table:table-cell>
          <table:table-cell office:value-type="string" calcext:value-type="string">
            <text:p>y</text:p>
          </table:table-cell>
          <table:table-cell office:value-type="float" office:value="3.0421608890153" calcext:value-type="float">
            <text:p>3.0421608890153</text:p>
          </table:table-cell>
          <table:table-cell office:value-type="string" calcext:value-type="string">
            <text:p>degrees</text:p>
          </table:table-cell>
          <table:table-cell office:value-type="float" office:value="-84.9071218350187" calcext:value-type="float">
            <text:p>-84.9071218350187</text:p>
          </table:table-cell>
          <table:table-cell office:value-type="string" calcext:value-type="string">
            <text:p>velocityMetersPerSec</text:p>
          </table:table-cell>
          <table:table-cell office:value-type="float" office:value="1.28492729613665" calcext:value-type="float">
            <text:p>1.28492729613665</text:p>
          </table:table-cell>
          <table:table-cell table:number-columns-repeated="16370"/>
        </table:table-row>
        <table:table-row table:style-name="ro1">
          <table:table-cell table:style-name="ce21" table:formula="of:=([.B356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88514618252862" calcext:value-type="float">
            <text:p>8.88514618252862</text:p>
          </table:table-cell>
          <table:table-cell office:value-type="string" calcext:value-type="string">
            <text:p>x</text:p>
          </table:table-cell>
          <table:table-cell office:value-type="float" office:value="5.13658373900902" calcext:value-type="float">
            <text:p>5.13658373900902</text:p>
          </table:table-cell>
          <table:table-cell office:value-type="string" calcext:value-type="string">
            <text:p>y</text:p>
          </table:table-cell>
          <table:table-cell office:value-type="float" office:value="3.01677563855114" calcext:value-type="float">
            <text:p>3.01677563855114</text:p>
          </table:table-cell>
          <table:table-cell office:value-type="string" calcext:value-type="string">
            <text:p>degrees</text:p>
          </table:table-cell>
          <table:table-cell office:value-type="float" office:value="-82.2740828631302" calcext:value-type="float">
            <text:p>-82.2740828631302</text:p>
          </table:table-cell>
          <table:table-cell office:value-type="string" calcext:value-type="string">
            <text:p>velocityMetersPerSec</text:p>
          </table:table-cell>
          <table:table-cell office:value-type="float" office:value="1.30508756853826" calcext:value-type="float">
            <text:p>1.30508756853826</text:p>
          </table:table-cell>
          <table:table-cell table:number-columns-repeated="16370"/>
        </table:table-row>
        <table:table-row table:style-name="ro1">
          <table:table-cell table:style-name="ce21" table:formula="of:=([.B357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9050833703851" calcext:value-type="float">
            <text:p>8.9050833703851</text:p>
          </table:table-cell>
          <table:table-cell office:value-type="string" calcext:value-type="string">
            <text:p>x</text:p>
          </table:table-cell>
          <table:table-cell office:value-type="float" office:value="5.14069697233954" calcext:value-type="float">
            <text:p>5.14069697233954</text:p>
          </table:table-cell>
          <table:table-cell office:value-type="string" calcext:value-type="string">
            <text:p>y</text:p>
          </table:table-cell>
          <table:table-cell office:value-type="float" office:value="2.99084952877356" calcext:value-type="float">
            <text:p>2.99084952877356</text:p>
          </table:table-cell>
          <table:table-cell office:value-type="string" calcext:value-type="string">
            <text:p>degrees</text:p>
          </table:table-cell>
          <table:table-cell office:value-type="float" office:value="-79.7218334214201" calcext:value-type="float">
            <text:p>-79.7218334214201</text:p>
          </table:table-cell>
          <table:table-cell office:value-type="string" calcext:value-type="string">
            <text:p>velocityMetersPerSec</text:p>
          </table:table-cell>
          <table:table-cell office:value-type="float" office:value="1.3282194840015" calcext:value-type="float">
            <text:p>1.3282194840015</text:p>
          </table:table-cell>
          <table:table-cell table:number-columns-repeated="16370"/>
        </table:table-row>
        <table:table-row table:style-name="ro1">
          <table:table-cell table:style-name="ce21" table:formula="of:=([.B358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92522746971712" calcext:value-type="float">
            <text:p>8.92522746971712</text:p>
          </table:table-cell>
          <table:table-cell office:value-type="string" calcext:value-type="string">
            <text:p>x</text:p>
          </table:table-cell>
          <table:table-cell office:value-type="float" office:value="5.14609415683387" calcext:value-type="float">
            <text:p>5.14609415683387</text:p>
          </table:table-cell>
          <table:table-cell office:value-type="string" calcext:value-type="string">
            <text:p>y</text:p>
          </table:table-cell>
          <table:table-cell office:value-type="float" office:value="2.96437990849737" calcext:value-type="float">
            <text:p>2.96437990849737</text:p>
          </table:table-cell>
          <table:table-cell office:value-type="string" calcext:value-type="string">
            <text:p>degrees</text:p>
          </table:table-cell>
          <table:table-cell office:value-type="float" office:value="-77.2555257891536" calcext:value-type="float">
            <text:p>-77.2555257891536</text:p>
          </table:table-cell>
          <table:table-cell office:value-type="string" calcext:value-type="string">
            <text:p>velocityMetersPerSec</text:p>
          </table:table-cell>
          <table:table-cell office:value-type="float" office:value="1.35388234817672" calcext:value-type="float">
            <text:p>1.35388234817672</text:p>
          </table:table-cell>
          <table:table-cell table:number-columns-repeated="16370"/>
        </table:table-row>
        <table:table-row table:style-name="ro1">
          <table:table-cell table:style-name="ce21" table:formula="of:=([.B359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8.96612586037609" calcext:value-type="float">
            <text:p>8.96612586037609</text:p>
          </table:table-cell>
          <table:table-cell office:value-type="string" calcext:value-type="string">
            <text:p>x</text:p>
          </table:table-cell>
          <table:table-cell office:value-type="float" office:value="5.16085179086824" calcext:value-type="float">
            <text:p>5.16085179086824</text:p>
          </table:table-cell>
          <table:table-cell office:value-type="string" calcext:value-type="string">
            <text:p>y</text:p>
          </table:table-cell>
          <table:table-cell office:value-type="float" office:value="2.90979953170851" calcext:value-type="float">
            <text:p>2.90979953170851</text:p>
          </table:table-cell>
          <table:table-cell office:value-type="string" calcext:value-type="string">
            <text:p>degrees</text:p>
          </table:table-cell>
          <table:table-cell office:value-type="float" office:value="-72.5938775630346" calcext:value-type="float">
            <text:p>-72.5938775630346</text:p>
          </table:table-cell>
          <table:table-cell office:value-type="string" calcext:value-type="string">
            <text:p>velocityMetersPerSec</text:p>
          </table:table-cell>
          <table:table-cell office:value-type="float" office:value="1.41103319215715" calcext:value-type="float">
            <text:p>1.41103319215715</text:p>
          </table:table-cell>
          <table:table-cell table:number-columns-repeated="16370"/>
        </table:table-row>
        <table:table-row table:style-name="ro1">
          <table:table-cell table:style-name="ce21" table:formula="of:=([.B360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00792773460369" calcext:value-type="float">
            <text:p>9.00792773460369</text:p>
          </table:table-cell>
          <table:table-cell office:value-type="string" calcext:value-type="string">
            <text:p>x</text:p>
          </table:table-cell>
          <table:table-cell office:value-type="float" office:value="5.18107946422074" calcext:value-type="float">
            <text:p>5.18107946422074</text:p>
          </table:table-cell>
          <table:table-cell office:value-type="string" calcext:value-type="string">
            <text:p>y</text:p>
          </table:table-cell>
          <table:table-cell office:value-type="float" office:value="2.85301329870317" calcext:value-type="float">
            <text:p>2.85301329870317</text:p>
          </table:table-cell>
          <table:table-cell office:value-type="string" calcext:value-type="string">
            <text:p>degrees</text:p>
          </table:table-cell>
          <table:table-cell office:value-type="float" office:value="-68.3023419085237" calcext:value-type="float">
            <text:p>-68.3023419085237</text:p>
          </table:table-cell>
          <table:table-cell office:value-type="string" calcext:value-type="string">
            <text:p>velocityMetersPerSec</text:p>
          </table:table-cell>
          <table:table-cell office:value-type="float" office:value="1.47311017566947" calcext:value-type="float">
            <text:p>1.47311017566947</text:p>
          </table:table-cell>
          <table:table-cell table:number-columns-repeated="16370"/>
        </table:table-row>
        <table:table-row table:style-name="ro1">
          <table:table-cell table:style-name="ce21" table:formula="of:=([.B361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05075317548382" calcext:value-type="float">
            <text:p>9.05075317548382</text:p>
          </table:table-cell>
          <table:table-cell office:value-type="string" calcext:value-type="string">
            <text:p>x</text:p>
          </table:table-cell>
          <table:table-cell office:value-type="float" office:value="5.207" calcext:value-type="float">
            <text:p>5.207</text:p>
          </table:table-cell>
          <table:table-cell office:value-type="string" calcext:value-type="string">
            <text:p>y</text:p>
          </table:table-cell>
          <table:table-cell office:value-type="float" office:value="2.794" calcext:value-type="float">
            <text:p>2.794</text:p>
          </table:table-cell>
          <table:table-cell office:value-type="string" calcext:value-type="string">
            <text:p>degrees</text:p>
          </table:table-cell>
          <table:table-cell office:value-type="float" office:value="-64.376831933362" calcext:value-type="float">
            <text:p>-64.376831933362</text:p>
          </table:table-cell>
          <table:table-cell office:value-type="string" calcext:value-type="string">
            <text:p>velocityMetersPerSec</text:p>
          </table:table-cell>
          <table:table-cell office:value-type="float" office:value="1.53701521232395" calcext:value-type="float">
            <text:p>1.53701521232395</text:p>
          </table:table-cell>
          <table:table-cell table:number-columns-repeated="16370"/>
        </table:table-row>
        <table:table-row table:style-name="ro1">
          <table:table-cell table:style-name="ce21" table:formula="of:=([.B362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09432681672668" calcext:value-type="float">
            <text:p>9.09432681672668</text:p>
          </table:table-cell>
          <table:table-cell office:value-type="string" calcext:value-type="string">
            <text:p>x</text:p>
          </table:table-cell>
          <table:table-cell office:value-type="float" office:value="5.23875212518461" calcext:value-type="float">
            <text:p>5.23875212518461</text:p>
          </table:table-cell>
          <table:table-cell office:value-type="string" calcext:value-type="string">
            <text:p>y</text:p>
          </table:table-cell>
          <table:table-cell office:value-type="float" office:value="2.73277767885758" calcext:value-type="float">
            <text:p>2.73277767885758</text:p>
          </table:table-cell>
          <table:table-cell office:value-type="string" calcext:value-type="string">
            <text:p>degrees</text:p>
          </table:table-cell>
          <table:table-cell office:value-type="float" office:value="-60.9321696482577" calcext:value-type="float">
            <text:p>-60.9321696482577</text:p>
          </table:table-cell>
          <table:table-cell office:value-type="string" calcext:value-type="string">
            <text:p>velocityMetersPerSec</text:p>
          </table:table-cell>
          <table:table-cell office:value-type="float" office:value="1.62849676147214" calcext:value-type="float">
            <text:p>1.62849676147214</text:p>
          </table:table-cell>
          <table:table-cell table:number-columns-repeated="16370"/>
        </table:table-row>
        <table:table-row table:style-name="ro1">
          <table:table-cell table:style-name="ce21" table:formula="of:=([.B363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13841316077369" calcext:value-type="float">
            <text:p>9.13841316077369</text:p>
          </table:table-cell>
          <table:table-cell office:value-type="string" calcext:value-type="string">
            <text:p>x</text:p>
          </table:table-cell>
          <table:table-cell office:value-type="float" office:value="5.27613818223313" calcext:value-type="float">
            <text:p>5.27613818223313</text:p>
          </table:table-cell>
          <table:table-cell office:value-type="string" calcext:value-type="string">
            <text:p>y</text:p>
          </table:table-cell>
          <table:table-cell office:value-type="float" office:value="2.66952138949442" calcext:value-type="float">
            <text:p>2.66952138949442</text:p>
          </table:table-cell>
          <table:table-cell office:value-type="string" calcext:value-type="string">
            <text:p>degrees</text:p>
          </table:table-cell>
          <table:table-cell office:value-type="float" office:value="-58.005555775248" calcext:value-type="float">
            <text:p>-58.005555775248</text:p>
          </table:table-cell>
          <table:table-cell office:value-type="string" calcext:value-type="string">
            <text:p>velocityMetersPerSec</text:p>
          </table:table-cell>
          <table:table-cell office:value-type="float" office:value="1.70488923524325" calcext:value-type="float">
            <text:p>1.70488923524325</text:p>
          </table:table-cell>
          <table:table-cell table:number-columns-repeated="16370"/>
        </table:table-row>
        <table:table-row table:style-name="ro1">
          <table:table-cell table:style-name="ce21" table:formula="of:=([.B364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18325262218862" calcext:value-type="float">
            <text:p>9.18325262218862</text:p>
          </table:table-cell>
          <table:table-cell office:value-type="string" calcext:value-type="string">
            <text:p>x</text:p>
          </table:table-cell>
          <table:table-cell office:value-type="float" office:value="5.3188764174741" calcext:value-type="float">
            <text:p>5.3188764174741</text:p>
          </table:table-cell>
          <table:table-cell office:value-type="string" calcext:value-type="string">
            <text:p>y</text:p>
          </table:table-cell>
          <table:table-cell office:value-type="float" office:value="2.60444543886899" calcext:value-type="float">
            <text:p>2.60444543886899</text:p>
          </table:table-cell>
          <table:table-cell office:value-type="string" calcext:value-type="string">
            <text:p>degrees</text:p>
          </table:table-cell>
          <table:table-cell office:value-type="float" office:value="-55.4889426169263" calcext:value-type="float">
            <text:p>-55.4889426169263</text:p>
          </table:table-cell>
          <table:table-cell office:value-type="string" calcext:value-type="string">
            <text:p>velocityMetersPerSec</text:p>
          </table:table-cell>
          <table:table-cell office:value-type="float" office:value="1.7677316575982" calcext:value-type="float">
            <text:p>1.7677316575982</text:p>
          </table:table-cell>
          <table:table-cell table:number-columns-repeated="16370"/>
        </table:table-row>
        <table:table-row table:style-name="ro1">
          <table:table-cell table:style-name="ce21" table:formula="of:=([.B365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22900419279271" calcext:value-type="float">
            <text:p>9.22900419279271</text:p>
          </table:table-cell>
          <table:table-cell office:value-type="string" calcext:value-type="string">
            <text:p>x</text:p>
          </table:table-cell>
          <table:table-cell office:value-type="float" office:value="5.36668507723608" calcext:value-type="float">
            <text:p>5.36668507723608</text:p>
          </table:table-cell>
          <table:table-cell office:value-type="string" calcext:value-type="string">
            <text:p>y</text:p>
          </table:table-cell>
          <table:table-cell office:value-type="float" office:value="2.53776413393977" calcext:value-type="float">
            <text:p>2.53776413393977</text:p>
          </table:table-cell>
          <table:table-cell office:value-type="string" calcext:value-type="string">
            <text:p>degrees</text:p>
          </table:table-cell>
          <table:table-cell office:value-type="float" office:value="-53.2988031312418" calcext:value-type="float">
            <text:p>-53.2988031312418</text:p>
          </table:table-cell>
          <table:table-cell office:value-type="string" calcext:value-type="string">
            <text:p>velocityMetersPerSec</text:p>
          </table:table-cell>
          <table:table-cell office:value-type="float" office:value="1.81899365922854" calcext:value-type="float">
            <text:p>1.81899365922854</text:p>
          </table:table-cell>
          <table:table-cell table:number-columns-repeated="16370"/>
        </table:table-row>
        <table:table-row table:style-name="ro1">
          <table:table-cell table:style-name="ce21" table:formula="of:=([.B366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27576166444209" calcext:value-type="float">
            <text:p>9.27576166444209</text:p>
          </table:table-cell>
          <table:table-cell office:value-type="string" calcext:value-type="string">
            <text:p>x</text:p>
          </table:table-cell>
          <table:table-cell office:value-type="float" office:value="5.41928240784762" calcext:value-type="float">
            <text:p>5.41928240784762</text:p>
          </table:table-cell>
          <table:table-cell office:value-type="string" calcext:value-type="string">
            <text:p>y</text:p>
          </table:table-cell>
          <table:table-cell office:value-type="float" office:value="2.46969178166524" calcext:value-type="float">
            <text:p>2.46969178166524</text:p>
          </table:table-cell>
          <table:table-cell office:value-type="string" calcext:value-type="string">
            <text:p>degrees</text:p>
          </table:table-cell>
          <table:table-cell office:value-type="float" office:value="-51.3704151994837" calcext:value-type="float">
            <text:p>-51.3704151994837</text:p>
          </table:table-cell>
          <table:table-cell office:value-type="string" calcext:value-type="string">
            <text:p>velocityMetersPerSec</text:p>
          </table:table-cell>
          <table:table-cell office:value-type="float" office:value="1.86063805543077" calcext:value-type="float">
            <text:p>1.86063805543077</text:p>
          </table:table-cell>
          <table:table-cell table:number-columns-repeated="16370"/>
        </table:table-row>
        <table:table-row table:style-name="ro1">
          <table:table-cell table:style-name="ce21" table:formula="of:=([.B367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32356763566466" calcext:value-type="float">
            <text:p>9.32356763566466</text:p>
          </table:table-cell>
          <table:table-cell office:value-type="string" calcext:value-type="string">
            <text:p>x</text:p>
          </table:table-cell>
          <table:table-cell office:value-type="float" office:value="5.47638665563725" calcext:value-type="float">
            <text:p>5.47638665563725</text:p>
          </table:table-cell>
          <table:table-cell office:value-type="string" calcext:value-type="string">
            <text:p>y</text:p>
          </table:table-cell>
          <table:table-cell office:value-type="float" office:value="2.40044268900388" calcext:value-type="float">
            <text:p>2.40044268900388</text:p>
          </table:table-cell>
          <table:table-cell office:value-type="string" calcext:value-type="string">
            <text:p>degrees</text:p>
          </table:table-cell>
          <table:table-cell office:value-type="float" office:value="-49.6532685913201" calcext:value-type="float">
            <text:p>-49.6532685913201</text:p>
          </table:table-cell>
          <table:table-cell office:value-type="string" calcext:value-type="string">
            <text:p>velocityMetersPerSec</text:p>
          </table:table-cell>
          <table:table-cell office:value-type="float" office:value="1.8944188787159" calcext:value-type="float">
            <text:p>1.8944188787159</text:p>
          </table:table-cell>
          <table:table-cell table:number-columns-repeated="16370"/>
        </table:table-row>
        <table:table-row table:style-name="ro1">
          <table:table-cell table:style-name="ce21" table:formula="of:=([.B368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37242485603128" calcext:value-type="float">
            <text:p>9.37242485603128</text:p>
          </table:table-cell>
          <table:table-cell office:value-type="string" calcext:value-type="string">
            <text:p>x</text:p>
          </table:table-cell>
          <table:table-cell office:value-type="float" office:value="5.53771606693353" calcext:value-type="float">
            <text:p>5.53771606693353</text:p>
          </table:table-cell>
          <table:table-cell office:value-type="string" calcext:value-type="string">
            <text:p>y</text:p>
          </table:table-cell>
          <table:table-cell office:value-type="float" office:value="2.33023116291415" calcext:value-type="float">
            <text:p>2.33023116291415</text:p>
          </table:table-cell>
          <table:table-cell office:value-type="string" calcext:value-type="string">
            <text:p>degrees</text:p>
          </table:table-cell>
          <table:table-cell office:value-type="float" office:value="-48.1075518045616" calcext:value-type="float">
            <text:p>-48.1075518045616</text:p>
          </table:table-cell>
          <table:table-cell office:value-type="string" calcext:value-type="string">
            <text:p>velocityMetersPerSec</text:p>
          </table:table-cell>
          <table:table-cell office:value-type="float" office:value="1.92181509420736" calcext:value-type="float">
            <text:p>1.92181509420736</text:p>
          </table:table-cell>
          <table:table-cell table:number-columns-repeated="16370"/>
        </table:table-row>
        <table:table-row table:style-name="ro1">
          <table:table-cell table:style-name="ce21" table:formula="of:=([.B369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42230514554966" calcext:value-type="float">
            <text:p>9.42230514554966</text:p>
          </table:table-cell>
          <table:table-cell office:value-type="string" calcext:value-type="string">
            <text:p>x</text:p>
          </table:table-cell>
          <table:table-cell office:value-type="float" office:value="5.602988888065" calcext:value-type="float">
            <text:p>5.602988888065</text:p>
          </table:table-cell>
          <table:table-cell office:value-type="string" calcext:value-type="string">
            <text:p>y</text:p>
          </table:table-cell>
          <table:table-cell office:value-type="float" office:value="2.25927151035455" calcext:value-type="float">
            <text:p>2.25927151035455</text:p>
          </table:table-cell>
          <table:table-cell office:value-type="string" calcext:value-type="string">
            <text:p>degrees</text:p>
          </table:table-cell>
          <table:table-cell office:value-type="float" office:value="-46.7015192417934" calcext:value-type="float">
            <text:p>-46.7015192417934</text:p>
          </table:table-cell>
          <table:table-cell office:value-type="string" calcext:value-type="string">
            <text:p>velocityMetersPerSec</text:p>
          </table:table-cell>
          <table:table-cell office:value-type="float" office:value="1.94403251613163" calcext:value-type="float">
            <text:p>1.94403251613163</text:p>
          </table:table-cell>
          <table:table-cell table:number-columns-repeated="16370"/>
        </table:table-row>
        <table:table-row table:style-name="ro1">
          <table:table-cell table:style-name="ce21" table:formula="of:=([.B370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47315631628205" calcext:value-type="float">
            <text:p>9.47315631628205</text:p>
          </table:table-cell>
          <table:table-cell office:value-type="string" calcext:value-type="string">
            <text:p>x</text:p>
          </table:table-cell>
          <table:table-cell office:value-type="float" office:value="5.67192336536021" calcext:value-type="float">
            <text:p>5.67192336536021</text:p>
          </table:table-cell>
          <table:table-cell office:value-type="string" calcext:value-type="string">
            <text:p>y</text:p>
          </table:table-cell>
          <table:table-cell office:value-type="float" office:value="2.18777803828354" calcext:value-type="float">
            <text:p>2.18777803828354</text:p>
          </table:table-cell>
          <table:table-cell office:value-type="string" calcext:value-type="string">
            <text:p>degrees</text:p>
          </table:table-cell>
          <table:table-cell office:value-type="float" office:value="-45.409529985133" calcext:value-type="float">
            <text:p>-45.409529985133</text:p>
          </table:table-cell>
          <table:table-cell office:value-type="string" calcext:value-type="string">
            <text:p>velocityMetersPerSec</text:p>
          </table:table-cell>
          <table:table-cell office:value-type="float" office:value="1.96203451884423" calcext:value-type="float">
            <text:p>1.96203451884423</text:p>
          </table:table-cell>
          <table:table-cell table:number-columns-repeated="16370"/>
        </table:table-row>
        <table:table-row table:style-name="ro1">
          <table:table-cell table:style-name="ce21" table:formula="of:=([.B371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52490752383135" calcext:value-type="float">
            <text:p>9.52490752383135</text:p>
          </table:table-cell>
          <table:table-cell office:value-type="string" calcext:value-type="string">
            <text:p>x</text:p>
          </table:table-cell>
          <table:table-cell office:value-type="float" office:value="5.74423774514771" calcext:value-type="float">
            <text:p>5.74423774514771</text:p>
          </table:table-cell>
          <table:table-cell office:value-type="string" calcext:value-type="string">
            <text:p>y</text:p>
          </table:table-cell>
          <table:table-cell office:value-type="float" office:value="2.1159650536596" calcext:value-type="float">
            <text:p>2.1159650536596</text:p>
          </table:table-cell>
          <table:table-cell office:value-type="string" calcext:value-type="string">
            <text:p>degrees</text:p>
          </table:table-cell>
          <table:table-cell office:value-type="float" office:value="-44.2105838943676" calcext:value-type="float">
            <text:p>-44.2105838943676</text:p>
          </table:table-cell>
          <table:table-cell office:value-type="string" calcext:value-type="string">
            <text:p>velocityMetersPerSec</text:p>
          </table:table-cell>
          <table:table-cell office:value-type="float" office:value="1.97658095495574" calcext:value-type="float">
            <text:p>1.97658095495574</text:p>
          </table:table-cell>
          <table:table-cell table:number-columns-repeated="16370"/>
        </table:table-row>
        <table:table-row table:style-name="ro1">
          <table:table-cell table:style-name="ce21" table:formula="of:=([.B372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5774734146088" calcext:value-type="float">
            <text:p>9.5774734146088</text:p>
          </table:table-cell>
          <table:table-cell office:value-type="string" calcext:value-type="string">
            <text:p>x</text:p>
          </table:table-cell>
          <table:table-cell office:value-type="float" office:value="5.81965027375604" calcext:value-type="float">
            <text:p>5.81965027375604</text:p>
          </table:table-cell>
          <table:table-cell office:value-type="string" calcext:value-type="string">
            <text:p>y</text:p>
          </table:table-cell>
          <table:table-cell office:value-type="float" office:value="2.04404686344121" calcext:value-type="float">
            <text:p>2.04404686344121</text:p>
          </table:table-cell>
          <table:table-cell office:value-type="string" calcext:value-type="string">
            <text:p>degrees</text:p>
          </table:table-cell>
          <table:table-cell office:value-type="float" office:value="-43.0872211626722" calcext:value-type="float">
            <text:p>-43.0872211626722</text:p>
          </table:table-cell>
          <table:table-cell office:value-type="string" calcext:value-type="string">
            <text:p>velocityMetersPerSec</text:p>
          </table:table-cell>
          <table:table-cell office:value-type="float" office:value="1.98826569056642" calcext:value-type="float">
            <text:p>1.98826569056642</text:p>
          </table:table-cell>
          <table:table-cell table:number-columns-repeated="16370"/>
        </table:table-row>
        <table:table-row table:style-name="ro1">
          <table:table-cell table:style-name="ce21" table:formula="of:=([.B373]-[.$B$1])*24*3600" office:value-type="float" office:value="2.60399978142232" calcext:value-type="float">
            <text:p>2.604</text:p>
          </table:table-cell>
          <table:table-cell office:value-type="date" office:date-value="2024-11-10T20:58:02.349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63075736190286" calcext:value-type="float">
            <text:p>9.63075736190286</text:p>
          </table:table-cell>
          <table:table-cell office:value-type="string" calcext:value-type="string">
            <text:p>x</text:p>
          </table:table-cell>
          <table:table-cell office:value-type="float" office:value="5.89787919751375" calcext:value-type="float">
            <text:p>5.89787919751375</text:p>
          </table:table-cell>
          <table:table-cell office:value-type="string" calcext:value-type="string">
            <text:p>y</text:p>
          </table:table-cell>
          <table:table-cell office:value-type="float" office:value="1.97223777458685" calcext:value-type="float">
            <text:p>1.97223777458685</text:p>
          </table:table-cell>
          <table:table-cell office:value-type="string" calcext:value-type="string">
            <text:p>degrees</text:p>
          </table:table-cell>
          <table:table-cell office:value-type="float" office:value="-42.0246861148316" calcext:value-type="float">
            <text:p>-42.0246861148316</text:p>
          </table:table-cell>
          <table:table-cell office:value-type="string" calcext:value-type="string">
            <text:p>velocityMetersPerSec</text:p>
          </table:table-cell>
          <table:table-cell office:value-type="float" office:value="1.99754900650757" calcext:value-type="float">
            <text:p>1.99754900650757</text:p>
          </table:table-cell>
          <table:table-cell table:number-columns-repeated="16370"/>
        </table:table-row>
        <table:table-row table:style-name="ro1">
          <table:table-cell table:style-name="ce21" table:formula="of:=([.B374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68465401822268" calcext:value-type="float">
            <text:p>9.68465401822268</text:p>
          </table:table-cell>
          <table:table-cell office:value-type="string" calcext:value-type="string">
            <text:p>x</text:p>
          </table:table-cell>
          <table:table-cell office:value-type="float" office:value="5.97864276274939" calcext:value-type="float">
            <text:p>5.97864276274939</text:p>
          </table:table-cell>
          <table:table-cell office:value-type="string" calcext:value-type="string">
            <text:p>y</text:p>
          </table:table-cell>
          <table:table-cell office:value-type="float" office:value="1.900752094055" calcext:value-type="float">
            <text:p>1.900752094055</text:p>
          </table:table-cell>
          <table:table-cell office:value-type="string" calcext:value-type="string">
            <text:p>degrees</text:p>
          </table:table-cell>
          <table:table-cell office:value-type="float" office:value="-41.0102827242493" calcext:value-type="float">
            <text:p>-41.0102827242493</text:p>
          </table:table-cell>
          <table:table-cell office:value-type="string" calcext:value-type="string">
            <text:p>velocityMetersPerSec</text:p>
          </table:table-cell>
          <table:table-cell office:value-type="float" office:value="2.00478395222281" calcext:value-type="float">
            <text:p>2.00478395222281</text:p>
          </table:table-cell>
          <table:table-cell table:number-columns-repeated="16370"/>
        </table:table-row>
        <table:table-row table:style-name="ro1">
          <table:table-cell table:style-name="ce21" table:formula="of:=([.B375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73905135824666" calcext:value-type="float">
            <text:p>9.73905135824666</text:p>
          </table:table-cell>
          <table:table-cell office:value-type="string" calcext:value-type="string">
            <text:p>x</text:p>
          </table:table-cell>
          <table:table-cell office:value-type="float" office:value="6.0616592157915" calcext:value-type="float">
            <text:p>6.0616592157915</text:p>
          </table:table-cell>
          <table:table-cell office:value-type="string" calcext:value-type="string">
            <text:p>y</text:p>
          </table:table-cell>
          <table:table-cell office:value-type="float" office:value="1.82980412880413" calcext:value-type="float">
            <text:p>1.82980412880413</text:p>
          </table:table-cell>
          <table:table-cell office:value-type="string" calcext:value-type="string">
            <text:p>degrees</text:p>
          </table:table-cell>
          <table:table-cell office:value-type="float" office:value="-40.0328689066946" calcext:value-type="float">
            <text:p>-40.0328689066946</text:p>
          </table:table-cell>
          <table:table-cell office:value-type="string" calcext:value-type="string">
            <text:p>velocityMetersPerSec</text:p>
          </table:table-cell>
          <table:table-cell office:value-type="float" office:value="2.01023696850152" calcext:value-type="float">
            <text:p>2.01023696850152</text:p>
          </table:table-cell>
          <table:table-cell table:number-columns-repeated="16370"/>
        </table:table-row>
        <table:table-row table:style-name="ro1">
          <table:table-cell table:style-name="ce21" table:formula="of:=([.B376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79383234584045" calcext:value-type="float">
            <text:p>9.79383234584045</text:p>
          </table:table-cell>
          <table:table-cell office:value-type="string" calcext:value-type="string">
            <text:p>x</text:p>
          </table:table-cell>
          <table:table-cell office:value-type="float" office:value="6.14664680296863" calcext:value-type="float">
            <text:p>6.14664680296863</text:p>
          </table:table-cell>
          <table:table-cell office:value-type="string" calcext:value-type="string">
            <text:p>y</text:p>
          </table:table-cell>
          <table:table-cell office:value-type="float" office:value="1.75960818579271" calcext:value-type="float">
            <text:p>1.75960818579271</text:p>
          </table:table-cell>
          <table:table-cell office:value-type="string" calcext:value-type="string">
            <text:p>degrees</text:p>
          </table:table-cell>
          <table:table-cell office:value-type="float" office:value="-39.082450647199" calcext:value-type="float">
            <text:p>-39.082450647199</text:p>
          </table:table-cell>
          <table:table-cell office:value-type="string" calcext:value-type="string">
            <text:p>velocityMetersPerSec</text:p>
          </table:table-cell>
          <table:table-cell office:value-type="float" office:value="2.01410351948851" calcext:value-type="float">
            <text:p>2.01410351948851</text:p>
          </table:table-cell>
          <table:table-cell table:number-columns-repeated="16370"/>
        </table:table-row>
        <table:table-row table:style-name="ro1">
          <table:table-cell table:style-name="ce21" table:formula="of:=([.B377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84887632822078" calcext:value-type="float">
            <text:p>9.84887632822078</text:p>
          </table:table-cell>
          <table:table-cell office:value-type="string" calcext:value-type="string">
            <text:p>x</text:p>
          </table:table-cell>
          <table:table-cell office:value-type="float" office:value="6.23332377060933" calcext:value-type="float">
            <text:p>6.23332377060933</text:p>
          </table:table-cell>
          <table:table-cell office:value-type="string" calcext:value-type="string">
            <text:p>y</text:p>
          </table:table-cell>
          <table:table-cell office:value-type="float" office:value="1.69037857197923" calcext:value-type="float">
            <text:p>1.69037857197923</text:p>
          </table:table-cell>
          <table:table-cell office:value-type="string" calcext:value-type="string">
            <text:p>degrees</text:p>
          </table:table-cell>
          <table:table-cell office:value-type="float" office:value="-38.1498468482143" calcext:value-type="float">
            <text:p>-38.1498468482143</text:p>
          </table:table-cell>
          <table:table-cell office:value-type="string" calcext:value-type="string">
            <text:p>velocityMetersPerSec</text:p>
          </table:table-cell>
          <table:table-cell office:value-type="float" office:value="2.01651952321431" calcext:value-type="float">
            <text:p>2.01651952321431</text:p>
          </table:table-cell>
          <table:table-cell table:number-columns-repeated="16370"/>
        </table:table-row>
        <table:table-row table:style-name="ro1">
          <table:table-cell table:style-name="ce21" table:formula="of:=([.B378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90406023839092" calcext:value-type="float">
            <text:p>9.90406023839092</text:p>
          </table:table-cell>
          <table:table-cell office:value-type="string" calcext:value-type="string">
            <text:p>x</text:p>
          </table:table-cell>
          <table:table-cell office:value-type="float" office:value="6.32140836504215" calcext:value-type="float">
            <text:p>6.32140836504215</text:p>
          </table:table-cell>
          <table:table-cell office:value-type="string" calcext:value-type="string">
            <text:p>y</text:p>
          </table:table-cell>
          <table:table-cell office:value-type="float" office:value="1.62232959432216" calcext:value-type="float">
            <text:p>1.62232959432216</text:p>
          </table:table-cell>
          <table:table-cell office:value-type="string" calcext:value-type="string">
            <text:p>degrees</text:p>
          </table:table-cell>
          <table:table-cell office:value-type="float" office:value="-37.2264025595274" calcext:value-type="float">
            <text:p>-37.2264025595274</text:p>
          </table:table-cell>
          <table:table-cell office:value-type="string" calcext:value-type="string">
            <text:p>velocityMetersPerSec</text:p>
          </table:table-cell>
          <table:table-cell office:value-type="float" office:value="2.01756926027429" calcext:value-type="float">
            <text:p>2.01756926027429</text:p>
          </table:table-cell>
          <table:table-cell table:number-columns-repeated="16370"/>
        </table:table-row>
        <table:table-row table:style-name="ro1">
          <table:table-cell table:style-name="ce21" table:formula="of:=([.B379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9.95925967169039" calcext:value-type="float">
            <text:p>9.95925967169039</text:p>
          </table:table-cell>
          <table:table-cell office:value-type="string" calcext:value-type="string">
            <text:p>x</text:p>
          </table:table-cell>
          <table:table-cell office:value-type="float" office:value="6.41061883259563" calcext:value-type="float">
            <text:p>6.41061883259563</text:p>
          </table:table-cell>
          <table:table-cell office:value-type="string" calcext:value-type="string">
            <text:p>y</text:p>
          </table:table-cell>
          <table:table-cell office:value-type="float" office:value="1.55567555977998" calcext:value-type="float">
            <text:p>1.55567555977998</text:p>
          </table:table-cell>
          <table:table-cell office:value-type="string" calcext:value-type="string">
            <text:p>degrees</text:p>
          </table:table-cell>
          <table:table-cell office:value-type="float" office:value="-36.3037327612298" calcext:value-type="float">
            <text:p>-36.3037327612298</text:p>
          </table:table-cell>
          <table:table-cell office:value-type="string" calcext:value-type="string">
            <text:p>velocityMetersPerSec</text:p>
          </table:table-cell>
          <table:table-cell office:value-type="float" office:value="2.01729027478432" calcext:value-type="float">
            <text:p>2.01729027478432</text:p>
          </table:table-cell>
          <table:table-cell table:number-columns-repeated="16370"/>
        </table:table-row>
        <table:table-row table:style-name="ro1">
          <table:table-cell table:style-name="ce21" table:formula="of:=([.B380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0143498923399" calcext:value-type="float">
            <text:p>10.0143498923399</text:p>
          </table:table-cell>
          <table:table-cell office:value-type="string" calcext:value-type="string">
            <text:p>x</text:p>
          </table:table-cell>
          <table:table-cell office:value-type="float" office:value="6.50067341959831" calcext:value-type="float">
            <text:p>6.50067341959831</text:p>
          </table:table-cell>
          <table:table-cell office:value-type="string" calcext:value-type="string">
            <text:p>y</text:p>
          </table:table-cell>
          <table:table-cell office:value-type="float" office:value="1.49063077531117" calcext:value-type="float">
            <text:p>1.49063077531117</text:p>
          </table:table-cell>
          <table:table-cell office:value-type="string" calcext:value-type="string">
            <text:p>degrees</text:p>
          </table:table-cell>
          <table:table-cell office:value-type="float" office:value="-35.3734816600449" calcext:value-type="float">
            <text:p>-35.3734816600449</text:p>
          </table:table-cell>
          <table:table-cell office:value-type="string" calcext:value-type="string">
            <text:p>velocityMetersPerSec</text:p>
          </table:table-cell>
          <table:table-cell office:value-type="float" office:value="2.01567560423582" calcext:value-type="float">
            <text:p>2.01567560423582</text:p>
          </table:table-cell>
          <table:table-cell table:number-columns-repeated="16370"/>
        </table:table-row>
        <table:table-row table:style-name="ro1">
          <table:table-cell table:style-name="ce21" table:formula="of:=([.B381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0692068202957" calcext:value-type="float">
            <text:p>10.0692068202957</text:p>
          </table:table-cell>
          <table:table-cell office:value-type="string" calcext:value-type="string">
            <text:p>x</text:p>
          </table:table-cell>
          <table:table-cell office:value-type="float" office:value="6.59129037237875" calcext:value-type="float">
            <text:p>6.59129037237875</text:p>
          </table:table-cell>
          <table:table-cell office:value-type="string" calcext:value-type="string">
            <text:p>y</text:p>
          </table:table-cell>
          <table:table-cell office:value-type="float" office:value="1.4274095478742" calcext:value-type="float">
            <text:p>1.4274095478742</text:p>
          </table:table-cell>
          <table:table-cell office:value-type="string" calcext:value-type="string">
            <text:p>degrees</text:p>
          </table:table-cell>
          <table:table-cell office:value-type="float" office:value="-34.427083861541" calcext:value-type="float">
            <text:p>-34.427083861541</text:p>
          </table:table-cell>
          <table:table-cell office:value-type="string" calcext:value-type="string">
            <text:p>velocityMetersPerSec</text:p>
          </table:table-cell>
          <table:table-cell office:value-type="float" office:value="2.012673500486" calcext:value-type="float">
            <text:p>2.012673500486</text:p>
          </table:table-cell>
          <table:table-cell table:number-columns-repeated="16370"/>
        </table:table-row>
        <table:table-row table:style-name="ro1">
          <table:table-cell table:style-name="ce21" table:formula="of:=([.B382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1237080470217" calcext:value-type="float">
            <text:p>10.1237080470217</text:p>
          </table:table-cell>
          <table:table-cell office:value-type="string" calcext:value-type="string">
            <text:p>x</text:p>
          </table:table-cell>
          <table:table-cell office:value-type="float" office:value="6.68218793726549" calcext:value-type="float">
            <text:p>6.68218793726549</text:p>
          </table:table-cell>
          <table:table-cell office:value-type="string" calcext:value-type="string">
            <text:p>y</text:p>
          </table:table-cell>
          <table:table-cell office:value-type="float" office:value="1.36622618442755" calcext:value-type="float">
            <text:p>1.36622618442755</text:p>
          </table:table-cell>
          <table:table-cell office:value-type="string" calcext:value-type="string">
            <text:p>degrees</text:p>
          </table:table-cell>
          <table:table-cell office:value-type="float" office:value="-33.4555139653326" calcext:value-type="float">
            <text:p>-33.4555139653326</text:p>
          </table:table-cell>
          <table:table-cell office:value-type="string" calcext:value-type="string">
            <text:p>velocityMetersPerSec</text:p>
          </table:table-cell>
          <table:table-cell office:value-type="float" office:value="2.00818463489931" calcext:value-type="float">
            <text:p>2.00818463489931</text:p>
          </table:table-cell>
          <table:table-cell table:number-columns-repeated="16370"/>
        </table:table-row>
        <table:table-row table:style-name="ro1">
          <table:table-cell table:style-name="ce21" table:formula="of:=([.B383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1777339307558" calcext:value-type="float">
            <text:p>10.1777339307558</text:p>
          </table:table-cell>
          <table:table-cell office:value-type="string" calcext:value-type="string">
            <text:p>x</text:p>
          </table:table-cell>
          <table:table-cell office:value-type="float" office:value="6.77308436058708" calcext:value-type="float">
            <text:p>6.77308436058708</text:p>
          </table:table-cell>
          <table:table-cell office:value-type="string" calcext:value-type="string">
            <text:p>y</text:p>
          </table:table-cell>
          <table:table-cell office:value-type="float" office:value="1.3072949919297" calcext:value-type="float">
            <text:p>1.3072949919297</text:p>
          </table:table-cell>
          <table:table-cell office:value-type="string" calcext:value-type="string">
            <text:p>degrees</text:p>
          </table:table-cell>
          <table:table-cell office:value-type="float" office:value="-32.4490101219699" calcext:value-type="float">
            <text:p>-32.4490101219699</text:p>
          </table:table-cell>
          <table:table-cell office:value-type="string" calcext:value-type="string">
            <text:p>velocityMetersPerSec</text:p>
          </table:table-cell>
          <table:table-cell office:value-type="float" office:value="2.0020566141253" calcext:value-type="float">
            <text:p>2.0020566141253</text:p>
          </table:table-cell>
          <table:table-cell table:number-columns-repeated="16370"/>
        </table:table-row>
        <table:table-row table:style-name="ro1">
          <table:table-cell table:style-name="ce21" table:formula="of:=([.B384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2311688276573" calcext:value-type="float">
            <text:p>10.2311688276573</text:p>
          </table:table-cell>
          <table:table-cell office:value-type="string" calcext:value-type="string">
            <text:p>x</text:p>
          </table:table-cell>
          <table:table-cell office:value-type="float" office:value="6.86369788867207" calcext:value-type="float">
            <text:p>6.86369788867207</text:p>
          </table:table-cell>
          <table:table-cell office:value-type="string" calcext:value-type="string">
            <text:p>y</text:p>
          </table:table-cell>
          <table:table-cell office:value-type="float" office:value="1.25083027733912" calcext:value-type="float">
            <text:p>1.25083027733912</text:p>
          </table:table-cell>
          <table:table-cell office:value-type="string" calcext:value-type="string">
            <text:p>degrees</text:p>
          </table:table-cell>
          <table:table-cell office:value-type="float" office:value="-31.3967547728778" calcext:value-type="float">
            <text:p>-31.3967547728778</text:p>
          </table:table-cell>
          <table:table-cell office:value-type="string" calcext:value-type="string">
            <text:p>velocityMetersPerSec</text:p>
          </table:table-cell>
          <table:table-cell office:value-type="float" office:value="1.99407546792615" calcext:value-type="float">
            <text:p>1.99407546792615</text:p>
          </table:table-cell>
          <table:table-cell table:number-columns-repeated="16370"/>
        </table:table-row>
        <table:table-row table:style-name="ro1">
          <table:table-cell table:style-name="ce21" table:formula="of:=([.B385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2839025253556" calcext:value-type="float">
            <text:p>10.2839025253556</text:p>
          </table:table-cell>
          <table:table-cell office:value-type="string" calcext:value-type="string">
            <text:p>x</text:p>
          </table:table-cell>
          <table:table-cell office:value-type="float" office:value="6.953746767849" calcext:value-type="float">
            <text:p>6.953746767849</text:p>
          </table:table-cell>
          <table:table-cell office:value-type="string" calcext:value-type="string">
            <text:p>y</text:p>
          </table:table-cell>
          <table:table-cell office:value-type="float" office:value="1.1970463476143" calcext:value-type="float">
            <text:p>1.1970463476143</text:p>
          </table:table-cell>
          <table:table-cell office:value-type="string" calcext:value-type="string">
            <text:p>degrees</text:p>
          </table:table-cell>
          <table:table-cell office:value-type="float" office:value="-30.2864918986711" calcext:value-type="float">
            <text:p>-30.2864918986711</text:p>
          </table:table-cell>
          <table:table-cell office:value-type="string" calcext:value-type="string">
            <text:p>velocityMetersPerSec</text:p>
          </table:table-cell>
          <table:table-cell office:value-type="float" office:value="1.98395361306023" calcext:value-type="float">
            <text:p>1.98395361306023</text:p>
          </table:table-cell>
          <table:table-cell table:number-columns-repeated="16370"/>
        </table:table-row>
        <table:table-row table:style-name="ro1">
          <table:table-cell table:style-name="ce21" table:formula="of:=([.B386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3358319607643" calcext:value-type="float">
            <text:p>10.3358319607643</text:p>
          </table:table-cell>
          <table:table-cell office:value-type="string" calcext:value-type="string">
            <text:p>x</text:p>
          </table:table-cell>
          <table:table-cell office:value-type="float" office:value="7.04294924444642" calcext:value-type="float">
            <text:p>7.04294924444642</text:p>
          </table:table-cell>
          <table:table-cell office:value-type="string" calcext:value-type="string">
            <text:p>y</text:p>
          </table:table-cell>
          <table:table-cell office:value-type="float" office:value="1.1461575097137" calcext:value-type="float">
            <text:p>1.1461575097137</text:p>
          </table:table-cell>
          <table:table-cell office:value-type="string" calcext:value-type="string">
            <text:p>degrees</text:p>
          </table:table-cell>
          <table:table-cell office:value-type="float" office:value="-29.1040541733403" calcext:value-type="float">
            <text:p>-29.1040541733403</text:p>
          </table:table-cell>
          <table:table-cell office:value-type="string" calcext:value-type="string">
            <text:p>velocityMetersPerSec</text:p>
          </table:table-cell>
          <table:table-cell office:value-type="float" office:value="1.97131367104833" calcext:value-type="float">
            <text:p>1.97131367104833</text:p>
          </table:table-cell>
          <table:table-cell table:number-columns-repeated="16370"/>
        </table:table-row>
        <table:table-row table:style-name="ro1">
          <table:table-cell table:style-name="ce21" table:formula="of:=([.B387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3868633257858" calcext:value-type="float">
            <text:p>10.3868633257858</text:p>
          </table:table-cell>
          <table:table-cell office:value-type="string" calcext:value-type="string">
            <text:p>x</text:p>
          </table:table-cell>
          <table:table-cell office:value-type="float" office:value="7.13102356479288" calcext:value-type="float">
            <text:p>7.13102356479288</text:p>
          </table:table-cell>
          <table:table-cell office:value-type="string" calcext:value-type="string">
            <text:p>y</text:p>
          </table:table-cell>
          <table:table-cell office:value-type="float" office:value="1.09837807059581" calcext:value-type="float">
            <text:p>1.09837807059581</text:p>
          </table:table-cell>
          <table:table-cell office:value-type="string" calcext:value-type="string">
            <text:p>degrees</text:p>
          </table:table-cell>
          <table:table-cell office:value-type="float" office:value="-27.8327647833406" calcext:value-type="float">
            <text:p>-27.8327647833406</text:p>
          </table:table-cell>
          <table:table-cell office:value-type="string" calcext:value-type="string">
            <text:p>velocityMetersPerSec</text:p>
          </table:table-cell>
          <table:table-cell office:value-type="float" office:value="1.95566748193441" calcext:value-type="float">
            <text:p>1.95566748193441</text:p>
          </table:table-cell>
          <table:table-cell table:number-columns-repeated="16370"/>
        </table:table-row>
        <table:table-row table:style-name="ro1">
          <table:table-cell table:style-name="ce21" table:formula="of:=([.B388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4369146942987" calcext:value-type="float">
            <text:p>10.4369146942987</text:p>
          </table:table-cell>
          <table:table-cell office:value-type="string" calcext:value-type="string">
            <text:p>x</text:p>
          </table:table-cell>
          <table:table-cell office:value-type="float" office:value="7.21768797521691" calcext:value-type="float">
            <text:p>7.21768797521691</text:p>
          </table:table-cell>
          <table:table-cell office:value-type="string" calcext:value-type="string">
            <text:p>y</text:p>
          </table:table-cell>
          <table:table-cell office:value-type="float" office:value="1.0539223372191" calcext:value-type="float">
            <text:p>1.0539223372191</text:p>
          </table:table-cell>
          <table:table-cell office:value-type="string" calcext:value-type="string">
            <text:p>degrees</text:p>
          </table:table-cell>
          <table:table-cell office:value-type="float" office:value="-26.4526663747192" calcext:value-type="float">
            <text:p>-26.4526663747192</text:p>
          </table:table-cell>
          <table:table-cell office:value-type="string" calcext:value-type="string">
            <text:p>velocityMetersPerSec</text:p>
          </table:table-cell>
          <table:table-cell office:value-type="float" office:value="1.93638984013515" calcext:value-type="float">
            <text:p>1.93638984013515</text:p>
          </table:table-cell>
          <table:table-cell table:number-columns-repeated="16370"/>
        </table:table-row>
        <table:table-row table:style-name="ro1">
          <table:table-cell table:style-name="ce21" table:formula="of:=([.B389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4859193432521" calcext:value-type="float">
            <text:p>10.4859193432521</text:p>
          </table:table-cell>
          <table:table-cell office:value-type="string" calcext:value-type="string">
            <text:p>x</text:p>
          </table:table-cell>
          <table:table-cell office:value-type="float" office:value="7.30266072204708" calcext:value-type="float">
            <text:p>7.30266072204708</text:p>
          </table:table-cell>
          <table:table-cell office:value-type="string" calcext:value-type="string">
            <text:p>y</text:p>
          </table:table-cell>
          <table:table-cell office:value-type="float" office:value="1.01300461654205" calcext:value-type="float">
            <text:p>1.01300461654205</text:p>
          </table:table-cell>
          <table:table-cell office:value-type="string" calcext:value-type="string">
            <text:p>degrees</text:p>
          </table:table-cell>
          <table:table-cell office:value-type="float" office:value="-24.9395124229819" calcext:value-type="float">
            <text:p>-24.9395124229819</text:p>
          </table:table-cell>
          <table:table-cell office:value-type="string" calcext:value-type="string">
            <text:p>velocityMetersPerSec</text:p>
          </table:table-cell>
          <table:table-cell office:value-type="float" office:value="1.91268714381025" calcext:value-type="float">
            <text:p>1.91268714381025</text:p>
          </table:table-cell>
          <table:table-cell table:number-columns-repeated="16370"/>
        </table:table-row>
        <table:table-row table:style-name="ro1">
          <table:table-cell table:style-name="ce21" table:formula="of:=([.B390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5338299908872" calcext:value-type="float">
            <text:p>10.5338299908872</text:p>
          </table:table-cell>
          <table:table-cell office:value-type="string" calcext:value-type="string">
            <text:p>x</text:p>
          </table:table-cell>
          <table:table-cell office:value-type="float" office:value="7.38566005161193" calcext:value-type="float">
            <text:p>7.38566005161193</text:p>
          </table:table-cell>
          <table:table-cell office:value-type="string" calcext:value-type="string">
            <text:p>y</text:p>
          </table:table-cell>
          <table:table-cell office:value-type="float" office:value="0.975839215523143" calcext:value-type="float">
            <text:p>0.975839215523143</text:p>
          </table:table-cell>
          <table:table-cell office:value-type="string" calcext:value-type="string">
            <text:p>degrees</text:p>
          </table:table-cell>
          <table:table-cell office:value-type="float" office:value="-23.2634329539804" calcext:value-type="float">
            <text:p>-23.2634329539804</text:p>
          </table:table-cell>
          <table:table-cell office:value-type="string" calcext:value-type="string">
            <text:p>velocityMetersPerSec</text:p>
          </table:table-cell>
          <table:table-cell office:value-type="float" office:value="1.8835627976651" calcext:value-type="float">
            <text:p>1.8835627976651</text:p>
          </table:table-cell>
          <table:table-cell table:number-columns-repeated="16370"/>
        </table:table-row>
        <table:table-row table:style-name="ro1">
          <table:table-cell table:style-name="ce21" table:formula="of:=([.B391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5806242347606" calcext:value-type="float">
            <text:p>10.5806242347606</text:p>
          </table:table-cell>
          <table:table-cell office:value-type="string" calcext:value-type="string">
            <text:p>x</text:p>
          </table:table-cell>
          <table:table-cell office:value-type="float" office:value="7.46640421024" calcext:value-type="float">
            <text:p>7.46640421024</text:p>
          </table:table-cell>
          <table:table-cell office:value-type="string" calcext:value-type="string">
            <text:p>y</text:p>
          </table:table-cell>
          <table:table-cell office:value-type="float" office:value="0.942640441120846" calcext:value-type="float">
            <text:p>0.942640441120846</text:p>
          </table:table-cell>
          <table:table-cell office:value-type="string" calcext:value-type="string">
            <text:p>degrees</text:p>
          </table:table-cell>
          <table:table-cell office:value-type="float" office:value="-21.3871561671387" calcext:value-type="float">
            <text:p>-21.3871561671387</text:p>
          </table:table-cell>
          <table:table-cell office:value-type="string" calcext:value-type="string">
            <text:p>velocityMetersPerSec</text:p>
          </table:table-cell>
          <table:table-cell office:value-type="float" office:value="1.84778475264901" calcext:value-type="float">
            <text:p>1.84778475264901</text:p>
          </table:table-cell>
          <table:table-cell table:number-columns-repeated="16370"/>
        </table:table-row>
        <table:table-row table:style-name="ro1">
          <table:table-cell table:style-name="ce21" table:formula="of:=([.B392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263115329368" calcext:value-type="float">
            <text:p>10.6263115329368</text:p>
          </table:table-cell>
          <table:table-cell office:value-type="string" calcext:value-type="string">
            <text:p>x</text:p>
          </table:table-cell>
          <table:table-cell office:value-type="float" office:value="7.54461144425984" calcext:value-type="float">
            <text:p>7.54461144425984</text:p>
          </table:table-cell>
          <table:table-cell office:value-type="string" calcext:value-type="string">
            <text:p>y</text:p>
          </table:table-cell>
          <table:table-cell office:value-type="float" office:value="0.913622600293639" calcext:value-type="float">
            <text:p>0.913622600293639</text:p>
          </table:table-cell>
          <table:table-cell office:value-type="string" calcext:value-type="string">
            <text:p>degrees</text:p>
          </table:table-cell>
          <table:table-cell office:value-type="float" office:value="-19.2636316916653" calcext:value-type="float">
            <text:p>-19.2636316916653</text:p>
          </table:table-cell>
          <table:table-cell office:value-type="string" calcext:value-type="string">
            <text:p>velocityMetersPerSec</text:p>
          </table:table-cell>
          <table:table-cell office:value-type="float" office:value="1.80386755193369" calcext:value-type="float">
            <text:p>1.80386755193369</text:p>
          </table:table-cell>
          <table:table-cell table:number-columns-repeated="16370"/>
        </table:table-row>
        <table:table-row table:style-name="ro1">
          <table:table-cell table:style-name="ce21" table:formula="of:=([.B393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6709421062414" calcext:value-type="float">
            <text:p>10.6709421062414</text:p>
          </table:table-cell>
          <table:table-cell office:value-type="string" calcext:value-type="string">
            <text:p>x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y</text:p>
          </table:table-cell>
          <table:table-cell office:value-type="float" office:value="0.889" calcext:value-type="float">
            <text:p>0.889</text:p>
          </table:table-cell>
          <table:table-cell office:value-type="string" calcext:value-type="string">
            <text:p>degrees</text:p>
          </table:table-cell>
          <table:table-cell office:value-type="float" office:value="-16.832868914783" calcext:value-type="float">
            <text:p>-16.832868914783</text:p>
          </table:table-cell>
          <table:table-cell office:value-type="string" calcext:value-type="string">
            <text:p>velocityMetersPerSec</text:p>
          </table:table-cell>
          <table:table-cell office:value-type="float" office:value="1.75009403865853" calcext:value-type="float">
            <text:p>1.75009403865853</text:p>
          </table:table-cell>
          <table:table-cell table:number-columns-repeated="16370"/>
        </table:table-row>
        <table:table-row table:style-name="ro1">
          <table:table-cell table:style-name="ce21" table:formula="of:=([.B394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142521425906" calcext:value-type="float">
            <text:p>10.7142521425906</text:p>
          </table:table-cell>
          <table:table-cell office:value-type="string" calcext:value-type="string">
            <text:p>x</text:p>
          </table:table-cell>
          <table:table-cell office:value-type="float" office:value="7.69234237923086" calcext:value-type="float">
            <text:p>7.69234237923086</text:p>
          </table:table-cell>
          <table:table-cell office:value-type="string" calcext:value-type="string">
            <text:p>y</text:p>
          </table:table-cell>
          <table:table-cell office:value-type="float" office:value="0.868920413487717" calcext:value-type="float">
            <text:p>0.868920413487717</text:p>
          </table:table-cell>
          <table:table-cell office:value-type="string" calcext:value-type="string">
            <text:p>degrees</text:p>
          </table:table-cell>
          <table:table-cell office:value-type="float" office:value="-14.138825313728" calcext:value-type="float">
            <text:p>-14.138825313728</text:p>
          </table:table-cell>
          <table:table-cell office:value-type="string" calcext:value-type="string">
            <text:p>velocityMetersPerSec</text:p>
          </table:table-cell>
          <table:table-cell office:value-type="float" office:value="1.71687869788075" calcext:value-type="float">
            <text:p>1.71687869788075</text:p>
          </table:table-cell>
          <table:table-cell table:number-columns-repeated="16370"/>
        </table:table-row>
        <table:table-row table:style-name="ro1">
          <table:table-cell table:style-name="ce21" table:formula="of:=([.B395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560339935277" calcext:value-type="float">
            <text:p>10.7560339935277</text:p>
          </table:table-cell>
          <table:table-cell office:value-type="string" calcext:value-type="string">
            <text:p>x</text:p>
          </table:table-cell>
          <table:table-cell office:value-type="float" office:value="7.76162810549012" calcext:value-type="float">
            <text:p>7.76162810549012</text:p>
          </table:table-cell>
          <table:table-cell office:value-type="string" calcext:value-type="string">
            <text:p>y</text:p>
          </table:table-cell>
          <table:table-cell office:value-type="float" office:value="0.853265479161824" calcext:value-type="float">
            <text:p>0.853265479161824</text:p>
          </table:table-cell>
          <table:table-cell office:value-type="string" calcext:value-type="string">
            <text:p>degrees</text:p>
          </table:table-cell>
          <table:table-cell office:value-type="float" office:value="-11.2691526101187" calcext:value-type="float">
            <text:p>-11.2691526101187</text:p>
          </table:table-cell>
          <table:table-cell office:value-type="string" calcext:value-type="string">
            <text:p>velocityMetersPerSec</text:p>
          </table:table-cell>
          <table:table-cell office:value-type="float" office:value="1.68327264890496" calcext:value-type="float">
            <text:p>1.68327264890496</text:p>
          </table:table-cell>
          <table:table-cell table:number-columns-repeated="16370"/>
        </table:table-row>
        <table:table-row table:style-name="ro1">
          <table:table-cell table:style-name="ce21" table:formula="of:=([.B396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7963836690526" calcext:value-type="float">
            <text:p>10.7963836690526</text:p>
          </table:table-cell>
          <table:table-cell office:value-type="string" calcext:value-type="string">
            <text:p>x</text:p>
          </table:table-cell>
          <table:table-cell office:value-type="float" office:value="7.82790095775733" calcext:value-type="float">
            <text:p>7.82790095775733</text:p>
          </table:table-cell>
          <table:table-cell office:value-type="string" calcext:value-type="string">
            <text:p>y</text:p>
          </table:table-cell>
          <table:table-cell office:value-type="float" office:value="0.841850301716662" calcext:value-type="float">
            <text:p>0.841850301716662</text:p>
          </table:table-cell>
          <table:table-cell office:value-type="string" calcext:value-type="string">
            <text:p>degrees</text:p>
          </table:table-cell>
          <table:table-cell office:value-type="float" office:value="-8.2189268306061" calcext:value-type="float">
            <text:p>-8.2189268306061</text:p>
          </table:table-cell>
          <table:table-cell office:value-type="string" calcext:value-type="string">
            <text:p>velocityMetersPerSec</text:p>
          </table:table-cell>
          <table:table-cell office:value-type="float" office:value="1.65002658060119" calcext:value-type="float">
            <text:p>1.65002658060119</text:p>
          </table:table-cell>
          <table:table-cell table:number-columns-repeated="16370"/>
        </table:table-row>
        <table:table-row table:style-name="ro1">
          <table:table-cell table:style-name="ce21" table:formula="of:=([.B397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8353854264224" calcext:value-type="float">
            <text:p>10.8353854264224</text:p>
          </table:table-cell>
          <table:table-cell office:value-type="string" calcext:value-type="string">
            <text:p>x</text:p>
          </table:table-cell>
          <table:table-cell office:value-type="float" office:value="7.89120471501202" calcext:value-type="float">
            <text:p>7.89120471501202</text:p>
          </table:table-cell>
          <table:table-cell office:value-type="string" calcext:value-type="string">
            <text:p>y</text:p>
          </table:table-cell>
          <table:table-cell office:value-type="float" office:value="0.834489985846576" calcext:value-type="float">
            <text:p>0.834489985846576</text:p>
          </table:table-cell>
          <table:table-cell office:value-type="string" calcext:value-type="string">
            <text:p>degrees</text:p>
          </table:table-cell>
          <table:table-cell office:value-type="float" office:value="-4.98598552419999" calcext:value-type="float">
            <text:p>-4.98598552419999</text:p>
          </table:table-cell>
          <table:table-cell office:value-type="string" calcext:value-type="string">
            <text:p>velocityMetersPerSec</text:p>
          </table:table-cell>
          <table:table-cell office:value-type="float" office:value="1.61804216202876" calcext:value-type="float">
            <text:p>1.61804216202876</text:p>
          </table:table-cell>
          <table:table-cell table:number-columns-repeated="16370"/>
        </table:table-row>
        <table:table-row table:style-name="ro1">
          <table:table-cell table:style-name="ce21" table:formula="of:=([.B398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873109529369" calcext:value-type="float">
            <text:p>10.873109529369</text:p>
          </table:table-cell>
          <table:table-cell office:value-type="string" calcext:value-type="string">
            <text:p>x</text:p>
          </table:table-cell>
          <table:table-cell office:value-type="float" office:value="7.95158315623375" calcext:value-type="float">
            <text:p>7.95158315623375</text:p>
          </table:table-cell>
          <table:table-cell office:value-type="string" calcext:value-type="string">
            <text:p>y</text:p>
          </table:table-cell>
          <table:table-cell office:value-type="float" office:value="0.830999636245909" calcext:value-type="float">
            <text:p>0.830999636245909</text:p>
          </table:table-cell>
          <table:table-cell office:value-type="string" calcext:value-type="string">
            <text:p>degrees</text:p>
          </table:table-cell>
          <table:table-cell office:value-type="float" office:value="-1.57175194285019" calcext:value-type="float">
            <text:p>-1.57175194285019</text:p>
          </table:table-cell>
          <table:table-cell office:value-type="string" calcext:value-type="string">
            <text:p>velocityMetersPerSec</text:p>
          </table:table-cell>
          <table:table-cell office:value-type="float" office:value="1.58835572199786" calcext:value-type="float">
            <text:p>1.58835572199786</text:p>
          </table:table-cell>
          <table:table-cell table:number-columns-repeated="16370"/>
        </table:table-row>
        <table:table-row table:style-name="ro1">
          <table:table-cell table:style-name="ce21" table:formula="of:=([.B399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098359187389" calcext:value-type="float">
            <text:p>10.9098359187389</text:p>
          </table:table-cell>
          <table:table-cell office:value-type="string" calcext:value-type="string">
            <text:p>x</text:p>
          </table:table-cell>
          <table:table-cell office:value-type="float" office:value="8.00908006040204" calcext:value-type="float">
            <text:p>8.00908006040204</text:p>
          </table:table-cell>
          <table:table-cell office:value-type="string" calcext:value-type="string">
            <text:p>y</text:p>
          </table:table-cell>
          <table:table-cell office:value-type="float" office:value="0.831194357609006" calcext:value-type="float">
            <text:p>0.831194357609006</text:p>
          </table:table-cell>
          <table:table-cell office:value-type="string" calcext:value-type="string">
            <text:p>degrees</text:p>
          </table:table-cell>
          <table:table-cell office:value-type="float" office:value="2.01795435204668" calcext:value-type="float">
            <text:p>2.01795435204668</text:p>
          </table:table-cell>
          <table:table-cell office:value-type="string" calcext:value-type="string">
            <text:p>velocityMetersPerSec</text:p>
          </table:table-cell>
          <table:table-cell office:value-type="float" office:value="1.54275707615204" calcext:value-type="float">
            <text:p>1.54275707615204</text:p>
          </table:table-cell>
          <table:table-cell table:number-columns-repeated="16370"/>
        </table:table-row>
        <table:table-row table:style-name="ro1">
          <table:table-cell table:style-name="ce21" table:formula="of:=([.B400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460277604577" calcext:value-type="float">
            <text:p>10.9460277604577</text:p>
          </table:table-cell>
          <table:table-cell office:value-type="string" calcext:value-type="string">
            <text:p>x</text:p>
          </table:table-cell>
          <table:table-cell office:value-type="float" office:value="8.06373920649645" calcext:value-type="float">
            <text:p>8.06373920649645</text:p>
          </table:table-cell>
          <table:table-cell office:value-type="string" calcext:value-type="string">
            <text:p>y</text:p>
          </table:table-cell>
          <table:table-cell office:value-type="float" office:value="0.834889254630209" calcext:value-type="float">
            <text:p>0.834889254630209</text:p>
          </table:table-cell>
          <table:table-cell office:value-type="string" calcext:value-type="string">
            <text:p>degrees</text:p>
          </table:table-cell>
          <table:table-cell office:value-type="float" office:value="5.77222803320017" calcext:value-type="float">
            <text:p>5.77222803320017</text:p>
          </table:table-cell>
          <table:table-cell office:value-type="string" calcext:value-type="string">
            <text:p>velocityMetersPerSec</text:p>
          </table:table-cell>
          <table:table-cell office:value-type="float" office:value="1.4846594131565" calcext:value-type="float">
            <text:p>1.4846594131565</text:p>
          </table:table-cell>
          <table:table-cell table:number-columns-repeated="16370"/>
        </table:table-row>
        <table:table-row table:style-name="ro1">
          <table:table-cell table:style-name="ce21" table:formula="of:=([.B401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0.9819322646683" calcext:value-type="float">
            <text:p>10.9819322646683</text:p>
          </table:table-cell>
          <table:table-cell office:value-type="string" calcext:value-type="string">
            <text:p>x</text:p>
          </table:table-cell>
          <table:table-cell office:value-type="float" office:value="8.1156043734965" calcext:value-type="float">
            <text:p>8.1156043734965</text:p>
          </table:table-cell>
          <table:table-cell office:value-type="string" calcext:value-type="string">
            <text:p>y</text:p>
          </table:table-cell>
          <table:table-cell office:value-type="float" office:value="0.841899432003863" calcext:value-type="float">
            <text:p>0.841899432003863</text:p>
          </table:table-cell>
          <table:table-cell office:value-type="string" calcext:value-type="string">
            <text:p>degrees</text:p>
          </table:table-cell>
          <table:table-cell office:value-type="float" office:value="9.67464373008926" calcext:value-type="float">
            <text:p>9.67464373008926</text:p>
          </table:table-cell>
          <table:table-cell office:value-type="string" calcext:value-type="string">
            <text:p>velocityMetersPerSec</text:p>
          </table:table-cell>
          <table:table-cell office:value-type="float" office:value="1.43067264736611" calcext:value-type="float">
            <text:p>1.43067264736611</text:p>
          </table:table-cell>
          <table:table-cell table:number-columns-repeated="16370"/>
        </table:table-row>
        <table:table-row table:style-name="ro1">
          <table:table-cell table:style-name="ce21" table:formula="of:=([.B402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0175890886658" calcext:value-type="float">
            <text:p>11.0175890886658</text:p>
          </table:table-cell>
          <table:table-cell office:value-type="string" calcext:value-type="string">
            <text:p>x</text:p>
          </table:table-cell>
          <table:table-cell office:value-type="float" office:value="8.16471934038175" calcext:value-type="float">
            <text:p>8.16471934038175</text:p>
          </table:table-cell>
          <table:table-cell office:value-type="string" calcext:value-type="string">
            <text:p>y</text:p>
          </table:table-cell>
          <table:table-cell office:value-type="float" office:value="0.85203999442431" calcext:value-type="float">
            <text:p>0.85203999442431</text:p>
          </table:table-cell>
          <table:table-cell office:value-type="string" calcext:value-type="string">
            <text:p>degrees</text:p>
          </table:table-cell>
          <table:table-cell office:value-type="float" office:value="13.7032170652682" calcext:value-type="float">
            <text:p>13.7032170652682</text:p>
          </table:table-cell>
          <table:table-cell office:value-type="string" calcext:value-type="string">
            <text:p>velocityMetersPerSec</text:p>
          </table:table-cell>
          <table:table-cell office:value-type="float" office:value="1.38230262674768" calcext:value-type="float">
            <text:p>1.38230262674768</text:p>
          </table:table-cell>
          <table:table-cell table:number-columns-repeated="16370"/>
        </table:table-row>
        <table:table-row table:style-name="ro1">
          <table:table-cell table:style-name="ce21" table:formula="of:=([.B403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0530044660952" calcext:value-type="float">
            <text:p>11.0530044660952</text:p>
          </table:table-cell>
          <table:table-cell office:value-type="string" calcext:value-type="string">
            <text:p>x</text:p>
          </table:table-cell>
          <table:table-cell office:value-type="float" office:value="8.21112788613173" calcext:value-type="float">
            <text:p>8.21112788613173</text:p>
          </table:table-cell>
          <table:table-cell office:value-type="string" calcext:value-type="string">
            <text:p>y</text:p>
          </table:table-cell>
          <table:table-cell office:value-type="float" office:value="0.865126046585895" calcext:value-type="float">
            <text:p>0.865126046585895</text:p>
          </table:table-cell>
          <table:table-cell office:value-type="string" calcext:value-type="string">
            <text:p>degrees</text:p>
          </table:table-cell>
          <table:table-cell office:value-type="float" office:value="17.830874242016" calcext:value-type="float">
            <text:p>17.830874242016</text:p>
          </table:table-cell>
          <table:table-cell office:value-type="string" calcext:value-type="string">
            <text:p>velocityMetersPerSec</text:p>
          </table:table-cell>
          <table:table-cell office:value-type="float" office:value="1.34070841079909" calcext:value-type="float">
            <text:p>1.34070841079909</text:p>
          </table:table-cell>
          <table:table-cell table:number-columns-repeated="16370"/>
        </table:table-row>
        <table:table-row table:style-name="ro1">
          <table:table-cell table:style-name="ce21" table:formula="of:=([.B404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0881546714393" calcext:value-type="float">
            <text:p>11.0881546714393</text:p>
          </table:table-cell>
          <table:table-cell office:value-type="string" calcext:value-type="string">
            <text:p>x</text:p>
          </table:table-cell>
          <table:table-cell office:value-type="float" office:value="8.25487378972599" calcext:value-type="float">
            <text:p>8.25487378972599</text:p>
          </table:table-cell>
          <table:table-cell office:value-type="string" calcext:value-type="string">
            <text:p>y</text:p>
          </table:table-cell>
          <table:table-cell office:value-type="float" office:value="0.880972693182961" calcext:value-type="float">
            <text:p>0.880972693182961</text:p>
          </table:table-cell>
          <table:table-cell office:value-type="string" calcext:value-type="string">
            <text:p>degrees</text:p>
          </table:table-cell>
          <table:table-cell office:value-type="float" office:value="22.0264776605458" calcext:value-type="float">
            <text:p>22.0264776605458</text:p>
          </table:table-cell>
          <table:table-cell office:value-type="string" calcext:value-type="string">
            <text:p>velocityMetersPerSec</text:p>
          </table:table-cell>
          <table:table-cell office:value-type="float" office:value="1.30665190242367" calcext:value-type="float">
            <text:p>1.30665190242367</text:p>
          </table:table-cell>
          <table:table-cell table:number-columns-repeated="16370"/>
        </table:table-row>
        <table:table-row table:style-name="ro1">
          <table:table-cell table:style-name="ce21" table:formula="of:=([.B405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1229919803767" calcext:value-type="float">
            <text:p>11.1229919803767</text:p>
          </table:table-cell>
          <table:table-cell office:value-type="string" calcext:value-type="string">
            <text:p>x</text:p>
          </table:table-cell>
          <table:table-cell office:value-type="float" office:value="8.29600083014407" calcext:value-type="float">
            <text:p>8.29600083014407</text:p>
          </table:table-cell>
          <table:table-cell office:value-type="string" calcext:value-type="string">
            <text:p>y</text:p>
          </table:table-cell>
          <table:table-cell office:value-type="float" office:value="0.899395038909851" calcext:value-type="float">
            <text:p>0.899395038909851</text:p>
          </table:table-cell>
          <table:table-cell office:value-type="string" calcext:value-type="string">
            <text:p>degrees</text:p>
          </table:table-cell>
          <table:table-cell office:value-type="float" office:value="26.2563580560963" calcext:value-type="float">
            <text:p>26.2563580560963</text:p>
          </table:table-cell>
          <table:table-cell office:value-type="string" calcext:value-type="string">
            <text:p>velocityMetersPerSec</text:p>
          </table:table-cell>
          <table:table-cell office:value-type="float" office:value="1.28049276064523" calcext:value-type="float">
            <text:p>1.28049276064523</text:p>
          </table:table-cell>
          <table:table-cell table:number-columns-repeated="16370"/>
        </table:table-row>
        <table:table-row table:style-name="ro1">
          <table:table-cell table:style-name="ce21" table:formula="of:=([.B406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1574523971838" calcext:value-type="float">
            <text:p>11.1574523971838</text:p>
          </table:table-cell>
          <table:table-cell office:value-type="string" calcext:value-type="string">
            <text:p>x</text:p>
          </table:table-cell>
          <table:table-cell office:value-type="float" office:value="8.3345527863655" calcext:value-type="float">
            <text:p>8.3345527863655</text:p>
          </table:table-cell>
          <table:table-cell office:value-type="string" calcext:value-type="string">
            <text:p>y</text:p>
          </table:table-cell>
          <table:table-cell office:value-type="float" office:value="0.92020818846091" calcext:value-type="float">
            <text:p>0.92020818846091</text:p>
          </table:table-cell>
          <table:table-cell office:value-type="string" calcext:value-type="string">
            <text:p>degrees</text:p>
          </table:table-cell>
          <table:table-cell office:value-type="float" office:value="30.4861987446164" calcext:value-type="float">
            <text:p>30.4861987446164</text:p>
          </table:table-cell>
          <table:table-cell office:value-type="string" calcext:value-type="string">
            <text:p>velocityMetersPerSec</text:p>
          </table:table-cell>
          <table:table-cell office:value-type="float" office:value="1.26221705327795" calcext:value-type="float">
            <text:p>1.26221705327795</text:p>
          </table:table-cell>
          <table:table-cell table:number-columns-repeated="16370"/>
        </table:table-row>
        <table:table-row table:style-name="ro1">
          <table:table-cell table:style-name="ce21" table:formula="of:=([.B407]-[.$B$1])*24*3600" office:value-type="float" office:value="2.60600012261421" calcext:value-type="float">
            <text:p>2.606</text:p>
          </table:table-cell>
          <table:table-cell office:value-type="date" office:date-value="2024-11-10T20:58:02.351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1914641090411" calcext:value-type="float">
            <text:p>11.1914641090411</text:p>
          </table:table-cell>
          <table:table-cell office:value-type="string" calcext:value-type="string">
            <text:p>x</text:p>
          </table:table-cell>
          <table:table-cell office:value-type="float" office:value="8.37057343736982" calcext:value-type="float">
            <text:p>8.37057343736982</text:p>
          </table:table-cell>
          <table:table-cell office:value-type="string" calcext:value-type="string">
            <text:p>y</text:p>
          </table:table-cell>
          <table:table-cell office:value-type="float" office:value="0.943227246530481" calcext:value-type="float">
            <text:p>0.943227246530481</text:p>
          </table:table-cell>
          <table:table-cell office:value-type="string" calcext:value-type="string">
            <text:p>degrees</text:p>
          </table:table-cell>
          <table:table-cell office:value-type="float" office:value="34.6830374202391" calcext:value-type="float">
            <text:p>34.6830374202391</text:p>
          </table:table-cell>
          <table:table-cell office:value-type="string" calcext:value-type="string">
            <text:p>velocityMetersPerSec</text:p>
          </table:table-cell>
          <table:table-cell office:value-type="float" office:value="1.25148660127128" calcext:value-type="float">
            <text:p>1.25148660127128</text:p>
          </table:table-cell>
          <table:table-cell table:number-columns-repeated="16370"/>
        </table:table-row>
        <table:table-row table:style-name="ro1">
          <table:table-cell table:style-name="ce21" table:formula="of:=([.B408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2249555401621" calcext:value-type="float">
            <text:p>11.2249555401621</text:p>
          </table:table-cell>
          <table:table-cell office:value-type="string" calcext:value-type="string">
            <text:p>x</text:p>
          </table:table-cell>
          <table:table-cell office:value-type="float" office:value="8.40410656213659" calcext:value-type="float">
            <text:p>8.40410656213659</text:p>
          </table:table-cell>
          <table:table-cell office:value-type="string" calcext:value-type="string">
            <text:p>y</text:p>
          </table:table-cell>
          <table:table-cell office:value-type="float" office:value="0.968267317812907" calcext:value-type="float">
            <text:p>0.968267317812907</text:p>
          </table:table-cell>
          <table:table-cell office:value-type="string" calcext:value-type="string">
            <text:p>degrees</text:p>
          </table:table-cell>
          <table:table-cell office:value-type="float" office:value="38.81712397371" calcext:value-type="float">
            <text:p>38.81712397371</text:p>
          </table:table-cell>
          <table:table-cell office:value-type="string" calcext:value-type="string">
            <text:p>velocityMetersPerSec</text:p>
          </table:table-cell>
          <table:table-cell office:value-type="float" office:value="1.24769801515366" calcext:value-type="float">
            <text:p>1.24769801515366</text:p>
          </table:table-cell>
          <table:table-cell table:number-columns-repeated="16370"/>
        </table:table-row>
        <table:table-row table:style-name="ro1">
          <table:table-cell table:style-name="ce21" table:formula="of:=([.B409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2578620416209" calcext:value-type="float">
            <text:p>11.2578620416209</text:p>
          </table:table-cell>
          <table:table-cell office:value-type="string" calcext:value-type="string">
            <text:p>x</text:p>
          </table:table-cell>
          <table:table-cell office:value-type="float" office:value="8.43519593964534" calcext:value-type="float">
            <text:p>8.43519593964534</text:p>
          </table:table-cell>
          <table:table-cell office:value-type="string" calcext:value-type="string">
            <text:p>y</text:p>
          </table:table-cell>
          <table:table-cell office:value-type="float" office:value="0.995143507002532" calcext:value-type="float">
            <text:p>0.995143507002532</text:p>
          </table:table-cell>
          <table:table-cell office:value-type="string" calcext:value-type="string">
            <text:p>degrees</text:p>
          </table:table-cell>
          <table:table-cell office:value-type="float" office:value="42.8634091518701" calcext:value-type="float">
            <text:p>42.8634091518701</text:p>
          </table:table-cell>
          <table:table-cell office:value-type="string" calcext:value-type="string">
            <text:p>velocityMetersPerSec</text:p>
          </table:table-cell>
          <table:table-cell office:value-type="float" office:value="1.25004379741426" calcext:value-type="float">
            <text:p>1.25004379741426</text:p>
          </table:table-cell>
          <table:table-cell table:number-columns-repeated="16370"/>
        </table:table-row>
        <table:table-row table:style-name="ro1">
          <table:table-cell table:style-name="ce21" table:formula="of:=([.B410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2901306062095" calcext:value-type="float">
            <text:p>11.2901306062095</text:p>
          </table:table-cell>
          <table:table-cell office:value-type="string" calcext:value-type="string">
            <text:p>x</text:p>
          </table:table-cell>
          <table:table-cell office:value-type="float" office:value="8.46388534887561" calcext:value-type="float">
            <text:p>8.46388534887561</text:p>
          </table:table-cell>
          <table:table-cell office:value-type="string" calcext:value-type="string">
            <text:p>y</text:p>
          </table:table-cell>
          <table:table-cell office:value-type="float" office:value="1.0236709187937" calcext:value-type="float">
            <text:p>1.0236709187937</text:p>
          </table:table-cell>
          <table:table-cell office:value-type="string" calcext:value-type="string">
            <text:p>degrees</text:p>
          </table:table-cell>
          <table:table-cell office:value-type="float" office:value="46.8025251700963" calcext:value-type="float">
            <text:p>46.8025251700963</text:p>
          </table:table-cell>
          <table:table-cell office:value-type="string" calcext:value-type="string">
            <text:p>velocityMetersPerSec</text:p>
          </table:table-cell>
          <table:table-cell office:value-type="float" office:value="1.25757095515266" calcext:value-type="float">
            <text:p>1.25757095515266</text:p>
          </table:table-cell>
          <table:table-cell table:number-columns-repeated="16370"/>
        </table:table-row>
        <table:table-row table:style-name="ro1">
          <table:table-cell table:style-name="ce21" table:formula="of:=([.B411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3217224247406" calcext:value-type="float">
            <text:p>11.3217224247406</text:p>
          </table:table-cell>
          <table:table-cell office:value-type="string" calcext:value-type="string">
            <text:p>x</text:p>
          </table:table-cell>
          <table:table-cell office:value-type="float" office:value="8.49021856880693" calcext:value-type="float">
            <text:p>8.49021856880693</text:p>
          </table:table-cell>
          <table:table-cell office:value-type="string" calcext:value-type="string">
            <text:p>y</text:p>
          </table:table-cell>
          <table:table-cell office:value-type="float" office:value="1.05366465788075" calcext:value-type="float">
            <text:p>1.05366465788075</text:p>
          </table:table-cell>
          <table:table-cell office:value-type="string" calcext:value-type="string">
            <text:p>degrees</text:p>
          </table:table-cell>
          <table:table-cell office:value-type="float" office:value="50.6212256713314" calcext:value-type="float">
            <text:p>50.6212256713314</text:p>
          </table:table-cell>
          <table:table-cell office:value-type="string" calcext:value-type="string">
            <text:p>velocityMetersPerSec</text:p>
          </table:table-cell>
          <table:table-cell office:value-type="float" office:value="1.26923461439608" calcext:value-type="float">
            <text:p>1.26923461439608</text:p>
          </table:table-cell>
          <table:table-cell table:number-columns-repeated="16370"/>
        </table:table-row>
        <table:table-row table:style-name="ro1">
          <table:table-cell table:style-name="ce21" table:formula="of:=([.B412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3526134794546" calcext:value-type="float">
            <text:p>11.3526134794546</text:p>
          </table:table-cell>
          <table:table-cell office:value-type="string" calcext:value-type="string">
            <text:p>x</text:p>
          </table:table-cell>
          <table:table-cell office:value-type="float" office:value="8.51423937841887" calcext:value-type="float">
            <text:p>8.51423937841887</text:p>
          </table:table-cell>
          <table:table-cell office:value-type="string" calcext:value-type="string">
            <text:p>y</text:p>
          </table:table-cell>
          <table:table-cell office:value-type="float" office:value="1.08493982895804" calcext:value-type="float">
            <text:p>1.08493982895804</text:p>
          </table:table-cell>
          <table:table-cell office:value-type="string" calcext:value-type="string">
            <text:p>degrees</text:p>
          </table:table-cell>
          <table:table-cell office:value-type="float" office:value="54.3123466853197" calcext:value-type="float">
            <text:p>54.3123466853197</text:p>
          </table:table-cell>
          <table:table-cell office:value-type="string" calcext:value-type="string">
            <text:p>velocityMetersPerSec</text:p>
          </table:table-cell>
          <table:table-cell office:value-type="float" office:value="1.28394514863557" calcext:value-type="float">
            <text:p>1.28394514863557</text:p>
          </table:table-cell>
          <table:table-cell table:number-columns-repeated="16370"/>
        </table:table-row>
        <table:table-row table:style-name="ro1">
          <table:table-cell table:style-name="ce21" table:formula="of:=([.B413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3827936216772" calcext:value-type="float">
            <text:p>11.3827936216772</text:p>
          </table:table-cell>
          <table:table-cell office:value-type="string" calcext:value-type="string">
            <text:p>x</text:p>
          </table:table-cell>
          <table:table-cell office:value-type="float" office:value="8.53599155669094" calcext:value-type="float">
            <text:p>8.53599155669094</text:p>
          </table:table-cell>
          <table:table-cell office:value-type="string" calcext:value-type="string">
            <text:p>y</text:p>
          </table:table-cell>
          <table:table-cell office:value-type="float" office:value="1.1173115367199" calcext:value-type="float">
            <text:p>1.1173115367199</text:p>
          </table:table-cell>
          <table:table-cell office:value-type="string" calcext:value-type="string">
            <text:p>degrees</text:p>
          </table:table-cell>
          <table:table-cell office:value-type="float" office:value="57.8744113348028" calcext:value-type="float">
            <text:p>57.8744113348028</text:p>
          </table:table-cell>
          <table:table-cell office:value-type="string" calcext:value-type="string">
            <text:p>velocityMetersPerSec</text:p>
          </table:table-cell>
          <table:table-cell office:value-type="float" office:value="1.30060769340429" calcext:value-type="float">
            <text:p>1.30060769340429</text:p>
          </table:table-cell>
          <table:table-cell table:number-columns-repeated="16370"/>
        </table:table-row>
        <table:table-row table:style-name="ro1">
          <table:table-cell table:style-name="ce21" table:formula="of:=([.B414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4122646835645" calcext:value-type="float">
            <text:p>11.4122646835645</text:p>
          </table:table-cell>
          <table:table-cell office:value-type="string" calcext:value-type="string">
            <text:p>x</text:p>
          </table:table-cell>
          <table:table-cell office:value-type="float" office:value="8.5555188826027" calcext:value-type="float">
            <text:p>8.5555188826027</text:p>
          </table:table-cell>
          <table:table-cell office:value-type="string" calcext:value-type="string">
            <text:p>y</text:p>
          </table:table-cell>
          <table:table-cell office:value-type="float" office:value="1.15059488586067" calcext:value-type="float">
            <text:p>1.15059488586067</text:p>
          </table:table-cell>
          <table:table-cell office:value-type="string" calcext:value-type="string">
            <text:p>degrees</text:p>
          </table:table-cell>
          <table:table-cell office:value-type="float" office:value="61.3110236450851" calcext:value-type="float">
            <text:p>61.3110236450851</text:p>
          </table:table-cell>
          <table:table-cell office:value-type="string" calcext:value-type="string">
            <text:p>velocityMetersPerSec</text:p>
          </table:table-cell>
          <table:table-cell office:value-type="float" office:value="1.31815304028823" calcext:value-type="float">
            <text:p>1.31815304028823</text:p>
          </table:table-cell>
          <table:table-cell table:number-columns-repeated="16370"/>
        </table:table-row>
        <table:table-row table:style-name="ro1">
          <table:table-cell table:style-name="ce21" table:formula="of:=([.B415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4410381539417" calcext:value-type="float">
            <text:p>11.4410381539417</text:p>
          </table:table-cell>
          <table:table-cell office:value-type="string" calcext:value-type="string">
            <text:p>x</text:p>
          </table:table-cell>
          <table:table-cell office:value-type="float" office:value="8.57286513513369" calcext:value-type="float">
            <text:p>8.57286513513369</text:p>
          </table:table-cell>
          <table:table-cell office:value-type="string" calcext:value-type="string">
            <text:p>y</text:p>
          </table:table-cell>
          <table:table-cell office:value-type="float" office:value="1.18460498107471" calcext:value-type="float">
            <text:p>1.18460498107471</text:p>
          </table:table-cell>
          <table:table-cell office:value-type="string" calcext:value-type="string">
            <text:p>degrees</text:p>
          </table:table-cell>
          <table:table-cell office:value-type="float" office:value="64.6301883329734" calcext:value-type="float">
            <text:p>64.6301883329734</text:p>
          </table:table-cell>
          <table:table-cell office:value-type="string" calcext:value-type="string">
            <text:p>velocityMetersPerSec</text:p>
          </table:table-cell>
          <table:table-cell office:value-type="float" office:value="1.33555908897717" calcext:value-type="float">
            <text:p>1.33555908897717</text:p>
          </table:table-cell>
          <table:table-cell table:number-columns-repeated="16370"/>
        </table:table-row>
        <table:table-row table:style-name="ro1">
          <table:table-cell table:style-name="ce21" table:formula="of:=([.B416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4691328542227" calcext:value-type="float">
            <text:p>11.4691328542227</text:p>
          </table:table-cell>
          <table:table-cell office:value-type="string" calcext:value-type="string">
            <text:p>x</text:p>
          </table:table-cell>
          <table:table-cell office:value-type="float" office:value="8.58807409326344" calcext:value-type="float">
            <text:p>8.58807409326344</text:p>
          </table:table-cell>
          <table:table-cell office:value-type="string" calcext:value-type="string">
            <text:p>y</text:p>
          </table:table-cell>
          <table:table-cell office:value-type="float" office:value="1.21915692705635" calcext:value-type="float">
            <text:p>1.21915692705635</text:p>
          </table:table-cell>
          <table:table-cell office:value-type="string" calcext:value-type="string">
            <text:p>degrees</text:p>
          </table:table-cell>
          <table:table-cell office:value-type="float" office:value="67.8436670436164" calcext:value-type="float">
            <text:p>67.8436670436164</text:p>
          </table:table-cell>
          <table:table-cell office:value-type="string" calcext:value-type="string">
            <text:p>velocityMetersPerSec</text:p>
          </table:table-cell>
          <table:table-cell office:value-type="float" office:value="1.35186240430296" calcext:value-type="float">
            <text:p>1.35186240430296</text:p>
          </table:table-cell>
          <table:table-cell table:number-columns-repeated="16370"/>
        </table:table-row>
        <table:table-row table:style-name="ro1">
          <table:table-cell table:style-name="ce21" table:formula="of:=([.B417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4965729299014" calcext:value-type="float">
            <text:p>11.4965729299014</text:p>
          </table:table-cell>
          <table:table-cell office:value-type="string" calcext:value-type="string">
            <text:p>x</text:p>
          </table:table-cell>
          <table:table-cell office:value-type="float" office:value="8.6011895359715" calcext:value-type="float">
            <text:p>8.6011895359715</text:p>
          </table:table-cell>
          <table:table-cell office:value-type="string" calcext:value-type="string">
            <text:p>y</text:p>
          </table:table-cell>
          <table:table-cell office:value-type="float" office:value="1.25406582849994" calcext:value-type="float">
            <text:p>1.25406582849994</text:p>
          </table:table-cell>
          <table:table-cell office:value-type="string" calcext:value-type="string">
            <text:p>degrees</text:p>
          </table:table-cell>
          <table:table-cell office:value-type="float" office:value="70.9664498562757" calcext:value-type="float">
            <text:p>70.9664498562757</text:p>
          </table:table-cell>
          <table:table-cell office:value-type="string" calcext:value-type="string">
            <text:p>velocityMetersPerSec</text:p>
          </table:table-cell>
          <table:table-cell office:value-type="float" office:value="1.36615994469647" calcext:value-type="float">
            <text:p>1.36615994469647</text:p>
          </table:table-cell>
          <table:table-cell table:number-columns-repeated="16370"/>
        </table:table-row>
        <table:table-row table:style-name="ro1">
          <table:table-cell table:style-name="ce21" table:formula="of:=([.B418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5233863607083" calcext:value-type="float">
            <text:p>11.5233863607083</text:p>
          </table:table-cell>
          <table:table-cell office:value-type="string" calcext:value-type="string">
            <text:p>x</text:p>
          </table:table-cell>
          <table:table-cell office:value-type="float" office:value="8.61225524223741" calcext:value-type="float">
            <text:p>8.61225524223741</text:p>
          </table:table-cell>
          <table:table-cell office:value-type="string" calcext:value-type="string">
            <text:p>y</text:p>
          </table:table-cell>
          <table:table-cell office:value-type="float" office:value="1.28914679009982" calcext:value-type="float">
            <text:p>1.28914679009982</text:p>
          </table:table-cell>
          <table:table-cell office:value-type="string" calcext:value-type="string">
            <text:p>degrees</text:p>
          </table:table-cell>
          <table:table-cell office:value-type="float" office:value="74.0163928680007" calcext:value-type="float">
            <text:p>74.0163928680007</text:p>
          </table:table-cell>
          <table:table-cell office:value-type="string" calcext:value-type="string">
            <text:p>velocityMetersPerSec</text:p>
          </table:table-cell>
          <table:table-cell office:value-type="float" office:value="1.37760159157457" calcext:value-type="float">
            <text:p>1.37760159157457</text:p>
          </table:table-cell>
          <table:table-cell table:number-columns-repeated="16370"/>
        </table:table-row>
        <table:table-row table:style-name="ro1">
          <table:table-cell table:style-name="ce21" table:formula="of:=([.B419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5496041072781" calcext:value-type="float">
            <text:p>11.5496041072781</text:p>
          </table:table-cell>
          <table:table-cell office:value-type="string" calcext:value-type="string">
            <text:p>x</text:p>
          </table:table-cell>
          <table:table-cell office:value-type="float" office:value="8.62131499104071" calcext:value-type="float">
            <text:p>8.62131499104071</text:p>
          </table:table-cell>
          <table:table-cell office:value-type="string" calcext:value-type="string">
            <text:p>y</text:p>
          </table:table-cell>
          <table:table-cell office:value-type="float" office:value="1.32421491655033" calcext:value-type="float">
            <text:p>1.32421491655033</text:p>
          </table:table-cell>
          <table:table-cell office:value-type="string" calcext:value-type="string">
            <text:p>degrees</text:p>
          </table:table-cell>
          <table:table-cell office:value-type="float" office:value="77.0140528044709" calcext:value-type="float">
            <text:p>77.0140528044709</text:p>
          </table:table-cell>
          <table:table-cell office:value-type="string" calcext:value-type="string">
            <text:p>velocityMetersPerSec</text:p>
          </table:table-cell>
          <table:table-cell office:value-type="float" office:value="1.3853746150551" calcext:value-type="float">
            <text:p>1.3853746150551</text:p>
          </table:table-cell>
          <table:table-cell table:number-columns-repeated="16370"/>
        </table:table-row>
        <table:table-row table:style-name="ro1">
          <table:table-cell table:style-name="ce21" table:formula="of:=([.B420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5752599609487" calcext:value-type="float">
            <text:p>11.5752599609487</text:p>
          </table:table-cell>
          <table:table-cell office:value-type="string" calcext:value-type="string">
            <text:p>x</text:p>
          </table:table-cell>
          <table:table-cell office:value-type="float" office:value="8.62841256136095" calcext:value-type="float">
            <text:p>8.62841256136095</text:p>
          </table:table-cell>
          <table:table-cell office:value-type="string" calcext:value-type="string">
            <text:p>y</text:p>
          </table:table-cell>
          <table:table-cell office:value-type="float" office:value="1.35908531254582" calcext:value-type="float">
            <text:p>1.35908531254582</text:p>
          </table:table-cell>
          <table:table-cell office:value-type="string" calcext:value-type="string">
            <text:p>degrees</text:p>
          </table:table-cell>
          <table:table-cell office:value-type="float" office:value="79.9827390865494" calcext:value-type="float">
            <text:p>79.9827390865494</text:p>
          </table:table-cell>
          <table:table-cell office:value-type="string" calcext:value-type="string">
            <text:p>velocityMetersPerSec</text:p>
          </table:table-cell>
          <table:table-cell office:value-type="float" office:value="1.38868163091113" calcext:value-type="float">
            <text:p>1.38868163091113</text:p>
          </table:table-cell>
          <table:table-cell table:number-columns-repeated="16370"/>
        </table:table-row>
        <table:table-row table:style-name="ro1">
          <table:table-cell table:style-name="ce21" table:formula="of:=([.B421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003911459184" calcext:value-type="float">
            <text:p>11.6003911459184</text:p>
          </table:table-cell>
          <table:table-cell office:value-type="string" calcext:value-type="string">
            <text:p>x</text:p>
          </table:table-cell>
          <table:table-cell office:value-type="float" office:value="8.63359173217765" calcext:value-type="float">
            <text:p>8.63359173217765</text:p>
          </table:table-cell>
          <table:table-cell office:value-type="string" calcext:value-type="string">
            <text:p>y</text:p>
          </table:table-cell>
          <table:table-cell office:value-type="float" office:value="1.39357308278064" calcext:value-type="float">
            <text:p>1.39357308278064</text:p>
          </table:table-cell>
          <table:table-cell office:value-type="string" calcext:value-type="string">
            <text:p>degrees</text:p>
          </table:table-cell>
          <table:table-cell office:value-type="float" office:value="82.9488018680104" calcext:value-type="float">
            <text:p>82.9488018680104</text:p>
          </table:table-cell>
          <table:table-cell office:value-type="string" calcext:value-type="string">
            <text:p>velocityMetersPerSec</text:p>
          </table:table-cell>
          <table:table-cell office:value-type="float" office:value="1.38671402250138" calcext:value-type="float">
            <text:p>1.38671402250138</text:p>
          </table:table-cell>
          <table:table-cell table:number-columns-repeated="16370"/>
        </table:table-row>
        <table:table-row table:style-name="ro1">
          <table:table-cell table:style-name="ce21" table:formula="of:=([.B422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250397364604" calcext:value-type="float">
            <text:p>11.6250397364604</text:p>
          </table:table-cell>
          <table:table-cell office:value-type="string" calcext:value-type="string">
            <text:p>x</text:p>
          </table:table-cell>
          <table:table-cell office:value-type="float" office:value="8.63689628247037" calcext:value-type="float">
            <text:p>8.63689628247037</text:p>
          </table:table-cell>
          <table:table-cell office:value-type="string" calcext:value-type="string">
            <text:p>y</text:p>
          </table:table-cell>
          <table:table-cell office:value-type="float" office:value="1.42749333194912" calcext:value-type="float">
            <text:p>1.42749333194912</text:p>
          </table:table-cell>
          <table:table-cell office:value-type="string" calcext:value-type="string">
            <text:p>degrees</text:p>
          </table:table-cell>
          <table:table-cell office:value-type="float" office:value="85.9421796831979" calcext:value-type="float">
            <text:p>85.9421796831979</text:p>
          </table:table-cell>
          <table:table-cell office:value-type="string" calcext:value-type="string">
            <text:p>velocityMetersPerSec</text:p>
          </table:table-cell>
          <table:table-cell office:value-type="float" office:value="1.37862345656844" calcext:value-type="float">
            <text:p>1.37862345656844</text:p>
          </table:table-cell>
          <table:table-cell table:number-columns-repeated="16370"/>
        </table:table-row>
        <table:table-row table:style-name="ro1">
          <table:table-cell table:style-name="ce21" table:formula="of:=([.B423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492549929816" calcext:value-type="float">
            <text:p>11.6492549929816</text:p>
          </table:table-cell>
          <table:table-cell office:value-type="string" calcext:value-type="string">
            <text:p>x</text:p>
          </table:table-cell>
          <table:table-cell office:value-type="float" office:value="8.63836999121864" calcext:value-type="float">
            <text:p>8.63836999121864</text:p>
          </table:table-cell>
          <table:table-cell office:value-type="string" calcext:value-type="string">
            <text:p>y</text:p>
          </table:table-cell>
          <table:table-cell office:value-type="float" office:value="1.46066116474561" calcext:value-type="float">
            <text:p>1.46066116474561</text:p>
          </table:table-cell>
          <table:table-cell office:value-type="string" calcext:value-type="string">
            <text:p>degrees</text:p>
          </table:table-cell>
          <table:table-cell office:value-type="float" office:value="88.9972405284543" calcext:value-type="float">
            <text:p>88.9972405284543</text:p>
          </table:table-cell>
          <table:table-cell office:value-type="string" calcext:value-type="string">
            <text:p>velocityMetersPerSec</text:p>
          </table:table-cell>
          <table:table-cell office:value-type="float" office:value="1.36349545847504" calcext:value-type="float">
            <text:p>1.36349545847504</text:p>
          </table:table-cell>
          <table:table-cell table:number-columns-repeated="16370"/>
        </table:table-row>
        <table:table-row table:style-name="ro1">
          <table:table-cell table:style-name="ce21" table:formula="of:=([.B424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732758746328" calcext:value-type="float">
            <text:p>11.6732758746328</text:p>
          </table:table-cell>
          <table:table-cell office:value-type="string" calcext:value-type="string">
            <text:p>x</text:p>
          </table:table-cell>
          <table:table-cell office:value-type="float" office:value="8.638056637402" calcext:value-type="float">
            <text:p>8.638056637402</text:p>
          </table:table-cell>
          <table:table-cell office:value-type="string" calcext:value-type="string">
            <text:p>y</text:p>
          </table:table-cell>
          <table:table-cell office:value-type="float" office:value="1.49289168586446" calcext:value-type="float">
            <text:p>1.49289168586446</text:p>
          </table:table-cell>
          <table:table-cell office:value-type="string" calcext:value-type="string">
            <text:p>degrees</text:p>
          </table:table-cell>
          <table:table-cell office:value-type="float" office:value="92.1539626956346" calcext:value-type="float">
            <text:p>92.1539626956346</text:p>
          </table:table-cell>
          <table:table-cell office:value-type="string" calcext:value-type="string">
            <text:p>velocityMetersPerSec</text:p>
          </table:table-cell>
          <table:table-cell office:value-type="float" office:value="1.32017325992968" calcext:value-type="float">
            <text:p>1.32017325992968</text:p>
          </table:table-cell>
          <table:table-cell table:number-columns-repeated="16370"/>
        </table:table-row>
        <table:table-row table:style-name="ro1">
          <table:table-cell table:style-name="ce21" table:formula="of:=([.B425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6974599109093" calcext:value-type="float">
            <text:p>11.6974599109093</text:p>
          </table:table-cell>
          <table:table-cell office:value-type="string" calcext:value-type="string">
            <text:p>x</text:p>
          </table:table-cell>
          <table:table-cell office:value-type="float" office:value="8.636" calcext:value-type="float">
            <text:p>8.636</text:p>
          </table:table-cell>
          <table:table-cell office:value-type="string" calcext:value-type="string">
            <text:p>y</text:p>
          </table:table-cell>
          <table:table-cell office:value-type="float" office:value="1.524" calcext:value-type="float">
            <text:p>1.524</text:p>
          </table:table-cell>
          <table:table-cell office:value-type="string" calcext:value-type="string">
            <text:p>degrees</text:p>
          </table:table-cell>
          <table:table-cell office:value-type="float" office:value="95.4595114173082" calcext:value-type="float">
            <text:p>95.4595114173082</text:p>
          </table:table-cell>
          <table:table-cell office:value-type="string" calcext:value-type="string">
            <text:p>velocityMetersPerSec</text:p>
          </table:table-cell>
          <table:table-cell office:value-type="float" office:value="1.25807497045397" calcext:value-type="float">
            <text:p>1.25807497045397</text:p>
          </table:table-cell>
          <table:table-cell table:number-columns-repeated="16370"/>
        </table:table-row>
        <table:table-row table:style-name="ro1">
          <table:table-cell table:style-name="ce21" table:formula="of:=([.B426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220810147817" calcext:value-type="float">
            <text:p>11.7220810147817</text:p>
          </table:table-cell>
          <table:table-cell office:value-type="string" calcext:value-type="string">
            <text:p>x</text:p>
          </table:table-cell>
          <table:table-cell office:value-type="float" office:value="8.63223495579236" calcext:value-type="float">
            <text:p>8.63223495579236</text:p>
          </table:table-cell>
          <table:table-cell office:value-type="string" calcext:value-type="string">
            <text:p>y</text:p>
          </table:table-cell>
          <table:table-cell office:value-type="float" office:value="1.55383818306069" calcext:value-type="float">
            <text:p>1.55383818306069</text:p>
          </table:table-cell>
          <table:table-cell office:value-type="string" calcext:value-type="string">
            <text:p>degrees</text:p>
          </table:table-cell>
          <table:table-cell office:value-type="float" office:value="98.9878749680669" calcext:value-type="float">
            <text:p>98.9878749680669</text:p>
          </table:table-cell>
          <table:table-cell office:value-type="string" calcext:value-type="string">
            <text:p>velocityMetersPerSec</text:p>
          </table:table-cell>
          <table:table-cell office:value-type="float" office:value="1.18493373556755" calcext:value-type="float">
            <text:p>1.18493373556755</text:p>
          </table:table-cell>
          <table:table-cell table:number-columns-repeated="16370"/>
        </table:table-row>
        <table:table-row table:style-name="ro1">
          <table:table-cell table:style-name="ce21" table:formula="of:=([.B427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47314523332" calcext:value-type="float">
            <text:p>11.747314523332</text:p>
          </table:table-cell>
          <table:table-cell office:value-type="string" calcext:value-type="string">
            <text:p>x</text:p>
          </table:table-cell>
          <table:table-cell office:value-type="float" office:value="8.62676077275953" calcext:value-type="float">
            <text:p>8.62676077275953</text:p>
          </table:table-cell>
          <table:table-cell office:value-type="string" calcext:value-type="string">
            <text:p>y</text:p>
          </table:table-cell>
          <table:table-cell office:value-type="float" office:value="1.58240619581141" calcext:value-type="float">
            <text:p>1.58240619581141</text:p>
          </table:table-cell>
          <table:table-cell office:value-type="string" calcext:value-type="string">
            <text:p>degrees</text:p>
          </table:table-cell>
          <table:table-cell office:value-type="float" office:value="102.766776468112" calcext:value-type="float">
            <text:p>102.766776468112</text:p>
          </table:table-cell>
          <table:table-cell office:value-type="string" calcext:value-type="string">
            <text:p>velocityMetersPerSec</text:p>
          </table:table-cell>
          <table:table-cell office:value-type="float" office:value="1.12055337095249" calcext:value-type="float">
            <text:p>1.12055337095249</text:p>
          </table:table-cell>
          <table:table-cell table:number-columns-repeated="16370"/>
        </table:table-row>
        <table:table-row table:style-name="ro1">
          <table:table-cell table:style-name="ce21" table:formula="of:=([.B428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731561044159" calcext:value-type="float">
            <text:p>11.7731561044159</text:p>
          </table:table-cell>
          <table:table-cell office:value-type="string" calcext:value-type="string">
            <text:p>x</text:p>
          </table:table-cell>
          <table:table-cell office:value-type="float" office:value="8.61956781668214" calcext:value-type="float">
            <text:p>8.61956781668214</text:p>
          </table:table-cell>
          <table:table-cell office:value-type="string" calcext:value-type="string">
            <text:p>y</text:p>
          </table:table-cell>
          <table:table-cell office:value-type="float" office:value="1.60974097023116" calcext:value-type="float">
            <text:p>1.60974097023116</text:p>
          </table:table-cell>
          <table:table-cell office:value-type="string" calcext:value-type="string">
            <text:p>degrees</text:p>
          </table:table-cell>
          <table:table-cell office:value-type="float" office:value="106.770825229025" calcext:value-type="float">
            <text:p>106.770825229025</text:p>
          </table:table-cell>
          <table:table-cell office:value-type="string" calcext:value-type="string">
            <text:p>velocityMetersPerSec</text:p>
          </table:table-cell>
          <table:table-cell office:value-type="float" office:value="1.06703130955337" calcext:value-type="float">
            <text:p>1.06703130955337</text:p>
          </table:table-cell>
          <table:table-cell table:number-columns-repeated="16370"/>
        </table:table-row>
        <table:table-row table:style-name="ro1">
          <table:table-cell table:style-name="ce21" table:formula="of:=([.B429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7995486475126" calcext:value-type="float">
            <text:p>11.7995486475126</text:p>
          </table:table-cell>
          <table:table-cell office:value-type="string" calcext:value-type="string">
            <text:p>x</text:p>
          </table:table-cell>
          <table:table-cell office:value-type="float" office:value="8.61064645334083" calcext:value-type="float">
            <text:p>8.61064645334083</text:p>
          </table:table-cell>
          <table:table-cell office:value-type="string" calcext:value-type="string">
            <text:p>y</text:p>
          </table:table-cell>
          <table:table-cell office:value-type="float" office:value="1.63587943829893" calcext:value-type="float">
            <text:p>1.63587943829893</text:p>
          </table:table-cell>
          <table:table-cell office:value-type="string" calcext:value-type="string">
            <text:p>degrees</text:p>
          </table:table-cell>
          <table:table-cell office:value-type="float" office:value="110.960990701594" calcext:value-type="float">
            <text:p>110.960990701594</text:p>
          </table:table-cell>
          <table:table-cell office:value-type="string" calcext:value-type="string">
            <text:p>velocityMetersPerSec</text:p>
          </table:table-cell>
          <table:table-cell office:value-type="float" office:value="1.02590981964871" calcext:value-type="float">
            <text:p>1.02590981964871</text:p>
          </table:table-cell>
          <table:table-cell table:number-columns-repeated="16370"/>
        </table:table-row>
        <table:table-row table:style-name="ro1">
          <table:table-cell table:style-name="ce21" table:formula="of:=([.B430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263837929263" calcext:value-type="float">
            <text:p>11.8263837929263</text:p>
          </table:table-cell>
          <table:table-cell office:value-type="string" calcext:value-type="string">
            <text:p>x</text:p>
          </table:table-cell>
          <table:table-cell office:value-type="float" office:value="8.59998704851622" calcext:value-type="float">
            <text:p>8.59998704851622</text:p>
          </table:table-cell>
          <table:table-cell office:value-type="string" calcext:value-type="string">
            <text:p>y</text:p>
          </table:table-cell>
          <table:table-cell office:value-type="float" office:value="1.6608585319937" calcext:value-type="float">
            <text:p>1.6608585319937</text:p>
          </table:table-cell>
          <table:table-cell office:value-type="string" calcext:value-type="string">
            <text:p>degrees</text:p>
          </table:table-cell>
          <table:table-cell office:value-type="float" office:value="115.28517108175" calcext:value-type="float">
            <text:p>115.28517108175</text:p>
          </table:table-cell>
          <table:table-cell office:value-type="string" calcext:value-type="string">
            <text:p>velocityMetersPerSec</text:p>
          </table:table-cell>
          <table:table-cell office:value-type="float" office:value="0.998181160724771" calcext:value-type="float">
            <text:p>0.998181160724771</text:p>
          </table:table-cell>
          <table:table-cell table:number-columns-repeated="16370"/>
        </table:table-row>
        <table:table-row table:style-name="ro1">
          <table:table-cell table:style-name="ce21" table:formula="of:=([.B431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535109622845" calcext:value-type="float">
            <text:p>11.8535109622845</text:p>
          </table:table-cell>
          <table:table-cell office:value-type="string" calcext:value-type="string">
            <text:p>x</text:p>
          </table:table-cell>
          <table:table-cell office:value-type="float" office:value="8.58757996798896" calcext:value-type="float">
            <text:p>8.58757996798896</text:p>
          </table:table-cell>
          <table:table-cell office:value-type="string" calcext:value-type="string">
            <text:p>y</text:p>
          </table:table-cell>
          <table:table-cell office:value-type="float" office:value="1.68471518329448" calcext:value-type="float">
            <text:p>1.68471518329448</text:p>
          </table:table-cell>
          <table:table-cell office:value-type="string" calcext:value-type="string">
            <text:p>degrees</text:p>
          </table:table-cell>
          <table:table-cell office:value-type="float" office:value="119.680760654989" calcext:value-type="float">
            <text:p>119.680760654989</text:p>
          </table:table-cell>
          <table:table-cell office:value-type="string" calcext:value-type="string">
            <text:p>velocityMetersPerSec</text:p>
          </table:table-cell>
          <table:table-cell office:value-type="float" office:value="0.984337700250724" calcext:value-type="float">
            <text:p>0.984337700250724</text:p>
          </table:table-cell>
          <table:table-cell table:number-columns-repeated="16370"/>
        </table:table-row>
        <table:table-row table:style-name="ro1">
          <table:table-cell table:style-name="ce21" table:formula="of:=([.B432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8807533992328" calcext:value-type="float">
            <text:p>11.8807533992328</text:p>
          </table:table-cell>
          <table:table-cell office:value-type="string" calcext:value-type="string">
            <text:p>x</text:p>
          </table:table-cell>
          <table:table-cell office:value-type="float" office:value="8.57341557753967" calcext:value-type="float">
            <text:p>8.57341557753967</text:p>
          </table:table-cell>
          <table:table-cell office:value-type="string" calcext:value-type="string">
            <text:p>y</text:p>
          </table:table-cell>
          <table:table-cell office:value-type="float" office:value="1.70748632418025" calcext:value-type="float">
            <text:p>1.70748632418025</text:p>
          </table:table-cell>
          <table:table-cell office:value-type="string" calcext:value-type="string">
            <text:p>degrees</text:p>
          </table:table-cell>
          <table:table-cell office:value-type="float" office:value="124.079103809322" calcext:value-type="float">
            <text:p>124.079103809322</text:p>
          </table:table-cell>
          <table:table-cell office:value-type="string" calcext:value-type="string">
            <text:p>velocityMetersPerSec</text:p>
          </table:table-cell>
          <table:table-cell office:value-type="float" office:value="0.984433452326963" calcext:value-type="float">
            <text:p>0.984433452326963</text:p>
          </table:table-cell>
          <table:table-cell table:number-columns-repeated="16370"/>
        </table:table-row>
        <table:table-row table:style-name="ro1">
          <table:table-cell table:style-name="ce21" table:formula="of:=([.B433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079286671655" calcext:value-type="float">
            <text:p>11.9079286671655</text:p>
          </table:table-cell>
          <table:table-cell office:value-type="string" calcext:value-type="string">
            <text:p>x</text:p>
          </table:table-cell>
          <table:table-cell office:value-type="float" office:value="8.55748424294899" calcext:value-type="float">
            <text:p>8.55748424294899</text:p>
          </table:table-cell>
          <table:table-cell office:value-type="string" calcext:value-type="string">
            <text:p>y</text:p>
          </table:table-cell>
          <table:table-cell office:value-type="float" office:value="1.72920888663" calcext:value-type="float">
            <text:p>1.72920888663</text:p>
          </table:table-cell>
          <table:table-cell office:value-type="string" calcext:value-type="string">
            <text:p>degrees</text:p>
          </table:table-cell>
          <table:table-cell office:value-type="float" office:value="128.411141252342" calcext:value-type="float">
            <text:p>128.411141252342</text:p>
          </table:table-cell>
          <table:table-cell office:value-type="string" calcext:value-type="string">
            <text:p>velocityMetersPerSec</text:p>
          </table:table-cell>
          <table:table-cell office:value-type="float" office:value="0.998133590957594" calcext:value-type="float">
            <text:p>0.998133590957594</text:p>
          </table:table-cell>
          <table:table-cell table:number-columns-repeated="16370"/>
        </table:table-row>
        <table:table-row table:style-name="ro1">
          <table:table-cell table:style-name="ce21" table:formula="of:=([.B434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348695874287" calcext:value-type="float">
            <text:p>11.9348695874287</text:p>
          </table:table-cell>
          <table:table-cell office:value-type="string" calcext:value-type="string">
            <text:p>x</text:p>
          </table:table-cell>
          <table:table-cell office:value-type="float" office:value="8.53977632999755" calcext:value-type="float">
            <text:p>8.53977632999755</text:p>
          </table:table-cell>
          <table:table-cell office:value-type="string" calcext:value-type="string">
            <text:p>y</text:p>
          </table:table-cell>
          <table:table-cell office:value-type="float" office:value="1.74991980262274" calcext:value-type="float">
            <text:p>1.74991980262274</text:p>
          </table:table-cell>
          <table:table-cell office:value-type="string" calcext:value-type="string">
            <text:p>degrees</text:p>
          </table:table-cell>
          <table:table-cell office:value-type="float" office:value="132.613138700115" calcext:value-type="float">
            <text:p>132.613138700115</text:p>
          </table:table-cell>
          <table:table-cell office:value-type="string" calcext:value-type="string">
            <text:p>velocityMetersPerSec</text:p>
          </table:table-cell>
          <table:table-cell office:value-type="float" office:value="1.02474292495843" calcext:value-type="float">
            <text:p>1.02474292495843</text:p>
          </table:table-cell>
          <table:table-cell table:number-columns-repeated="16370"/>
        </table:table-row>
        <table:table-row table:style-name="ro1">
          <table:table-cell table:style-name="ce21" table:formula="of:=([.B435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614415009468" calcext:value-type="float">
            <text:p>11.9614415009468</text:p>
          </table:table-cell>
          <table:table-cell office:value-type="string" calcext:value-type="string">
            <text:p>x</text:p>
          </table:table-cell>
          <table:table-cell office:value-type="float" office:value="8.52028220446598" calcext:value-type="float">
            <text:p>8.52028220446598</text:p>
          </table:table-cell>
          <table:table-cell office:value-type="string" calcext:value-type="string">
            <text:p>y</text:p>
          </table:table-cell>
          <table:table-cell office:value-type="float" office:value="1.76965600413745" calcext:value-type="float">
            <text:p>1.76965600413745</text:p>
          </table:table-cell>
          <table:table-cell office:value-type="string" calcext:value-type="string">
            <text:p>degrees</text:p>
          </table:table-cell>
          <table:table-cell office:value-type="float" office:value="136.631358389503" calcext:value-type="float">
            <text:p>136.631358389503</text:p>
          </table:table-cell>
          <table:table-cell office:value-type="string" calcext:value-type="string">
            <text:p>velocityMetersPerSec</text:p>
          </table:table-cell>
          <table:table-cell office:value-type="float" office:value="1.0632179878592" calcext:value-type="float">
            <text:p>1.0632179878592</text:p>
          </table:table-cell>
          <table:table-cell table:number-columns-repeated="16370"/>
        </table:table-row>
        <table:table-row table:style-name="ro1">
          <table:table-cell table:style-name="ce21" table:formula="of:=([.B436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1.9875530536247" calcext:value-type="float">
            <text:p>11.9875530536247</text:p>
          </table:table-cell>
          <table:table-cell office:value-type="string" calcext:value-type="string">
            <text:p>x</text:p>
          </table:table-cell>
          <table:table-cell office:value-type="float" office:value="8.49899223213491" calcext:value-type="float">
            <text:p>8.49899223213491</text:p>
          </table:table-cell>
          <table:table-cell office:value-type="string" calcext:value-type="string">
            <text:p>y</text:p>
          </table:table-cell>
          <table:table-cell office:value-type="float" office:value="1.78845442315312" calcext:value-type="float">
            <text:p>1.78845442315312</text:p>
          </table:table-cell>
          <table:table-cell office:value-type="string" calcext:value-type="string">
            <text:p>degrees</text:p>
          </table:table-cell>
          <table:table-cell office:value-type="float" office:value="140.424905679952" calcext:value-type="float">
            <text:p>140.424905679952</text:p>
          </table:table-cell>
          <table:table-cell office:value-type="string" calcext:value-type="string">
            <text:p>velocityMetersPerSec</text:p>
          </table:table-cell>
          <table:table-cell office:value-type="float" office:value="1.11217694319337" calcext:value-type="float">
            <text:p>1.11217694319337</text:p>
          </table:table-cell>
          <table:table-cell table:number-columns-repeated="16370"/>
        </table:table-row>
        <table:table-row table:style-name="ro1">
          <table:table-cell table:style-name="ce21" table:formula="of:=([.B437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131597419938" calcext:value-type="float">
            <text:p>12.0131597419938</text:p>
          </table:table-cell>
          <table:table-cell office:value-type="string" calcext:value-type="string">
            <text:p>x</text:p>
          </table:table-cell>
          <table:table-cell office:value-type="float" office:value="8.47589677878499" calcext:value-type="float">
            <text:p>8.47589677878499</text:p>
          </table:table-cell>
          <table:table-cell office:value-type="string" calcext:value-type="string">
            <text:p>y</text:p>
          </table:table-cell>
          <table:table-cell office:value-type="float" office:value="1.80635199164874" calcext:value-type="float">
            <text:p>1.80635199164874</text:p>
          </table:table-cell>
          <table:table-cell office:value-type="string" calcext:value-type="string">
            <text:p>degrees</text:p>
          </table:table-cell>
          <table:table-cell office:value-type="float" office:value="143.966559015274" calcext:value-type="float">
            <text:p>143.966559015274</text:p>
          </table:table-cell>
          <table:table-cell office:value-type="string" calcext:value-type="string">
            <text:p>velocityMetersPerSec</text:p>
          </table:table-cell>
          <table:table-cell office:value-type="float" office:value="1.1699250533839" calcext:value-type="float">
            <text:p>1.1699250533839</text:p>
          </table:table-cell>
          <table:table-cell table:number-columns-repeated="16370"/>
        </table:table-row>
        <table:table-row table:style-name="ro1">
          <table:table-cell table:style-name="ce21" table:formula="of:=([.B438]-[.$B$1])*24*3600" office:value-type="float" office:value="2.60699966456741" calcext:value-type="float">
            <text:p>2.607</text:p>
          </table:table-cell>
          <table:table-cell office:value-type="date" office:date-value="2024-11-10T20:58:02.352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382612701078" calcext:value-type="float">
            <text:p>12.0382612701078</text:p>
          </table:table-cell>
          <table:table-cell office:value-type="string" calcext:value-type="string">
            <text:p>x</text:p>
          </table:table-cell>
          <table:table-cell office:value-type="float" office:value="8.45098621019683" calcext:value-type="float">
            <text:p>8.45098621019683</text:p>
          </table:table-cell>
          <table:table-cell office:value-type="string" calcext:value-type="string">
            <text:p>y</text:p>
          </table:table-cell>
          <table:table-cell office:value-type="float" office:value="1.82338564160331" calcext:value-type="float">
            <text:p>1.82338564160331</text:p>
          </table:table-cell>
          <table:table-cell office:value-type="string" calcext:value-type="string">
            <text:p>degrees</text:p>
          </table:table-cell>
          <table:table-cell office:value-type="float" office:value="147.241903584581" calcext:value-type="float">
            <text:p>147.241903584581</text:p>
          </table:table-cell>
          <table:table-cell office:value-type="string" calcext:value-type="string">
            <text:p>velocityMetersPerSec</text:p>
          </table:table-cell>
          <table:table-cell office:value-type="float" office:value="1.23451043594978" calcext:value-type="float">
            <text:p>1.23451043594978</text:p>
          </table:table-cell>
          <table:table-cell table:number-columns-repeated="16370"/>
        </table:table-row>
        <table:table-row table:style-name="ro1">
          <table:table-cell table:style-name="ce21" table:formula="of:=([.B439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628947652417" calcext:value-type="float">
            <text:p>12.0628947652417</text:p>
          </table:table-cell>
          <table:table-cell office:value-type="string" calcext:value-type="string">
            <text:p>x</text:p>
          </table:table-cell>
          <table:table-cell office:value-type="float" office:value="8.42425089215108" calcext:value-type="float">
            <text:p>8.42425089215108</text:p>
          </table:table-cell>
          <table:table-cell office:value-type="string" calcext:value-type="string">
            <text:p>y</text:p>
          </table:table-cell>
          <table:table-cell office:value-type="float" office:value="1.83959230499583" calcext:value-type="float">
            <text:p>1.83959230499583</text:p>
          </table:table-cell>
          <table:table-cell office:value-type="string" calcext:value-type="string">
            <text:p>degrees</text:p>
          </table:table-cell>
          <table:table-cell office:value-type="float" office:value="150.247365116709" calcext:value-type="float">
            <text:p>150.247365116709</text:p>
          </table:table-cell>
          <table:table-cell office:value-type="string" calcext:value-type="string">
            <text:p>velocityMetersPerSec</text:p>
          </table:table-cell>
          <table:table-cell office:value-type="float" office:value="1.30381613408626" calcext:value-type="float">
            <text:p>1.30381613408626</text:p>
          </table:table-cell>
          <table:table-cell table:number-columns-repeated="16370"/>
        </table:table-row>
        <table:table-row table:style-name="ro1">
          <table:table-cell table:style-name="ce21" table:formula="of:=([.B440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0871260283458" calcext:value-type="float">
            <text:p>12.0871260283458</text:p>
          </table:table-cell>
          <table:table-cell office:value-type="string" calcext:value-type="string">
            <text:p>x</text:p>
          </table:table-cell>
          <table:table-cell office:value-type="float" office:value="8.39568119042836" calcext:value-type="float">
            <text:p>8.39568119042836</text:p>
          </table:table-cell>
          <table:table-cell office:value-type="string" calcext:value-type="string">
            <text:p>y</text:p>
          </table:table-cell>
          <table:table-cell office:value-type="float" office:value="1.85500891380527" calcext:value-type="float">
            <text:p>1.85500891380527</text:p>
          </table:table-cell>
          <table:table-cell office:value-type="string" calcext:value-type="string">
            <text:p>degrees</text:p>
          </table:table-cell>
          <table:table-cell office:value-type="float" office:value="152.987764870184" calcext:value-type="float">
            <text:p>152.987764870184</text:p>
          </table:table-cell>
          <table:table-cell office:value-type="string" calcext:value-type="string">
            <text:p>velocityMetersPerSec</text:p>
          </table:table-cell>
          <table:table-cell office:value-type="float" office:value="1.3756827439788" calcext:value-type="float">
            <text:p>1.3756827439788</text:p>
          </table:table-cell>
          <table:table-cell table:number-columns-repeated="16370"/>
        </table:table-row>
        <table:table-row table:style-name="ro1">
          <table:table-cell table:style-name="ce21" table:formula="of:=([.B441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111040562721" calcext:value-type="float">
            <text:p>12.111040562721</text:p>
          </table:table-cell>
          <table:table-cell office:value-type="string" calcext:value-type="string">
            <text:p>x</text:p>
          </table:table-cell>
          <table:table-cell office:value-type="float" office:value="8.36526747080932" calcext:value-type="float">
            <text:p>8.36526747080932</text:p>
          </table:table-cell>
          <table:table-cell office:value-type="string" calcext:value-type="string">
            <text:p>y</text:p>
          </table:table-cell>
          <table:table-cell office:value-type="float" office:value="1.86967240001064" calcext:value-type="float">
            <text:p>1.86967240001064</text:p>
          </table:table-cell>
          <table:table-cell office:value-type="string" calcext:value-type="string">
            <text:p>degrees</text:p>
          </table:table-cell>
          <table:table-cell office:value-type="float" office:value="155.473879636239" calcext:value-type="float">
            <text:p>155.473879636239</text:p>
          </table:table-cell>
          <table:table-cell office:value-type="string" calcext:value-type="string">
            <text:p>velocityMetersPerSec</text:p>
          </table:table-cell>
          <table:table-cell office:value-type="float" office:value="1.44804492771936" calcext:value-type="float">
            <text:p>1.44804492771936</text:p>
          </table:table-cell>
          <table:table-cell table:number-columns-repeated="16370"/>
        </table:table-row>
        <table:table-row table:style-name="ro1">
          <table:table-cell table:style-name="ce21" table:formula="of:=([.B442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1583244529603" calcext:value-type="float">
            <text:p>12.1583244529603</text:p>
          </table:table-cell>
          <table:table-cell office:value-type="string" calcext:value-type="string">
            <text:p>x</text:p>
          </table:table-cell>
          <table:table-cell office:value-type="float" office:value="8.29886944100477" calcext:value-type="float">
            <text:p>8.29886944100477</text:p>
          </table:table-cell>
          <table:table-cell office:value-type="string" calcext:value-type="string">
            <text:p>y</text:p>
          </table:table-cell>
          <table:table-cell office:value-type="float" office:value="1.89688773252512" calcext:value-type="float">
            <text:p>1.89688773252512</text:p>
          </table:table-cell>
          <table:table-cell office:value-type="string" calcext:value-type="string">
            <text:p>degrees</text:p>
          </table:table-cell>
          <table:table-cell office:value-type="float" office:value="159.743718567642" calcext:value-type="float">
            <text:p>159.743718567642</text:p>
          </table:table-cell>
          <table:table-cell office:value-type="string" calcext:value-type="string">
            <text:p>velocityMetersPerSec</text:p>
          </table:table-cell>
          <table:table-cell office:value-type="float" office:value="1.58720150698507" calcext:value-type="float">
            <text:p>1.58720150698507</text:p>
          </table:table-cell>
          <table:table-cell table:number-columns-repeated="16370"/>
        </table:table-row>
        <table:table-row table:style-name="ro1">
          <table:table-cell table:style-name="ce21" table:formula="of:=([.B443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2055622811996" calcext:value-type="float">
            <text:p>12.2055622811996</text:p>
          </table:table-cell>
          <table:table-cell office:value-type="string" calcext:value-type="string">
            <text:p>x</text:p>
          </table:table-cell>
          <table:table-cell office:value-type="float" office:value="8.22497972898248" calcext:value-type="float">
            <text:p>8.22497972898248</text:p>
          </table:table-cell>
          <table:table-cell office:value-type="string" calcext:value-type="string">
            <text:p>y</text:p>
          </table:table-cell>
          <table:table-cell office:value-type="float" office:value="1.92153375837121" calcext:value-type="float">
            <text:p>1.92153375837121</text:p>
          </table:table-cell>
          <table:table-cell office:value-type="string" calcext:value-type="string">
            <text:p>degrees</text:p>
          </table:table-cell>
          <table:table-cell office:value-type="float" office:value="163.191517810518" calcext:value-type="float">
            <text:p>163.191517810518</text:p>
          </table:table-cell>
          <table:table-cell office:value-type="string" calcext:value-type="string">
            <text:p>velocityMetersPerSec</text:p>
          </table:table-cell>
          <table:table-cell office:value-type="float" office:value="1.7106509893094" calcext:value-type="float">
            <text:p>1.7106509893094</text:p>
          </table:table-cell>
          <table:table-cell table:number-columns-repeated="16370"/>
        </table:table-row>
        <table:table-row table:style-name="ro1">
          <table:table-cell table:style-name="ce21" table:formula="of:=([.B444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2535019462432" calcext:value-type="float">
            <text:p>12.2535019462432</text:p>
          </table:table-cell>
          <table:table-cell office:value-type="string" calcext:value-type="string">
            <text:p>x</text:p>
          </table:table-cell>
          <table:table-cell office:value-type="float" office:value="8.14352126098754" calcext:value-type="float">
            <text:p>8.14352126098754</text:p>
          </table:table-cell>
          <table:table-cell office:value-type="string" calcext:value-type="string">
            <text:p>y</text:p>
          </table:table-cell>
          <table:table-cell office:value-type="float" office:value="1.94390593338084" calcext:value-type="float">
            <text:p>1.94390593338084</text:p>
          </table:table-cell>
          <table:table-cell office:value-type="string" calcext:value-type="string">
            <text:p>degrees</text:p>
          </table:table-cell>
          <table:table-cell office:value-type="float" office:value="165.95325850391" calcext:value-type="float">
            <text:p>165.95325850391</text:p>
          </table:table-cell>
          <table:table-cell office:value-type="string" calcext:value-type="string">
            <text:p>velocityMetersPerSec</text:p>
          </table:table-cell>
          <table:table-cell office:value-type="float" office:value="1.81356328685608" calcext:value-type="float">
            <text:p>1.81356328685608</text:p>
          </table:table-cell>
          <table:table-cell table:number-columns-repeated="16370"/>
        </table:table-row>
        <table:table-row table:style-name="ro1">
          <table:table-cell table:style-name="ce21" table:formula="of:=([.B445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3027880189692" calcext:value-type="float">
            <text:p>12.3027880189692</text:p>
          </table:table-cell>
          <table:table-cell office:value-type="string" calcext:value-type="string">
            <text:p>x</text:p>
          </table:table-cell>
          <table:table-cell office:value-type="float" office:value="8.05441696326499" calcext:value-type="float">
            <text:p>8.05441696326499</text:p>
          </table:table-cell>
          <table:table-cell office:value-type="string" calcext:value-type="string">
            <text:p>y</text:p>
          </table:table-cell>
          <table:table-cell office:value-type="float" office:value="1.96429971338596" calcext:value-type="float">
            <text:p>1.96429971338596</text:p>
          </table:table-cell>
          <table:table-cell office:value-type="string" calcext:value-type="string">
            <text:p>degrees</text:p>
          </table:table-cell>
          <table:table-cell office:value-type="float" office:value="168.150282195401" calcext:value-type="float">
            <text:p>168.150282195401</text:p>
          </table:table-cell>
          <table:table-cell office:value-type="string" calcext:value-type="string">
            <text:p>velocityMetersPerSec</text:p>
          </table:table-cell>
          <table:table-cell office:value-type="float" office:value="1.89573312674231" calcext:value-type="float">
            <text:p>1.89573312674231</text:p>
          </table:table-cell>
          <table:table-cell table:number-columns-repeated="16370"/>
        </table:table-row>
        <table:table-row table:style-name="ro1">
          <table:table-cell table:style-name="ce21" table:formula="of:=([.B446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3539479414935" calcext:value-type="float">
            <text:p>12.3539479414935</text:p>
          </table:table-cell>
          <table:table-cell office:value-type="string" calcext:value-type="string">
            <text:p>x</text:p>
          </table:table-cell>
          <table:table-cell office:value-type="float" office:value="7.95758976205989" calcext:value-type="float">
            <text:p>7.95758976205989</text:p>
          </table:table-cell>
          <table:table-cell office:value-type="string" calcext:value-type="string">
            <text:p>y</text:p>
          </table:table-cell>
          <table:table-cell office:value-type="float" office:value="1.98301055421849" calcext:value-type="float">
            <text:p>1.98301055421849</text:p>
          </table:table-cell>
          <table:table-cell office:value-type="string" calcext:value-type="string">
            <text:p>degrees</text:p>
          </table:table-cell>
          <table:table-cell office:value-type="float" office:value="169.884617036278" calcext:value-type="float">
            <text:p>169.884617036278</text:p>
          </table:table-cell>
          <table:table-cell office:value-type="string" calcext:value-type="string">
            <text:p>velocityMetersPerSec</text:p>
          </table:table-cell>
          <table:table-cell office:value-type="float" office:value="1.95956861282504" calcext:value-type="float">
            <text:p>1.95956861282504</text:p>
          </table:table-cell>
          <table:table-cell table:number-columns-repeated="16370"/>
        </table:table-row>
        <table:table-row table:style-name="ro1">
          <table:table-cell table:style-name="ce21" table:formula="of:=([.B447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4074017424662" calcext:value-type="float">
            <text:p>12.4074017424662</text:p>
          </table:table-cell>
          <table:table-cell office:value-type="string" calcext:value-type="string">
            <text:p>x</text:p>
          </table:table-cell>
          <table:table-cell office:value-type="float" office:value="7.85296258361732" calcext:value-type="float">
            <text:p>7.85296258361732</text:p>
          </table:table-cell>
          <table:table-cell office:value-type="string" calcext:value-type="string">
            <text:p>y</text:p>
          </table:table-cell>
          <table:table-cell office:value-type="float" office:value="2.00033391171039" calcext:value-type="float">
            <text:p>2.00033391171039</text:p>
          </table:table-cell>
          <table:table-cell office:value-type="string" calcext:value-type="string">
            <text:p>degrees</text:p>
          </table:table-cell>
          <table:table-cell office:value-type="float" office:value="171.239575789923" calcext:value-type="float">
            <text:p>171.239575789923</text:p>
          </table:table-cell>
          <table:table-cell office:value-type="string" calcext:value-type="string">
            <text:p>velocityMetersPerSec</text:p>
          </table:table-cell>
          <table:table-cell office:value-type="float" office:value="2.00840424328292" calcext:value-type="float">
            <text:p>2.00840424328292</text:p>
          </table:table-cell>
          <table:table-cell table:number-columns-repeated="16370"/>
        </table:table-row>
        <table:table-row table:style-name="ro1">
          <table:table-cell table:style-name="ce21" table:formula="of:=([.B448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4634804269511" calcext:value-type="float">
            <text:p>12.4634804269511</text:p>
          </table:table-cell>
          <table:table-cell office:value-type="string" calcext:value-type="string">
            <text:p>x</text:p>
          </table:table-cell>
          <table:table-cell office:value-type="float" office:value="7.74045835418234" calcext:value-type="float">
            <text:p>7.74045835418234</text:p>
          </table:table-cell>
          <table:table-cell office:value-type="string" calcext:value-type="string">
            <text:p>y</text:p>
          </table:table-cell>
          <table:table-cell office:value-type="float" office:value="2.01656524169358" calcext:value-type="float">
            <text:p>2.01656524169358</text:p>
          </table:table-cell>
          <table:table-cell office:value-type="string" calcext:value-type="string">
            <text:p>degrees</text:p>
          </table:table-cell>
          <table:table-cell office:value-type="float" office:value="172.282294838665" calcext:value-type="float">
            <text:p>172.282294838665</text:p>
          </table:table-cell>
          <table:table-cell office:value-type="string" calcext:value-type="string">
            <text:p>velocityMetersPerSec</text:p>
          </table:table-cell>
          <table:table-cell office:value-type="float" office:value="2.04550936385445" calcext:value-type="float">
            <text:p>2.04550936385445</text:p>
          </table:table-cell>
          <table:table-cell table:number-columns-repeated="16370"/>
        </table:table-row>
        <table:table-row table:style-name="ro1">
          <table:table-cell table:style-name="ce21" table:formula="of:=([.B449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5224452202389" calcext:value-type="float">
            <text:p>12.5224452202389</text:p>
          </table:table-cell>
          <table:table-cell office:value-type="string" calcext:value-type="string">
            <text:p>x</text:p>
          </table:table-cell>
          <table:table-cell office:value-type="float" office:value="7.62" calcext:value-type="float">
            <text:p>7.62</text:p>
          </table:table-cell>
          <table:table-cell office:value-type="string" calcext:value-type="string">
            <text:p>y</text:p>
          </table:table-cell>
          <table:table-cell office:value-type="float" office:value="2.032" calcext:value-type="float">
            <text:p>2.032</text:p>
          </table:table-cell>
          <table:table-cell office:value-type="string" calcext:value-type="string">
            <text:p>degrees</text:p>
          </table:table-cell>
          <table:table-cell office:value-type="float" office:value="173.066650931778" calcext:value-type="float">
            <text:p>173.066650931778</text:p>
          </table:table-cell>
          <table:table-cell office:value-type="string" calcext:value-type="string">
            <text:p>velocityMetersPerSec</text:p>
          </table:table-cell>
          <table:table-cell office:value-type="float" office:value="2.07366673712628" calcext:value-type="float">
            <text:p>2.07366673712628</text:p>
          </table:table-cell>
          <table:table-cell table:number-columns-repeated="16370"/>
        </table:table-row>
        <table:table-row table:style-name="ro1">
          <table:table-cell table:style-name="ce21" table:formula="of:=([.B450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553066437716" calcext:value-type="float">
            <text:p>12.553066437716</text:p>
          </table:table-cell>
          <table:table-cell office:value-type="string" calcext:value-type="string">
            <text:p>x</text:p>
          </table:table-cell>
          <table:table-cell office:value-type="float" office:value="7.55678792699424" calcext:value-type="float">
            <text:p>7.55678792699424</text:p>
          </table:table-cell>
          <table:table-cell office:value-type="string" calcext:value-type="string">
            <text:p>y</text:p>
          </table:table-cell>
          <table:table-cell office:value-type="float" office:value="2.0395071582246" calcext:value-type="float">
            <text:p>2.0395071582246</text:p>
          </table:table-cell>
          <table:table-cell office:value-type="string" calcext:value-type="string">
            <text:p>degrees</text:p>
          </table:table-cell>
          <table:table-cell office:value-type="float" office:value="173.378596452652" calcext:value-type="float">
            <text:p>173.378596452652</text:p>
          </table:table-cell>
          <table:table-cell office:value-type="string" calcext:value-type="string">
            <text:p>velocityMetersPerSec</text:p>
          </table:table-cell>
          <table:table-cell office:value-type="float" office:value="2.08399242398954" calcext:value-type="float">
            <text:p>2.08399242398954</text:p>
          </table:table-cell>
          <table:table-cell table:number-columns-repeated="16370"/>
        </table:table-row>
        <table:table-row table:style-name="ro1">
          <table:table-cell table:style-name="ce21" table:formula="of:=([.B451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5844334129604" calcext:value-type="float">
            <text:p>12.5844334129604</text:p>
          </table:table-cell>
          <table:table-cell office:value-type="string" calcext:value-type="string">
            <text:p>x</text:p>
          </table:table-cell>
          <table:table-cell office:value-type="float" office:value="7.49170233862802" calcext:value-type="float">
            <text:p>7.49170233862802</text:p>
          </table:table-cell>
          <table:table-cell office:value-type="string" calcext:value-type="string">
            <text:p>y</text:p>
          </table:table-cell>
          <table:table-cell office:value-type="float" office:value="2.04690295048315" calcext:value-type="float">
            <text:p>2.04690295048315</text:p>
          </table:table-cell>
          <table:table-cell office:value-type="string" calcext:value-type="string">
            <text:p>degrees</text:p>
          </table:table-cell>
          <table:table-cell office:value-type="float" office:value="173.647881191962" calcext:value-type="float">
            <text:p>173.647881191962</text:p>
          </table:table-cell>
          <table:table-cell office:value-type="string" calcext:value-type="string">
            <text:p>velocityMetersPerSec</text:p>
          </table:table-cell>
          <table:table-cell office:value-type="float" office:value="2.09265761630174" calcext:value-type="float">
            <text:p>2.09265761630174</text:p>
          </table:table-cell>
          <table:table-cell table:number-columns-repeated="16370"/>
        </table:table-row>
        <table:table-row table:style-name="ro1">
          <table:table-cell table:style-name="ce21" table:formula="of:=([.B452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6164999168622" calcext:value-type="float">
            <text:p>12.6164999168622</text:p>
          </table:table-cell>
          <table:table-cell office:value-type="string" calcext:value-type="string">
            <text:p>x</text:p>
          </table:table-cell>
          <table:table-cell office:value-type="float" office:value="7.42487751916645" calcext:value-type="float">
            <text:p>7.42487751916645</text:p>
          </table:table-cell>
          <table:table-cell office:value-type="string" calcext:value-type="string">
            <text:p>y</text:p>
          </table:table-cell>
          <table:table-cell office:value-type="float" office:value="2.0542012897708" calcext:value-type="float">
            <text:p>2.0542012897708</text:p>
          </table:table-cell>
          <table:table-cell office:value-type="string" calcext:value-type="string">
            <text:p>degrees</text:p>
          </table:table-cell>
          <table:table-cell office:value-type="float" office:value="173.879412885533" calcext:value-type="float">
            <text:p>173.879412885533</text:p>
          </table:table-cell>
          <table:table-cell office:value-type="string" calcext:value-type="string">
            <text:p>velocityMetersPerSec</text:p>
          </table:table-cell>
          <table:table-cell office:value-type="float" office:value="2.10001558074682" calcext:value-type="float">
            <text:p>2.10001558074682</text:p>
          </table:table-cell>
          <table:table-cell table:number-columns-repeated="16370"/>
        </table:table-row>
        <table:table-row table:style-name="ro1">
          <table:table-cell table:style-name="ce21" table:formula="of:=([.B453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6492166368563" calcext:value-type="float">
            <text:p>12.6492166368563</text:p>
          </table:table-cell>
          <table:table-cell office:value-type="string" calcext:value-type="string">
            <text:p>x</text:p>
          </table:table-cell>
          <table:table-cell office:value-type="float" office:value="7.35644775287466" calcext:value-type="float">
            <text:p>7.35644775287466</text:p>
          </table:table-cell>
          <table:table-cell office:value-type="string" calcext:value-type="string">
            <text:p>y</text:p>
          </table:table-cell>
          <table:table-cell office:value-type="float" office:value="2.06141608908272" calcext:value-type="float">
            <text:p>2.06141608908272</text:p>
          </table:table-cell>
          <table:table-cell office:value-type="string" calcext:value-type="string">
            <text:p>degrees</text:p>
          </table:table-cell>
          <table:table-cell office:value-type="float" office:value="174.077192352674" calcext:value-type="float">
            <text:p>174.077192352674</text:p>
          </table:table-cell>
          <table:table-cell office:value-type="string" calcext:value-type="string">
            <text:p>velocityMetersPerSec</text:p>
          </table:table-cell>
          <table:table-cell office:value-type="float" office:value="2.10633862720142" calcext:value-type="float">
            <text:p>2.10633862720142</text:p>
          </table:table-cell>
          <table:table-cell table:number-columns-repeated="16370"/>
        </table:table-row>
        <table:table-row table:style-name="ro1">
          <table:table-cell table:style-name="ce21" table:formula="of:=([.B454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6825318123303" calcext:value-type="float">
            <text:p>12.6825318123303</text:p>
          </table:table-cell>
          <table:table-cell office:value-type="string" calcext:value-type="string">
            <text:p>x</text:p>
          </table:table-cell>
          <table:table-cell office:value-type="float" office:value="7.28654732401776" calcext:value-type="float">
            <text:p>7.28654732401776</text:p>
          </table:table-cell>
          <table:table-cell office:value-type="string" calcext:value-type="string">
            <text:p>y</text:p>
          </table:table-cell>
          <table:table-cell office:value-type="float" office:value="2.06856126141405" calcext:value-type="float">
            <text:p>2.06856126141405</text:p>
          </table:table-cell>
          <table:table-cell office:value-type="string" calcext:value-type="string">
            <text:p>degrees</text:p>
          </table:table-cell>
          <table:table-cell office:value-type="float" office:value="174.244490616188" calcext:value-type="float">
            <text:p>174.244490616188</text:p>
          </table:table-cell>
          <table:table-cell office:value-type="string" calcext:value-type="string">
            <text:p>velocityMetersPerSec</text:p>
          </table:table-cell>
          <table:table-cell office:value-type="float" office:value="2.11183919090398" calcext:value-type="float">
            <text:p>2.11183919090398</text:p>
          </table:table-cell>
          <table:table-cell table:number-columns-repeated="16370"/>
        </table:table-row>
        <table:table-row table:style-name="ro1">
          <table:table-cell table:style-name="ce21" table:formula="of:=([.B455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7163917137915" calcext:value-type="float">
            <text:p>12.7163917137915</text:p>
          </table:table-cell>
          <table:table-cell office:value-type="string" calcext:value-type="string">
            <text:p>x</text:p>
          </table:table-cell>
          <table:table-cell office:value-type="float" office:value="7.21531051686086" calcext:value-type="float">
            <text:p>7.21531051686086</text:p>
          </table:table-cell>
          <table:table-cell office:value-type="string" calcext:value-type="string">
            <text:p>y</text:p>
          </table:table-cell>
          <table:table-cell office:value-type="float" office:value="2.07565071975996" calcext:value-type="float">
            <text:p>2.07565071975996</text:p>
          </table:table-cell>
          <table:table-cell office:value-type="string" calcext:value-type="string">
            <text:p>degrees</text:p>
          </table:table-cell>
          <table:table-cell office:value-type="float" office:value="174.383983622184" calcext:value-type="float">
            <text:p>174.383983622184</text:p>
          </table:table-cell>
          <table:table-cell office:value-type="string" calcext:value-type="string">
            <text:p>velocityMetersPerSec</text:p>
          </table:table-cell>
          <table:table-cell office:value-type="float" office:value="2.11668510560408" calcext:value-type="float">
            <text:p>2.11668510560408</text:p>
          </table:table-cell>
          <table:table-cell table:number-columns-repeated="16370"/>
        </table:table-row>
        <table:table-row table:style-name="ro1">
          <table:table-cell table:style-name="ce21" table:formula="of:=([.B456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750741007687" calcext:value-type="float">
            <text:p>12.750741007687</text:p>
          </table:table-cell>
          <table:table-cell office:value-type="string" calcext:value-type="string">
            <text:p>x</text:p>
          </table:table-cell>
          <table:table-cell office:value-type="float" office:value="7.14287161566908" calcext:value-type="float">
            <text:p>7.14287161566908</text:p>
          </table:table-cell>
          <table:table-cell office:value-type="string" calcext:value-type="string">
            <text:p>y</text:p>
          </table:table-cell>
          <table:table-cell office:value-type="float" office:value="2.0826983771156" calcext:value-type="float">
            <text:p>2.0826983771156</text:p>
          </table:table-cell>
          <table:table-cell office:value-type="string" calcext:value-type="string">
            <text:p>degrees</text:p>
          </table:table-cell>
          <table:table-cell office:value-type="float" office:value="174.497855485003" calcext:value-type="float">
            <text:p>174.497855485003</text:p>
          </table:table-cell>
          <table:table-cell office:value-type="string" calcext:value-type="string">
            <text:p>velocityMetersPerSec</text:p>
          </table:table-cell>
          <table:table-cell office:value-type="float" office:value="2.12101078218671" calcext:value-type="float">
            <text:p>2.12101078218671</text:p>
          </table:table-cell>
          <table:table-cell table:number-columns-repeated="16370"/>
        </table:table-row>
        <table:table-row table:style-name="ro1">
          <table:table-cell table:style-name="ce21" table:formula="of:=([.B457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7855230363003" calcext:value-type="float">
            <text:p>12.7855230363003</text:p>
          </table:table-cell>
          <table:table-cell office:value-type="string" calcext:value-type="string">
            <text:p>x</text:p>
          </table:table-cell>
          <table:table-cell office:value-type="float" office:value="7.06936490470753" calcext:value-type="float">
            <text:p>7.06936490470753</text:p>
          </table:table-cell>
          <table:table-cell office:value-type="string" calcext:value-type="string">
            <text:p>y</text:p>
          </table:table-cell>
          <table:table-cell office:value-type="float" office:value="2.08971814647612" calcext:value-type="float">
            <text:p>2.08971814647612</text:p>
          </table:table-cell>
          <table:table-cell office:value-type="string" calcext:value-type="string">
            <text:p>degrees</text:p>
          </table:table-cell>
          <table:table-cell office:value-type="float" office:value="174.587878019564" calcext:value-type="float">
            <text:p>174.587878019564</text:p>
          </table:table-cell>
          <table:table-cell office:value-type="string" calcext:value-type="string">
            <text:p>velocityMetersPerSec</text:p>
          </table:table-cell>
          <table:table-cell office:value-type="float" office:value="2.1249254860938" calcext:value-type="float">
            <text:p>2.1249254860938</text:p>
          </table:table-cell>
          <table:table-cell table:number-columns-repeated="16370"/>
        </table:table-row>
        <table:table-row table:style-name="ro1">
          <table:table-cell table:style-name="ce21" table:formula="of:=([.B458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8206800336347" calcext:value-type="float">
            <text:p>12.8206800336347</text:p>
          </table:table-cell>
          <table:table-cell office:value-type="string" calcext:value-type="string">
            <text:p>x</text:p>
          </table:table-cell>
          <table:table-cell office:value-type="float" office:value="6.99492466824133" calcext:value-type="float">
            <text:p>6.99492466824133</text:p>
          </table:table-cell>
          <table:table-cell office:value-type="string" calcext:value-type="string">
            <text:p>y</text:p>
          </table:table-cell>
          <table:table-cell office:value-type="float" office:value="2.09672394083668" calcext:value-type="float">
            <text:p>2.09672394083668</text:p>
          </table:table-cell>
          <table:table-cell office:value-type="string" calcext:value-type="string">
            <text:p>degrees</text:p>
          </table:table-cell>
          <table:table-cell office:value-type="float" office:value="174.655472135721" calcext:value-type="float">
            <text:p>174.655472135721</text:p>
          </table:table-cell>
          <table:table-cell office:value-type="string" calcext:value-type="string">
            <text:p>velocityMetersPerSec</text:p>
          </table:table-cell>
          <table:table-cell office:value-type="float" office:value="2.12851954856779" calcext:value-type="float">
            <text:p>2.12851954856779</text:p>
          </table:table-cell>
          <table:table-cell table:number-columns-repeated="16370"/>
        </table:table-row>
        <table:table-row table:style-name="ro1">
          <table:table-cell table:style-name="ce21" table:formula="of:=([.B459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8561532922904" calcext:value-type="float">
            <text:p>12.8561532922904</text:p>
          </table:table-cell>
          <table:table-cell office:value-type="string" calcext:value-type="string">
            <text:p>x</text:p>
          </table:table-cell>
          <table:table-cell office:value-type="float" office:value="6.9196851905356" calcext:value-type="float">
            <text:p>6.9196851905356</text:p>
          </table:table-cell>
          <table:table-cell office:value-type="string" calcext:value-type="string">
            <text:p>y</text:p>
          </table:table-cell>
          <table:table-cell office:value-type="float" office:value="2.10372967319244" calcext:value-type="float">
            <text:p>2.10372967319244</text:p>
          </table:table-cell>
          <table:table-cell office:value-type="string" calcext:value-type="string">
            <text:p>degrees</text:p>
          </table:table-cell>
          <table:table-cell office:value-type="float" office:value="174.701755131575" calcext:value-type="float">
            <text:p>174.701755131575</text:p>
          </table:table-cell>
          <table:table-cell office:value-type="string" calcext:value-type="string">
            <text:p>velocityMetersPerSec</text:p>
          </table:table-cell>
          <table:table-cell office:value-type="float" office:value="2.13186910101823" calcext:value-type="float">
            <text:p>2.13186910101823</text:p>
          </table:table-cell>
          <table:table-cell table:number-columns-repeated="16370"/>
        </table:table-row>
        <table:table-row table:style-name="ro1">
          <table:table-cell table:style-name="ce21" table:formula="of:=([.B460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8918832921849" calcext:value-type="float">
            <text:p>12.8918832921849</text:p>
          </table:table-cell>
          <table:table-cell office:value-type="string" calcext:value-type="string">
            <text:p>x</text:p>
          </table:table-cell>
          <table:table-cell office:value-type="float" office:value="6.84378075585545" calcext:value-type="float">
            <text:p>6.84378075585545</text:p>
          </table:table-cell>
          <table:table-cell office:value-type="string" calcext:value-type="string">
            <text:p>y</text:p>
          </table:table-cell>
          <table:table-cell office:value-type="float" office:value="2.11074925653856" calcext:value-type="float">
            <text:p>2.11074925653856</text:p>
          </table:table-cell>
          <table:table-cell office:value-type="string" calcext:value-type="string">
            <text:p>degrees</text:p>
          </table:table-cell>
          <table:table-cell office:value-type="float" office:value="174.727576823731" calcext:value-type="float">
            <text:p>174.727576823731</text:p>
          </table:table-cell>
          <table:table-cell office:value-type="string" calcext:value-type="string">
            <text:p>velocityMetersPerSec</text:p>
          </table:table-cell>
          <table:table-cell office:value-type="float" office:value="2.1350397532956" calcext:value-type="float">
            <text:p>2.1350397532956</text:p>
          </table:table-cell>
          <table:table-cell table:number-columns-repeated="16370"/>
        </table:table-row>
        <table:table-row table:style-name="ro1">
          <table:table-cell table:style-name="ce21" table:formula="of:=([.B461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9278197127777" calcext:value-type="float">
            <text:p>12.9278197127777</text:p>
          </table:table-cell>
          <table:table-cell office:value-type="string" calcext:value-type="string">
            <text:p>x</text:p>
          </table:table-cell>
          <table:table-cell office:value-type="float" office:value="6.76734564846599" calcext:value-type="float">
            <text:p>6.76734564846599</text:p>
          </table:table-cell>
          <table:table-cell office:value-type="string" calcext:value-type="string">
            <text:p>y</text:p>
          </table:table-cell>
          <table:table-cell office:value-type="float" office:value="2.11779660387018" calcext:value-type="float">
            <text:p>2.11779660387018</text:p>
          </table:table-cell>
          <table:table-cell office:value-type="string" calcext:value-type="string">
            <text:p>degrees</text:p>
          </table:table-cell>
          <table:table-cell office:value-type="float" office:value="174.733546652978" calcext:value-type="float">
            <text:p>174.733546652978</text:p>
          </table:table-cell>
          <table:table-cell office:value-type="string" calcext:value-type="string">
            <text:p>velocityMetersPerSec</text:p>
          </table:table-cell>
          <table:table-cell office:value-type="float" office:value="2.13691069164544" calcext:value-type="float">
            <text:p>2.13691069164544</text:p>
          </table:table-cell>
          <table:table-cell table:number-columns-repeated="16370"/>
        </table:table-row>
        <table:table-row table:style-name="ro1">
          <table:table-cell table:style-name="ce21" table:formula="of:=([.B462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2.9639520491125" calcext:value-type="float">
            <text:p>12.9639520491125</text:p>
          </table:table-cell>
          <table:table-cell office:value-type="string" calcext:value-type="string">
            <text:p>x</text:p>
          </table:table-cell>
          <table:table-cell office:value-type="float" office:value="6.69051415263234" calcext:value-type="float">
            <text:p>6.69051415263234</text:p>
          </table:table-cell>
          <table:table-cell office:value-type="string" calcext:value-type="string">
            <text:p>y</text:p>
          </table:table-cell>
          <table:table-cell office:value-type="float" office:value="2.12488562818247" calcext:value-type="float">
            <text:p>2.12488562818247</text:p>
          </table:table-cell>
          <table:table-cell office:value-type="string" calcext:value-type="string">
            <text:p>degrees</text:p>
          </table:table-cell>
          <table:table-cell office:value-type="float" office:value="174.720053309802" calcext:value-type="float">
            <text:p>174.720053309802</text:p>
          </table:table-cell>
          <table:table-cell office:value-type="string" calcext:value-type="string">
            <text:p>velocityMetersPerSec</text:p>
          </table:table-cell>
          <table:table-cell office:value-type="float" office:value="2.13393656872112" calcext:value-type="float">
            <text:p>2.13393656872112</text:p>
          </table:table-cell>
          <table:table-cell table:number-columns-repeated="16370"/>
        </table:table-row>
        <table:table-row table:style-name="ro1">
          <table:table-cell table:style-name="ce21" table:formula="of:=([.B463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002593219942" calcext:value-type="float">
            <text:p>13.0002593219942</text:p>
          </table:table-cell>
          <table:table-cell office:value-type="string" calcext:value-type="string">
            <text:p>x</text:p>
          </table:table-cell>
          <table:table-cell office:value-type="float" office:value="6.61342055261961" calcext:value-type="float">
            <text:p>6.61342055261961</text:p>
          </table:table-cell>
          <table:table-cell office:value-type="string" calcext:value-type="string">
            <text:p>y</text:p>
          </table:table-cell>
          <table:table-cell office:value-type="float" office:value="2.13203024247059" calcext:value-type="float">
            <text:p>2.13203024247059</text:p>
          </table:table-cell>
          <table:table-cell office:value-type="string" calcext:value-type="string">
            <text:p>degrees</text:p>
          </table:table-cell>
          <table:table-cell office:value-type="float" office:value="174.687277971357" calcext:value-type="float">
            <text:p>174.687277971357</text:p>
          </table:table-cell>
          <table:table-cell office:value-type="string" calcext:value-type="string">
            <text:p>velocityMetersPerSec</text:p>
          </table:table-cell>
          <table:table-cell office:value-type="float" office:value="2.13099152998408" calcext:value-type="float">
            <text:p>2.13099152998408</text:p>
          </table:table-cell>
          <table:table-cell table:number-columns-repeated="16370"/>
        </table:table-row>
        <table:table-row table:style-name="ro1">
          <table:table-cell table:style-name="ce21" table:formula="of:=([.B464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366797567237" calcext:value-type="float">
            <text:p>13.0366797567237</text:p>
          </table:table-cell>
          <table:table-cell office:value-type="string" calcext:value-type="string">
            <text:p>x</text:p>
          </table:table-cell>
          <table:table-cell office:value-type="float" office:value="6.53619913269292" calcext:value-type="float">
            <text:p>6.53619913269292</text:p>
          </table:table-cell>
          <table:table-cell office:value-type="string" calcext:value-type="string">
            <text:p>y</text:p>
          </table:table-cell>
          <table:table-cell office:value-type="float" office:value="2.13924435972968" calcext:value-type="float">
            <text:p>2.13924435972968</text:p>
          </table:table-cell>
          <table:table-cell office:value-type="string" calcext:value-type="string">
            <text:p>degrees</text:p>
          </table:table-cell>
          <table:table-cell office:value-type="float" office:value="174.635201884635" calcext:value-type="float">
            <text:p>174.635201884635</text:p>
          </table:table-cell>
          <table:table-cell office:value-type="string" calcext:value-type="string">
            <text:p>velocityMetersPerSec</text:p>
          </table:table-cell>
          <table:table-cell office:value-type="float" office:value="2.12802757165625" calcext:value-type="float">
            <text:p>2.12802757165625</text:p>
          </table:table-cell>
          <table:table-cell table:number-columns-repeated="16370"/>
        </table:table-row>
        <table:table-row table:style-name="ro1">
          <table:table-cell table:style-name="ce21" table:formula="of:=([.B465]-[.$B$1])*24*3600" office:value-type="float" office:value="2.60799983516336" calcext:value-type="float">
            <text:p>2.608</text:p>
          </table:table-cell>
          <table:table-cell office:value-type="date" office:date-value="2024-11-10T20:58:02.3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0731521683073" calcext:value-type="float">
            <text:p>13.0731521683073</text:p>
          </table:table-cell>
          <table:table-cell office:value-type="string" calcext:value-type="string">
            <text:p>x</text:p>
          </table:table-cell>
          <table:table-cell office:value-type="float" office:value="6.45898417711739" calcext:value-type="float">
            <text:p>6.45898417711739</text:p>
          </table:table-cell>
          <table:table-cell office:value-type="string" calcext:value-type="string">
            <text:p>y</text:p>
          </table:table-cell>
          <table:table-cell office:value-type="float" office:value="2.1465418929549" calcext:value-type="float">
            <text:p>2.1465418929549</text:p>
          </table:table-cell>
          <table:table-cell office:value-type="string" calcext:value-type="string">
            <text:p>degrees</text:p>
          </table:table-cell>
          <table:table-cell office:value-type="float" office:value="174.563608736816" calcext:value-type="float">
            <text:p>174.563608736816</text:p>
          </table:table-cell>
          <table:table-cell office:value-type="string" calcext:value-type="string">
            <text:p>velocityMetersPerSec</text:p>
          </table:table-cell>
          <table:table-cell office:value-type="float" office:value="2.12499700545142" calcext:value-type="float">
            <text:p>2.12499700545142</text:p>
          </table:table-cell>
          <table:table-cell table:number-columns-repeated="16370"/>
        </table:table-row>
        <table:table-row table:style-name="ro1">
          <table:table-cell table:style-name="ce21" table:formula="of:=([.B466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096159867417" calcext:value-type="float">
            <text:p>13.1096159867417</text:p>
          </table:table-cell>
          <table:table-cell office:value-type="string" calcext:value-type="string">
            <text:p>x</text:p>
          </table:table-cell>
          <table:table-cell office:value-type="float" office:value="6.38190997015813" calcext:value-type="float">
            <text:p>6.38190997015813</text:p>
          </table:table-cell>
          <table:table-cell office:value-type="string" calcext:value-type="string">
            <text:p>y</text:p>
          </table:table-cell>
          <table:table-cell office:value-type="float" office:value="2.15393675514141" calcext:value-type="float">
            <text:p>2.15393675514141</text:p>
          </table:table-cell>
          <table:table-cell office:value-type="string" calcext:value-type="string">
            <text:p>degrees</text:p>
          </table:table-cell>
          <table:table-cell office:value-type="float" office:value="174.472081998119" calcext:value-type="float">
            <text:p>174.472081998119</text:p>
          </table:table-cell>
          <table:table-cell office:value-type="string" calcext:value-type="string">
            <text:p>velocityMetersPerSec</text:p>
          </table:table-cell>
          <table:table-cell office:value-type="float" office:value="2.12185077745215" calcext:value-type="float">
            <text:p>2.12185077745215</text:p>
          </table:table-cell>
          <table:table-cell table:number-columns-repeated="16370"/>
        </table:table-row>
        <table:table-row table:style-name="ro1">
          <table:table-cell table:style-name="ce21" table:formula="of:=([.B467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460112987573" calcext:value-type="float">
            <text:p>13.1460112987573</text:p>
          </table:table-cell>
          <table:table-cell office:value-type="string" calcext:value-type="string">
            <text:p>x</text:p>
          </table:table-cell>
          <table:table-cell office:value-type="float" office:value="6.30511079608026" calcext:value-type="float">
            <text:p>6.30511079608026</text:p>
          </table:table-cell>
          <table:table-cell office:value-type="string" calcext:value-type="string">
            <text:p>y</text:p>
          </table:table-cell>
          <table:table-cell office:value-type="float" office:value="2.16144285928437" calcext:value-type="float">
            <text:p>2.16144285928437</text:p>
          </table:table-cell>
          <table:table-cell office:value-type="string" calcext:value-type="string">
            <text:p>degrees</text:p>
          </table:table-cell>
          <table:table-cell office:value-type="float" office:value="174.359997184516" calcext:value-type="float">
            <text:p>174.359997184516</text:p>
          </table:table-cell>
          <table:table-cell office:value-type="string" calcext:value-type="string">
            <text:p>velocityMetersPerSec</text:p>
          </table:table-cell>
          <table:table-cell office:value-type="float" office:value="2.11853674539458" calcext:value-type="float">
            <text:p>2.11853674539458</text:p>
          </table:table-cell>
          <table:table-cell table:number-columns-repeated="16370"/>
        </table:table-row>
        <table:table-row table:style-name="ro1">
          <table:table-cell table:style-name="ce21" table:formula="of:=([.B468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1822789075914" calcext:value-type="float">
            <text:p>13.1822789075914</text:p>
          </table:table-cell>
          <table:table-cell office:value-type="string" calcext:value-type="string">
            <text:p>x</text:p>
          </table:table-cell>
          <table:table-cell office:value-type="float" office:value="6.22872093914889" calcext:value-type="float">
            <text:p>6.22872093914889</text:p>
          </table:table-cell>
          <table:table-cell office:value-type="string" calcext:value-type="string">
            <text:p>y</text:p>
          </table:table-cell>
          <table:table-cell office:value-type="float" office:value="2.16907411837893" calcext:value-type="float">
            <text:p>2.16907411837893</text:p>
          </table:table-cell>
          <table:table-cell office:value-type="string" calcext:value-type="string">
            <text:p>degrees</text:p>
          </table:table-cell>
          <table:table-cell office:value-type="float" office:value="174.226508749425" calcext:value-type="float">
            <text:p>174.226508749425</text:p>
          </table:table-cell>
          <table:table-cell office:value-type="string" calcext:value-type="string">
            <text:p>velocityMetersPerSec</text:p>
          </table:table-cell>
          <table:table-cell office:value-type="float" office:value="2.1149978114758" calcext:value-type="float">
            <text:p>2.1149978114758</text:p>
          </table:table-cell>
          <table:table-cell table:number-columns-repeated="16370"/>
        </table:table-row>
        <table:table-row table:style-name="ro1">
          <table:table-cell table:style-name="ce21" table:formula="of:=([.B469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2183604132821" calcext:value-type="float">
            <text:p>13.2183604132821</text:p>
          </table:table-cell>
          <table:table-cell office:value-type="string" calcext:value-type="string">
            <text:p>x</text:p>
          </table:table-cell>
          <table:table-cell office:value-type="float" office:value="6.15287468362913" calcext:value-type="float">
            <text:p>6.15287468362913</text:p>
          </table:table-cell>
          <table:table-cell office:value-type="string" calcext:value-type="string">
            <text:p>y</text:p>
          </table:table-cell>
          <table:table-cell office:value-type="float" office:value="2.17684444542025" calcext:value-type="float">
            <text:p>2.17684444542025</text:p>
          </table:table-cell>
          <table:table-cell office:value-type="string" calcext:value-type="string">
            <text:p>degrees</text:p>
          </table:table-cell>
          <table:table-cell office:value-type="float" office:value="174.070531057168" calcext:value-type="float">
            <text:p>174.070531057168</text:p>
          </table:table-cell>
          <table:table-cell office:value-type="string" calcext:value-type="string">
            <text:p>velocityMetersPerSec</text:p>
          </table:table-cell>
          <table:table-cell office:value-type="float" office:value="2.11116979833573" calcext:value-type="float">
            <text:p>2.11116979833573</text:p>
          </table:table-cell>
          <table:table-cell table:number-columns-repeated="16370"/>
        </table:table-row>
        <table:table-row table:style-name="ro1">
          <table:table-cell table:style-name="ce21" table:formula="of:=([.B470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2541983170663" calcext:value-type="float">
            <text:p>13.2541983170663</text:p>
          </table:table-cell>
          <table:table-cell office:value-type="string" calcext:value-type="string">
            <text:p>x</text:p>
          </table:table-cell>
          <table:table-cell office:value-type="float" office:value="6.0777063137861" calcext:value-type="float">
            <text:p>6.0777063137861</text:p>
          </table:table-cell>
          <table:table-cell office:value-type="string" calcext:value-type="string">
            <text:p>y</text:p>
          </table:table-cell>
          <table:table-cell office:value-type="float" office:value="2.18476775340349" calcext:value-type="float">
            <text:p>2.18476775340349</text:p>
          </table:table-cell>
          <table:table-cell office:value-type="string" calcext:value-type="string">
            <text:p>degrees</text:p>
          </table:table-cell>
          <table:table-cell office:value-type="float" office:value="173.890712597049" calcext:value-type="float">
            <text:p>173.890712597049</text:p>
          </table:table-cell>
          <table:table-cell office:value-type="string" calcext:value-type="string">
            <text:p>velocityMetersPerSec</text:p>
          </table:table-cell>
          <table:table-cell office:value-type="float" office:value="2.10697893659675" calcext:value-type="float">
            <text:p>2.10697893659675</text:p>
          </table:table-cell>
          <table:table-cell table:number-columns-repeated="16370"/>
        </table:table-row>
        <table:table-row table:style-name="ro1">
          <table:table-cell table:style-name="ce21" table:formula="of:=([.B471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2897361548327" calcext:value-type="float">
            <text:p>13.2897361548327</text:p>
          </table:table-cell>
          <table:table-cell office:value-type="string" calcext:value-type="string">
            <text:p>x</text:p>
          </table:table-cell>
          <table:table-cell office:value-type="float" office:value="6.00335011388492" calcext:value-type="float">
            <text:p>6.00335011388492</text:p>
          </table:table-cell>
          <table:table-cell office:value-type="string" calcext:value-type="string">
            <text:p>y</text:p>
          </table:table-cell>
          <table:table-cell office:value-type="float" office:value="2.19285795532379" calcext:value-type="float">
            <text:p>2.19285795532379</text:p>
          </table:table-cell>
          <table:table-cell office:value-type="string" calcext:value-type="string">
            <text:p>degrees</text:p>
          </table:table-cell>
          <table:table-cell office:value-type="float" office:value="173.685402242227" calcext:value-type="float">
            <text:p>173.685402242227</text:p>
          </table:table-cell>
          <table:table-cell office:value-type="string" calcext:value-type="string">
            <text:p>velocityMetersPerSec</text:p>
          </table:table-cell>
          <table:table-cell office:value-type="float" office:value="2.10233880150506" calcext:value-type="float">
            <text:p>2.10233880150506</text:p>
          </table:table-cell>
          <table:table-cell table:number-columns-repeated="16370"/>
        </table:table-row>
        <table:table-row table:style-name="ro1">
          <table:table-cell table:style-name="ce21" table:formula="of:=([.B472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249186663324" calcext:value-type="float">
            <text:p>13.3249186663324</text:p>
          </table:table-cell>
          <table:table-cell office:value-type="string" calcext:value-type="string">
            <text:p>x</text:p>
          </table:table-cell>
          <table:table-cell office:value-type="float" office:value="5.9299403681907" calcext:value-type="float">
            <text:p>5.9299403681907</text:p>
          </table:table-cell>
          <table:table-cell office:value-type="string" calcext:value-type="string">
            <text:p>y</text:p>
          </table:table-cell>
          <table:table-cell office:value-type="float" office:value="2.20112896417632" calcext:value-type="float">
            <text:p>2.20112896417632</text:p>
          </table:table-cell>
          <table:table-cell office:value-type="string" calcext:value-type="string">
            <text:p>degrees</text:p>
          </table:table-cell>
          <table:table-cell office:value-type="float" office:value="173.452605912371" calcext:value-type="float">
            <text:p>173.452605912371</text:p>
          </table:table-cell>
          <table:table-cell office:value-type="string" calcext:value-type="string">
            <text:p>velocityMetersPerSec</text:p>
          </table:table-cell>
          <table:table-cell office:value-type="float" office:value="2.09714649081309" calcext:value-type="float">
            <text:p>2.09714649081309</text:p>
          </table:table-cell>
          <table:table-cell table:number-columns-repeated="16370"/>
        </table:table-row>
        <table:table-row table:style-name="ro1">
          <table:table-cell table:style-name="ce21" table:formula="of:=([.B473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596920091633" calcext:value-type="float">
            <text:p>13.3596920091633</text:p>
          </table:table-cell>
          <table:table-cell office:value-type="string" calcext:value-type="string">
            <text:p>x</text:p>
          </table:table-cell>
          <table:table-cell office:value-type="float" office:value="5.85761136096856" calcext:value-type="float">
            <text:p>5.85761136096856</text:p>
          </table:table-cell>
          <table:table-cell office:value-type="string" calcext:value-type="string">
            <text:p>y</text:p>
          </table:table-cell>
          <table:table-cell office:value-type="float" office:value="2.20959469295623" calcext:value-type="float">
            <text:p>2.20959469295623</text:p>
          </table:table-cell>
          <table:table-cell office:value-type="string" calcext:value-type="string">
            <text:p>degrees</text:p>
          </table:table-cell>
          <table:table-cell office:value-type="float" office:value="173.189931423658" calcext:value-type="float">
            <text:p>173.189931423658</text:p>
          </table:table-cell>
          <table:table-cell office:value-type="string" calcext:value-type="string">
            <text:p>velocityMetersPerSec</text:p>
          </table:table-cell>
          <table:table-cell office:value-type="float" office:value="2.0912777715892" calcext:value-type="float">
            <text:p>2.0912777715892</text:p>
          </table:table-cell>
          <table:table-cell table:number-columns-repeated="16370"/>
        </table:table-row>
        <table:table-row table:style-name="ro1">
          <table:table-cell table:style-name="ce21" table:formula="of:=([.B474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3940040296443" calcext:value-type="float">
            <text:p>13.3940040296443</text:p>
          </table:table-cell>
          <table:table-cell office:value-type="string" calcext:value-type="string">
            <text:p>x</text:p>
          </table:table-cell>
          <table:table-cell office:value-type="float" office:value="5.78649737648361" calcext:value-type="float">
            <text:p>5.78649737648361</text:p>
          </table:table-cell>
          <table:table-cell office:value-type="string" calcext:value-type="string">
            <text:p>y</text:p>
          </table:table-cell>
          <table:table-cell office:value-type="float" office:value="2.21826905465868" calcext:value-type="float">
            <text:p>2.21826905465868</text:p>
          </table:table-cell>
          <table:table-cell office:value-type="string" calcext:value-type="string">
            <text:p>degrees</text:p>
          </table:table-cell>
          <table:table-cell office:value-type="float" office:value="172.894518549098" calcext:value-type="float">
            <text:p>172.894518549098</text:p>
          </table:table-cell>
          <table:table-cell office:value-type="string" calcext:value-type="string">
            <text:p>velocityMetersPerSec</text:p>
          </table:table-cell>
          <table:table-cell office:value-type="float" office:value="2.08458083384726" calcext:value-type="float">
            <text:p>2.08458083384726</text:p>
          </table:table-cell>
          <table:table-cell table:number-columns-repeated="16370"/>
        </table:table-row>
        <table:table-row table:style-name="ro1">
          <table:table-cell table:style-name="ce21" table:formula="of:=([.B475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278046069241" calcext:value-type="float">
            <text:p>13.4278046069241</text:p>
          </table:table-cell>
          <table:table-cell office:value-type="string" calcext:value-type="string">
            <text:p>x</text:p>
          </table:table-cell>
          <table:table-cell office:value-type="float" office:value="5.71673269900096" calcext:value-type="float">
            <text:p>5.71673269900096</text:p>
          </table:table-cell>
          <table:table-cell office:value-type="string" calcext:value-type="string">
            <text:p>y</text:p>
          </table:table-cell>
          <table:table-cell office:value-type="float" office:value="2.22716596227882" calcext:value-type="float">
            <text:p>2.22716596227882</text:p>
          </table:table-cell>
          <table:table-cell office:value-type="string" calcext:value-type="string">
            <text:p>degrees</text:p>
          </table:table-cell>
          <table:table-cell office:value-type="float" office:value="172.562950288832" calcext:value-type="float">
            <text:p>172.562950288832</text:p>
          </table:table-cell>
          <table:table-cell office:value-type="string" calcext:value-type="string">
            <text:p>velocityMetersPerSec</text:p>
          </table:table-cell>
          <table:table-cell office:value-type="float" office:value="2.0768681653236" calcext:value-type="float">
            <text:p>2.0768681653236</text:p>
          </table:table-cell>
          <table:table-cell table:number-columns-repeated="16370"/>
        </table:table-row>
        <table:table-row table:style-name="ro1">
          <table:table-cell table:style-name="ce21" table:formula="of:=([.B476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610460924917" calcext:value-type="float">
            <text:p>13.4610460924917</text:p>
          </table:table-cell>
          <table:table-cell office:value-type="string" calcext:value-type="string">
            <text:p>x</text:p>
          </table:table-cell>
          <table:table-cell office:value-type="float" office:value="5.64845161278574" calcext:value-type="float">
            <text:p>5.64845161278574</text:p>
          </table:table-cell>
          <table:table-cell office:value-type="string" calcext:value-type="string">
            <text:p>y</text:p>
          </table:table-cell>
          <table:table-cell office:value-type="float" office:value="2.23629932881182" calcext:value-type="float">
            <text:p>2.23629932881182</text:p>
          </table:table-cell>
          <table:table-cell office:value-type="string" calcext:value-type="string">
            <text:p>degrees</text:p>
          </table:table-cell>
          <table:table-cell office:value-type="float" office:value="172.191139952347" calcext:value-type="float">
            <text:p>172.191139952347</text:p>
          </table:table-cell>
          <table:table-cell office:value-type="string" calcext:value-type="string">
            <text:p>velocityMetersPerSec</text:p>
          </table:table-cell>
          <table:table-cell office:value-type="float" office:value="2.06790589374849" calcext:value-type="float">
            <text:p>2.06790589374849</text:p>
          </table:table-cell>
          <table:table-cell table:number-columns-repeated="16370"/>
        </table:table-row>
        <table:table-row table:style-name="ro1">
          <table:table-cell table:style-name="ce21" table:formula="of:=([.B477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4936838753897" calcext:value-type="float">
            <text:p>13.4936838753897</text:p>
          </table:table-cell>
          <table:table-cell office:value-type="string" calcext:value-type="string">
            <text:p>x</text:p>
          </table:table-cell>
          <table:table-cell office:value-type="float" office:value="5.58178840210306" calcext:value-type="float">
            <text:p>5.58178840210306</text:p>
          </table:table-cell>
          <table:table-cell office:value-type="string" calcext:value-type="string">
            <text:p>y</text:p>
          </table:table-cell>
          <table:table-cell office:value-type="float" office:value="2.24568306725282" calcext:value-type="float">
            <text:p>2.24568306725282</text:p>
          </table:table-cell>
          <table:table-cell office:value-type="string" calcext:value-type="string">
            <text:p>degrees</text:p>
          </table:table-cell>
          <table:table-cell office:value-type="float" office:value="171.774186719657" calcext:value-type="float">
            <text:p>171.774186719657</text:p>
          </table:table-cell>
          <table:table-cell office:value-type="string" calcext:value-type="string">
            <text:p>velocityMetersPerSec</text:p>
          </table:table-cell>
          <table:table-cell office:value-type="float" office:value="2.05739971843246" calcext:value-type="float">
            <text:p>2.05739971843246</text:p>
          </table:table-cell>
          <table:table-cell table:number-columns-repeated="16370"/>
        </table:table-row>
        <table:table-row table:style-name="ro1">
          <table:table-cell table:style-name="ce21" table:formula="of:=([.B478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5256771148887" calcext:value-type="float">
            <text:p>13.5256771148887</text:p>
          </table:table-cell>
          <table:table-cell office:value-type="string" calcext:value-type="string">
            <text:p>x</text:p>
          </table:table-cell>
          <table:table-cell office:value-type="float" office:value="5.51687735121803" calcext:value-type="float">
            <text:p>5.51687735121803</text:p>
          </table:table-cell>
          <table:table-cell office:value-type="string" calcext:value-type="string">
            <text:p>y</text:p>
          </table:table-cell>
          <table:table-cell office:value-type="float" office:value="2.25533109059698" calcext:value-type="float">
            <text:p>2.25533109059698</text:p>
          </table:table-cell>
          <table:table-cell office:value-type="string" calcext:value-type="string">
            <text:p>degrees</text:p>
          </table:table-cell>
          <table:table-cell office:value-type="float" office:value="171.306189635717" calcext:value-type="float">
            <text:p>171.306189635717</text:p>
          </table:table-cell>
          <table:table-cell office:value-type="string" calcext:value-type="string">
            <text:p>velocityMetersPerSec</text:p>
          </table:table-cell>
          <table:table-cell office:value-type="float" office:value="2.04497626116113" calcext:value-type="float">
            <text:p>2.04497626116113</text:p>
          </table:table-cell>
          <table:table-cell table:number-columns-repeated="16370"/>
        </table:table-row>
        <table:table-row table:style-name="ro1">
          <table:table-cell table:style-name="ce21" table:formula="of:=([.B479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5569896986948" calcext:value-type="float">
            <text:p>13.5569896986948</text:p>
          </table:table-cell>
          <table:table-cell office:value-type="string" calcext:value-type="string">
            <text:p>x</text:p>
          </table:table-cell>
          <table:table-cell office:value-type="float" office:value="5.45385274439576" calcext:value-type="float">
            <text:p>5.45385274439576</text:p>
          </table:table-cell>
          <table:table-cell office:value-type="string" calcext:value-type="string">
            <text:p>y</text:p>
          </table:table-cell>
          <table:table-cell office:value-type="float" office:value="2.26525731183946" calcext:value-type="float">
            <text:p>2.26525731183946</text:p>
          </table:table-cell>
          <table:table-cell office:value-type="string" calcext:value-type="string">
            <text:p>degrees</text:p>
          </table:table-cell>
          <table:table-cell office:value-type="float" office:value="170.780006141392" calcext:value-type="float">
            <text:p>170.780006141392</text:p>
          </table:table-cell>
          <table:table-cell office:value-type="string" calcext:value-type="string">
            <text:p>velocityMetersPerSec</text:p>
          </table:table-cell>
          <table:table-cell office:value-type="float" office:value="2.03015830579889" calcext:value-type="float">
            <text:p>2.03015830579889</text:p>
          </table:table-cell>
          <table:table-cell table:number-columns-repeated="16370"/>
        </table:table-row>
        <table:table-row table:style-name="ro1">
          <table:table-cell table:style-name="ce21" table:formula="of:=([.B480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6174913772009" calcext:value-type="float">
            <text:p>13.6174913772009</text:p>
          </table:table-cell>
          <table:table-cell office:value-type="string" calcext:value-type="string">
            <text:p>x</text:p>
          </table:table-cell>
          <table:table-cell office:value-type="float" office:value="5.334" calcext:value-type="float">
            <text:p>5.334</text:p>
          </table:table-cell>
          <table:table-cell office:value-type="string" calcext:value-type="string">
            <text:p>y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degrees</text:p>
          </table:table-cell>
          <table:table-cell office:value-type="float" office:value="169.516301102016" calcext:value-type="float">
            <text:p>169.516301102016</text:p>
          </table:table-cell>
          <table:table-cell office:value-type="string" calcext:value-type="string">
            <text:p>velocityMetersPerSec</text:p>
          </table:table-cell>
          <table:table-cell office:value-type="float" office:value="1.99070369684969" calcext:value-type="float">
            <text:p>1.99070369684969</text:p>
          </table:table-cell>
          <table:table-cell table:number-columns-repeated="16370"/>
        </table:table-row>
        <table:table-row table:style-name="ro1">
          <table:table-cell table:style-name="ce21" table:formula="of:=([.B481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674388255893" calcext:value-type="float">
            <text:p>13.674388255893</text:p>
          </table:table-cell>
          <table:table-cell office:value-type="string" calcext:value-type="string">
            <text:p>x</text:p>
          </table:table-cell>
          <table:table-cell office:value-type="float" office:value="5.22291815397841" calcext:value-type="float">
            <text:p>5.22291815397841</text:p>
          </table:table-cell>
          <table:table-cell office:value-type="string" calcext:value-type="string">
            <text:p>y</text:p>
          </table:table-cell>
          <table:table-cell office:value-type="float" office:value="2.30794245147474" calcext:value-type="float">
            <text:p>2.30794245147474</text:p>
          </table:table-cell>
          <table:table-cell office:value-type="string" calcext:value-type="string">
            <text:p>degrees</text:p>
          </table:table-cell>
          <table:table-cell office:value-type="float" office:value="168.136765236856" calcext:value-type="float">
            <text:p>168.136765236856</text:p>
          </table:table-cell>
          <table:table-cell office:value-type="string" calcext:value-type="string">
            <text:p>velocityMetersPerSec</text:p>
          </table:table-cell>
          <table:table-cell office:value-type="float" office:value="1.98941969808139" calcext:value-type="float">
            <text:p>1.98941969808139</text:p>
          </table:table-cell>
          <table:table-cell table:number-columns-repeated="16370"/>
        </table:table-row>
        <table:table-row table:style-name="ro1">
          <table:table-cell table:style-name="ce21" table:formula="of:=([.B482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7273840582745" calcext:value-type="float">
            <text:p>13.7273840582745</text:p>
          </table:table-cell>
          <table:table-cell office:value-type="string" calcext:value-type="string">
            <text:p>x</text:p>
          </table:table-cell>
          <table:table-cell office:value-type="float" office:value="5.11975003516053" calcext:value-type="float">
            <text:p>5.11975003516053</text:p>
          </table:table-cell>
          <table:table-cell office:value-type="string" calcext:value-type="string">
            <text:p>y</text:p>
          </table:table-cell>
          <table:table-cell office:value-type="float" office:value="2.33079604912019" calcext:value-type="float">
            <text:p>2.33079604912019</text:p>
          </table:table-cell>
          <table:table-cell office:value-type="string" calcext:value-type="string">
            <text:p>degrees</text:p>
          </table:table-cell>
          <table:table-cell office:value-type="float" office:value="166.898544858749" calcext:value-type="float">
            <text:p>166.898544858749</text:p>
          </table:table-cell>
          <table:table-cell office:value-type="string" calcext:value-type="string">
            <text:p>velocityMetersPerSec</text:p>
          </table:table-cell>
          <table:table-cell office:value-type="float" office:value="1.9984073774517" calcext:value-type="float">
            <text:p>1.9984073774517</text:p>
          </table:table-cell>
          <table:table-cell table:number-columns-repeated="16370"/>
        </table:table-row>
        <table:table-row table:style-name="ro1">
          <table:table-cell table:style-name="ce21" table:formula="of:=([.B483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7767921615348" calcext:value-type="float">
            <text:p>13.7767921615348</text:p>
          </table:table-cell>
          <table:table-cell office:value-type="string" calcext:value-type="string">
            <text:p>x</text:p>
          </table:table-cell>
          <table:table-cell office:value-type="float" office:value="5.0232521833176" calcext:value-type="float">
            <text:p>5.0232521833176</text:p>
          </table:table-cell>
          <table:table-cell office:value-type="string" calcext:value-type="string">
            <text:p>y</text:p>
          </table:table-cell>
          <table:table-cell office:value-type="float" office:value="2.35419219157193" calcext:value-type="float">
            <text:p>2.35419219157193</text:p>
          </table:table-cell>
          <table:table-cell office:value-type="string" calcext:value-type="string">
            <text:p>degrees</text:p>
          </table:table-cell>
          <table:table-cell office:value-type="float" office:value="165.877207244134" calcext:value-type="float">
            <text:p>165.877207244134</text:p>
          </table:table-cell>
          <table:table-cell office:value-type="string" calcext:value-type="string">
            <text:p>velocityMetersPerSec</text:p>
          </table:table-cell>
          <table:table-cell office:value-type="float" office:value="2.02091628634312" calcext:value-type="float">
            <text:p>2.02091628634312</text:p>
          </table:table-cell>
          <table:table-cell table:number-columns-repeated="16370"/>
        </table:table-row>
        <table:table-row table:style-name="ro1">
          <table:table-cell table:style-name="ce21" table:formula="of:=([.B484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8229006110872" calcext:value-type="float">
            <text:p>13.8229006110872</text:p>
          </table:table-cell>
          <table:table-cell office:value-type="string" calcext:value-type="string">
            <text:p>x</text:p>
          </table:table-cell>
          <table:table-cell office:value-type="float" office:value="4.93218113822088" calcext:value-type="float">
            <text:p>4.93218113822088</text:p>
          </table:table-cell>
          <table:table-cell office:value-type="string" calcext:value-type="string">
            <text:p>y</text:p>
          </table:table-cell>
          <table:table-cell office:value-type="float" office:value="2.37776227746552" calcext:value-type="float">
            <text:p>2.37776227746552</text:p>
          </table:table-cell>
          <table:table-cell office:value-type="string" calcext:value-type="string">
            <text:p>degrees</text:p>
          </table:table-cell>
          <table:table-cell office:value-type="float" office:value="165.151997784701" calcext:value-type="float">
            <text:p>165.151997784701</text:p>
          </table:table-cell>
          <table:table-cell office:value-type="string" calcext:value-type="string">
            <text:p>velocityMetersPerSec</text:p>
          </table:table-cell>
          <table:table-cell office:value-type="float" office:value="2.05953742918463" calcext:value-type="float">
            <text:p>2.05953742918463</text:p>
          </table:table-cell>
          <table:table-cell table:number-columns-repeated="16370"/>
        </table:table-row>
        <table:table-row table:style-name="ro1">
          <table:table-cell table:style-name="ce21" table:formula="of:=([.B485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8660057744289" calcext:value-type="float">
            <text:p>13.8660057744289</text:p>
          </table:table-cell>
          <table:table-cell office:value-type="string" calcext:value-type="string">
            <text:p>x</text:p>
          </table:table-cell>
          <table:table-cell office:value-type="float" office:value="4.84529343964162" calcext:value-type="float">
            <text:p>4.84529343964162</text:p>
          </table:table-cell>
          <table:table-cell office:value-type="string" calcext:value-type="string">
            <text:p>y</text:p>
          </table:table-cell>
          <table:table-cell office:value-type="float" office:value="2.40113770543653" calcext:value-type="float">
            <text:p>2.40113770543653</text:p>
          </table:table-cell>
          <table:table-cell office:value-type="string" calcext:value-type="string">
            <text:p>degrees</text:p>
          </table:table-cell>
          <table:table-cell office:value-type="float" office:value="164.797465158526" calcext:value-type="float">
            <text:p>164.797465158526</text:p>
          </table:table-cell>
          <table:table-cell office:value-type="string" calcext:value-type="string">
            <text:p>velocityMetersPerSec</text:p>
          </table:table-cell>
          <table:table-cell office:value-type="float" office:value="2.11523500030557" calcext:value-type="float">
            <text:p>2.11523500030557</text:p>
          </table:table-cell>
          <table:table-cell table:number-columns-repeated="16370"/>
        </table:table-row>
        <table:table-row table:style-name="ro1">
          <table:table-cell table:style-name="ce21" table:formula="of:=([.B486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9073722587012" calcext:value-type="float">
            <text:p>13.9073722587012</text:p>
          </table:table-cell>
          <table:table-cell office:value-type="string" calcext:value-type="string">
            <text:p>x</text:p>
          </table:table-cell>
          <table:table-cell office:value-type="float" office:value="4.76134562735107" calcext:value-type="float">
            <text:p>4.76134562735107</text:p>
          </table:table-cell>
          <table:table-cell office:value-type="string" calcext:value-type="string">
            <text:p>y</text:p>
          </table:table-cell>
          <table:table-cell office:value-type="float" office:value="2.42394987412053" calcext:value-type="float">
            <text:p>2.42394987412053</text:p>
          </table:table-cell>
          <table:table-cell office:value-type="string" calcext:value-type="string">
            <text:p>degrees</text:p>
          </table:table-cell>
          <table:table-cell office:value-type="float" office:value="164.873201937369" calcext:value-type="float">
            <text:p>164.873201937369</text:p>
          </table:table-cell>
          <table:table-cell office:value-type="string" calcext:value-type="string">
            <text:p>velocityMetersPerSec</text:p>
          </table:table-cell>
          <table:table-cell office:value-type="float" office:value="2.09068817270768" calcext:value-type="float">
            <text:p>2.09068817270768</text:p>
          </table:table-cell>
          <table:table-cell table:number-columns-repeated="16370"/>
        </table:table-row>
        <table:table-row table:style-name="ro1">
          <table:table-cell table:style-name="ce21" table:formula="of:=([.B487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9487766342012" calcext:value-type="float">
            <text:p>13.9487766342012</text:p>
          </table:table-cell>
          <table:table-cell office:value-type="string" calcext:value-type="string">
            <text:p>x</text:p>
          </table:table-cell>
          <table:table-cell office:value-type="float" office:value="4.67909424112048" calcext:value-type="float">
            <text:p>4.67909424112048</text:p>
          </table:table-cell>
          <table:table-cell office:value-type="string" calcext:value-type="string">
            <text:p>y</text:p>
          </table:table-cell>
          <table:table-cell office:value-type="float" office:value="2.44583018215308" calcext:value-type="float">
            <text:p>2.44583018215308</text:p>
          </table:table-cell>
          <table:table-cell office:value-type="string" calcext:value-type="string">
            <text:p>degrees</text:p>
          </table:table-cell>
          <table:table-cell office:value-type="float" office:value="165.413374689275" calcext:value-type="float">
            <text:p>165.413374689275</text:p>
          </table:table-cell>
          <table:table-cell office:value-type="string" calcext:value-type="string">
            <text:p>velocityMetersPerSec</text:p>
          </table:table-cell>
          <table:table-cell office:value-type="float" office:value="2.02056412748677" calcext:value-type="float">
            <text:p>2.02056412748677</text:p>
          </table:table-cell>
          <table:table-cell table:number-columns-repeated="16370"/>
        </table:table-row>
        <table:table-row table:style-name="ro1">
          <table:table-cell table:style-name="ce21" table:formula="of:=([.B488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3.9911731864988" calcext:value-type="float">
            <text:p>13.9911731864988</text:p>
          </table:table-cell>
          <table:table-cell office:value-type="string" calcext:value-type="string">
            <text:p>x</text:p>
          </table:table-cell>
          <table:table-cell office:value-type="float" office:value="4.59729582072111" calcext:value-type="float">
            <text:p>4.59729582072111</text:p>
          </table:table-cell>
          <table:table-cell office:value-type="string" calcext:value-type="string">
            <text:p>y</text:p>
          </table:table-cell>
          <table:table-cell office:value-type="float" office:value="2.46641002816976" calcext:value-type="float">
            <text:p>2.46641002816976</text:p>
          </table:table-cell>
          <table:table-cell office:value-type="string" calcext:value-type="string">
            <text:p>degrees</text:p>
          </table:table-cell>
          <table:table-cell office:value-type="float" office:value="166.418391806199" calcext:value-type="float">
            <text:p>166.418391806199</text:p>
          </table:table-cell>
          <table:table-cell office:value-type="string" calcext:value-type="string">
            <text:p>velocityMetersPerSec</text:p>
          </table:table-cell>
          <table:table-cell office:value-type="float" office:value="1.95841812259584" calcext:value-type="float">
            <text:p>1.95841812259584</text:p>
          </table:table-cell>
          <table:table-cell table:number-columns-repeated="16370"/>
        </table:table-row>
        <table:table-row table:style-name="ro1">
          <table:table-cell table:style-name="ce21" table:formula="of:=([.B489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034965604916" calcext:value-type="float">
            <text:p>14.034965604916</text:p>
          </table:table-cell>
          <table:table-cell office:value-type="string" calcext:value-type="string">
            <text:p>x</text:p>
          </table:table-cell>
          <table:table-cell office:value-type="float" office:value="4.5147069059242" calcext:value-type="float">
            <text:p>4.5147069059242</text:p>
          </table:table-cell>
          <table:table-cell office:value-type="string" calcext:value-type="string">
            <text:p>y</text:p>
          </table:table-cell>
          <table:table-cell office:value-type="float" office:value="2.48532081080614" calcext:value-type="float">
            <text:p>2.48532081080614</text:p>
          </table:table-cell>
          <table:table-cell office:value-type="string" calcext:value-type="string">
            <text:p>degrees</text:p>
          </table:table-cell>
          <table:table-cell office:value-type="float" office:value="167.851231395379" calcext:value-type="float">
            <text:p>167.851231395379</text:p>
          </table:table-cell>
          <table:table-cell office:value-type="string" calcext:value-type="string">
            <text:p>velocityMetersPerSec</text:p>
          </table:table-cell>
          <table:table-cell office:value-type="float" office:value="1.91103265509356" calcext:value-type="float">
            <text:p>1.91103265509356</text:p>
          </table:table-cell>
          <table:table-cell table:number-columns-repeated="16370"/>
        </table:table-row>
        <table:table-row table:style-name="ro1">
          <table:table-cell table:style-name="ce21" table:formula="of:=([.B490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0804616944989" calcext:value-type="float">
            <text:p>14.0804616944989</text:p>
          </table:table-cell>
          <table:table-cell office:value-type="string" calcext:value-type="string">
            <text:p>x</text:p>
          </table:table-cell>
          <table:table-cell office:value-type="float" office:value="4.43008403650101" calcext:value-type="float">
            <text:p>4.43008403650101</text:p>
          </table:table-cell>
          <table:table-cell office:value-type="string" calcext:value-type="string">
            <text:p>y</text:p>
          </table:table-cell>
          <table:table-cell office:value-type="float" office:value="2.50219392869778" calcext:value-type="float">
            <text:p>2.50219392869778</text:p>
          </table:table-cell>
          <table:table-cell office:value-type="string" calcext:value-type="string">
            <text:p>degrees</text:p>
          </table:table-cell>
          <table:table-cell office:value-type="float" office:value="169.640266917998" calcext:value-type="float">
            <text:p>169.640266917998</text:p>
          </table:table-cell>
          <table:table-cell office:value-type="string" calcext:value-type="string">
            <text:p>velocityMetersPerSec</text:p>
          </table:table-cell>
          <table:table-cell office:value-type="float" office:value="1.88220129928869" calcext:value-type="float">
            <text:p>1.88220129928869</text:p>
          </table:table-cell>
          <table:table-cell table:number-columns-repeated="16370"/>
        </table:table-row>
        <table:table-row table:style-name="ro1">
          <table:table-cell table:style-name="ce21" table:formula="of:=([.B491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1279130335088" calcext:value-type="float">
            <text:p>14.1279130335088</text:p>
          </table:table-cell>
          <table:table-cell office:value-type="string" calcext:value-type="string">
            <text:p>x</text:p>
          </table:table-cell>
          <table:table-cell office:value-type="float" office:value="4.34218375222279" calcext:value-type="float">
            <text:p>4.34218375222279</text:p>
          </table:table-cell>
          <table:table-cell office:value-type="string" calcext:value-type="string">
            <text:p>y</text:p>
          </table:table-cell>
          <table:table-cell office:value-type="float" office:value="2.51666078048025" calcext:value-type="float">
            <text:p>2.51666078048025</text:p>
          </table:table-cell>
          <table:table-cell office:value-type="string" calcext:value-type="string">
            <text:p>degrees</text:p>
          </table:table-cell>
          <table:table-cell office:value-type="float" office:value="171.688737807132" calcext:value-type="float">
            <text:p>171.688737807132</text:p>
          </table:table-cell>
          <table:table-cell office:value-type="string" calcext:value-type="string">
            <text:p>velocityMetersPerSec</text:p>
          </table:table-cell>
          <table:table-cell office:value-type="float" office:value="1.87250098027517" calcext:value-type="float">
            <text:p>1.87250098027517</text:p>
          </table:table-cell>
          <table:table-cell table:number-columns-repeated="16370"/>
        </table:table-row>
        <table:table-row table:style-name="ro1">
          <table:table-cell table:style-name="ce21" table:formula="of:=([.B492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1775675273747" calcext:value-type="float">
            <text:p>14.1775675273747</text:p>
          </table:table-cell>
          <table:table-cell office:value-type="string" calcext:value-type="string">
            <text:p>x</text:p>
          </table:table-cell>
          <table:table-cell office:value-type="float" office:value="4.24976259286079" calcext:value-type="float">
            <text:p>4.24976259286079</text:p>
          </table:table-cell>
          <table:table-cell office:value-type="string" calcext:value-type="string">
            <text:p>y</text:p>
          </table:table-cell>
          <table:table-cell office:value-type="float" office:value="2.52835276478913" calcext:value-type="float">
            <text:p>2.52835276478913</text:p>
          </table:table-cell>
          <table:table-cell office:value-type="string" calcext:value-type="string">
            <text:p>degrees</text:p>
          </table:table-cell>
          <table:table-cell office:value-type="float" office:value="173.888774931599" calcext:value-type="float">
            <text:p>173.888774931599</text:p>
          </table:table-cell>
          <table:table-cell office:value-type="string" calcext:value-type="string">
            <text:p>velocityMetersPerSec</text:p>
          </table:table-cell>
          <table:table-cell office:value-type="float" office:value="1.87973891976712" calcext:value-type="float">
            <text:p>1.87973891976712</text:p>
          </table:table-cell>
          <table:table-cell table:number-columns-repeated="16370"/>
        </table:table-row>
        <table:table-row table:style-name="ro1">
          <table:table-cell table:style-name="ce21" table:formula="of:=([.B493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2297200496997" calcext:value-type="float">
            <text:p>14.2297200496997</text:p>
          </table:table-cell>
          <table:table-cell office:value-type="string" calcext:value-type="string">
            <text:p>x</text:p>
          </table:table-cell>
          <table:table-cell office:value-type="float" office:value="4.15157709818625" calcext:value-type="float">
            <text:p>4.15157709818625</text:p>
          </table:table-cell>
          <table:table-cell office:value-type="string" calcext:value-type="string">
            <text:p>y</text:p>
          </table:table-cell>
          <table:table-cell office:value-type="float" office:value="2.53690128025997" calcext:value-type="float">
            <text:p>2.53690128025997</text:p>
          </table:table-cell>
          <table:table-cell office:value-type="string" calcext:value-type="string">
            <text:p>degrees</text:p>
          </table:table-cell>
          <table:table-cell office:value-type="float" office:value="176.136218179996" calcext:value-type="float">
            <text:p>176.136218179996</text:p>
          </table:table-cell>
          <table:table-cell office:value-type="string" calcext:value-type="string">
            <text:p>velocityMetersPerSec</text:p>
          </table:table-cell>
          <table:table-cell office:value-type="float" office:value="1.89982631541466" calcext:value-type="float">
            <text:p>1.89982631541466</text:p>
          </table:table-cell>
          <table:table-cell table:number-columns-repeated="16370"/>
        </table:table-row>
        <table:table-row table:style-name="ro1">
          <table:table-cell table:style-name="ce21" table:formula="of:=([.B494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2847473828666" calcext:value-type="float">
            <text:p>14.2847473828666</text:p>
          </table:table-cell>
          <table:table-cell office:value-type="string" calcext:value-type="string">
            <text:p>x</text:p>
          </table:table-cell>
          <table:table-cell office:value-type="float" office:value="4.04638380797045" calcext:value-type="float">
            <text:p>4.04638380797045</text:p>
          </table:table-cell>
          <table:table-cell office:value-type="string" calcext:value-type="string">
            <text:p>y</text:p>
          </table:table-cell>
          <table:table-cell office:value-type="float" office:value="2.54193772552835" calcext:value-type="float">
            <text:p>2.54193772552835</text:p>
          </table:table-cell>
          <table:table-cell office:value-type="string" calcext:value-type="string">
            <text:p>degrees</text:p>
          </table:table-cell>
          <table:table-cell office:value-type="float" office:value="178.342400901035" calcext:value-type="float">
            <text:p>178.342400901035</text:p>
          </table:table-cell>
          <table:table-cell office:value-type="string" calcext:value-type="string">
            <text:p>velocityMetersPerSec</text:p>
          </table:table-cell>
          <table:table-cell office:value-type="float" office:value="1.92786376603638" calcext:value-type="float">
            <text:p>1.92786376603638</text:p>
          </table:table-cell>
          <table:table-cell table:number-columns-repeated="16370"/>
        </table:table-row>
        <table:table-row table:style-name="ro1">
          <table:table-cell table:style-name="ce21" table:formula="of:=([.B495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343154322324" calcext:value-type="float">
            <text:p>14.343154322324</text:p>
          </table:table-cell>
          <table:table-cell office:value-type="string" calcext:value-type="string">
            <text:p>x</text:p>
          </table:table-cell>
          <table:table-cell office:value-type="float" office:value="3.93293926198461" calcext:value-type="float">
            <text:p>3.93293926198461</text:p>
          </table:table-cell>
          <table:table-cell office:value-type="string" calcext:value-type="string">
            <text:p>y</text:p>
          </table:table-cell>
          <table:table-cell office:value-type="float" office:value="2.54309349922984" calcext:value-type="float">
            <text:p>2.54309349922984</text:p>
          </table:table-cell>
          <table:table-cell office:value-type="string" calcext:value-type="string">
            <text:p>degrees</text:p>
          </table:table-cell>
          <table:table-cell office:value-type="float" office:value="-179.559342390976" calcext:value-type="float">
            <text:p>-179.559342390976</text:p>
          </table:table-cell>
          <table:table-cell office:value-type="string" calcext:value-type="string">
            <text:p>velocityMetersPerSec</text:p>
          </table:table-cell>
          <table:table-cell office:value-type="float" office:value="1.95696342749837" calcext:value-type="float">
            <text:p>1.95696342749837</text:p>
          </table:table-cell>
          <table:table-cell table:number-columns-repeated="16370"/>
        </table:table-row>
        <table:table-row table:style-name="ro1">
          <table:table-cell table:style-name="ce21" table:formula="of:=([.B496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4056355559944" calcext:value-type="float">
            <text:p>14.4056355559944</text:p>
          </table:table-cell>
          <table:table-cell office:value-type="string" calcext:value-type="string">
            <text:p>x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y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degrees</text:p>
          </table:table-cell>
          <table:table-cell office:value-type="float" office:value="-177.612512571216" calcext:value-type="float">
            <text:p>-177.612512571216</text:p>
          </table:table-cell>
          <table:table-cell office:value-type="string" calcext:value-type="string">
            <text:p>velocityMetersPerSec</text:p>
          </table:table-cell>
          <table:table-cell office:value-type="float" office:value="1.97952019142446" calcext:value-type="float">
            <text:p>1.97952019142446</text:p>
          </table:table-cell>
          <table:table-cell table:number-columns-repeated="16370"/>
        </table:table-row>
        <table:table-row table:style-name="ro1">
          <table:table-cell table:style-name="ce21" table:formula="of:=([.B497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438490431129" calcext:value-type="float">
            <text:p>14.438490431129</text:p>
          </table:table-cell>
          <table:table-cell office:value-type="string" calcext:value-type="string">
            <text:p>x</text:p>
          </table:table-cell>
          <table:table-cell office:value-type="float" office:value="3.74461865239939" calcext:value-type="float">
            <text:p>3.74461865239939</text:p>
          </table:table-cell>
          <table:table-cell office:value-type="string" calcext:value-type="string">
            <text:p>y</text:p>
          </table:table-cell>
          <table:table-cell office:value-type="float" office:value="2.5367651593227" calcext:value-type="float">
            <text:p>2.5367651593227</text:p>
          </table:table-cell>
          <table:table-cell office:value-type="string" calcext:value-type="string">
            <text:p>degrees</text:p>
          </table:table-cell>
          <table:table-cell office:value-type="float" office:value="-176.75107308825" calcext:value-type="float">
            <text:p>-176.75107308825</text:p>
          </table:table-cell>
          <table:table-cell office:value-type="string" calcext:value-type="string">
            <text:p>velocityMetersPerSec</text:p>
          </table:table-cell>
          <table:table-cell office:value-type="float" office:value="2.00535710468892" calcext:value-type="float">
            <text:p>2.00535710468892</text:p>
          </table:table-cell>
          <table:table-cell table:number-columns-repeated="16370"/>
        </table:table-row>
        <table:table-row table:style-name="ro1">
          <table:table-cell table:style-name="ce21" table:formula="of:=([.B498]-[.$B$1])*24*3600" office:value-type="float" office:value="2.6090000057593" calcext:value-type="float">
            <text:p>2.609</text:p>
          </table:table-cell>
          <table:table-cell office:value-type="date" office:date-value="2024-11-10T20:58:02.3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4722805335002" calcext:value-type="float">
            <text:p>14.4722805335002</text:p>
          </table:table-cell>
          <table:table-cell office:value-type="string" calcext:value-type="string">
            <text:p>x</text:p>
          </table:table-cell>
          <table:table-cell office:value-type="float" office:value="3.67662162748959" calcext:value-type="float">
            <text:p>3.67662162748959</text:p>
          </table:table-cell>
          <table:table-cell office:value-type="string" calcext:value-type="string">
            <text:p>y</text:p>
          </table:table-cell>
          <table:table-cell office:value-type="float" office:value="2.53245322018039" calcext:value-type="float">
            <text:p>2.53245322018039</text:p>
          </table:table-cell>
          <table:table-cell office:value-type="string" calcext:value-type="string">
            <text:p>degrees</text:p>
          </table:table-cell>
          <table:table-cell office:value-type="float" office:value="-176.016430619739" calcext:value-type="float">
            <text:p>-176.016430619739</text:p>
          </table:table-cell>
          <table:table-cell office:value-type="string" calcext:value-type="string">
            <text:p>velocityMetersPerSec</text:p>
          </table:table-cell>
          <table:table-cell office:value-type="float" office:value="2.02739810147616" calcext:value-type="float">
            <text:p>2.02739810147616</text:p>
          </table:table-cell>
          <table:table-cell table:number-columns-repeated="16370"/>
        </table:table-row>
        <table:table-row table:style-name="ro1">
          <table:table-cell table:style-name="ce21" table:formula="of:=([.B499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070125394668" calcext:value-type="float">
            <text:p>14.5070125394668</text:p>
          </table:table-cell>
          <table:table-cell office:value-type="string" calcext:value-type="string">
            <text:p>x</text:p>
          </table:table-cell>
          <table:table-cell office:value-type="float" office:value="3.6060777920183" calcext:value-type="float">
            <text:p>3.6060777920183</text:p>
          </table:table-cell>
          <table:table-cell office:value-type="string" calcext:value-type="string">
            <text:p>y</text:p>
          </table:table-cell>
          <table:table-cell office:value-type="float" office:value="2.52714155268202" calcext:value-type="float">
            <text:p>2.52714155268202</text:p>
          </table:table-cell>
          <table:table-cell office:value-type="string" calcext:value-type="string">
            <text:p>degrees</text:p>
          </table:table-cell>
          <table:table-cell office:value-type="float" office:value="-175.392617489961" calcext:value-type="float">
            <text:p>-175.392617489961</text:p>
          </table:table-cell>
          <table:table-cell office:value-type="string" calcext:value-type="string">
            <text:p>velocityMetersPerSec</text:p>
          </table:table-cell>
          <table:table-cell office:value-type="float" office:value="2.04628117396289" calcext:value-type="float">
            <text:p>2.04628117396289</text:p>
          </table:table-cell>
          <table:table-cell table:number-columns-repeated="16370"/>
        </table:table-row>
        <table:table-row table:style-name="ro1">
          <table:table-cell table:style-name="ce21" table:formula="of:=([.B500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426857850149" calcext:value-type="float">
            <text:p>14.5426857850149</text:p>
          </table:table-cell>
          <table:table-cell office:value-type="string" calcext:value-type="string">
            <text:p>x</text:p>
          </table:table-cell>
          <table:table-cell office:value-type="float" office:value="3.53305601273323" calcext:value-type="float">
            <text:p>3.53305601273323</text:p>
          </table:table-cell>
          <table:table-cell office:value-type="string" calcext:value-type="string">
            <text:p>y</text:p>
          </table:table-cell>
          <table:table-cell office:value-type="float" office:value="2.52090752693651" calcext:value-type="float">
            <text:p>2.52090752693651</text:p>
          </table:table-cell>
          <table:table-cell office:value-type="string" calcext:value-type="string">
            <text:p>degrees</text:p>
          </table:table-cell>
          <table:table-cell office:value-type="float" office:value="-174.866412478517" calcext:value-type="float">
            <text:p>-174.866412478517</text:p>
          </table:table-cell>
          <table:table-cell office:value-type="string" calcext:value-type="string">
            <text:p>velocityMetersPerSec</text:p>
          </table:table-cell>
          <table:table-cell office:value-type="float" office:value="2.06253489325872" calcext:value-type="float">
            <text:p>2.06253489325872</text:p>
          </table:table-cell>
          <table:table-cell table:number-columns-repeated="16370"/>
        </table:table-row>
        <table:table-row table:style-name="ro1">
          <table:table-cell table:style-name="ce21" table:formula="of:=([.B501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5792936174159" calcext:value-type="float">
            <text:p>14.5792936174159</text:p>
          </table:table-cell>
          <table:table-cell office:value-type="string" calcext:value-type="string">
            <text:p>x</text:p>
          </table:table-cell>
          <table:table-cell office:value-type="float" office:value="3.45762515638206" calcext:value-type="float">
            <text:p>3.45762515638206</text:p>
          </table:table-cell>
          <table:table-cell office:value-type="string" calcext:value-type="string">
            <text:p>y</text:p>
          </table:table-cell>
          <table:table-cell office:value-type="float" office:value="2.51382851305279" calcext:value-type="float">
            <text:p>2.51382851305279</text:p>
          </table:table-cell>
          <table:table-cell office:value-type="string" calcext:value-type="string">
            <text:p>degrees</text:p>
          </table:table-cell>
          <table:table-cell office:value-type="float" office:value="-174.426814252232" calcext:value-type="float">
            <text:p>-174.426814252232</text:p>
          </table:table-cell>
          <table:table-cell office:value-type="string" calcext:value-type="string">
            <text:p>velocityMetersPerSec</text:p>
          </table:table-cell>
          <table:table-cell office:value-type="float" office:value="2.07659587976859" calcext:value-type="float">
            <text:p>2.07659587976859</text:p>
          </table:table-cell>
          <table:table-cell table:number-columns-repeated="16370"/>
        </table:table-row>
        <table:table-row table:style-name="ro1">
          <table:table-cell table:style-name="ce21" table:formula="of:=([.B502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6168244773279" calcext:value-type="float">
            <text:p>14.6168244773279</text:p>
          </table:table-cell>
          <table:table-cell office:value-type="string" calcext:value-type="string">
            <text:p>x</text:p>
          </table:table-cell>
          <table:table-cell office:value-type="float" office:value="3.37985408971249" calcext:value-type="float">
            <text:p>3.37985408971249</text:p>
          </table:table-cell>
          <table:table-cell office:value-type="string" calcext:value-type="string">
            <text:p>y</text:p>
          </table:table-cell>
          <table:table-cell office:value-type="float" office:value="2.50598188113982" calcext:value-type="float">
            <text:p>2.50598188113982</text:p>
          </table:table-cell>
          <table:table-cell office:value-type="string" calcext:value-type="string">
            <text:p>degrees</text:p>
          </table:table-cell>
          <table:table-cell office:value-type="float" office:value="-174.064626311425" calcext:value-type="float">
            <text:p>-174.064626311425</text:p>
          </table:table-cell>
          <table:table-cell office:value-type="string" calcext:value-type="string">
            <text:p>velocityMetersPerSec</text:p>
          </table:table-cell>
          <table:table-cell office:value-type="float" office:value="2.0888244443456" calcext:value-type="float">
            <text:p>2.0888244443456</text:p>
          </table:table-cell>
          <table:table-cell table:number-columns-repeated="16370"/>
        </table:table-row>
        <table:table-row table:style-name="ro1">
          <table:table-cell table:style-name="ce21" table:formula="of:=([.B503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6552627717968" calcext:value-type="float">
            <text:p>14.6552627717968</text:p>
          </table:table-cell>
          <table:table-cell office:value-type="string" calcext:value-type="string">
            <text:p>x</text:p>
          </table:table-cell>
          <table:table-cell office:value-type="float" office:value="3.29981167947222" calcext:value-type="float">
            <text:p>3.29981167947222</text:p>
          </table:table-cell>
          <table:table-cell office:value-type="string" calcext:value-type="string">
            <text:p>y</text:p>
          </table:table-cell>
          <table:table-cell office:value-type="float" office:value="2.49744500130651" calcext:value-type="float">
            <text:p>2.49744500130651</text:p>
          </table:table-cell>
          <table:table-cell office:value-type="string" calcext:value-type="string">
            <text:p>degrees</text:p>
          </table:table-cell>
          <table:table-cell office:value-type="float" office:value="-173.772128610888" calcext:value-type="float">
            <text:p>-173.772128610888</text:p>
          </table:table-cell>
          <table:table-cell office:value-type="string" calcext:value-type="string">
            <text:p>velocityMetersPerSec</text:p>
          </table:table-cell>
          <table:table-cell office:value-type="float" office:value="2.09951804979123" calcext:value-type="float">
            <text:p>2.09951804979123</text:p>
          </table:table-cell>
          <table:table-cell table:number-columns-repeated="16370"/>
        </table:table-row>
        <table:table-row table:style-name="ro1">
          <table:table-cell table:style-name="ce21" table:formula="of:=([.B504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6945895840011" calcext:value-type="float">
            <text:p>14.6945895840011</text:p>
          </table:table-cell>
          <table:table-cell office:value-type="string" calcext:value-type="string">
            <text:p>x</text:p>
          </table:table-cell>
          <table:table-cell office:value-type="float" office:value="3.21756679240894" calcext:value-type="float">
            <text:p>3.21756679240894</text:p>
          </table:table-cell>
          <table:table-cell office:value-type="string" calcext:value-type="string">
            <text:p>y</text:p>
          </table:table-cell>
          <table:table-cell office:value-type="float" office:value="2.4882952436618" calcext:value-type="float">
            <text:p>2.4882952436618</text:p>
          </table:table-cell>
          <table:table-cell office:value-type="string" calcext:value-type="string">
            <text:p>degrees</text:p>
          </table:table-cell>
          <table:table-cell office:value-type="float" office:value="-173.542816574808" calcext:value-type="float">
            <text:p>-173.542816574808</text:p>
          </table:table-cell>
          <table:table-cell office:value-type="string" calcext:value-type="string">
            <text:p>velocityMetersPerSec</text:p>
          </table:table-cell>
          <table:table-cell office:value-type="float" office:value="2.10892262234114" calcext:value-type="float">
            <text:p>2.10892262234114</text:p>
          </table:table-cell>
          <table:table-cell table:number-columns-repeated="16370"/>
        </table:table-row>
        <table:table-row table:style-name="ro1">
          <table:table-cell table:style-name="ce21" table:formula="of:=([.B505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7347832547161" calcext:value-type="float">
            <text:p>14.7347832547161</text:p>
          </table:table-cell>
          <table:table-cell office:value-type="string" calcext:value-type="string">
            <text:p>x</text:p>
          </table:table-cell>
          <table:table-cell office:value-type="float" office:value="3.13318829527036" calcext:value-type="float">
            <text:p>3.13318829527036</text:p>
          </table:table-cell>
          <table:table-cell office:value-type="string" calcext:value-type="string">
            <text:p>y</text:p>
          </table:table-cell>
          <table:table-cell office:value-type="float" office:value="2.47860997831464" calcext:value-type="float">
            <text:p>2.47860997831464</text:p>
          </table:table-cell>
          <table:table-cell office:value-type="string" calcext:value-type="string">
            <text:p>degrees</text:p>
          </table:table-cell>
          <table:table-cell office:value-type="float" office:value="-173.371192637713" calcext:value-type="float">
            <text:p>-173.371192637713</text:p>
          </table:table-cell>
          <table:table-cell office:value-type="string" calcext:value-type="string">
            <text:p>velocityMetersPerSec</text:p>
          </table:table-cell>
          <table:table-cell office:value-type="float" office:value="2.11724191479195" calcext:value-type="float">
            <text:p>2.11724191479195</text:p>
          </table:table-cell>
          <table:table-cell table:number-columns-repeated="16370"/>
        </table:table-row>
        <table:table-row table:style-name="ro1">
          <table:table-cell table:style-name="ce21" table:formula="of:=([.B506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7758198623795" calcext:value-type="float">
            <text:p>14.7758198623795</text:p>
          </table:table-cell>
          <table:table-cell office:value-type="string" calcext:value-type="string">
            <text:p>x</text:p>
          </table:table-cell>
          <table:table-cell office:value-type="float" office:value="3.04674505480416" calcext:value-type="float">
            <text:p>3.04674505480416</text:p>
          </table:table-cell>
          <table:table-cell office:value-type="string" calcext:value-type="string">
            <text:p>y</text:p>
          </table:table-cell>
          <table:table-cell office:value-type="float" office:value="2.46846657537394" calcext:value-type="float">
            <text:p>2.46846657537394</text:p>
          </table:table-cell>
          <table:table-cell office:value-type="string" calcext:value-type="string">
            <text:p>degrees</text:p>
          </table:table-cell>
          <table:table-cell office:value-type="float" office:value="-173.252598871762" calcext:value-type="float">
            <text:p>-173.252598871762</text:p>
          </table:table-cell>
          <table:table-cell office:value-type="string" calcext:value-type="string">
            <text:p>velocityMetersPerSec</text:p>
          </table:table-cell>
          <table:table-cell office:value-type="float" office:value="2.12464518381678" calcext:value-type="float">
            <text:p>2.12464518381678</text:p>
          </table:table-cell>
          <table:table-cell table:number-columns-repeated="16370"/>
        </table:table-row>
        <table:table-row table:style-name="ro1">
          <table:table-cell table:style-name="ce21" table:formula="of:=([.B507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8176736225677" calcext:value-type="float">
            <text:p>14.8176736225677</text:p>
          </table:table-cell>
          <table:table-cell office:value-type="string" calcext:value-type="string">
            <text:p>x</text:p>
          </table:table-cell>
          <table:table-cell office:value-type="float" office:value="2.95830593775806" calcext:value-type="float">
            <text:p>2.95830593775806</text:p>
          </table:table-cell>
          <table:table-cell office:value-type="string" calcext:value-type="string">
            <text:p>y</text:p>
          </table:table-cell>
          <table:table-cell office:value-type="float" office:value="2.45794240494866" calcext:value-type="float">
            <text:p>2.45794240494866</text:p>
          </table:table-cell>
          <table:table-cell office:value-type="string" calcext:value-type="string">
            <text:p>degrees</text:p>
          </table:table-cell>
          <table:table-cell office:value-type="float" office:value="-173.183081893664" calcext:value-type="float">
            <text:p>-173.183081893664</text:p>
          </table:table-cell>
          <table:table-cell office:value-type="string" calcext:value-type="string">
            <text:p>velocityMetersPerSec</text:p>
          </table:table-cell>
          <table:table-cell office:value-type="float" office:value="2.13127344844445" calcext:value-type="float">
            <text:p>2.13127344844445</text:p>
          </table:table-cell>
          <table:table-cell table:number-columns-repeated="16370"/>
        </table:table-row>
        <table:table-row table:style-name="ro1">
          <table:table-cell table:style-name="ce21" table:formula="of:=([.B508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8603172231194" calcext:value-type="float">
            <text:p>14.8603172231194</text:p>
          </table:table-cell>
          <table:table-cell office:value-type="string" calcext:value-type="string">
            <text:p>x</text:p>
          </table:table-cell>
          <table:table-cell office:value-type="float" office:value="2.86793981087973" calcext:value-type="float">
            <text:p>2.86793981087973</text:p>
          </table:table-cell>
          <table:table-cell office:value-type="string" calcext:value-type="string">
            <text:p>y</text:p>
          </table:table-cell>
          <table:table-cell office:value-type="float" office:value="2.44711483714771" calcext:value-type="float">
            <text:p>2.44711483714771</text:p>
          </table:table-cell>
          <table:table-cell office:value-type="string" calcext:value-type="string">
            <text:p>degrees</text:p>
          </table:table-cell>
          <table:table-cell office:value-type="float" office:value="-173.159283255757" calcext:value-type="float">
            <text:p>-173.159283255757</text:p>
          </table:table-cell>
          <table:table-cell office:value-type="string" calcext:value-type="string">
            <text:p>velocityMetersPerSec</text:p>
          </table:table-cell>
          <table:table-cell office:value-type="float" office:value="2.13724457485472" calcext:value-type="float">
            <text:p>2.13724457485472</text:p>
          </table:table-cell>
          <table:table-cell table:number-columns-repeated="16370"/>
        </table:table-row>
        <table:table-row table:style-name="ro1">
          <table:table-cell table:style-name="ce21" table:formula="of:=([.B509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03826793935" calcext:value-type="float">
            <text:p>14.903826793935</text:p>
          </table:table-cell>
          <table:table-cell office:value-type="string" calcext:value-type="string">
            <text:p>x</text:p>
          </table:table-cell>
          <table:table-cell office:value-type="float" office:value="2.77571554091688" calcext:value-type="float">
            <text:p>2.77571554091688</text:p>
          </table:table-cell>
          <table:table-cell office:value-type="string" calcext:value-type="string">
            <text:p>y</text:p>
          </table:table-cell>
          <table:table-cell office:value-type="float" office:value="2.43606124208004" calcext:value-type="float">
            <text:p>2.43606124208004</text:p>
          </table:table-cell>
          <table:table-cell office:value-type="string" calcext:value-type="string">
            <text:p>degrees</text:p>
          </table:table-cell>
          <table:table-cell office:value-type="float" office:value="-173.178350059402" calcext:value-type="float">
            <text:p>-173.178350059402</text:p>
          </table:table-cell>
          <table:table-cell office:value-type="string" calcext:value-type="string">
            <text:p>velocityMetersPerSec</text:p>
          </table:table-cell>
          <table:table-cell office:value-type="float" office:value="2.13235973589576" calcext:value-type="float">
            <text:p>2.13235973589576</text:p>
          </table:table-cell>
          <table:table-cell table:number-columns-repeated="16370"/>
        </table:table-row>
        <table:table-row table:style-name="ro1">
          <table:table-cell table:style-name="ce21" table:formula="of:=([.B510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482786150974" calcext:value-type="float">
            <text:p>14.9482786150974</text:p>
          </table:table-cell>
          <table:table-cell office:value-type="string" calcext:value-type="string">
            <text:p>x</text:p>
          </table:table-cell>
          <table:table-cell office:value-type="float" office:value="2.6817019946172" calcext:value-type="float">
            <text:p>2.6817019946172</text:p>
          </table:table-cell>
          <table:table-cell office:value-type="string" calcext:value-type="string">
            <text:p>y</text:p>
          </table:table-cell>
          <table:table-cell office:value-type="float" office:value="2.42485898985459" calcext:value-type="float">
            <text:p>2.42485898985459</text:p>
          </table:table-cell>
          <table:table-cell office:value-type="string" calcext:value-type="string">
            <text:p>degrees</text:p>
          </table:table-cell>
          <table:table-cell office:value-type="float" office:value="-173.237861699006" calcext:value-type="float">
            <text:p>-173.237861699006</text:p>
          </table:table-cell>
          <table:table-cell office:value-type="string" calcext:value-type="string">
            <text:p>velocityMetersPerSec</text:p>
          </table:table-cell>
          <table:table-cell office:value-type="float" office:value="2.12747024455307" calcext:value-type="float">
            <text:p>2.12747024455307</text:p>
          </table:table-cell>
          <table:table-cell table:number-columns-repeated="16370"/>
        </table:table-row>
        <table:table-row table:style-name="ro1">
          <table:table-cell table:style-name="ce21" table:formula="of:=([.B511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4.9936360706469" calcext:value-type="float">
            <text:p>14.9936360706469</text:p>
          </table:table-cell>
          <table:table-cell office:value-type="string" calcext:value-type="string">
            <text:p>x</text:p>
          </table:table-cell>
          <table:table-cell office:value-type="float" office:value="2.5859680387284" calcext:value-type="float">
            <text:p>2.5859680387284</text:p>
          </table:table-cell>
          <table:table-cell office:value-type="string" calcext:value-type="string">
            <text:p>y</text:p>
          </table:table-cell>
          <table:table-cell office:value-type="float" office:value="2.41358545058028" calcext:value-type="float">
            <text:p>2.41358545058028</text:p>
          </table:table-cell>
          <table:table-cell office:value-type="string" calcext:value-type="string">
            <text:p>degrees</text:p>
          </table:table-cell>
          <table:table-cell office:value-type="float" office:value="-173.335769539749" calcext:value-type="float">
            <text:p>-173.335769539749</text:p>
          </table:table-cell>
          <table:table-cell office:value-type="string" calcext:value-type="string">
            <text:p>velocityMetersPerSec</text:p>
          </table:table-cell>
          <table:table-cell office:value-type="float" office:value="2.12300853379606" calcext:value-type="float">
            <text:p>2.12300853379606</text:p>
          </table:table-cell>
          <table:table-cell table:number-columns-repeated="16370"/>
        </table:table-row>
        <table:table-row table:style-name="ro1">
          <table:table-cell table:style-name="ce21" table:formula="of:=([.B512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0398581626536" calcext:value-type="float">
            <text:p>15.0398581626536</text:p>
          </table:table-cell>
          <table:table-cell office:value-type="string" calcext:value-type="string">
            <text:p>x</text:p>
          </table:table-cell>
          <table:table-cell office:value-type="float" office:value="2.48858253999816" calcext:value-type="float">
            <text:p>2.48858253999816</text:p>
          </table:table-cell>
          <table:table-cell office:value-type="string" calcext:value-type="string">
            <text:p>y</text:p>
          </table:table-cell>
          <table:table-cell office:value-type="float" office:value="2.40231799436605" calcext:value-type="float">
            <text:p>2.40231799436605</text:p>
          </table:table-cell>
          <table:table-cell office:value-type="string" calcext:value-type="string">
            <text:p>degrees</text:p>
          </table:table-cell>
          <table:table-cell office:value-type="float" office:value="-173.470347018359" calcext:value-type="float">
            <text:p>-173.470347018359</text:p>
          </table:table-cell>
          <table:table-cell office:value-type="string" calcext:value-type="string">
            <text:p>velocityMetersPerSec</text:p>
          </table:table-cell>
          <table:table-cell office:value-type="float" office:value="2.11890901075537" calcext:value-type="float">
            <text:p>2.11890901075537</text:p>
          </table:table-cell>
          <table:table-cell table:number-columns-repeated="16370"/>
        </table:table-row>
        <table:table-row table:style-name="ro1">
          <table:table-cell table:style-name="ce21" table:formula="of:=([.B513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0869046895637" calcext:value-type="float">
            <text:p>15.0869046895637</text:p>
          </table:table-cell>
          <table:table-cell office:value-type="string" calcext:value-type="string">
            <text:p>x</text:p>
          </table:table-cell>
          <table:table-cell office:value-type="float" office:value="2.38961436517419" calcext:value-type="float">
            <text:p>2.38961436517419</text:p>
          </table:table-cell>
          <table:table-cell office:value-type="string" calcext:value-type="string">
            <text:p>y</text:p>
          </table:table-cell>
          <table:table-cell office:value-type="float" office:value="2.39113399132083" calcext:value-type="float">
            <text:p>2.39113399132083</text:p>
          </table:table-cell>
          <table:table-cell office:value-type="string" calcext:value-type="string">
            <text:p>degrees</text:p>
          </table:table-cell>
          <table:table-cell office:value-type="float" office:value="-173.640148184613" calcext:value-type="float">
            <text:p>-173.640148184613</text:p>
          </table:table-cell>
          <table:table-cell office:value-type="string" calcext:value-type="string">
            <text:p>velocityMetersPerSec</text:p>
          </table:table-cell>
          <table:table-cell office:value-type="float" office:value="2.11511660960159" calcext:value-type="float">
            <text:p>2.11511660960159</text:p>
          </table:table-cell>
          <table:table-cell table:number-columns-repeated="16370"/>
        </table:table-row>
        <table:table-row table:style-name="ro1">
          <table:table-cell table:style-name="ce21" table:formula="of:=([.B514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1347362258966" calcext:value-type="float">
            <text:p>15.1347362258966</text:p>
          </table:table-cell>
          <table:table-cell office:value-type="string" calcext:value-type="string">
            <text:p>x</text:p>
          </table:table-cell>
          <table:table-cell office:value-type="float" office:value="2.28913238100418" calcext:value-type="float">
            <text:p>2.28913238100418</text:p>
          </table:table-cell>
          <table:table-cell office:value-type="string" calcext:value-type="string">
            <text:p>y</text:p>
          </table:table-cell>
          <table:table-cell office:value-type="float" office:value="2.38011081155357" calcext:value-type="float">
            <text:p>2.38011081155357</text:p>
          </table:table-cell>
          <table:table-cell office:value-type="string" calcext:value-type="string">
            <text:p>degrees</text:p>
          </table:table-cell>
          <table:table-cell office:value-type="float" office:value="-173.843973109648" calcext:value-type="float">
            <text:p>-173.843973109648</text:p>
          </table:table-cell>
          <table:table-cell office:value-type="string" calcext:value-type="string">
            <text:p>velocityMetersPerSec</text:p>
          </table:table-cell>
          <table:table-cell office:value-type="float" office:value="2.11158492735597" calcext:value-type="float">
            <text:p>2.11158492735597</text:p>
          </table:table-cell>
          <table:table-cell table:number-columns-repeated="16370"/>
        </table:table-row>
        <table:table-row table:style-name="ro1">
          <table:table-cell table:style-name="ce21" table:formula="of:=([.B515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1833141084381" calcext:value-type="float">
            <text:p>15.1833141084381</text:p>
          </table:table-cell>
          <table:table-cell office:value-type="string" calcext:value-type="string">
            <text:p>x</text:p>
          </table:table-cell>
          <table:table-cell office:value-type="float" office:value="2.18720545423583" calcext:value-type="float">
            <text:p>2.18720545423583</text:p>
          </table:table-cell>
          <table:table-cell office:value-type="string" calcext:value-type="string">
            <text:p>y</text:p>
          </table:table-cell>
          <table:table-cell office:value-type="float" office:value="2.36932582517319" calcext:value-type="float">
            <text:p>2.36932582517319</text:p>
          </table:table-cell>
          <table:table-cell office:value-type="string" calcext:value-type="string">
            <text:p>degrees</text:p>
          </table:table-cell>
          <table:table-cell office:value-type="float" office:value="-174.080838904116" calcext:value-type="float">
            <text:p>-174.080838904116</text:p>
          </table:table-cell>
          <table:table-cell office:value-type="string" calcext:value-type="string">
            <text:p>velocityMetersPerSec</text:p>
          </table:table-cell>
          <table:table-cell office:value-type="float" office:value="2.10827473411012" calcext:value-type="float">
            <text:p>2.10827473411012</text:p>
          </table:table-cell>
          <table:table-cell table:number-columns-repeated="16370"/>
        </table:table-row>
        <table:table-row table:style-name="ro1">
          <table:table-cell table:style-name="ce21" table:formula="of:=([.B516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2326004283894" calcext:value-type="float">
            <text:p>15.2326004283894</text:p>
          </table:table-cell>
          <table:table-cell office:value-type="string" calcext:value-type="string">
            <text:p>x</text:p>
          </table:table-cell>
          <table:table-cell office:value-type="float" office:value="2.08390245161683" calcext:value-type="float">
            <text:p>2.08390245161683</text:p>
          </table:table-cell>
          <table:table-cell office:value-type="string" calcext:value-type="string">
            <text:p>y</text:p>
          </table:table-cell>
          <table:table-cell office:value-type="float" office:value="2.35885640228863" calcext:value-type="float">
            <text:p>2.35885640228863</text:p>
          </table:table-cell>
          <table:table-cell office:value-type="string" calcext:value-type="string">
            <text:p>degrees</text:p>
          </table:table-cell>
          <table:table-cell office:value-type="float" office:value="-174.34995533624" calcext:value-type="float">
            <text:p>-174.34995533624</text:p>
          </table:table-cell>
          <table:table-cell office:value-type="string" calcext:value-type="string">
            <text:p>velocityMetersPerSec</text:p>
          </table:table-cell>
          <table:table-cell office:value-type="float" office:value="2.10515277935802" calcext:value-type="float">
            <text:p>2.10515277935802</text:p>
          </table:table-cell>
          <table:table-cell table:number-columns-repeated="16370"/>
        </table:table-row>
        <table:table-row table:style-name="ro1">
          <table:table-cell table:style-name="ce21" table:formula="of:=([.B517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2825580289492" calcext:value-type="float">
            <text:p>15.2825580289492</text:p>
          </table:table-cell>
          <table:table-cell office:value-type="string" calcext:value-type="string">
            <text:p>x</text:p>
          </table:table-cell>
          <table:table-cell office:value-type="float" office:value="1.97929223989488" calcext:value-type="float">
            <text:p>1.97929223989488</text:p>
          </table:table-cell>
          <table:table-cell office:value-type="string" calcext:value-type="string">
            <text:p>y</text:p>
          </table:table-cell>
          <table:table-cell office:value-type="float" office:value="2.34877991300882" calcext:value-type="float">
            <text:p>2.34877991300882</text:p>
          </table:table-cell>
          <table:table-cell office:value-type="string" calcext:value-type="string">
            <text:p>degrees</text:p>
          </table:table-cell>
          <table:table-cell office:value-type="float" office:value="-174.650704233042" calcext:value-type="float">
            <text:p>-174.650704233042</text:p>
          </table:table-cell>
          <table:table-cell office:value-type="string" calcext:value-type="string">
            <text:p>velocityMetersPerSec</text:p>
          </table:table-cell>
          <table:table-cell office:value-type="float" office:value="2.10219083370911" calcext:value-type="float">
            <text:p>2.10219083370911</text:p>
          </table:table-cell>
          <table:table-cell table:number-columns-repeated="16370"/>
        </table:table-row>
        <table:table-row table:style-name="ro1">
          <table:table-cell table:style-name="ce21" table:formula="of:=([.B518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3331505078376" calcext:value-type="float">
            <text:p>15.3331505078376</text:p>
          </table:table-cell>
          <table:table-cell office:value-type="string" calcext:value-type="string">
            <text:p>x</text:p>
          </table:table-cell>
          <table:table-cell office:value-type="float" office:value="1.87344368581768" calcext:value-type="float">
            <text:p>1.87344368581768</text:p>
          </table:table-cell>
          <table:table-cell office:value-type="string" calcext:value-type="string">
            <text:p>y</text:p>
          </table:table-cell>
          <table:table-cell office:value-type="float" office:value="2.3391737274427" calcext:value-type="float">
            <text:p>2.3391737274427</text:p>
          </table:table-cell>
          <table:table-cell office:value-type="string" calcext:value-type="string">
            <text:p>degrees</text:p>
          </table:table-cell>
          <table:table-cell office:value-type="float" office:value="-174.982621999687" calcext:value-type="float">
            <text:p>-174.982621999687</text:p>
          </table:table-cell>
          <table:table-cell office:value-type="string" calcext:value-type="string">
            <text:p>velocityMetersPerSec</text:p>
          </table:table-cell>
          <table:table-cell office:value-type="float" office:value="2.09936491879258" calcext:value-type="float">
            <text:p>2.09936491879258</text:p>
          </table:table-cell>
          <table:table-cell table:number-columns-repeated="16370"/>
        </table:table-row>
        <table:table-row table:style-name="ro1">
          <table:table-cell table:style-name="ce21" table:formula="of:=([.B519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384342224323" calcext:value-type="float">
            <text:p>15.384342224323</text:p>
          </table:table-cell>
          <table:table-cell office:value-type="string" calcext:value-type="string">
            <text:p>x</text:p>
          </table:table-cell>
          <table:table-cell office:value-type="float" office:value="1.76642565613292" calcext:value-type="float">
            <text:p>1.76642565613292</text:p>
          </table:table-cell>
          <table:table-cell office:value-type="string" calcext:value-type="string">
            <text:p>y</text:p>
          </table:table-cell>
          <table:table-cell office:value-type="float" office:value="2.33011521569921" calcext:value-type="float">
            <text:p>2.33011521569921</text:p>
          </table:table-cell>
          <table:table-cell office:value-type="string" calcext:value-type="string">
            <text:p>degrees</text:p>
          </table:table-cell>
          <table:table-cell office:value-type="float" office:value="-175.345384711212" calcext:value-type="float">
            <text:p>-175.345384711212</text:p>
          </table:table-cell>
          <table:table-cell office:value-type="string" calcext:value-type="string">
            <text:p>velocityMetersPerSec</text:p>
          </table:table-cell>
          <table:table-cell office:value-type="float" office:value="2.09665468859905" calcext:value-type="float">
            <text:p>2.09665468859905</text:p>
          </table:table-cell>
          <table:table-cell table:number-columns-repeated="16370"/>
        </table:table-row>
        <table:table-row table:style-name="ro1">
          <table:table-cell table:style-name="ce21" table:formula="of:=([.B520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4360983103625" calcext:value-type="float">
            <text:p>15.4360983103625</text:p>
          </table:table-cell>
          <table:table-cell office:value-type="string" calcext:value-type="string">
            <text:p>x</text:p>
          </table:table-cell>
          <table:table-cell office:value-type="float" office:value="1.6583070175883" calcext:value-type="float">
            <text:p>1.6583070175883</text:p>
          </table:table-cell>
          <table:table-cell office:value-type="string" calcext:value-type="string">
            <text:p>y</text:p>
          </table:table-cell>
          <table:table-cell office:value-type="float" office:value="2.32168174788727" calcext:value-type="float">
            <text:p>2.32168174788727</text:p>
          </table:table-cell>
          <table:table-cell office:value-type="string" calcext:value-type="string">
            <text:p>degrees</text:p>
          </table:table-cell>
          <table:table-cell office:value-type="float" office:value="-175.738795325034" calcext:value-type="float">
            <text:p>-175.738795325034</text:p>
          </table:table-cell>
          <table:table-cell office:value-type="string" calcext:value-type="string">
            <text:p>velocityMetersPerSec</text:p>
          </table:table-cell>
          <table:table-cell office:value-type="float" office:value="2.09404293355701" calcext:value-type="float">
            <text:p>2.09404293355701</text:p>
          </table:table-cell>
          <table:table-cell table:number-columns-repeated="16370"/>
        </table:table-row>
        <table:table-row table:style-name="ro1">
          <table:table-cell table:style-name="ce21" table:formula="of:=([.B521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4883846855127" calcext:value-type="float">
            <text:p>15.4883846855127</text:p>
          </table:table-cell>
          <table:table-cell office:value-type="string" calcext:value-type="string">
            <text:p>x</text:p>
          </table:table-cell>
          <table:table-cell office:value-type="float" office:value="1.54915663693152" calcext:value-type="float">
            <text:p>1.54915663693152</text:p>
          </table:table-cell>
          <table:table-cell office:value-type="string" calcext:value-type="string">
            <text:p>y</text:p>
          </table:table-cell>
          <table:table-cell office:value-type="float" office:value="2.31395069411582" calcext:value-type="float">
            <text:p>2.31395069411582</text:p>
          </table:table-cell>
          <table:table-cell office:value-type="string" calcext:value-type="string">
            <text:p>degrees</text:p>
          </table:table-cell>
          <table:table-cell office:value-type="float" office:value="-176.162772636842" calcext:value-type="float">
            <text:p>-176.162772636842</text:p>
          </table:table-cell>
          <table:table-cell office:value-type="string" calcext:value-type="string">
            <text:p>velocityMetersPerSec</text:p>
          </table:table-cell>
          <table:table-cell office:value-type="float" office:value="2.09151518486461" calcext:value-type="float">
            <text:p>2.09151518486461</text:p>
          </table:table-cell>
          <table:table-cell table:number-columns-repeated="16370"/>
        </table:table-row>
        <table:table-row table:style-name="ro1">
          <table:table-cell table:style-name="ce21" table:formula="of:=([.B522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5411680753156" calcext:value-type="float">
            <text:p>15.5411680753156</text:p>
          </table:table-cell>
          <table:table-cell office:value-type="string" calcext:value-type="string">
            <text:p>x</text:p>
          </table:table-cell>
          <table:table-cell office:value-type="float" office:value="1.43904338091027" calcext:value-type="float">
            <text:p>1.43904338091027</text:p>
          </table:table-cell>
          <table:table-cell office:value-type="string" calcext:value-type="string">
            <text:p>y</text:p>
          </table:table-cell>
          <table:table-cell office:value-type="float" office:value="2.3069994244938" calcext:value-type="float">
            <text:p>2.3069994244938</text:p>
          </table:table-cell>
          <table:table-cell office:value-type="string" calcext:value-type="string">
            <text:p>degrees</text:p>
          </table:table-cell>
          <table:table-cell office:value-type="float" office:value="-176.617341660992" calcext:value-type="float">
            <text:p>-176.617341660992</text:p>
          </table:table-cell>
          <table:table-cell office:value-type="string" calcext:value-type="string">
            <text:p>velocityMetersPerSec</text:p>
          </table:table-cell>
          <table:table-cell office:value-type="float" office:value="2.08905940141712" calcext:value-type="float">
            <text:p>2.08905940141712</text:p>
          </table:table-cell>
          <table:table-cell table:number-columns-repeated="16370"/>
        </table:table-row>
        <table:table-row table:style-name="ro1">
          <table:table-cell table:style-name="ce21" table:formula="of:=([.B523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5944160329012" calcext:value-type="float">
            <text:p>15.5944160329012</text:p>
          </table:table-cell>
          <table:table-cell office:value-type="string" calcext:value-type="string">
            <text:p>x</text:p>
          </table:table-cell>
          <table:table-cell office:value-type="float" office:value="1.32803611627226" calcext:value-type="float">
            <text:p>1.32803611627226</text:p>
          </table:table-cell>
          <table:table-cell office:value-type="string" calcext:value-type="string">
            <text:p>y</text:p>
          </table:table-cell>
          <table:table-cell office:value-type="float" office:value="2.30090530913015" calcext:value-type="float">
            <text:p>2.30090530913015</text:p>
          </table:table-cell>
          <table:table-cell office:value-type="string" calcext:value-type="string">
            <text:p>degrees</text:p>
          </table:table-cell>
          <table:table-cell office:value-type="float" office:value="-177.102625162465" calcext:value-type="float">
            <text:p>-177.102625162465</text:p>
          </table:table-cell>
          <table:table-cell office:value-type="string" calcext:value-type="string">
            <text:p>velocityMetersPerSec</text:p>
          </table:table-cell>
          <table:table-cell office:value-type="float" office:value="2.08666572540902" calcext:value-type="float">
            <text:p>2.08666572540902</text:p>
          </table:table-cell>
          <table:table-cell table:number-columns-repeated="16370"/>
        </table:table-row>
        <table:table-row table:style-name="ro1">
          <table:table-cell table:style-name="ce21" table:formula="of:=([.B524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6489094182424" calcext:value-type="float">
            <text:p>15.6489094182424</text:p>
          </table:table-cell>
          <table:table-cell office:value-type="string" calcext:value-type="string">
            <text:p>x</text:p>
          </table:table-cell>
          <table:table-cell office:value-type="float" office:value="1.21620370976517" calcext:value-type="float">
            <text:p>1.21620370976517</text:p>
          </table:table-cell>
          <table:table-cell office:value-type="string" calcext:value-type="string">
            <text:p>y</text:p>
          </table:table-cell>
          <table:table-cell office:value-type="float" office:value="2.29574571813379" calcext:value-type="float">
            <text:p>2.29574571813379</text:p>
          </table:table-cell>
          <table:table-cell office:value-type="string" calcext:value-type="string">
            <text:p>degrees</text:p>
          </table:table-cell>
          <table:table-cell office:value-type="float" office:value="-177.618836103337" calcext:value-type="float">
            <text:p>-177.618836103337</text:p>
          </table:table-cell>
          <table:table-cell office:value-type="string" calcext:value-type="string">
            <text:p>velocityMetersPerSec</text:p>
          </table:table-cell>
          <table:table-cell office:value-type="float" office:value="2.02213999775762" calcext:value-type="float">
            <text:p>2.02213999775762</text:p>
          </table:table-cell>
          <table:table-cell table:number-columns-repeated="16370"/>
        </table:table-row>
        <table:table-row table:style-name="ro1">
          <table:table-cell table:style-name="ce21" table:formula="of:=([.B525]-[.$B$1])*24*3600" office:value-type="float" office:value="2.61099971830845" calcext:value-type="float">
            <text:p>2.611</text:p>
          </table:table-cell>
          <table:table-cell office:value-type="date" office:date-value="2024-11-10T20:58:02.356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7085880326963" calcext:value-type="float">
            <text:p>15.7085880326963</text:p>
          </table:table-cell>
          <table:table-cell office:value-type="string" calcext:value-type="string">
            <text:p>x</text:p>
          </table:table-cell>
          <table:table-cell office:value-type="float" office:value="1.1036150281367" calcext:value-type="float">
            <text:p>1.1036150281367</text:p>
          </table:table-cell>
          <table:table-cell office:value-type="string" calcext:value-type="string">
            <text:p>y</text:p>
          </table:table-cell>
          <table:table-cell office:value-type="float" office:value="2.29159802161366" calcext:value-type="float">
            <text:p>2.29159802161366</text:p>
          </table:table-cell>
          <table:table-cell office:value-type="string" calcext:value-type="string">
            <text:p>degrees</text:p>
          </table:table-cell>
          <table:table-cell office:value-type="float" office:value="-178.166270794439" calcext:value-type="float">
            <text:p>-178.166270794439</text:p>
          </table:table-cell>
          <table:table-cell office:value-type="string" calcext:value-type="string">
            <text:p>velocityMetersPerSec</text:p>
          </table:table-cell>
          <table:table-cell office:value-type="float" office:value="1.7535862327148" calcext:value-type="float">
            <text:p>1.7535862327148</text:p>
          </table:table-cell>
          <table:table-cell table:number-columns-repeated="16370"/>
        </table:table-row>
        <table:table-row table:style-name="ro1">
          <table:table-cell table:style-name="ce21" table:formula="of:=([.B526]-[.$B$1])*24*3600" office:value-type="float" office:value="2.61199988890439" calcext:value-type="float">
            <text:p>2.612</text:p>
          </table:table-cell>
          <table:table-cell office:value-type="date" office:date-value="2024-11-10T20:58:02.3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7796961327352" calcext:value-type="float">
            <text:p>15.7796961327352</text:p>
          </table:table-cell>
          <table:table-cell office:value-type="string" calcext:value-type="string">
            <text:p>x</text:p>
          </table:table-cell>
          <table:table-cell office:value-type="float" office:value="0.99033893813455" calcext:value-type="float">
            <text:p>0.99033893813455</text:p>
          </table:table-cell>
          <table:table-cell office:value-type="string" calcext:value-type="string">
            <text:p>y</text:p>
          </table:table-cell>
          <table:table-cell office:value-type="float" office:value="2.28853958967869" calcext:value-type="float">
            <text:p>2.28853958967869</text:p>
          </table:table-cell>
          <table:table-cell office:value-type="string" calcext:value-type="string">
            <text:p>degrees</text:p>
          </table:table-cell>
          <table:table-cell office:value-type="float" office:value="-178.745302563993" calcext:value-type="float">
            <text:p>-178.745302563993</text:p>
          </table:table-cell>
          <table:table-cell office:value-type="string" calcext:value-type="string">
            <text:p>velocityMetersPerSec</text:p>
          </table:table-cell>
          <table:table-cell office:value-type="float" office:value="1.43359978253989" calcext:value-type="float">
            <text:p>1.43359978253989</text:p>
          </table:table-cell>
          <table:table-cell table:number-columns-repeated="16370"/>
        </table:table-row>
        <table:table-row table:style-name="ro1">
          <table:table-cell table:style-name="ce21" table:formula="of:=([.B527]-[.$B$1])*24*3600" office:value-type="float" office:value="2.61199988890439" calcext:value-type="float">
            <text:p>2.612</text:p>
          </table:table-cell>
          <table:table-cell office:value-type="date" office:date-value="2024-11-10T20:58:02.3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5.8727412679923" calcext:value-type="float">
            <text:p>15.8727412679923</text:p>
          </table:table-cell>
          <table:table-cell office:value-type="string" calcext:value-type="string">
            <text:p>x</text:p>
          </table:table-cell>
          <table:table-cell office:value-type="float" office:value="0.876444306506419" calcext:value-type="float">
            <text:p>0.876444306506419</text:p>
          </table:table-cell>
          <table:table-cell office:value-type="string" calcext:value-type="string">
            <text:p>y</text:p>
          </table:table-cell>
          <table:table-cell office:value-type="float" office:value="2.28664779243783" calcext:value-type="float">
            <text:p>2.28664779243783</text:p>
          </table:table-cell>
          <table:table-cell office:value-type="string" calcext:value-type="string">
            <text:p>degrees</text:p>
          </table:table-cell>
          <table:table-cell office:value-type="float" office:value="-179.356375770694" calcext:value-type="float">
            <text:p>-179.356375770694</text:p>
          </table:table-cell>
          <table:table-cell office:value-type="string" calcext:value-type="string">
            <text:p>velocityMetersPerSec</text:p>
          </table:table-cell>
          <table:table-cell office:value-type="float" office:value="1.01489667388278" calcext:value-type="float">
            <text:p>1.01489667388278</text:p>
          </table:table-cell>
          <table:table-cell table:number-columns-repeated="16370"/>
        </table:table-row>
        <table:table-row table:style-name="ro1">
          <table:table-cell table:style-name="ce21" table:formula="of:=([.B528]-[.$B$1])*24*3600" office:value-type="float" office:value="2.61199988890439" calcext:value-type="float">
            <text:p>2.612</text:p>
          </table:table-cell>
          <table:table-cell office:value-type="date" office:date-value="2024-11-10T20:58:02.3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6.0982738621885" calcext:value-type="float">
            <text:p>16.0982738621885</text:p>
          </table:table-cell>
          <table:table-cell office:value-type="string" calcext:value-type="string">
            <text:p>x</text:p>
          </table:table-cell>
          <table:table-cell office:value-type="float" office:value="0.762000000000001" calcext:value-type="float">
            <text:p>0.762000000000001</text:p>
          </table:table-cell>
          <table:table-cell office:value-type="string" calcext:value-type="string">
            <text:p>y</text:p>
          </table:table-cell>
          <table:table-cell office:value-type="float" office:value="2.286" calcext:value-type="float">
            <text:p>2.286</text:p>
          </table:table-cell>
          <table:table-cell office:value-type="string" calcext:value-type="string">
            <text:p>degre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29]-[.$B$1])*24*3600" office:value-type="float" office:value="2.61199988890439" calcext:value-type="float">
            <text:p>2.612</text:p>
          </table:table-cell>
          <table:table-cell office:value-type="date" office:date-value="2024-11-10T20:58:02.3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yout Trajectory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530]-[.$B$1])*24*3600" office:value-type="float" office:value="2.70799992140383" calcext:value-type="float">
            <text:p>2.708</text:p>
          </table:table-cell>
          <table:table-cell office:value-type="date" office:date-value="2024-11-10T20:58:02.453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S-Fwd</text:p>
          </table:table-cell>
          <table:table-cell office:value-type="string" calcext:value-type="string">
            <text:p>maxSpeed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maxAcceleration</text:p>
          </table:table-cell>
          <table:table-cell office:value-type="float" office:value="3.6" calcext:value-type="float">
            <text:p>3.6</text:p>
          </table:table-cell>
          <table:table-cell table:number-columns-repeated="16376"/>
        </table:table-row>
        <table:table-row table:style-name="ro1">
          <table:table-cell table:style-name="ce21" table:formula="of:=([.B531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532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151602126642271" calcext:value-type="float">
            <text:p>0.151602126642271</text:p>
          </table:table-cell>
          <table:table-cell office:value-type="string" calcext:value-type="string">
            <text:p>x</text:p>
          </table:table-cell>
          <table:table-cell office:value-type="float" office:value="0.0413340749726159" calcext:value-type="float">
            <text:p>0.0413340749726159</text:p>
          </table:table-cell>
          <table:table-cell office:value-type="string" calcext:value-type="string">
            <text:p>y</text:p>
          </table:table-cell>
          <table:table-cell office:value-type="float" office:value="0.0017181396484375" calcext:value-type="float">
            <text:p>0.0017181396484375</text:p>
          </table:table-cell>
          <table:table-cell office:value-type="string" calcext:value-type="string">
            <text:p>degrees</text:p>
          </table:table-cell>
          <table:table-cell office:value-type="float" office:value="4.76469604847863" calcext:value-type="float">
            <text:p>4.76469604847863</text:p>
          </table:table-cell>
          <table:table-cell office:value-type="string" calcext:value-type="string">
            <text:p>velocityMetersPerSec</text:p>
          </table:table-cell>
          <table:table-cell office:value-type="float" office:value="0.545767655912175" calcext:value-type="float">
            <text:p>0.545767655912175</text:p>
          </table:table-cell>
          <table:table-cell table:number-columns-repeated="16370"/>
        </table:table-row>
        <table:table-row table:style-name="ro1">
          <table:table-cell table:style-name="ce21" table:formula="of:=([.B533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13258010250605" calcext:value-type="float">
            <text:p>0.213258010250605</text:p>
          </table:table-cell>
          <table:table-cell office:value-type="string" calcext:value-type="string">
            <text:p>x</text:p>
          </table:table-cell>
          <table:table-cell office:value-type="float" office:value="0.0815171140922781" calcext:value-type="float">
            <text:p>0.0815171140922781</text:p>
          </table:table-cell>
          <table:table-cell office:value-type="string" calcext:value-type="string">
            <text:p>y</text:p>
          </table:table-cell>
          <table:table-cell office:value-type="float" office:value="0.0067138671875" calcext:value-type="float">
            <text:p>0.0067138671875</text:p>
          </table:table-cell>
          <table:table-cell office:value-type="string" calcext:value-type="string">
            <text:p>degrees</text:p>
          </table:table-cell>
          <table:table-cell office:value-type="float" office:value="9.39357018725606" calcext:value-type="float">
            <text:p>9.39357018725606</text:p>
          </table:table-cell>
          <table:table-cell office:value-type="string" calcext:value-type="string">
            <text:p>velocityMetersPerSec</text:p>
          </table:table-cell>
          <table:table-cell office:value-type="float" office:value="0.767728836902176" calcext:value-type="float">
            <text:p>0.767728836902176</text:p>
          </table:table-cell>
          <table:table-cell table:number-columns-repeated="16370"/>
        </table:table-row>
        <table:table-row table:style-name="ro1">
          <table:table-cell table:style-name="ce21" table:formula="of:=([.B534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26008725925061" calcext:value-type="float">
            <text:p>0.26008725925061</text:p>
          </table:table-cell>
          <table:table-cell office:value-type="string" calcext:value-type="string">
            <text:p>x</text:p>
          </table:table-cell>
          <table:table-cell office:value-type="float" office:value="0.120599162396072" calcext:value-type="float">
            <text:p>0.120599162396072</text:p>
          </table:table-cell>
          <table:table-cell office:value-type="string" calcext:value-type="string">
            <text:p>y</text:p>
          </table:table-cell>
          <table:table-cell office:value-type="float" office:value="0.0147491455078125" calcext:value-type="float">
            <text:p>0.0147491455078125</text:p>
          </table:table-cell>
          <table:table-cell office:value-type="string" calcext:value-type="string">
            <text:p>degrees</text:p>
          </table:table-cell>
          <table:table-cell office:value-type="float" office:value="13.8103074013684" calcext:value-type="float">
            <text:p>13.8103074013684</text:p>
          </table:table-cell>
          <table:table-cell office:value-type="string" calcext:value-type="string">
            <text:p>velocityMetersPerSec</text:p>
          </table:table-cell>
          <table:table-cell office:value-type="float" office:value="0.936314133302195" calcext:value-type="float">
            <text:p>0.936314133302195</text:p>
          </table:table-cell>
          <table:table-cell table:number-columns-repeated="16370"/>
        </table:table-row>
        <table:table-row table:style-name="ro1">
          <table:table-cell table:style-name="ce21" table:formula="of:=([.B535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00638596715433" calcext:value-type="float">
            <text:p>0.300638596715433</text:p>
          </table:table-cell>
          <table:table-cell office:value-type="string" calcext:value-type="string">
            <text:p>x</text:p>
          </table:table-cell>
          <table:table-cell office:value-type="float" office:value="0.158630264921081" calcext:value-type="float">
            <text:p>0.158630264921081</text:p>
          </table:table-cell>
          <table:table-cell office:value-type="string" calcext:value-type="string">
            <text:p>y</text:p>
          </table:table-cell>
          <table:table-cell office:value-type="float" office:value="0.0255859375" calcext:value-type="float">
            <text:p>0.0255859375</text:p>
          </table:table-cell>
          <table:table-cell office:value-type="string" calcext:value-type="string">
            <text:p>degrees</text:p>
          </table:table-cell>
          <table:table-cell office:value-type="float" office:value="17.9536706388203" calcext:value-type="float">
            <text:p>17.9536706388203</text:p>
          </table:table-cell>
          <table:table-cell office:value-type="string" calcext:value-type="string">
            <text:p>velocityMetersPerSec</text:p>
          </table:table-cell>
          <table:table-cell office:value-type="float" office:value="1.01404923405481" calcext:value-type="float">
            <text:p>1.01404923405481</text:p>
          </table:table-cell>
          <table:table-cell table:number-columns-repeated="16370"/>
        </table:table-row>
        <table:table-row table:style-name="ro1">
          <table:table-cell table:style-name="ce21" table:formula="of:=([.B536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38939151938927" calcext:value-type="float">
            <text:p>0.338939151938927</text:p>
          </table:table-cell>
          <table:table-cell office:value-type="string" calcext:value-type="string">
            <text:p>x</text:p>
          </table:table-cell>
          <table:table-cell office:value-type="float" office:value="0.195660466704392" calcext:value-type="float">
            <text:p>0.195660466704392</text:p>
          </table:table-cell>
          <table:table-cell office:value-type="string" calcext:value-type="string">
            <text:p>y</text:p>
          </table:table-cell>
          <table:table-cell office:value-type="float" office:value="0.0389862060546875" calcext:value-type="float">
            <text:p>0.0389862060546875</text:p>
          </table:table-cell>
          <table:table-cell office:value-type="string" calcext:value-type="string">
            <text:p>degrees</text:p>
          </table:table-cell>
          <table:table-cell office:value-type="float" office:value="21.7799008717851" calcext:value-type="float">
            <text:p>21.7799008717851</text:p>
          </table:table-cell>
          <table:table-cell office:value-type="string" calcext:value-type="string">
            <text:p>velocityMetersPerSec</text:p>
          </table:table-cell>
          <table:table-cell office:value-type="float" office:value="1.04233018166232" calcext:value-type="float">
            <text:p>1.04233018166232</text:p>
          </table:table-cell>
          <table:table-cell table:number-columns-repeated="16370"/>
        </table:table-row>
        <table:table-row table:style-name="ro1">
          <table:table-cell table:style-name="ce21" table:formula="of:=([.B537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376057235144112" calcext:value-type="float">
            <text:p>0.376057235144112</text:p>
          </table:table-cell>
          <table:table-cell office:value-type="string" calcext:value-type="string">
            <text:p>x</text:p>
          </table:table-cell>
          <table:table-cell office:value-type="float" office:value="0.231739812783089" calcext:value-type="float">
            <text:p>0.231739812783089</text:p>
          </table:table-cell>
          <table:table-cell office:value-type="string" calcext:value-type="string">
            <text:p>y</text:p>
          </table:table-cell>
          <table:table-cell office:value-type="float" office:value="0.0547119140625" calcext:value-type="float">
            <text:p>0.0547119140625</text:p>
          </table:table-cell>
          <table:table-cell office:value-type="string" calcext:value-type="string">
            <text:p>degrees</text:p>
          </table:table-cell>
          <table:table-cell office:value-type="float" office:value="25.2622575146094" calcext:value-type="float">
            <text:p>25.2622575146094</text:p>
          </table:table-cell>
          <table:table-cell office:value-type="string" calcext:value-type="string">
            <text:p>velocityMetersPerSec</text:p>
          </table:table-cell>
          <table:table-cell office:value-type="float" office:value="1.07833722480388" calcext:value-type="float">
            <text:p>1.07833722480388</text:p>
          </table:table-cell>
          <table:table-cell table:number-columns-repeated="16370"/>
        </table:table-row>
        <table:table-row table:style-name="ro1">
          <table:table-cell table:style-name="ce21" table:formula="of:=([.B538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11922404904957" calcext:value-type="float">
            <text:p>0.411922404904957</text:p>
          </table:table-cell>
          <table:table-cell office:value-type="string" calcext:value-type="string">
            <text:p>x</text:p>
          </table:table-cell>
          <table:table-cell office:value-type="float" office:value="0.266918348194257" calcext:value-type="float">
            <text:p>0.266918348194257</text:p>
          </table:table-cell>
          <table:table-cell office:value-type="string" calcext:value-type="string">
            <text:p>y</text:p>
          </table:table-cell>
          <table:table-cell office:value-type="float" office:value="0.0725250244140625" calcext:value-type="float">
            <text:p>0.0725250244140625</text:p>
          </table:table-cell>
          <table:table-cell office:value-type="string" calcext:value-type="string">
            <text:p>degrees</text:p>
          </table:table-cell>
          <table:table-cell office:value-type="float" office:value="28.3885354014053" calcext:value-type="float">
            <text:p>28.3885354014053</text:p>
          </table:table-cell>
          <table:table-cell office:value-type="string" calcext:value-type="string">
            <text:p>velocityMetersPerSec</text:p>
          </table:table-cell>
          <table:table-cell office:value-type="float" office:value="1.12053216771413" calcext:value-type="float">
            <text:p>1.12053216771413</text:p>
          </table:table-cell>
          <table:table-cell table:number-columns-repeated="16370"/>
        </table:table-row>
        <table:table-row table:style-name="ro1">
          <table:table-cell table:style-name="ce21" table:formula="of:=([.B539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446501109312187" calcext:value-type="float">
            <text:p>0.446501109312187</text:p>
          </table:table-cell>
          <table:table-cell office:value-type="string" calcext:value-type="string">
            <text:p>x</text:p>
          </table:table-cell>
          <table:table-cell office:value-type="float" office:value="0.301246117974981" calcext:value-type="float">
            <text:p>0.301246117974981</text:p>
          </table:table-cell>
          <table:table-cell office:value-type="string" calcext:value-type="string">
            <text:p>y</text:p>
          </table:table-cell>
          <table:table-cell office:value-type="float" office:value="0.0921875" calcext:value-type="float">
            <text:p>0.0921875</text:p>
          </table:table-cell>
          <table:table-cell office:value-type="string" calcext:value-type="string">
            <text:p>degrees</text:p>
          </table:table-cell>
          <table:table-cell office:value-type="float" office:value="31.1575828858329" calcext:value-type="float">
            <text:p>31.1575828858329</text:p>
          </table:table-cell>
          <table:table-cell office:value-type="string" calcext:value-type="string">
            <text:p>velocityMetersPerSec</text:p>
          </table:table-cell>
          <table:table-cell office:value-type="float" office:value="1.16759237795623" calcext:value-type="float">
            <text:p>1.16759237795623</text:p>
          </table:table-cell>
          <table:table-cell table:number-columns-repeated="16370"/>
        </table:table-row>
        <table:table-row table:style-name="ro1">
          <table:table-cell table:style-name="ce21" table:formula="of:=([.B540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11686511525963" calcext:value-type="float">
            <text:p>0.511686511525963</text:p>
          </table:table-cell>
          <table:table-cell office:value-type="string" calcext:value-type="string">
            <text:p>x</text:p>
          </table:table-cell>
          <table:table-cell office:value-type="float" office:value="0.367549540793437" calcext:value-type="float">
            <text:p>0.367549540793437</text:p>
          </table:table-cell>
          <table:table-cell office:value-type="string" calcext:value-type="string">
            <text:p>y</text:p>
          </table:table-cell>
          <table:table-cell office:value-type="float" office:value="0.1361083984375" calcext:value-type="float">
            <text:p>0.1361083984375</text:p>
          </table:table-cell>
          <table:table-cell office:value-type="string" calcext:value-type="string">
            <text:p>degrees</text:p>
          </table:table-cell>
          <table:table-cell office:value-type="float" office:value="35.6532344972423" calcext:value-type="float">
            <text:p>35.6532344972423</text:p>
          </table:table-cell>
          <table:table-cell office:value-type="string" calcext:value-type="string">
            <text:p>velocityMetersPerSec</text:p>
          </table:table-cell>
          <table:table-cell office:value-type="float" office:value="1.27255696114168" calcext:value-type="float">
            <text:p>1.27255696114168</text:p>
          </table:table-cell>
          <table:table-cell table:number-columns-repeated="16370"/>
        </table:table-row>
        <table:table-row table:style-name="ro1">
          <table:table-cell table:style-name="ce21" table:formula="of:=([.B541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571697169846416" calcext:value-type="float">
            <text:p>0.571697169846416</text:p>
          </table:table-cell>
          <table:table-cell office:value-type="string" calcext:value-type="string">
            <text:p>x</text:p>
          </table:table-cell>
          <table:table-cell office:value-type="float" office:value="0.431050441535136" calcext:value-type="float">
            <text:p>0.431050441535136</text:p>
          </table:table-cell>
          <table:table-cell office:value-type="string" calcext:value-type="string">
            <text:p>y</text:p>
          </table:table-cell>
          <table:table-cell office:value-type="float" office:value="0.1845703125" calcext:value-type="float">
            <text:p>0.1845703125</text:p>
          </table:table-cell>
          <table:table-cell office:value-type="string" calcext:value-type="string">
            <text:p>degrees</text:p>
          </table:table-cell>
          <table:table-cell office:value-type="float" office:value="38.834074046241" calcext:value-type="float">
            <text:p>38.834074046241</text:p>
          </table:table-cell>
          <table:table-cell office:value-type="string" calcext:value-type="string">
            <text:p>velocityMetersPerSec</text:p>
          </table:table-cell>
          <table:table-cell office:value-type="float" office:value="1.38965914091608" calcext:value-type="float">
            <text:p>1.38965914091608</text:p>
          </table:table-cell>
          <table:table-cell table:number-columns-repeated="16370"/>
        </table:table-row>
        <table:table-row table:style-name="ro1">
          <table:table-cell table:style-name="ce21" table:formula="of:=([.B542]-[.$B$1])*24*3600" office:value-type="float" office:value="2.70900009199977" calcext:value-type="float">
            <text:p>2.709</text:p>
          </table:table-cell>
          <table:table-cell office:value-type="date" office:date-value="2024-11-10T20:58:02.454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26387877017056" calcext:value-type="float">
            <text:p>0.626387877017056</text:p>
          </table:table-cell>
          <table:table-cell office:value-type="string" calcext:value-type="string">
            <text:p>x</text:p>
          </table:table-cell>
          <table:table-cell office:value-type="float" office:value="0.492149180496757" calcext:value-type="float">
            <text:p>0.492149180496757</text:p>
          </table:table-cell>
          <table:table-cell office:value-type="string" calcext:value-type="string">
            <text:p>y</text:p>
          </table:table-cell>
          <table:table-cell office:value-type="float" office:value="0.2356689453125" calcext:value-type="float">
            <text:p>0.2356689453125</text:p>
          </table:table-cell>
          <table:table-cell office:value-type="string" calcext:value-type="string">
            <text:p>degrees</text:p>
          </table:table-cell>
          <table:table-cell office:value-type="float" office:value="40.780721175809" calcext:value-type="float">
            <text:p>40.780721175809</text:p>
          </table:table-cell>
          <table:table-cell office:value-type="string" calcext:value-type="string">
            <text:p>velocityMetersPerSec</text:p>
          </table:table-cell>
          <table:table-cell office:value-type="float" office:value="1.52308517010693" calcext:value-type="float">
            <text:p>1.52308517010693</text:p>
          </table:table-cell>
          <table:table-cell table:number-columns-repeated="16370"/>
        </table:table-row>
        <table:table-row table:style-name="ro1">
          <table:table-cell table:style-name="ce21" table:formula="of:=([.B543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675336770391542" calcext:value-type="float">
            <text:p>0.675336770391542</text:p>
          </table:table-cell>
          <table:table-cell office:value-type="string" calcext:value-type="string">
            <text:p>x</text:p>
          </table:table-cell>
          <table:table-cell office:value-type="float" office:value="0.551246117974981" calcext:value-type="float">
            <text:p>0.551246117974981</text:p>
          </table:table-cell>
          <table:table-cell office:value-type="string" calcext:value-type="string">
            <text:p>y</text:p>
          </table:table-cell>
          <table:table-cell office:value-type="float" office:value="0.2875" calcext:value-type="float">
            <text:p>0.2875</text:p>
          </table:table-cell>
          <table:table-cell office:value-type="string" calcext:value-type="string">
            <text:p>degrees</text:p>
          </table:table-cell>
          <table:table-cell office:value-type="float" office:value="41.5250477822539" calcext:value-type="float">
            <text:p>41.5250477822539</text:p>
          </table:table-cell>
          <table:table-cell office:value-type="string" calcext:value-type="string">
            <text:p>velocityMetersPerSec</text:p>
          </table:table-cell>
          <table:table-cell office:value-type="float" office:value="1.68867361536268" calcext:value-type="float">
            <text:p>1.68867361536268</text:p>
          </table:table-cell>
          <table:table-cell table:number-columns-repeated="16370"/>
        </table:table-row>
        <table:table-row table:style-name="ro1">
          <table:table-cell table:style-name="ce21" table:formula="of:=([.B544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22913575527191" calcext:value-type="float">
            <text:p>0.722913575527191</text:p>
          </table:table-cell>
          <table:table-cell office:value-type="string" calcext:value-type="string">
            <text:p>x</text:p>
          </table:table-cell>
          <table:table-cell office:value-type="float" office:value="0.608741614266487" calcext:value-type="float">
            <text:p>0.608741614266487</text:p>
          </table:table-cell>
          <table:table-cell office:value-type="string" calcext:value-type="string">
            <text:p>y</text:p>
          </table:table-cell>
          <table:table-cell office:value-type="float" office:value="0.3381591796875" calcext:value-type="float">
            <text:p>0.3381591796875</text:p>
          </table:table-cell>
          <table:table-cell office:value-type="string" calcext:value-type="string">
            <text:p>degrees</text:p>
          </table:table-cell>
          <table:table-cell office:value-type="float" office:value="41.0220737633968" calcext:value-type="float">
            <text:p>41.0220737633968</text:p>
          </table:table-cell>
          <table:table-cell office:value-type="string" calcext:value-type="string">
            <text:p>velocityMetersPerSec</text:p>
          </table:table-cell>
          <table:table-cell office:value-type="float" office:value="1.53262415378889" calcext:value-type="float">
            <text:p>1.53262415378889</text:p>
          </table:table-cell>
          <table:table-cell table:number-columns-repeated="16370"/>
        </table:table-row>
        <table:table-row table:style-name="ro1">
          <table:table-cell table:style-name="ce21" table:formula="of:=([.B545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774082801006397" calcext:value-type="float">
            <text:p>0.774082801006397</text:p>
          </table:table-cell>
          <table:table-cell office:value-type="string" calcext:value-type="string">
            <text:p>x</text:p>
          </table:table-cell>
          <table:table-cell office:value-type="float" office:value="0.665036029667954" calcext:value-type="float">
            <text:p>0.665036029667954</text:p>
          </table:table-cell>
          <table:table-cell office:value-type="string" calcext:value-type="string">
            <text:p>y</text:p>
          </table:table-cell>
          <table:table-cell office:value-type="float" office:value="0.3857421875" calcext:value-type="float">
            <text:p>0.3857421875</text:p>
          </table:table-cell>
          <table:table-cell office:value-type="string" calcext:value-type="string">
            <text:p>degrees</text:p>
          </table:table-cell>
          <table:table-cell office:value-type="float" office:value="39.1250343239104" calcext:value-type="float">
            <text:p>39.1250343239104</text:p>
          </table:table-cell>
          <table:table-cell office:value-type="string" calcext:value-type="string">
            <text:p>velocityMetersPerSec</text:p>
          </table:table-cell>
          <table:table-cell office:value-type="float" office:value="1.34841494206375" calcext:value-type="float">
            <text:p>1.34841494206375</text:p>
          </table:table-cell>
          <table:table-cell table:number-columns-repeated="16370"/>
        </table:table-row>
        <table:table-row table:style-name="ro1">
          <table:table-cell table:style-name="ce21" table:formula="of:=([.B546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29952872124976" calcext:value-type="float">
            <text:p>0.829952872124976</text:p>
          </table:table-cell>
          <table:table-cell office:value-type="string" calcext:value-type="string">
            <text:p>x</text:p>
          </table:table-cell>
          <table:table-cell office:value-type="float" office:value="0.720529724476062" calcext:value-type="float">
            <text:p>0.720529724476062</text:p>
          </table:table-cell>
          <table:table-cell office:value-type="string" calcext:value-type="string">
            <text:p>y</text:p>
          </table:table-cell>
          <table:table-cell office:value-type="float" office:value="0.4283447265625" calcext:value-type="float">
            <text:p>0.4283447265625</text:p>
          </table:table-cell>
          <table:table-cell office:value-type="string" calcext:value-type="string">
            <text:p>degrees</text:p>
          </table:table-cell>
          <table:table-cell office:value-type="float" office:value="35.5581671723416" calcext:value-type="float">
            <text:p>35.5581671723416</text:p>
          </table:table-cell>
          <table:table-cell office:value-type="string" calcext:value-type="string">
            <text:p>velocityMetersPerSec</text:p>
          </table:table-cell>
          <table:table-cell office:value-type="float" office:value="1.15599900380952" calcext:value-type="float">
            <text:p>1.15599900380952</text:p>
          </table:table-cell>
          <table:table-cell table:number-columns-repeated="16370"/>
        </table:table-row>
        <table:table-row table:style-name="ro1">
          <table:table-cell table:style-name="ce21" table:formula="of:=([.B547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60093122145541" calcext:value-type="float">
            <text:p>0.860093122145541</text:p>
          </table:table-cell>
          <table:table-cell office:value-type="string" calcext:value-type="string">
            <text:p>x</text:p>
          </table:table-cell>
          <table:table-cell office:value-type="float" office:value="0.748101414250319" calcext:value-type="float">
            <text:p>0.748101414250319</text:p>
          </table:table-cell>
          <table:table-cell office:value-type="string" calcext:value-type="string">
            <text:p>y</text:p>
          </table:table-cell>
          <table:table-cell office:value-type="float" office:value="0.447183227539063" calcext:value-type="float">
            <text:p>0.447183227539063</text:p>
          </table:table-cell>
          <table:table-cell office:value-type="string" calcext:value-type="string">
            <text:p>degrees</text:p>
          </table:table-cell>
          <table:table-cell office:value-type="float" office:value="33.0218891653146" calcext:value-type="float">
            <text:p>33.0218891653146</text:p>
          </table:table-cell>
          <table:table-cell office:value-type="string" calcext:value-type="string">
            <text:p>velocityMetersPerSec</text:p>
          </table:table-cell>
          <table:table-cell office:value-type="float" office:value="1.05983671909851" calcext:value-type="float">
            <text:p>1.05983671909851</text:p>
          </table:table-cell>
          <table:table-cell table:number-columns-repeated="16370"/>
        </table:table-row>
        <table:table-row table:style-name="ro1">
          <table:table-cell table:style-name="ce21" table:formula="of:=([.B548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891964894533242" calcext:value-type="float">
            <text:p>0.891964894533242</text:p>
          </table:table-cell>
          <table:table-cell office:value-type="string" calcext:value-type="string">
            <text:p>x</text:p>
          </table:table-cell>
          <table:table-cell office:value-type="float" office:value="0.77562305898749" calcext:value-type="float">
            <text:p>0.77562305898749</text:p>
          </table:table-cell>
          <table:table-cell office:value-type="string" calcext:value-type="string">
            <text:p>y</text:p>
          </table:table-cell>
          <table:table-cell office:value-type="float" office:value="0.4640625" calcext:value-type="float">
            <text:p>0.4640625</text:p>
          </table:table-cell>
          <table:table-cell office:value-type="string" calcext:value-type="string">
            <text:p>degrees</text:p>
          </table:table-cell>
          <table:table-cell office:value-type="float" office:value="29.8991565613456" calcext:value-type="float">
            <text:p>29.8991565613456</text:p>
          </table:table-cell>
          <table:table-cell office:value-type="string" calcext:value-type="string">
            <text:p>velocityMetersPerSec</text:p>
          </table:table-cell>
          <table:table-cell office:value-type="float" office:value="0.966122624244858" calcext:value-type="float">
            <text:p>0.966122624244858</text:p>
          </table:table-cell>
          <table:table-cell table:number-columns-repeated="16370"/>
        </table:table-row>
        <table:table-row table:style-name="ro1">
          <table:table-cell table:style-name="ce21" table:formula="of:=([.B549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25798650979225" calcext:value-type="float">
            <text:p>0.925798650979225</text:p>
          </table:table-cell>
          <table:table-cell office:value-type="string" calcext:value-type="string">
            <text:p>x</text:p>
          </table:table-cell>
          <table:table-cell office:value-type="float" office:value="0.803144703724662" calcext:value-type="float">
            <text:p>0.803144703724662</text:p>
          </table:table-cell>
          <table:table-cell office:value-type="string" calcext:value-type="string">
            <text:p>y</text:p>
          </table:table-cell>
          <table:table-cell office:value-type="float" office:value="0.478744506835938" calcext:value-type="float">
            <text:p>0.478744506835938</text:p>
          </table:table-cell>
          <table:table-cell office:value-type="string" calcext:value-type="string">
            <text:p>degrees</text:p>
          </table:table-cell>
          <table:table-cell office:value-type="float" office:value="26.1220457389467" calcext:value-type="float">
            <text:p>26.1220457389467</text:p>
          </table:table-cell>
          <table:table-cell office:value-type="string" calcext:value-type="string">
            <text:p>velocityMetersPerSec</text:p>
          </table:table-cell>
          <table:table-cell office:value-type="float" office:value="0.877774555603491" calcext:value-type="float">
            <text:p>0.877774555603491</text:p>
          </table:table-cell>
          <table:table-cell table:number-columns-repeated="16370"/>
        </table:table-row>
        <table:table-row table:style-name="ro1">
          <table:table-cell table:style-name="ce21" table:formula="of:=([.B550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61796143566356" calcext:value-type="float">
            <text:p>0.961796143566356</text:p>
          </table:table-cell>
          <table:table-cell office:value-type="string" calcext:value-type="string">
            <text:p>x</text:p>
          </table:table-cell>
          <table:table-cell office:value-type="float" office:value="0.830716393498919" calcext:value-type="float">
            <text:p>0.830716393498919</text:p>
          </table:table-cell>
          <table:table-cell office:value-type="string" calcext:value-type="string">
            <text:p>y</text:p>
          </table:table-cell>
          <table:table-cell office:value-type="float" office:value="0.4909912109375" calcext:value-type="float">
            <text:p>0.4909912109375</text:p>
          </table:table-cell>
          <table:table-cell office:value-type="string" calcext:value-type="string">
            <text:p>degrees</text:p>
          </table:table-cell>
          <table:table-cell office:value-type="float" office:value="21.6301123428844" calcext:value-type="float">
            <text:p>21.6301123428844</text:p>
          </table:table-cell>
          <table:table-cell office:value-type="string" calcext:value-type="string">
            <text:p>velocityMetersPerSec</text:p>
          </table:table-cell>
          <table:table-cell office:value-type="float" office:value="0.798408130148551" calcext:value-type="float">
            <text:p>0.798408130148551</text:p>
          </table:table-cell>
          <table:table-cell table:number-columns-repeated="16370"/>
        </table:table-row>
        <table:table-row table:style-name="ro1">
          <table:table-cell table:style-name="ce21" table:formula="of:=([.B551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0.980676994452011" calcext:value-type="float">
            <text:p>0.980676994452011</text:p>
          </table:table-cell>
          <table:table-cell office:value-type="string" calcext:value-type="string">
            <text:p>x</text:p>
          </table:table-cell>
          <table:table-cell office:value-type="float" office:value="0.844536644349043" calcext:value-type="float">
            <text:p>0.844536644349043</text:p>
          </table:table-cell>
          <table:table-cell office:value-type="string" calcext:value-type="string">
            <text:p>y</text:p>
          </table:table-cell>
          <table:table-cell office:value-type="float" office:value="0.496126937866211" calcext:value-type="float">
            <text:p>0.496126937866211</text:p>
          </table:table-cell>
          <table:table-cell office:value-type="string" calcext:value-type="string">
            <text:p>degrees</text:p>
          </table:table-cell>
          <table:table-cell office:value-type="float" office:value="19.1033126458178" calcext:value-type="float">
            <text:p>19.1033126458178</text:p>
          </table:table-cell>
          <table:table-cell office:value-type="string" calcext:value-type="string">
            <text:p>velocityMetersPerSec</text:p>
          </table:table-cell>
          <table:table-cell office:value-type="float" office:value="0.763348129981484" calcext:value-type="float">
            <text:p>0.763348129981484</text:p>
          </table:table-cell>
          <table:table-cell table:number-columns-repeated="16370"/>
        </table:table-row>
        <table:table-row table:style-name="ro1">
          <table:table-cell table:style-name="ce21" table:formula="of:=([.B552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0012981041682" calcext:value-type="float">
            <text:p>1.00012981041682</text:p>
          </table:table-cell>
          <table:table-cell office:value-type="string" calcext:value-type="string">
            <text:p>x</text:p>
          </table:table-cell>
          <table:table-cell office:value-type="float" office:value="0.858388173347346" calcext:value-type="float">
            <text:p>0.858388173347346</text:p>
          </table:table-cell>
          <table:table-cell office:value-type="string" calcext:value-type="string">
            <text:p>y</text:p>
          </table:table-cell>
          <table:table-cell office:value-type="float" office:value="0.500564575195313" calcext:value-type="float">
            <text:p>0.500564575195313</text:p>
          </table:table-cell>
          <table:table-cell office:value-type="string" calcext:value-type="string">
            <text:p>degrees</text:p>
          </table:table-cell>
          <table:table-cell office:value-type="float" office:value="16.3875714256067" calcext:value-type="float">
            <text:p>16.3875714256067</text:p>
          </table:table-cell>
          <table:table-cell office:value-type="string" calcext:value-type="string">
            <text:p>velocityMetersPerSec</text:p>
          </table:table-cell>
          <table:table-cell office:value-type="float" office:value="0.732066795030071" calcext:value-type="float">
            <text:p>0.732066795030071</text:p>
          </table:table-cell>
          <table:table-cell table:number-columns-repeated="16370"/>
        </table:table-row>
        <table:table-row table:style-name="ro1">
          <table:table-cell table:style-name="ce21" table:formula="of:=([.B553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2013595902837" calcext:value-type="float">
            <text:p>1.02013595902837</text:p>
          </table:table-cell>
          <table:table-cell office:value-type="string" calcext:value-type="string">
            <text:p>x</text:p>
          </table:table-cell>
          <table:table-cell office:value-type="float" office:value="0.872277236123462" calcext:value-type="float">
            <text:p>0.872277236123462</text:p>
          </table:table-cell>
          <table:table-cell office:value-type="string" calcext:value-type="string">
            <text:p>y</text:p>
          </table:table-cell>
          <table:table-cell office:value-type="float" office:value="0.504274368286133" calcext:value-type="float">
            <text:p>0.504274368286133</text:p>
          </table:table-cell>
          <table:table-cell office:value-type="string" calcext:value-type="string">
            <text:p>degrees</text:p>
          </table:table-cell>
          <table:table-cell office:value-type="float" office:value="13.486281146203" calcext:value-type="float">
            <text:p>13.486281146203</text:p>
          </table:table-cell>
          <table:table-cell office:value-type="string" calcext:value-type="string">
            <text:p>velocityMetersPerSec</text:p>
          </table:table-cell>
          <table:table-cell office:value-type="float" office:value="0.705088783319748" calcext:value-type="float">
            <text:p>0.705088783319748</text:p>
          </table:table-cell>
          <table:table-cell table:number-columns-repeated="16370"/>
        </table:table-row>
        <table:table-row table:style-name="ro1">
          <table:table-cell table:style-name="ce21" table:formula="of:=([.B554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406575075393" calcext:value-type="float">
            <text:p>1.0406575075393</text:p>
          </table:table-cell>
          <table:table-cell office:value-type="string" calcext:value-type="string">
            <text:p>x</text:p>
          </table:table-cell>
          <table:table-cell office:value-type="float" office:value="0.886210088307027" calcext:value-type="float">
            <text:p>0.886210088307027</text:p>
          </table:table-cell>
          <table:table-cell office:value-type="string" calcext:value-type="string">
            <text:p>y</text:p>
          </table:table-cell>
          <table:table-cell office:value-type="float" office:value="0.5072265625" calcext:value-type="float">
            <text:p>0.5072265625</text:p>
          </table:table-cell>
          <table:table-cell office:value-type="string" calcext:value-type="string">
            <text:p>degrees</text:p>
          </table:table-cell>
          <table:table-cell office:value-type="float" office:value="10.4076191381923" calcext:value-type="float">
            <text:p>10.4076191381923</text:p>
          </table:table-cell>
          <table:table-cell office:value-type="string" calcext:value-type="string">
            <text:p>velocityMetersPerSec</text:p>
          </table:table-cell>
          <table:table-cell office:value-type="float" office:value="0.682933620401117" calcext:value-type="float">
            <text:p>0.682933620401117</text:p>
          </table:table-cell>
          <table:table-cell table:number-columns-repeated="16370"/>
        </table:table-row>
        <table:table-row table:style-name="ro1">
          <table:table-cell table:style-name="ce21" table:formula="of:=([.B555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6163452080388" calcext:value-type="float">
            <text:p>1.06163452080388</text:p>
          </table:table-cell>
          <table:table-cell office:value-type="string" calcext:value-type="string">
            <text:p>x</text:p>
          </table:table-cell>
          <table:table-cell office:value-type="float" office:value="0.900192985527677" calcext:value-type="float">
            <text:p>0.900192985527677</text:p>
          </table:table-cell>
          <table:table-cell office:value-type="string" calcext:value-type="string">
            <text:p>y</text:p>
          </table:table-cell>
          <table:table-cell office:value-type="float" office:value="0.509391403198242" calcext:value-type="float">
            <text:p>0.509391403198242</text:p>
          </table:table-cell>
          <table:table-cell office:value-type="string" calcext:value-type="string">
            <text:p>degrees</text:p>
          </table:table-cell>
          <table:table-cell office:value-type="float" office:value="7.16526026991874" calcext:value-type="float">
            <text:p>7.16526026991874</text:p>
          </table:table-cell>
          <table:table-cell office:value-type="string" calcext:value-type="string">
            <text:p>velocityMetersPerSec</text:p>
          </table:table-cell>
          <table:table-cell office:value-type="float" office:value="0.666113136210044" calcext:value-type="float">
            <text:p>0.666113136210044</text:p>
          </table:table-cell>
          <table:table-cell table:number-columns-repeated="16370"/>
        </table:table-row>
        <table:table-row table:style-name="ro1">
          <table:table-cell table:style-name="ce21" table:formula="of:=([.B556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08298368921698" calcext:value-type="float">
            <text:p>1.08298368921698</text:p>
          </table:table-cell>
          <table:table-cell office:value-type="string" calcext:value-type="string">
            <text:p>x</text:p>
          </table:table-cell>
          <table:table-cell office:value-type="float" office:value="0.914232183415048" calcext:value-type="float">
            <text:p>0.914232183415048</text:p>
          </table:table-cell>
          <table:table-cell office:value-type="string" calcext:value-type="string">
            <text:p>y</text:p>
          </table:table-cell>
          <table:table-cell office:value-type="float" office:value="0.510739135742187" calcext:value-type="float">
            <text:p>0.510739135742187</text:p>
          </table:table-cell>
          <table:table-cell office:value-type="string" calcext:value-type="string">
            <text:p>degrees</text:p>
          </table:table-cell>
          <table:table-cell office:value-type="float" office:value="3.77879263104119" calcext:value-type="float">
            <text:p>3.77879263104119</text:p>
          </table:table-cell>
          <table:table-cell office:value-type="string" calcext:value-type="string">
            <text:p>velocityMetersPerSec</text:p>
          </table:table-cell>
          <table:table-cell office:value-type="float" office:value="0.65513169724908" calcext:value-type="float">
            <text:p>0.65513169724908</text:p>
          </table:table-cell>
          <table:table-cell table:number-columns-repeated="16370"/>
        </table:table-row>
        <table:table-row table:style-name="ro1">
          <table:table-cell table:style-name="ce21" table:formula="of:=([.B557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0459892949245" calcext:value-type="float">
            <text:p>1.10459892949245</text:p>
          </table:table-cell>
          <table:table-cell office:value-type="string" calcext:value-type="string">
            <text:p>x</text:p>
          </table:table-cell>
          <table:table-cell office:value-type="float" office:value="0.928333937598775" calcext:value-type="float">
            <text:p>0.928333937598775</text:p>
          </table:table-cell>
          <table:table-cell office:value-type="string" calcext:value-type="string">
            <text:p>y</text:p>
          </table:table-cell>
          <table:table-cell office:value-type="float" office:value="0.511240005493164" calcext:value-type="float">
            <text:p>0.511240005493164</text:p>
          </table:table-cell>
          <table:table-cell office:value-type="string" calcext:value-type="string">
            <text:p>degrees</text:p>
          </table:table-cell>
          <table:table-cell office:value-type="float" office:value="0.273686420420951" calcext:value-type="float">
            <text:p>0.273686420420951</text:p>
          </table:table-cell>
          <table:table-cell office:value-type="string" calcext:value-type="string">
            <text:p>velocityMetersPerSec</text:p>
          </table:table-cell>
          <table:table-cell office:value-type="float" office:value="0.650488431045128" calcext:value-type="float">
            <text:p>0.650488431045128</text:p>
          </table:table-cell>
          <table:table-cell table:number-columns-repeated="16370"/>
        </table:table-row>
        <table:table-row table:style-name="ro1">
          <table:table-cell table:style-name="ce21" table:formula="of:=([.B558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265892818066" calcext:value-type="float">
            <text:p>1.1265892818066</text:p>
          </table:table-cell>
          <table:table-cell office:value-type="string" calcext:value-type="string">
            <text:p>x</text:p>
          </table:table-cell>
          <table:table-cell office:value-type="float" office:value="0.942504503708494" calcext:value-type="float">
            <text:p>0.942504503708494</text:p>
          </table:table-cell>
          <table:table-cell office:value-type="string" calcext:value-type="string">
            <text:p>y</text:p>
          </table:table-cell>
          <table:table-cell office:value-type="float" office:value="0.5108642578125" calcext:value-type="float">
            <text:p>0.5108642578125</text:p>
          </table:table-cell>
          <table:table-cell office:value-type="string" calcext:value-type="string">
            <text:p>degrees</text:p>
          </table:table-cell>
          <table:table-cell office:value-type="float" office:value="-3.3192968252023" calcext:value-type="float">
            <text:p>-3.3192968252023</text:p>
          </table:table-cell>
          <table:table-cell office:value-type="string" calcext:value-type="string">
            <text:p>velocityMetersPerSec</text:p>
          </table:table-cell>
          <table:table-cell office:value-type="float" office:value="0.63876302861323" calcext:value-type="float">
            <text:p>0.63876302861323</text:p>
          </table:table-cell>
          <table:table-cell table:number-columns-repeated="16370"/>
        </table:table-row>
        <table:table-row table:style-name="ro1">
          <table:table-cell table:style-name="ce21" table:formula="of:=([.B559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4908494949702" calcext:value-type="float">
            <text:p>1.14908494949702</text:p>
          </table:table-cell>
          <table:table-cell office:value-type="string" calcext:value-type="string">
            <text:p>x</text:p>
          </table:table-cell>
          <table:table-cell office:value-type="float" office:value="0.95675013737384" calcext:value-type="float">
            <text:p>0.95675013737384</text:p>
          </table:table-cell>
          <table:table-cell office:value-type="string" calcext:value-type="string">
            <text:p>y</text:p>
          </table:table-cell>
          <table:table-cell office:value-type="float" office:value="0.509582138061524" calcext:value-type="float">
            <text:p>0.509582138061524</text:p>
          </table:table-cell>
          <table:table-cell office:value-type="string" calcext:value-type="string">
            <text:p>degrees</text:p>
          </table:table-cell>
          <table:table-cell office:value-type="float" office:value="-6.96528763468242" calcext:value-type="float">
            <text:p>-6.96528763468242</text:p>
          </table:table-cell>
          <table:table-cell office:value-type="string" calcext:value-type="string">
            <text:p>velocityMetersPerSec</text:p>
          </table:table-cell>
          <table:table-cell office:value-type="float" office:value="0.632878556567455" calcext:value-type="float">
            <text:p>0.632878556567455</text:p>
          </table:table-cell>
          <table:table-cell table:number-columns-repeated="16370"/>
        </table:table-row>
        <table:table-row table:style-name="ro1">
          <table:table-cell table:style-name="ce21" table:formula="of:=([.B560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7197474993127" calcext:value-type="float">
            <text:p>1.17197474993127</text:p>
          </table:table-cell>
          <table:table-cell office:value-type="string" calcext:value-type="string">
            <text:p>x</text:p>
          </table:table-cell>
          <table:table-cell office:value-type="float" office:value="0.97107709422445" calcext:value-type="float">
            <text:p>0.97107709422445</text:p>
          </table:table-cell>
          <table:table-cell office:value-type="string" calcext:value-type="string">
            <text:p>y</text:p>
          </table:table-cell>
          <table:table-cell office:value-type="float" office:value="0.507363891601562" calcext:value-type="float">
            <text:p>0.507363891601562</text:p>
          </table:table-cell>
          <table:table-cell office:value-type="string" calcext:value-type="string">
            <text:p>degrees</text:p>
          </table:table-cell>
          <table:table-cell office:value-type="float" office:value="-10.627006703137" calcext:value-type="float">
            <text:p>-10.627006703137</text:p>
          </table:table-cell>
          <table:table-cell office:value-type="string" calcext:value-type="string">
            <text:p>velocityMetersPerSec</text:p>
          </table:table-cell>
          <table:table-cell office:value-type="float" office:value="0.6338573168459" calcext:value-type="float">
            <text:p>0.6338573168459</text:p>
          </table:table-cell>
          <table:table-cell table:number-columns-repeated="16370"/>
        </table:table-row>
        <table:table-row table:style-name="ro1">
          <table:table-cell table:style-name="ce21" table:formula="of:=([.B561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19512419380974" calcext:value-type="float">
            <text:p>1.19512419380974</text:p>
          </table:table-cell>
          <table:table-cell office:value-type="string" calcext:value-type="string">
            <text:p>x</text:p>
          </table:table-cell>
          <table:table-cell office:value-type="float" office:value="0.985491629889958" calcext:value-type="float">
            <text:p>0.985491629889958</text:p>
          </table:table-cell>
          <table:table-cell office:value-type="string" calcext:value-type="string">
            <text:p>y</text:p>
          </table:table-cell>
          <table:table-cell office:value-type="float" office:value="0.504179763793945" calcext:value-type="float">
            <text:p>0.504179763793945</text:p>
          </table:table-cell>
          <table:table-cell office:value-type="string" calcext:value-type="string">
            <text:p>degrees</text:p>
          </table:table-cell>
          <table:table-cell office:value-type="float" office:value="-14.2667869694598" calcext:value-type="float">
            <text:p>-14.2667869694598</text:p>
          </table:table-cell>
          <table:table-cell office:value-type="string" calcext:value-type="string">
            <text:p>velocityMetersPerSec</text:p>
          </table:table-cell>
          <table:table-cell office:value-type="float" office:value="0.641510623183951" calcext:value-type="float">
            <text:p>0.641510623183951</text:p>
          </table:table-cell>
          <table:table-cell table:number-columns-repeated="16370"/>
        </table:table-row>
        <table:table-row table:style-name="ro1">
          <table:table-cell table:style-name="ce21" table:formula="of:=([.B562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1840439997955" calcext:value-type="float">
            <text:p>1.2184043999795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egrees</text:p>
          </table:table-cell>
          <table:table-cell office:value-type="float" office:value="-17.8486514163197" calcext:value-type="float">
            <text:p>-17.8486514163197</text:p>
          </table:table-cell>
          <table:table-cell office:value-type="string" calcext:value-type="string">
            <text:p>velocityMetersPerSec</text:p>
          </table:table-cell>
          <table:table-cell office:value-type="float" office:value="0.655595690166888" calcext:value-type="float">
            <text:p>0.655595690166888</text:p>
          </table:table-cell>
          <table:table-cell table:number-columns-repeated="16370"/>
        </table:table-row>
        <table:table-row table:style-name="ro1">
          <table:table-cell table:style-name="ce21" table:formula="of:=([.B563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4128534264143" calcext:value-type="float">
            <text:p>1.24128534264143</text:p>
          </table:table-cell>
          <table:table-cell office:value-type="string" calcext:value-type="string">
            <text:p>x</text:p>
          </table:table-cell>
          <table:table-cell office:value-type="float" office:value="1.0146068962768" calcext:value-type="float">
            <text:p>1.0146068962768</text:p>
          </table:table-cell>
          <table:table-cell office:value-type="string" calcext:value-type="string">
            <text:p>y</text:p>
          </table:table-cell>
          <table:table-cell office:value-type="float" office:value="0.494805145263672" calcext:value-type="float">
            <text:p>0.494805145263672</text:p>
          </table:table-cell>
          <table:table-cell office:value-type="string" calcext:value-type="string">
            <text:p>degrees</text:p>
          </table:table-cell>
          <table:table-cell office:value-type="float" office:value="-21.2415152776035" calcext:value-type="float">
            <text:p>-21.2415152776035</text:p>
          </table:table-cell>
          <table:table-cell office:value-type="string" calcext:value-type="string">
            <text:p>velocityMetersPerSec</text:p>
          </table:table-cell>
          <table:table-cell office:value-type="float" office:value="0.6995197075664" calcext:value-type="float">
            <text:p>0.6995197075664</text:p>
          </table:table-cell>
          <table:table-cell table:number-columns-repeated="16370"/>
        </table:table-row>
        <table:table-row table:style-name="ro1">
          <table:table-cell table:style-name="ce21" table:formula="of:=([.B564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6334182986584" calcext:value-type="float">
            <text:p>1.26334182986584</text:p>
          </table:table-cell>
          <table:table-cell office:value-type="string" calcext:value-type="string">
            <text:p>x</text:p>
          </table:table-cell>
          <table:table-cell office:value-type="float" office:value="1.02931075481296" calcext:value-type="float">
            <text:p>1.02931075481296</text:p>
          </table:table-cell>
          <table:table-cell office:value-type="string" calcext:value-type="string">
            <text:p>y</text:p>
          </table:table-cell>
          <table:table-cell office:value-type="float" office:value="0.488616943359375" calcext:value-type="float">
            <text:p>0.488616943359375</text:p>
          </table:table-cell>
          <table:table-cell office:value-type="string" calcext:value-type="string">
            <text:p>degrees</text:p>
          </table:table-cell>
          <table:table-cell office:value-type="float" office:value="-24.3442771253929" calcext:value-type="float">
            <text:p>-24.3442771253929</text:p>
          </table:table-cell>
          <table:table-cell office:value-type="string" calcext:value-type="string">
            <text:p>velocityMetersPerSec</text:p>
          </table:table-cell>
          <table:table-cell office:value-type="float" office:value="0.7470362472161" calcext:value-type="float">
            <text:p>0.7470362472161</text:p>
          </table:table-cell>
          <table:table-cell table:number-columns-repeated="16370"/>
        </table:table-row>
        <table:table-row table:style-name="ro1">
          <table:table-cell table:style-name="ce21" table:formula="of:=([.B565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28462755749922" calcext:value-type="float">
            <text:p>1.28462755749922</text:p>
          </table:table-cell>
          <table:table-cell office:value-type="string" calcext:value-type="string">
            <text:p>x</text:p>
          </table:table-cell>
          <table:table-cell office:value-type="float" office:value="1.04410844779365" calcext:value-type="float">
            <text:p>1.04410844779365</text:p>
          </table:table-cell>
          <table:table-cell office:value-type="string" calcext:value-type="string">
            <text:p>y</text:p>
          </table:table-cell>
          <table:table-cell office:value-type="float" office:value="0.481467437744141" calcext:value-type="float">
            <text:p>0.481467437744141</text:p>
          </table:table-cell>
          <table:table-cell office:value-type="string" calcext:value-type="string">
            <text:p>degrees</text:p>
          </table:table-cell>
          <table:table-cell office:value-type="float" office:value="-27.1722638118643" calcext:value-type="float">
            <text:p>-27.1722638118643</text:p>
          </table:table-cell>
          <table:table-cell office:value-type="string" calcext:value-type="string">
            <text:p>velocityMetersPerSec</text:p>
          </table:table-cell>
          <table:table-cell office:value-type="float" office:value="0.797127863712233" calcext:value-type="float">
            <text:p>0.797127863712233</text:p>
          </table:table-cell>
          <table:table-cell table:number-columns-repeated="16370"/>
        </table:table-row>
        <table:table-row table:style-name="ro1">
          <table:table-cell table:style-name="ce21" table:formula="of:=([.B566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0521025984709" calcext:value-type="float">
            <text:p>1.30521025984709</text:p>
          </table:table-cell>
          <table:table-cell office:value-type="string" calcext:value-type="string">
            <text:p>x</text:p>
          </table:table-cell>
          <table:table-cell office:value-type="float" office:value="1.05899684740405" calcext:value-type="float">
            <text:p>1.05899684740405</text:p>
          </table:table-cell>
          <table:table-cell office:value-type="string" calcext:value-type="string">
            <text:p>y</text:p>
          </table:table-cell>
          <table:table-cell office:value-type="float" office:value="0.473388671875" calcext:value-type="float">
            <text:p>0.473388671875</text:p>
          </table:table-cell>
          <table:table-cell office:value-type="string" calcext:value-type="string">
            <text:p>degrees</text:p>
          </table:table-cell>
          <table:table-cell office:value-type="float" office:value="-29.7441220732038" calcext:value-type="float">
            <text:p>-29.7441220732038</text:p>
          </table:table-cell>
          <table:table-cell office:value-type="string" calcext:value-type="string">
            <text:p>velocityMetersPerSec</text:p>
          </table:table-cell>
          <table:table-cell office:value-type="float" office:value="0.848820714117748" calcext:value-type="float">
            <text:p>0.848820714117748</text:p>
          </table:table-cell>
          <table:table-cell table:number-columns-repeated="16370"/>
        </table:table-row>
        <table:table-row table:style-name="ro1">
          <table:table-cell table:style-name="ce21" table:formula="of:=([.B567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4454141586185" calcext:value-type="float">
            <text:p>1.34454141586185</text:p>
          </table:table-cell>
          <table:table-cell office:value-type="string" calcext:value-type="string">
            <text:p>x</text:p>
          </table:table-cell>
          <table:table-cell office:value-type="float" office:value="1.08903325525474" calcext:value-type="float">
            <text:p>1.08903325525474</text:p>
          </table:table-cell>
          <table:table-cell office:value-type="string" calcext:value-type="string">
            <text:p>y</text:p>
          </table:table-cell>
          <table:table-cell office:value-type="float" office:value="0.454571533203125" calcext:value-type="float">
            <text:p>0.454571533203125</text:p>
          </table:table-cell>
          <table:table-cell office:value-type="string" calcext:value-type="string">
            <text:p>degrees</text:p>
          </table:table-cell>
          <table:table-cell office:value-type="float" office:value="-34.2000425334543" calcext:value-type="float">
            <text:p>-34.2000425334543</text:p>
          </table:table-cell>
          <table:table-cell office:value-type="string" calcext:value-type="string">
            <text:p>velocityMetersPerSec</text:p>
          </table:table-cell>
          <table:table-cell office:value-type="float" office:value="0.953511586298578" calcext:value-type="float">
            <text:p>0.953511586298578</text:p>
          </table:table-cell>
          <table:table-cell table:number-columns-repeated="16370"/>
        </table:table-row>
        <table:table-row table:style-name="ro1">
          <table:table-cell table:style-name="ce21" table:formula="of:=([.B568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38196086403208" calcext:value-type="float">
            <text:p>1.38196086403208</text:p>
          </table:table-cell>
          <table:table-cell office:value-type="string" calcext:value-type="string">
            <text:p>x</text:p>
          </table:table-cell>
          <table:table-cell office:value-type="float" office:value="1.11939495584649" calcext:value-type="float">
            <text:p>1.11939495584649</text:p>
          </table:table-cell>
          <table:table-cell office:value-type="string" calcext:value-type="string">
            <text:p>y</text:p>
          </table:table-cell>
          <table:table-cell office:value-type="float" office:value="0.432421875" calcext:value-type="float">
            <text:p>0.432421875</text:p>
          </table:table-cell>
          <table:table-cell office:value-type="string" calcext:value-type="string">
            <text:p>degrees</text:p>
          </table:table-cell>
          <table:table-cell office:value-type="float" office:value="-37.8700667463947" calcext:value-type="float">
            <text:p>-37.8700667463947</text:p>
          </table:table-cell>
          <table:table-cell office:value-type="string" calcext:value-type="string">
            <text:p>velocityMetersPerSec</text:p>
          </table:table-cell>
          <table:table-cell office:value-type="float" office:value="1.05520032645072" calcext:value-type="float">
            <text:p>1.05520032645072</text:p>
          </table:table-cell>
          <table:table-cell table:number-columns-repeated="16370"/>
        </table:table-row>
        <table:table-row table:style-name="ro1">
          <table:table-cell table:style-name="ce21" table:formula="of:=([.B569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1797277446461" calcext:value-type="float">
            <text:p>1.41797277446461</text:p>
          </table:table-cell>
          <table:table-cell office:value-type="string" calcext:value-type="string">
            <text:p>x</text:p>
          </table:table-cell>
          <table:table-cell office:value-type="float" office:value="1.15005692666074" calcext:value-type="float">
            <text:p>1.15005692666074</text:p>
          </table:table-cell>
          <table:table-cell office:value-type="string" calcext:value-type="string">
            <text:p>y</text:p>
          </table:table-cell>
          <table:table-cell office:value-type="float" office:value="0.407196044921875" calcext:value-type="float">
            <text:p>0.407196044921875</text:p>
          </table:table-cell>
          <table:table-cell office:value-type="string" calcext:value-type="string">
            <text:p>degrees</text:p>
          </table:table-cell>
          <table:table-cell office:value-type="float" office:value="-40.8951203888539" calcext:value-type="float">
            <text:p>-40.8951203888539</text:p>
          </table:table-cell>
          <table:table-cell office:value-type="string" calcext:value-type="string">
            <text:p>velocityMetersPerSec</text:p>
          </table:table-cell>
          <table:table-cell office:value-type="float" office:value="1.14991180369307" calcext:value-type="float">
            <text:p>1.14991180369307</text:p>
          </table:table-cell>
          <table:table-cell table:number-columns-repeated="16370"/>
        </table:table-row>
        <table:table-row table:style-name="ro1">
          <table:table-cell table:style-name="ce21" table:formula="of:=([.B570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45298291744703" calcext:value-type="float">
            <text:p>1.45298291744703</text:p>
          </table:table-cell>
          <table:table-cell office:value-type="string" calcext:value-type="string">
            <text:p>x</text:p>
          </table:table-cell>
          <table:table-cell office:value-type="float" office:value="1.18099414517896" calcext:value-type="float">
            <text:p>1.18099414517896</text:p>
          </table:table-cell>
          <table:table-cell office:value-type="string" calcext:value-type="string">
            <text:p>y</text:p>
          </table:table-cell>
          <table:table-cell office:value-type="float" office:value="0.379150390625" calcext:value-type="float">
            <text:p>0.379150390625</text:p>
          </table:table-cell>
          <table:table-cell office:value-type="string" calcext:value-type="string">
            <text:p>degrees</text:p>
          </table:table-cell>
          <table:table-cell office:value-type="float" office:value="-43.3921974468046" calcext:value-type="float">
            <text:p>-43.3921974468046</text:p>
          </table:table-cell>
          <table:table-cell office:value-type="string" calcext:value-type="string">
            <text:p>velocityMetersPerSec</text:p>
          </table:table-cell>
          <table:table-cell office:value-type="float" office:value="1.23552703359907" calcext:value-type="float">
            <text:p>1.23552703359907</text:p>
          </table:table-cell>
          <table:table-cell table:number-columns-repeated="16370"/>
        </table:table-row>
        <table:table-row table:style-name="ro1">
          <table:table-cell table:style-name="ce21" table:formula="of:=([.B571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2123573051592" calcext:value-type="float">
            <text:p>1.52123573051592</text:p>
          </table:table-cell>
          <table:table-cell office:value-type="string" calcext:value-type="string">
            <text:p>x</text:p>
          </table:table-cell>
          <table:table-cell office:value-type="float" office:value="1.24359423525313" calcext:value-type="float">
            <text:p>1.24359423525313</text:p>
          </table:table-cell>
          <table:table-cell office:value-type="string" calcext:value-type="string">
            <text:p>y</text:p>
          </table:table-cell>
          <table:table-cell office:value-type="float" office:value="0.315625" calcext:value-type="float">
            <text:p>0.315625</text:p>
          </table:table-cell>
          <table:table-cell office:value-type="string" calcext:value-type="string">
            <text:p>degrees</text:p>
          </table:table-cell>
          <table:table-cell office:value-type="float" office:value="-47.1573424098272" calcext:value-type="float">
            <text:p>-47.1573424098272</text:p>
          </table:table-cell>
          <table:table-cell office:value-type="string" calcext:value-type="string">
            <text:p>velocityMetersPerSec</text:p>
          </table:table-cell>
          <table:table-cell office:value-type="float" office:value="1.37789148138002" calcext:value-type="float">
            <text:p>1.37789148138002</text:p>
          </table:table-cell>
          <table:table-cell table:number-columns-repeated="16370"/>
        </table:table-row>
        <table:table-row table:style-name="ro1">
          <table:table-cell table:style-name="ce21" table:formula="of:=([.B572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58807283830514" calcext:value-type="float">
            <text:p>1.58807283830514</text:p>
          </table:table-cell>
          <table:table-cell office:value-type="string" calcext:value-type="string">
            <text:p>x</text:p>
          </table:table-cell>
          <table:table-cell office:value-type="float" office:value="1.30699504592066" calcext:value-type="float">
            <text:p>1.30699504592066</text:p>
          </table:table-cell>
          <table:table-cell office:value-type="string" calcext:value-type="string">
            <text:p>y</text:p>
          </table:table-cell>
          <table:table-cell office:value-type="float" office:value="0.243896484375" calcext:value-type="float">
            <text:p>0.243896484375</text:p>
          </table:table-cell>
          <table:table-cell office:value-type="string" calcext:value-type="string">
            <text:p>degrees</text:p>
          </table:table-cell>
          <table:table-cell office:value-type="float" office:value="-49.6975205293677" calcext:value-type="float">
            <text:p>-49.6975205293677</text:p>
          </table:table-cell>
          <table:table-cell office:value-type="string" calcext:value-type="string">
            <text:p>velocityMetersPerSec</text:p>
          </table:table-cell>
          <table:table-cell office:value-type="float" office:value="1.48674894916234" calcext:value-type="float">
            <text:p>1.48674894916234</text:p>
          </table:table-cell>
          <table:table-cell table:number-columns-repeated="16370"/>
        </table:table-row>
        <table:table-row table:style-name="ro1">
          <table:table-cell table:style-name="ce21" table:formula="of:=([.B573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65398854897152" calcext:value-type="float">
            <text:p>1.65398854897152</text:p>
          </table:table-cell>
          <table:table-cell office:value-type="string" calcext:value-type="string">
            <text:p>x</text:p>
          </table:table-cell>
          <table:table-cell office:value-type="float" office:value="1.3709963970332" calcext:value-type="float">
            <text:p>1.3709963970332</text:p>
          </table:table-cell>
          <table:table-cell office:value-type="string" calcext:value-type="string">
            <text:p>y</text:p>
          </table:table-cell>
          <table:table-cell office:value-type="float" office:value="0.166015625" calcext:value-type="float">
            <text:p>0.166015625</text:p>
          </table:table-cell>
          <table:table-cell office:value-type="string" calcext:value-type="string">
            <text:p>degrees</text:p>
          </table:table-cell>
          <table:table-cell office:value-type="float" office:value="-51.333166005248" calcext:value-type="float">
            <text:p>-51.333166005248</text:p>
          </table:table-cell>
          <table:table-cell office:value-type="string" calcext:value-type="string">
            <text:p>velocityMetersPerSec</text:p>
          </table:table-cell>
          <table:table-cell office:value-type="float" office:value="1.57184714974476" calcext:value-type="float">
            <text:p>1.57184714974476</text:p>
          </table:table-cell>
          <table:table-cell table:number-columns-repeated="16370"/>
        </table:table-row>
        <table:table-row table:style-name="ro1">
          <table:table-cell table:style-name="ce21" table:formula="of:=([.B574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1884279534841" calcext:value-type="float">
            <text:p>1.71884279534841</text:p>
          </table:table-cell>
          <table:table-cell office:value-type="string" calcext:value-type="string">
            <text:p>x</text:p>
          </table:table-cell>
          <table:table-cell office:value-type="float" office:value="1.43539810844243" calcext:value-type="float">
            <text:p>1.43539810844243</text:p>
          </table:table-cell>
          <table:table-cell office:value-type="string" calcext:value-type="string">
            <text:p>y</text:p>
          </table:table-cell>
          <table:table-cell office:value-type="float" office:value="0.084033203125" calcext:value-type="float">
            <text:p>0.084033203125</text:p>
          </table:table-cell>
          <table:table-cell office:value-type="string" calcext:value-type="string">
            <text:p>degrees</text:p>
          </table:table-cell>
          <table:table-cell office:value-type="float" office:value="-52.25042893807" calcext:value-type="float">
            <text:p>-52.25042893807</text:p>
          </table:table-cell>
          <table:table-cell office:value-type="string" calcext:value-type="string">
            <text:p>velocityMetersPerSec</text:p>
          </table:table-cell>
          <table:table-cell office:value-type="float" office:value="1.64314811734556" calcext:value-type="float">
            <text:p>1.64314811734556</text:p>
          </table:table-cell>
          <table:table-cell table:number-columns-repeated="16370"/>
        </table:table-row>
        <table:table-row table:style-name="ro1">
          <table:table-cell table:style-name="ce21" table:formula="of:=([.B575]-[.$B$1])*24*3600" office:value-type="float" office:value="2.70999963395298" calcext:value-type="float">
            <text:p>2.710</text:p>
          </table:table-cell>
          <table:table-cell office:value-type="date" office:date-value="2024-11-10T20:58:02.455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78206410376556" calcext:value-type="float">
            <text:p>1.78206410376556</text:p>
          </table:table-cell>
          <table:table-cell office:value-type="string" calcext:value-type="string">
            <text:p>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-52.5461713073114" calcext:value-type="float">
            <text:p>-52.5461713073114</text:p>
          </table:table-cell>
          <table:table-cell office:value-type="string" calcext:value-type="string">
            <text:p>velocityMetersPerSec</text:p>
          </table:table-cell>
          <table:table-cell office:value-type="float" office:value="1.71" calcext:value-type="float">
            <text:p>1.71</text:p>
          </table:table-cell>
          <table:table-cell table:number-columns-repeated="16370"/>
        </table:table-row>
        <table:table-row table:style-name="ro1">
          <table:table-cell table:style-name="ce21" table:formula="of:=([.B576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8452854121827" calcext:value-type="float">
            <text:p>1.8452854121827</text:p>
          </table:table-cell>
          <table:table-cell office:value-type="string" calcext:value-type="string">
            <text:p>x</text:p>
          </table:table-cell>
          <table:table-cell office:value-type="float" office:value="1.56460189155757" calcext:value-type="float">
            <text:p>1.56460189155757</text:p>
          </table:table-cell>
          <table:table-cell office:value-type="string" calcext:value-type="string">
            <text:p>y</text:p>
          </table:table-cell>
          <table:table-cell office:value-type="float" office:value="-0.084033203125" calcext:value-type="float">
            <text:p>-0.084033203125</text:p>
          </table:table-cell>
          <table:table-cell office:value-type="string" calcext:value-type="string">
            <text:p>degrees</text:p>
          </table:table-cell>
          <table:table-cell office:value-type="float" office:value="-52.25042893807" calcext:value-type="float">
            <text:p>-52.25042893807</text:p>
          </table:table-cell>
          <table:table-cell office:value-type="string" calcext:value-type="string">
            <text:p>velocityMetersPerSec</text:p>
          </table:table-cell>
          <table:table-cell office:value-type="float" office:value="1.64314811734556" calcext:value-type="float">
            <text:p>1.64314811734556</text:p>
          </table:table-cell>
          <table:table-cell table:number-columns-repeated="16370"/>
        </table:table-row>
        <table:table-row table:style-name="ro1">
          <table:table-cell table:style-name="ce21" table:formula="of:=([.B577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1013965855959" calcext:value-type="float">
            <text:p>1.91013965855959</text:p>
          </table:table-cell>
          <table:table-cell office:value-type="string" calcext:value-type="string">
            <text:p>x</text:p>
          </table:table-cell>
          <table:table-cell office:value-type="float" office:value="1.6290036029668" calcext:value-type="float">
            <text:p>1.6290036029668</text:p>
          </table:table-cell>
          <table:table-cell office:value-type="string" calcext:value-type="string">
            <text:p>y</text:p>
          </table:table-cell>
          <table:table-cell office:value-type="float" office:value="-0.166015625" calcext:value-type="float">
            <text:p>-0.166015625</text:p>
          </table:table-cell>
          <table:table-cell office:value-type="string" calcext:value-type="string">
            <text:p>degrees</text:p>
          </table:table-cell>
          <table:table-cell office:value-type="float" office:value="-51.333166005248" calcext:value-type="float">
            <text:p>-51.333166005248</text:p>
          </table:table-cell>
          <table:table-cell office:value-type="string" calcext:value-type="string">
            <text:p>velocityMetersPerSec</text:p>
          </table:table-cell>
          <table:table-cell office:value-type="float" office:value="1.57184714974476" calcext:value-type="float">
            <text:p>1.57184714974476</text:p>
          </table:table-cell>
          <table:table-cell table:number-columns-repeated="16370"/>
        </table:table-row>
        <table:table-row table:style-name="ro1">
          <table:table-cell table:style-name="ce21" table:formula="of:=([.B578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1.97605536922597" calcext:value-type="float">
            <text:p>1.97605536922597</text:p>
          </table:table-cell>
          <table:table-cell office:value-type="string" calcext:value-type="string">
            <text:p>x</text:p>
          </table:table-cell>
          <table:table-cell office:value-type="float" office:value="1.69300495407934" calcext:value-type="float">
            <text:p>1.69300495407934</text:p>
          </table:table-cell>
          <table:table-cell office:value-type="string" calcext:value-type="string">
            <text:p>y</text:p>
          </table:table-cell>
          <table:table-cell office:value-type="float" office:value="-0.243896484375" calcext:value-type="float">
            <text:p>-0.243896484375</text:p>
          </table:table-cell>
          <table:table-cell office:value-type="string" calcext:value-type="string">
            <text:p>degrees</text:p>
          </table:table-cell>
          <table:table-cell office:value-type="float" office:value="-49.6975205293677" calcext:value-type="float">
            <text:p>-49.6975205293677</text:p>
          </table:table-cell>
          <table:table-cell office:value-type="string" calcext:value-type="string">
            <text:p>velocityMetersPerSec</text:p>
          </table:table-cell>
          <table:table-cell office:value-type="float" office:value="1.48674894916234" calcext:value-type="float">
            <text:p>1.48674894916234</text:p>
          </table:table-cell>
          <table:table-cell table:number-columns-repeated="16370"/>
        </table:table-row>
        <table:table-row table:style-name="ro1">
          <table:table-cell table:style-name="ce21" table:formula="of:=([.B579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04289247701519" calcext:value-type="float">
            <text:p>2.04289247701519</text:p>
          </table:table-cell>
          <table:table-cell office:value-type="string" calcext:value-type="string">
            <text:p>x</text:p>
          </table:table-cell>
          <table:table-cell office:value-type="float" office:value="1.75640576474687" calcext:value-type="float">
            <text:p>1.75640576474687</text:p>
          </table:table-cell>
          <table:table-cell office:value-type="string" calcext:value-type="string">
            <text:p>y</text:p>
          </table:table-cell>
          <table:table-cell office:value-type="float" office:value="-0.315625" calcext:value-type="float">
            <text:p>-0.315625</text:p>
          </table:table-cell>
          <table:table-cell office:value-type="string" calcext:value-type="string">
            <text:p>degrees</text:p>
          </table:table-cell>
          <table:table-cell office:value-type="float" office:value="-47.1573424098272" calcext:value-type="float">
            <text:p>-47.1573424098272</text:p>
          </table:table-cell>
          <table:table-cell office:value-type="string" calcext:value-type="string">
            <text:p>velocityMetersPerSec</text:p>
          </table:table-cell>
          <table:table-cell office:value-type="float" office:value="1.37789148138002" calcext:value-type="float">
            <text:p>1.37789148138002</text:p>
          </table:table-cell>
          <table:table-cell table:number-columns-repeated="16370"/>
        </table:table-row>
        <table:table-row table:style-name="ro1">
          <table:table-cell table:style-name="ce21" table:formula="of:=([.B580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1114529008408" calcext:value-type="float">
            <text:p>2.11114529008408</text:p>
          </table:table-cell>
          <table:table-cell office:value-type="string" calcext:value-type="string">
            <text:p>x</text:p>
          </table:table-cell>
          <table:table-cell office:value-type="float" office:value="1.81900585482104" calcext:value-type="float">
            <text:p>1.81900585482104</text:p>
          </table:table-cell>
          <table:table-cell office:value-type="string" calcext:value-type="string">
            <text:p>y</text:p>
          </table:table-cell>
          <table:table-cell office:value-type="float" office:value="-0.379150390625" calcext:value-type="float">
            <text:p>-0.379150390625</text:p>
          </table:table-cell>
          <table:table-cell office:value-type="string" calcext:value-type="string">
            <text:p>degrees</text:p>
          </table:table-cell>
          <table:table-cell office:value-type="float" office:value="-43.3921974468046" calcext:value-type="float">
            <text:p>-43.3921974468046</text:p>
          </table:table-cell>
          <table:table-cell office:value-type="string" calcext:value-type="string">
            <text:p>velocityMetersPerSec</text:p>
          </table:table-cell>
          <table:table-cell office:value-type="float" office:value="1.23552703359907" calcext:value-type="float">
            <text:p>1.23552703359907</text:p>
          </table:table-cell>
          <table:table-cell table:number-columns-repeated="16370"/>
        </table:table-row>
        <table:table-row table:style-name="ro1">
          <table:table-cell table:style-name="ce21" table:formula="of:=([.B581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461554330665" calcext:value-type="float">
            <text:p>2.1461554330665</text:p>
          </table:table-cell>
          <table:table-cell office:value-type="string" calcext:value-type="string">
            <text:p>x</text:p>
          </table:table-cell>
          <table:table-cell office:value-type="float" office:value="1.84994307333926" calcext:value-type="float">
            <text:p>1.84994307333926</text:p>
          </table:table-cell>
          <table:table-cell office:value-type="string" calcext:value-type="string">
            <text:p>y</text:p>
          </table:table-cell>
          <table:table-cell office:value-type="float" office:value="-0.407196044921875" calcext:value-type="float">
            <text:p>-0.407196044921875</text:p>
          </table:table-cell>
          <table:table-cell office:value-type="string" calcext:value-type="string">
            <text:p>degrees</text:p>
          </table:table-cell>
          <table:table-cell office:value-type="float" office:value="-40.8951203888539" calcext:value-type="float">
            <text:p>-40.8951203888539</text:p>
          </table:table-cell>
          <table:table-cell office:value-type="string" calcext:value-type="string">
            <text:p>velocityMetersPerSec</text:p>
          </table:table-cell>
          <table:table-cell office:value-type="float" office:value="1.14991180369307" calcext:value-type="float">
            <text:p>1.14991180369307</text:p>
          </table:table-cell>
          <table:table-cell table:number-columns-repeated="16370"/>
        </table:table-row>
        <table:table-row table:style-name="ro1">
          <table:table-cell table:style-name="ce21" table:formula="of:=([.B582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18216734349903" calcext:value-type="float">
            <text:p>2.18216734349903</text:p>
          </table:table-cell>
          <table:table-cell office:value-type="string" calcext:value-type="string">
            <text:p>x</text:p>
          </table:table-cell>
          <table:table-cell office:value-type="float" office:value="1.88060504415351" calcext:value-type="float">
            <text:p>1.88060504415351</text:p>
          </table:table-cell>
          <table:table-cell office:value-type="string" calcext:value-type="string">
            <text:p>y</text:p>
          </table:table-cell>
          <table:table-cell office:value-type="float" office:value="-0.432421875" calcext:value-type="float">
            <text:p>-0.432421875</text:p>
          </table:table-cell>
          <table:table-cell office:value-type="string" calcext:value-type="string">
            <text:p>degrees</text:p>
          </table:table-cell>
          <table:table-cell office:value-type="float" office:value="-37.8700667463947" calcext:value-type="float">
            <text:p>-37.8700667463947</text:p>
          </table:table-cell>
          <table:table-cell office:value-type="string" calcext:value-type="string">
            <text:p>velocityMetersPerSec</text:p>
          </table:table-cell>
          <table:table-cell office:value-type="float" office:value="1.05520032645072" calcext:value-type="float">
            <text:p>1.05520032645072</text:p>
          </table:table-cell>
          <table:table-cell table:number-columns-repeated="16370"/>
        </table:table-row>
        <table:table-row table:style-name="ro1">
          <table:table-cell table:style-name="ce21" table:formula="of:=([.B583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1958679166926" calcext:value-type="float">
            <text:p>2.21958679166926</text:p>
          </table:table-cell>
          <table:table-cell office:value-type="string" calcext:value-type="string">
            <text:p>x</text:p>
          </table:table-cell>
          <table:table-cell office:value-type="float" office:value="1.91096674474526" calcext:value-type="float">
            <text:p>1.91096674474526</text:p>
          </table:table-cell>
          <table:table-cell office:value-type="string" calcext:value-type="string">
            <text:p>y</text:p>
          </table:table-cell>
          <table:table-cell office:value-type="float" office:value="-0.454571533203125" calcext:value-type="float">
            <text:p>-0.454571533203125</text:p>
          </table:table-cell>
          <table:table-cell office:value-type="string" calcext:value-type="string">
            <text:p>degrees</text:p>
          </table:table-cell>
          <table:table-cell office:value-type="float" office:value="-34.2000425334543" calcext:value-type="float">
            <text:p>-34.2000425334543</text:p>
          </table:table-cell>
          <table:table-cell office:value-type="string" calcext:value-type="string">
            <text:p>velocityMetersPerSec</text:p>
          </table:table-cell>
          <table:table-cell office:value-type="float" office:value="0.953511586298579" calcext:value-type="float">
            <text:p>0.953511586298579</text:p>
          </table:table-cell>
          <table:table-cell table:number-columns-repeated="16370"/>
        </table:table-row>
        <table:table-row table:style-name="ro1">
          <table:table-cell table:style-name="ce21" table:formula="of:=([.B584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5891794768402" calcext:value-type="float">
            <text:p>2.25891794768402</text:p>
          </table:table-cell>
          <table:table-cell office:value-type="string" calcext:value-type="string">
            <text:p>x</text:p>
          </table:table-cell>
          <table:table-cell office:value-type="float" office:value="1.94100315259595" calcext:value-type="float">
            <text:p>1.94100315259595</text:p>
          </table:table-cell>
          <table:table-cell office:value-type="string" calcext:value-type="string">
            <text:p>y</text:p>
          </table:table-cell>
          <table:table-cell office:value-type="float" office:value="-0.473388671875" calcext:value-type="float">
            <text:p>-0.473388671875</text:p>
          </table:table-cell>
          <table:table-cell office:value-type="string" calcext:value-type="string">
            <text:p>degrees</text:p>
          </table:table-cell>
          <table:table-cell office:value-type="float" office:value="-29.7441220732038" calcext:value-type="float">
            <text:p>-29.7441220732038</text:p>
          </table:table-cell>
          <table:table-cell office:value-type="string" calcext:value-type="string">
            <text:p>velocityMetersPerSec</text:p>
          </table:table-cell>
          <table:table-cell office:value-type="float" office:value="0.848820714117749" calcext:value-type="float">
            <text:p>0.848820714117749</text:p>
          </table:table-cell>
          <table:table-cell table:number-columns-repeated="16370"/>
        </table:table-row>
        <table:table-row table:style-name="ro1">
          <table:table-cell table:style-name="ce21" table:formula="of:=([.B585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2795006500319" calcext:value-type="float">
            <text:p>2.2795006500319</text:p>
          </table:table-cell>
          <table:table-cell office:value-type="string" calcext:value-type="string">
            <text:p>x</text:p>
          </table:table-cell>
          <table:table-cell office:value-type="float" office:value="1.95589155220635" calcext:value-type="float">
            <text:p>1.95589155220635</text:p>
          </table:table-cell>
          <table:table-cell office:value-type="string" calcext:value-type="string">
            <text:p>y</text:p>
          </table:table-cell>
          <table:table-cell office:value-type="float" office:value="-0.481467437744141" calcext:value-type="float">
            <text:p>-0.481467437744141</text:p>
          </table:table-cell>
          <table:table-cell office:value-type="string" calcext:value-type="string">
            <text:p>degrees</text:p>
          </table:table-cell>
          <table:table-cell office:value-type="float" office:value="-27.1722638118643" calcext:value-type="float">
            <text:p>-27.1722638118643</text:p>
          </table:table-cell>
          <table:table-cell office:value-type="string" calcext:value-type="string">
            <text:p>velocityMetersPerSec</text:p>
          </table:table-cell>
          <table:table-cell office:value-type="float" office:value="0.797127863712234" calcext:value-type="float">
            <text:p>0.797127863712234</text:p>
          </table:table-cell>
          <table:table-cell table:number-columns-repeated="16370"/>
        </table:table-row>
        <table:table-row table:style-name="ro1">
          <table:table-cell table:style-name="ce21" table:formula="of:=([.B586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0078637766527" calcext:value-type="float">
            <text:p>2.30078637766527</text:p>
          </table:table-cell>
          <table:table-cell office:value-type="string" calcext:value-type="string">
            <text:p>x</text:p>
          </table:table-cell>
          <table:table-cell office:value-type="float" office:value="1.97068924518704" calcext:value-type="float">
            <text:p>1.97068924518704</text:p>
          </table:table-cell>
          <table:table-cell office:value-type="string" calcext:value-type="string">
            <text:p>y</text:p>
          </table:table-cell>
          <table:table-cell office:value-type="float" office:value="-0.488616943359375" calcext:value-type="float">
            <text:p>-0.488616943359375</text:p>
          </table:table-cell>
          <table:table-cell office:value-type="string" calcext:value-type="string">
            <text:p>degrees</text:p>
          </table:table-cell>
          <table:table-cell office:value-type="float" office:value="-24.3442771253929" calcext:value-type="float">
            <text:p>-24.3442771253929</text:p>
          </table:table-cell>
          <table:table-cell office:value-type="string" calcext:value-type="string">
            <text:p>velocityMetersPerSec</text:p>
          </table:table-cell>
          <table:table-cell office:value-type="float" office:value="0.747036247216101" calcext:value-type="float">
            <text:p>0.747036247216101</text:p>
          </table:table-cell>
          <table:table-cell table:number-columns-repeated="16370"/>
        </table:table-row>
        <table:table-row table:style-name="ro1">
          <table:table-cell table:style-name="ce21" table:formula="of:=([.B587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2284286488968" calcext:value-type="float">
            <text:p>2.32284286488968</text:p>
          </table:table-cell>
          <table:table-cell office:value-type="string" calcext:value-type="string">
            <text:p>x</text:p>
          </table:table-cell>
          <table:table-cell office:value-type="float" office:value="1.9853931037232" calcext:value-type="float">
            <text:p>1.9853931037232</text:p>
          </table:table-cell>
          <table:table-cell office:value-type="string" calcext:value-type="string">
            <text:p>y</text:p>
          </table:table-cell>
          <table:table-cell office:value-type="float" office:value="-0.494805145263672" calcext:value-type="float">
            <text:p>-0.494805145263672</text:p>
          </table:table-cell>
          <table:table-cell office:value-type="string" calcext:value-type="string">
            <text:p>degrees</text:p>
          </table:table-cell>
          <table:table-cell office:value-type="float" office:value="-21.2415152776035" calcext:value-type="float">
            <text:p>-21.2415152776035</text:p>
          </table:table-cell>
          <table:table-cell office:value-type="string" calcext:value-type="string">
            <text:p>velocityMetersPerSec</text:p>
          </table:table-cell>
          <table:table-cell office:value-type="float" office:value="0.6995197075664" calcext:value-type="float">
            <text:p>0.6995197075664</text:p>
          </table:table-cell>
          <table:table-cell table:number-columns-repeated="16370"/>
        </table:table-row>
        <table:table-row table:style-name="ro1">
          <table:table-cell table:style-name="ce21" table:formula="of:=([.B588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4572380755156" calcext:value-type="float">
            <text:p>2.3457238075515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egrees</text:p>
          </table:table-cell>
          <table:table-cell office:value-type="float" office:value="-17.8486514163197" calcext:value-type="float">
            <text:p>-17.8486514163197</text:p>
          </table:table-cell>
          <table:table-cell office:value-type="string" calcext:value-type="string">
            <text:p>velocityMetersPerSec</text:p>
          </table:table-cell>
          <table:table-cell office:value-type="float" office:value="0.655595690166889" calcext:value-type="float">
            <text:p>0.655595690166889</text:p>
          </table:table-cell>
          <table:table-cell table:number-columns-repeated="16370"/>
        </table:table-row>
        <table:table-row table:style-name="ro1">
          <table:table-cell table:style-name="ce21" table:formula="of:=([.B589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6900401372137" calcext:value-type="float">
            <text:p>2.36900401372137</text:p>
          </table:table-cell>
          <table:table-cell office:value-type="string" calcext:value-type="string">
            <text:p>x</text:p>
          </table:table-cell>
          <table:table-cell office:value-type="float" office:value="2.01450837011004" calcext:value-type="float">
            <text:p>2.01450837011004</text:p>
          </table:table-cell>
          <table:table-cell office:value-type="string" calcext:value-type="string">
            <text:p>y</text:p>
          </table:table-cell>
          <table:table-cell office:value-type="float" office:value="-0.504179763793945" calcext:value-type="float">
            <text:p>-0.504179763793945</text:p>
          </table:table-cell>
          <table:table-cell office:value-type="string" calcext:value-type="string">
            <text:p>degrees</text:p>
          </table:table-cell>
          <table:table-cell office:value-type="float" office:value="-14.2667869694597" calcext:value-type="float">
            <text:p>-14.2667869694597</text:p>
          </table:table-cell>
          <table:table-cell office:value-type="string" calcext:value-type="string">
            <text:p>velocityMetersPerSec</text:p>
          </table:table-cell>
          <table:table-cell office:value-type="float" office:value="0.641510623183951" calcext:value-type="float">
            <text:p>0.641510623183951</text:p>
          </table:table-cell>
          <table:table-cell table:number-columns-repeated="16370"/>
        </table:table-row>
        <table:table-row table:style-name="ro1">
          <table:table-cell table:style-name="ce21" table:formula="of:=([.B590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39215345759985" calcext:value-type="float">
            <text:p>2.39215345759985</text:p>
          </table:table-cell>
          <table:table-cell office:value-type="string" calcext:value-type="string">
            <text:p>x</text:p>
          </table:table-cell>
          <table:table-cell office:value-type="float" office:value="2.02892290577555" calcext:value-type="float">
            <text:p>2.02892290577555</text:p>
          </table:table-cell>
          <table:table-cell office:value-type="string" calcext:value-type="string">
            <text:p>y</text:p>
          </table:table-cell>
          <table:table-cell office:value-type="float" office:value="-0.507363891601563" calcext:value-type="float">
            <text:p>-0.507363891601563</text:p>
          </table:table-cell>
          <table:table-cell office:value-type="string" calcext:value-type="string">
            <text:p>degrees</text:p>
          </table:table-cell>
          <table:table-cell office:value-type="float" office:value="-10.6270067031369" calcext:value-type="float">
            <text:p>-10.6270067031369</text:p>
          </table:table-cell>
          <table:table-cell office:value-type="string" calcext:value-type="string">
            <text:p>velocityMetersPerSec</text:p>
          </table:table-cell>
          <table:table-cell office:value-type="float" office:value="0.6338573168459" calcext:value-type="float">
            <text:p>0.6338573168459</text:p>
          </table:table-cell>
          <table:table-cell table:number-columns-repeated="16370"/>
        </table:table-row>
        <table:table-row table:style-name="ro1">
          <table:table-cell table:style-name="ce21" table:formula="of:=([.B591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1504325803409" calcext:value-type="float">
            <text:p>2.41504325803409</text:p>
          </table:table-cell>
          <table:table-cell office:value-type="string" calcext:value-type="string">
            <text:p>x</text:p>
          </table:table-cell>
          <table:table-cell office:value-type="float" office:value="2.04324986262616" calcext:value-type="float">
            <text:p>2.04324986262616</text:p>
          </table:table-cell>
          <table:table-cell office:value-type="string" calcext:value-type="string">
            <text:p>y</text:p>
          </table:table-cell>
          <table:table-cell office:value-type="float" office:value="-0.509582138061523" calcext:value-type="float">
            <text:p>-0.509582138061523</text:p>
          </table:table-cell>
          <table:table-cell office:value-type="string" calcext:value-type="string">
            <text:p>degrees</text:p>
          </table:table-cell>
          <table:table-cell office:value-type="float" office:value="-6.96528763468242" calcext:value-type="float">
            <text:p>-6.96528763468242</text:p>
          </table:table-cell>
          <table:table-cell office:value-type="string" calcext:value-type="string">
            <text:p>velocityMetersPerSec</text:p>
          </table:table-cell>
          <table:table-cell office:value-type="float" office:value="0.632878556567455" calcext:value-type="float">
            <text:p>0.632878556567455</text:p>
          </table:table-cell>
          <table:table-cell table:number-columns-repeated="16370"/>
        </table:table-row>
        <table:table-row table:style-name="ro1">
          <table:table-cell table:style-name="ce21" table:formula="of:=([.B592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3753892572451" calcext:value-type="float">
            <text:p>2.43753892572451</text:p>
          </table:table-cell>
          <table:table-cell office:value-type="string" calcext:value-type="string">
            <text:p>x</text:p>
          </table:table-cell>
          <table:table-cell office:value-type="float" office:value="2.05749549629151" calcext:value-type="float">
            <text:p>2.05749549629151</text:p>
          </table:table-cell>
          <table:table-cell office:value-type="string" calcext:value-type="string">
            <text:p>y</text:p>
          </table:table-cell>
          <table:table-cell office:value-type="float" office:value="-0.5108642578125" calcext:value-type="float">
            <text:p>-0.5108642578125</text:p>
          </table:table-cell>
          <table:table-cell office:value-type="string" calcext:value-type="string">
            <text:p>degrees</text:p>
          </table:table-cell>
          <table:table-cell office:value-type="float" office:value="-3.31929682520227" calcext:value-type="float">
            <text:p>-3.31929682520227</text:p>
          </table:table-cell>
          <table:table-cell office:value-type="string" calcext:value-type="string">
            <text:p>velocityMetersPerSec</text:p>
          </table:table-cell>
          <table:table-cell office:value-type="float" office:value="0.638763028613229" calcext:value-type="float">
            <text:p>0.638763028613229</text:p>
          </table:table-cell>
          <table:table-cell table:number-columns-repeated="16370"/>
        </table:table-row>
        <table:table-row table:style-name="ro1">
          <table:table-cell table:style-name="ce21" table:formula="of:=([.B593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5952927803866" calcext:value-type="float">
            <text:p>2.45952927803866</text:p>
          </table:table-cell>
          <table:table-cell office:value-type="string" calcext:value-type="string">
            <text:p>x</text:p>
          </table:table-cell>
          <table:table-cell office:value-type="float" office:value="2.07166606240122" calcext:value-type="float">
            <text:p>2.07166606240122</text:p>
          </table:table-cell>
          <table:table-cell office:value-type="string" calcext:value-type="string">
            <text:p>y</text:p>
          </table:table-cell>
          <table:table-cell office:value-type="float" office:value="-0.511240005493164" calcext:value-type="float">
            <text:p>-0.511240005493164</text:p>
          </table:table-cell>
          <table:table-cell office:value-type="string" calcext:value-type="string">
            <text:p>degrees</text:p>
          </table:table-cell>
          <table:table-cell office:value-type="float" office:value="0.273686420420969" calcext:value-type="float">
            <text:p>0.273686420420969</text:p>
          </table:table-cell>
          <table:table-cell office:value-type="string" calcext:value-type="string">
            <text:p>velocityMetersPerSec</text:p>
          </table:table-cell>
          <table:table-cell office:value-type="float" office:value="0.650488431045129" calcext:value-type="float">
            <text:p>0.650488431045129</text:p>
          </table:table-cell>
          <table:table-cell table:number-columns-repeated="16370"/>
        </table:table-row>
        <table:table-row table:style-name="ro1">
          <table:table-cell table:style-name="ce21" table:formula="of:=([.B594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48114451831413" calcext:value-type="float">
            <text:p>2.48114451831413</text:p>
          </table:table-cell>
          <table:table-cell office:value-type="string" calcext:value-type="string">
            <text:p>x</text:p>
          </table:table-cell>
          <table:table-cell office:value-type="float" office:value="2.08576781658495" calcext:value-type="float">
            <text:p>2.08576781658495</text:p>
          </table:table-cell>
          <table:table-cell office:value-type="string" calcext:value-type="string">
            <text:p>y</text:p>
          </table:table-cell>
          <table:table-cell office:value-type="float" office:value="-0.510739135742188" calcext:value-type="float">
            <text:p>-0.510739135742188</text:p>
          </table:table-cell>
          <table:table-cell office:value-type="string" calcext:value-type="string">
            <text:p>degrees</text:p>
          </table:table-cell>
          <table:table-cell office:value-type="float" office:value="3.77879263104121" calcext:value-type="float">
            <text:p>3.77879263104121</text:p>
          </table:table-cell>
          <table:table-cell office:value-type="string" calcext:value-type="string">
            <text:p>velocityMetersPerSec</text:p>
          </table:table-cell>
          <table:table-cell office:value-type="float" office:value="0.65513169724908" calcext:value-type="float">
            <text:p>0.65513169724908</text:p>
          </table:table-cell>
          <table:table-cell table:number-columns-repeated="16370"/>
        </table:table-row>
        <table:table-row table:style-name="ro1">
          <table:table-cell table:style-name="ce21" table:formula="of:=([.B595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0249368672723" calcext:value-type="float">
            <text:p>2.50249368672723</text:p>
          </table:table-cell>
          <table:table-cell office:value-type="string" calcext:value-type="string">
            <text:p>x</text:p>
          </table:table-cell>
          <table:table-cell office:value-type="float" office:value="2.09980701447232" calcext:value-type="float">
            <text:p>2.09980701447232</text:p>
          </table:table-cell>
          <table:table-cell office:value-type="string" calcext:value-type="string">
            <text:p>y</text:p>
          </table:table-cell>
          <table:table-cell office:value-type="float" office:value="-0.509391403198242" calcext:value-type="float">
            <text:p>-0.509391403198242</text:p>
          </table:table-cell>
          <table:table-cell office:value-type="string" calcext:value-type="string">
            <text:p>degrees</text:p>
          </table:table-cell>
          <table:table-cell office:value-type="float" office:value="7.16526026991876" calcext:value-type="float">
            <text:p>7.16526026991876</text:p>
          </table:table-cell>
          <table:table-cell office:value-type="string" calcext:value-type="string">
            <text:p>velocityMetersPerSec</text:p>
          </table:table-cell>
          <table:table-cell office:value-type="float" office:value="0.666113136210044" calcext:value-type="float">
            <text:p>0.666113136210044</text:p>
          </table:table-cell>
          <table:table-cell table:number-columns-repeated="16370"/>
        </table:table-row>
        <table:table-row table:style-name="ro1">
          <table:table-cell table:style-name="ce21" table:formula="of:=([.B596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2347069999181" calcext:value-type="float">
            <text:p>2.52347069999181</text:p>
          </table:table-cell>
          <table:table-cell office:value-type="string" calcext:value-type="string">
            <text:p>x</text:p>
          </table:table-cell>
          <table:table-cell office:value-type="float" office:value="2.11378991169297" calcext:value-type="float">
            <text:p>2.11378991169297</text:p>
          </table:table-cell>
          <table:table-cell office:value-type="string" calcext:value-type="string">
            <text:p>y</text:p>
          </table:table-cell>
          <table:table-cell office:value-type="float" office:value="-0.5072265625" calcext:value-type="float">
            <text:p>-0.5072265625</text:p>
          </table:table-cell>
          <table:table-cell office:value-type="string" calcext:value-type="string">
            <text:p>degrees</text:p>
          </table:table-cell>
          <table:table-cell office:value-type="float" office:value="10.4076191381923" calcext:value-type="float">
            <text:p>10.4076191381923</text:p>
          </table:table-cell>
          <table:table-cell office:value-type="string" calcext:value-type="string">
            <text:p>velocityMetersPerSec</text:p>
          </table:table-cell>
          <table:table-cell office:value-type="float" office:value="0.682933620401117" calcext:value-type="float">
            <text:p>0.682933620401117</text:p>
          </table:table-cell>
          <table:table-cell table:number-columns-repeated="16370"/>
        </table:table-row>
        <table:table-row table:style-name="ro1">
          <table:table-cell table:style-name="ce21" table:formula="of:=([.B597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4399224850274" calcext:value-type="float">
            <text:p>2.54399224850274</text:p>
          </table:table-cell>
          <table:table-cell office:value-type="string" calcext:value-type="string">
            <text:p>x</text:p>
          </table:table-cell>
          <table:table-cell office:value-type="float" office:value="2.12772276387654" calcext:value-type="float">
            <text:p>2.12772276387654</text:p>
          </table:table-cell>
          <table:table-cell office:value-type="string" calcext:value-type="string">
            <text:p>y</text:p>
          </table:table-cell>
          <table:table-cell office:value-type="float" office:value="-0.504274368286133" calcext:value-type="float">
            <text:p>-0.504274368286133</text:p>
          </table:table-cell>
          <table:table-cell office:value-type="string" calcext:value-type="string">
            <text:p>degrees</text:p>
          </table:table-cell>
          <table:table-cell office:value-type="float" office:value="13.486281146203" calcext:value-type="float">
            <text:p>13.486281146203</text:p>
          </table:table-cell>
          <table:table-cell office:value-type="string" calcext:value-type="string">
            <text:p>velocityMetersPerSec</text:p>
          </table:table-cell>
          <table:table-cell office:value-type="float" office:value="0.705088783319748" calcext:value-type="float">
            <text:p>0.705088783319748</text:p>
          </table:table-cell>
          <table:table-cell table:number-columns-repeated="16370"/>
        </table:table-row>
        <table:table-row table:style-name="ro1">
          <table:table-cell table:style-name="ce21" table:formula="of:=([.B598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6399839711429" calcext:value-type="float">
            <text:p>2.56399839711429</text:p>
          </table:table-cell>
          <table:table-cell office:value-type="string" calcext:value-type="string">
            <text:p>x</text:p>
          </table:table-cell>
          <table:table-cell office:value-type="float" office:value="2.14161182665265" calcext:value-type="float">
            <text:p>2.14161182665265</text:p>
          </table:table-cell>
          <table:table-cell office:value-type="string" calcext:value-type="string">
            <text:p>y</text:p>
          </table:table-cell>
          <table:table-cell office:value-type="float" office:value="-0.500564575195313" calcext:value-type="float">
            <text:p>-0.500564575195313</text:p>
          </table:table-cell>
          <table:table-cell office:value-type="string" calcext:value-type="string">
            <text:p>degrees</text:p>
          </table:table-cell>
          <table:table-cell office:value-type="float" office:value="16.3875714256067" calcext:value-type="float">
            <text:p>16.3875714256067</text:p>
          </table:table-cell>
          <table:table-cell office:value-type="string" calcext:value-type="string">
            <text:p>velocityMetersPerSec</text:p>
          </table:table-cell>
          <table:table-cell office:value-type="float" office:value="0.732066795030071" calcext:value-type="float">
            <text:p>0.732066795030071</text:p>
          </table:table-cell>
          <table:table-cell table:number-columns-repeated="16370"/>
        </table:table-row>
        <table:table-row table:style-name="ro1">
          <table:table-cell table:style-name="ce21" table:formula="of:=([.B599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5834512130791" calcext:value-type="float">
            <text:p>2.5834512130791</text:p>
          </table:table-cell>
          <table:table-cell office:value-type="string" calcext:value-type="string">
            <text:p>x</text:p>
          </table:table-cell>
          <table:table-cell office:value-type="float" office:value="2.15546335565096" calcext:value-type="float">
            <text:p>2.15546335565096</text:p>
          </table:table-cell>
          <table:table-cell office:value-type="string" calcext:value-type="string">
            <text:p>y</text:p>
          </table:table-cell>
          <table:table-cell office:value-type="float" office:value="-0.496126937866211" calcext:value-type="float">
            <text:p>-0.496126937866211</text:p>
          </table:table-cell>
          <table:table-cell office:value-type="string" calcext:value-type="string">
            <text:p>degrees</text:p>
          </table:table-cell>
          <table:table-cell office:value-type="float" office:value="19.1033126458178" calcext:value-type="float">
            <text:p>19.1033126458178</text:p>
          </table:table-cell>
          <table:table-cell office:value-type="string" calcext:value-type="string">
            <text:p>velocityMetersPerSec</text:p>
          </table:table-cell>
          <table:table-cell office:value-type="float" office:value="0.763348129981484" calcext:value-type="float">
            <text:p>0.763348129981484</text:p>
          </table:table-cell>
          <table:table-cell table:number-columns-repeated="16370"/>
        </table:table-row>
        <table:table-row table:style-name="ro1">
          <table:table-cell table:style-name="ce21" table:formula="of:=([.B600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0233206396476" calcext:value-type="float">
            <text:p>2.60233206396476</text:p>
          </table:table-cell>
          <table:table-cell office:value-type="string" calcext:value-type="string">
            <text:p>x</text:p>
          </table:table-cell>
          <table:table-cell office:value-type="float" office:value="2.16928360650108" calcext:value-type="float">
            <text:p>2.16928360650108</text:p>
          </table:table-cell>
          <table:table-cell office:value-type="string" calcext:value-type="string">
            <text:p>y</text:p>
          </table:table-cell>
          <table:table-cell office:value-type="float" office:value="-0.4909912109375" calcext:value-type="float">
            <text:p>-0.4909912109375</text:p>
          </table:table-cell>
          <table:table-cell office:value-type="string" calcext:value-type="string">
            <text:p>degrees</text:p>
          </table:table-cell>
          <table:table-cell office:value-type="float" office:value="21.6301123428844" calcext:value-type="float">
            <text:p>21.6301123428844</text:p>
          </table:table-cell>
          <table:table-cell office:value-type="string" calcext:value-type="string">
            <text:p>velocityMetersPerSec</text:p>
          </table:table-cell>
          <table:table-cell office:value-type="float" office:value="0.798408130148552" calcext:value-type="float">
            <text:p>0.798408130148552</text:p>
          </table:table-cell>
          <table:table-cell table:number-columns-repeated="16370"/>
        </table:table-row>
        <table:table-row table:style-name="ro1">
          <table:table-cell table:style-name="ce21" table:formula="of:=([.B601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3832955655189" calcext:value-type="float">
            <text:p>2.63832955655189</text:p>
          </table:table-cell>
          <table:table-cell office:value-type="string" calcext:value-type="string">
            <text:p>x</text:p>
          </table:table-cell>
          <table:table-cell office:value-type="float" office:value="2.19685529627534" calcext:value-type="float">
            <text:p>2.19685529627534</text:p>
          </table:table-cell>
          <table:table-cell office:value-type="string" calcext:value-type="string">
            <text:p>y</text:p>
          </table:table-cell>
          <table:table-cell office:value-type="float" office:value="-0.478744506835938" calcext:value-type="float">
            <text:p>-0.478744506835938</text:p>
          </table:table-cell>
          <table:table-cell office:value-type="string" calcext:value-type="string">
            <text:p>degrees</text:p>
          </table:table-cell>
          <table:table-cell office:value-type="float" office:value="26.1220457389467" calcext:value-type="float">
            <text:p>26.1220457389467</text:p>
          </table:table-cell>
          <table:table-cell office:value-type="string" calcext:value-type="string">
            <text:p>velocityMetersPerSec</text:p>
          </table:table-cell>
          <table:table-cell office:value-type="float" office:value="0.877774555603492" calcext:value-type="float">
            <text:p>0.877774555603492</text:p>
          </table:table-cell>
          <table:table-cell table:number-columns-repeated="16370"/>
        </table:table-row>
        <table:table-row table:style-name="ro1">
          <table:table-cell table:style-name="ce21" table:formula="of:=([.B602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67216331299787" calcext:value-type="float">
            <text:p>2.67216331299787</text:p>
          </table:table-cell>
          <table:table-cell office:value-type="string" calcext:value-type="string">
            <text:p>x</text:p>
          </table:table-cell>
          <table:table-cell office:value-type="float" office:value="2.22437694101251" calcext:value-type="float">
            <text:p>2.22437694101251</text:p>
          </table:table-cell>
          <table:table-cell office:value-type="string" calcext:value-type="string">
            <text:p>y</text:p>
          </table:table-cell>
          <table:table-cell office:value-type="float" office:value="-0.4640625" calcext:value-type="float">
            <text:p>-0.4640625</text:p>
          </table:table-cell>
          <table:table-cell office:value-type="string" calcext:value-type="string">
            <text:p>degrees</text:p>
          </table:table-cell>
          <table:table-cell office:value-type="float" office:value="29.8991565613456" calcext:value-type="float">
            <text:p>29.8991565613456</text:p>
          </table:table-cell>
          <table:table-cell office:value-type="string" calcext:value-type="string">
            <text:p>velocityMetersPerSec</text:p>
          </table:table-cell>
          <table:table-cell office:value-type="float" office:value="0.966122624244859" calcext:value-type="float">
            <text:p>0.966122624244859</text:p>
          </table:table-cell>
          <table:table-cell table:number-columns-repeated="16370"/>
        </table:table-row>
        <table:table-row table:style-name="ro1">
          <table:table-cell table:style-name="ce21" table:formula="of:=([.B603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0403508538557" calcext:value-type="float">
            <text:p>2.70403508538557</text:p>
          </table:table-cell>
          <table:table-cell office:value-type="string" calcext:value-type="string">
            <text:p>x</text:p>
          </table:table-cell>
          <table:table-cell office:value-type="float" office:value="2.25189858574968" calcext:value-type="float">
            <text:p>2.25189858574968</text:p>
          </table:table-cell>
          <table:table-cell office:value-type="string" calcext:value-type="string">
            <text:p>y</text:p>
          </table:table-cell>
          <table:table-cell office:value-type="float" office:value="-0.447183227539063" calcext:value-type="float">
            <text:p>-0.447183227539063</text:p>
          </table:table-cell>
          <table:table-cell office:value-type="string" calcext:value-type="string">
            <text:p>degrees</text:p>
          </table:table-cell>
          <table:table-cell office:value-type="float" office:value="33.0218891653146" calcext:value-type="float">
            <text:p>33.0218891653146</text:p>
          </table:table-cell>
          <table:table-cell office:value-type="string" calcext:value-type="string">
            <text:p>velocityMetersPerSec</text:p>
          </table:table-cell>
          <table:table-cell office:value-type="float" office:value="1.05983671909851" calcext:value-type="float">
            <text:p>1.05983671909851</text:p>
          </table:table-cell>
          <table:table-cell table:number-columns-repeated="16370"/>
        </table:table-row>
        <table:table-row table:style-name="ro1">
          <table:table-cell table:style-name="ce21" table:formula="of:=([.B604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3417533540614" calcext:value-type="float">
            <text:p>2.73417533540614</text:p>
          </table:table-cell>
          <table:table-cell office:value-type="string" calcext:value-type="string">
            <text:p>x</text:p>
          </table:table-cell>
          <table:table-cell office:value-type="float" office:value="2.27947027552394" calcext:value-type="float">
            <text:p>2.27947027552394</text:p>
          </table:table-cell>
          <table:table-cell office:value-type="string" calcext:value-type="string">
            <text:p>y</text:p>
          </table:table-cell>
          <table:table-cell office:value-type="float" office:value="-0.4283447265625" calcext:value-type="float">
            <text:p>-0.4283447265625</text:p>
          </table:table-cell>
          <table:table-cell office:value-type="string" calcext:value-type="string">
            <text:p>degrees</text:p>
          </table:table-cell>
          <table:table-cell office:value-type="float" office:value="35.5581671723416" calcext:value-type="float">
            <text:p>35.5581671723416</text:p>
          </table:table-cell>
          <table:table-cell office:value-type="string" calcext:value-type="string">
            <text:p>velocityMetersPerSec</text:p>
          </table:table-cell>
          <table:table-cell office:value-type="float" office:value="1.15599900380952" calcext:value-type="float">
            <text:p>1.15599900380952</text:p>
          </table:table-cell>
          <table:table-cell table:number-columns-repeated="16370"/>
        </table:table-row>
        <table:table-row table:style-name="ro1">
          <table:table-cell table:style-name="ce21" table:formula="of:=([.B605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79004540652472" calcext:value-type="float">
            <text:p>2.79004540652472</text:p>
          </table:table-cell>
          <table:table-cell office:value-type="string" calcext:value-type="string">
            <text:p>x</text:p>
          </table:table-cell>
          <table:table-cell office:value-type="float" office:value="2.33496397033205" calcext:value-type="float">
            <text:p>2.33496397033205</text:p>
          </table:table-cell>
          <table:table-cell office:value-type="string" calcext:value-type="string">
            <text:p>y</text:p>
          </table:table-cell>
          <table:table-cell office:value-type="float" office:value="-0.3857421875" calcext:value-type="float">
            <text:p>-0.3857421875</text:p>
          </table:table-cell>
          <table:table-cell office:value-type="string" calcext:value-type="string">
            <text:p>degrees</text:p>
          </table:table-cell>
          <table:table-cell office:value-type="float" office:value="39.1250343239104" calcext:value-type="float">
            <text:p>39.1250343239104</text:p>
          </table:table-cell>
          <table:table-cell office:value-type="string" calcext:value-type="string">
            <text:p>velocityMetersPerSec</text:p>
          </table:table-cell>
          <table:table-cell office:value-type="float" office:value="1.34841494206375" calcext:value-type="float">
            <text:p>1.34841494206375</text:p>
          </table:table-cell>
          <table:table-cell table:number-columns-repeated="16370"/>
        </table:table-row>
        <table:table-row table:style-name="ro1">
          <table:table-cell table:style-name="ce21" table:formula="of:=([.B606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4121463200392" calcext:value-type="float">
            <text:p>2.84121463200392</text:p>
          </table:table-cell>
          <table:table-cell office:value-type="string" calcext:value-type="string">
            <text:p>x</text:p>
          </table:table-cell>
          <table:table-cell office:value-type="float" office:value="2.39125838573351" calcext:value-type="float">
            <text:p>2.39125838573351</text:p>
          </table:table-cell>
          <table:table-cell office:value-type="string" calcext:value-type="string">
            <text:p>y</text:p>
          </table:table-cell>
          <table:table-cell office:value-type="float" office:value="-0.3381591796875" calcext:value-type="float">
            <text:p>-0.3381591796875</text:p>
          </table:table-cell>
          <table:table-cell office:value-type="string" calcext:value-type="string">
            <text:p>degrees</text:p>
          </table:table-cell>
          <table:table-cell office:value-type="float" office:value="41.0220737633967" calcext:value-type="float">
            <text:p>41.0220737633967</text:p>
          </table:table-cell>
          <table:table-cell office:value-type="string" calcext:value-type="string">
            <text:p>velocityMetersPerSec</text:p>
          </table:table-cell>
          <table:table-cell office:value-type="float" office:value="1.53262415378889" calcext:value-type="float">
            <text:p>1.53262415378889</text:p>
          </table:table-cell>
          <table:table-cell table:number-columns-repeated="16370"/>
        </table:table-row>
        <table:table-row table:style-name="ro1">
          <table:table-cell table:style-name="ce21" table:formula="of:=([.B607]-[.$B$1])*24*3600" office:value-type="float" office:value="2.71199997514486" calcext:value-type="float">
            <text:p>2.712</text:p>
          </table:table-cell>
          <table:table-cell office:value-type="date" office:date-value="2024-11-10T20:58:02.457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88879143713957" calcext:value-type="float">
            <text:p>2.88879143713957</text:p>
          </table:table-cell>
          <table:table-cell office:value-type="string" calcext:value-type="string">
            <text:p>x</text:p>
          </table:table-cell>
          <table:table-cell office:value-type="float" office:value="2.44875388202502" calcext:value-type="float">
            <text:p>2.44875388202502</text:p>
          </table:table-cell>
          <table:table-cell office:value-type="string" calcext:value-type="string">
            <text:p>y</text:p>
          </table:table-cell>
          <table:table-cell office:value-type="float" office:value="-0.2875" calcext:value-type="float">
            <text:p>-0.2875</text:p>
          </table:table-cell>
          <table:table-cell office:value-type="string" calcext:value-type="string">
            <text:p>degrees</text:p>
          </table:table-cell>
          <table:table-cell office:value-type="float" office:value="41.5250477822538" calcext:value-type="float">
            <text:p>41.5250477822538</text:p>
          </table:table-cell>
          <table:table-cell office:value-type="string" calcext:value-type="string">
            <text:p>velocityMetersPerSec</text:p>
          </table:table-cell>
          <table:table-cell office:value-type="float" office:value="1.68867361536268" calcext:value-type="float">
            <text:p>1.68867361536268</text:p>
          </table:table-cell>
          <table:table-cell table:number-columns-repeated="16370"/>
        </table:table-row>
        <table:table-row table:style-name="ro1">
          <table:table-cell table:style-name="ce21" table:formula="of:=([.B608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3774033051406" calcext:value-type="float">
            <text:p>2.93774033051406</text:p>
          </table:table-cell>
          <table:table-cell office:value-type="string" calcext:value-type="string">
            <text:p>x</text:p>
          </table:table-cell>
          <table:table-cell office:value-type="float" office:value="2.50785081950324" calcext:value-type="float">
            <text:p>2.50785081950324</text:p>
          </table:table-cell>
          <table:table-cell office:value-type="string" calcext:value-type="string">
            <text:p>y</text:p>
          </table:table-cell>
          <table:table-cell office:value-type="float" office:value="-0.2356689453125" calcext:value-type="float">
            <text:p>-0.2356689453125</text:p>
          </table:table-cell>
          <table:table-cell office:value-type="string" calcext:value-type="string">
            <text:p>degrees</text:p>
          </table:table-cell>
          <table:table-cell office:value-type="float" office:value="40.780721175809" calcext:value-type="float">
            <text:p>40.780721175809</text:p>
          </table:table-cell>
          <table:table-cell office:value-type="string" calcext:value-type="string">
            <text:p>velocityMetersPerSec</text:p>
          </table:table-cell>
          <table:table-cell office:value-type="float" office:value="1.52308517010693" calcext:value-type="float">
            <text:p>1.52308517010693</text:p>
          </table:table-cell>
          <table:table-cell table:number-columns-repeated="16370"/>
        </table:table-row>
        <table:table-row table:style-name="ro1">
          <table:table-cell table:style-name="ce21" table:formula="of:=([.B609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2.9924310376847" calcext:value-type="float">
            <text:p>2.9924310376847</text:p>
          </table:table-cell>
          <table:table-cell office:value-type="string" calcext:value-type="string">
            <text:p>x</text:p>
          </table:table-cell>
          <table:table-cell office:value-type="float" office:value="2.56894955846486" calcext:value-type="float">
            <text:p>2.56894955846486</text:p>
          </table:table-cell>
          <table:table-cell office:value-type="string" calcext:value-type="string">
            <text:p>y</text:p>
          </table:table-cell>
          <table:table-cell office:value-type="float" office:value="-0.1845703125" calcext:value-type="float">
            <text:p>-0.1845703125</text:p>
          </table:table-cell>
          <table:table-cell office:value-type="string" calcext:value-type="string">
            <text:p>degrees</text:p>
          </table:table-cell>
          <table:table-cell office:value-type="float" office:value="38.834074046241" calcext:value-type="float">
            <text:p>38.834074046241</text:p>
          </table:table-cell>
          <table:table-cell office:value-type="string" calcext:value-type="string">
            <text:p>velocityMetersPerSec</text:p>
          </table:table-cell>
          <table:table-cell office:value-type="float" office:value="1.38965914091608" calcext:value-type="float">
            <text:p>1.38965914091608</text:p>
          </table:table-cell>
          <table:table-cell table:number-columns-repeated="16370"/>
        </table:table-row>
        <table:table-row table:style-name="ro1">
          <table:table-cell table:style-name="ce21" table:formula="of:=([.B610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05244169600515" calcext:value-type="float">
            <text:p>3.05244169600515</text:p>
          </table:table-cell>
          <table:table-cell office:value-type="string" calcext:value-type="string">
            <text:p>x</text:p>
          </table:table-cell>
          <table:table-cell office:value-type="float" office:value="2.63245045920656" calcext:value-type="float">
            <text:p>2.63245045920656</text:p>
          </table:table-cell>
          <table:table-cell office:value-type="string" calcext:value-type="string">
            <text:p>y</text:p>
          </table:table-cell>
          <table:table-cell office:value-type="float" office:value="-0.1361083984375" calcext:value-type="float">
            <text:p>-0.1361083984375</text:p>
          </table:table-cell>
          <table:table-cell office:value-type="string" calcext:value-type="string">
            <text:p>degrees</text:p>
          </table:table-cell>
          <table:table-cell office:value-type="float" office:value="35.6532344972423" calcext:value-type="float">
            <text:p>35.6532344972423</text:p>
          </table:table-cell>
          <table:table-cell office:value-type="string" calcext:value-type="string">
            <text:p>velocityMetersPerSec</text:p>
          </table:table-cell>
          <table:table-cell office:value-type="float" office:value="1.27255696114168" calcext:value-type="float">
            <text:p>1.27255696114168</text:p>
          </table:table-cell>
          <table:table-cell table:number-columns-repeated="16370"/>
        </table:table-row>
        <table:table-row table:style-name="ro1">
          <table:table-cell table:style-name="ce21" table:formula="of:=([.B611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1762709821893" calcext:value-type="float">
            <text:p>3.11762709821893</text:p>
          </table:table-cell>
          <table:table-cell office:value-type="string" calcext:value-type="string">
            <text:p>x</text:p>
          </table:table-cell>
          <table:table-cell office:value-type="float" office:value="2.69875388202502" calcext:value-type="float">
            <text:p>2.69875388202502</text:p>
          </table:table-cell>
          <table:table-cell office:value-type="string" calcext:value-type="string">
            <text:p>y</text:p>
          </table:table-cell>
          <table:table-cell office:value-type="float" office:value="-0.0921874999999999" calcext:value-type="float">
            <text:p>-0.0921874999999999</text:p>
          </table:table-cell>
          <table:table-cell office:value-type="string" calcext:value-type="string">
            <text:p>degrees</text:p>
          </table:table-cell>
          <table:table-cell office:value-type="float" office:value="31.1575828858329" calcext:value-type="float">
            <text:p>31.1575828858329</text:p>
          </table:table-cell>
          <table:table-cell office:value-type="string" calcext:value-type="string">
            <text:p>velocityMetersPerSec</text:p>
          </table:table-cell>
          <table:table-cell office:value-type="float" office:value="1.16759237795623" calcext:value-type="float">
            <text:p>1.16759237795623</text:p>
          </table:table-cell>
          <table:table-cell table:number-columns-repeated="16370"/>
        </table:table-row>
        <table:table-row table:style-name="ro1">
          <table:table-cell table:style-name="ce21" table:formula="of:=([.B612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5220580262616" calcext:value-type="float">
            <text:p>3.15220580262616</text:p>
          </table:table-cell>
          <table:table-cell office:value-type="string" calcext:value-type="string">
            <text:p>x</text:p>
          </table:table-cell>
          <table:table-cell office:value-type="float" office:value="2.73308165180574" calcext:value-type="float">
            <text:p>2.73308165180574</text:p>
          </table:table-cell>
          <table:table-cell office:value-type="string" calcext:value-type="string">
            <text:p>y</text:p>
          </table:table-cell>
          <table:table-cell office:value-type="float" office:value="-0.0725250244140625" calcext:value-type="float">
            <text:p>-0.0725250244140625</text:p>
          </table:table-cell>
          <table:table-cell office:value-type="string" calcext:value-type="string">
            <text:p>degrees</text:p>
          </table:table-cell>
          <table:table-cell office:value-type="float" office:value="28.3885354014053" calcext:value-type="float">
            <text:p>28.3885354014053</text:p>
          </table:table-cell>
          <table:table-cell office:value-type="string" calcext:value-type="string">
            <text:p>velocityMetersPerSec</text:p>
          </table:table-cell>
          <table:table-cell office:value-type="float" office:value="1.12053216771413" calcext:value-type="float">
            <text:p>1.12053216771413</text:p>
          </table:table-cell>
          <table:table-cell table:number-columns-repeated="16370"/>
        </table:table-row>
        <table:table-row table:style-name="ro1">
          <table:table-cell table:style-name="ce21" table:formula="of:=([.B613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188070972387" calcext:value-type="float">
            <text:p>3.188070972387</text:p>
          </table:table-cell>
          <table:table-cell office:value-type="string" calcext:value-type="string">
            <text:p>x</text:p>
          </table:table-cell>
          <table:table-cell office:value-type="float" office:value="2.76826018721691" calcext:value-type="float">
            <text:p>2.76826018721691</text:p>
          </table:table-cell>
          <table:table-cell office:value-type="string" calcext:value-type="string">
            <text:p>y</text:p>
          </table:table-cell>
          <table:table-cell office:value-type="float" office:value="-0.0547119140624999" calcext:value-type="float">
            <text:p>-0.0547119140624999</text:p>
          </table:table-cell>
          <table:table-cell office:value-type="string" calcext:value-type="string">
            <text:p>degrees</text:p>
          </table:table-cell>
          <table:table-cell office:value-type="float" office:value="25.2622575146094" calcext:value-type="float">
            <text:p>25.2622575146094</text:p>
          </table:table-cell>
          <table:table-cell office:value-type="string" calcext:value-type="string">
            <text:p>velocityMetersPerSec</text:p>
          </table:table-cell>
          <table:table-cell office:value-type="float" office:value="1.07833722480388" calcext:value-type="float">
            <text:p>1.07833722480388</text:p>
          </table:table-cell>
          <table:table-cell table:number-columns-repeated="16370"/>
        </table:table-row>
        <table:table-row table:style-name="ro1">
          <table:table-cell table:style-name="ce21" table:formula="of:=([.B614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2518905559219" calcext:value-type="float">
            <text:p>3.22518905559219</text:p>
          </table:table-cell>
          <table:table-cell office:value-type="string" calcext:value-type="string">
            <text:p>x</text:p>
          </table:table-cell>
          <table:table-cell office:value-type="float" office:value="2.80433953329561" calcext:value-type="float">
            <text:p>2.80433953329561</text:p>
          </table:table-cell>
          <table:table-cell office:value-type="string" calcext:value-type="string">
            <text:p>y</text:p>
          </table:table-cell>
          <table:table-cell office:value-type="float" office:value="-0.0389862060546874" calcext:value-type="float">
            <text:p>-0.0389862060546874</text:p>
          </table:table-cell>
          <table:table-cell office:value-type="string" calcext:value-type="string">
            <text:p>degrees</text:p>
          </table:table-cell>
          <table:table-cell office:value-type="float" office:value="21.779900871785" calcext:value-type="float">
            <text:p>21.779900871785</text:p>
          </table:table-cell>
          <table:table-cell office:value-type="string" calcext:value-type="string">
            <text:p>velocityMetersPerSec</text:p>
          </table:table-cell>
          <table:table-cell office:value-type="float" office:value="1.04233018166232" calcext:value-type="float">
            <text:p>1.04233018166232</text:p>
          </table:table-cell>
          <table:table-cell table:number-columns-repeated="16370"/>
        </table:table-row>
        <table:table-row table:style-name="ro1">
          <table:table-cell table:style-name="ce21" table:formula="of:=([.B615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26348961081568" calcext:value-type="float">
            <text:p>3.26348961081568</text:p>
          </table:table-cell>
          <table:table-cell office:value-type="string" calcext:value-type="string">
            <text:p>x</text:p>
          </table:table-cell>
          <table:table-cell office:value-type="float" office:value="2.84136973507892" calcext:value-type="float">
            <text:p>2.84136973507892</text:p>
          </table:table-cell>
          <table:table-cell office:value-type="string" calcext:value-type="string">
            <text:p>y</text:p>
          </table:table-cell>
          <table:table-cell office:value-type="float" office:value="-0.0255859375" calcext:value-type="float">
            <text:p>-0.0255859375</text:p>
          </table:table-cell>
          <table:table-cell office:value-type="string" calcext:value-type="string">
            <text:p>degrees</text:p>
          </table:table-cell>
          <table:table-cell office:value-type="float" office:value="17.9536706388203" calcext:value-type="float">
            <text:p>17.9536706388203</text:p>
          </table:table-cell>
          <table:table-cell office:value-type="string" calcext:value-type="string">
            <text:p>velocityMetersPerSec</text:p>
          </table:table-cell>
          <table:table-cell office:value-type="float" office:value="1.01404923405482" calcext:value-type="float">
            <text:p>1.01404923405482</text:p>
          </table:table-cell>
          <table:table-cell table:number-columns-repeated="16370"/>
        </table:table-row>
        <table:table-row table:style-name="ro1">
          <table:table-cell table:style-name="ce21" table:formula="of:=([.B616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040409482805" calcext:value-type="float">
            <text:p>3.3040409482805</text:p>
          </table:table-cell>
          <table:table-cell office:value-type="string" calcext:value-type="string">
            <text:p>x</text:p>
          </table:table-cell>
          <table:table-cell office:value-type="float" office:value="2.87940083760393" calcext:value-type="float">
            <text:p>2.87940083760393</text:p>
          </table:table-cell>
          <table:table-cell office:value-type="string" calcext:value-type="string">
            <text:p>y</text:p>
          </table:table-cell>
          <table:table-cell office:value-type="float" office:value="-0.0147491455078124" calcext:value-type="float">
            <text:p>-0.0147491455078124</text:p>
          </table:table-cell>
          <table:table-cell office:value-type="string" calcext:value-type="string">
            <text:p>degrees</text:p>
          </table:table-cell>
          <table:table-cell office:value-type="float" office:value="13.8103074013684" calcext:value-type="float">
            <text:p>13.8103074013684</text:p>
          </table:table-cell>
          <table:table-cell office:value-type="string" calcext:value-type="string">
            <text:p>velocityMetersPerSec</text:p>
          </table:table-cell>
          <table:table-cell office:value-type="float" office:value="0.936314133302195" calcext:value-type="float">
            <text:p>0.936314133302195</text:p>
          </table:table-cell>
          <table:table-cell table:number-columns-repeated="16370"/>
        </table:table-row>
        <table:table-row table:style-name="ro1">
          <table:table-cell table:style-name="ce21" table:formula="of:=([.B617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35087019728051" calcext:value-type="float">
            <text:p>3.35087019728051</text:p>
          </table:table-cell>
          <table:table-cell office:value-type="string" calcext:value-type="string">
            <text:p>x</text:p>
          </table:table-cell>
          <table:table-cell office:value-type="float" office:value="2.91848288590772" calcext:value-type="float">
            <text:p>2.91848288590772</text:p>
          </table:table-cell>
          <table:table-cell office:value-type="string" calcext:value-type="string">
            <text:p>y</text:p>
          </table:table-cell>
          <table:table-cell office:value-type="float" office:value="-0.0067138671875" calcext:value-type="float">
            <text:p>-0.0067138671875</text:p>
          </table:table-cell>
          <table:table-cell office:value-type="string" calcext:value-type="string">
            <text:p>degrees</text:p>
          </table:table-cell>
          <table:table-cell office:value-type="float" office:value="9.39357018725604" calcext:value-type="float">
            <text:p>9.39357018725604</text:p>
          </table:table-cell>
          <table:table-cell office:value-type="string" calcext:value-type="string">
            <text:p>velocityMetersPerSec</text:p>
          </table:table-cell>
          <table:table-cell office:value-type="float" office:value="0.767728836902177" calcext:value-type="float">
            <text:p>0.767728836902177</text:p>
          </table:table-cell>
          <table:table-cell table:number-columns-repeated="16370"/>
        </table:table-row>
        <table:table-row table:style-name="ro1">
          <table:table-cell table:style-name="ce21" table:formula="of:=([.B618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41252608088884" calcext:value-type="float">
            <text:p>3.41252608088884</text:p>
          </table:table-cell>
          <table:table-cell office:value-type="string" calcext:value-type="string">
            <text:p>x</text:p>
          </table:table-cell>
          <table:table-cell office:value-type="float" office:value="2.95866592502738" calcext:value-type="float">
            <text:p>2.95866592502738</text:p>
          </table:table-cell>
          <table:table-cell office:value-type="string" calcext:value-type="string">
            <text:p>y</text:p>
          </table:table-cell>
          <table:table-cell office:value-type="float" office:value="-0.00171813964843742" calcext:value-type="float">
            <text:p>-0.00171813964843742</text:p>
          </table:table-cell>
          <table:table-cell office:value-type="string" calcext:value-type="string">
            <text:p>degrees</text:p>
          </table:table-cell>
          <table:table-cell office:value-type="float" office:value="4.76469604847864" calcext:value-type="float">
            <text:p>4.76469604847864</text:p>
          </table:table-cell>
          <table:table-cell office:value-type="string" calcext:value-type="string">
            <text:p>velocityMetersPerSec</text:p>
          </table:table-cell>
          <table:table-cell office:value-type="float" office:value="0.545767655912174" calcext:value-type="float">
            <text:p>0.545767655912174</text:p>
          </table:table-cell>
          <table:table-cell table:number-columns-repeated="16370"/>
        </table:table-row>
        <table:table-row table:style-name="ro1">
          <table:table-cell table:style-name="ce21" table:formula="of:=([.B619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Trajectory</text:p>
          </table:table-cell>
          <table:table-cell office:value-type="string" calcext:value-type="string">
            <text:p>Time</text:p>
          </table:table-cell>
          <table:table-cell office:value-type="float" office:value="3.56412820753111" calcext:value-type="float">
            <text:p>3.56412820753111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grees</text:p>
          </table:table-cell>
          <table:table-cell office:value-type="float" office:value="-7.11193647390761E-015" calcext:value-type="float">
            <text:p>-7.11193647390761E-15</text:p>
          </table:table-cell>
          <table:table-cell office:value-type="string" calcext:value-type="string">
            <text:p>velocityMetersPerSec</text:p>
          </table:table-cell>
          <table:table-cell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style-name="ce21" table:formula="of:=([.B620]-[.$B$1])*24*3600" office:value-type="float" office:value="2.71300014574081" calcext:value-type="float">
            <text:p>2.713</text:p>
          </table:table-cell>
          <table:table-cell office:value-type="date" office:date-value="2024-11-10T20:58:02.458" calcext:value-type="date">
            <text:p>11/10/24 20:58</text:p>
          </table:table-cell>
          <table:table-cell office:value-type="string" calcext:value-type="string">
            <text:p>TrajectoryGeneration</text:p>
          </table:table-cell>
          <table:table-cell office:value-type="string" calcext:value-type="string">
            <text:p>S-Fwd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1" table:formula="of:=([.B621]-[.$B$1])*24*3600" office:value-type="float" office:value="2.73100007325411" calcext:value-type="float">
            <text:p>2.731</text:p>
          </table:table-cell>
          <table:table-cell office:value-type="date" office:date-value="2024-11-10T20:58:02.476" calcext:value-type="date">
            <text:p>11/10/24 20:58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Robot disabled</text:p>
          </table:table-cell>
          <table:table-cell table:number-columns-repeated="16380"/>
        </table:table-row>
        <table:table-row table:style-name="ro1" table:number-rows-repeated="1047954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_FilterDatabase" table:base-cell-address="$Data.$A$1" table:cell-range-address="$Data.$A$2:.$B$2"/>
        </table:named-expressions>
      </table:table>
      <table:table table:name="Plot Template" table:style-name="ta3">
        <table:table-column table:style-name="co9" table:default-cell-style-name="ce28"/>
        <table:table-column table:style-name="co10" table:number-columns-repeated="1023" table:default-cell-style-name="Default"/>
        <table:table-row table:style-name="ro1">
          <table:table-cell>
            <draw:frame table:end-cell-address="'Plot Template'.O29" table:end-x="0.2445in" table:end-y="0.1173in" draw:z-index="0" draw:name="DataPlot_0" draw:style-name="gr3" draw:text-style-name="P3" svg:width="9.8213in" svg:height="5.4307in" svg:x="0.0626in" svg:y="0.0531in">
              <draw:object draw:notify-on-update-of-ranges="'Plot Template'.A31:'Plot Template'.A33 'Plot Template'.A31:'Plot Template'.A33 'Plot Template'.B30:'Plot Template'.B30 'Plot Template'.B31:'Plot Template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/>
          <table:table-cell table:style-name="ce3" table:number-columns-repeated="1023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style-name="ce30" office:value-type="string" calcext:value-type="string">
            <text:p>Elapsed Time</text:p>
          </table:table-cell>
          <table:table-cell table:style-name="ce4" office:value-type="string" calcext:value-type="string">
            <text:p>angT</text:p>
          </table:table-cell>
          <table:table-cell table:style-name="ce4" table:number-columns-repeated="1022"/>
        </table:table-row>
        <table:table-row table:style-name="ro1">
          <table:table-cell table:style-name="ce31" office:value-type="float" office:value="0.06" calcext:value-type="float">
            <text:p>0.060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>
          <table:table-cell table:style-name="ce31" office:value-type="float" office:value="0.072" calcext:value-type="float">
            <text:p>0.072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>
          <table:table-cell table:style-name="ce31" office:value-type="float" office:value="0.083" calcext:value-type="float">
            <text:p>0.083</text:p>
          </table:table-cell>
          <table:table-cell office:value-type="float" office:value="-179.997726440429" calcext:value-type="float">
            <text:p>-179.997726440429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Plot Template'.$A$1" table:cell-range-address="$'Plot Template'.$A$4:.$D$23"/>
        </table:named-expressions>
      </table:table>
      <table:table table:name="Sheet4" table:style-name="ta1">
        <office:forms form:automatic-focus="false" form:apply-design-mode="false"/>
        <table:table-column table:style-name="co4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Data.A3:Data.N621" table:display-filter-buttons="true"/>
        <table:database-range table:name="__Anonymous_Sheet_DB__2" table:target-range-address="'Plot Template'.A4:'Plot Template'.D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 number:title="User-defined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ime-style style:name="N134" number:title="User-defined">
      <number:hours/>
      <number:text>:</number:text>
      <number:minutes number:style="long"/>
      <number:text>:</number:text>
      <number:seconds number:style="long" number:decimal-places="3"/>
    </number:time-style>
    <number:date-style style:name="N135" number:title="User-defined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6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37">
      <number:minutes number:style="long"/>
      <number:text>:</number:text>
      <number:seconds number:style="long" number:decimal-places="3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date-style style:name="N144">
      <number:month/>
      <number:text>/</number:text>
      <number:day/>
      <number:text>/</number:text>
      <number:year number:style="long"/>
    </number:date-style>
    <number:date-style style:name="N145">
      <number:day/>
      <number:text>-</number:text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7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 number:title="User-defined">
      <number:number number:decimal-places="3" number:min-decimal-places="3" number:min-integer-digits="1"/>
    </number:number-style>
    <number:number-style style:name="N173">
      <number:number number:decimal-places="3" number:min-decimal-places="3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date-style style:name="N10164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0165" number:language="en" number:country="US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 style:data-style-name="N2" text:time-value="15:06:35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ot_20_Template" style:display-name="PageStyle_Plot Templat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eam294</meta:initial-creator>
    <meta:creation-date>2018-11-29T07:04:46</meta:creation-date>
    <dc:date>2024-11-10T21:11:46.412000000</dc:date>
    <meta:generator>LibreOffice/24.8.1.2$Windows_X86_64 LibreOffice_project/87fa9aec1a63e70835390b81c40bb8993f1d4ff6</meta:generator>
    <meta:editing-duration>P1DT1H18M33S</meta:editing-duration>
    <meta:editing-cycles>162</meta:editing-cycles>
    <meta:document-statistic meta:table-count="4" meta:cell-count="8557" meta:object-count="5"/>
    <meta:user-defined meta:name="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
Sub LoadLogFile()
'
' LoadLogFile Macro
'

' NOTE:  In LibreOffice, cell row/column values in the BASIC code start at 0,
'  even though the spreadsheet starts at row 1 and column A.  Also, cell
'  references use ColRow (ex: B6), and BASIC methods use (x, y) = (col, row) order.
'  For example, cell B6 = (1, 5) in BASIC.

    Dim oFilePicker as Object
    Dim filename As String	' CSV file name to read
    Dim Prop(1) as New com.sun.star.beans.PropertyValue
    Dim oDocCSV as Object	' CSV file after opening in Calc
    Dim oShCSV as Object	' Sheet with CSV data
    Dim oCursorCSV as Object		' Cursor with range of source CSV data
    
    dim oDoc as Object		' The plotting macro file
    dim oShRaw as Object	' Raw data sheet in this macro file
    dim oCursorRaw as Object ' Cursor on raw data sheet
    dim oRngRaw as Object		' Range on raw data sheet
    dim oCellRaw as Object		' Cell on raw data sheet
    
	dim oSearch as Object 	' Search Descriptor
	dim o as object			' Temp variable for copy/paste

	' Save reference to this file and raw data sheet
	oDoc = ThisComponent
	oShRaw = oDoc.Sheets.getByName("Data")

	' Build dialog to get the logfile name
    oFilePicker = CreateUnoService("com.sun.star.ui.dialogs.FilePicker")
    oFilePicker.DisplayDirectory = ConvertToUrl("C:\Users\Team294\Desktop")
    oFilePicker.appendFilter("CSV files", "*.csv")
    oFilePicker.CurrentFilter = "CSV files"
    oFilePicker.Title = "Select a Log File"
    
    ' Show dialog and get selected file name
    If oFilePicker.execute = _
     		com.sun.star.ui.dialogs.ExecutableDialogResults.OK Then
    	FileName = oFilePicker.Files(0)
    Else
    	' User cancelled the dialog box
    	Exit Sub
    End If
'	msgbox FileName		' Show filename (for debugging)

	' Open the logfile
	Prop(0).name="FilterName"
	Prop(0).value="Text - txt - csv (StarCalc)"
	Prop(1).name="FilterOptions"
	Prop(1).value="44,34,0,1,1/1"
'    On Error Resume Next
	oDocCSV = StarDesktop.LoadComponentFromURL( FileName, "_blank", 0, Prop() )
'    If Err.Number &lt;&gt; 0 Then
'    	' Couldn't open file, so exit sub
'        MsgBox "Error " &amp; Err.Number &amp; ":" &amp; Chr(13) &amp; _
'            Err.Description &amp; Chr(13) &amp; _
'            "Filename:" &amp; Chr(13) &amp; _
'            filename
'        Exit Sub
'    End If
'    On Error GoTo 0
    
    ' Get references to the CSV sheet and its data range
    oShCSV = oDocCSV.Sheets(0)
   	oCursorCSV = oShCSV.createCursorByRange(oShCSV.getCellRangeByName("A1"))
	oCursorCSV.gotoEndOfUsedArea(True) 

	' We have a valid log file, so clean up Data sheet before copying in the data

    ' Turn off autofilter
	oDoc.getCurrentController().Select(oShRaw.getCellRangeByName("B3"))
	Call HideAutoFilter()
    
    ' Get data range to clear old raw data, starting at row 4:4
    oCursorRaw = oShRaw.createCursorByRange(oShRaw.getCellRangeByName("A4"))
	oCursorRaw.gotoEndOfUsedArea(True)
	'MsgBoxCursorRange(oCursorRaw)			' Show cursor coordinates (for debugging)
	
	' Only clear data if there is any data on row 4 or below
	if oCursorRaw.RangeAddress.StartRow &gt;= 3 then
		oCursorRaw.Rows.removeByIndex(0, oCursorRaw.Rows.Count)
	end if
	
    ' Get data range to clear old data headers, starting at column E
    oCursorRaw = oShRaw.createCursorByRange(oShRaw.getCellRangeByName("E3"))
	oCursorRaw.gotoEndOfUsedArea(True)
	'MsgBoxCursorRange(oCursorRaw)			' Show cursor coordinates (for debugging)
	
	' Only clear data if there is any data on row 4 or below
	if oCursorRaw.RangeAddress.StartColumn &gt;= 4 then
		oCursorRaw.Columns.removeByIndex(0, oCursorRaw.Columns.Count)
	end if
	
    ' Copy raw data from CSV file to this sheet
	oShRaw.getCellRangeByPosition(1, 3, oCursorCSV.Columns.Count, 2 + oCursorCSV.Rows.Count ).DataArray = oCursorCSV.DataArray

	' Close source CSV logfile
	oDocCSV.Close(true)

	' Scroll to top
	oDoc.getCurrentController().Select(oShRaw.getCellRangeByName("A4"))
	
	' Format date/time in column B:B
	oShRaw.getCellRangeByName("B:B").NumberFormat = FindCreateNumberFormatStyle("M/D/YY H:MM", oDoc)

    ' Find starting time for the match (or for teleop mode if no match)
	oRngRaw = oShRaw.getCellRangeByName("D:D")
	oSearch = oRngRaw.createSearchDescriptor()
	oSearch.SearchString = "mode init"
	oCellRaw = oRngRaw.FindFirst(oSearch)
	
	' If starting time is found, then save the start time in cell B1 and calculate time-since-start in column A
	if not IsNull(oCellRaw) then
		' From "mode init", go 2 cells to the left and copy value to cell B1
		oCellRaw = oShRaw.getCellByPosition(oCellRaw.CellAddress.Column-2, oCellRaw.CellAddress.Row)
	else
		' "mode init" not found, so just start at row 5
		oCellRaw = oShRaw.getCellRangeByName("B5")
	end if
	oShRaw.getCellRangeByName("B1").Value = oCellRaw.Value
		
	' Calculate relative timestamp in column A 
	oCellRaw = oShRaw.getCellRangeByName("B5")    ' (start at row 5 instead of the "mode init" row)
       oCellRaw =  oShRaw.getCellByPosition(oCellRaw.CellAddress.Column-1, oCellRaw.CellAddress.Row)	' Select cell to the left
	oCellRaw.Formula = "=(B" &amp; (oCellRaw.getCellAddress.Row+1) &amp; "-$B$1)*24*3600"
	oDoc.CurrentController.select(oCellRaw)
	' oCellRaw.NumberFormat = FindCreateNumberFormatStyle("MM:SS.000", oDoc)
	oCellRaw.NumberFormat = FindCreateNumberFormatStyle("0.000", oDoc)

	' Fill formula down to bottom of column A
	oCursorRaw.gotoEndOfUsedArea(False)
	oRngRaw = oShRaw.getCellRangeByPosition(0, oCellRaw.CellAddress.Row, 0, oCursorRaw.RangeAddress.EndRow)
	oRngRaw.fillAuto(com.sun.star.sheet.FillDirection.TO_BOTTOM, 1)

    ' Add headers
    oShRaw.getCellRangeByName("A3").String = "Elapsed Time"
    oShRaw.getCellRangeByName("B3").String = "Time"
    oShRaw.getCellRangeByName("C3").String = "Subsytem"
    oShRaw.getCellRangeByName("D3").String = "Action"
    oShRaw.getCellRangeByName("E3").Formula = "=""C"" &amp; COLUMN()"
    
    ' Copy formula from E3 column header
	oDoc.CurrentController.select(oShRaw.getCellRangeByName("E3"))
	o = oDoc.CurrentController.getTransferable()

	' Paste formula across row 3
	oCursorRaw.gotoEndOfUsedArea(False)
	if oCursorRaw.RangeAddress.EndColumn &gt;= 5 then
		oRngRaw = oShRaw.getCellRangeByPosition(5, 2, oCursorRaw.RangeAddress.EndColumn, 2)
		oDoc.CurrentController.select(oRngRaw)
		oDoc.CurrentController.insertTransferable(o)
	end if 
	
	' Make column headings bold
    oShRaw.getCellRangeByName("3:3").CharWeight = com.sun.star.awt.FontWeight.BOLD 
	    
    ' Turn on autofilter
	oCursorRaw = oShRaw.createCursorByRange(oShRaw.getCellRangeByName("A3"))
	oCursorRaw.gotoEndOfUsedArea(True)
	oDoc.getCurrentController().Select(oCursorRaw)
	Call ToggleAutoFilter()	

	' Scroll to starting row (with "mode init")
	oDoc.CurrentController.select(oCellRaw)
End Sub

Sub PlotData()
    dim oDoc as Object		' The plotting macro file
    dim oShData as Object	' Raw data sheet in this macro file
	Dim oChart as Object		' Chart container in the spreadsheet

	Dim oSelected as Object
	Dim o as object			' Temp variable for copy/paste
	Dim oShPlot as Object	' Plot worksheet
	Dim rStart as Integer	' Starting row for data table
	Dim maxCol as Integer	' Last column (0-based) in output table
    Dim i As Integer, row As Integer, col As Integer
	Dim s as String	
	
	rStart = 29
	
	oDoc = ThisComponent
	oShRaw = oDoc.Sheets.getByName("Data")

	oSelected = oDoc.currentSelection
	
	' Exit if only 1 row was selected
    If not oSelected.supportsService("com.sun.star.sheet.SheetCellRanges") Then
    	' Multiple ranges not selected
    	If oSelected.supportsService("com.sun.star.sheet.SheetCellRange") Then
    		' A single range was selected
    		If oSelected.Rows.Count &lt; 2 Then
    			' A range was selected, but only a single row
        		MsgBox ("Select rows to plot, then click 'Plot Selected Data'.")
        		Exit Sub
        	End If
        Else
        	' Selection is not a range
        	MsgBox ("Select rows to plot, then click 'Plot Selected Data'.")
        	Exit Sub
        End If
	End If
	
    ' Create new plot worksheet
    i = 1
    Do While oDoc.Sheets.hasByName("Plot " &amp; Format(i, "###0"))
    	i = i + 1
    Loop
    s = "Plot " &amp; Format(i, "###0")
	oDoc.Sheets.copyByName("Plot Template", s, 2)
	oShPlot = oDoc.Sheets.getByName(s)
	
	' Copy data from Data sheet to Plot sheet
	row = rStart
	maxCol = 0
	Call CopySelectedRows(oDoc, oSelected, oShPlot, row, maxCol)
	
	' Activate plot sheet
	oDoc.CurrentController.select(oShPlot.getCellRangeByPosition(0, rStart, 0, rStart))
	
	' Add data to existing plot
	oChart = oShPlot.Charts(0)
	if oShPlot.getCellRangeByName("B30").String = "Time" then
		' Use Time column from data for X-axis
		oChart.setRanges( Array(oShPlot.getCellRangeByPosition(1, rStart, maxCol, row).getRangeAddress() ) )
	else
		' No Time column from data, so use Elapsed Time for X-axis
		oChart.setRanges( Array(oShPlot.getCellRangeByPosition(0, rStart, maxCol, row).getRangeAddress() ) )
	end if
	
	' NOTE:  In X-Y ScatterPlots, the plots can be very slow if points are shown.  Only show lines.

	' Create new plot using the data on this sheet
'	s = s &amp; " Chart"
'	oRect = createObject("com.sun.star.awt.Rectangle")
'	oRect.X = 125
'	oRect.Y = 125
'	oRect.width = 25000
'	oRect.Height= 13800
'	oShPlot.Charts.addNewByName(s, oRect,  _
'		Array(oShPlot.getCellRangeByPosition(0, rStart, maxCol, row).getRangeAddress() ), _
'		True, True )
'	oChart = oShPlot.Charts.getByName( s )
	
	' Format the plot
	Call FormatChart(oChart.getEmbeddedObject())
End Sub


Sub FormatChart(oChart as Object)
	' Formats a chart for easy viewing
	' oChart = the embedded chart object
	Dim oDiagram as Object		' Diagram in the plot
	Dim oSize as new com.sun.star.awt.Size	' Symbol size
	Dim i as Integer

	' For debugging, uncomment when running this macro directly
	' oChart = ThisComponent.Sheets.getByName("Plot 2").Charts(0).getEmbeddedObject()

	' Change chart type to X-Y chart
	'oDiagram = oChart.createInstance( "com.sun.star.chart.XYDiagram" )
	'oChart.setDiagram( oDiagram )

	' Format legend
'	oChart.HasLegend = True 
'	With oChart.Legend
'		.Alignment = com.sun.star.chart.ChartLegendPosition.TOP
'		.FillStyle = com.sun.star.drawing.FillStyle.NONE
'		.FillColor = RGB(250, 250, 250)
'		.LineStyle = com.sun.star.drawing.LineStyle.SOLID
'		.LineColor = RGB(0, 0, 0)
'		.CharHeight = 9
'		.CharFontName = "Calibri"
'	End With

	' Create object with symbol sizes
'	with oSize
'  		.Height = 150
'  		.Width = 150
' 	end with
	
	' Format plot area
	oDiagram = oChart.Diagram
	With oDiagram
'		.Lines = True
'		.SymbolSize = oSize
'		.YAxis.Min = 0 
'		.YAxis.Max = 100
	End With

	' Format individual data series
	For i = 0 to UBound(oChart.Data.ColumnDescriptions)+1
		With oDiagram.getDataRowProperties(i)
			.LineWidth = 50
'			.SymbolType = 1
		End With
	Next i
End Sub


Sub CopySelectedRows(oDoc as Object, oSelected as Object, oShPlot as Object, row as Integer, maxCol as Integer)
	' Copies the data in the entire row from oSelected
	' and pastes the data in oShPlot sheet starting at row.
	' Updates row to point to first blank row after the data before returning.
	' oDoc = current Calc document
	' oSelected = selection on Data sheet.  Selection can be a single range or multiple 
	'		non-continguous ranges.  The entire row containing the selections will be
	'		copied, regardless if one or more columns are selected.
	' oShPlot = destination sheet to paste the data
	' row = row number (0-based) to start pasting the data.  Returns last row number in table
	' maxCol returns the last column (0-based) in the output data table

	dim oShData as Object	' Spreadsheet with source data
	dim oRng as Object		' Temp variable for range
	dim oRngEnum as Object	' Range enumerator
    dim oRowEnum as Object 	' Row Enumerator 
	dim oRow as Object		' Row
	dim o as Object			' Temp variable for copy/paste
	dim t as Variant		' Data Table to copy/paste
	dim rowCount as Integer	' Number of rows in output table
	dim i as Integer
	
	' Get first range, so we can get the number of columns and the column headers
	If oSelected.supportsService("com.sun.star.sheet.SheetCellRange") Then
		' A single range was selected
		oRng = oSelected
	ElseIf oSelected.supportsService("com.sun.star.sheet.SheetCellRanges") Then
		' Multiple ranges were selected
		oRng = oSelected(0)
	Else
		Exit Sub
	End If

	' Get source spreadsheet object
	oShData = oRng.Spreadsheet
	
	' In the first row, find the last column used
	c = oRng.RangeAddress.StartColumn
	r = oRng.RangeAddress.StartRow
	Do While c&lt;100 and oShData.getCellByPosition(c, r).Type &lt;&gt; com.sun.star.table.CellContentType.EMPTY
		c = c + 1
	Loop
	maxCol = (c - 4)/2

	' Get the column headers from the first row		
	Dim aTitles(0, maxCol) as Variant
	aTitles(0,0) = "Elapsed Time"
	For i = 1 to maxCol
		aTitles(0,i) = oShData.getCellByPosition(2*i + 2, r).String
	Next i
	
	' Paste the column headers into the plot sheet
	With oShPlot.getCellRangeByPosition(0, row, maxCol, row)
		.DataArray = aTitles		' DataArray sets/returns an Array of Variants(rows, cols) [0-based indexes]
		.CharWeight = com.sun.star.awt.FontWeight.BOLD
	End With
	row = row + 1
	
	' Allocate array to store data from first selected range
	Dim aData(oRng.Rows.Count-1, maxCol) as Variant
	rowCount = 0

	' Copy all data to the data array
	If oSelected.supportsService("com.sun.star.sheet.SheetCellRange") Then
		' A single range was selected
		Call CopyDataFromRange(oSelected, aData, rowCount)
	Else
		' Multiple ranges were selected
		oRngEnum = oSelected.CreateEnumeration
		Do While oRngEnum.hasMoreElements
			Call CopyDataFromRange(oRngEnum.NextElement, aData, rowCount)
		Loop
	End If
	
	' Remove extra rows
	ReDim Preserve aData(rowCount-1, maxCol) as Variant
	
	' Paste data on Plot tab
	oShPlot.getCellRangeByPosition(0, row, maxCol, row + rowCount - 1).DataArray = aData
	oShPlot.getCellRangeByPosition(0, row, 0, row + rowCount - 1).NumberFormat = FindCreateNumberFormatStyle("0.000", oDoc)
	
	' Update last row to return to caller
	row = row + rowCount - 1
End Sub


Sub CopyDataFromRange(oRng as Object, aData as Variant, rowCount as Integer)
	' Add data from oRng to the bottom of aData array (add more empty rows to aData array if needed)
	' rowCount = # of rows with data in aData.  When calling, has the number of
	'	rows already in aData.  When returning, has the new number of rows in aData
	
	Dim oShData as Object	' Spreadsheet with source data
	Dim rngRStart as Integer	' Start row in the range
	Dim rngRows as Integer 		' rows in the range
	Dim colCount as Integer		' cols in the output array
	Dim r as Integer, i as Integer
	
	' Get source spreadsheet object
	oShData = oRng.Spreadsheet
	
	' Get dimensions
	rngRStart = oRng.RangeAddress.StartRow
	rngRows = oRng.RangeAddress.EndRow - rngRStart + 1
	colCount = UBound(aData, 2)
	
	' Grow output array if needed
	If UBound(aData, 1) &lt; rowCount + rngRows - 1 Then
		ReDim Preserve aData(rowCount + rngRows + 200, colCount) as Variant
	End If
	
	' Loop through the range and copy data to the array
	For r = 0 to rngRows-1
		aData(rowCount, 0) = oShData.getCellByPosition(0, rngRStart + r).Value
		For i = 1 to colCount
			aData(rowCount, i) = oShData.getCellByPosition(2*i + 3, rngRStart + r).Value
		Next i
		rowCount = rowCount + 1
	Next r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Tools.xml><?xml version="1.0" encoding="utf-8"?>
<!DOCTYPE module  PUBLIC '-//OpenOffice.org//DTD OfficeDocument 1.0//EN'  'module.dtd'>
<script:module xmlns:script="http://openoffice.org/2000/script" script:name="Tools" script:language="StarBasic" script:moduleType="normal">REM  *****  BASIC  *****

Sub MsgBoxCursorRange(oCursor as Object)
	' Show a message box that displays the cursor coordinates
	msgbox  oCursor.RangeAddress.StartRow &amp; ", " &amp; oCursor.RangeAddress.StartColumn &amp; _
		 " to " &amp; oCursor.RangeAddress.EndRow &amp; ", " &amp; oCursor.RangeAddress.EndColumn
end sub

Function FindCreateNumberFormatStyle(sFormat As String, Optional oDoc, Optional locale)
	' sFormat – Format to find / create.
	' oDoc - Document to use. If omitted, the current document is used.
	' locale - Locale to use. If omitted, the default locale is used.
	'    Example locale:
	'		locale.Language = "en"
	'		locale.Country = "us"

	Dim oDocument As Object
	Dim aLocale as new com.sun.star.lang.Locale
	Dim oFormats As Object
	Dim formatNum As Long
	
	sFormat = UCase(sFormat)

	oDocument = IIf(IsMissing(oDoc), ThisComponent, oDoc)
	oFormats = oDocument.getNumberFormats()

	'I could set the locale from values stored at
	'http://www.ics.uci.edu/pub/ietf/http/related/iso639.txt
	'http://www.chemie.fu-berlin.de/diverse/doc/ISO_3166.html
	'I use a NULL locale and let it use what ever it likes.
	'First, see if the number format exists
	If ( Not IsMissing(locale)) Then
		aLocale = locale
	End If
	
	formatNum = oFormats.queryKey(sFormat, aLocale, TRUE)
	'MsgBox "Current Format number is" &amp; formatNum
	
	'If the number format does not exist then add it
	If (formatNum = -1) Then
		formatNum = oFormats.addNew(sFormat, aLocale)
		If (formatNum = -1) Then formatNum = 0
		'MsgBox "new Format number is " &amp; formatNum
	End If
	
	' Return the format number
	FindCreateNumberFormatStyle = formatNum
End Function

' Select a cell before calling this sub to turn on/off the autofilter
sub ToggleAutoFilter
	rem ----------------------------------------------------------------------
	rem define variables
	dim document   as object
	dim dispatcher as object
	rem ----------------------------------------------------------------------
	
	rem get access to the document
	document   = ThisComponent.CurrentController.Frame
	dispatcher = createUnoService("com.sun.star.frame.DispatchHelper")

	rem ----------------------------------------------------------------------
	dispatcher.executeDispatch(document, ".uno:DataFilterAutoFilter", "", 0, Array())
end sub

' Select a cell before calling this sub to hide the filter
sub HideAutoFilter
	rem ----------------------------------------------------------------------
	rem define variables
	dim document   as object
	dim dispatcher as object
	rem ----------------------------------------------------------------------
	
	rem get access to the document
	document   = ThisComponent.CurrentController.Frame
	dispatcher = createUnoService("com.sun.star.frame.DispatchHelper")

	rem ----------------------------------------------------------------------
	dispatcher.executeDispatch(document, ".uno:DataFilterHideAutoFilter", "", 0, Array())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72" number:title="User-defined">
      <number:number number:decimal-places="3" number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ignore"/>
    </style:style>
    <style:style style:name="ch4" style:family="chart" style:data-style-name="N172">
      <style:chart-properties chart:display-label="true" chart:tick-marks-major-inner="false" chart:tick-marks-major-outer="false" chart:logarithmic="false" chart:interval-major="1" chart:interval-minor-divisor="10" chart:reverse-direction="false" text:line-break="false" loext:try-staggering-first="false" chart:link-data-style-to-source="false" chart:axis-position="0" chart:axis-label-position="outside-start" chart:tick-mark-position="at-axis" style:rotation-angle="90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font-family="Calibri" style:font-style-name="Regular" fo:font-size="10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>
      <style:graphic-properties svg:stroke-width="0.026cm" svg:stroke-color="#f2f2f2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  <style:style style:name="T1" style:family="text">
      <style:text-properties fo:font-family="Calibri" style:font-style-name="Regular" fo:font-size="10pt" style:font-size-asian="9pt" style:font-size-complex="9pt"/>
    </style:style>
    <style:style style:name="T2" style:family="text">
      <style:text-properties fo:color="#595959" style:text-position="0% 100%" fo:font-family="Calibri" fo:font-size="10pt" style:font-size-asian="10pt" style:font-size-complex="10pt"/>
    </style:style>
  </office:automatic-styles>
  <office:body>
    <office:chart>
      <chart:chart svg:width="24.947cm" svg:height="13.795cm" xlink:href=".." xlink:type="simple" chart:class="chart:scatter" chart:column-mapping="0" chart:style-name="ch1">
        <chart:legend chart:legend-position="bottom" svg:x="4.67cm" svg:y="0cm" style:legend-expansion="custom" svg:width="16.949cm" svg:height="1.6cm" style:legend-expansion-aspect-ratio="10.593125" chart:style-name="ch2"/>
        <chart:plot-area chart:style-name="ch3" table:cell-range-address="'Plot Template'.A30:'Plot Template'.B33" chart:data-source-has-labels="both" svg:x="0.749cm" svg:y="0.524cm" svg:width="23.961cm" svg:height="12.156cm">
          <chart:coordinate-region svg:x="1.43cm" svg:y="0.684cm" svg:width="23.121cm" svg:height="11.022cm"/>
          <chart:axis chart:dimension="x" chart:name="primary-x" chart:style-name="ch4" chartooo:axis-type="auto">
            <chart:title svg:x="12.305cm" svg:y="12.955cm" chart:style-name="ch5">
              <text:p><text:span text:style-name="T1">Time</text:span></text:p>
            </chart:title>
            <chart:categories table:cell-range-address="'Plot Template'.A31:'Plot Template'.A33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6.508cm" chart:style-name="ch9">
              <text:p><text:span text:style-name="T2">Data</text:span>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Plot Template'.B31:'Plot Template'.B33" chart:label-cell-address="'Plot Template'.B30:'Plot Template'.B30" chart:class="chart:scatter">
            <chart:domain table:cell-range-address="'Plot Template'.A31:'Plot Template'.A33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T</text:p>
                <draw:g>
                  <svg:desc>'Plot Template'.B30:'Plot Template'.B30</svg:desc>
                </draw:g>
              </table:table-cell>
            </table:table-row>
          </table:table-header-rows>
          <table:table-rows>
            <table:table-row>
              <table:table-cell office:value-type="float" office:value="0.06">
                <text:p>0.06</text:p>
                <draw:g>
                  <svg:desc>'Plot Template'.A31:'Plot Template'.A33</svg:desc>
                </draw:g>
              </table:table-cell>
              <table:table-cell office:value-type="float" office:value="0.06">
                <text:p>0.06</text:p>
                <draw:g>
                  <svg:desc>'Plot Template'.A31:'Plot Template'.A33</svg:desc>
                </draw:g>
              </table:table-cell>
              <table:table-cell office:value-type="float" office:value="-179.997726440429">
                <text:p>-179.997726440429</text:p>
                <draw:g>
                  <svg:desc>'Plot Template'.B31:'Plot Template'.B33</svg:desc>
                </draw:g>
              </table:table-cell>
            </table:table-row>
            <table:table-row>
              <table:table-cell office:value-type="float" office:value="0.072">
                <text:p>0.072</text:p>
              </table:table-cell>
              <table:table-cell office:value-type="float" office:value="0.072">
                <text:p>0.072</text:p>
              </table:table-cell>
              <table:table-cell office:value-type="float" office:value="-179.997726440429">
                <text:p>-179.997726440429</text:p>
              </table:table-cell>
            </table:table-row>
            <table:table-row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-179.997726440429">
                <text:p>-179.997726440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6cm" svg:y="4.201cm" style:legend-expansion="high" chart:style-name="ch2"/>
        <chart:plot-area chart:style-name="ch3" table:cell-range-address="Data.H58:Data.H122 Data.J58:Data.J122" svg:x="0.32cm" svg:y="0.18cm" svg:width="13.096cm" svg:height="8.64cm">
          <chart:coordinate-region svg:x="1.068cm" svg:y="0.38cm" svg:width="12.09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J58:Data.J122" chart:class="chart:scatter">
            <chart:domain table:cell-range-address="Data.H58:Data.H122"/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H58:Data.H122</svg:desc>
                </draw:g>
              </table:table-cell>
              <table:table-cell office:value-type="float" office:value="0">
                <text:p>0</text:p>
                <draw:g>
                  <svg:desc>Data.J58:Data.J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92573893150777">
                <text:p>0.0792573893150777</text:p>
              </table:table-cell>
              <table:table-cell office:value-type="float" office:value="0.000950837570395592">
                <text:p>0.000950837570395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7916663830138">
                <text:p>0.157916663830138</text:p>
              </table:table-cell>
              <table:table-cell office:value-type="float" office:value="0.00378948261838265">
                <text:p>0.00378948261838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5957022050381">
                <text:p>0.235957022050381</text:p>
              </table:table-cell>
              <table:table-cell office:value-type="float" office:value="0.00849513364916159">
                <text:p>0.00849513364916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3357662481008">
                <text:p>0.313357662481008</text:p>
              </table:table-cell>
              <table:table-cell office:value-type="float" office:value="0.0150469891679328">
                <text:p>0.0150469891679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0097783627218">
                <text:p>0.390097783627218</text:p>
              </table:table-cell>
              <table:table-cell office:value-type="float" office:value="0.0234242476798968">
                <text:p>0.0234242476798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6156583994212">
                <text:p>0.466156583994212</text:p>
              </table:table-cell>
              <table:table-cell office:value-type="float" office:value="0.0336061076902539">
                <text:p>0.033606107690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1513262087191">
                <text:p>0.541513262087191</text:p>
              </table:table-cell>
              <table:table-cell office:value-type="float" office:value="0.0455717677042046">
                <text:p>0.0455717677042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6147016411355">
                <text:p>0.616147016411355</text:p>
              </table:table-cell>
              <table:table-cell office:value-type="float" office:value="0.0593004262269492">
                <text:p>0.059300426226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0037045471905">
                <text:p>0.690037045471905</text:p>
              </table:table-cell>
              <table:table-cell office:value-type="float" office:value="0.0747712817636883">
                <text:p>0.0747712817636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316254777404">
                <text:p>0.76316254777404</text:p>
              </table:table-cell>
              <table:table-cell office:value-type="float" office:value="0.0919635328196222">
                <text:p>0.0919635328196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5502721822962">
                <text:p>0.835502721822962</text:p>
              </table:table-cell>
              <table:table-cell office:value-type="float" office:value="0.110856377899951">
                <text:p>0.110856377899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0703676612387">
                <text:p>0.90703676612387</text:p>
              </table:table-cell>
              <table:table-cell office:value-type="float" office:value="0.131429015509876">
                <text:p>0.131429015509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7743879181966">
                <text:p>0.977743879181966</text:p>
              </table:table-cell>
              <table:table-cell office:value-type="float" office:value="0.153660644154597">
                <text:p>0.153660644154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760325950245">
                <text:p>1.04760325950245</text:p>
              </table:table-cell>
              <table:table-cell office:value-type="float" office:value="0.177530462339314">
                <text:p>0.177530462339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659410559052">
                <text:p>1.11659410559052</text:p>
              </table:table-cell>
              <table:table-cell office:value-type="float" office:value="0.203017668569229">
                <text:p>0.203017668569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8469561595138">
                <text:p>1.18469561595138</text:p>
              </table:table-cell>
              <table:table-cell office:value-type="float" office:value="0.23010146134954">
                <text:p>0.23010146134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188698909023">
                <text:p>1.25188698909023</text:p>
              </table:table-cell>
              <table:table-cell office:value-type="float" office:value="0.25876103918545">
                <text:p>0.25876103918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1814742351227">
                <text:p>1.31814742351227</text:p>
              </table:table-cell>
              <table:table-cell office:value-type="float" office:value="0.288975600582157">
                <text:p>0.288975600582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345611772269">
                <text:p>1.38345611772269</text:p>
              </table:table-cell>
              <table:table-cell office:value-type="float" office:value="0.320724344044863">
                <text:p>0.320724344044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779227022671">
                <text:p>1.44779227022671</text:p>
              </table:table-cell>
              <table:table-cell office:value-type="float" office:value="0.353986468078769">
                <text:p>0.353986468078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1113507952952">
                <text:p>1.51113507952952</text:p>
              </table:table-cell>
              <table:table-cell office:value-type="float" office:value="0.388741171189073">
                <text:p>0.3887411711890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7346374413632">
                <text:p>1.57346374413632</text:p>
              </table:table-cell>
              <table:table-cell office:value-type="float" office:value="0.424967651880978">
                <text:p>0.424967651880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3475746255231">
                <text:p>1.63475746255231</text:p>
              </table:table-cell>
              <table:table-cell office:value-type="float" office:value="0.462645108659682">
                <text:p>0.462645108659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9499543328269">
                <text:p>1.69499543328269</text:p>
              </table:table-cell>
              <table:table-cell office:value-type="float" office:value="0.501752740030388">
                <text:p>0.501752740030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5415685483266">
                <text:p>1.75415685483266</text:p>
              </table:table-cell>
              <table:table-cell office:value-type="float" office:value="0.542269744498295">
                <text:p>0.542269744498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1222092570743">
                <text:p>1.81222092570743</text:p>
              </table:table-cell>
              <table:table-cell office:value-type="float" office:value="0.584175320568603">
                <text:p>0.584175320568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6916684441219">
                <text:p>1.86916684441219</text:p>
              </table:table-cell>
              <table:table-cell office:value-type="float" office:value="0.627448666746513">
                <text:p>0.627448666746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497380945214">
                <text:p>1.92497380945214</text:p>
              </table:table-cell>
              <table:table-cell office:value-type="float" office:value="0.672068981537225">
                <text:p>0.6720689815372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7962101933249">
                <text:p>1.97962101933249</text:p>
              </table:table-cell>
              <table:table-cell office:value-type="float" office:value="0.718015463445941">
                <text:p>0.718015463445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3308767255843">
                <text:p>2.03308767255843</text:p>
              </table:table-cell>
              <table:table-cell office:value-type="float" office:value="0.765267310977859">
                <text:p>0.765267310977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8535296763516">
                <text:p>2.08535296763516</text:p>
              </table:table-cell>
              <table:table-cell office:value-type="float" office:value="0.813803722638181">
                <text:p>0.8138037226381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639610306789">
                <text:p>2.13639610306789</text:p>
              </table:table-cell>
              <table:table-cell office:value-type="float" office:value="0.863603896932107">
                <text:p>0.863603896932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8619627736182">
                <text:p>2.18619627736182</text:p>
              </table:table-cell>
              <table:table-cell office:value-type="float" office:value="0.914647032364838">
                <text:p>0.914647032364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3473268902214">
                <text:p>2.23473268902214</text:p>
              </table:table-cell>
              <table:table-cell office:value-type="float" office:value="0.966912327441573">
                <text:p>0.966912327441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8198453655406">
                <text:p>2.28198453655406</text:p>
              </table:table-cell>
              <table:table-cell office:value-type="float" office:value="1.02037898066751">
                <text:p>1.02037898066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2793101846278">
                <text:p>2.32793101846278</text:p>
              </table:table-cell>
              <table:table-cell office:value-type="float" office:value="1.07502619054786">
                <text:p>1.07502619054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7255133325349">
                <text:p>2.37255133325349</text:p>
              </table:table-cell>
              <table:table-cell office:value-type="float" office:value="1.13083315558781">
                <text:p>1.13083315558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158246794314">
                <text:p>2.4158246794314</text:p>
              </table:table-cell>
              <table:table-cell office:value-type="float" office:value="1.18777907429257">
                <text:p>1.18777907429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773025550171">
                <text:p>2.45773025550171</text:p>
              </table:table-cell>
              <table:table-cell office:value-type="float" office:value="1.24584314516734">
                <text:p>1.24584314516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9824725996961">
                <text:p>2.49824725996961</text:p>
              </table:table-cell>
              <table:table-cell office:value-type="float" office:value="1.30500456671731">
                <text:p>1.305004566717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735489134032">
                <text:p>2.53735489134032</text:p>
              </table:table-cell>
              <table:table-cell office:value-type="float" office:value="1.36524253744769">
                <text:p>1.36524253744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7503234811902">
                <text:p>2.57503234811902</text:p>
              </table:table-cell>
              <table:table-cell office:value-type="float" office:value="1.42653625586368">
                <text:p>1.42653625586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1125882881093">
                <text:p>2.61125882881093</text:p>
              </table:table-cell>
              <table:table-cell office:value-type="float" office:value="1.48886492047048">
                <text:p>1.48886492047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4601353192123">
                <text:p>2.64601353192123</text:p>
              </table:table-cell>
              <table:table-cell office:value-type="float" office:value="1.55220772977329">
                <text:p>1.552207729773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7927565595514">
                <text:p>2.67927565595514</text:p>
              </table:table-cell>
              <table:table-cell office:value-type="float" office:value="1.61654388227731">
                <text:p>1.61654388227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1102439941784">
                <text:p>2.71102439941784</text:p>
              </table:table-cell>
              <table:table-cell office:value-type="float" office:value="1.68185257648774">
                <text:p>1.681852576487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4123896081455">
                <text:p>2.74123896081455</text:p>
              </table:table-cell>
              <table:table-cell office:value-type="float" office:value="1.74811301090977">
                <text:p>1.74811301090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6989853865046">
                <text:p>2.76989853865046</text:p>
              </table:table-cell>
              <table:table-cell office:value-type="float" office:value="1.81530438404862">
                <text:p>1.81530438404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9698233143077">
                <text:p>2.79698233143077</text:p>
              </table:table-cell>
              <table:table-cell office:value-type="float" office:value="1.88340589440948">
                <text:p>1.88340589440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246953766069">
                <text:p>2.82246953766069</text:p>
              </table:table-cell>
              <table:table-cell office:value-type="float" office:value="1.95239674049755">
                <text:p>1.95239674049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463393558454">
                <text:p>2.8463393558454</text:p>
              </table:table-cell>
              <table:table-cell office:value-type="float" office:value="2.02225612081803">
                <text:p>2.02225612081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6857098449012">
                <text:p>2.86857098449012</text:p>
              </table:table-cell>
              <table:table-cell office:value-type="float" office:value="2.09296323387613">
                <text:p>2.09296323387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8914362210005">
                <text:p>2.88914362210005</text:p>
              </table:table-cell>
              <table:table-cell office:value-type="float" office:value="2.16449727817704">
                <text:p>2.164497278177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0803646718038">
                <text:p>2.90803646718038</text:p>
              </table:table-cell>
              <table:table-cell office:value-type="float" office:value="2.23683745222596">
                <text:p>2.23683745222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2522871823631">
                <text:p>2.92522871823631</text:p>
              </table:table-cell>
              <table:table-cell office:value-type="float" office:value="2.3099629545281">
                <text:p>2.30996295452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4069957377305">
                <text:p>2.94069957377305</text:p>
              </table:table-cell>
              <table:table-cell office:value-type="float" office:value="2.38385298358864">
                <text:p>2.383852983588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544282322958">
                <text:p>2.9544282322958</text:p>
              </table:table-cell>
              <table:table-cell office:value-type="float" office:value="2.45848673791281">
                <text:p>2.45848673791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6639389230975">
                <text:p>2.96639389230975</text:p>
              </table:table-cell>
              <table:table-cell office:value-type="float" office:value="2.53384341600579">
                <text:p>2.533843416005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765757523201">
                <text:p>2.9765757523201</text:p>
              </table:table-cell>
              <table:table-cell office:value-type="float" office:value="2.60990221637278">
                <text:p>2.60990221637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8495301083207">
                <text:p>2.98495301083207</text:p>
              </table:table-cell>
              <table:table-cell office:value-type="float" office:value="2.68664233751899">
                <text:p>2.686642337518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99150486635084">
                <text:p>2.99150486635084</text:p>
              </table:table-cell>
              <table:table-cell office:value-type="float" office:value="2.76404297794962">
                <text:p>2.76404297794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9621051738162">
                <text:p>2.99621051738162</text:p>
              </table:table-cell>
              <table:table-cell office:value-type="float" office:value="2.84208333616986">
                <text:p>2.84208333616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990491624296">
                <text:p>2.9990491624296</text:p>
              </table:table-cell>
              <table:table-cell office:value-type="float" office:value="2.92074261068492">
                <text:p>2.92074261068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ChartBitmap_20_10" draw:fill-image-width="91%" draw:fill-image-height="91%" draw:fill-image-ref-point="bottom-left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66cm" svg:height="10.171cm" xlink:href=".." xlink:type="simple" chart:class="chart:scatter" chart:style-name="ch1">
        <chart:legend chart:legend-position="end" svg:x="20.302cm" svg:y="4.786cm" style:legend-expansion="high" chart:style-name="ch2"/>
        <chart:plot-area chart:style-name="ch3" table:cell-range-address="Data.H125:Data.H532 Data.J125:Data.J532" svg:x="0.772cm" svg:y="1.318cm" svg:width="13.646cm" svg:height="7.195cm">
          <chart:coordinate-region svg:x="1.52cm" svg:y="1.518cm" svg:width="12.698cm" svg:height="6.34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ata.J125:Data.J532" chart:class="chart:scatter">
            <chart:domain table:cell-range-address="Data.H125:Data.H532"/>
            <chart:data-point chart:repeated="40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922">
                <text:p>1.0922</text:p>
                <draw:g>
                  <svg:desc>Data.H125:Data.H532</svg:desc>
                </draw:g>
              </table:table-cell>
              <table:table-cell office:value-type="float" office:value="2.286">
                <text:p>2.286</text:p>
                <draw:g>
                  <svg:desc>Data.J125:Data.J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9394786590038">
                <text:p>1.19394786590038</text:p>
              </table:table-cell>
              <table:table-cell office:value-type="float" office:value="2.28592714603848">
                <text:p>2.28592714603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510133514136">
                <text:p>1.29510133514136</text:p>
              </table:table-cell>
              <table:table-cell office:value-type="float" office:value="2.2857019816409">
                <text:p>2.2857019816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9561135309276">
                <text:p>1.39561135309276</text:p>
              </table:table-cell>
              <table:table-cell office:value-type="float" office:value="2.2853146030377">
                <text:p>2.2853146030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542886512438">
                <text:p>1.49542886512438</text:p>
              </table:table-cell>
              <table:table-cell office:value-type="float" office:value="2.28475510645935">
                <text:p>2.28475510645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450481660603">
                <text:p>1.59450481660603</text:p>
              </table:table-cell>
              <table:table-cell office:value-type="float" office:value="2.2840135881363">
                <text:p>2.2840135881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9279015290752">
                <text:p>1.69279015290752</text:p>
              </table:table-cell>
              <table:table-cell office:value-type="float" office:value="2.283080144299">
                <text:p>2.283080144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9023581939865">
                <text:p>1.79023581939865</text:p>
              </table:table-cell>
              <table:table-cell office:value-type="float" office:value="2.28194487117792">
                <text:p>2.28194487117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8679276144924">
                <text:p>1.88679276144924</text:p>
              </table:table-cell>
              <table:table-cell office:value-type="float" office:value="2.28059786500349">
                <text:p>2.28059786500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8241192442909">
                <text:p>1.98241192442909</text:p>
              </table:table-cell>
              <table:table-cell office:value-type="float" office:value="2.27902922200619">
                <text:p>2.27902922200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7704425370801">
                <text:p>2.07704425370801</text:p>
              </table:table-cell>
              <table:table-cell office:value-type="float" office:value="2.27722903841646">
                <text:p>2.27722903841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7064069465581">
                <text:p>2.17064069465581</text:p>
              </table:table-cell>
              <table:table-cell office:value-type="float" office:value="2.27518741046476">
                <text:p>2.27518741046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631521926423">
                <text:p>2.2631521926423</text:p>
              </table:table-cell>
              <table:table-cell office:value-type="float" office:value="2.27289443438155">
                <text:p>2.27289443438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5452969303728">
                <text:p>2.35452969303728</text:p>
              </table:table-cell>
              <table:table-cell office:value-type="float" office:value="2.27034020639727">
                <text:p>2.27034020639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4472414121055">
                <text:p>2.44472414121055</text:p>
              </table:table-cell>
              <table:table-cell office:value-type="float" office:value="2.26751482274239">
                <text:p>2.26751482274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3368648253194">
                <text:p>2.53368648253194</text:p>
              </table:table-cell>
              <table:table-cell office:value-type="float" office:value="2.26440837964737">
                <text:p>2.26440837964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2136766237125">
                <text:p>2.62136766237125</text:p>
              </table:table-cell>
              <table:table-cell office:value-type="float" office:value="2.26101097334264">
                <text:p>2.26101097334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0771862609828">
                <text:p>2.70771862609828</text:p>
              </table:table-cell>
              <table:table-cell office:value-type="float" office:value="2.25731270005868">
                <text:p>2.257312700058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69031908284">
                <text:p>2.79269031908284</text:p>
              </table:table-cell>
              <table:table-cell office:value-type="float" office:value="2.25330365602594">
                <text:p>2.25330365602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7623368669474">
                <text:p>2.87623368669474</text:p>
              </table:table-cell>
              <table:table-cell office:value-type="float" office:value="2.24897393747486">
                <text:p>2.24897393747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5829967430379">
                <text:p>2.95829967430379</text:p>
              </table:table-cell>
              <table:table-cell office:value-type="float" office:value="2.24431364063591">
                <text:p>2.244313640635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388392272798">
                <text:p>3.0388392272798</text:p>
              </table:table-cell>
              <table:table-cell office:value-type="float" office:value="2.23931286173954">
                <text:p>2.23931286173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1780329099257">
                <text:p>3.11780329099257</text:p>
              </table:table-cell>
              <table:table-cell office:value-type="float" office:value="2.23396169701621">
                <text:p>2.23396169701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9514281081191">
                <text:p>3.19514281081191</text:p>
              </table:table-cell>
              <table:table-cell office:value-type="float" office:value="2.22825024269637">
                <text:p>2.228250242696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27080873210763">
                <text:p>3.27080873210763</text:p>
              </table:table-cell>
              <table:table-cell office:value-type="float" office:value="2.22216859501047">
                <text:p>2.2221685950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4475200024954">
                <text:p>3.34475200024954</text:p>
              </table:table-cell>
              <table:table-cell office:value-type="float" office:value="2.21570685018898">
                <text:p>2.21570685018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1692356060744">
                <text:p>3.41692356060744</text:p>
              </table:table-cell>
              <table:table-cell office:value-type="float" office:value="2.20885510446234">
                <text:p>2.20885510446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8727435855115">
                <text:p>3.48727435855115</text:p>
              </table:table-cell>
              <table:table-cell office:value-type="float" office:value="2.20160345406102">
                <text:p>2.20160345406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55575533945046">
                <text:p>3.55575533945046</text:p>
              </table:table-cell>
              <table:table-cell office:value-type="float" office:value="2.19394199521546">
                <text:p>2.193941995215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223174486752">
                <text:p>3.6223174486752</text:p>
              </table:table-cell>
              <table:table-cell office:value-type="float" office:value="2.18586082415613">
                <text:p>2.18586082415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8691163159516">
                <text:p>3.68691163159516</text:p>
              </table:table-cell>
              <table:table-cell office:value-type="float" office:value="2.17735003711347">
                <text:p>2.17735003711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1">
                <text:p>3.81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2471029579727">
                <text:p>3.92471029579727</text:p>
              </table:table-cell>
              <table:table-cell office:value-type="float" office:value="2.13880346210419">
                <text:p>2.13880346210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106152281464">
                <text:p>4.03106152281464</text:p>
              </table:table-cell>
              <table:table-cell office:value-type="float" office:value="2.11663523519713">
                <text:p>2.116635235197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2915497305357">
                <text:p>4.12915497305357</text:p>
              </table:table-cell>
              <table:table-cell office:value-type="float" office:value="2.09236093943539">
                <text:p>2.092360939435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1909193851557">
                <text:p>4.21909193851557</text:p>
              </table:table-cell>
              <table:table-cell office:value-type="float" office:value="2.06584619497556">
                <text:p>2.06584619497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0097371120213">
                <text:p>4.30097371120213</text:p>
              </table:table-cell>
              <table:table-cell office:value-type="float" office:value="2.0369566219742">
                <text:p>2.0369566219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37490158311472">
                <text:p>4.37490158311472</text:p>
              </table:table-cell>
              <table:table-cell office:value-type="float" office:value="2.0055578405879">
                <text:p>2.0055578405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44097684625483">
                <text:p>4.44097684625483</text:p>
              </table:table-cell>
              <table:table-cell office:value-type="float" office:value="1.97151547097324">
                <text:p>1.97151547097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7110140328568">
                <text:p>4.47110140328568</text:p>
              </table:table-cell>
              <table:table-cell office:value-type="float" office:value="1.9534609468792">
                <text:p>1.95346094687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9930079262396">
                <text:p>4.49930079262396</text:p>
              </table:table-cell>
              <table:table-cell office:value-type="float" office:value="1.93469513328678">
                <text:p>1.93469513328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2558767576987">
                <text:p>4.52558767576987</text:p>
              </table:table-cell>
              <table:table-cell office:value-type="float" office:value="1.91520123271556">
                <text:p>1.91520123271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997471422359">
                <text:p>4.54997471422359</text:p>
              </table:table-cell>
              <table:table-cell office:value-type="float" office:value="1.89496244768511">
                <text:p>1.89496244768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57247456948531">
                <text:p>4.57247456948531</text:p>
              </table:table-cell>
              <table:table-cell office:value-type="float" office:value="1.873961980715">
                <text:p>1.873961980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9309990305521">
                <text:p>4.59309990305521</text:p>
              </table:table-cell>
              <table:table-cell office:value-type="float" office:value="1.85218303432481">
                <text:p>1.85218303432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186337643348">
                <text:p>4.61186337643348</text:p>
              </table:table-cell>
              <table:table-cell office:value-type="float" office:value="1.8296088110341">
                <text:p>1.8296088110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2877765112031">
                <text:p>4.62877765112031</text:p>
              </table:table-cell>
              <table:table-cell office:value-type="float" office:value="1.80622251336245">
                <text:p>1.80622251336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4385538861587">
                <text:p>4.64385538861587</text:p>
              </table:table-cell>
              <table:table-cell office:value-type="float" office:value="1.78200734382943">
                <text:p>1.78200734382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5710925042037">
                <text:p>4.65710925042037</text:p>
              </table:table-cell>
              <table:table-cell office:value-type="float" office:value="1.75694650495461">
                <text:p>1.756946504954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6855189803397">
                <text:p>4.66855189803397</text:p>
              </table:table-cell>
              <table:table-cell office:value-type="float" office:value="1.73102319925757">
                <text:p>1.73102319925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7819599295688">
                <text:p>4.67819599295688</text:p>
              </table:table-cell>
              <table:table-cell office:value-type="float" office:value="1.70422062925787">
                <text:p>1.70422062925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68605419668927">
                <text:p>4.68605419668927</text:p>
              </table:table-cell>
              <table:table-cell office:value-type="float" office:value="1.67652199747509">
                <text:p>1.67652199747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9213917073133">
                <text:p>4.69213917073133</text:p>
              </table:table-cell>
              <table:table-cell office:value-type="float" office:value="1.6479105064288">
                <text:p>1.6479105064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69646357658325">
                <text:p>4.69646357658325</text:p>
              </table:table-cell>
              <table:table-cell office:value-type="float" office:value="1.61836935863858">
                <text:p>1.61836935863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69904007574521">
                <text:p>4.69904007574521</text:p>
              </table:table-cell>
              <table:table-cell office:value-type="float" office:value="1.58788175662399">
                <text:p>1.58788175662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6998813297174">
                <text:p>4.6998813297174</text:p>
              </table:table-cell>
              <table:table-cell office:value-type="float" office:value="1.5564309029046">
                <text:p>1.55643090290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99">
                <text:p>4.699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9640792290772">
                <text:p>4.69640792290772</text:p>
              </table:table-cell>
              <table:table-cell office:value-type="float" office:value="1.49059952615563">
                <text:p>1.49059952615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921136340133">
                <text:p>4.6921136340133</text:p>
              </table:table-cell>
              <table:table-cell office:value-type="float" office:value="1.45634906252046">
                <text:p>1.45634906252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7844926236708">
                <text:p>4.67844926236708</text:p>
              </table:table-cell>
              <table:table-cell office:value-type="float" office:value="1.38588559337712">
                <text:p>1.38588559337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5806856815944">
                <text:p>4.65806856815944</text:p>
              </table:table-cell>
              <table:table-cell office:value-type="float" office:value="1.31378444756879">
                <text:p>1.31378444756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63103323448846">
                <text:p>4.63103323448846</text:p>
              </table:table-cell>
              <table:table-cell office:value-type="float" office:value="1.24122048009427">
                <text:p>1.24122048009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9740494445224">
                <text:p>4.59740494445224</text:p>
              </table:table-cell>
              <table:table-cell office:value-type="float" office:value="1.16936854595235">
                <text:p>1.169368545952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5724538114884">
                <text:p>4.55724538114884</text:p>
              </table:table-cell>
              <table:table-cell office:value-type="float" office:value="1.09940350014184">
                <text:p>1.099403500141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3473564799011">
                <text:p>4.53473564799011</text:p>
              </table:table-cell>
              <table:table-cell office:value-type="float" office:value="1.06549570254799">
                <text:p>1.06549570254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1061622767638">
                <text:p>4.51061622767638</text:p>
              </table:table-cell>
              <table:table-cell office:value-type="float" office:value="1.03250019766153">
                <text:p>1.03250019766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48489483059489">
                <text:p>4.48489483059489</text:p>
              </table:table-cell>
              <table:table-cell office:value-type="float" office:value="1.00056384235733">
                <text:p>1.000563842357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45757916713292">
                <text:p>4.45757916713292</text:p>
              </table:table-cell>
              <table:table-cell office:value-type="float" office:value="0.969833493510234">
                <text:p>0.969833493510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2867694767772">
                <text:p>4.42867694767772</text:p>
              </table:table-cell>
              <table:table-cell office:value-type="float" office:value="0.940456007995085">
                <text:p>0.940456007995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9819588261655">
                <text:p>4.39819588261655</text:p>
              </table:table-cell>
              <table:table-cell office:value-type="float" office:value="0.912578242686738">
                <text:p>0.912578242686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6614368233669">
                <text:p>4.36614368233669</text:p>
              </table:table-cell>
              <table:table-cell office:value-type="float" office:value="0.886347054460043">
                <text:p>0.886347054460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3252805722538">
                <text:p>4.33252805722538</text:p>
              </table:table-cell>
              <table:table-cell office:value-type="float" office:value="0.861909300189848">
                <text:p>0.861909300189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9735671766988">
                <text:p>4.29735671766988</text:p>
              </table:table-cell>
              <table:table-cell office:value-type="float" office:value="0.839411836751005">
                <text:p>0.8394118367510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6063737405747">
                <text:p>4.26063737405747</text:p>
              </table:table-cell>
              <table:table-cell office:value-type="float" office:value="0.819001521018362">
                <text:p>0.819001521018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2237773677539">
                <text:p>4.22237773677539</text:p>
              </table:table-cell>
              <table:table-cell office:value-type="float" office:value="0.800825209866771">
                <text:p>0.8008252098667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18258551621091">
                <text:p>4.18258551621091</text:p>
              </table:table-cell>
              <table:table-cell office:value-type="float" office:value="0.785029760171081">
                <text:p>0.785029760171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412684227513">
                <text:p>4.1412684227513</text:p>
              </table:table-cell>
              <table:table-cell office:value-type="float" office:value="0.771762028806143">
                <text:p>0.771762028806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0984341667838">
                <text:p>4.0984341667838</text:p>
              </table:table-cell>
              <table:table-cell office:value-type="float" office:value="0.761168872646805">
                <text:p>0.761168872646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5409045869569">
                <text:p>4.05409045869569</text:p>
              </table:table-cell>
              <table:table-cell office:value-type="float" office:value="0.753397148567918">
                <text:p>0.7533971485679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0824500887422">
                <text:p>4.00824500887422</text:p>
              </table:table-cell>
              <table:table-cell office:value-type="float" office:value="0.748593713444333">
                <text:p>0.748593713444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6090552770666">
                <text:p>3.96090552770666</text:p>
              </table:table-cell>
              <table:table-cell office:value-type="float" office:value="0.746905424150898">
                <text:p>0.746905424150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1207972558026">
                <text:p>3.91207972558026</text:p>
              </table:table-cell>
              <table:table-cell office:value-type="float" office:value="0.748479137562464">
                <text:p>0.748479137562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6177531288229">
                <text:p>3.86177531288229</text:p>
              </table:table-cell>
              <table:table-cell office:value-type="float" office:value="0.753461710553882">
                <text:p>0.7534617105538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1">
                <text:p>3.8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5680722200182">
                <text:p>3.75680722200182</text:p>
              </table:table-cell>
              <table:table-cell office:value-type="float" office:value="0.774183293345449">
                <text:p>0.7741832933454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70243331268079">
                <text:p>3.70243331268079</text:p>
              </table:table-cell>
              <table:table-cell office:value-type="float" office:value="0.789870600313977">
                <text:p>0.789870600313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4716033051113">
                <text:p>3.64716033051113</text:p>
              </table:table-cell>
              <table:table-cell office:value-type="float" office:value="0.808863361199111">
                <text:p>0.8088633611991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59127033396704">
                <text:p>3.59127033396704</text:p>
              </table:table-cell>
              <table:table-cell office:value-type="float" office:value="0.83096301629438">
                <text:p>0.83096301629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47876753165242">
                <text:p>3.47876753165242</text:p>
              </table:table-cell>
              <table:table-cell office:value-type="float" office:value="0.883688770289435">
                <text:p>0.883688770289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42271884283029">
                <text:p>3.42271884283029</text:p>
              </table:table-cell>
              <table:table-cell office:value-type="float" office:value="0.913917749776276">
                <text:p>0.913917749776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6718137353057">
                <text:p>3.36718137353057</text:p>
              </table:table-cell>
              <table:table-cell office:value-type="float" office:value="0.946459384647363">
                <text:p>0.9464593846473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1243718222747">
                <text:p>3.31243718222747</text:p>
              </table:table-cell>
              <table:table-cell office:value-type="float" office:value="0.981115115196225">
                <text:p>0.981115115196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5876832739518">
                <text:p>3.25876832739518</text:p>
              </table:table-cell>
              <table:table-cell office:value-type="float" office:value="1.01768638171639">
                <text:p>1.01768638171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0645686750793">
                <text:p>3.20645686750793</text:p>
              </table:table-cell>
              <table:table-cell office:value-type="float" office:value="1.05597462450138">
                <text:p>1.05597462450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5578486103991">
                <text:p>3.15578486103991</text:p>
              </table:table-cell>
              <table:table-cell office:value-type="float" office:value="1.09578128384474">
                <text:p>1.095781283844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6048744225842">
                <text:p>3.06048744225842</text:p>
              </table:table-cell>
              <table:table-cell office:value-type="float" office:value="1.17915561338063">
                <text:p>1.17915561338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97513253884437">
                <text:p>2.97513253884437</text:p>
              </table:table-cell>
              <table:table-cell office:value-type="float" office:value="1.26622089267228">
                <text:p>1.26622089267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93688867658567">
                <text:p>2.93688867658567</text:p>
              </table:table-cell>
              <table:table-cell office:value-type="float" office:value="1.31064123921035">
                <text:p>1.310641239210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197661859144">
                <text:p>2.90197661859144</text:p>
              </table:table-cell>
              <table:table-cell office:value-type="float" office:value="1.35538864406793">
                <text:p>1.355388644067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87067842333592">
                <text:p>2.87067842333592</text:p>
              </table:table-cell>
              <table:table-cell office:value-type="float" office:value="1.40026454753858">
                <text:p>1.400264547538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84327614929329">
                <text:p>2.84327614929329</text:p>
              </table:table-cell>
              <table:table-cell office:value-type="float" office:value="1.4450703899158">
                <text:p>1.44507038991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82005185493778">
                <text:p>2.82005185493778</text:p>
              </table:table-cell>
              <table:table-cell office:value-type="float" office:value="1.48960761149313">
                <text:p>1.48960761149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80128759874359">
                <text:p>2.80128759874359</text:p>
              </table:table-cell>
              <table:table-cell office:value-type="float" office:value="1.5336776525641">
                <text:p>1.53367765256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366612823017">
                <text:p>2.79366612823017</text:p>
              </table:table-cell>
              <table:table-cell office:value-type="float" office:value="1.55547543050143">
                <text:p>1.555475430501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78726543918492">
                <text:p>2.78726543918492</text:p>
              </table:table-cell>
              <table:table-cell office:value-type="float" office:value="1.57708195342224">
                <text:p>1.57708195342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7821207889171">
                <text:p>2.7821207889171</text:p>
              </table:table-cell>
              <table:table-cell office:value-type="float" office:value="1.59847240136322">
                <text:p>1.598472401363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7826743473599">
                <text:p>2.77826743473599</text:p>
              </table:table-cell>
              <table:table-cell office:value-type="float" office:value="1.61962195436106">
                <text:p>1.619621954361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77574063395086">
                <text:p>2.77574063395086</text:p>
              </table:table-cell>
              <table:table-cell office:value-type="float" office:value="1.64050579245247">
                <text:p>1.64050579245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74575643871">
                <text:p>2.774575643871</text:p>
              </table:table-cell>
              <table:table-cell office:value-type="float" office:value="1.66109909567411">
                <text:p>1.661099095674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7480772180568">
                <text:p>2.77480772180568</text:p>
              </table:table-cell>
              <table:table-cell office:value-type="float" office:value="1.6813770440627">
                <text:p>1.68137704406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7647212506417">
                <text:p>2.77647212506417</text:p>
              </table:table-cell>
              <table:table-cell office:value-type="float" office:value="1.70131481765491">
                <text:p>1.70131481765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7960411095575">
                <text:p>2.77960411095575</text:p>
              </table:table-cell>
              <table:table-cell office:value-type="float" office:value="1.72088759648744">
                <text:p>1.720887596487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8423893678969">
                <text:p>2.78423893678969</text:p>
              </table:table-cell>
              <table:table-cell office:value-type="float" office:value="1.74007056059699">
                <text:p>1.74007056059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9041185987528">
                <text:p>2.79041185987528</text:p>
              </table:table-cell>
              <table:table-cell office:value-type="float" office:value="1.75883889002023">
                <text:p>1.758838890020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9815813752178">
                <text:p>2.79815813752178</text:p>
              </table:table-cell>
              <table:table-cell office:value-type="float" office:value="1.77716776479387">
                <text:p>1.77716776479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0751302703848">
                <text:p>2.80751302703848</text:p>
              </table:table-cell>
              <table:table-cell office:value-type="float" office:value="1.79503236495459">
                <text:p>1.79503236495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1851178573465">
                <text:p>2.81851178573465</text:p>
              </table:table-cell>
              <table:table-cell office:value-type="float" office:value="1.81240787053908">
                <text:p>1.812407870539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3118967091957">
                <text:p>2.83118967091957</text:p>
              </table:table-cell>
              <table:table-cell office:value-type="float" office:value="1.82926946158404">
                <text:p>1.829269461584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4558193990251">
                <text:p>2.84558193990251</text:p>
              </table:table-cell>
              <table:table-cell office:value-type="float" office:value="1.84559231812616">
                <text:p>1.84559231812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86172384999274">
                <text:p>2.86172384999274</text:p>
              </table:table-cell>
              <table:table-cell office:value-type="float" office:value="1.86135162020212">
                <text:p>1.861351620202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7965065849955">
                <text:p>2.87965065849955</text:p>
              </table:table-cell>
              <table:table-cell office:value-type="float" office:value="1.87652254784862">
                <text:p>1.876522547848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9939762273221">
                <text:p>2.89939762273221</text:p>
              </table:table-cell>
              <table:table-cell office:value-type="float" office:value="1.89108028110235">
                <text:p>1.891080281102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21">
                <text:p>2.921</text:p>
              </table:table-cell>
              <table:table-cell office:value-type="float" office:value="1.905">
                <text:p>1.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94447900881775">
                <text:p>2.94447900881775</text:p>
              </table:table-cell>
              <table:table-cell office:value-type="float" office:value="1.91826385009863">
                <text:p>1.918263850098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96979971252251">
                <text:p>2.96979971252251</text:p>
              </table:table-cell>
              <table:table-cell office:value-type="float" office:value="1.9308818390368">
                <text:p>1.93088183903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2577030276353">
                <text:p>3.02577030276353</text:p>
              </table:table-cell>
              <table:table-cell office:value-type="float" office:value="1.95424812606739">
                <text:p>1.954248126067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8851996706397">
                <text:p>3.08851996706397</text:p>
              </table:table-cell>
              <table:table-cell office:value-type="float" office:value="1.97523464636312">
                <text:p>1.97523464636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5765690176474">
                <text:p>3.15765690176474</text:p>
              </table:table-cell>
              <table:table-cell office:value-type="float" office:value="1.99397718519536">
                <text:p>1.993977185195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3278930320675">
                <text:p>3.23278930320675</text:p>
              </table:table-cell>
              <table:table-cell office:value-type="float" office:value="2.01061152783544">
                <text:p>2.010611527835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135253677309">
                <text:p>3.3135253677309</text:p>
              </table:table-cell>
              <table:table-cell office:value-type="float" office:value="2.02527345955472">
                <text:p>2.025273459554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994732916781">
                <text:p>3.3994732916781</text:p>
              </table:table-cell>
              <table:table-cell office:value-type="float" office:value="2.03809876562455">
                <text:p>2.038098765624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9024127138925">
                <text:p>3.49024127138925</text:p>
              </table:table-cell>
              <table:table-cell office:value-type="float" office:value="2.04922323131628">
                <text:p>2.049223231316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8543750320526">
                <text:p>3.58543750320526</text:p>
              </table:table-cell>
              <table:table-cell office:value-type="float" office:value="2.05878264190126">
                <text:p>2.05878264190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68467018346704">
                <text:p>3.68467018346704</text:p>
              </table:table-cell>
              <table:table-cell office:value-type="float" office:value="2.06691278265084">
                <text:p>2.06691278265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8754750851549">
                <text:p>3.78754750851549</text:p>
              </table:table-cell>
              <table:table-cell office:value-type="float" office:value="2.07374943883638">
                <text:p>2.073749438836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9367767469153">
                <text:p>3.89367767469153</text:p>
              </table:table-cell>
              <table:table-cell office:value-type="float" office:value="2.07942839572922">
                <text:p>2.079428395729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00266887833605">
                <text:p>4.00266887833605</text:p>
              </table:table-cell>
              <table:table-cell office:value-type="float" office:value="2.08408543860071">
                <text:p>2.084085438600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1412931578996">
                <text:p>4.11412931578996</text:p>
              </table:table-cell>
              <table:table-cell office:value-type="float" office:value="2.08785635272221">
                <text:p>2.087856352722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22766718339417">
                <text:p>4.22766718339417</text:p>
              </table:table-cell>
              <table:table-cell office:value-type="float" office:value="2.09087692336507">
                <text:p>2.090876923365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4289067748959">
                <text:p>4.34289067748959</text:p>
              </table:table-cell>
              <table:table-cell office:value-type="float" office:value="2.09328293580063">
                <text:p>2.09328293580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45940799441712">
                <text:p>4.45940799441712</text:p>
              </table:table-cell>
              <table:table-cell office:value-type="float" office:value="2.09521017530025">
                <text:p>2.095210175300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57682733051767">
                <text:p>4.57682733051767</text:p>
              </table:table-cell>
              <table:table-cell office:value-type="float" office:value="2.09679442713528">
                <text:p>2.096794427135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69475688213215">
                <text:p>4.69475688213215</text:p>
              </table:table-cell>
              <table:table-cell office:value-type="float" office:value="2.09817147657706">
                <text:p>2.098171476577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1280484560146">
                <text:p>4.81280484560146</text:p>
              </table:table-cell>
              <table:table-cell office:value-type="float" office:value="2.09947710889696">
                <text:p>2.099477108896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9305794172665">
                <text:p>4.9305794172665</text:p>
              </table:table-cell>
              <table:table-cell office:value-type="float" office:value="2.10084710936632">
                <text:p>2.10084710936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04768879346819">
                <text:p>5.04768879346819</text:p>
              </table:table-cell>
              <table:table-cell office:value-type="float" office:value="2.10241726325649">
                <text:p>2.102417263256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16374117054744">
                <text:p>5.16374117054744</text:p>
              </table:table-cell>
              <table:table-cell office:value-type="float" office:value="2.10432335583882">
                <text:p>2.104323355838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27834474484514">
                <text:p>5.27834474484514</text:p>
              </table:table-cell>
              <table:table-cell office:value-type="float" office:value="2.10670117238466">
                <text:p>2.106701172384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3911077127022">
                <text:p>5.3911077127022</text:p>
              </table:table-cell>
              <table:table-cell office:value-type="float" office:value="2.10968649816537">
                <text:p>2.109686498165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50163827045954">
                <text:p>5.50163827045954</text:p>
              </table:table-cell>
              <table:table-cell office:value-type="float" office:value="2.1134151184523">
                <text:p>2.1134151184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0954461445805">
                <text:p>5.60954461445805</text:p>
              </table:table-cell>
              <table:table-cell office:value-type="float" office:value="2.11802281851679">
                <text:p>2.11802281851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71443494103865">
                <text:p>5.71443494103865</text:p>
              </table:table-cell>
              <table:table-cell office:value-type="float" office:value="2.12364538363019">
                <text:p>2.123645383630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81591744654223">
                <text:p>5.81591744654223</text:p>
              </table:table-cell>
              <table:table-cell office:value-type="float" office:value="2.13041859906387">
                <text:p>2.130418599063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91360032730972">
                <text:p>5.91360032730972</text:p>
              </table:table-cell>
              <table:table-cell office:value-type="float" office:value="2.13847825008916">
                <text:p>2.13847825008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007091779682">
                <text:p>6.007091779682</text:p>
              </table:table-cell>
              <table:table-cell office:value-type="float" office:value="2.14796012197742">
                <text:p>2.147960121977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096">
                <text:p>6.096</text:p>
              </table:table-cell>
              <table:table-cell office:value-type="float" office:value="2.159">
                <text:p>2.1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8001889128706">
                <text:p>6.18001889128706</text:p>
              </table:table-cell>
              <table:table-cell office:value-type="float" office:value="2.17170011710893">
                <text:p>2.171700117108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5918518329634">
                <text:p>6.25918518329634</text:p>
              </table:table-cell>
              <table:table-cell office:value-type="float" office:value="2.18602849697898">
                <text:p>2.186028496978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3362131246345">
                <text:p>6.33362131246345</text:p>
              </table:table-cell>
              <table:table-cell office:value-type="float" office:value="2.20191961096559">
                <text:p>2.201919610965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40344971522398">
                <text:p>6.40344971522398</text:p>
              </table:table-cell>
              <table:table-cell office:value-type="float" office:value="2.21930793042419">
                <text:p>2.21930793042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6879282801354">
                <text:p>6.46879282801354</text:p>
              </table:table-cell>
              <table:table-cell office:value-type="float" office:value="2.23812792671025">
                <text:p>2.238127926710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52977308726773">
                <text:p>6.52977308726773</text:p>
              </table:table-cell>
              <table:table-cell office:value-type="float" office:value="2.25831407117919">
                <text:p>2.258314071179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58651292942216">
                <text:p>6.58651292942216</text:p>
              </table:table-cell>
              <table:table-cell office:value-type="float" office:value="2.27980083518647">
                <text:p>2.279800835186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63913479091243">
                <text:p>6.63913479091243</text:p>
              </table:table-cell>
              <table:table-cell office:value-type="float" office:value="2.30252269008752">
                <text:p>2.302522690087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68776110817415">
                <text:p>6.68776110817415</text:p>
              </table:table-cell>
              <table:table-cell office:value-type="float" office:value="2.3264141072378">
                <text:p>2.32641410723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73251431764291">
                <text:p>6.73251431764291</text:p>
              </table:table-cell>
              <table:table-cell office:value-type="float" office:value="2.35140955799274">
                <text:p>2.351409557992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7351685575432">
                <text:p>6.77351685575432</text:p>
              </table:table-cell>
              <table:table-cell office:value-type="float" office:value="2.37744351370779">
                <text:p>2.377443513707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81089115894399">
                <text:p>6.81089115894399</text:p>
              </table:table-cell>
              <table:table-cell office:value-type="float" office:value="2.40445044573839">
                <text:p>2.40445044573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4475966364751">
                <text:p>6.84475966364751</text:p>
              </table:table-cell>
              <table:table-cell office:value-type="float" office:value="2.43236482543999">
                <text:p>2.43236482543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752448063005">
                <text:p>6.8752448063005</text:p>
              </table:table-cell>
              <table:table-cell office:value-type="float" office:value="2.46112112416803">
                <text:p>2.46112112416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90246902333855">
                <text:p>6.90246902333855</text:p>
              </table:table-cell>
              <table:table-cell office:value-type="float" office:value="2.49065381327795">
                <text:p>2.490653813277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92655475119727">
                <text:p>6.92655475119727</text:p>
              </table:table-cell>
              <table:table-cell office:value-type="float" office:value="2.5208973641252">
                <text:p>2.52089736412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94762442631225">
                <text:p>6.94762442631225</text:p>
              </table:table-cell>
              <table:table-cell office:value-type="float" office:value="2.55178624806523">
                <text:p>2.551786248065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6580048511912">
                <text:p>6.96580048511912</text:p>
              </table:table-cell>
              <table:table-cell office:value-type="float" office:value="2.58325493645346">
                <text:p>2.583254936453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8120536405346">
                <text:p>6.98120536405346</text:p>
              </table:table-cell>
              <table:table-cell office:value-type="float" office:value="2.61523790064536">
                <text:p>2.61523790064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9396149955088">
                <text:p>6.99396149955088</text:p>
              </table:table-cell>
              <table:table-cell office:value-type="float" office:value="2.64766961199636">
                <text:p>2.647669611996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0419132804699">
                <text:p>7.00419132804699</text:p>
              </table:table-cell>
              <table:table-cell office:value-type="float" office:value="2.68048454186191">
                <text:p>2.68048454186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1201728597739">
                <text:p>7.01201728597739</text:p>
              </table:table-cell>
              <table:table-cell office:value-type="float" office:value="2.71361716159745">
                <text:p>2.713617161597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01756180977768">
                <text:p>7.01756180977768</text:p>
              </table:table-cell>
              <table:table-cell office:value-type="float" office:value="2.74700194255843">
                <text:p>2.74700194255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02094733588346">
                <text:p>7.02094733588346</text:p>
              </table:table-cell>
              <table:table-cell office:value-type="float" office:value="2.78057335610028">
                <text:p>2.780573356100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2229630073035">
                <text:p>7.02229630073035</text:p>
              </table:table-cell>
              <table:table-cell office:value-type="float" office:value="2.81426587357846">
                <text:p>2.814265873578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02173114075393">
                <text:p>7.02173114075393</text:p>
              </table:table-cell>
              <table:table-cell office:value-type="float" office:value="2.8480139663484">
                <text:p>2.8480139663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1937429238983">
                <text:p>7.01937429238983</text:p>
              </table:table-cell>
              <table:table-cell office:value-type="float" office:value="2.88175210576555">
                <text:p>2.881752105765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1534819207363">
                <text:p>7.01534819207363</text:p>
              </table:table-cell>
              <table:table-cell office:value-type="float" office:value="2.91541476318536">
                <text:p>2.915414763185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0277798132738">
                <text:p>7.00277798132738</text:p>
              </table:table-cell>
              <table:table-cell office:value-type="float" office:value="2.98225151745471">
                <text:p>2.982251517454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985">
                <text:p>6.985</text:p>
              </table:table-cell>
              <table:table-cell office:value-type="float" office:value="3.048">
                <text:p>3.0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9628239249886">
                <text:p>6.9628239249886</text:p>
              </table:table-cell>
              <table:table-cell office:value-type="float" office:value="3.11217475125107">
                <text:p>3.11217475125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3638017483934">
                <text:p>6.93638017483934</text:p>
              </table:table-cell>
              <table:table-cell office:value-type="float" office:value="3.17444538998287">
                <text:p>3.174445389982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90562935351067">
                <text:p>6.90562935351067</text:p>
              </table:table-cell>
              <table:table-cell office:value-type="float" office:value="3.23452030455664">
                <text:p>3.23452030455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87053206496102">
                <text:p>6.87053206496102</text:p>
              </table:table-cell>
              <table:table-cell office:value-type="float" office:value="3.29210788333363">
                <text:p>3.292107883333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83104891314882">
                <text:p>6.83104891314882</text:p>
              </table:table-cell>
              <table:table-cell office:value-type="float" office:value="3.34691651467508">
                <text:p>3.346916514675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78714050203252">
                <text:p>6.78714050203252</text:p>
              </table:table-cell>
              <table:table-cell office:value-type="float" office:value="3.39865458694222">
                <text:p>3.398654586942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73876743557055">
                <text:p>6.73876743557055</text:p>
              </table:table-cell>
              <table:table-cell office:value-type="float" office:value="3.4470304884963">
                <text:p>3.44703048849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68589031772135">
                <text:p>6.68589031772135</text:p>
              </table:table-cell>
              <table:table-cell office:value-type="float" office:value="3.49175260769856">
                <text:p>3.491752607698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2846975244336">
                <text:p>6.62846975244336</text:p>
              </table:table-cell>
              <table:table-cell office:value-type="float" office:value="3.53252933291024">
                <text:p>3.532529332910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6646634369501">
                <text:p>6.56646634369501</text:p>
              </table:table-cell>
              <table:table-cell office:value-type="float" office:value="3.56906905249258">
                <text:p>3.56906905249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49984069543475">
                <text:p>6.49984069543475</text:p>
              </table:table-cell>
              <table:table-cell office:value-type="float" office:value="3.60108015480683">
                <text:p>3.601080154806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42855341162101">
                <text:p>6.42855341162101</text:p>
              </table:table-cell>
              <table:table-cell office:value-type="float" office:value="3.62827102821421">
                <text:p>3.62827102821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35256509621223">
                <text:p>6.35256509621223</text:p>
              </table:table-cell>
              <table:table-cell office:value-type="float" office:value="3.65035006107598">
                <text:p>3.650350061075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7183635316684">
                <text:p>6.27183635316684</text:p>
              </table:table-cell>
              <table:table-cell office:value-type="float" office:value="3.66702564175337">
                <text:p>3.667025641753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18632778644328">
                <text:p>6.18632778644328</text:p>
              </table:table-cell>
              <table:table-cell office:value-type="float" office:value="3.67800615860763">
                <text:p>3.67800615860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096">
                <text:p>6.096</text:p>
              </table:table-cell>
              <table:table-cell office:value-type="float" office:value="3.683">
                <text:p>3.6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00111726128051">
                <text:p>6.00111726128051</text:p>
              </table:table-cell>
              <table:table-cell office:value-type="float" office:value="3.681735876923">
                <text:p>3.681735876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90315849166864">
                <text:p>5.90315849166864</text:p>
              </table:table-cell>
              <table:table-cell office:value-type="float" office:value="3.67402379089434">
                <text:p>3.674023790894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80390627603333">
                <text:p>5.80390627603333</text:p>
              </table:table-cell>
              <table:table-cell office:value-type="float" office:value="3.659694066063">
                <text:p>3.6596940660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7051431992435">
                <text:p>5.7051431992435</text:p>
              </table:table-cell>
              <table:table-cell office:value-type="float" office:value="3.63857702657796">
                <text:p>3.63857702657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0865184616806">
                <text:p>5.60865184616806</text:p>
              </table:table-cell>
              <table:table-cell office:value-type="float" office:value="3.61050299658821">
                <text:p>3.610502996588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51621480167593">
                <text:p>5.51621480167593</text:p>
              </table:table-cell>
              <table:table-cell office:value-type="float" office:value="3.57530230024273">
                <text:p>3.575302300242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47207370292015">
                <text:p>5.47207370292015</text:p>
              </table:table-cell>
              <table:table-cell office:value-type="float" office:value="3.55497642848316">
                <text:p>3.554976428483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42961465063605">
                <text:p>5.42961465063605</text:p>
              </table:table-cell>
              <table:table-cell office:value-type="float" office:value="3.53280526169052">
                <text:p>3.532805261690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38906046793224">
                <text:p>5.3890604679322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35063397791733">
                <text:p>5.35063397791733</text:p>
              </table:table-cell>
              <table:table-cell office:value-type="float" office:value="3.48284220508055">
                <text:p>3.48284220508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31455800369994">
                <text:p>5.31455800369994</text:p>
              </table:table-cell>
              <table:table-cell office:value-type="float" office:value="3.45500789630047">
                <text:p>3.455007896300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28105536838869">
                <text:p>5.28105536838869</text:p>
              </table:table-cell>
              <table:table-cell office:value-type="float" office:value="3.42524345456182">
                <text:p>3.42524345456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25034889509219">
                <text:p>5.25034889509219</text:p>
              </table:table-cell>
              <table:table-cell office:value-type="float" office:value="3.39352767038322">
                <text:p>3.393527670383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22266140691906">
                <text:p>5.22266140691906</text:p>
              </table:table-cell>
              <table:table-cell office:value-type="float" office:value="3.3598393342833">
                <text:p>3.35983933428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100194144752">
                <text:p>5.2100194144752</text:p>
              </table:table-cell>
              <table:table-cell office:value-type="float" office:value="3.34224883129992">
                <text:p>3.342248831299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19821572697791">
                <text:p>5.19821572697791</text:p>
              </table:table-cell>
              <table:table-cell office:value-type="float" office:value="3.32415723678069">
                <text:p>3.324157236780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18727819731577">
                <text:p>5.18727819731577</text:p>
              </table:table-cell>
              <table:table-cell office:value-type="float" office:value="3.30556189954044">
                <text:p>3.305561899540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17723467837735">
                <text:p>5.17723467837735</text:p>
              </table:table-cell>
              <table:table-cell office:value-type="float" office:value="3.28646016839399">
                <text:p>3.286460168393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16811302305124">
                <text:p>5.16811302305124</text:p>
              </table:table-cell>
              <table:table-cell office:value-type="float" office:value="3.26684939215619">
                <text:p>3.266849392156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15994108422601">
                <text:p>5.15994108422601</text:p>
              </table:table-cell>
              <table:table-cell office:value-type="float" office:value="3.24672691964185">
                <text:p>3.246726919641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15274671479024">
                <text:p>5.15274671479024</text:p>
              </table:table-cell>
              <table:table-cell office:value-type="float" office:value="3.2260900996658">
                <text:p>3.22609009966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.1465577676325">
                <text:p>5.1465577676325</text:p>
              </table:table-cell>
              <table:table-cell office:value-type="float" office:value="3.20493628104287">
                <text:p>3.20493628104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14140209564137">
                <text:p>5.14140209564137</text:p>
              </table:table-cell>
              <table:table-cell office:value-type="float" office:value="3.18326281258789">
                <text:p>3.183262812587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13730755170542">
                <text:p>5.13730755170542</text:p>
              </table:table-cell>
              <table:table-cell office:value-type="float" office:value="3.16106704311569">
                <text:p>3.161067043115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13430198871325">
                <text:p>5.13430198871325</text:p>
              </table:table-cell>
              <table:table-cell office:value-type="float" office:value="3.13834632144109">
                <text:p>3.13834632144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13241325955341">
                <text:p>5.13241325955341</text:p>
              </table:table-cell>
              <table:table-cell office:value-type="float" office:value="3.11509799637893">
                <text:p>3.115097996378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13166921711449">
                <text:p>5.13166921711449</text:p>
              </table:table-cell>
              <table:table-cell office:value-type="float" office:value="3.09131941674402">
                <text:p>3.091319416744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.13209771428507">
                <text:p>5.13209771428507</text:p>
              </table:table-cell>
              <table:table-cell office:value-type="float" office:value="3.0670079313512">
                <text:p>3.06700793135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13372660395372">
                <text:p>5.13372660395372</text:p>
              </table:table-cell>
              <table:table-cell office:value-type="float" office:value="3.0421608890153">
                <text:p>3.04216088901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13658373900902">
                <text:p>5.13658373900902</text:p>
              </table:table-cell>
              <table:table-cell office:value-type="float" office:value="3.01677563855114">
                <text:p>3.016775638551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14069697233954">
                <text:p>5.14069697233954</text:p>
              </table:table-cell>
              <table:table-cell office:value-type="float" office:value="2.99084952877356">
                <text:p>2.990849528773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14609415683387">
                <text:p>5.14609415683387</text:p>
              </table:table-cell>
              <table:table-cell office:value-type="float" office:value="2.96437990849737">
                <text:p>2.964379908497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16085179086824">
                <text:p>5.16085179086824</text:p>
              </table:table-cell>
              <table:table-cell office:value-type="float" office:value="2.90979953170851">
                <text:p>2.909799531708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18107946422074">
                <text:p>5.18107946422074</text:p>
              </table:table-cell>
              <table:table-cell office:value-type="float" office:value="2.85301329870317">
                <text:p>2.853013298703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207">
                <text:p>5.207</text:p>
              </table:table-cell>
              <table:table-cell office:value-type="float" office:value="2.794">
                <text:p>2.7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3875212518461">
                <text:p>5.23875212518461</text:p>
              </table:table-cell>
              <table:table-cell office:value-type="float" office:value="2.73277767885758">
                <text:p>2.732777678857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27613818223313">
                <text:p>5.27613818223313</text:p>
              </table:table-cell>
              <table:table-cell office:value-type="float" office:value="2.66952138949442">
                <text:p>2.669521389494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3188764174741">
                <text:p>5.3188764174741</text:p>
              </table:table-cell>
              <table:table-cell office:value-type="float" office:value="2.60444543886899">
                <text:p>2.604445438868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36668507723608">
                <text:p>5.36668507723608</text:p>
              </table:table-cell>
              <table:table-cell office:value-type="float" office:value="2.53776413393977">
                <text:p>2.537764133939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41928240784762">
                <text:p>5.41928240784762</text:p>
              </table:table-cell>
              <table:table-cell office:value-type="float" office:value="2.46969178166524">
                <text:p>2.469691781665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.47638665563725">
                <text:p>5.47638665563725</text:p>
              </table:table-cell>
              <table:table-cell office:value-type="float" office:value="2.40044268900388">
                <text:p>2.400442689003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.53771606693353">
                <text:p>5.53771606693353</text:p>
              </table:table-cell>
              <table:table-cell office:value-type="float" office:value="2.33023116291415">
                <text:p>2.330231162914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602988888065">
                <text:p>5.602988888065</text:p>
              </table:table-cell>
              <table:table-cell office:value-type="float" office:value="2.25927151035455">
                <text:p>2.259271510354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67192336536021">
                <text:p>5.67192336536021</text:p>
              </table:table-cell>
              <table:table-cell office:value-type="float" office:value="2.18777803828354">
                <text:p>2.18777803828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74423774514771">
                <text:p>5.74423774514771</text:p>
              </table:table-cell>
              <table:table-cell office:value-type="float" office:value="2.1159650536596">
                <text:p>2.11596505365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81965027375604">
                <text:p>5.81965027375604</text:p>
              </table:table-cell>
              <table:table-cell office:value-type="float" office:value="2.04404686344121">
                <text:p>2.044046863441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.89787919751375">
                <text:p>5.89787919751375</text:p>
              </table:table-cell>
              <table:table-cell office:value-type="float" office:value="1.97223777458685">
                <text:p>1.97223777458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97864276274939">
                <text:p>5.97864276274939</text:p>
              </table:table-cell>
              <table:table-cell office:value-type="float" office:value="1.900752094055">
                <text:p>1.9007520940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0616592157915">
                <text:p>6.0616592157915</text:p>
              </table:table-cell>
              <table:table-cell office:value-type="float" office:value="1.82980412880413">
                <text:p>1.82980412880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14664680296863">
                <text:p>6.14664680296863</text:p>
              </table:table-cell>
              <table:table-cell office:value-type="float" office:value="1.75960818579271">
                <text:p>1.759608185792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23332377060933">
                <text:p>6.23332377060933</text:p>
              </table:table-cell>
              <table:table-cell office:value-type="float" office:value="1.69037857197923">
                <text:p>1.690378571979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2140836504215">
                <text:p>6.32140836504215</text:p>
              </table:table-cell>
              <table:table-cell office:value-type="float" office:value="1.62232959432216">
                <text:p>1.622329594322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41061883259563">
                <text:p>6.41061883259563</text:p>
              </table:table-cell>
              <table:table-cell office:value-type="float" office:value="1.55567555977998">
                <text:p>1.55567555977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50067341959831">
                <text:p>6.50067341959831</text:p>
              </table:table-cell>
              <table:table-cell office:value-type="float" office:value="1.49063077531117">
                <text:p>1.490630775311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59129037237875">
                <text:p>6.59129037237875</text:p>
              </table:table-cell>
              <table:table-cell office:value-type="float" office:value="1.4274095478742">
                <text:p>1.42740954787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68218793726549">
                <text:p>6.68218793726549</text:p>
              </table:table-cell>
              <table:table-cell office:value-type="float" office:value="1.36622618442755">
                <text:p>1.366226184427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77308436058708">
                <text:p>6.77308436058708</text:p>
              </table:table-cell>
              <table:table-cell office:value-type="float" office:value="1.3072949919297">
                <text:p>1.30729499192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86369788867207">
                <text:p>6.86369788867207</text:p>
              </table:table-cell>
              <table:table-cell office:value-type="float" office:value="1.25083027733912">
                <text:p>1.250830277339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53746767849">
                <text:p>6.953746767849</text:p>
              </table:table-cell>
              <table:table-cell office:value-type="float" office:value="1.1970463476143">
                <text:p>1.19704634761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04294924444642">
                <text:p>7.04294924444642</text:p>
              </table:table-cell>
              <table:table-cell office:value-type="float" office:value="1.1461575097137">
                <text:p>1.14615750971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3102356479288">
                <text:p>7.13102356479288</text:p>
              </table:table-cell>
              <table:table-cell office:value-type="float" office:value="1.09837807059581">
                <text:p>1.098378070595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21768797521691">
                <text:p>7.21768797521691</text:p>
              </table:table-cell>
              <table:table-cell office:value-type="float" office:value="1.0539223372191">
                <text:p>1.05392233721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0266072204708">
                <text:p>7.30266072204708</text:p>
              </table:table-cell>
              <table:table-cell office:value-type="float" office:value="1.01300461654205">
                <text:p>1.013004616542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38566005161193">
                <text:p>7.38566005161193</text:p>
              </table:table-cell>
              <table:table-cell office:value-type="float" office:value="0.975839215523143">
                <text:p>0.9758392155231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46640421024">
                <text:p>7.46640421024</text:p>
              </table:table-cell>
              <table:table-cell office:value-type="float" office:value="0.942640441120846">
                <text:p>0.9426404411208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54461144425984">
                <text:p>7.54461144425984</text:p>
              </table:table-cell>
              <table:table-cell office:value-type="float" office:value="0.913622600293639">
                <text:p>0.9136226002936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62">
                <text:p>7.62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69234237923086">
                <text:p>7.69234237923086</text:p>
              </table:table-cell>
              <table:table-cell office:value-type="float" office:value="0.868920413487717">
                <text:p>0.8689204134877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76162810549012">
                <text:p>7.76162810549012</text:p>
              </table:table-cell>
              <table:table-cell office:value-type="float" office:value="0.853265479161824">
                <text:p>0.8532654791618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82790095775733">
                <text:p>7.82790095775733</text:p>
              </table:table-cell>
              <table:table-cell office:value-type="float" office:value="0.841850301716662">
                <text:p>0.8418503017166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89120471501202">
                <text:p>7.89120471501202</text:p>
              </table:table-cell>
              <table:table-cell office:value-type="float" office:value="0.834489985846576">
                <text:p>0.8344899858465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95158315623375">
                <text:p>7.95158315623375</text:p>
              </table:table-cell>
              <table:table-cell office:value-type="float" office:value="0.830999636245909">
                <text:p>0.830999636245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00908006040204">
                <text:p>8.00908006040204</text:p>
              </table:table-cell>
              <table:table-cell office:value-type="float" office:value="0.831194357609006">
                <text:p>0.831194357609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06373920649645">
                <text:p>8.06373920649645</text:p>
              </table:table-cell>
              <table:table-cell office:value-type="float" office:value="0.834889254630209">
                <text:p>0.8348892546302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1156043734965">
                <text:p>8.1156043734965</text:p>
              </table:table-cell>
              <table:table-cell office:value-type="float" office:value="0.841899432003863">
                <text:p>0.8418994320038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16471934038175">
                <text:p>8.16471934038175</text:p>
              </table:table-cell>
              <table:table-cell office:value-type="float" office:value="0.85203999442431">
                <text:p>0.852039994424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21112788613173">
                <text:p>8.21112788613173</text:p>
              </table:table-cell>
              <table:table-cell office:value-type="float" office:value="0.865126046585895">
                <text:p>0.8651260465858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25487378972599">
                <text:p>8.25487378972599</text:p>
              </table:table-cell>
              <table:table-cell office:value-type="float" office:value="0.880972693182961">
                <text:p>0.8809726931829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29600083014407">
                <text:p>8.29600083014407</text:p>
              </table:table-cell>
              <table:table-cell office:value-type="float" office:value="0.899395038909851">
                <text:p>0.8993950389098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3345527863655">
                <text:p>8.3345527863655</text:p>
              </table:table-cell>
              <table:table-cell office:value-type="float" office:value="0.92020818846091">
                <text:p>0.920208188460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37057343736982">
                <text:p>8.37057343736982</text:p>
              </table:table-cell>
              <table:table-cell office:value-type="float" office:value="0.943227246530481">
                <text:p>0.9432272465304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40410656213659">
                <text:p>8.40410656213659</text:p>
              </table:table-cell>
              <table:table-cell office:value-type="float" office:value="0.968267317812907">
                <text:p>0.9682673178129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43519593964534">
                <text:p>8.43519593964534</text:p>
              </table:table-cell>
              <table:table-cell office:value-type="float" office:value="0.995143507002532">
                <text:p>0.9951435070025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46388534887561">
                <text:p>8.46388534887561</text:p>
              </table:table-cell>
              <table:table-cell office:value-type="float" office:value="1.0236709187937">
                <text:p>1.02367091879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49021856880693">
                <text:p>8.49021856880693</text:p>
              </table:table-cell>
              <table:table-cell office:value-type="float" office:value="1.05366465788075">
                <text:p>1.053664657880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51423937841887">
                <text:p>8.51423937841887</text:p>
              </table:table-cell>
              <table:table-cell office:value-type="float" office:value="1.08493982895804">
                <text:p>1.084939828958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53599155669094">
                <text:p>8.53599155669094</text:p>
              </table:table-cell>
              <table:table-cell office:value-type="float" office:value="1.1173115367199">
                <text:p>1.11731153671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5555188826027">
                <text:p>8.5555188826027</text:p>
              </table:table-cell>
              <table:table-cell office:value-type="float" office:value="1.15059488586067">
                <text:p>1.150594885860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57286513513369">
                <text:p>8.57286513513369</text:p>
              </table:table-cell>
              <table:table-cell office:value-type="float" office:value="1.18460498107471">
                <text:p>1.184604981074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58807409326344">
                <text:p>8.58807409326344</text:p>
              </table:table-cell>
              <table:table-cell office:value-type="float" office:value="1.21915692705635">
                <text:p>1.2191569270563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6011895359715">
                <text:p>8.6011895359715</text:p>
              </table:table-cell>
              <table:table-cell office:value-type="float" office:value="1.25406582849994">
                <text:p>1.254065828499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61225524223741">
                <text:p>8.61225524223741</text:p>
              </table:table-cell>
              <table:table-cell office:value-type="float" office:value="1.28914679009982">
                <text:p>1.289146790099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62131499104071">
                <text:p>8.62131499104071</text:p>
              </table:table-cell>
              <table:table-cell office:value-type="float" office:value="1.32421491655033">
                <text:p>1.324214916550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62841256136095">
                <text:p>8.62841256136095</text:p>
              </table:table-cell>
              <table:table-cell office:value-type="float" office:value="1.35908531254582">
                <text:p>1.359085312545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63359173217765">
                <text:p>8.63359173217765</text:p>
              </table:table-cell>
              <table:table-cell office:value-type="float" office:value="1.39357308278064">
                <text:p>1.393573082780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63689628247037">
                <text:p>8.63689628247037</text:p>
              </table:table-cell>
              <table:table-cell office:value-type="float" office:value="1.42749333194912">
                <text:p>1.427493331949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63836999121864">
                <text:p>8.63836999121864</text:p>
              </table:table-cell>
              <table:table-cell office:value-type="float" office:value="1.46066116474561">
                <text:p>1.460661164745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638056637402">
                <text:p>8.638056637402</text:p>
              </table:table-cell>
              <table:table-cell office:value-type="float" office:value="1.49289168586446">
                <text:p>1.492891685864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.636">
                <text:p>8.636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63223495579236">
                <text:p>8.63223495579236</text:p>
              </table:table-cell>
              <table:table-cell office:value-type="float" office:value="1.55383818306069">
                <text:p>1.553838183060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62676077275953">
                <text:p>8.62676077275953</text:p>
              </table:table-cell>
              <table:table-cell office:value-type="float" office:value="1.58240619581141">
                <text:p>1.5824061958114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.61956781668214">
                <text:p>8.61956781668214</text:p>
              </table:table-cell>
              <table:table-cell office:value-type="float" office:value="1.60974097023116">
                <text:p>1.609740970231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61064645334083">
                <text:p>8.61064645334083</text:p>
              </table:table-cell>
              <table:table-cell office:value-type="float" office:value="1.63587943829893">
                <text:p>1.635879438298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.59998704851622">
                <text:p>8.59998704851622</text:p>
              </table:table-cell>
              <table:table-cell office:value-type="float" office:value="1.6608585319937">
                <text:p>1.66085853199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.58757996798896">
                <text:p>8.58757996798896</text:p>
              </table:table-cell>
              <table:table-cell office:value-type="float" office:value="1.68471518329448">
                <text:p>1.684715183294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57341557753967">
                <text:p>8.57341557753967</text:p>
              </table:table-cell>
              <table:table-cell office:value-type="float" office:value="1.70748632418025">
                <text:p>1.707486324180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55748424294899">
                <text:p>8.55748424294899</text:p>
              </table:table-cell>
              <table:table-cell office:value-type="float" office:value="1.72920888663">
                <text:p>1.729208886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53977632999755">
                <text:p>8.53977632999755</text:p>
              </table:table-cell>
              <table:table-cell office:value-type="float" office:value="1.74991980262274">
                <text:p>1.749919802622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52028220446598">
                <text:p>8.52028220446598</text:p>
              </table:table-cell>
              <table:table-cell office:value-type="float" office:value="1.76965600413745">
                <text:p>1.769656004137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.49899223213491">
                <text:p>8.49899223213491</text:p>
              </table:table-cell>
              <table:table-cell office:value-type="float" office:value="1.78845442315312">
                <text:p>1.788454423153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.47589677878499">
                <text:p>8.47589677878499</text:p>
              </table:table-cell>
              <table:table-cell office:value-type="float" office:value="1.80635199164874">
                <text:p>1.806351991648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.45098621019683">
                <text:p>8.45098621019683</text:p>
              </table:table-cell>
              <table:table-cell office:value-type="float" office:value="1.82338564160331">
                <text:p>1.823385641603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42425089215108">
                <text:p>8.42425089215108</text:p>
              </table:table-cell>
              <table:table-cell office:value-type="float" office:value="1.83959230499583">
                <text:p>1.839592304995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39568119042836">
                <text:p>8.39568119042836</text:p>
              </table:table-cell>
              <table:table-cell office:value-type="float" office:value="1.85500891380527">
                <text:p>1.855008913805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36526747080932">
                <text:p>8.36526747080932</text:p>
              </table:table-cell>
              <table:table-cell office:value-type="float" office:value="1.86967240001064">
                <text:p>1.869672400010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.29886944100477">
                <text:p>8.29886944100477</text:p>
              </table:table-cell>
              <table:table-cell office:value-type="float" office:value="1.89688773252512">
                <text:p>1.896887732525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.22497972898248">
                <text:p>8.22497972898248</text:p>
              </table:table-cell>
              <table:table-cell office:value-type="float" office:value="1.92153375837121">
                <text:p>1.921533758371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.14352126098754">
                <text:p>8.14352126098754</text:p>
              </table:table-cell>
              <table:table-cell office:value-type="float" office:value="1.94390593338084">
                <text:p>1.943905933380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05441696326499">
                <text:p>8.05441696326499</text:p>
              </table:table-cell>
              <table:table-cell office:value-type="float" office:value="1.96429971338596">
                <text:p>1.964299713385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95758976205989">
                <text:p>7.95758976205989</text:p>
              </table:table-cell>
              <table:table-cell office:value-type="float" office:value="1.98301055421849">
                <text:p>1.983010554218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85296258361732">
                <text:p>7.85296258361732</text:p>
              </table:table-cell>
              <table:table-cell office:value-type="float" office:value="2.00033391171039">
                <text:p>2.00033391171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4045835418234">
                <text:p>7.74045835418234</text:p>
              </table:table-cell>
              <table:table-cell office:value-type="float" office:value="2.01656524169358">
                <text:p>2.016565241693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62">
                <text:p>7.62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5678792699424">
                <text:p>7.55678792699424</text:p>
              </table:table-cell>
              <table:table-cell office:value-type="float" office:value="2.0395071582246">
                <text:p>2.03950715822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49170233862802">
                <text:p>7.49170233862802</text:p>
              </table:table-cell>
              <table:table-cell office:value-type="float" office:value="2.04690295048315">
                <text:p>2.04690295048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42487751916645">
                <text:p>7.42487751916645</text:p>
              </table:table-cell>
              <table:table-cell office:value-type="float" office:value="2.0542012897708">
                <text:p>2.0542012897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644775287466">
                <text:p>7.35644775287466</text:p>
              </table:table-cell>
              <table:table-cell office:value-type="float" office:value="2.06141608908272">
                <text:p>2.061416089082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8654732401776">
                <text:p>7.28654732401776</text:p>
              </table:table-cell>
              <table:table-cell office:value-type="float" office:value="2.06856126141405">
                <text:p>2.068561261414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1531051686086">
                <text:p>7.21531051686086</text:p>
              </table:table-cell>
              <table:table-cell office:value-type="float" office:value="2.07565071975996">
                <text:p>2.075650719759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4287161566908">
                <text:p>7.14287161566908</text:p>
              </table:table-cell>
              <table:table-cell office:value-type="float" office:value="2.0826983771156">
                <text:p>2.08269837711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06936490470753">
                <text:p>7.06936490470753</text:p>
              </table:table-cell>
              <table:table-cell office:value-type="float" office:value="2.08971814647612">
                <text:p>2.089718146476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9492466824133">
                <text:p>6.99492466824133</text:p>
              </table:table-cell>
              <table:table-cell office:value-type="float" office:value="2.09672394083668">
                <text:p>2.096723940836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9196851905356">
                <text:p>6.9196851905356</text:p>
              </table:table-cell>
              <table:table-cell office:value-type="float" office:value="2.10372967319244">
                <text:p>2.103729673192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84378075585545">
                <text:p>6.84378075585545</text:p>
              </table:table-cell>
              <table:table-cell office:value-type="float" office:value="2.11074925653856">
                <text:p>2.110749256538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6734564846599">
                <text:p>6.76734564846599</text:p>
              </table:table-cell>
              <table:table-cell office:value-type="float" office:value="2.11779660387018">
                <text:p>2.117796603870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69051415263234">
                <text:p>6.69051415263234</text:p>
              </table:table-cell>
              <table:table-cell office:value-type="float" office:value="2.12488562818247">
                <text:p>2.124885628182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61342055261961">
                <text:p>6.61342055261961</text:p>
              </table:table-cell>
              <table:table-cell office:value-type="float" office:value="2.13203024247059">
                <text:p>2.132030242470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3619913269292">
                <text:p>6.53619913269292</text:p>
              </table:table-cell>
              <table:table-cell office:value-type="float" office:value="2.13924435972968">
                <text:p>2.13924435972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45898417711739">
                <text:p>6.45898417711739</text:p>
              </table:table-cell>
              <table:table-cell office:value-type="float" office:value="2.1465418929549">
                <text:p>2.146541892954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38190997015813">
                <text:p>6.38190997015813</text:p>
              </table:table-cell>
              <table:table-cell office:value-type="float" office:value="2.15393675514141">
                <text:p>2.15393675514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30511079608026">
                <text:p>6.30511079608026</text:p>
              </table:table-cell>
              <table:table-cell office:value-type="float" office:value="2.16144285928437">
                <text:p>2.161442859284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22872093914889">
                <text:p>6.22872093914889</text:p>
              </table:table-cell>
              <table:table-cell office:value-type="float" office:value="2.16907411837893">
                <text:p>2.169074118378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15287468362913">
                <text:p>6.15287468362913</text:p>
              </table:table-cell>
              <table:table-cell office:value-type="float" office:value="2.17684444542025">
                <text:p>2.17684444542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0777063137861">
                <text:p>6.0777063137861</text:p>
              </table:table-cell>
              <table:table-cell office:value-type="float" office:value="2.18476775340349">
                <text:p>2.184767753403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00335011388492">
                <text:p>6.00335011388492</text:p>
              </table:table-cell>
              <table:table-cell office:value-type="float" office:value="2.19285795532379">
                <text:p>2.192857955323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9299403681907">
                <text:p>5.9299403681907</text:p>
              </table:table-cell>
              <table:table-cell office:value-type="float" office:value="2.20112896417632">
                <text:p>2.201128964176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85761136096856">
                <text:p>5.85761136096856</text:p>
              </table:table-cell>
              <table:table-cell office:value-type="float" office:value="2.20959469295623">
                <text:p>2.209594692956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78649737648361">
                <text:p>5.78649737648361</text:p>
              </table:table-cell>
              <table:table-cell office:value-type="float" office:value="2.21826905465868">
                <text:p>2.21826905465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71673269900096">
                <text:p>5.71673269900096</text:p>
              </table:table-cell>
              <table:table-cell office:value-type="float" office:value="2.22716596227882">
                <text:p>2.227165962278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64845161278574">
                <text:p>5.64845161278574</text:p>
              </table:table-cell>
              <table:table-cell office:value-type="float" office:value="2.23629932881182">
                <text:p>2.236299328811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58178840210306">
                <text:p>5.58178840210306</text:p>
              </table:table-cell>
              <table:table-cell office:value-type="float" office:value="2.24568306725282">
                <text:p>2.245683067252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51687735121803">
                <text:p>5.51687735121803</text:p>
              </table:table-cell>
              <table:table-cell office:value-type="float" office:value="2.25533109059698">
                <text:p>2.2553310905969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45385274439576">
                <text:p>5.45385274439576</text:p>
              </table:table-cell>
              <table:table-cell office:value-type="float" office:value="2.26525731183946">
                <text:p>2.265257311839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334">
                <text:p>5.334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22291815397841">
                <text:p>5.22291815397841</text:p>
              </table:table-cell>
              <table:table-cell office:value-type="float" office:value="2.30794245147474">
                <text:p>2.307942451474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11975003516053">
                <text:p>5.11975003516053</text:p>
              </table:table-cell>
              <table:table-cell office:value-type="float" office:value="2.33079604912019">
                <text:p>2.330796049120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0232521833176">
                <text:p>5.0232521833176</text:p>
              </table:table-cell>
              <table:table-cell office:value-type="float" office:value="2.35419219157193">
                <text:p>2.354192191571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93218113822088">
                <text:p>4.93218113822088</text:p>
              </table:table-cell>
              <table:table-cell office:value-type="float" office:value="2.37776227746552">
                <text:p>2.377762277465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84529343964162">
                <text:p>4.84529343964162</text:p>
              </table:table-cell>
              <table:table-cell office:value-type="float" office:value="2.40113770543653">
                <text:p>2.401137705436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76134562735107">
                <text:p>4.76134562735107</text:p>
              </table:table-cell>
              <table:table-cell office:value-type="float" office:value="2.42394987412053">
                <text:p>2.423949874120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67909424112048">
                <text:p>4.67909424112048</text:p>
              </table:table-cell>
              <table:table-cell office:value-type="float" office:value="2.44583018215308">
                <text:p>2.44583018215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59729582072111">
                <text:p>4.59729582072111</text:p>
              </table:table-cell>
              <table:table-cell office:value-type="float" office:value="2.46641002816976">
                <text:p>2.46641002816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5147069059242">
                <text:p>4.5147069059242</text:p>
              </table:table-cell>
              <table:table-cell office:value-type="float" office:value="2.48532081080614">
                <text:p>2.48532081080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43008403650101">
                <text:p>4.43008403650101</text:p>
              </table:table-cell>
              <table:table-cell office:value-type="float" office:value="2.50219392869778">
                <text:p>2.5021939286977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34218375222279">
                <text:p>4.34218375222279</text:p>
              </table:table-cell>
              <table:table-cell office:value-type="float" office:value="2.51666078048025">
                <text:p>2.516660780480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24976259286079">
                <text:p>4.24976259286079</text:p>
              </table:table-cell>
              <table:table-cell office:value-type="float" office:value="2.52835276478913">
                <text:p>2.528352764789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15157709818625">
                <text:p>4.15157709818625</text:p>
              </table:table-cell>
              <table:table-cell office:value-type="float" office:value="2.53690128025997">
                <text:p>2.536901280259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04638380797045">
                <text:p>4.04638380797045</text:p>
              </table:table-cell>
              <table:table-cell office:value-type="float" office:value="2.54193772552835">
                <text:p>2.541937725528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3293926198461">
                <text:p>3.93293926198461</text:p>
              </table:table-cell>
              <table:table-cell office:value-type="float" office:value="2.54309349922984">
                <text:p>2.543093499229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4461865239939">
                <text:p>3.74461865239939</text:p>
              </table:table-cell>
              <table:table-cell office:value-type="float" office:value="2.5367651593227">
                <text:p>2.53676515932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67662162748959">
                <text:p>3.67662162748959</text:p>
              </table:table-cell>
              <table:table-cell office:value-type="float" office:value="2.53245322018039">
                <text:p>2.532453220180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6060777920183">
                <text:p>3.6060777920183</text:p>
              </table:table-cell>
              <table:table-cell office:value-type="float" office:value="2.52714155268202">
                <text:p>2.527141552682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53305601273323">
                <text:p>3.53305601273323</text:p>
              </table:table-cell>
              <table:table-cell office:value-type="float" office:value="2.52090752693651">
                <text:p>2.520907526936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45762515638206">
                <text:p>3.45762515638206</text:p>
              </table:table-cell>
              <table:table-cell office:value-type="float" office:value="2.51382851305279">
                <text:p>2.513828513052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37985408971249">
                <text:p>3.37985408971249</text:p>
              </table:table-cell>
              <table:table-cell office:value-type="float" office:value="2.50598188113982">
                <text:p>2.505981881139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9981167947222">
                <text:p>3.29981167947222</text:p>
              </table:table-cell>
              <table:table-cell office:value-type="float" office:value="2.49744500130651">
                <text:p>2.497445001306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21756679240894">
                <text:p>3.21756679240894</text:p>
              </table:table-cell>
              <table:table-cell office:value-type="float" office:value="2.4882952436618">
                <text:p>2.48829524366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13318829527036">
                <text:p>3.13318829527036</text:p>
              </table:table-cell>
              <table:table-cell office:value-type="float" office:value="2.47860997831464">
                <text:p>2.478609978314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04674505480416">
                <text:p>3.04674505480416</text:p>
              </table:table-cell>
              <table:table-cell office:value-type="float" office:value="2.46846657537394">
                <text:p>2.468466575373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95830593775806">
                <text:p>2.95830593775806</text:p>
              </table:table-cell>
              <table:table-cell office:value-type="float" office:value="2.45794240494866">
                <text:p>2.457942404948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86793981087973">
                <text:p>2.86793981087973</text:p>
              </table:table-cell>
              <table:table-cell office:value-type="float" office:value="2.44711483714771">
                <text:p>2.447114837147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77571554091688">
                <text:p>2.77571554091688</text:p>
              </table:table-cell>
              <table:table-cell office:value-type="float" office:value="2.43606124208004">
                <text:p>2.43606124208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.6817019946172">
                <text:p>2.6817019946172</text:p>
              </table:table-cell>
              <table:table-cell office:value-type="float" office:value="2.42485898985459">
                <text:p>2.424858989854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.5859680387284">
                <text:p>2.5859680387284</text:p>
              </table:table-cell>
              <table:table-cell office:value-type="float" office:value="2.41358545058028">
                <text:p>2.413585450580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48858253999816">
                <text:p>2.48858253999816</text:p>
              </table:table-cell>
              <table:table-cell office:value-type="float" office:value="2.40231799436605">
                <text:p>2.40231799436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38961436517419">
                <text:p>2.38961436517419</text:p>
              </table:table-cell>
              <table:table-cell office:value-type="float" office:value="2.39113399132083">
                <text:p>2.391133991320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28913238100418">
                <text:p>2.28913238100418</text:p>
              </table:table-cell>
              <table:table-cell office:value-type="float" office:value="2.38011081155357">
                <text:p>2.380110811553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8720545423583">
                <text:p>2.18720545423583</text:p>
              </table:table-cell>
              <table:table-cell office:value-type="float" office:value="2.36932582517319">
                <text:p>2.3693258251731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.08390245161683">
                <text:p>2.08390245161683</text:p>
              </table:table-cell>
              <table:table-cell office:value-type="float" office:value="2.35885640228863">
                <text:p>2.358856402288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7929223989488">
                <text:p>1.97929223989488</text:p>
              </table:table-cell>
              <table:table-cell office:value-type="float" office:value="2.34877991300882">
                <text:p>2.34877991300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87344368581768">
                <text:p>1.87344368581768</text:p>
              </table:table-cell>
              <table:table-cell office:value-type="float" office:value="2.3391737274427">
                <text:p>2.33917372744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76642565613292">
                <text:p>1.76642565613292</text:p>
              </table:table-cell>
              <table:table-cell office:value-type="float" office:value="2.33011521569921">
                <text:p>2.330115215699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6583070175883">
                <text:p>1.6583070175883</text:p>
              </table:table-cell>
              <table:table-cell office:value-type="float" office:value="2.32168174788727">
                <text:p>2.321681747887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4915663693152">
                <text:p>1.54915663693152</text:p>
              </table:table-cell>
              <table:table-cell office:value-type="float" office:value="2.31395069411582">
                <text:p>2.313950694115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43904338091027">
                <text:p>1.43904338091027</text:p>
              </table:table-cell>
              <table:table-cell office:value-type="float" office:value="2.3069994244938">
                <text:p>2.30699942449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2803611627226">
                <text:p>1.32803611627226</text:p>
              </table:table-cell>
              <table:table-cell office:value-type="float" office:value="2.30090530913015">
                <text:p>2.300905309130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1620370976517">
                <text:p>1.21620370976517</text:p>
              </table:table-cell>
              <table:table-cell office:value-type="float" office:value="2.29574571813379">
                <text:p>2.295745718133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036150281367">
                <text:p>1.1036150281367</text:p>
              </table:table-cell>
              <table:table-cell office:value-type="float" office:value="2.29159802161366">
                <text:p>2.291598021613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9033893813455">
                <text:p>0.99033893813455</text:p>
              </table:table-cell>
              <table:table-cell office:value-type="float" office:value="2.28853958967869">
                <text:p>2.288539589678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76444306506419">
                <text:p>0.876444306506419</text:p>
              </table:table-cell>
              <table:table-cell office:value-type="float" office:value="2.28664779243783">
                <text:p>2.286647792437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62000000000001">
                <text:p>0.762000000000001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413340749726159">
                <text:p>0.0413340749726159</text:p>
              </table:table-cell>
              <table:table-cell office:value-type="float" office:value="0.0017181396484375">
                <text:p>0.0017181396484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1.2$Windows_X86_64 LibreOffice_project/87fa9aec1a63e70835390b81c40bb8993f1d4ff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100000485000002ACD571BC06.png" xlink:type="simple" xlink:show="embed" xlink:actuate="onLoad"/>
    <draw:fill-image draw:name="ChartBitmap_20_10" draw:display-name="ChartBitmap 10" xlink:href="Pictures/1000000100000575000002B85ADF110F.png" xlink:type="simple" xlink:show="embed" xlink:actuate="onLoad"/>
    <draw:fill-image draw:name="ChartBitmap_20_2" draw:display-name="ChartBitmap 2" xlink:href="Pictures/1000000100000485000002ACD571BC06.png" xlink:type="simple" xlink:show="embed" xlink:actuate="onLoad"/>
    <draw:fill-image draw:name="ChartBitmap_20_3" draw:display-name="ChartBitmap 3" xlink:href="Pictures/1000000100000575000002B85ADF110F.png" xlink:type="simple" xlink:show="embed" xlink:actuate="onLoad"/>
    <draw:fill-image draw:name="ChartBitmap_20_4" draw:display-name="ChartBitmap 4" xlink:href="Pictures/1000000100000575000002B85ADF110F.png" xlink:type="simple" xlink:show="embed" xlink:actuate="onLoad"/>
    <draw:fill-image draw:name="ChartBitmap_20_5" draw:display-name="ChartBitmap 5" xlink:href="Pictures/100000000000020000000200FF54F853.jpg" xlink:type="simple" xlink:show="embed" xlink:actuate="onLoad"/>
    <draw:fill-image draw:name="ChartBitmap_20_6" draw:display-name="ChartBitmap 6" xlink:href="Pictures/1000000100000575000002B85ADF110F.png" xlink:type="simple" xlink:show="embed" xlink:actuate="onLoad"/>
    <draw:fill-image draw:name="ChartBitmap_20_7" draw:display-name="ChartBitmap 7" xlink:href="Pictures/1000000100000575000002B85ADF110F.png" xlink:type="simple" xlink:show="embed" xlink:actuate="onLoad"/>
    <draw:fill-image draw:name="ChartBitmap_20_8" draw:display-name="ChartBitmap 8" xlink:href="Pictures/1000000100000575000002B85ADF110F.png" xlink:type="simple" xlink:show="embed" xlink:actuate="onLoad"/>
    <draw:fill-image draw:name="ChartBitmap_20_9" draw:display-name="ChartBitmap 9" xlink:href="Pictures/1000000100000575000002B85ADF110F.png" xlink:type="simple" xlink:show="embed" xlink:actuate="onLoad"/>
  </office:styles>
</office:document-styles>
</file>